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26.28pt" svg:y="58.56pt">
            <draw:object draw:notify-on-update-of-ranges="source_2.D1:source_2.D1 source_2.D2:source_2.D491 source_2.E1:source_2.E1 source_2.E2:source_2.E49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0.24pt" svg:y="314.56pt">
            <draw:object draw:notify-on-update-of-ranges="source_2.H1:source_2.H1 source_2.H2:source_2.H491 source_2.I1:source_2.I1 source_2.I2:source_2.I49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2560.00019" calcext:value-type="float">
            <text:p>1443142560.00019</text:p>
          </table:table-cell>
          <table:table-cell office:value-type="float" office:value="4480" calcext:value-type="float">
            <text:p>44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2560.19146" calcext:value-type="float">
            <text:p>1443142560.19146</text:p>
          </table:table-cell>
          <table:table-cell table:formula="of:=[.G2]-[.$B$2]" office:value-type="float" office:value="0.191261053085327" calcext:value-type="float">
            <text:p>0.1912610531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261053085327" calcext:value-type="float">
            <text:p>0.1912610531</text:p>
          </table:table-cell>
          <table:table-cell table:formula="of:=MAX([.J2:.J2001])" office:value-type="float" office:value="10.1063899993896" calcext:value-type="float">
            <text:p>10.1063899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2560.05634" calcext:value-type="float">
            <text:p>1443142560.05634</text:p>
          </table:table-cell>
          <table:table-cell office:value-type="float" office:value="4480" calcext:value-type="float">
            <text:p>4480</text:p>
          </table:table-cell>
          <table:table-cell table:formula="of:=[.B3]-[.$B$2]" office:value-type="float" office:value="0.0561473369598389" calcext:value-type="float">
            <text:p>0.056147337</text:p>
          </table:table-cell>
          <table:table-cell table:formula="of:=[.C3]/([.D3]-[.D2])" office:value-type="float" office:value="79790.0709557153" calcext:value-type="float">
            <text:p>79790.0709557153</text:p>
          </table:table-cell>
          <table:table-cell/>
          <table:table-cell office:value-type="float" office:value="1443142560.24743" calcext:value-type="float">
            <text:p>1443142560.24743</text:p>
          </table:table-cell>
          <table:table-cell table:formula="of:=[.G3]-[.$B$2]" office:value-type="float" office:value="0.247234344482422" calcext:value-type="float">
            <text:p>0.2472343445</text:p>
          </table:table-cell>
          <table:table-cell table:formula="of:=[.C3]/([.H3]-[.H2])" office:value-type="float" office:value="80038.1733533814" calcext:value-type="float">
            <text:p>80038.1733533814</text:p>
          </table:table-cell>
          <table:table-cell table:formula="of:=[.G3]-[.$B3]" office:value-type="float" office:value="0.191087007522583" calcext:value-type="float">
            <text:p>0.19108700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2560.11251" calcext:value-type="float">
            <text:p>1443142560.11251</text:p>
          </table:table-cell>
          <table:table-cell office:value-type="float" office:value="4480" calcext:value-type="float">
            <text:p>4480</text:p>
          </table:table-cell>
          <table:table-cell table:formula="of:=[.B4]-[.$B$2]" office:value-type="float" office:value="0.112317323684692" calcext:value-type="float">
            <text:p>0.1123173237</text:p>
          </table:table-cell>
          <table:table-cell table:formula="of:=[.C4]/([.D4]-[.D3])" office:value-type="float" office:value="79757.8967206296" calcext:value-type="float">
            <text:p>79757.8967206296</text:p>
          </table:table-cell>
          <table:table-cell/>
          <table:table-cell office:value-type="float" office:value="1443142560.30357" calcext:value-type="float">
            <text:p>1443142560.30357</text:p>
          </table:table-cell>
          <table:table-cell table:formula="of:=[.G4]-[.$B$2]" office:value-type="float" office:value="0.303375244140625" calcext:value-type="float">
            <text:p>0.3033752441</text:p>
          </table:table-cell>
          <table:table-cell table:formula="of:=[.C4]/([.H4]-[.H3])" office:value-type="float" office:value="79799.219949718" calcext:value-type="float">
            <text:p>79799.219949718</text:p>
          </table:table-cell>
          <table:table-cell table:formula="of:=[.G4]-[.$B4]" office:value-type="float" office:value="0.191057920455933" calcext:value-type="float">
            <text:p>0.19105792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2560.16865" calcext:value-type="float">
            <text:p>1443142560.16865</text:p>
          </table:table-cell>
          <table:table-cell office:value-type="float" office:value="4480" calcext:value-type="float">
            <text:p>4480</text:p>
          </table:table-cell>
          <table:table-cell table:formula="of:=[.B5]-[.$B$2]" office:value-type="float" office:value="0.168453454971313" calcext:value-type="float">
            <text:p>0.168453455</text:p>
          </table:table-cell>
          <table:table-cell table:formula="of:=[.C5]/([.D5]-[.D4])" office:value-type="float" office:value="79805.9983351171" calcext:value-type="float">
            <text:p>79805.9983351171</text:p>
          </table:table-cell>
          <table:table-cell/>
          <table:table-cell office:value-type="float" office:value="1443142560.69653" calcext:value-type="float">
            <text:p>1443142560.69653</text:p>
          </table:table-cell>
          <table:table-cell table:formula="of:=[.G5]-[.$B$2]" office:value-type="float" office:value="0.696337223052979" calcext:value-type="float">
            <text:p>0.6963372231</text:p>
          </table:table-cell>
          <table:table-cell table:formula="of:=[.C5]/([.H5]-[.H4])" office:value-type="float" office:value="11400.5940533988" calcext:value-type="float">
            <text:p>11400.5940533988</text:p>
          </table:table-cell>
          <table:table-cell table:formula="of:=[.G5]-[.$B5]" office:value-type="float" office:value="0.527883768081665" calcext:value-type="float">
            <text:p>0.52788376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2560.22479" calcext:value-type="float">
            <text:p>1443142560.22479</text:p>
          </table:table-cell>
          <table:table-cell office:value-type="float" office:value="4480" calcext:value-type="float">
            <text:p>4480</text:p>
          </table:table-cell>
          <table:table-cell table:formula="of:=[.B6]-[.$B$2]" office:value-type="float" office:value="0.224593639373779" calcext:value-type="float">
            <text:p>0.2245936394</text:p>
          </table:table-cell>
          <table:table-cell table:formula="of:=[.C6]/([.D6]-[.D5])" office:value-type="float" office:value="79800.2366341217" calcext:value-type="float">
            <text:p>79800.2366341217</text:p>
          </table:table-cell>
          <table:table-cell/>
          <table:table-cell office:value-type="float" office:value="1443142561.03349" calcext:value-type="float">
            <text:p>1443142561.03349</text:p>
          </table:table-cell>
          <table:table-cell table:formula="of:=[.G6]-[.$B$2]" office:value-type="float" office:value="1.03329610824585" calcext:value-type="float">
            <text:p>1.0332961082</text:p>
          </table:table-cell>
          <table:table-cell table:formula="of:=[.C6]/([.H6]-[.H5])" office:value-type="float" office:value="13295.3906154922" calcext:value-type="float">
            <text:p>13295.3906154922</text:p>
          </table:table-cell>
          <table:table-cell table:formula="of:=[.G6]-[.$B6]" office:value-type="float" office:value="0.80870246887207" calcext:value-type="float">
            <text:p>0.80870246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2560.28094" calcext:value-type="float">
            <text:p>1443142560.28094</text:p>
          </table:table-cell>
          <table:table-cell office:value-type="float" office:value="4480" calcext:value-type="float">
            <text:p>4480</text:p>
          </table:table-cell>
          <table:table-cell table:formula="of:=[.B7]-[.$B$2]" office:value-type="float" office:value="0.280742883682251" calcext:value-type="float">
            <text:p>0.2807428837</text:p>
          </table:table-cell>
          <table:table-cell table:formula="of:=[.C7]/([.D7]-[.D6])" office:value-type="float" office:value="79787.3605455464" calcext:value-type="float">
            <text:p>79787.3605455464</text:p>
          </table:table-cell>
          <table:table-cell/>
          <table:table-cell office:value-type="float" office:value="1443142561.20128" calcext:value-type="float">
            <text:p>1443142561.20128</text:p>
          </table:table-cell>
          <table:table-cell table:formula="of:=[.G7]-[.$B$2]" office:value-type="float" office:value="1.20108079910278" calcext:value-type="float">
            <text:p>1.2010807991</text:p>
          </table:table-cell>
          <table:table-cell table:formula="of:=[.C7]/([.H7]-[.H6])" office:value-type="float" office:value="26700.8865774292" calcext:value-type="float">
            <text:p>26700.8865774292</text:p>
          </table:table-cell>
          <table:table-cell table:formula="of:=[.G7]-[.$B7]" office:value-type="float" office:value="0.920337915420532" calcext:value-type="float">
            <text:p>0.92033791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2560.33708" calcext:value-type="float">
            <text:p>1443142560.33708</text:p>
          </table:table-cell>
          <table:table-cell office:value-type="float" office:value="4480" calcext:value-type="float">
            <text:p>4480</text:p>
          </table:table-cell>
          <table:table-cell table:formula="of:=[.B8]-[.$B$2]" office:value-type="float" office:value="0.336884021759033" calcext:value-type="float">
            <text:p>0.3368840218</text:p>
          </table:table-cell>
          <table:table-cell table:formula="of:=[.C8]/([.D8]-[.D7])" office:value-type="float" office:value="79798.8810606736" calcext:value-type="float">
            <text:p>79798.8810606736</text:p>
          </table:table-cell>
          <table:table-cell/>
          <table:table-cell office:value-type="float" office:value="1443142561.99389" calcext:value-type="float">
            <text:p>1443142561.99389</text:p>
          </table:table-cell>
          <table:table-cell table:formula="of:=[.G8]-[.$B$2]" office:value-type="float" office:value="1.99369549751282" calcext:value-type="float">
            <text:p>1.9936954975</text:p>
          </table:table-cell>
          <table:table-cell table:formula="of:=[.C8]/([.H8]-[.H7])" office:value-type="float" office:value="5652.17880640716" calcext:value-type="float">
            <text:p>5652.1788064072</text:p>
          </table:table-cell>
          <table:table-cell table:formula="of:=[.G8]-[.$B8]" office:value-type="float" office:value="1.65681147575378" calcext:value-type="float">
            <text:p>1.656811475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2560.39322" calcext:value-type="float">
            <text:p>1443142560.39322</text:p>
          </table:table-cell>
          <table:table-cell office:value-type="float" office:value="4480" calcext:value-type="float">
            <text:p>4480</text:p>
          </table:table-cell>
          <table:table-cell table:formula="of:=[.B9]-[.$B$2]" office:value-type="float" office:value="0.393020391464233" calcext:value-type="float">
            <text:p>0.3930203915</text:p>
          </table:table-cell>
          <table:table-cell table:formula="of:=[.C9]/([.D9]-[.D8])" office:value-type="float" office:value="79805.6593884979" calcext:value-type="float">
            <text:p>79805.6593884979</text:p>
          </table:table-cell>
          <table:table-cell/>
          <table:table-cell office:value-type="float" office:value="1443142562.15248" calcext:value-type="float">
            <text:p>1443142562.15248</text:p>
          </table:table-cell>
          <table:table-cell table:formula="of:=[.G9]-[.$B$2]" office:value-type="float" office:value="2.15228056907654" calcext:value-type="float">
            <text:p>2.1522805691</text:p>
          </table:table-cell>
          <table:table-cell table:formula="of:=[.C9]/([.H9]-[.H8])" office:value-type="float" office:value="28249.8217254951" calcext:value-type="float">
            <text:p>28249.8217254951</text:p>
          </table:table-cell>
          <table:table-cell table:formula="of:=[.G9]-[.$B9]" office:value-type="float" office:value="1.7592601776123" calcext:value-type="float">
            <text:p>1.75926017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2560.44935" calcext:value-type="float">
            <text:p>1443142560.44935</text:p>
          </table:table-cell>
          <table:table-cell office:value-type="float" office:value="4480" calcext:value-type="float">
            <text:p>4480</text:p>
          </table:table-cell>
          <table:table-cell table:formula="of:=[.B10]-[.$B$2]" office:value-type="float" office:value="0.449156284332275" calcext:value-type="float">
            <text:p>0.4491562843</text:p>
          </table:table-cell>
          <table:table-cell table:formula="of:=[.C10]/([.D10]-[.D9])" office:value-type="float" office:value="79806.3372846155" calcext:value-type="float">
            <text:p>79806.3372846155</text:p>
          </table:table-cell>
          <table:table-cell/>
          <table:table-cell office:value-type="float" office:value="1443142563.75212" calcext:value-type="float">
            <text:p>1443142563.75212</text:p>
          </table:table-cell>
          <table:table-cell table:formula="of:=[.G10]-[.$B$2]" office:value-type="float" office:value="3.75192308425903" calcext:value-type="float">
            <text:p>3.7519230843</text:p>
          </table:table-cell>
          <table:table-cell table:formula="of:=[.C10]/([.H10]-[.H9])" office:value-type="float" office:value="2800.62573823808" calcext:value-type="float">
            <text:p>2800.6257382381</text:p>
          </table:table-cell>
          <table:table-cell table:formula="of:=[.G10]-[.$B10]" office:value-type="float" office:value="3.30276679992676" calcext:value-type="float">
            <text:p>3.30276679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2560.50548" calcext:value-type="float">
            <text:p>1443142560.50548</text:p>
          </table:table-cell>
          <table:table-cell office:value-type="float" office:value="4480" calcext:value-type="float">
            <text:p>4480</text:p>
          </table:table-cell>
          <table:table-cell table:formula="of:=[.B11]-[.$B$2]" office:value-type="float" office:value="0.505286455154419" calcext:value-type="float">
            <text:p>0.5052864552</text:p>
          </table:table-cell>
          <table:table-cell table:formula="of:=[.C11]/([.D11]-[.D10])" office:value-type="float" office:value="79814.4729364092" calcext:value-type="float">
            <text:p>79814.4729364092</text:p>
          </table:table-cell>
          <table:table-cell/>
          <table:table-cell office:value-type="float" office:value="1443142564.02173" calcext:value-type="float">
            <text:p>1443142564.02173</text:p>
          </table:table-cell>
          <table:table-cell table:formula="of:=[.G11]-[.$B$2]" office:value-type="float" office:value="4.02153182029724" calcext:value-type="float">
            <text:p>4.0215318203</text:p>
          </table:table-cell>
          <table:table-cell table:formula="of:=[.C11]/([.H11]-[.H10])" office:value-type="float" office:value="16616.6722407879" calcext:value-type="float">
            <text:p>16616.6722407879</text:p>
          </table:table-cell>
          <table:table-cell table:formula="of:=[.G11]-[.$B11]" office:value-type="float" office:value="3.51624536514282" calcext:value-type="float">
            <text:p>3.51624536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2560.56161" calcext:value-type="float">
            <text:p>1443142560.56161</text:p>
          </table:table-cell>
          <table:table-cell office:value-type="float" office:value="4480" calcext:value-type="float">
            <text:p>4480</text:p>
          </table:table-cell>
          <table:table-cell table:formula="of:=[.B12]-[.$B$2]" office:value-type="float" office:value="0.561418771743774" calcext:value-type="float">
            <text:p>0.5614187717</text:p>
          </table:table-cell>
          <table:table-cell table:formula="of:=[.C12]/([.D12]-[.D11])" office:value-type="float" office:value="79811.4218726108" calcext:value-type="float">
            <text:p>79811.4218726108</text:p>
          </table:table-cell>
          <table:table-cell/>
          <table:table-cell office:value-type="float" office:value="1443142565.82755" calcext:value-type="float">
            <text:p>1443142565.82755</text:p>
          </table:table-cell>
          <table:table-cell table:formula="of:=[.G12]-[.$B$2]" office:value-type="float" office:value="5.82735157012939" calcext:value-type="float">
            <text:p>5.8273515701</text:p>
          </table:table-cell>
          <table:table-cell table:formula="of:=[.C12]/([.H12]-[.H11])" office:value-type="float" office:value="2480.86776125713" calcext:value-type="float">
            <text:p>2480.8677612571</text:p>
          </table:table-cell>
          <table:table-cell table:formula="of:=[.G12]-[.$B12]" office:value-type="float" office:value="5.26593279838562" calcext:value-type="float">
            <text:p>5.26593279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2560.61774" calcext:value-type="float">
            <text:p>1443142560.61774</text:p>
          </table:table-cell>
          <table:table-cell office:value-type="float" office:value="4480" calcext:value-type="float">
            <text:p>4480</text:p>
          </table:table-cell>
          <table:table-cell table:formula="of:=[.B13]-[.$B$2]" office:value-type="float" office:value="0.617549896240234" calcext:value-type="float">
            <text:p>0.6175498962</text:p>
          </table:table-cell>
          <table:table-cell table:formula="of:=[.C13]/([.D13]-[.D12])" office:value-type="float" office:value="79813.1168792555" calcext:value-type="float">
            <text:p>79813.1168792555</text:p>
          </table:table-cell>
          <table:table-cell/>
          <table:table-cell office:value-type="float" office:value="1443142565.9988" calcext:value-type="float">
            <text:p>1443142565.9988</text:p>
          </table:table-cell>
          <table:table-cell table:formula="of:=[.G13]-[.$B$2]" office:value-type="float" office:value="5.99860787391663" calcext:value-type="float">
            <text:p>5.9986078739</text:p>
          </table:table-cell>
          <table:table-cell table:formula="of:=[.C13]/([.H13]-[.H12])" office:value-type="float" office:value="26159.6209945413" calcext:value-type="float">
            <text:p>26159.6209945413</text:p>
          </table:table-cell>
          <table:table-cell table:formula="of:=[.G13]-[.$B13]" office:value-type="float" office:value="5.38105797767639" calcext:value-type="float">
            <text:p>5.38105797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2560.67387" calcext:value-type="float">
            <text:p>1443142560.67387</text:p>
          </table:table-cell>
          <table:table-cell office:value-type="float" office:value="4480" calcext:value-type="float">
            <text:p>4480</text:p>
          </table:table-cell>
          <table:table-cell table:formula="of:=[.B14]-[.$B$2]" office:value-type="float" office:value="0.673678874969482" calcext:value-type="float">
            <text:p>0.673678875</text:p>
          </table:table-cell>
          <table:table-cell table:formula="of:=[.C14]/([.D14]-[.D13])" office:value-type="float" office:value="79816.1680726525" calcext:value-type="float">
            <text:p>79816.1680726525</text:p>
          </table:table-cell>
          <table:table-cell/>
          <table:table-cell office:value-type="float" office:value="1443142566.08448" calcext:value-type="float">
            <text:p>1443142566.08448</text:p>
          </table:table-cell>
          <table:table-cell table:formula="of:=[.G14]-[.$B$2]" office:value-type="float" office:value="6.08428382873535" calcext:value-type="float">
            <text:p>6.0842838287</text:p>
          </table:table-cell>
          <table:table-cell table:formula="of:=[.C14]/([.H14]-[.H13])" office:value-type="float" office:value="52290.050452065" calcext:value-type="float">
            <text:p>52290.050452065</text:p>
          </table:table-cell>
          <table:table-cell table:formula="of:=[.G14]-[.$B14]" office:value-type="float" office:value="5.41060495376587" calcext:value-type="float">
            <text:p>5.41060495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2560.73001" calcext:value-type="float">
            <text:p>1443142560.73001</text:p>
          </table:table-cell>
          <table:table-cell office:value-type="float" office:value="4480" calcext:value-type="float">
            <text:p>4480</text:p>
          </table:table-cell>
          <table:table-cell table:formula="of:=[.B15]-[.$B$2]" office:value-type="float" office:value="0.729814052581787" calcext:value-type="float">
            <text:p>0.7298140526</text:p>
          </table:table-cell>
          <table:table-cell table:formula="of:=[.C15]/([.D15]-[.D14])" office:value-type="float" office:value="79807.3541503857" calcext:value-type="float">
            <text:p>79807.3541503857</text:p>
          </table:table-cell>
          <table:table-cell/>
          <table:table-cell office:value-type="float" office:value="1443142566.37536" calcext:value-type="float">
            <text:p>1443142566.37536</text:p>
          </table:table-cell>
          <table:table-cell table:formula="of:=[.G15]-[.$B$2]" office:value-type="float" office:value="6.37516736984253" calcext:value-type="float">
            <text:p>6.3751673698</text:p>
          </table:table-cell>
          <table:table-cell table:formula="of:=[.C15]/([.H15]-[.H14])" office:value-type="float" office:value="15401.3526614396" calcext:value-type="float">
            <text:p>15401.3526614396</text:p>
          </table:table-cell>
          <table:table-cell table:formula="of:=[.G15]-[.$B15]" office:value-type="float" office:value="5.64535331726074" calcext:value-type="float">
            <text:p>5.645353317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2560.78618" calcext:value-type="float">
            <text:p>1443142560.78618</text:p>
          </table:table-cell>
          <table:table-cell office:value-type="float" office:value="4480" calcext:value-type="float">
            <text:p>4480</text:p>
          </table:table-cell>
          <table:table-cell table:formula="of:=[.B16]-[.$B$2]" office:value-type="float" office:value="0.785985946655273" calcext:value-type="float">
            <text:p>0.7859859467</text:p>
          </table:table-cell>
          <table:table-cell table:formula="of:=[.C16]/([.D16]-[.D15])" office:value-type="float" office:value="79755.1884958532" calcext:value-type="float">
            <text:p>79755.1884958532</text:p>
          </table:table-cell>
          <table:table-cell/>
          <table:table-cell office:value-type="float" office:value="1443142566.74322" calcext:value-type="float">
            <text:p>1443142566.74322</text:p>
          </table:table-cell>
          <table:table-cell table:formula="of:=[.G16]-[.$B$2]" office:value-type="float" office:value="6.7430202960968" calcext:value-type="float">
            <text:p>6.7430202961</text:p>
          </table:table-cell>
          <table:table-cell table:formula="of:=[.C16]/([.H16]-[.H15])" office:value-type="float" office:value="12178.7803773057" calcext:value-type="float">
            <text:p>12178.7803773057</text:p>
          </table:table-cell>
          <table:table-cell table:formula="of:=[.G16]-[.$B16]" office:value-type="float" office:value="5.95703434944153" calcext:value-type="float">
            <text:p>5.95703434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2560.84234" calcext:value-type="float">
            <text:p>1443142560.84234</text:p>
          </table:table-cell>
          <table:table-cell office:value-type="float" office:value="4480" calcext:value-type="float">
            <text:p>4480</text:p>
          </table:table-cell>
          <table:table-cell table:formula="of:=[.B17]-[.$B$2]" office:value-type="float" office:value="0.842140913009644" calcext:value-type="float">
            <text:p>0.842140913</text:p>
          </table:table-cell>
          <table:table-cell table:formula="of:=[.C17]/([.D17]-[.D16])" office:value-type="float" office:value="79779.2304197749" calcext:value-type="float">
            <text:p>79779.2304197749</text:p>
          </table:table-cell>
          <table:table-cell/>
          <table:table-cell office:value-type="float" office:value="1443142567.02922" calcext:value-type="float">
            <text:p>1443142567.02922</text:p>
          </table:table-cell>
          <table:table-cell table:formula="of:=[.G17]-[.$B$2]" office:value-type="float" office:value="7.02902340888977" calcext:value-type="float">
            <text:p>7.0290234089</text:p>
          </table:table-cell>
          <table:table-cell table:formula="of:=[.C17]/([.H17]-[.H16])" office:value-type="float" office:value="15664.1651772615" calcext:value-type="float">
            <text:p>15664.1651772615</text:p>
          </table:table-cell>
          <table:table-cell table:formula="of:=[.G17]-[.$B17]" office:value-type="float" office:value="6.18688249588013" calcext:value-type="float">
            <text:p>6.18688249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2560.89848" calcext:value-type="float">
            <text:p>1443142560.89848</text:p>
          </table:table-cell>
          <table:table-cell office:value-type="float" office:value="4480" calcext:value-type="float">
            <text:p>4480</text:p>
          </table:table-cell>
          <table:table-cell table:formula="of:=[.B18]-[.$B$2]" office:value-type="float" office:value="0.898287534713745" calcext:value-type="float">
            <text:p>0.8982875347</text:p>
          </table:table-cell>
          <table:table-cell table:formula="of:=[.C18]/([.D18]-[.D17])" office:value-type="float" office:value="79791.0874070048" calcext:value-type="float">
            <text:p>79791.0874070048</text:p>
          </table:table-cell>
          <table:table-cell/>
          <table:table-cell office:value-type="float" office:value="1443142571.00487" calcext:value-type="float">
            <text:p>1443142571.00487</text:p>
          </table:table-cell>
          <table:table-cell table:formula="of:=[.G18]-[.$B$2]" office:value-type="float" office:value="11.0046775341034" calcext:value-type="float">
            <text:p>11.0046775341</text:p>
          </table:table-cell>
          <table:table-cell table:formula="of:=[.C18]/([.H18]-[.H17])" office:value-type="float" office:value="1126.85858953067" calcext:value-type="float">
            <text:p>1126.8585895307</text:p>
          </table:table-cell>
          <table:table-cell table:formula="of:=[.G18]-[.$B18]" office:value-type="float" office:value="10.1063899993896" calcext:value-type="float">
            <text:p>10.10638999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2560.95466" calcext:value-type="float">
            <text:p>1443142560.95466</text:p>
          </table:table-cell>
          <table:table-cell office:value-type="float" office:value="4480" calcext:value-type="float">
            <text:p>4480</text:p>
          </table:table-cell>
          <table:table-cell table:formula="of:=[.B19]-[.$B$2]" office:value-type="float" office:value="0.954464197158814" calcext:value-type="float">
            <text:p>0.9544641972</text:p>
          </table:table-cell>
          <table:table-cell table:formula="of:=[.C19]/([.D19]-[.D18])" office:value-type="float" office:value="79748.4187384879" calcext:value-type="float">
            <text:p>79748.4187384879</text:p>
          </table:table-cell>
          <table:table-cell/>
          <table:table-cell office:value-type="float" office:value="1443142571.02308" calcext:value-type="float">
            <text:p>1443142571.02308</text:p>
          </table:table-cell>
          <table:table-cell table:formula="of:=[.G19]-[.$B$2]" office:value-type="float" office:value="11.0228891372681" calcext:value-type="float">
            <text:p>11.0228891373</text:p>
          </table:table-cell>
          <table:table-cell table:formula="of:=[.C19]/([.H19]-[.H18])" office:value-type="float" office:value="245997.014073444" calcext:value-type="float">
            <text:p>245997.014073444</text:p>
          </table:table-cell>
          <table:table-cell table:formula="of:=[.G19]-[.$B19]" office:value-type="float" office:value="10.0684249401093" calcext:value-type="float">
            <text:p>10.06842494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2561.01017" calcext:value-type="float">
            <text:p>1443142561.01017</text:p>
          </table:table-cell>
          <table:table-cell office:value-type="float" office:value="4480" calcext:value-type="float">
            <text:p>4480</text:p>
          </table:table-cell>
          <table:table-cell table:formula="of:=[.B20]-[.$B$2]" office:value-type="float" office:value="1.0099720954895" calcext:value-type="float">
            <text:p>1.0099720955</text:p>
          </table:table-cell>
          <table:table-cell table:formula="of:=[.C20]/([.D20]-[.D19])" office:value-type="float" office:value="80709.2348067366" calcext:value-type="float">
            <text:p>80709.2348067366</text:p>
          </table:table-cell>
          <table:table-cell/>
          <table:table-cell office:value-type="float" office:value="1443142571.0701" calcext:value-type="float">
            <text:p>1443142571.0701</text:p>
          </table:table-cell>
          <table:table-cell table:formula="of:=[.G20]-[.$B$2]" office:value-type="float" office:value="11.0699024200439" calcext:value-type="float">
            <text:p>11.06990242</text:p>
          </table:table-cell>
          <table:table-cell table:formula="of:=[.C20]/([.H20]-[.H19])" office:value-type="float" office:value="95292.2181877193" calcext:value-type="float">
            <text:p>95292.2181877193</text:p>
          </table:table-cell>
          <table:table-cell table:formula="of:=[.G20]-[.$B20]" office:value-type="float" office:value="10.0599303245544" calcext:value-type="float">
            <text:p>10.059930324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2561.06306" calcext:value-type="float">
            <text:p>1443142561.06306</text:p>
          </table:table-cell>
          <table:table-cell office:value-type="float" office:value="4480" calcext:value-type="float">
            <text:p>4480</text:p>
          </table:table-cell>
          <table:table-cell table:formula="of:=[.B21]-[.$B$2]" office:value-type="float" office:value="1.06286525726318" calcext:value-type="float">
            <text:p>1.0628652573</text:p>
          </table:table-cell>
          <table:table-cell table:formula="of:=[.C21]/([.D21]-[.D20])" office:value-type="float" office:value="84699.0395312148" calcext:value-type="float">
            <text:p>84699.0395312148</text:p>
          </table:table-cell>
          <table:table-cell/>
          <table:table-cell office:value-type="float" office:value="1443142571.12053" calcext:value-type="float">
            <text:p>1443142571.12053</text:p>
          </table:table-cell>
          <table:table-cell table:formula="of:=[.G21]-[.$B$2]" office:value-type="float" office:value="11.120331287384" calcext:value-type="float">
            <text:p>11.1203312874</text:p>
          </table:table-cell>
          <table:table-cell table:formula="of:=[.C21]/([.H21]-[.H20])" office:value-type="float" office:value="88838.0056166495" calcext:value-type="float">
            <text:p>88838.0056166495</text:p>
          </table:table-cell>
          <table:table-cell table:formula="of:=[.G21]-[.$B21]" office:value-type="float" office:value="10.0574660301209" calcext:value-type="float">
            <text:p>10.05746603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2561.1159" calcext:value-type="float">
            <text:p>1443142561.1159</text:p>
          </table:table-cell>
          <table:table-cell office:value-type="float" office:value="4480" calcext:value-type="float">
            <text:p>4480</text:p>
          </table:table-cell>
          <table:table-cell table:formula="of:=[.B22]-[.$B$2]" office:value-type="float" office:value="1.11570739746094" calcext:value-type="float">
            <text:p>1.1157073975</text:p>
          </table:table-cell>
          <table:table-cell table:formula="of:=[.C22]/([.D22]-[.D21])" office:value-type="float" office:value="84780.8204443322" calcext:value-type="float">
            <text:p>84780.8204443322</text:p>
          </table:table-cell>
          <table:table-cell/>
          <table:table-cell office:value-type="float" office:value="1443142571.17108" calcext:value-type="float">
            <text:p>1443142571.17108</text:p>
          </table:table-cell>
          <table:table-cell table:formula="of:=[.G22]-[.$B$2]" office:value-type="float" office:value="11.1708838939667" calcext:value-type="float">
            <text:p>11.170883894</text:p>
          </table:table-cell>
          <table:table-cell table:formula="of:=[.C22]/([.H22]-[.H21])" office:value-type="float" office:value="88620.5539703725" calcext:value-type="float">
            <text:p>88620.5539703725</text:p>
          </table:table-cell>
          <table:table-cell table:formula="of:=[.G22]-[.$B22]" office:value-type="float" office:value="10.0551764965057" calcext:value-type="float">
            <text:p>10.055176496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2561.16875" calcext:value-type="float">
            <text:p>1443142561.16875</text:p>
          </table:table-cell>
          <table:table-cell office:value-type="float" office:value="4480" calcext:value-type="float">
            <text:p>4480</text:p>
          </table:table-cell>
          <table:table-cell table:formula="of:=[.B23]-[.$B$2]" office:value-type="float" office:value="1.16855263710022" calcext:value-type="float">
            <text:p>1.1685526371</text:p>
          </table:table-cell>
          <table:table-cell table:formula="of:=[.C23]/([.D23]-[.D22])" office:value-type="float" office:value="84775.8479397606" calcext:value-type="float">
            <text:p>84775.8479397606</text:p>
          </table:table-cell>
          <table:table-cell/>
          <table:table-cell office:value-type="float" office:value="1443142571.22139" calcext:value-type="float">
            <text:p>1443142571.22139</text:p>
          </table:table-cell>
          <table:table-cell table:formula="of:=[.G23]-[.$B$2]" office:value-type="float" office:value="11.2211973667145" calcext:value-type="float">
            <text:p>11.2211973667</text:p>
          </table:table-cell>
          <table:table-cell table:formula="of:=[.C23]/([.H23]-[.H22])" office:value-type="float" office:value="89041.7567170545" calcext:value-type="float">
            <text:p>89041.7567170545</text:p>
          </table:table-cell>
          <table:table-cell table:formula="of:=[.G23]-[.$B23]" office:value-type="float" office:value="10.0526447296143" calcext:value-type="float">
            <text:p>10.052644729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2561.22159" calcext:value-type="float">
            <text:p>1443142561.22159</text:p>
          </table:table-cell>
          <table:table-cell office:value-type="float" office:value="4480" calcext:value-type="float">
            <text:p>4480</text:p>
          </table:table-cell>
          <table:table-cell table:formula="of:=[.B24]-[.$B$2]" office:value-type="float" office:value="1.22139072418213" calcext:value-type="float">
            <text:p>1.2213907242</text:p>
          </table:table-cell>
          <table:table-cell table:formula="of:=[.C24]/([.D24]-[.D23])" office:value-type="float" office:value="84787.323830538" calcext:value-type="float">
            <text:p>84787.323830538</text:p>
          </table:table-cell>
          <table:table-cell/>
          <table:table-cell office:value-type="float" office:value="1443142571.27184" calcext:value-type="float">
            <text:p>1443142571.27184</text:p>
          </table:table-cell>
          <table:table-cell table:formula="of:=[.G24]-[.$B$2]" office:value-type="float" office:value="11.2716481685638" calcext:value-type="float">
            <text:p>11.2716481686</text:p>
          </table:table-cell>
          <table:table-cell table:formula="of:=[.C24]/([.H24]-[.H23])" office:value-type="float" office:value="88799.3814920182" calcext:value-type="float">
            <text:p>88799.3814920182</text:p>
          </table:table-cell>
          <table:table-cell table:formula="of:=[.G24]-[.$B24]" office:value-type="float" office:value="10.0502574443817" calcext:value-type="float">
            <text:p>10.05025744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2561.2744" calcext:value-type="float">
            <text:p>1443142561.2744</text:p>
          </table:table-cell>
          <table:table-cell office:value-type="float" office:value="4480" calcext:value-type="float">
            <text:p>4480</text:p>
          </table:table-cell>
          <table:table-cell table:formula="of:=[.B25]-[.$B$2]" office:value-type="float" office:value="1.27420902252197" calcext:value-type="float">
            <text:p>1.2742090225</text:p>
          </table:table-cell>
          <table:table-cell table:formula="of:=[.C25]/([.D25]-[.D24])" office:value-type="float" office:value="84819.0899898888" calcext:value-type="float">
            <text:p>84819.0899898888</text:p>
          </table:table-cell>
          <table:table-cell/>
          <table:table-cell office:value-type="float" office:value="1443142571.32228" calcext:value-type="float">
            <text:p>1443142571.32228</text:p>
          </table:table-cell>
          <table:table-cell table:formula="of:=[.G25]-[.$B$2]" office:value-type="float" office:value="11.3220899105072" calcext:value-type="float">
            <text:p>11.3220899105</text:p>
          </table:table-cell>
          <table:table-cell table:formula="of:=[.C25]/([.H25]-[.H24])" office:value-type="float" office:value="88815.3308628904" calcext:value-type="float">
            <text:p>88815.3308628904</text:p>
          </table:table-cell>
          <table:table-cell table:formula="of:=[.G25]-[.$B25]" office:value-type="float" office:value="10.0478808879852" calcext:value-type="float">
            <text:p>10.04788088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2561.32724" calcext:value-type="float">
            <text:p>1443142561.32724</text:p>
          </table:table-cell>
          <table:table-cell office:value-type="float" office:value="4480" calcext:value-type="float">
            <text:p>4480</text:p>
          </table:table-cell>
          <table:table-cell table:formula="of:=[.B26]-[.$B$2]" office:value-type="float" office:value="1.32704663276672" calcext:value-type="float">
            <text:p>1.3270466328</text:p>
          </table:table-cell>
          <table:table-cell table:formula="of:=[.C26]/([.D26]-[.D25])" office:value-type="float" office:value="84788.0890003926" calcext:value-type="float">
            <text:p>84788.0890003926</text:p>
          </table:table-cell>
          <table:table-cell/>
          <table:table-cell office:value-type="float" office:value="1443142571.37273" calcext:value-type="float">
            <text:p>1443142571.37273</text:p>
          </table:table-cell>
          <table:table-cell table:formula="of:=[.G26]-[.$B$2]" office:value-type="float" office:value="11.3725354671478" calcext:value-type="float">
            <text:p>11.3725354671</text:p>
          </table:table-cell>
          <table:table-cell table:formula="of:=[.C26]/([.H26]-[.H25])" office:value-type="float" office:value="88808.6146400484" calcext:value-type="float">
            <text:p>88808.6146400484</text:p>
          </table:table-cell>
          <table:table-cell table:formula="of:=[.G26]-[.$B26]" office:value-type="float" office:value="10.0454888343811" calcext:value-type="float">
            <text:p>10.04548883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2561.38008" calcext:value-type="float">
            <text:p>1443142561.38008</text:p>
          </table:table-cell>
          <table:table-cell office:value-type="float" office:value="4480" calcext:value-type="float">
            <text:p>4480</text:p>
          </table:table-cell>
          <table:table-cell table:formula="of:=[.B27]-[.$B$2]" office:value-type="float" office:value="1.37988638877869" calcext:value-type="float">
            <text:p>1.3798863888</text:p>
          </table:table-cell>
          <table:table-cell table:formula="of:=[.C27]/([.D27]-[.D26])" office:value-type="float" office:value="84784.6458448016" calcext:value-type="float">
            <text:p>84784.6458448016</text:p>
          </table:table-cell>
          <table:table-cell/>
          <table:table-cell office:value-type="float" office:value="1443142571.42321" calcext:value-type="float">
            <text:p>1443142571.42321</text:p>
          </table:table-cell>
          <table:table-cell table:formula="of:=[.G27]-[.$B$2]" office:value-type="float" office:value="11.423018693924" calcext:value-type="float">
            <text:p>11.4230186939</text:p>
          </table:table-cell>
          <table:table-cell table:formula="of:=[.C27]/([.H27]-[.H26])" office:value-type="float" office:value="88742.3464404795" calcext:value-type="float">
            <text:p>88742.3464404795</text:p>
          </table:table-cell>
          <table:table-cell table:formula="of:=[.G27]-[.$B27]" office:value-type="float" office:value="10.0431323051453" calcext:value-type="float">
            <text:p>10.04313230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2561.43293" calcext:value-type="float">
            <text:p>1443142561.43293</text:p>
          </table:table-cell>
          <table:table-cell office:value-type="float" office:value="4480" calcext:value-type="float">
            <text:p>4480</text:p>
          </table:table-cell>
          <table:table-cell table:formula="of:=[.B28]-[.$B$2]" office:value-type="float" office:value="1.43273138999939" calcext:value-type="float">
            <text:p>1.43273139</text:p>
          </table:table-cell>
          <table:table-cell table:formula="of:=[.C28]/([.D28]-[.D27])" office:value-type="float" office:value="84776.2304194037" calcext:value-type="float">
            <text:p>84776.2304194037</text:p>
          </table:table-cell>
          <table:table-cell/>
          <table:table-cell office:value-type="float" office:value="1443142571.47365" calcext:value-type="float">
            <text:p>1443142571.47365</text:p>
          </table:table-cell>
          <table:table-cell table:formula="of:=[.G28]-[.$B$2]" office:value-type="float" office:value="11.4734508991241" calcext:value-type="float">
            <text:p>11.4734508991</text:p>
          </table:table-cell>
          <table:table-cell table:formula="of:=[.C28]/([.H28]-[.H27])" office:value-type="float" office:value="88832.1258651337" calcext:value-type="float">
            <text:p>88832.1258651337</text:p>
          </table:table-cell>
          <table:table-cell table:formula="of:=[.G28]-[.$B28]" office:value-type="float" office:value="10.0407195091248" calcext:value-type="float">
            <text:p>10.04071950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2561.48576" calcext:value-type="float">
            <text:p>1443142561.48576</text:p>
          </table:table-cell>
          <table:table-cell office:value-type="float" office:value="4480" calcext:value-type="float">
            <text:p>4480</text:p>
          </table:table-cell>
          <table:table-cell table:formula="of:=[.B29]-[.$B$2]" office:value-type="float" office:value="1.48556923866272" calcext:value-type="float">
            <text:p>1.4855692387</text:p>
          </table:table-cell>
          <table:table-cell table:formula="of:=[.C29]/([.D29]-[.D28])" office:value-type="float" office:value="84787.706413739" calcext:value-type="float">
            <text:p>84787.706413739</text:p>
          </table:table-cell>
          <table:table-cell/>
          <table:table-cell office:value-type="float" office:value="1443142571.52399" calcext:value-type="float">
            <text:p>1443142571.52399</text:p>
          </table:table-cell>
          <table:table-cell table:formula="of:=[.G29]-[.$B$2]" office:value-type="float" office:value="11.5237917900085" calcext:value-type="float">
            <text:p>11.52379179</text:p>
          </table:table-cell>
          <table:table-cell table:formula="of:=[.C29]/([.H29]-[.H28])" office:value-type="float" office:value="88993.2601766559" calcext:value-type="float">
            <text:p>88993.2601766559</text:p>
          </table:table-cell>
          <table:table-cell table:formula="of:=[.G29]-[.$B29]" office:value-type="float" office:value="10.0382225513458" calcext:value-type="float">
            <text:p>10.038222551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2561.53859" calcext:value-type="float">
            <text:p>1443142561.53859</text:p>
          </table:table-cell>
          <table:table-cell office:value-type="float" office:value="4480" calcext:value-type="float">
            <text:p>4480</text:p>
          </table:table-cell>
          <table:table-cell table:formula="of:=[.B30]-[.$B$2]" office:value-type="float" office:value="1.5383985042572" calcext:value-type="float">
            <text:p>1.5383985043</text:p>
          </table:table-cell>
          <table:table-cell table:formula="of:=[.C30]/([.D30]-[.D29])" office:value-type="float" office:value="84801.4817088031" calcext:value-type="float">
            <text:p>84801.4817088031</text:p>
          </table:table-cell>
          <table:table-cell/>
          <table:table-cell office:value-type="float" office:value="1443142571.57455" calcext:value-type="float">
            <text:p>1443142571.57455</text:p>
          </table:table-cell>
          <table:table-cell table:formula="of:=[.G30]-[.$B$2]" office:value-type="float" office:value="11.5743546485901" calcext:value-type="float">
            <text:p>11.5743546486</text:p>
          </table:table-cell>
          <table:table-cell table:formula="of:=[.C30]/([.H30]-[.H29])" office:value-type="float" office:value="88602.5854882212" calcext:value-type="float">
            <text:p>88602.5854882212</text:p>
          </table:table-cell>
          <table:table-cell table:formula="of:=[.G30]-[.$B30]" office:value-type="float" office:value="10.0359561443329" calcext:value-type="float">
            <text:p>10.03595614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2561.59144" calcext:value-type="float">
            <text:p>1443142561.59144</text:p>
          </table:table-cell>
          <table:table-cell office:value-type="float" office:value="4480" calcext:value-type="float">
            <text:p>4480</text:p>
          </table:table-cell>
          <table:table-cell table:formula="of:=[.B31]-[.$B$2]" office:value-type="float" office:value="1.59124255180359" calcext:value-type="float">
            <text:p>1.5912425518</text:p>
          </table:table-cell>
          <table:table-cell table:formula="of:=[.C31]/([.D31]-[.D30])" office:value-type="float" office:value="84777.7603724892" calcext:value-type="float">
            <text:p>84777.7603724892</text:p>
          </table:table-cell>
          <table:table-cell/>
          <table:table-cell office:value-type="float" office:value="1443142571.62491" calcext:value-type="float">
            <text:p>1443142571.62491</text:p>
          </table:table-cell>
          <table:table-cell table:formula="of:=[.G31]-[.$B$2]" office:value-type="float" office:value="11.6247162818909" calcext:value-type="float">
            <text:p>11.6247162819</text:p>
          </table:table-cell>
          <table:table-cell table:formula="of:=[.C31]/([.H31]-[.H30])" office:value-type="float" office:value="88956.6065747614" calcext:value-type="float">
            <text:p>88956.6065747614</text:p>
          </table:table-cell>
          <table:table-cell table:formula="of:=[.G31]-[.$B31]" office:value-type="float" office:value="10.0334737300873" calcext:value-type="float">
            <text:p>10.033473730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2561.64428" calcext:value-type="float">
            <text:p>1443142561.64428</text:p>
          </table:table-cell>
          <table:table-cell office:value-type="float" office:value="4480" calcext:value-type="float">
            <text:p>4480</text:p>
          </table:table-cell>
          <table:table-cell table:formula="of:=[.B32]-[.$B$2]" office:value-type="float" office:value="1.64408540725708" calcext:value-type="float">
            <text:p>1.6440854073</text:p>
          </table:table-cell>
          <table:table-cell table:formula="of:=[.C32]/([.D32]-[.D31])" office:value-type="float" office:value="84779.6728915038" calcext:value-type="float">
            <text:p>84779.6728915038</text:p>
          </table:table-cell>
          <table:table-cell/>
          <table:table-cell office:value-type="float" office:value="1443142571.67543" calcext:value-type="float">
            <text:p>1443142571.67543</text:p>
          </table:table-cell>
          <table:table-cell table:formula="of:=[.G32]-[.$B$2]" office:value-type="float" office:value="11.6752369403839" calcext:value-type="float">
            <text:p>11.6752369404</text:p>
          </table:table-cell>
          <table:table-cell table:formula="of:=[.C32]/([.H32]-[.H31])" office:value-type="float" office:value="88676.5955478789" calcext:value-type="float">
            <text:p>88676.5955478789</text:p>
          </table:table-cell>
          <table:table-cell table:formula="of:=[.G32]-[.$B32]" office:value-type="float" office:value="10.0311515331268" calcext:value-type="float">
            <text:p>10.03115153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2561.69716" calcext:value-type="float">
            <text:p>1443142561.69716</text:p>
          </table:table-cell>
          <table:table-cell office:value-type="float" office:value="4480" calcext:value-type="float">
            <text:p>4480</text:p>
          </table:table-cell>
          <table:table-cell table:formula="of:=[.B33]-[.$B$2]" office:value-type="float" office:value="1.6969621181488" calcext:value-type="float">
            <text:p>1.6969621181</text:p>
          </table:table-cell>
          <table:table-cell table:formula="of:=[.C33]/([.D33]-[.D32])" office:value-type="float" office:value="84725.3909036392" calcext:value-type="float">
            <text:p>84725.3909036392</text:p>
          </table:table-cell>
          <table:table-cell/>
          <table:table-cell office:value-type="float" office:value="1443142571.72587" calcext:value-type="float">
            <text:p>1443142571.72587</text:p>
          </table:table-cell>
          <table:table-cell table:formula="of:=[.G33]-[.$B$2]" office:value-type="float" office:value="11.7256789207459" calcext:value-type="float">
            <text:p>11.7256789207</text:p>
          </table:table-cell>
          <table:table-cell table:formula="of:=[.C33]/([.H33]-[.H32])" office:value-type="float" office:value="88814.911069202" calcext:value-type="float">
            <text:p>88814.911069202</text:p>
          </table:table-cell>
          <table:table-cell table:formula="of:=[.G33]-[.$B33]" office:value-type="float" office:value="10.028716802597" calcext:value-type="float">
            <text:p>10.028716802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2561.75" calcext:value-type="float">
            <text:p>1443142561.75</text:p>
          </table:table-cell>
          <table:table-cell office:value-type="float" office:value="4480" calcext:value-type="float">
            <text:p>4480</text:p>
          </table:table-cell>
          <table:table-cell table:formula="of:=[.B34]-[.$B$2]" office:value-type="float" office:value="1.7498049736023" calcext:value-type="float">
            <text:p>1.7498049736</text:p>
          </table:table-cell>
          <table:table-cell table:formula="of:=[.C34]/([.D34]-[.D33])" office:value-type="float" office:value="84779.6728915038" calcext:value-type="float">
            <text:p>84779.6728915038</text:p>
          </table:table-cell>
          <table:table-cell/>
          <table:table-cell office:value-type="float" office:value="1443142571.77633" calcext:value-type="float">
            <text:p>1443142571.77633</text:p>
          </table:table-cell>
          <table:table-cell table:formula="of:=[.G34]-[.$B$2]" office:value-type="float" office:value="11.7761325836182" calcext:value-type="float">
            <text:p>11.7761325836</text:p>
          </table:table-cell>
          <table:table-cell table:formula="of:=[.C34]/([.H34]-[.H33])" office:value-type="float" office:value="88794.3460386168" calcext:value-type="float">
            <text:p>88794.3460386168</text:p>
          </table:table-cell>
          <table:table-cell table:formula="of:=[.G34]-[.$B34]" office:value-type="float" office:value="10.0263276100159" calcext:value-type="float">
            <text:p>10.026327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2561.80284" calcext:value-type="float">
            <text:p>1443142561.80284</text:p>
          </table:table-cell>
          <table:table-cell office:value-type="float" office:value="4480" calcext:value-type="float">
            <text:p>4480</text:p>
          </table:table-cell>
          <table:table-cell table:formula="of:=[.B35]-[.$B$2]" office:value-type="float" office:value="1.80264115333557" calcext:value-type="float">
            <text:p>1.8026411533</text:p>
          </table:table-cell>
          <table:table-cell table:formula="of:=[.C35]/([.D35]-[.D34])" office:value-type="float" office:value="84790.3845928226" calcext:value-type="float">
            <text:p>84790.3845928226</text:p>
          </table:table-cell>
          <table:table-cell/>
          <table:table-cell office:value-type="float" office:value="1443142571.82674" calcext:value-type="float">
            <text:p>1443142571.82674</text:p>
          </table:table-cell>
          <table:table-cell table:formula="of:=[.G35]-[.$B$2]" office:value-type="float" office:value="11.8265402317047" calcext:value-type="float">
            <text:p>11.8265402317</text:p>
          </table:table-cell>
          <table:table-cell table:formula="of:=[.C35]/([.H35]-[.H34])" office:value-type="float" office:value="88875.4022466596" calcext:value-type="float">
            <text:p>88875.4022466596</text:p>
          </table:table-cell>
          <table:table-cell table:formula="of:=[.G35]-[.$B35]" office:value-type="float" office:value="10.0238990783691" calcext:value-type="float">
            <text:p>10.023899078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2561.85567" calcext:value-type="float">
            <text:p>1443142561.85567</text:p>
          </table:table-cell>
          <table:table-cell office:value-type="float" office:value="4480" calcext:value-type="float">
            <text:p>4480</text:p>
          </table:table-cell>
          <table:table-cell table:formula="of:=[.B36]-[.$B$2]" office:value-type="float" office:value="1.85547733306885" calcext:value-type="float">
            <text:p>1.8554773331</text:p>
          </table:table-cell>
          <table:table-cell table:formula="of:=[.C36]/([.D36]-[.D35])" office:value-type="float" office:value="84790.3845928226" calcext:value-type="float">
            <text:p>84790.3845928226</text:p>
          </table:table-cell>
          <table:table-cell/>
          <table:table-cell office:value-type="float" office:value="1443142571.87721" calcext:value-type="float">
            <text:p>1443142571.87721</text:p>
          </table:table-cell>
          <table:table-cell table:formula="of:=[.G36]-[.$B$2]" office:value-type="float" office:value="11.8770196437836" calcext:value-type="float">
            <text:p>11.8770196438</text:p>
          </table:table-cell>
          <table:table-cell table:formula="of:=[.C36]/([.H36]-[.H35])" office:value-type="float" office:value="88749.052643511" calcext:value-type="float">
            <text:p>88749.052643511</text:p>
          </table:table-cell>
          <table:table-cell table:formula="of:=[.G36]-[.$B36]" office:value-type="float" office:value="10.0215423107147" calcext:value-type="float">
            <text:p>10.021542310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2561.90852" calcext:value-type="float">
            <text:p>1443142561.90852</text:p>
          </table:table-cell>
          <table:table-cell office:value-type="float" office:value="4480" calcext:value-type="float">
            <text:p>4480</text:p>
          </table:table-cell>
          <table:table-cell table:formula="of:=[.B37]-[.$B$2]" office:value-type="float" office:value="1.90832948684692" calcext:value-type="float">
            <text:p>1.9083294868</text:p>
          </table:table-cell>
          <table:table-cell table:formula="of:=[.C37]/([.D37]-[.D36])" office:value-type="float" office:value="84764.7575311939" calcext:value-type="float">
            <text:p>84764.7575311939</text:p>
          </table:table-cell>
          <table:table-cell/>
          <table:table-cell office:value-type="float" office:value="1443142571.9276" calcext:value-type="float">
            <text:p>1443142571.9276</text:p>
          </table:table-cell>
          <table:table-cell table:formula="of:=[.G37]-[.$B$2]" office:value-type="float" office:value="11.9274022579193" calcext:value-type="float">
            <text:p>11.9274022579</text:p>
          </table:table-cell>
          <table:table-cell table:formula="of:=[.C37]/([.H37]-[.H36])" office:value-type="float" office:value="88919.5623698656" calcext:value-type="float">
            <text:p>88919.5623698656</text:p>
          </table:table-cell>
          <table:table-cell table:formula="of:=[.G37]-[.$B37]" office:value-type="float" office:value="10.0190727710724" calcext:value-type="float">
            <text:p>10.01907277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2561.96142" calcext:value-type="float">
            <text:p>1443142561.96142</text:p>
          </table:table-cell>
          <table:table-cell office:value-type="float" office:value="4480" calcext:value-type="float">
            <text:p>4480</text:p>
          </table:table-cell>
          <table:table-cell table:formula="of:=[.B38]-[.$B$2]" office:value-type="float" office:value="1.96122789382935" calcext:value-type="float">
            <text:p>1.9612278938</text:p>
          </table:table-cell>
          <table:table-cell table:formula="of:=[.C38]/([.D38]-[.D37])" office:value-type="float" office:value="84690.6410903584" calcext:value-type="float">
            <text:p>84690.6410903584</text:p>
          </table:table-cell>
          <table:table-cell/>
          <table:table-cell office:value-type="float" office:value="1443142571.97802" calcext:value-type="float">
            <text:p>1443142571.97802</text:p>
          </table:table-cell>
          <table:table-cell table:formula="of:=[.G38]-[.$B$2]" office:value-type="float" office:value="11.9778237342834" calcext:value-type="float">
            <text:p>11.9778237343</text:p>
          </table:table-cell>
          <table:table-cell table:formula="of:=[.C38]/([.H38]-[.H37])" office:value-type="float" office:value="88851.0278367528" calcext:value-type="float">
            <text:p>88851.0278367528</text:p>
          </table:table-cell>
          <table:table-cell table:formula="of:=[.G38]-[.$B38]" office:value-type="float" office:value="10.0165958404541" calcext:value-type="float">
            <text:p>10.016595840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2562.01185" calcext:value-type="float">
            <text:p>1443142562.01185</text:p>
          </table:table-cell>
          <table:table-cell office:value-type="float" office:value="4480" calcext:value-type="float">
            <text:p>4480</text:p>
          </table:table-cell>
          <table:table-cell table:formula="of:=[.B39]-[.$B$2]" office:value-type="float" office:value="2.01165843009949" calcext:value-type="float">
            <text:p>2.0116584301</text:p>
          </table:table-cell>
          <table:table-cell table:formula="of:=[.C39]/([.D39]-[.D38])" office:value-type="float" office:value="88835.0656436004" calcext:value-type="float">
            <text:p>88835.0656436004</text:p>
          </table:table-cell>
          <table:table-cell/>
          <table:table-cell office:value-type="float" office:value="1443142572.02852" calcext:value-type="float">
            <text:p>1443142572.02852</text:p>
          </table:table-cell>
          <table:table-cell table:formula="of:=[.G39]-[.$B$2]" office:value-type="float" office:value="12.0283265113831" calcext:value-type="float">
            <text:p>12.0283265114</text:p>
          </table:table-cell>
          <table:table-cell table:formula="of:=[.C39]/([.H39]-[.H38])" office:value-type="float" office:value="88707.9930508347" calcext:value-type="float">
            <text:p>88707.9930508347</text:p>
          </table:table-cell>
          <table:table-cell table:formula="of:=[.G39]-[.$B39]" office:value-type="float" office:value="10.0166680812836" calcext:value-type="float">
            <text:p>10.01666808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2562.05574" calcext:value-type="float">
            <text:p>1443142562.05574</text:p>
          </table:table-cell>
          <table:table-cell office:value-type="float" office:value="4480" calcext:value-type="float">
            <text:p>4480</text:p>
          </table:table-cell>
          <table:table-cell table:formula="of:=[.B40]-[.$B$2]" office:value-type="float" office:value="2.05554819107056" calcext:value-type="float">
            <text:p>2.0555481911</text:p>
          </table:table-cell>
          <table:table-cell table:formula="of:=[.C40]/([.D40]-[.D39])" office:value-type="float" office:value="102073.921135115" calcext:value-type="float">
            <text:p>102073.921135115</text:p>
          </table:table-cell>
          <table:table-cell/>
          <table:table-cell office:value-type="float" office:value="1443142572.04489" calcext:value-type="float">
            <text:p>1443142572.04489</text:p>
          </table:table-cell>
          <table:table-cell table:formula="of:=[.G40]-[.$B$2]" office:value-type="float" office:value="12.04469871521" calcext:value-type="float">
            <text:p>12.0446987152</text:p>
          </table:table-cell>
          <table:table-cell table:formula="of:=[.C40]/([.H40]-[.H39])" office:value-type="float" office:value="273634.511722732" calcext:value-type="float">
            <text:p>273634.511722732</text:p>
          </table:table-cell>
          <table:table-cell table:formula="of:=[.G40]-[.$B40]" office:value-type="float" office:value="9.9891505241394" calcext:value-type="float">
            <text:p>9.989150524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2562.09963" calcext:value-type="float">
            <text:p>1443142562.09963</text:p>
          </table:table-cell>
          <table:table-cell office:value-type="float" office:value="4480" calcext:value-type="float">
            <text:p>4480</text:p>
          </table:table-cell>
          <table:table-cell table:formula="of:=[.B41]-[.$B$2]" office:value-type="float" office:value="2.09943628311157" calcext:value-type="float">
            <text:p>2.0994362831</text:p>
          </table:table-cell>
          <table:table-cell table:formula="of:=[.C41]/([.D41]-[.D40])" office:value-type="float" office:value="102077.802694481" calcext:value-type="float">
            <text:p>102077.802694481</text:p>
          </table:table-cell>
          <table:table-cell/>
          <table:table-cell office:value-type="float" office:value="1443142572.06126" calcext:value-type="float">
            <text:p>1443142572.06126</text:p>
          </table:table-cell>
          <table:table-cell table:formula="of:=[.G41]-[.$B$2]" office:value-type="float" office:value="12.0610694885254" calcext:value-type="float">
            <text:p>12.0610694885</text:p>
          </table:table-cell>
          <table:table-cell table:formula="of:=[.C41]/([.H41]-[.H40])" office:value-type="float" office:value="273658.422463008" calcext:value-type="float">
            <text:p>273658.422463008</text:p>
          </table:table-cell>
          <table:table-cell table:formula="of:=[.G41]-[.$B41]" office:value-type="float" office:value="9.96163320541382" calcext:value-type="float">
            <text:p>9.961633205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2562.14351" calcext:value-type="float">
            <text:p>1443142562.14351</text:p>
          </table:table-cell>
          <table:table-cell office:value-type="float" office:value="4480" calcext:value-type="float">
            <text:p>4480</text:p>
          </table:table-cell>
          <table:table-cell table:formula="of:=[.B42]-[.$B$2]" office:value-type="float" office:value="2.14331698417664" calcext:value-type="float">
            <text:p>2.1433169842</text:p>
          </table:table-cell>
          <table:table-cell table:formula="of:=[.C42]/([.D42]-[.D41])" office:value-type="float" office:value="102094.996006498" calcext:value-type="float">
            <text:p>102094.996006498</text:p>
          </table:table-cell>
          <table:table-cell/>
          <table:table-cell office:value-type="float" office:value="1443142572.08888" calcext:value-type="float">
            <text:p>1443142572.08888</text:p>
          </table:table-cell>
          <table:table-cell table:formula="of:=[.G42]-[.$B$2]" office:value-type="float" office:value="12.0886878967285" calcext:value-type="float">
            <text:p>12.0886878967</text:p>
          </table:table-cell>
          <table:table-cell table:formula="of:=[.C42]/([.H42]-[.H41])" office:value-type="float" office:value="162210.651933702" calcext:value-type="float">
            <text:p>162210.651933702</text:p>
          </table:table-cell>
          <table:table-cell table:formula="of:=[.G42]-[.$B42]" office:value-type="float" office:value="9.94537091255188" calcext:value-type="float">
            <text:p>9.945370912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2562.18739" calcext:value-type="float">
            <text:p>1443142562.18739</text:p>
          </table:table-cell>
          <table:table-cell office:value-type="float" office:value="4480" calcext:value-type="float">
            <text:p>4480</text:p>
          </table:table-cell>
          <table:table-cell table:formula="of:=[.B43]-[.$B$2]" office:value-type="float" office:value="2.18719983100891" calcext:value-type="float">
            <text:p>2.187199831</text:p>
          </table:table-cell>
          <table:table-cell table:formula="of:=[.C43]/([.D43]-[.D42])" office:value-type="float" office:value="102090.003803149" calcext:value-type="float">
            <text:p>102090.003803149</text:p>
          </table:table-cell>
          <table:table-cell/>
          <table:table-cell office:value-type="float" office:value="1443142572.13556" calcext:value-type="float">
            <text:p>1443142572.13556</text:p>
          </table:table-cell>
          <table:table-cell table:formula="of:=[.G43]-[.$B$2]" office:value-type="float" office:value="12.1353676319122" calcext:value-type="float">
            <text:p>12.1353676319</text:p>
          </table:table-cell>
          <table:table-cell table:formula="of:=[.C43]/([.H43]-[.H42])" office:value-type="float" office:value="95973.123719923" calcext:value-type="float">
            <text:p>95973.123719923</text:p>
          </table:table-cell>
          <table:table-cell table:formula="of:=[.G43]-[.$B43]" office:value-type="float" office:value="9.94816780090332" calcext:value-type="float">
            <text:p>9.948167800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2562.2313" calcext:value-type="float">
            <text:p>1443142562.2313</text:p>
          </table:table-cell>
          <table:table-cell office:value-type="float" office:value="4480" calcext:value-type="float">
            <text:p>4480</text:p>
          </table:table-cell>
          <table:table-cell table:formula="of:=[.B44]-[.$B$2]" office:value-type="float" office:value="2.2311098575592" calcext:value-type="float">
            <text:p>2.2311098576</text:p>
          </table:table-cell>
          <table:table-cell table:formula="of:=[.C44]/([.D44]-[.D43])" office:value-type="float" office:value="102026.811458854" calcext:value-type="float">
            <text:p>102026.811458854</text:p>
          </table:table-cell>
          <table:table-cell/>
          <table:table-cell office:value-type="float" office:value="1443142572.18223" calcext:value-type="float">
            <text:p>1443142572.18223</text:p>
          </table:table-cell>
          <table:table-cell table:formula="of:=[.G44]-[.$B$2]" office:value-type="float" office:value="12.1820392608643" calcext:value-type="float">
            <text:p>12.1820392609</text:p>
          </table:table-cell>
          <table:table-cell table:formula="of:=[.C44]/([.H44]-[.H43])" office:value-type="float" office:value="95989.7929554801" calcext:value-type="float">
            <text:p>95989.7929554801</text:p>
          </table:table-cell>
          <table:table-cell table:formula="of:=[.G44]-[.$B44]" office:value-type="float" office:value="9.95092940330505" calcext:value-type="float">
            <text:p>9.95092940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2562.27519" calcext:value-type="float">
            <text:p>1443142562.27519</text:p>
          </table:table-cell>
          <table:table-cell office:value-type="float" office:value="4480" calcext:value-type="float">
            <text:p>4480</text:p>
          </table:table-cell>
          <table:table-cell table:formula="of:=[.B45]-[.$B$2]" office:value-type="float" office:value="2.27499747276306" calcext:value-type="float">
            <text:p>2.2749974728</text:p>
          </table:table-cell>
          <table:table-cell table:formula="of:=[.C45]/([.D45]-[.D44])" office:value-type="float" office:value="102078.911765665" calcext:value-type="float">
            <text:p>102078.911765665</text:p>
          </table:table-cell>
          <table:table-cell/>
          <table:table-cell office:value-type="float" office:value="1443142572.22891" calcext:value-type="float">
            <text:p>1443142572.22891</text:p>
          </table:table-cell>
          <table:table-cell table:formula="of:=[.G45]-[.$B$2]" office:value-type="float" office:value="12.2287142276764" calcext:value-type="float">
            <text:p>12.2287142277</text:p>
          </table:table-cell>
          <table:table-cell table:formula="of:=[.C45]/([.H45]-[.H44])" office:value-type="float" office:value="95982.9284513891" calcext:value-type="float">
            <text:p>95982.9284513891</text:p>
          </table:table-cell>
          <table:table-cell table:formula="of:=[.G45]-[.$B45]" office:value-type="float" office:value="9.95371675491333" calcext:value-type="float">
            <text:p>9.953716754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2562.31908" calcext:value-type="float">
            <text:p>1443142562.31908</text:p>
          </table:table-cell>
          <table:table-cell office:value-type="float" office:value="4480" calcext:value-type="float">
            <text:p>4480</text:p>
          </table:table-cell>
          <table:table-cell table:formula="of:=[.B46]-[.$B$2]" office:value-type="float" office:value="2.31888222694397" calcext:value-type="float">
            <text:p>2.3188822269</text:p>
          </table:table-cell>
          <table:table-cell table:formula="of:=[.C46]/([.D46]-[.D45])" office:value-type="float" office:value="102085.566698901" calcext:value-type="float">
            <text:p>102085.566698901</text:p>
          </table:table-cell>
          <table:table-cell/>
          <table:table-cell office:value-type="float" office:value="1443142572.27562" calcext:value-type="float">
            <text:p>1443142572.27562</text:p>
          </table:table-cell>
          <table:table-cell table:formula="of:=[.G46]-[.$B$2]" office:value-type="float" office:value="12.2754266262054" calcext:value-type="float">
            <text:p>12.2754266262</text:p>
          </table:table-cell>
          <table:table-cell table:formula="of:=[.C46]/([.H46]-[.H45])" office:value-type="float" office:value="95906.0151281606" calcext:value-type="float">
            <text:p>95906.0151281606</text:p>
          </table:table-cell>
          <table:table-cell table:formula="of:=[.G46]-[.$B46]" office:value-type="float" office:value="9.95654439926147" calcext:value-type="float">
            <text:p>9.956544399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2562.36296" calcext:value-type="float">
            <text:p>1443142562.36296</text:p>
          </table:table-cell>
          <table:table-cell office:value-type="float" office:value="4480" calcext:value-type="float">
            <text:p>4480</text:p>
          </table:table-cell>
          <table:table-cell table:formula="of:=[.B47]-[.$B$2]" office:value-type="float" office:value="2.36276698112488" calcext:value-type="float">
            <text:p>2.3627669811</text:p>
          </table:table-cell>
          <table:table-cell table:formula="of:=[.C47]/([.D47]-[.D46])" office:value-type="float" office:value="102085.566698901" calcext:value-type="float">
            <text:p>102085.566698901</text:p>
          </table:table-cell>
          <table:table-cell/>
          <table:table-cell office:value-type="float" office:value="1443142572.32227" calcext:value-type="float">
            <text:p>1443142572.32227</text:p>
          </table:table-cell>
          <table:table-cell table:formula="of:=[.G47]-[.$B$2]" office:value-type="float" office:value="12.3220796585083" calcext:value-type="float">
            <text:p>12.3220796585</text:p>
          </table:table-cell>
          <table:table-cell table:formula="of:=[.C47]/([.H47]-[.H46])" office:value-type="float" office:value="96028.0560311125" calcext:value-type="float">
            <text:p>96028.0560311125</text:p>
          </table:table-cell>
          <table:table-cell table:formula="of:=[.G47]-[.$B47]" office:value-type="float" office:value="9.95931267738342" calcext:value-type="float">
            <text:p>9.959312677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2562.40689" calcext:value-type="float">
            <text:p>1443142562.40689</text:p>
          </table:table-cell>
          <table:table-cell office:value-type="float" office:value="4480" calcext:value-type="float">
            <text:p>4480</text:p>
          </table:table-cell>
          <table:table-cell table:formula="of:=[.B48]-[.$B$2]" office:value-type="float" office:value="2.40669226646423" calcext:value-type="float">
            <text:p>2.4066922665</text:p>
          </table:table-cell>
          <table:table-cell table:formula="of:=[.C48]/([.D48]-[.D47])" office:value-type="float" office:value="101991.369330641" calcext:value-type="float">
            <text:p>101991.369330641</text:p>
          </table:table-cell>
          <table:table-cell/>
          <table:table-cell office:value-type="float" office:value="1443142572.36906" calcext:value-type="float">
            <text:p>1443142572.36906</text:p>
          </table:table-cell>
          <table:table-cell table:formula="of:=[.G48]-[.$B$2]" office:value-type="float" office:value="12.3688607215881" calcext:value-type="float">
            <text:p>12.3688607216</text:p>
          </table:table-cell>
          <table:table-cell table:formula="of:=[.C48]/([.H48]-[.H47])" office:value-type="float" office:value="95765.2457011223" calcext:value-type="float">
            <text:p>95765.2457011223</text:p>
          </table:table-cell>
          <table:table-cell table:formula="of:=[.G48]-[.$B48]" office:value-type="float" office:value="9.9621684551239" calcext:value-type="float">
            <text:p>9.962168455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2562.45077" calcext:value-type="float">
            <text:p>1443142562.45077</text:p>
          </table:table-cell>
          <table:table-cell office:value-type="float" office:value="4480" calcext:value-type="float">
            <text:p>4480</text:p>
          </table:table-cell>
          <table:table-cell table:formula="of:=[.B49]-[.$B$2]" office:value-type="float" office:value="2.4505774974823" calcext:value-type="float">
            <text:p>2.4505774975</text:p>
          </table:table-cell>
          <table:table-cell table:formula="of:=[.C49]/([.D49]-[.D48])" office:value-type="float" office:value="102084.457483104" calcext:value-type="float">
            <text:p>102084.457483104</text:p>
          </table:table-cell>
          <table:table-cell/>
          <table:table-cell office:value-type="float" office:value="1443142572.41567" calcext:value-type="float">
            <text:p>1443142572.41567</text:p>
          </table:table-cell>
          <table:table-cell table:formula="of:=[.G49]-[.$B$2]" office:value-type="float" office:value="12.4154767990112" calcext:value-type="float">
            <text:p>12.415476799</text:p>
          </table:table-cell>
          <table:table-cell table:formula="of:=[.C49]/([.H49]-[.H48])" office:value-type="float" office:value="96104.1822403617" calcext:value-type="float">
            <text:p>96104.1822403617</text:p>
          </table:table-cell>
          <table:table-cell table:formula="of:=[.G49]-[.$B49]" office:value-type="float" office:value="9.96489930152893" calcext:value-type="float">
            <text:p>9.964899301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2562.49465" calcext:value-type="float">
            <text:p>1443142562.49465</text:p>
          </table:table-cell>
          <table:table-cell office:value-type="float" office:value="4480" calcext:value-type="float">
            <text:p>4480</text:p>
          </table:table-cell>
          <table:table-cell table:formula="of:=[.B50]-[.$B$2]" office:value-type="float" office:value="2.49445652961731" calcext:value-type="float">
            <text:p>2.4944565296</text:p>
          </table:table-cell>
          <table:table-cell table:formula="of:=[.C50]/([.D50]-[.D49])" office:value-type="float" office:value="102098.879168885" calcext:value-type="float">
            <text:p>102098.879168885</text:p>
          </table:table-cell>
          <table:table-cell/>
          <table:table-cell office:value-type="float" office:value="1443142572.46231" calcext:value-type="float">
            <text:p>1443142572.46231</text:p>
          </table:table-cell>
          <table:table-cell table:formula="of:=[.G50]-[.$B$2]" office:value-type="float" office:value="12.4621195793152" calcext:value-type="float">
            <text:p>12.4621195793</text:p>
          </table:table-cell>
          <table:table-cell table:formula="of:=[.C50]/([.H50]-[.H49])" office:value-type="float" office:value="96049.1628244579" calcext:value-type="float">
            <text:p>96049.1628244579</text:p>
          </table:table-cell>
          <table:table-cell table:formula="of:=[.G50]-[.$B50]" office:value-type="float" office:value="9.96766304969788" calcext:value-type="float">
            <text:p>9.967663049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2562.53855" calcext:value-type="float">
            <text:p>1443142562.53855</text:p>
          </table:table-cell>
          <table:table-cell office:value-type="float" office:value="4480" calcext:value-type="float">
            <text:p>4480</text:p>
          </table:table-cell>
          <table:table-cell table:formula="of:=[.B51]-[.$B$2]" office:value-type="float" office:value="2.53835153579712" calcext:value-type="float">
            <text:p>2.5383515358</text:p>
          </table:table-cell>
          <table:table-cell table:formula="of:=[.C51]/([.D51]-[.D50])" office:value-type="float" office:value="102061.723870099" calcext:value-type="float">
            <text:p>102061.723870099</text:p>
          </table:table-cell>
          <table:table-cell/>
          <table:table-cell office:value-type="float" office:value="1443142572.50904" calcext:value-type="float">
            <text:p>1443142572.50904</text:p>
          </table:table-cell>
          <table:table-cell table:formula="of:=[.G51]-[.$B$2]" office:value-type="float" office:value="12.5088415145874" calcext:value-type="float">
            <text:p>12.5088415146</text:p>
          </table:table-cell>
          <table:table-cell table:formula="of:=[.C51]/([.H51]-[.H50])" office:value-type="float" office:value="95886.4390761663" calcext:value-type="float">
            <text:p>95886.4390761663</text:p>
          </table:table-cell>
          <table:table-cell table:formula="of:=[.G51]-[.$B51]" office:value-type="float" office:value="9.97048997879028" calcext:value-type="float">
            <text:p>9.970489978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2562.58243" calcext:value-type="float">
            <text:p>1443142562.58243</text:p>
          </table:table-cell>
          <table:table-cell office:value-type="float" office:value="4480" calcext:value-type="float">
            <text:p>4480</text:p>
          </table:table-cell>
          <table:table-cell table:formula="of:=[.B52]-[.$B$2]" office:value-type="float" office:value="2.58223462104797" calcext:value-type="float">
            <text:p>2.582234621</text:p>
          </table:table-cell>
          <table:table-cell table:formula="of:=[.C52]/([.D52]-[.D51])" office:value-type="float" office:value="102089.449144024" calcext:value-type="float">
            <text:p>102089.449144024</text:p>
          </table:table-cell>
          <table:table-cell/>
          <table:table-cell office:value-type="float" office:value="1443142572.55578" calcext:value-type="float">
            <text:p>1443142572.55578</text:p>
          </table:table-cell>
          <table:table-cell table:formula="of:=[.G52]-[.$B$2]" office:value-type="float" office:value="12.5555808544159" calcext:value-type="float">
            <text:p>12.5555808544</text:p>
          </table:table-cell>
          <table:table-cell table:formula="of:=[.C52]/([.H52]-[.H51])" office:value-type="float" office:value="95850.7333744816" calcext:value-type="float">
            <text:p>95850.7333744816</text:p>
          </table:table-cell>
          <table:table-cell table:formula="of:=[.G52]-[.$B52]" office:value-type="float" office:value="9.97334623336792" calcext:value-type="float">
            <text:p>9.973346233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2562.62631" calcext:value-type="float">
            <text:p>1443142562.62631</text:p>
          </table:table-cell>
          <table:table-cell office:value-type="float" office:value="4480" calcext:value-type="float">
            <text:p>4480</text:p>
          </table:table-cell>
          <table:table-cell table:formula="of:=[.B53]-[.$B$2]" office:value-type="float" office:value="2.62611603736877" calcext:value-type="float">
            <text:p>2.6261160374</text:p>
          </table:table-cell>
          <table:table-cell table:formula="of:=[.C53]/([.D53]-[.D52])" office:value-type="float" office:value="102093.331884467" calcext:value-type="float">
            <text:p>102093.331884467</text:p>
          </table:table-cell>
          <table:table-cell/>
          <table:table-cell office:value-type="float" office:value="1443142572.60241" calcext:value-type="float">
            <text:p>1443142572.60241</text:p>
          </table:table-cell>
          <table:table-cell table:formula="of:=[.G53]-[.$B$2]" office:value-type="float" office:value="12.6022136211395" calcext:value-type="float">
            <text:p>12.6022136211</text:p>
          </table:table-cell>
          <table:table-cell table:formula="of:=[.C53]/([.H53]-[.H52])" office:value-type="float" office:value="96069.7877213792" calcext:value-type="float">
            <text:p>96069.7877213792</text:p>
          </table:table-cell>
          <table:table-cell table:formula="of:=[.G53]-[.$B53]" office:value-type="float" office:value="9.97609758377075" calcext:value-type="float">
            <text:p>9.976097583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2562.67019" calcext:value-type="float">
            <text:p>1443142562.67019</text:p>
          </table:table-cell>
          <table:table-cell office:value-type="float" office:value="4480" calcext:value-type="float">
            <text:p>4480</text:p>
          </table:table-cell>
          <table:table-cell table:formula="of:=[.B54]-[.$B$2]" office:value-type="float" office:value="2.66999936103821" calcext:value-type="float">
            <text:p>2.669999361</text:p>
          </table:table-cell>
          <table:table-cell table:formula="of:=[.C54]/([.D54]-[.D53])" office:value-type="float" office:value="102088.894490927" calcext:value-type="float">
            <text:p>102088.894490927</text:p>
          </table:table-cell>
          <table:table-cell/>
          <table:table-cell office:value-type="float" office:value="1443142572.64909" calcext:value-type="float">
            <text:p>1443142572.64909</text:p>
          </table:table-cell>
          <table:table-cell table:formula="of:=[.G54]-[.$B$2]" office:value-type="float" office:value="12.6488971710205" calcext:value-type="float">
            <text:p>12.648897171</text:p>
          </table:table-cell>
          <table:table-cell table:formula="of:=[.C54]/([.H54]-[.H53])" office:value-type="float" office:value="95965.2813768801" calcext:value-type="float">
            <text:p>95965.2813768801</text:p>
          </table:table-cell>
          <table:table-cell table:formula="of:=[.G54]-[.$B54]" office:value-type="float" office:value="9.9788978099823" calcext:value-type="float">
            <text:p>9.978897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2562.71409" calcext:value-type="float">
            <text:p>1443142562.71409</text:p>
          </table:table-cell>
          <table:table-cell office:value-type="float" office:value="4480" calcext:value-type="float">
            <text:p>4480</text:p>
          </table:table-cell>
          <table:table-cell table:formula="of:=[.B55]-[.$B$2]" office:value-type="float" office:value="2.71389293670654" calcext:value-type="float">
            <text:p>2.7138929367</text:p>
          </table:table-cell>
          <table:table-cell table:formula="of:=[.C55]/([.D55]-[.D54])" office:value-type="float" office:value="102065.05010782" calcext:value-type="float">
            <text:p>102065.05010782</text:p>
          </table:table-cell>
          <table:table-cell/>
          <table:table-cell office:value-type="float" office:value="1443142572.69573" calcext:value-type="float">
            <text:p>1443142572.69573</text:p>
          </table:table-cell>
          <table:table-cell table:formula="of:=[.G55]-[.$B$2]" office:value-type="float" office:value="12.6955363750458" calcext:value-type="float">
            <text:p>12.695536375</text:p>
          </table:table-cell>
          <table:table-cell table:formula="of:=[.C55]/([.H55]-[.H54])" office:value-type="float" office:value="96056.5278423875" calcext:value-type="float">
            <text:p>96056.5278423875</text:p>
          </table:table-cell>
          <table:table-cell table:formula="of:=[.G55]-[.$B55]" office:value-type="float" office:value="9.98164343833923" calcext:value-type="float">
            <text:p>9.981643438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2562.75797" calcext:value-type="float">
            <text:p>1443142562.75797</text:p>
          </table:table-cell>
          <table:table-cell office:value-type="float" office:value="4480" calcext:value-type="float">
            <text:p>4480</text:p>
          </table:table-cell>
          <table:table-cell table:formula="of:=[.B56]-[.$B$2]" office:value-type="float" office:value="2.75777244567871" calcext:value-type="float">
            <text:p>2.7577724457</text:p>
          </table:table-cell>
          <table:table-cell table:formula="of:=[.C56]/([.D56]-[.D55])" office:value-type="float" office:value="102097.769663776" calcext:value-type="float">
            <text:p>102097.769663776</text:p>
          </table:table-cell>
          <table:table-cell/>
          <table:table-cell office:value-type="float" office:value="1443142572.74253" calcext:value-type="float">
            <text:p>1443142572.74253</text:p>
          </table:table-cell>
          <table:table-cell table:formula="of:=[.G56]-[.$B$2]" office:value-type="float" office:value="12.7423310279846" calcext:value-type="float">
            <text:p>12.742331028</text:p>
          </table:table-cell>
          <table:table-cell table:formula="of:=[.C56]/([.H56]-[.H55])" office:value-type="float" office:value="95737.4340580116" calcext:value-type="float">
            <text:p>95737.4340580116</text:p>
          </table:table-cell>
          <table:table-cell table:formula="of:=[.G56]-[.$B56]" office:value-type="float" office:value="9.98455858230591" calcext:value-type="float">
            <text:p>9.984558582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2562.80185" calcext:value-type="float">
            <text:p>1443142562.80185</text:p>
          </table:table-cell>
          <table:table-cell office:value-type="float" office:value="4480" calcext:value-type="float">
            <text:p>4480</text:p>
          </table:table-cell>
          <table:table-cell table:formula="of:=[.B57]-[.$B$2]" office:value-type="float" office:value="2.80165505409241" calcext:value-type="float">
            <text:p>2.8016550541</text:p>
          </table:table-cell>
          <table:table-cell table:formula="of:=[.C57]/([.D57]-[.D56])" office:value-type="float" office:value="102090.558468301" calcext:value-type="float">
            <text:p>102090.558468301</text:p>
          </table:table-cell>
          <table:table-cell/>
          <table:table-cell office:value-type="float" office:value="1443142572.78919" calcext:value-type="float">
            <text:p>1443142572.78919</text:p>
          </table:table-cell>
          <table:table-cell table:formula="of:=[.G57]-[.$B$2]" office:value-type="float" office:value="12.7889909744263" calcext:value-type="float">
            <text:p>12.7889909744</text:p>
          </table:table-cell>
          <table:table-cell table:formula="of:=[.C57]/([.H57]-[.H56])" office:value-type="float" office:value="96013.8264539667" calcext:value-type="float">
            <text:p>96013.8264539667</text:p>
          </table:table-cell>
          <table:table-cell table:formula="of:=[.G57]-[.$B57]" office:value-type="float" office:value="9.98733592033386" calcext:value-type="float">
            <text:p>9.987335920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2562.84573" calcext:value-type="float">
            <text:p>1443142562.84573</text:p>
          </table:table-cell>
          <table:table-cell office:value-type="float" office:value="4480" calcext:value-type="float">
            <text:p>4480</text:p>
          </table:table-cell>
          <table:table-cell table:formula="of:=[.B58]-[.$B$2]" office:value-type="float" office:value="2.84553623199463" calcext:value-type="float">
            <text:p>2.845536232</text:p>
          </table:table-cell>
          <table:table-cell table:formula="of:=[.C58]/([.D58]-[.D57])" office:value-type="float" office:value="102093.886585783" calcext:value-type="float">
            <text:p>102093.886585783</text:p>
          </table:table-cell>
          <table:table-cell/>
          <table:table-cell office:value-type="float" office:value="1443142572.83583" calcext:value-type="float">
            <text:p>1443142572.83583</text:p>
          </table:table-cell>
          <table:table-cell table:formula="of:=[.G58]-[.$B$2]" office:value-type="float" office:value="12.8356380462646" calcext:value-type="float">
            <text:p>12.8356380463</text:p>
          </table:table-cell>
          <table:table-cell table:formula="of:=[.C58]/([.H58]-[.H57])" office:value-type="float" office:value="96040.3262936234" calcext:value-type="float">
            <text:p>96040.3262936234</text:p>
          </table:table-cell>
          <table:table-cell table:formula="of:=[.G58]-[.$B58]" office:value-type="float" office:value="9.99010181427002" calcext:value-type="float">
            <text:p>9.990101814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2562.88963" calcext:value-type="float">
            <text:p>1443142562.88963</text:p>
          </table:table-cell>
          <table:table-cell office:value-type="float" office:value="4480" calcext:value-type="float">
            <text:p>4480</text:p>
          </table:table-cell>
          <table:table-cell table:formula="of:=[.B59]-[.$B$2]" office:value-type="float" office:value="2.88943552970886" calcext:value-type="float">
            <text:p>2.8894355297</text:p>
          </table:table-cell>
          <table:table-cell table:formula="of:=[.C59]/([.D59]-[.D58])" office:value-type="float" office:value="102051.746457608" calcext:value-type="float">
            <text:p>102051.746457608</text:p>
          </table:table-cell>
          <table:table-cell/>
          <table:table-cell office:value-type="float" office:value="1443142572.88256" calcext:value-type="float">
            <text:p>1443142572.88256</text:p>
          </table:table-cell>
          <table:table-cell table:formula="of:=[.G59]-[.$B$2]" office:value-type="float" office:value="12.8823666572571" calcext:value-type="float">
            <text:p>12.8823666573</text:p>
          </table:table-cell>
          <table:table-cell table:formula="of:=[.C59]/([.H59]-[.H58])" office:value-type="float" office:value="95872.7405940998" calcext:value-type="float">
            <text:p>95872.7405940998</text:p>
          </table:table-cell>
          <table:table-cell table:formula="of:=[.G59]-[.$B59]" office:value-type="float" office:value="9.99293112754822" calcext:value-type="float">
            <text:p>9.992931127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2562.93351" calcext:value-type="float">
            <text:p>1443142562.93351</text:p>
          </table:table-cell>
          <table:table-cell office:value-type="float" office:value="4480" calcext:value-type="float">
            <text:p>4480</text:p>
          </table:table-cell>
          <table:table-cell table:formula="of:=[.B60]-[.$B$2]" office:value-type="float" office:value="2.93331599235535" calcext:value-type="float">
            <text:p>2.9333159924</text:p>
          </table:table-cell>
          <table:table-cell table:formula="of:=[.C60]/([.D60]-[.D59])" office:value-type="float" office:value="102095.550725898" calcext:value-type="float">
            <text:p>102095.550725898</text:p>
          </table:table-cell>
          <table:table-cell/>
          <table:table-cell office:value-type="float" office:value="1443142572.92925" calcext:value-type="float">
            <text:p>1443142572.92925</text:p>
          </table:table-cell>
          <table:table-cell table:formula="of:=[.G60]-[.$B$2]" office:value-type="float" office:value="12.9290564060211" calcext:value-type="float">
            <text:p>12.929056406</text:p>
          </table:table-cell>
          <table:table-cell table:formula="of:=[.C60]/([.H60]-[.H59])" office:value-type="float" office:value="95952.5403026079" calcext:value-type="float">
            <text:p>95952.5403026079</text:p>
          </table:table-cell>
          <table:table-cell table:formula="of:=[.G60]-[.$B60]" office:value-type="float" office:value="9.99574041366577" calcext:value-type="float">
            <text:p>9.995740413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2562.9774" calcext:value-type="float">
            <text:p>1443142562.9774</text:p>
          </table:table-cell>
          <table:table-cell office:value-type="float" office:value="4480" calcext:value-type="float">
            <text:p>4480</text:p>
          </table:table-cell>
          <table:table-cell table:formula="of:=[.B61]-[.$B$2]" office:value-type="float" office:value="2.97720646858215" calcext:value-type="float">
            <text:p>2.9772064686</text:p>
          </table:table-cell>
          <table:table-cell table:formula="of:=[.C61]/([.D61]-[.D60])" office:value-type="float" office:value="102072.257700038" calcext:value-type="float">
            <text:p>102072.257700038</text:p>
          </table:table-cell>
          <table:table-cell/>
          <table:table-cell office:value-type="float" office:value="1443142572.97588" calcext:value-type="float">
            <text:p>1443142572.97588</text:p>
          </table:table-cell>
          <table:table-cell table:formula="of:=[.G61]-[.$B$2]" office:value-type="float" office:value="12.9756877422333" calcext:value-type="float">
            <text:p>12.9756877422</text:p>
          </table:table-cell>
          <table:table-cell table:formula="of:=[.C61]/([.H61]-[.H60])" office:value-type="float" office:value="96072.7348583232" calcext:value-type="float">
            <text:p>96072.7348583232</text:p>
          </table:table-cell>
          <table:table-cell table:formula="of:=[.G61]-[.$B61]" office:value-type="float" office:value="9.99848127365112" calcext:value-type="float">
            <text:p>9.998481273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2563.02178" calcext:value-type="float">
            <text:p>1443142563.02178</text:p>
          </table:table-cell>
          <table:table-cell office:value-type="float" office:value="4480" calcext:value-type="float">
            <text:p>4480</text:p>
          </table:table-cell>
          <table:table-cell table:formula="of:=[.B62]-[.$B$2]" office:value-type="float" office:value="3.02158045768738" calcext:value-type="float">
            <text:p>3.0215804577</text:p>
          </table:table-cell>
          <table:table-cell table:formula="of:=[.C62]/([.D62]-[.D61])" office:value-type="float" office:value="100960.046422162" calcext:value-type="float">
            <text:p>100960.046422162</text:p>
          </table:table-cell>
          <table:table-cell/>
          <table:table-cell office:value-type="float" office:value="1443142573.02267" calcext:value-type="float">
            <text:p>1443142573.02267</text:p>
          </table:table-cell>
          <table:table-cell table:formula="of:=[.G62]-[.$B$2]" office:value-type="float" office:value="13.022472858429" calcext:value-type="float">
            <text:p>13.0224728584</text:p>
          </table:table-cell>
          <table:table-cell table:formula="of:=[.C62]/([.H62]-[.H61])" office:value-type="float" office:value="95756.9493097421" calcext:value-type="float">
            <text:p>95756.9493097421</text:p>
          </table:table-cell>
          <table:table-cell table:formula="of:=[.G62]-[.$B62]" office:value-type="float" office:value="10.0008924007416" calcext:value-type="float">
            <text:p>10.000892400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2563.06672" calcext:value-type="float">
            <text:p>1443142563.06672</text:p>
          </table:table-cell>
          <table:table-cell office:value-type="float" office:value="4480" calcext:value-type="float">
            <text:p>4480</text:p>
          </table:table-cell>
          <table:table-cell table:formula="of:=[.B63]-[.$B$2]" office:value-type="float" office:value="3.06652092933655" calcext:value-type="float">
            <text:p>3.0665209293</text:p>
          </table:table-cell>
          <table:table-cell table:formula="of:=[.C63]/([.D63]-[.D62])" office:value-type="float" office:value="99687.4272921154" calcext:value-type="float">
            <text:p>99687.4272921154</text:p>
          </table:table-cell>
          <table:table-cell/>
          <table:table-cell office:value-type="float" office:value="1443142573.03763" calcext:value-type="float">
            <text:p>1443142573.03763</text:p>
          </table:table-cell>
          <table:table-cell table:formula="of:=[.G63]-[.$B$2]" office:value-type="float" office:value="13.0374305248261" calcext:value-type="float">
            <text:p>13.0374305248</text:p>
          </table:table-cell>
          <table:table-cell table:formula="of:=[.C63]/([.H63]-[.H62])" office:value-type="float" office:value="299511.961362513" calcext:value-type="float">
            <text:p>299511.961362513</text:p>
          </table:table-cell>
          <table:table-cell table:formula="of:=[.G63]-[.$B63]" office:value-type="float" office:value="9.9709095954895" calcext:value-type="float">
            <text:p>9.970909595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2563.11165" calcext:value-type="float">
            <text:p>1443142563.11165</text:p>
          </table:table-cell>
          <table:table-cell office:value-type="float" office:value="4480" calcext:value-type="float">
            <text:p>4480</text:p>
          </table:table-cell>
          <table:table-cell table:formula="of:=[.B64]-[.$B$2]" office:value-type="float" office:value="3.11145782470703" calcext:value-type="float">
            <text:p>3.1114578247</text:p>
          </table:table-cell>
          <table:table-cell table:formula="of:=[.C64]/([.D64]-[.D63])" office:value-type="float" office:value="99695.3608624834" calcext:value-type="float">
            <text:p>99695.3608624834</text:p>
          </table:table-cell>
          <table:table-cell/>
          <table:table-cell office:value-type="float" office:value="1443142573.05258" calcext:value-type="float">
            <text:p>1443142573.05258</text:p>
          </table:table-cell>
          <table:table-cell table:formula="of:=[.G64]-[.$B$2]" office:value-type="float" office:value="13.0523884296417" calcext:value-type="float">
            <text:p>13.0523884296</text:p>
          </table:table-cell>
          <table:table-cell table:formula="of:=[.C64]/([.H64]-[.H63])" office:value-type="float" office:value="299507.187350569" calcext:value-type="float">
            <text:p>299507.187350569</text:p>
          </table:table-cell>
          <table:table-cell table:formula="of:=[.G64]-[.$B64]" office:value-type="float" office:value="9.94093060493469" calcext:value-type="float">
            <text:p>9.940930604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2563.15658" calcext:value-type="float">
            <text:p>1443142563.15658</text:p>
          </table:table-cell>
          <table:table-cell office:value-type="float" office:value="4480" calcext:value-type="float">
            <text:p>4480</text:p>
          </table:table-cell>
          <table:table-cell table:formula="of:=[.B65]-[.$B$2]" office:value-type="float" office:value="3.15638566017151" calcext:value-type="float">
            <text:p>3.1563856602</text:p>
          </table:table-cell>
          <table:table-cell table:formula="of:=[.C65]/([.D65]-[.D64])" office:value-type="float" office:value="99715.464893521" calcext:value-type="float">
            <text:p>99715.464893521</text:p>
          </table:table-cell>
          <table:table-cell/>
          <table:table-cell office:value-type="float" office:value="1443142573.07936" calcext:value-type="float">
            <text:p>1443142573.07936</text:p>
          </table:table-cell>
          <table:table-cell table:formula="of:=[.G65]-[.$B$2]" office:value-type="float" office:value="13.0791642665863" calcext:value-type="float">
            <text:p>13.0791642666</text:p>
          </table:table-cell>
          <table:table-cell table:formula="of:=[.C65]/([.H65]-[.H64])" office:value-type="float" office:value="167315.031431981" calcext:value-type="float">
            <text:p>167315.031431981</text:p>
          </table:table-cell>
          <table:table-cell table:formula="of:=[.G65]-[.$B65]" office:value-type="float" office:value="9.9227786064148" calcext:value-type="float">
            <text:p>9.92277860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2563.20153" calcext:value-type="float">
            <text:p>1443142563.20153</text:p>
          </table:table-cell>
          <table:table-cell office:value-type="float" office:value="4480" calcext:value-type="float">
            <text:p>4480</text:p>
          </table:table-cell>
          <table:table-cell table:formula="of:=[.B66]-[.$B$2]" office:value-type="float" office:value="3.20133519172668" calcext:value-type="float">
            <text:p>3.2013351917</text:p>
          </table:table-cell>
          <table:table-cell table:formula="of:=[.C66]/([.D66]-[.D65])" office:value-type="float" office:value="99667.3345638937" calcext:value-type="float">
            <text:p>99667.3345638937</text:p>
          </table:table-cell>
          <table:table-cell/>
          <table:table-cell office:value-type="float" office:value="1443142573.12324" calcext:value-type="float">
            <text:p>1443142573.12324</text:p>
          </table:table-cell>
          <table:table-cell table:formula="of:=[.G66]-[.$B$2]" office:value-type="float" office:value="13.123042345047" calcext:value-type="float">
            <text:p>13.123042345</text:p>
          </table:table-cell>
          <table:table-cell table:formula="of:=[.C66]/([.H66]-[.H65])" office:value-type="float" office:value="102101.098251448" calcext:value-type="float">
            <text:p>102101.098251448</text:p>
          </table:table-cell>
          <table:table-cell table:formula="of:=[.G66]-[.$B66]" office:value-type="float" office:value="9.92170715332031" calcext:value-type="float">
            <text:p>9.92170715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2563.24646" calcext:value-type="float">
            <text:p>1443142563.24646</text:p>
          </table:table-cell>
          <table:table-cell office:value-type="float" office:value="4480" calcext:value-type="float">
            <text:p>4480</text:p>
          </table:table-cell>
          <table:table-cell table:formula="of:=[.B67]-[.$B$2]" office:value-type="float" office:value="3.24626398086548" calcext:value-type="float">
            <text:p>3.2462639809</text:p>
          </table:table-cell>
          <table:table-cell table:formula="of:=[.C67]/([.D67]-[.D66])" office:value-type="float" office:value="99713.3482979119" calcext:value-type="float">
            <text:p>99713.3482979119</text:p>
          </table:table-cell>
          <table:table-cell/>
          <table:table-cell office:value-type="float" office:value="1443142573.16711" calcext:value-type="float">
            <text:p>1443142573.16711</text:p>
          </table:table-cell>
          <table:table-cell table:formula="of:=[.G67]-[.$B$2]" office:value-type="float" office:value="13.1669178009033" calcext:value-type="float">
            <text:p>13.1669178009</text:p>
          </table:table-cell>
          <table:table-cell table:formula="of:=[.C67]/([.H67]-[.H66])" office:value-type="float" office:value="102107.201225907" calcext:value-type="float">
            <text:p>102107.201225907</text:p>
          </table:table-cell>
          <table:table-cell table:formula="of:=[.G67]-[.$B67]" office:value-type="float" office:value="9.92065382003784" calcext:value-type="float">
            <text:p>9.9206538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2563.2914" calcext:value-type="float">
            <text:p>1443142563.2914</text:p>
          </table:table-cell>
          <table:table-cell office:value-type="float" office:value="4480" calcext:value-type="float">
            <text:p>4480</text:p>
          </table:table-cell>
          <table:table-cell table:formula="of:=[.B68]-[.$B$2]" office:value-type="float" office:value="3.29120326042175" calcext:value-type="float">
            <text:p>3.2912032604</text:p>
          </table:table-cell>
          <table:table-cell table:formula="of:=[.C68]/([.D68]-[.D67])" office:value-type="float" office:value="99690.0716752702" calcext:value-type="float">
            <text:p>99690.0716752702</text:p>
          </table:table-cell>
          <table:table-cell/>
          <table:table-cell office:value-type="float" office:value="1443142573.211" calcext:value-type="float">
            <text:p>1443142573.211</text:p>
          </table:table-cell>
          <table:table-cell table:formula="of:=[.G68]-[.$B$2]" office:value-type="float" office:value="13.2108018398285" calcext:value-type="float">
            <text:p>13.2108018398</text:p>
          </table:table-cell>
          <table:table-cell table:formula="of:=[.C68]/([.H68]-[.H67])" office:value-type="float" office:value="102087.230567795" calcext:value-type="float">
            <text:p>102087.230567795</text:p>
          </table:table-cell>
          <table:table-cell table:formula="of:=[.G68]-[.$B68]" office:value-type="float" office:value="9.91959857940674" calcext:value-type="float">
            <text:p>9.919598579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2563.33632" calcext:value-type="float">
            <text:p>1443142563.33632</text:p>
          </table:table-cell>
          <table:table-cell office:value-type="float" office:value="4480" calcext:value-type="float">
            <text:p>4480</text:p>
          </table:table-cell>
          <table:table-cell table:formula="of:=[.B69]-[.$B$2]" office:value-type="float" office:value="3.33612203598022" calcext:value-type="float">
            <text:p>3.336122036</text:p>
          </table:table-cell>
          <table:table-cell table:formula="of:=[.C69]/([.D69]-[.D68])" office:value-type="float" office:value="99735.577034336" calcext:value-type="float">
            <text:p>99735.577034336</text:p>
          </table:table-cell>
          <table:table-cell/>
          <table:table-cell office:value-type="float" office:value="1443142573.25491" calcext:value-type="float">
            <text:p>1443142573.25491</text:p>
          </table:table-cell>
          <table:table-cell table:formula="of:=[.G69]-[.$B$2]" office:value-type="float" office:value="13.2547106742859" calcext:value-type="float">
            <text:p>13.2547106743</text:p>
          </table:table-cell>
          <table:table-cell table:formula="of:=[.C69]/([.H69]-[.H68])" office:value-type="float" office:value="102029.581412522" calcext:value-type="float">
            <text:p>102029.581412522</text:p>
          </table:table-cell>
          <table:table-cell table:formula="of:=[.G69]-[.$B69]" office:value-type="float" office:value="9.91858863830566" calcext:value-type="float">
            <text:p>9.918588638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2563.38125" calcext:value-type="float">
            <text:p>1443142563.38125</text:p>
          </table:table-cell>
          <table:table-cell office:value-type="float" office:value="4480" calcext:value-type="float">
            <text:p>4480</text:p>
          </table:table-cell>
          <table:table-cell table:formula="of:=[.B70]-[.$B$2]" office:value-type="float" office:value="3.38105893135071" calcext:value-type="float">
            <text:p>3.3810589314</text:p>
          </table:table-cell>
          <table:table-cell table:formula="of:=[.C70]/([.D70]-[.D69])" office:value-type="float" office:value="99695.3608624834" calcext:value-type="float">
            <text:p>99695.3608624834</text:p>
          </table:table-cell>
          <table:table-cell/>
          <table:table-cell office:value-type="float" office:value="1443142573.29878" calcext:value-type="float">
            <text:p>1443142573.29878</text:p>
          </table:table-cell>
          <table:table-cell table:formula="of:=[.G70]-[.$B$2]" office:value-type="float" office:value="13.2985811233521" calcext:value-type="float">
            <text:p>13.2985811234</text:p>
          </table:table-cell>
          <table:table-cell table:formula="of:=[.C70]/([.H70]-[.H69])" office:value-type="float" office:value="102118.854385183" calcext:value-type="float">
            <text:p>102118.854385183</text:p>
          </table:table-cell>
          <table:table-cell table:formula="of:=[.G70]-[.$B70]" office:value-type="float" office:value="9.91752219200134" calcext:value-type="float">
            <text:p>9.91752219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2563.42619" calcext:value-type="float">
            <text:p>1443142563.42619</text:p>
          </table:table-cell>
          <table:table-cell office:value-type="float" office:value="4480" calcext:value-type="float">
            <text:p>4480</text:p>
          </table:table-cell>
          <table:table-cell table:formula="of:=[.B71]-[.$B$2]" office:value-type="float" office:value="3.42599058151245" calcext:value-type="float">
            <text:p>3.4259905815</text:p>
          </table:table-cell>
          <table:table-cell table:formula="of:=[.C71]/([.D71]-[.D70])" office:value-type="float" office:value="99706.9990501812" calcext:value-type="float">
            <text:p>99706.9990501812</text:p>
          </table:table-cell>
          <table:table-cell/>
          <table:table-cell office:value-type="float" office:value="1443142573.34265" calcext:value-type="float">
            <text:p>1443142573.34265</text:p>
          </table:table-cell>
          <table:table-cell table:formula="of:=[.G71]-[.$B$2]" office:value-type="float" office:value="13.3424532413483" calcext:value-type="float">
            <text:p>13.3424532413</text:p>
          </table:table-cell>
          <table:table-cell table:formula="of:=[.C71]/([.H71]-[.H70])" office:value-type="float" office:value="102114.969703227" calcext:value-type="float">
            <text:p>102114.969703227</text:p>
          </table:table-cell>
          <table:table-cell table:formula="of:=[.G71]-[.$B71]" office:value-type="float" office:value="9.91646265983582" calcext:value-type="float">
            <text:p>9.916462659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2563.47112" calcext:value-type="float">
            <text:p>1443142563.47112</text:p>
          </table:table-cell>
          <table:table-cell office:value-type="float" office:value="4480" calcext:value-type="float">
            <text:p>4480</text:p>
          </table:table-cell>
          <table:table-cell table:formula="of:=[.B72]-[.$B$2]" office:value-type="float" office:value="3.4709210395813" calcext:value-type="float">
            <text:p>3.4709210396</text:p>
          </table:table-cell>
          <table:table-cell table:formula="of:=[.C72]/([.D72]-[.D71])" office:value-type="float" office:value="99709.6444718018" calcext:value-type="float">
            <text:p>99709.6444718018</text:p>
          </table:table-cell>
          <table:table-cell/>
          <table:table-cell office:value-type="float" office:value="1443142573.38656" calcext:value-type="float">
            <text:p>1443142573.38656</text:p>
          </table:table-cell>
          <table:table-cell table:formula="of:=[.G72]-[.$B$2]" office:value-type="float" office:value="13.3863697052002" calcext:value-type="float">
            <text:p>13.3863697052</text:p>
          </table:table-cell>
          <table:table-cell table:formula="of:=[.C72]/([.H72]-[.H71])" office:value-type="float" office:value="102011.85630758" calcext:value-type="float">
            <text:p>102011.85630758</text:p>
          </table:table-cell>
          <table:table-cell table:formula="of:=[.G72]-[.$B72]" office:value-type="float" office:value="9.9154486656189" calcext:value-type="float">
            <text:p>9.915448665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2563.51608" calcext:value-type="float">
            <text:p>1443142563.51608</text:p>
          </table:table-cell>
          <table:table-cell office:value-type="float" office:value="4480" calcext:value-type="float">
            <text:p>4480</text:p>
          </table:table-cell>
          <table:table-cell table:formula="of:=[.B73]-[.$B$2]" office:value-type="float" office:value="3.51588416099548" calcext:value-type="float">
            <text:p>3.515884161</text:p>
          </table:table-cell>
          <table:table-cell table:formula="of:=[.C73]/([.D73]-[.D72])" office:value-type="float" office:value="99637.2106538557" calcext:value-type="float">
            <text:p>99637.2106538557</text:p>
          </table:table-cell>
          <table:table-cell/>
          <table:table-cell office:value-type="float" office:value="1443142573.4305" calcext:value-type="float">
            <text:p>1443142573.4305</text:p>
          </table:table-cell>
          <table:table-cell table:formula="of:=[.G73]-[.$B$2]" office:value-type="float" office:value="13.4303090572357" calcext:value-type="float">
            <text:p>13.4303090572</text:p>
          </table:table-cell>
          <table:table-cell table:formula="of:=[.C73]/([.H73]-[.H72])" office:value-type="float" office:value="101958.717925066" calcext:value-type="float">
            <text:p>101958.717925066</text:p>
          </table:table-cell>
          <table:table-cell table:formula="of:=[.G73]-[.$B73]" office:value-type="float" office:value="9.91442489624023" calcext:value-type="float">
            <text:p>9.914424896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2563.56101" calcext:value-type="float">
            <text:p>1443142563.56101</text:p>
          </table:table-cell>
          <table:table-cell office:value-type="float" office:value="4480" calcext:value-type="float">
            <text:p>4480</text:p>
          </table:table-cell>
          <table:table-cell table:formula="of:=[.B74]-[.$B$2]" office:value-type="float" office:value="3.56081795692444" calcext:value-type="float">
            <text:p>3.5608179569</text:p>
          </table:table-cell>
          <table:table-cell table:formula="of:=[.C74]/([.D74]-[.D73])" office:value-type="float" office:value="99702.2376449864" calcext:value-type="float">
            <text:p>99702.2376449864</text:p>
          </table:table-cell>
          <table:table-cell/>
          <table:table-cell office:value-type="float" office:value="1443142573.4743" calcext:value-type="float">
            <text:p>1443142573.4743</text:p>
          </table:table-cell>
          <table:table-cell table:formula="of:=[.G74]-[.$B$2]" office:value-type="float" office:value="13.4741015434265" calcext:value-type="float">
            <text:p>13.4741015434</text:p>
          </table:table-cell>
          <table:table-cell table:formula="of:=[.C74]/([.H74]-[.H73])" office:value-type="float" office:value="102300.654511403" calcext:value-type="float">
            <text:p>102300.654511403</text:p>
          </table:table-cell>
          <table:table-cell table:formula="of:=[.G74]-[.$B74]" office:value-type="float" office:value="9.91328358650208" calcext:value-type="float">
            <text:p>9.913283586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2563.60595" calcext:value-type="float">
            <text:p>1443142563.60595</text:p>
          </table:table-cell>
          <table:table-cell office:value-type="float" office:value="4480" calcext:value-type="float">
            <text:p>4480</text:p>
          </table:table-cell>
          <table:table-cell table:formula="of:=[.B75]-[.$B$2]" office:value-type="float" office:value="3.60575246810913" calcext:value-type="float">
            <text:p>3.6057524681</text:p>
          </table:table-cell>
          <table:table-cell table:formula="of:=[.C75]/([.D75]-[.D74])" office:value-type="float" office:value="99700.6506109758" calcext:value-type="float">
            <text:p>99700.6506109758</text:p>
          </table:table-cell>
          <table:table-cell/>
          <table:table-cell office:value-type="float" office:value="1443142573.51822" calcext:value-type="float">
            <text:p>1443142573.51822</text:p>
          </table:table-cell>
          <table:table-cell table:formula="of:=[.G75]-[.$B$2]" office:value-type="float" office:value="13.5180296897888" calcext:value-type="float">
            <text:p>13.5180296898</text:p>
          </table:table-cell>
          <table:table-cell table:formula="of:=[.C75]/([.H75]-[.H74])" office:value-type="float" office:value="101984.726672745" calcext:value-type="float">
            <text:p>101984.726672745</text:p>
          </table:table-cell>
          <table:table-cell table:formula="of:=[.G75]-[.$B75]" office:value-type="float" office:value="9.91227722167969" calcext:value-type="float">
            <text:p>9.912277221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2563.65088" calcext:value-type="float">
            <text:p>1443142563.65088</text:p>
          </table:table-cell>
          <table:table-cell office:value-type="float" office:value="4480" calcext:value-type="float">
            <text:p>4480</text:p>
          </table:table-cell>
          <table:table-cell table:formula="of:=[.B76]-[.$B$2]" office:value-type="float" office:value="3.65068459510803" calcext:value-type="float">
            <text:p>3.6506845951</text:p>
          </table:table-cell>
          <table:table-cell table:formula="of:=[.C76]/([.D76]-[.D75])" office:value-type="float" office:value="99705.9409208369" calcext:value-type="float">
            <text:p>99705.9409208369</text:p>
          </table:table-cell>
          <table:table-cell/>
          <table:table-cell office:value-type="float" office:value="1443142573.56212" calcext:value-type="float">
            <text:p>1443142573.56212</text:p>
          </table:table-cell>
          <table:table-cell table:formula="of:=[.G76]-[.$B$2]" office:value-type="float" office:value="13.5619254112244" calcext:value-type="float">
            <text:p>13.5619254112</text:p>
          </table:table-cell>
          <table:table-cell table:formula="of:=[.C76]/([.H76]-[.H75])" office:value-type="float" office:value="102060.060832537" calcext:value-type="float">
            <text:p>102060.060832537</text:p>
          </table:table-cell>
          <table:table-cell table:formula="of:=[.G76]-[.$B76]" office:value-type="float" office:value="9.91124081611633" calcext:value-type="float">
            <text:p>9.911240816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2563.69581" calcext:value-type="float">
            <text:p>1443142563.69581</text:p>
          </table:table-cell>
          <table:table-cell office:value-type="float" office:value="4480" calcext:value-type="float">
            <text:p>4480</text:p>
          </table:table-cell>
          <table:table-cell table:formula="of:=[.B77]-[.$B$2]" office:value-type="float" office:value="3.69561696052551" calcext:value-type="float">
            <text:p>3.6956169605</text:p>
          </table:table-cell>
          <table:table-cell table:formula="of:=[.C77]/([.D77]-[.D76])" office:value-type="float" office:value="99705.4118645867" calcext:value-type="float">
            <text:p>99705.4118645867</text:p>
          </table:table-cell>
          <table:table-cell/>
          <table:table-cell office:value-type="float" office:value="1443142573.60596" calcext:value-type="float">
            <text:p>1443142573.60596</text:p>
          </table:table-cell>
          <table:table-cell table:formula="of:=[.G77]-[.$B$2]" office:value-type="float" office:value="13.6057691574097" calcext:value-type="float">
            <text:p>13.6057691574</text:p>
          </table:table-cell>
          <table:table-cell table:formula="of:=[.C77]/([.H77]-[.H76])" office:value-type="float" office:value="102181.049517657" calcext:value-type="float">
            <text:p>102181.049517657</text:p>
          </table:table-cell>
          <table:table-cell table:formula="of:=[.G77]-[.$B77]" office:value-type="float" office:value="9.91015219688416" calcext:value-type="float">
            <text:p>9.910152196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2563.74075" calcext:value-type="float">
            <text:p>1443142563.74075</text:p>
          </table:table-cell>
          <table:table-cell office:value-type="float" office:value="4480" calcext:value-type="float">
            <text:p>4480</text:p>
          </table:table-cell>
          <table:table-cell table:formula="of:=[.B78]-[.$B$2]" office:value-type="float" office:value="3.74055051803589" calcext:value-type="float">
            <text:p>3.740550518</text:p>
          </table:table-cell>
          <table:table-cell table:formula="of:=[.C78]/([.D78]-[.D77])" office:value-type="float" office:value="99702.766667551" calcext:value-type="float">
            <text:p>99702.766667551</text:p>
          </table:table-cell>
          <table:table-cell/>
          <table:table-cell office:value-type="float" office:value="1443142573.64986" calcext:value-type="float">
            <text:p>1443142573.64986</text:p>
          </table:table-cell>
          <table:table-cell table:formula="of:=[.G78]-[.$B$2]" office:value-type="float" office:value="13.6496658325195" calcext:value-type="float">
            <text:p>13.6496658325</text:p>
          </table:table-cell>
          <table:table-cell table:formula="of:=[.C78]/([.H78]-[.H77])" office:value-type="float" office:value="102057.843533425" calcext:value-type="float">
            <text:p>102057.843533425</text:p>
          </table:table-cell>
          <table:table-cell table:formula="of:=[.G78]-[.$B78]" office:value-type="float" office:value="9.90911531448364" calcext:value-type="float">
            <text:p>9.909115314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2563.78568" calcext:value-type="float">
            <text:p>1443142563.78568</text:p>
          </table:table-cell>
          <table:table-cell office:value-type="float" office:value="4480" calcext:value-type="float">
            <text:p>4480</text:p>
          </table:table-cell>
          <table:table-cell table:formula="of:=[.B79]-[.$B$2]" office:value-type="float" office:value="3.78548240661621" calcext:value-type="float">
            <text:p>3.7854824066</text:p>
          </table:table-cell>
          <table:table-cell table:formula="of:=[.C79]/([.D79]-[.D78])" office:value-type="float" office:value="99706.4699827017" calcext:value-type="float">
            <text:p>99706.4699827017</text:p>
          </table:table-cell>
          <table:table-cell/>
          <table:table-cell office:value-type="float" office:value="1443142573.69377" calcext:value-type="float">
            <text:p>1443142573.69377</text:p>
          </table:table-cell>
          <table:table-cell table:formula="of:=[.G79]-[.$B$2]" office:value-type="float" office:value="13.6935732364655" calcext:value-type="float">
            <text:p>13.6935732365</text:p>
          </table:table-cell>
          <table:table-cell table:formula="of:=[.C79]/([.H79]-[.H78])" office:value-type="float" office:value="102032.905555465" calcext:value-type="float">
            <text:p>102032.905555465</text:p>
          </table:table-cell>
          <table:table-cell table:formula="of:=[.G79]-[.$B79]" office:value-type="float" office:value="9.90809082984924" calcext:value-type="float">
            <text:p>9.908090829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2563.83061" calcext:value-type="float">
            <text:p>1443142563.83061</text:p>
          </table:table-cell>
          <table:table-cell office:value-type="float" office:value="4480" calcext:value-type="float">
            <text:p>4480</text:p>
          </table:table-cell>
          <table:table-cell table:formula="of:=[.B80]-[.$B$2]" office:value-type="float" office:value="3.83041310310364" calcext:value-type="float">
            <text:p>3.8304131031</text:p>
          </table:table-cell>
          <table:table-cell table:formula="of:=[.C80]/([.D80]-[.D79])" office:value-type="float" office:value="99709.1153762477" calcext:value-type="float">
            <text:p>99709.1153762477</text:p>
          </table:table-cell>
          <table:table-cell/>
          <table:table-cell office:value-type="float" office:value="1443142573.73764" calcext:value-type="float">
            <text:p>1443142573.73764</text:p>
          </table:table-cell>
          <table:table-cell table:formula="of:=[.G80]-[.$B$2]" office:value-type="float" office:value="13.7374405860901" calcext:value-type="float">
            <text:p>13.7374405861</text:p>
          </table:table-cell>
          <table:table-cell table:formula="of:=[.C80]/([.H80]-[.H79])" office:value-type="float" office:value="102126.069578734" calcext:value-type="float">
            <text:p>102126.069578734</text:p>
          </table:table-cell>
          <table:table-cell table:formula="of:=[.G80]-[.$B80]" office:value-type="float" office:value="9.90702748298645" calcext:value-type="float">
            <text:p>9.90702748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2563.87554" calcext:value-type="float">
            <text:p>1443142563.87554</text:p>
          </table:table-cell>
          <table:table-cell office:value-type="float" office:value="4480" calcext:value-type="float">
            <text:p>4480</text:p>
          </table:table-cell>
          <table:table-cell table:formula="of:=[.B81]-[.$B$2]" office:value-type="float" office:value="3.87534952163696" calcext:value-type="float">
            <text:p>3.8753495216</text:p>
          </table:table-cell>
          <table:table-cell table:formula="of:=[.C81]/([.D81]-[.D80])" office:value-type="float" office:value="99696.4187672766" calcext:value-type="float">
            <text:p>99696.4187672766</text:p>
          </table:table-cell>
          <table:table-cell/>
          <table:table-cell office:value-type="float" office:value="1443142573.78153" calcext:value-type="float">
            <text:p>1443142573.78153</text:p>
          </table:table-cell>
          <table:table-cell table:formula="of:=[.G81]-[.$B$2]" office:value-type="float" office:value="13.7813353538513" calcext:value-type="float">
            <text:p>13.7813353539</text:p>
          </table:table-cell>
          <table:table-cell table:formula="of:=[.C81]/([.H81]-[.H80])" office:value-type="float" office:value="102062.278227997" calcext:value-type="float">
            <text:p>102062.278227997</text:p>
          </table:table-cell>
          <table:table-cell table:formula="of:=[.G81]-[.$B81]" office:value-type="float" office:value="9.90598583221436" calcext:value-type="float">
            <text:p>9.905985832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2563.92051" calcext:value-type="float">
            <text:p>1443142563.92051</text:p>
          </table:table-cell>
          <table:table-cell office:value-type="float" office:value="4480" calcext:value-type="float">
            <text:p>4480</text:p>
          </table:table-cell>
          <table:table-cell table:formula="of:=[.B82]-[.$B$2]" office:value-type="float" office:value="3.92031764984131" calcext:value-type="float">
            <text:p>3.9203176498</text:p>
          </table:table-cell>
          <table:table-cell table:formula="of:=[.C82]/([.D82]-[.D81])" office:value-type="float" office:value="99626.1169609247" calcext:value-type="float">
            <text:p>99626.1169609247</text:p>
          </table:table-cell>
          <table:table-cell/>
          <table:table-cell office:value-type="float" office:value="1443142573.82541" calcext:value-type="float">
            <text:p>1443142573.82541</text:p>
          </table:table-cell>
          <table:table-cell table:formula="of:=[.G82]-[.$B$2]" office:value-type="float" office:value="13.8252115249634" calcext:value-type="float">
            <text:p>13.825211525</text:p>
          </table:table-cell>
          <table:table-cell table:formula="of:=[.C82]/([.H82]-[.H81])" office:value-type="float" office:value="102105.536705972" calcext:value-type="float">
            <text:p>102105.536705972</text:p>
          </table:table-cell>
          <table:table-cell table:formula="of:=[.G82]-[.$B82]" office:value-type="float" office:value="9.90489387512207" calcext:value-type="float">
            <text:p>9.90489387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2563.96545" calcext:value-type="float">
            <text:p>1443142563.96545</text:p>
          </table:table-cell>
          <table:table-cell office:value-type="float" office:value="4480" calcext:value-type="float">
            <text:p>4480</text:p>
          </table:table-cell>
          <table:table-cell table:formula="of:=[.B83]-[.$B$2]" office:value-type="float" office:value="3.96525454521179" calcext:value-type="float">
            <text:p>3.9652545452</text:p>
          </table:table-cell>
          <table:table-cell table:formula="of:=[.C83]/([.D83]-[.D82])" office:value-type="float" office:value="99695.3608624834" calcext:value-type="float">
            <text:p>99695.3608624834</text:p>
          </table:table-cell>
          <table:table-cell/>
          <table:table-cell office:value-type="float" office:value="1443142573.86929" calcext:value-type="float">
            <text:p>1443142573.86929</text:p>
          </table:table-cell>
          <table:table-cell table:formula="of:=[.G83]-[.$B$2]" office:value-type="float" office:value="13.8690936565399" calcext:value-type="float">
            <text:p>13.8690936565</text:p>
          </table:table-cell>
          <table:table-cell table:formula="of:=[.C83]/([.H83]-[.H82])" office:value-type="float" office:value="102091.667816685" calcext:value-type="float">
            <text:p>102091.667816685</text:p>
          </table:table-cell>
          <table:table-cell table:formula="of:=[.G83]-[.$B83]" office:value-type="float" office:value="9.90383911132813" calcext:value-type="float">
            <text:p>9.903839111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2564.01032" calcext:value-type="float">
            <text:p>1443142564.01032</text:p>
          </table:table-cell>
          <table:table-cell office:value-type="float" office:value="4480" calcext:value-type="float">
            <text:p>4480</text:p>
          </table:table-cell>
          <table:table-cell table:formula="of:=[.B84]-[.$B$2]" office:value-type="float" office:value="4.01012849807739" calcext:value-type="float">
            <text:p>4.0101284981</text:p>
          </table:table-cell>
          <table:table-cell table:formula="of:=[.C84]/([.D84]-[.D83])" office:value-type="float" office:value="99835.1986823579" calcext:value-type="float">
            <text:p>99835.1986823579</text:p>
          </table:table-cell>
          <table:table-cell/>
          <table:table-cell office:value-type="float" office:value="1443142573.91322" calcext:value-type="float">
            <text:p>1443142573.91322</text:p>
          </table:table-cell>
          <table:table-cell table:formula="of:=[.G84]-[.$B$2]" office:value-type="float" office:value="13.9130256175995" calcext:value-type="float">
            <text:p>13.9130256176</text:p>
          </table:table-cell>
          <table:table-cell table:formula="of:=[.C84]/([.H84]-[.H83])" office:value-type="float" office:value="101975.871141406" calcext:value-type="float">
            <text:p>101975.871141406</text:p>
          </table:table-cell>
          <table:table-cell table:formula="of:=[.G84]-[.$B84]" office:value-type="float" office:value="9.9028971195221" calcext:value-type="float">
            <text:p>9.902897119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2564.05505" calcext:value-type="float">
            <text:p>1443142564.05505</text:p>
          </table:table-cell>
          <table:table-cell office:value-type="float" office:value="4480" calcext:value-type="float">
            <text:p>4480</text:p>
          </table:table-cell>
          <table:table-cell table:formula="of:=[.B85]-[.$B$2]" office:value-type="float" office:value="4.05485463142395" calcext:value-type="float">
            <text:p>4.0548546314</text:p>
          </table:table-cell>
          <table:table-cell table:formula="of:=[.C85]/([.D85]-[.D84])" office:value-type="float" office:value="100165.153229031" calcext:value-type="float">
            <text:p>100165.153229031</text:p>
          </table:table-cell>
          <table:table-cell/>
          <table:table-cell office:value-type="float" office:value="1443142573.95706" calcext:value-type="float">
            <text:p>1443142573.95706</text:p>
          </table:table-cell>
          <table:table-cell table:formula="of:=[.G85]-[.$B$2]" office:value-type="float" office:value="13.9568650722504" calcext:value-type="float">
            <text:p>13.9568650723</text:p>
          </table:table-cell>
          <table:table-cell table:formula="of:=[.C85]/([.H85]-[.H84])" office:value-type="float" office:value="102191.052230851" calcext:value-type="float">
            <text:p>102191.052230851</text:p>
          </table:table-cell>
          <table:table-cell table:formula="of:=[.G85]-[.$B85]" office:value-type="float" office:value="9.90201044082642" calcext:value-type="float">
            <text:p>9.902010440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2564.09977" calcext:value-type="float">
            <text:p>1443142564.09977</text:p>
          </table:table-cell>
          <table:table-cell office:value-type="float" office:value="4480" calcext:value-type="float">
            <text:p>4480</text:p>
          </table:table-cell>
          <table:table-cell table:formula="of:=[.B86]-[.$B$2]" office:value-type="float" office:value="4.09957337379456" calcext:value-type="float">
            <text:p>4.0995733738</text:p>
          </table:table-cell>
          <table:table-cell table:formula="of:=[.C86]/([.D86]-[.D85])" office:value-type="float" office:value="100181.708216929" calcext:value-type="float">
            <text:p>100181.708216929</text:p>
          </table:table-cell>
          <table:table-cell/>
          <table:table-cell office:value-type="float" office:value="1443142574.00098" calcext:value-type="float">
            <text:p>1443142574.00098</text:p>
          </table:table-cell>
          <table:table-cell table:formula="of:=[.G86]-[.$B$2]" office:value-type="float" office:value="14.0007886886597" calcext:value-type="float">
            <text:p>14.0007886887</text:p>
          </table:table-cell>
          <table:table-cell table:formula="of:=[.C86]/([.H86]-[.H85])" office:value-type="float" office:value="101995.24461404" calcext:value-type="float">
            <text:p>101995.24461404</text:p>
          </table:table-cell>
          <table:table-cell table:formula="of:=[.G86]-[.$B86]" office:value-type="float" office:value="9.90121531486511" calcext:value-type="float">
            <text:p>9.901215314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2564.1445" calcext:value-type="float">
            <text:p>1443142564.1445</text:p>
          </table:table-cell>
          <table:table-cell office:value-type="float" office:value="4480" calcext:value-type="float">
            <text:p>4480</text:p>
          </table:table-cell>
          <table:table-cell table:formula="of:=[.B87]-[.$B$2]" office:value-type="float" office:value="4.14430999755859" calcext:value-type="float">
            <text:p>4.1443099976</text:p>
          </table:table-cell>
          <table:table-cell table:formula="of:=[.C87]/([.D87]-[.D86])" office:value-type="float" office:value="100141.665218851" calcext:value-type="float">
            <text:p>100141.665218851</text:p>
          </table:table-cell>
          <table:table-cell/>
          <table:table-cell office:value-type="float" office:value="1443142574.01586" calcext:value-type="float">
            <text:p>1443142574.01586</text:p>
          </table:table-cell>
          <table:table-cell table:formula="of:=[.G87]-[.$B$2]" office:value-type="float" office:value="14.0156626701355" calcext:value-type="float">
            <text:p>14.0156626701</text:p>
          </table:table-cell>
          <table:table-cell table:formula="of:=[.C87]/([.H87]-[.H86])" office:value-type="float" office:value="301197.094219857" calcext:value-type="float">
            <text:p>301197.094219857</text:p>
          </table:table-cell>
          <table:table-cell table:formula="of:=[.G87]-[.$B87]" office:value-type="float" office:value="9.8713526725769" calcext:value-type="float">
            <text:p>9.871352672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2564.18922" calcext:value-type="float">
            <text:p>1443142564.18922</text:p>
          </table:table-cell>
          <table:table-cell office:value-type="float" office:value="4480" calcext:value-type="float">
            <text:p>4480</text:p>
          </table:table-cell>
          <table:table-cell table:formula="of:=[.B88]-[.$B$2]" office:value-type="float" office:value="4.18902683258057" calcext:value-type="float">
            <text:p>4.1890268326</text:p>
          </table:table-cell>
          <table:table-cell table:formula="of:=[.C88]/([.D88]-[.D87])" office:value-type="float" office:value="100185.981360234" calcext:value-type="float">
            <text:p>100185.981360234</text:p>
          </table:table-cell>
          <table:table-cell/>
          <table:table-cell office:value-type="float" office:value="1443142574.03073" calcext:value-type="float">
            <text:p>1443142574.03073</text:p>
          </table:table-cell>
          <table:table-cell table:formula="of:=[.G88]-[.$B$2]" office:value-type="float" office:value="14.0305347442627" calcext:value-type="float">
            <text:p>14.0305347443</text:p>
          </table:table-cell>
          <table:table-cell table:formula="of:=[.C88]/([.H88]-[.H87])" office:value-type="float" office:value="301235.722851005" calcext:value-type="float">
            <text:p>301235.722851005</text:p>
          </table:table-cell>
          <table:table-cell table:formula="of:=[.G88]-[.$B88]" office:value-type="float" office:value="9.84150791168213" calcext:value-type="float">
            <text:p>9.841507911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2564.23394" calcext:value-type="float">
            <text:p>1443142564.23394</text:p>
          </table:table-cell>
          <table:table-cell office:value-type="float" office:value="4480" calcext:value-type="float">
            <text:p>4480</text:p>
          </table:table-cell>
          <table:table-cell table:formula="of:=[.B89]-[.$B$2]" office:value-type="float" office:value="4.23374176025391" calcext:value-type="float">
            <text:p>4.2337417603</text:p>
          </table:table-cell>
          <table:table-cell table:formula="of:=[.C89]/([.D89]-[.D88])" office:value-type="float" office:value="100190.254868087" calcext:value-type="float">
            <text:p>100190.254868087</text:p>
          </table:table-cell>
          <table:table-cell/>
          <table:table-cell office:value-type="float" office:value="1443142574.06399" calcext:value-type="float">
            <text:p>1443142574.06399</text:p>
          </table:table-cell>
          <table:table-cell table:formula="of:=[.G89]-[.$B$2]" office:value-type="float" office:value="14.0637953281403" calcext:value-type="float">
            <text:p>14.0637953281</text:p>
          </table:table-cell>
          <table:table-cell table:formula="of:=[.C89]/([.H89]-[.H88])" office:value-type="float" office:value="134693.967384682" calcext:value-type="float">
            <text:p>134693.967384682</text:p>
          </table:table-cell>
          <table:table-cell table:formula="of:=[.G89]-[.$B89]" office:value-type="float" office:value="9.83005356788635" calcext:value-type="float">
            <text:p>9.830053567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2564.27864" calcext:value-type="float">
            <text:p>1443142564.27864</text:p>
          </table:table-cell>
          <table:table-cell office:value-type="float" office:value="4480" calcext:value-type="float">
            <text:p>4480</text:p>
          </table:table-cell>
          <table:table-cell table:formula="of:=[.B90]-[.$B$2]" office:value-type="float" office:value="4.2784435749054" calcext:value-type="float">
            <text:p>4.2784435749</text:p>
          </table:table-cell>
          <table:table-cell table:formula="of:=[.C90]/([.D90]-[.D89])" office:value-type="float" office:value="100219.645106751" calcext:value-type="float">
            <text:p>100219.645106751</text:p>
          </table:table-cell>
          <table:table-cell/>
          <table:table-cell office:value-type="float" office:value="1443142574.11276" calcext:value-type="float">
            <text:p>1443142574.11276</text:p>
          </table:table-cell>
          <table:table-cell table:formula="of:=[.G90]-[.$B$2]" office:value-type="float" office:value="14.1125683784485" calcext:value-type="float">
            <text:p>14.1125683784</text:p>
          </table:table-cell>
          <table:table-cell table:formula="of:=[.C90]/([.H90]-[.H89])" office:value-type="float" office:value="91854.0048589962" calcext:value-type="float">
            <text:p>91854.0048589962</text:p>
          </table:table-cell>
          <table:table-cell table:formula="of:=[.G90]-[.$B90]" office:value-type="float" office:value="9.83412480354309" calcext:value-type="float">
            <text:p>9.834124803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2564.32336" calcext:value-type="float">
            <text:p>1443142564.32336</text:p>
          </table:table-cell>
          <table:table-cell office:value-type="float" office:value="4480" calcext:value-type="float">
            <text:p>4480</text:p>
          </table:table-cell>
          <table:table-cell table:formula="of:=[.B91]-[.$B$2]" office:value-type="float" office:value="4.32316374778748" calcext:value-type="float">
            <text:p>4.3231637478</text:p>
          </table:table-cell>
          <table:table-cell table:formula="of:=[.C91]/([.D91]-[.D90])" office:value-type="float" office:value="100178.503598657" calcext:value-type="float">
            <text:p>100178.503598657</text:p>
          </table:table-cell>
          <table:table-cell/>
          <table:table-cell office:value-type="float" office:value="1443142574.16155" calcext:value-type="float">
            <text:p>1443142574.16155</text:p>
          </table:table-cell>
          <table:table-cell table:formula="of:=[.G91]-[.$B$2]" office:value-type="float" office:value="14.1613593101501" calcext:value-type="float">
            <text:p>14.1613593102</text:p>
          </table:table-cell>
          <table:table-cell table:formula="of:=[.C91]/([.H91]-[.H90])" office:value-type="float" office:value="91820.341275581" calcext:value-type="float">
            <text:p>91820.341275581</text:p>
          </table:table-cell>
          <table:table-cell table:formula="of:=[.G91]-[.$B91]" office:value-type="float" office:value="9.83819556236267" calcext:value-type="float">
            <text:p>9.838195562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2564.36807" calcext:value-type="float">
            <text:p>1443142564.36807</text:p>
          </table:table-cell>
          <table:table-cell office:value-type="float" office:value="4480" calcext:value-type="float">
            <text:p>4480</text:p>
          </table:table-cell>
          <table:table-cell table:formula="of:=[.B92]-[.$B$2]" office:value-type="float" office:value="4.36787939071655" calcext:value-type="float">
            <text:p>4.3678793907</text:p>
          </table:table-cell>
          <table:table-cell table:formula="of:=[.C92]/([.D92]-[.D91])" office:value-type="float" office:value="100188.652259919" calcext:value-type="float">
            <text:p>100188.652259919</text:p>
          </table:table-cell>
          <table:table-cell/>
          <table:table-cell office:value-type="float" office:value="1443142574.21038" calcext:value-type="float">
            <text:p>1443142574.21038</text:p>
          </table:table-cell>
          <table:table-cell table:formula="of:=[.G92]-[.$B$2]" office:value-type="float" office:value="14.2101807594299" calcext:value-type="float">
            <text:p>14.2101807594</text:p>
          </table:table-cell>
          <table:table-cell table:formula="of:=[.C92]/([.H92]-[.H91])" office:value-type="float" office:value="91762.9457152345" calcext:value-type="float">
            <text:p>91762.9457152345</text:p>
          </table:table-cell>
          <table:table-cell table:formula="of:=[.G92]-[.$B92]" office:value-type="float" office:value="9.84230136871338" calcext:value-type="float">
            <text:p>9.842301368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2564.41278" calcext:value-type="float">
            <text:p>1443142564.41278</text:p>
          </table:table-cell>
          <table:table-cell office:value-type="float" office:value="4480" calcext:value-type="float">
            <text:p>4480</text:p>
          </table:table-cell>
          <table:table-cell table:formula="of:=[.B93]-[.$B$2]" office:value-type="float" office:value="4.41258835792542" calcext:value-type="float">
            <text:p>4.4125883579</text:p>
          </table:table-cell>
          <table:table-cell table:formula="of:=[.C93]/([.D93]-[.D92])" office:value-type="float" office:value="100203.61193027" calcext:value-type="float">
            <text:p>100203.61193027</text:p>
          </table:table-cell>
          <table:table-cell/>
          <table:table-cell office:value-type="float" office:value="1443142574.25905" calcext:value-type="float">
            <text:p>1443142574.25905</text:p>
          </table:table-cell>
          <table:table-cell table:formula="of:=[.G93]-[.$B$2]" office:value-type="float" office:value="14.2588548660278" calcext:value-type="float">
            <text:p>14.258854866</text:p>
          </table:table-cell>
          <table:table-cell table:formula="of:=[.C93]/([.H93]-[.H92])" office:value-type="float" office:value="92040.7237673521" calcext:value-type="float">
            <text:p>92040.7237673521</text:p>
          </table:table-cell>
          <table:table-cell table:formula="of:=[.G93]-[.$B93]" office:value-type="float" office:value="9.84626650810242" calcext:value-type="float">
            <text:p>9.846266508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2564.45748" calcext:value-type="float">
            <text:p>1443142564.45748</text:p>
          </table:table-cell>
          <table:table-cell office:value-type="float" office:value="4480" calcext:value-type="float">
            <text:p>4480</text:p>
          </table:table-cell>
          <table:table-cell table:formula="of:=[.B94]-[.$B$2]" office:value-type="float" office:value="4.45728969573975" calcext:value-type="float">
            <text:p>4.4572896957</text:p>
          </table:table-cell>
          <table:table-cell table:formula="of:=[.C94]/([.D94]-[.D93])" office:value-type="float" office:value="100220.714167613" calcext:value-type="float">
            <text:p>100220.714167613</text:p>
          </table:table-cell>
          <table:table-cell/>
          <table:table-cell office:value-type="float" office:value="1443142574.30787" calcext:value-type="float">
            <text:p>1443142574.30787</text:p>
          </table:table-cell>
          <table:table-cell table:formula="of:=[.G94]-[.$B$2]" office:value-type="float" office:value="14.3076708316803" calcext:value-type="float">
            <text:p>14.3076708317</text:p>
          </table:table-cell>
          <table:table-cell table:formula="of:=[.C94]/([.H94]-[.H93])" office:value-type="float" office:value="91773.2536911047" calcext:value-type="float">
            <text:p>91773.2536911047</text:p>
          </table:table-cell>
          <table:table-cell table:formula="of:=[.G94]-[.$B94]" office:value-type="float" office:value="9.85038113594055" calcext:value-type="float">
            <text:p>9.850381135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2564.50217" calcext:value-type="float">
            <text:p>1443142564.50217</text:p>
          </table:table-cell>
          <table:table-cell office:value-type="float" office:value="4480" calcext:value-type="float">
            <text:p>4480</text:p>
          </table:table-cell>
          <table:table-cell table:formula="of:=[.B95]-[.$B$2]" office:value-type="float" office:value="4.50197315216064" calcext:value-type="float">
            <text:p>4.5019731522</text:p>
          </table:table-cell>
          <table:table-cell table:formula="of:=[.C95]/([.D95]-[.D94])" office:value-type="float" office:value="100260.820420882" calcext:value-type="float">
            <text:p>100260.820420882</text:p>
          </table:table-cell>
          <table:table-cell/>
          <table:table-cell office:value-type="float" office:value="1443142574.35659" calcext:value-type="float">
            <text:p>1443142574.35659</text:p>
          </table:table-cell>
          <table:table-cell table:formula="of:=[.G95]-[.$B$2]" office:value-type="float" office:value="14.3563961982727" calcext:value-type="float">
            <text:p>14.3563961983</text:p>
          </table:table-cell>
          <table:table-cell table:formula="of:=[.C95]/([.H95]-[.H94])" office:value-type="float" office:value="91943.895209156" calcext:value-type="float">
            <text:p>91943.895209156</text:p>
          </table:table-cell>
          <table:table-cell table:formula="of:=[.G95]-[.$B95]" office:value-type="float" office:value="9.85442304611206" calcext:value-type="float">
            <text:p>9.85442304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2564.54688" calcext:value-type="float">
            <text:p>1443142564.54688</text:p>
          </table:table-cell>
          <table:table-cell office:value-type="float" office:value="4480" calcext:value-type="float">
            <text:p>4480</text:p>
          </table:table-cell>
          <table:table-cell table:formula="of:=[.B96]-[.$B$2]" office:value-type="float" office:value="4.54668259620667" calcext:value-type="float">
            <text:p>4.5466825962</text:p>
          </table:table-cell>
          <table:table-cell table:formula="of:=[.C96]/([.D96]-[.D95])" office:value-type="float" office:value="100202.543234235" calcext:value-type="float">
            <text:p>100202.543234235</text:p>
          </table:table-cell>
          <table:table-cell/>
          <table:table-cell office:value-type="float" office:value="1443142574.40538" calcext:value-type="float">
            <text:p>1443142574.40538</text:p>
          </table:table-cell>
          <table:table-cell table:formula="of:=[.G96]-[.$B$2]" office:value-type="float" office:value="14.4051837921143" calcext:value-type="float">
            <text:p>14.4051837921</text:p>
          </table:table-cell>
          <table:table-cell table:formula="of:=[.C96]/([.H96]-[.H95])" office:value-type="float" office:value="91826.6232712701" calcext:value-type="float">
            <text:p>91826.6232712701</text:p>
          </table:table-cell>
          <table:table-cell table:formula="of:=[.G96]-[.$B96]" office:value-type="float" office:value="9.85850119590759" calcext:value-type="float">
            <text:p>9.858501195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2564.59159" calcext:value-type="float">
            <text:p>1443142564.59159</text:p>
          </table:table-cell>
          <table:table-cell office:value-type="float" office:value="4480" calcext:value-type="float">
            <text:p>4480</text:p>
          </table:table-cell>
          <table:table-cell table:formula="of:=[.B97]-[.$B$2]" office:value-type="float" office:value="4.59139227867126" calcext:value-type="float">
            <text:p>4.5913922787</text:p>
          </table:table-cell>
          <table:table-cell table:formula="of:=[.C97]/([.D97]-[.D96])" office:value-type="float" office:value="100202.008894767" calcext:value-type="float">
            <text:p>100202.008894767</text:p>
          </table:table-cell>
          <table:table-cell/>
          <table:table-cell office:value-type="float" office:value="1443142574.45403" calcext:value-type="float">
            <text:p>1443142574.45403</text:p>
          </table:table-cell>
          <table:table-cell table:formula="of:=[.G97]-[.$B$2]" office:value-type="float" office:value="14.4538397789001" calcext:value-type="float">
            <text:p>14.4538397789</text:p>
          </table:table-cell>
          <table:table-cell table:formula="of:=[.C97]/([.H97]-[.H96])" office:value-type="float" office:value="92075.0003430061" calcext:value-type="float">
            <text:p>92075.0003430061</text:p>
          </table:table-cell>
          <table:table-cell table:formula="of:=[.G97]-[.$B97]" office:value-type="float" office:value="9.86244750022888" calcext:value-type="float">
            <text:p>9.862447500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2564.6363" calcext:value-type="float">
            <text:p>1443142564.6363</text:p>
          </table:table-cell>
          <table:table-cell office:value-type="float" office:value="4480" calcext:value-type="float">
            <text:p>4480</text:p>
          </table:table-cell>
          <table:table-cell table:formula="of:=[.B98]-[.$B$2]" office:value-type="float" office:value="4.63610172271729" calcext:value-type="float">
            <text:p>4.6361017227</text:p>
          </table:table-cell>
          <table:table-cell table:formula="of:=[.C98]/([.D98]-[.D97])" office:value-type="float" office:value="100202.543234235" calcext:value-type="float">
            <text:p>100202.543234235</text:p>
          </table:table-cell>
          <table:table-cell/>
          <table:table-cell office:value-type="float" office:value="1443142574.50289" calcext:value-type="float">
            <text:p>1443142574.50289</text:p>
          </table:table-cell>
          <table:table-cell table:formula="of:=[.G98]-[.$B$2]" office:value-type="float" office:value="14.502692937851" calcext:value-type="float">
            <text:p>14.5026929379</text:p>
          </table:table-cell>
          <table:table-cell table:formula="of:=[.C98]/([.H98]-[.H97])" office:value-type="float" office:value="91703.3841048291" calcext:value-type="float">
            <text:p>91703.3841048291</text:p>
          </table:table-cell>
          <table:table-cell table:formula="of:=[.G98]-[.$B98]" office:value-type="float" office:value="9.86659121513367" calcext:value-type="float">
            <text:p>9.866591215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2564.68101" calcext:value-type="float">
            <text:p>1443142564.68101</text:p>
          </table:table-cell>
          <table:table-cell office:value-type="float" office:value="4480" calcext:value-type="float">
            <text:p>4480</text:p>
          </table:table-cell>
          <table:table-cell table:formula="of:=[.B99]-[.$B$2]" office:value-type="float" office:value="4.68081665039063" calcext:value-type="float">
            <text:p>4.6808166504</text:p>
          </table:table-cell>
          <table:table-cell table:formula="of:=[.C99]/([.D99]-[.D98])" office:value-type="float" office:value="100190.254868087" calcext:value-type="float">
            <text:p>100190.254868087</text:p>
          </table:table-cell>
          <table:table-cell/>
          <table:table-cell office:value-type="float" office:value="1443142574.55165" calcext:value-type="float">
            <text:p>1443142574.55165</text:p>
          </table:table-cell>
          <table:table-cell table:formula="of:=[.G99]-[.$B$2]" office:value-type="float" office:value="14.5514528751373" calcext:value-type="float">
            <text:p>14.5514528751</text:p>
          </table:table-cell>
          <table:table-cell table:formula="of:=[.C99]/([.H99]-[.H98])" office:value-type="float" office:value="91878.7071789706" calcext:value-type="float">
            <text:p>91878.7071789706</text:p>
          </table:table-cell>
          <table:table-cell table:formula="of:=[.G99]-[.$B99]" office:value-type="float" office:value="9.8706362247467" calcext:value-type="float">
            <text:p>9.870636224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2564.72572" calcext:value-type="float">
            <text:p>1443142564.72572</text:p>
          </table:table-cell>
          <table:table-cell office:value-type="float" office:value="4480" calcext:value-type="float">
            <text:p>4480</text:p>
          </table:table-cell>
          <table:table-cell table:formula="of:=[.B100]-[.$B$2]" office:value-type="float" office:value="4.72552585601807" calcext:value-type="float">
            <text:p>4.725525856</text:p>
          </table:table-cell>
          <table:table-cell table:formula="of:=[.C100]/([.D100]-[.D99])" office:value-type="float" office:value="100203.077579403" calcext:value-type="float">
            <text:p>100203.077579403</text:p>
          </table:table-cell>
          <table:table-cell/>
          <table:table-cell office:value-type="float" office:value="1443142574.60038" calcext:value-type="float">
            <text:p>1443142574.60038</text:p>
          </table:table-cell>
          <table:table-cell table:formula="of:=[.G100]-[.$B$2]" office:value-type="float" office:value="14.60018491745" calcext:value-type="float">
            <text:p>14.6001849175</text:p>
          </table:table-cell>
          <table:table-cell table:formula="of:=[.C100]/([.H100]-[.H99])" office:value-type="float" office:value="91931.2999701561" calcext:value-type="float">
            <text:p>91931.2999701561</text:p>
          </table:table-cell>
          <table:table-cell table:formula="of:=[.G100]-[.$B100]" office:value-type="float" office:value="9.87465906143189" calcext:value-type="float">
            <text:p>9.874659061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2564.77046" calcext:value-type="float">
            <text:p>1443142564.77046</text:p>
          </table:table-cell>
          <table:table-cell office:value-type="float" office:value="4480" calcext:value-type="float">
            <text:p>4480</text:p>
          </table:table-cell>
          <table:table-cell table:formula="of:=[.B101]-[.$B$2]" office:value-type="float" office:value="4.77026987075806" calcext:value-type="float">
            <text:p>4.7702698708</text:p>
          </table:table-cell>
          <table:table-cell table:formula="of:=[.C101]/([.D101]-[.D100])" office:value-type="float" office:value="100125.123461395" calcext:value-type="float">
            <text:p>100125.123461395</text:p>
          </table:table-cell>
          <table:table-cell/>
          <table:table-cell office:value-type="float" office:value="1443142574.64914" calcext:value-type="float">
            <text:p>1443142574.64914</text:p>
          </table:table-cell>
          <table:table-cell table:formula="of:=[.G101]-[.$B$2]" office:value-type="float" office:value="14.6489455699921" calcext:value-type="float">
            <text:p>14.64894557</text:p>
          </table:table-cell>
          <table:table-cell table:formula="of:=[.C101]/([.H101]-[.H100])" office:value-type="float" office:value="91877.3594371128" calcext:value-type="float">
            <text:p>91877.3594371128</text:p>
          </table:table-cell>
          <table:table-cell table:formula="of:=[.G101]-[.$B101]" office:value-type="float" office:value="9.87867569923401" calcext:value-type="float">
            <text:p>9.87867569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2564.81521" calcext:value-type="float">
            <text:p>1443142564.81521</text:p>
          </table:table-cell>
          <table:table-cell office:value-type="float" office:value="4480" calcext:value-type="float">
            <text:p>4480</text:p>
          </table:table-cell>
          <table:table-cell table:formula="of:=[.B102]-[.$B$2]" office:value-type="float" office:value="4.81501746177673" calcext:value-type="float">
            <text:p>4.8150174618</text:p>
          </table:table-cell>
          <table:table-cell table:formula="of:=[.C102]/([.D102]-[.D101])" office:value-type="float" office:value="100117.121346938" calcext:value-type="float">
            <text:p>100117.121346938</text:p>
          </table:table-cell>
          <table:table-cell/>
          <table:table-cell office:value-type="float" office:value="1443142574.6979" calcext:value-type="float">
            <text:p>1443142574.6979</text:p>
          </table:table-cell>
          <table:table-cell table:formula="of:=[.G102]-[.$B$2]" office:value-type="float" office:value="14.69770860672" calcext:value-type="float">
            <text:p>14.6977086067</text:p>
          </table:table-cell>
          <table:table-cell table:formula="of:=[.C102]/([.H102]-[.H101])" office:value-type="float" office:value="91872.8672498008" calcext:value-type="float">
            <text:p>91872.8672498008</text:p>
          </table:table-cell>
          <table:table-cell table:formula="of:=[.G102]-[.$B102]" office:value-type="float" office:value="9.88269114494324" calcext:value-type="float">
            <text:p>9.882691144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2564.85992" calcext:value-type="float">
            <text:p>1443142564.85992</text:p>
          </table:table-cell>
          <table:table-cell office:value-type="float" office:value="4480" calcext:value-type="float">
            <text:p>4480</text:p>
          </table:table-cell>
          <table:table-cell table:formula="of:=[.B103]-[.$B$2]" office:value-type="float" office:value="4.85972595214844" calcext:value-type="float">
            <text:p>4.8597259521</text:p>
          </table:table-cell>
          <table:table-cell table:formula="of:=[.C103]/([.D103]-[.D102])" office:value-type="float" office:value="100204.680649101" calcext:value-type="float">
            <text:p>100204.680649101</text:p>
          </table:table-cell>
          <table:table-cell/>
          <table:table-cell office:value-type="float" office:value="1443142574.74661" calcext:value-type="float">
            <text:p>1443142574.74661</text:p>
          </table:table-cell>
          <table:table-cell table:formula="of:=[.G103]-[.$B$2]" office:value-type="float" office:value="14.7464187145233" calcext:value-type="float">
            <text:p>14.7464187145</text:p>
          </table:table-cell>
          <table:table-cell table:formula="of:=[.C103]/([.H103]-[.H102])" office:value-type="float" office:value="91972.6972908152" calcext:value-type="float">
            <text:p>91972.6972908152</text:p>
          </table:table-cell>
          <table:table-cell table:formula="of:=[.G103]-[.$B103]" office:value-type="float" office:value="9.88669276237488" calcext:value-type="float">
            <text:p>9.886692762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2564.90471" calcext:value-type="float">
            <text:p>1443142564.90471</text:p>
          </table:table-cell>
          <table:table-cell office:value-type="float" office:value="4480" calcext:value-type="float">
            <text:p>4480</text:p>
          </table:table-cell>
          <table:table-cell table:formula="of:=[.B104]-[.$B$2]" office:value-type="float" office:value="4.90451645851135" calcext:value-type="float">
            <text:p>4.9045164585</text:p>
          </table:table-cell>
          <table:table-cell table:formula="of:=[.C104]/([.D104]-[.D103])" office:value-type="float" office:value="100021.19564581" calcext:value-type="float">
            <text:p>100021.19564581</text:p>
          </table:table-cell>
          <table:table-cell/>
          <table:table-cell office:value-type="float" office:value="1443142574.79541" calcext:value-type="float">
            <text:p>1443142574.79541</text:p>
          </table:table-cell>
          <table:table-cell table:formula="of:=[.G104]-[.$B$2]" office:value-type="float" office:value="14.7952189445496" calcext:value-type="float">
            <text:p>14.7952189445</text:p>
          </table:table-cell>
          <table:table-cell table:formula="of:=[.C104]/([.H104]-[.H103])" office:value-type="float" office:value="91802.8459618044" calcext:value-type="float">
            <text:p>91802.8459618044</text:p>
          </table:table-cell>
          <table:table-cell table:formula="of:=[.G104]-[.$B104]" office:value-type="float" office:value="9.89070248603821" calcext:value-type="float">
            <text:p>9.89070248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2564.94942" calcext:value-type="float">
            <text:p>1443142564.94942</text:p>
          </table:table-cell>
          <table:table-cell office:value-type="float" office:value="4480" calcext:value-type="float">
            <text:p>4480</text:p>
          </table:table-cell>
          <table:table-cell table:formula="of:=[.B105]-[.$B$2]" office:value-type="float" office:value="4.94922685623169" calcext:value-type="float">
            <text:p>4.9492268562</text:p>
          </table:table-cell>
          <table:table-cell table:formula="of:=[.C105]/([.D105]-[.D104])" office:value-type="float" office:value="100200.405910553" calcext:value-type="float">
            <text:p>100200.405910553</text:p>
          </table:table-cell>
          <table:table-cell/>
          <table:table-cell office:value-type="float" office:value="1443142574.84417" calcext:value-type="float">
            <text:p>1443142574.84417</text:p>
          </table:table-cell>
          <table:table-cell table:formula="of:=[.G105]-[.$B$2]" office:value-type="float" office:value="14.8439772129059" calcext:value-type="float">
            <text:p>14.8439772129</text:p>
          </table:table-cell>
          <table:table-cell table:formula="of:=[.C105]/([.H105]-[.H104])" office:value-type="float" office:value="91881.8520637436" calcext:value-type="float">
            <text:p>91881.8520637436</text:p>
          </table:table-cell>
          <table:table-cell table:formula="of:=[.G105]-[.$B105]" office:value-type="float" office:value="9.89475035667419" calcext:value-type="float">
            <text:p>9.894750356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2564.99414" calcext:value-type="float">
            <text:p>1443142564.99414</text:p>
          </table:table-cell>
          <table:table-cell office:value-type="float" office:value="4480" calcext:value-type="float">
            <text:p>4480</text:p>
          </table:table-cell>
          <table:table-cell table:formula="of:=[.B106]-[.$B$2]" office:value-type="float" office:value="4.99394655227661" calcext:value-type="float">
            <text:p>4.9939465523</text:p>
          </table:table-cell>
          <table:table-cell table:formula="of:=[.C106]/([.D106]-[.D105])" office:value-type="float" office:value="100179.571781967" calcext:value-type="float">
            <text:p>100179.571781967</text:p>
          </table:table-cell>
          <table:table-cell/>
          <table:table-cell office:value-type="float" office:value="1443142574.89299" calcext:value-type="float">
            <text:p>1443142574.89299</text:p>
          </table:table-cell>
          <table:table-cell table:formula="of:=[.G106]-[.$B$2]" office:value-type="float" office:value="14.8927917480469" calcext:value-type="float">
            <text:p>14.892791748</text:p>
          </table:table-cell>
          <table:table-cell table:formula="of:=[.C106]/([.H106]-[.H105])" office:value-type="float" office:value="91775.9431091661" calcext:value-type="float">
            <text:p>91775.9431091661</text:p>
          </table:table-cell>
          <table:table-cell table:formula="of:=[.G106]-[.$B106]" office:value-type="float" office:value="9.89884519577026" calcext:value-type="float">
            <text:p>9.898845195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2565.0372" calcext:value-type="float">
            <text:p>1443142565.0372</text:p>
          </table:table-cell>
          <table:table-cell office:value-type="float" office:value="4480" calcext:value-type="float">
            <text:p>4480</text:p>
          </table:table-cell>
          <table:table-cell table:formula="of:=[.B107]-[.$B$2]" office:value-type="float" office:value="5.03700876235962" calcext:value-type="float">
            <text:p>5.0370087624</text:p>
          </table:table-cell>
          <table:table-cell table:formula="of:=[.C107]/([.D107]-[.D106])" office:value-type="float" office:value="104035.533507552" calcext:value-type="float">
            <text:p>104035.533507552</text:p>
          </table:table-cell>
          <table:table-cell/>
          <table:table-cell office:value-type="float" office:value="1443142574.94171" calcext:value-type="float">
            <text:p>1443142574.94171</text:p>
          </table:table-cell>
          <table:table-cell table:formula="of:=[.G107]-[.$B$2]" office:value-type="float" office:value="14.9415113925934" calcext:value-type="float">
            <text:p>14.9415113926</text:p>
          </table:table-cell>
          <table:table-cell table:formula="of:=[.C107]/([.H107]-[.H106])" office:value-type="float" office:value="91954.6938755536" calcext:value-type="float">
            <text:p>91954.6938755536</text:p>
          </table:table-cell>
          <table:table-cell table:formula="of:=[.G107]-[.$B107]" office:value-type="float" office:value="9.90450263023376" calcext:value-type="float">
            <text:p>9.904502630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2565.08003" calcext:value-type="float">
            <text:p>1443142565.08003</text:p>
          </table:table-cell>
          <table:table-cell office:value-type="float" office:value="4480" calcext:value-type="float">
            <text:p>4480</text:p>
          </table:table-cell>
          <table:table-cell table:formula="of:=[.B108]-[.$B$2]" office:value-type="float" office:value="5.07983446121216" calcext:value-type="float">
            <text:p>5.0798344612</text:p>
          </table:table-cell>
          <table:table-cell table:formula="of:=[.C108]/([.D108]-[.D107])" office:value-type="float" office:value="104610.085066584" calcext:value-type="float">
            <text:p>104610.085066584</text:p>
          </table:table-cell>
          <table:table-cell/>
          <table:table-cell office:value-type="float" office:value="1443142574.99041" calcext:value-type="float">
            <text:p>1443142574.99041</text:p>
          </table:table-cell>
          <table:table-cell table:formula="of:=[.G108]-[.$B$2]" office:value-type="float" office:value="14.9902148246765" calcext:value-type="float">
            <text:p>14.9902148247</text:p>
          </table:table-cell>
          <table:table-cell table:formula="of:=[.C108]/([.H108]-[.H107])" office:value-type="float" office:value="91985.3038765989" calcext:value-type="float">
            <text:p>91985.3038765989</text:p>
          </table:table-cell>
          <table:table-cell table:formula="of:=[.G108]-[.$B108]" office:value-type="float" office:value="9.91038036346436" calcext:value-type="float">
            <text:p>9.910380363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2565.12284" calcext:value-type="float">
            <text:p>1443142565.12284</text:p>
          </table:table-cell>
          <table:table-cell office:value-type="float" office:value="4480" calcext:value-type="float">
            <text:p>4480</text:p>
          </table:table-cell>
          <table:table-cell table:formula="of:=[.B109]-[.$B$2]" office:value-type="float" office:value="5.12264108657837" calcext:value-type="float">
            <text:p>5.1226410866</text:p>
          </table:table-cell>
          <table:table-cell table:formula="of:=[.C109]/([.D109]-[.D108])" office:value-type="float" office:value="104656.696520073" calcext:value-type="float">
            <text:p>104656.696520073</text:p>
          </table:table-cell>
          <table:table-cell/>
          <table:table-cell office:value-type="float" office:value="1443142575.03928" calcext:value-type="float">
            <text:p>1443142575.03928</text:p>
          </table:table-cell>
          <table:table-cell table:formula="of:=[.G109]-[.$B$2]" office:value-type="float" office:value="15.0390808582306" calcext:value-type="float">
            <text:p>15.0390808582</text:p>
          </table:table-cell>
          <table:table-cell table:formula="of:=[.C109]/([.H109]-[.H108])" office:value-type="float" office:value="91679.223259286" calcext:value-type="float">
            <text:p>91679.223259286</text:p>
          </table:table-cell>
          <table:table-cell table:formula="of:=[.G109]-[.$B109]" office:value-type="float" office:value="9.91643977165222" calcext:value-type="float">
            <text:p>9.916439771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2565.16563" calcext:value-type="float">
            <text:p>1443142565.16563</text:p>
          </table:table-cell>
          <table:table-cell office:value-type="float" office:value="4480" calcext:value-type="float">
            <text:p>4480</text:p>
          </table:table-cell>
          <table:table-cell table:formula="of:=[.B110]-[.$B$2]" office:value-type="float" office:value="5.16543889045715" calcext:value-type="float">
            <text:p>5.1654388905</text:p>
          </table:table-cell>
          <table:table-cell table:formula="of:=[.C110]/([.D110]-[.D109])" office:value-type="float" office:value="104678.268368364" calcext:value-type="float">
            <text:p>104678.268368364</text:p>
          </table:table-cell>
          <table:table-cell/>
          <table:table-cell office:value-type="float" office:value="1443142575.0529" calcext:value-type="float">
            <text:p>1443142575.0529</text:p>
          </table:table-cell>
          <table:table-cell table:formula="of:=[.G110]-[.$B$2]" office:value-type="float" office:value="15.0527074337006" calcext:value-type="float">
            <text:p>15.0527074337</text:p>
          </table:table-cell>
          <table:table-cell table:formula="of:=[.C110]/([.H110]-[.H109])" office:value-type="float" office:value="328769.323581902" calcext:value-type="float">
            <text:p>328769.323581902</text:p>
          </table:table-cell>
          <table:table-cell table:formula="of:=[.G110]-[.$B110]" office:value-type="float" office:value="9.88726854324341" calcext:value-type="float">
            <text:p>9.887268543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2565.20842" calcext:value-type="float">
            <text:p>1443142565.20842</text:p>
          </table:table-cell>
          <table:table-cell office:value-type="float" office:value="4480" calcext:value-type="float">
            <text:p>4480</text:p>
          </table:table-cell>
          <table:table-cell table:formula="of:=[.B111]-[.$B$2]" office:value-type="float" office:value="5.20822811126709" calcext:value-type="float">
            <text:p>5.2082281113</text:p>
          </table:table-cell>
          <table:table-cell table:formula="of:=[.C111]/([.D111]-[.D110])" office:value-type="float" office:value="104699.265730954" calcext:value-type="float">
            <text:p>104699.265730954</text:p>
          </table:table-cell>
          <table:table-cell/>
          <table:table-cell office:value-type="float" office:value="1443142575.06653" calcext:value-type="float">
            <text:p>1443142575.06653</text:p>
          </table:table-cell>
          <table:table-cell table:formula="of:=[.G111]-[.$B$2]" office:value-type="float" office:value="15.0663366317749" calcext:value-type="float">
            <text:p>15.0663366318</text:p>
          </table:table-cell>
          <table:table-cell table:formula="of:=[.C111]/([.H111]-[.H110])" office:value-type="float" office:value="328706.060001749" calcext:value-type="float">
            <text:p>328706.060001749</text:p>
          </table:table-cell>
          <table:table-cell table:formula="of:=[.G111]-[.$B111]" office:value-type="float" office:value="9.85810852050781" calcext:value-type="float">
            <text:p>9.858108520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2565.25123" calcext:value-type="float">
            <text:p>1443142565.25123</text:p>
          </table:table-cell>
          <table:table-cell office:value-type="float" office:value="4480" calcext:value-type="float">
            <text:p>4480</text:p>
          </table:table-cell>
          <table:table-cell table:formula="of:=[.B112]-[.$B$2]" office:value-type="float" office:value="5.25103044509888" calcext:value-type="float">
            <text:p>5.2510304451</text:p>
          </table:table-cell>
          <table:table-cell table:formula="of:=[.C112]/([.D112]-[.D111])" office:value-type="float" office:value="104667.189822087" calcext:value-type="float">
            <text:p>104667.189822087</text:p>
          </table:table-cell>
          <table:table-cell/>
          <table:table-cell office:value-type="float" office:value="1443142575.09086" calcext:value-type="float">
            <text:p>1443142575.09086</text:p>
          </table:table-cell>
          <table:table-cell table:formula="of:=[.G112]-[.$B$2]" office:value-type="float" office:value="15.0906624794006" calcext:value-type="float">
            <text:p>15.0906624794</text:p>
          </table:table-cell>
          <table:table-cell table:formula="of:=[.C112]/([.H112]-[.H111])" office:value-type="float" office:value="184166.24443791" calcext:value-type="float">
            <text:p>184166.24443791</text:p>
          </table:table-cell>
          <table:table-cell table:formula="of:=[.G112]-[.$B112]" office:value-type="float" office:value="9.83963203430176" calcext:value-type="float">
            <text:p>9.839632034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2565.29403" calcext:value-type="float">
            <text:p>1443142565.29403</text:p>
          </table:table-cell>
          <table:table-cell office:value-type="float" office:value="4480" calcext:value-type="float">
            <text:p>4480</text:p>
          </table:table-cell>
          <table:table-cell table:formula="of:=[.B113]-[.$B$2]" office:value-type="float" office:value="5.29383969306946" calcext:value-type="float">
            <text:p>5.2938396931</text:p>
          </table:table-cell>
          <table:table-cell table:formula="of:=[.C113]/([.D113]-[.D112])" office:value-type="float" office:value="104650.284982317" calcext:value-type="float">
            <text:p>104650.284982317</text:p>
          </table:table-cell>
          <table:table-cell/>
          <table:table-cell office:value-type="float" office:value="1443142575.13071" calcext:value-type="float">
            <text:p>1443142575.13071</text:p>
          </table:table-cell>
          <table:table-cell table:formula="of:=[.G113]-[.$B$2]" office:value-type="float" office:value="15.130512714386" calcext:value-type="float">
            <text:p>15.1305127144</text:p>
          </table:table-cell>
          <table:table-cell table:formula="of:=[.C113]/([.H113]-[.H112])" office:value-type="float" office:value="112420.918010817" calcext:value-type="float">
            <text:p>112420.918010817</text:p>
          </table:table-cell>
          <table:table-cell table:formula="of:=[.G113]-[.$B113]" office:value-type="float" office:value="9.83667302131653" calcext:value-type="float">
            <text:p>9.836673021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2565.33683" calcext:value-type="float">
            <text:p>1443142565.33683</text:p>
          </table:table-cell>
          <table:table-cell office:value-type="float" office:value="4480" calcext:value-type="float">
            <text:p>4480</text:p>
          </table:table-cell>
          <table:table-cell table:formula="of:=[.B114]-[.$B$2]" office:value-type="float" office:value="5.33663940429688" calcext:value-type="float">
            <text:p>5.3366394043</text:p>
          </table:table-cell>
          <table:table-cell table:formula="of:=[.C114]/([.D114]-[.D113])" office:value-type="float" office:value="104673.603431468" calcext:value-type="float">
            <text:p>104673.603431468</text:p>
          </table:table-cell>
          <table:table-cell/>
          <table:table-cell office:value-type="float" office:value="1443142575.17062" calcext:value-type="float">
            <text:p>1443142575.17062</text:p>
          </table:table-cell>
          <table:table-cell table:formula="of:=[.G114]-[.$B$2]" office:value-type="float" office:value="15.1704201698303" calcext:value-type="float">
            <text:p>15.1704201698</text:p>
          </table:table-cell>
          <table:table-cell table:formula="of:=[.C114]/([.H114]-[.H113])" office:value-type="float" office:value="112259.725660756" calcext:value-type="float">
            <text:p>112259.725660756</text:p>
          </table:table-cell>
          <table:table-cell table:formula="of:=[.G114]-[.$B114]" office:value-type="float" office:value="9.83378076553345" calcext:value-type="float">
            <text:p>9.833780765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2565.37963" calcext:value-type="float">
            <text:p>1443142565.37963</text:p>
          </table:table-cell>
          <table:table-cell office:value-type="float" office:value="4480" calcext:value-type="float">
            <text:p>4480</text:p>
          </table:table-cell>
          <table:table-cell table:formula="of:=[.B115]-[.$B$2]" office:value-type="float" office:value="5.37943363189697" calcext:value-type="float">
            <text:p>5.3794336319</text:p>
          </table:table-cell>
          <table:table-cell table:formula="of:=[.C115]/([.D115]-[.D114])" office:value-type="float" office:value="104687.016245849" calcext:value-type="float">
            <text:p>104687.016245849</text:p>
          </table:table-cell>
          <table:table-cell/>
          <table:table-cell office:value-type="float" office:value="1443142575.2105" calcext:value-type="float">
            <text:p>1443142575.2105</text:p>
          </table:table-cell>
          <table:table-cell table:formula="of:=[.G115]-[.$B$2]" office:value-type="float" office:value="15.2103061676025" calcext:value-type="float">
            <text:p>15.2103061676</text:p>
          </table:table-cell>
          <table:table-cell table:formula="of:=[.C115]/([.H115]-[.H114])" office:value-type="float" office:value="112320.118593614" calcext:value-type="float">
            <text:p>112320.118593614</text:p>
          </table:table-cell>
          <table:table-cell table:formula="of:=[.G115]-[.$B115]" office:value-type="float" office:value="9.83087253570557" calcext:value-type="float">
            <text:p>9.830872535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2565.42246" calcext:value-type="float">
            <text:p>1443142565.42246</text:p>
          </table:table-cell>
          <table:table-cell office:value-type="float" office:value="4480" calcext:value-type="float">
            <text:p>4480</text:p>
          </table:table-cell>
          <table:table-cell table:formula="of:=[.B116]-[.$B$2]" office:value-type="float" office:value="5.4222686290741" calcext:value-type="float">
            <text:p>5.4222686291</text:p>
          </table:table-cell>
          <table:table-cell table:formula="of:=[.C116]/([.D116]-[.D115])" office:value-type="float" office:value="104587.377033669" calcext:value-type="float">
            <text:p>104587.377033669</text:p>
          </table:table-cell>
          <table:table-cell/>
          <table:table-cell office:value-type="float" office:value="1443142575.25037" calcext:value-type="float">
            <text:p>1443142575.25037</text:p>
          </table:table-cell>
          <table:table-cell table:formula="of:=[.G116]-[.$B$2]" office:value-type="float" office:value="15.2501783370972" calcext:value-type="float">
            <text:p>15.2501783371</text:p>
          </table:table-cell>
          <table:table-cell table:formula="of:=[.C116]/([.H116]-[.H115])" office:value-type="float" office:value="112359.072926882" calcext:value-type="float">
            <text:p>112359.072926882</text:p>
          </table:table-cell>
          <table:table-cell table:formula="of:=[.G116]-[.$B116]" office:value-type="float" office:value="9.82790970802307" calcext:value-type="float">
            <text:p>9.82790970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2565.46525" calcext:value-type="float">
            <text:p>1443142565.46525</text:p>
          </table:table-cell>
          <table:table-cell office:value-type="float" office:value="4480" calcext:value-type="float">
            <text:p>4480</text:p>
          </table:table-cell>
          <table:table-cell table:formula="of:=[.B117]-[.$B$2]" office:value-type="float" office:value="5.4650559425354" calcext:value-type="float">
            <text:p>5.4650559425</text:p>
          </table:table-cell>
          <table:table-cell table:formula="of:=[.C117]/([.D117]-[.D116])" office:value-type="float" office:value="104703.93295554" calcext:value-type="float">
            <text:p>104703.93295554</text:p>
          </table:table-cell>
          <table:table-cell/>
          <table:table-cell office:value-type="float" office:value="1443142575.29026" calcext:value-type="float">
            <text:p>1443142575.29026</text:p>
          </table:table-cell>
          <table:table-cell table:formula="of:=[.G117]-[.$B$2]" office:value-type="float" office:value="15.2900664806366" calcext:value-type="float">
            <text:p>15.2900664806</text:p>
          </table:table-cell>
          <table:table-cell table:formula="of:=[.C117]/([.H117]-[.H116])" office:value-type="float" office:value="112314.076376395" calcext:value-type="float">
            <text:p>112314.076376395</text:p>
          </table:table-cell>
          <table:table-cell table:formula="of:=[.G117]-[.$B117]" office:value-type="float" office:value="9.8250105381012" calcext:value-type="float">
            <text:p>9.825010538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2565.50809" calcext:value-type="float">
            <text:p>1443142565.50809</text:p>
          </table:table-cell>
          <table:table-cell office:value-type="float" office:value="4480" calcext:value-type="float">
            <text:p>4480</text:p>
          </table:table-cell>
          <table:table-cell table:formula="of:=[.B118]-[.$B$2]" office:value-type="float" office:value="5.50789594650269" calcext:value-type="float">
            <text:p>5.5078959465</text:p>
          </table:table-cell>
          <table:table-cell table:formula="of:=[.C118]/([.D118]-[.D117])" office:value-type="float" office:value="104575.153714298" calcext:value-type="float">
            <text:p>104575.153714298</text:p>
          </table:table-cell>
          <table:table-cell/>
          <table:table-cell office:value-type="float" office:value="1443142575.33017" calcext:value-type="float">
            <text:p>1443142575.33017</text:p>
          </table:table-cell>
          <table:table-cell table:formula="of:=[.G118]-[.$B$2]" office:value-type="float" office:value="15.329975605011" calcext:value-type="float">
            <text:p>15.329975605</text:p>
          </table:table-cell>
          <table:table-cell table:formula="of:=[.C118]/([.H118]-[.H117])" office:value-type="float" office:value="112255.031154602" calcext:value-type="float">
            <text:p>112255.031154602</text:p>
          </table:table-cell>
          <table:table-cell table:formula="of:=[.G118]-[.$B118]" office:value-type="float" office:value="9.8220796585083" calcext:value-type="float">
            <text:p>9.822079658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2565.55089" calcext:value-type="float">
            <text:p>1443142565.55089</text:p>
          </table:table-cell>
          <table:table-cell office:value-type="float" office:value="4480" calcext:value-type="float">
            <text:p>4480</text:p>
          </table:table-cell>
          <table:table-cell table:formula="of:=[.B119]-[.$B$2]" office:value-type="float" office:value="5.55069756507874" calcext:value-type="float">
            <text:p>5.5506975651</text:p>
          </table:table-cell>
          <table:table-cell table:formula="of:=[.C119]/([.D119]-[.D118])" office:value-type="float" office:value="104668.938910335" calcext:value-type="float">
            <text:p>104668.938910335</text:p>
          </table:table-cell>
          <table:table-cell/>
          <table:table-cell office:value-type="float" office:value="1443142575.37006" calcext:value-type="float">
            <text:p>1443142575.37006</text:p>
          </table:table-cell>
          <table:table-cell table:formula="of:=[.G119]-[.$B$2]" office:value-type="float" office:value="15.3698620796204" calcext:value-type="float">
            <text:p>15.3698620796</text:p>
          </table:table-cell>
          <table:table-cell table:formula="of:=[.C119]/([.H119]-[.H118])" office:value-type="float" office:value="112318.775822494" calcext:value-type="float">
            <text:p>112318.775822494</text:p>
          </table:table-cell>
          <table:table-cell table:formula="of:=[.G119]-[.$B119]" office:value-type="float" office:value="9.81916451454163" calcext:value-type="float">
            <text:p>9.819164514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2565.59369" calcext:value-type="float">
            <text:p>1443142565.59369</text:p>
          </table:table-cell>
          <table:table-cell office:value-type="float" office:value="4480" calcext:value-type="float">
            <text:p>4480</text:p>
          </table:table-cell>
          <table:table-cell table:formula="of:=[.B120]-[.$B$2]" office:value-type="float" office:value="5.59349799156189" calcext:value-type="float">
            <text:p>5.5934979916</text:p>
          </table:table-cell>
          <table:table-cell table:formula="of:=[.C120]/([.D120]-[.D119])" office:value-type="float" office:value="104671.854187324" calcext:value-type="float">
            <text:p>104671.854187324</text:p>
          </table:table-cell>
          <table:table-cell/>
          <table:table-cell office:value-type="float" office:value="1443142575.40995" calcext:value-type="float">
            <text:p>1443142575.40995</text:p>
          </table:table-cell>
          <table:table-cell table:formula="of:=[.G120]-[.$B$2]" office:value-type="float" office:value="15.4097557067871" calcext:value-type="float">
            <text:p>15.4097557068</text:p>
          </table:table-cell>
          <table:table-cell table:formula="of:=[.C120]/([.H120]-[.H119])" office:value-type="float" office:value="112298.638107646" calcext:value-type="float">
            <text:p>112298.638107646</text:p>
          </table:table-cell>
          <table:table-cell table:formula="of:=[.G120]-[.$B120]" office:value-type="float" office:value="9.81625771522522" calcext:value-type="float">
            <text:p>9.816257715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2565.63652" calcext:value-type="float">
            <text:p>1443142565.63652</text:p>
          </table:table-cell>
          <table:table-cell office:value-type="float" office:value="4480" calcext:value-type="float">
            <text:p>4480</text:p>
          </table:table-cell>
          <table:table-cell table:formula="of:=[.B121]-[.$B$2]" office:value-type="float" office:value="5.63632702827454" calcext:value-type="float">
            <text:p>5.6363270283</text:p>
          </table:table-cell>
          <table:table-cell table:formula="of:=[.C121]/([.D121]-[.D120])" office:value-type="float" office:value="104601.932330576" calcext:value-type="float">
            <text:p>104601.932330576</text:p>
          </table:table-cell>
          <table:table-cell/>
          <table:table-cell office:value-type="float" office:value="1443142575.44984" calcext:value-type="float">
            <text:p>1443142575.44984</text:p>
          </table:table-cell>
          <table:table-cell table:formula="of:=[.G121]-[.$B$2]" office:value-type="float" office:value="15.4496438503265" calcext:value-type="float">
            <text:p>15.4496438503</text:p>
          </table:table-cell>
          <table:table-cell table:formula="of:=[.C121]/([.H121]-[.H120])" office:value-type="float" office:value="112314.076376395" calcext:value-type="float">
            <text:p>112314.076376395</text:p>
          </table:table-cell>
          <table:table-cell table:formula="of:=[.G121]-[.$B121]" office:value-type="float" office:value="9.813316822052" calcext:value-type="float">
            <text:p>9.813316822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2565.67933" calcext:value-type="float">
            <text:p>1443142565.67933</text:p>
          </table:table-cell>
          <table:table-cell office:value-type="float" office:value="4480" calcext:value-type="float">
            <text:p>4480</text:p>
          </table:table-cell>
          <table:table-cell table:formula="of:=[.B122]-[.$B$2]" office:value-type="float" office:value="5.67913317680359" calcext:value-type="float">
            <text:p>5.6791331768</text:p>
          </table:table-cell>
          <table:table-cell table:formula="of:=[.C122]/([.D122]-[.D121])" office:value-type="float" office:value="104657.862338617" calcext:value-type="float">
            <text:p>104657.862338617</text:p>
          </table:table-cell>
          <table:table-cell/>
          <table:table-cell office:value-type="float" office:value="1443142575.48974" calcext:value-type="float">
            <text:p>1443142575.48974</text:p>
          </table:table-cell>
          <table:table-cell table:formula="of:=[.G122]-[.$B$2]" office:value-type="float" office:value="15.489542722702" calcext:value-type="float">
            <text:p>15.4895427227</text:p>
          </table:table-cell>
          <table:table-cell table:formula="of:=[.C122]/([.H122]-[.H121])" office:value-type="float" office:value="112283.875038841" calcext:value-type="float">
            <text:p>112283.875038841</text:p>
          </table:table-cell>
          <table:table-cell table:formula="of:=[.G122]-[.$B122]" office:value-type="float" office:value="9.81040954589844" calcext:value-type="float">
            <text:p>9.810409545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2565.72213" calcext:value-type="float">
            <text:p>1443142565.72213</text:p>
          </table:table-cell>
          <table:table-cell office:value-type="float" office:value="4480" calcext:value-type="float">
            <text:p>4480</text:p>
          </table:table-cell>
          <table:table-cell table:formula="of:=[.B123]-[.$B$2]" office:value-type="float" office:value="5.72193837165833" calcext:value-type="float">
            <text:p>5.7219383717</text:p>
          </table:table-cell>
          <table:table-cell table:formula="of:=[.C123]/([.D123]-[.D122])" office:value-type="float" office:value="104660.194053627" calcext:value-type="float">
            <text:p>104660.194053627</text:p>
          </table:table-cell>
          <table:table-cell/>
          <table:table-cell office:value-type="float" office:value="1443142575.52961" calcext:value-type="float">
            <text:p>1443142575.52961</text:p>
          </table:table-cell>
          <table:table-cell table:formula="of:=[.G123]-[.$B$2]" office:value-type="float" office:value="15.5294177532196" calcext:value-type="float">
            <text:p>15.5294177532</text:p>
          </table:table-cell>
          <table:table-cell table:formula="of:=[.C123]/([.H123]-[.H122])" office:value-type="float" office:value="112351.011192959" calcext:value-type="float">
            <text:p>112351.011192959</text:p>
          </table:table-cell>
          <table:table-cell table:formula="of:=[.G123]-[.$B123]" office:value-type="float" office:value="9.80747938156128" calcext:value-type="float">
            <text:p>9.807479381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2565.76493" calcext:value-type="float">
            <text:p>1443142565.76493</text:p>
          </table:table-cell>
          <table:table-cell office:value-type="float" office:value="4480" calcext:value-type="float">
            <text:p>4480</text:p>
          </table:table-cell>
          <table:table-cell table:formula="of:=[.B124]-[.$B$2]" office:value-type="float" office:value="5.76473760604858" calcext:value-type="float">
            <text:p>5.764737606</text:p>
          </table:table-cell>
          <table:table-cell table:formula="of:=[.C124]/([.D124]-[.D123])" office:value-type="float" office:value="104674.769626712" calcext:value-type="float">
            <text:p>104674.769626712</text:p>
          </table:table-cell>
          <table:table-cell/>
          <table:table-cell office:value-type="float" office:value="1443142575.56955" calcext:value-type="float">
            <text:p>1443142575.56955</text:p>
          </table:table-cell>
          <table:table-cell table:formula="of:=[.G124]-[.$B$2]" office:value-type="float" office:value="15.5693502426147" calcext:value-type="float">
            <text:p>15.5693502426</text:p>
          </table:table-cell>
          <table:table-cell table:formula="of:=[.C124]/([.H124]-[.H123])" office:value-type="float" office:value="112189.349270698" calcext:value-type="float">
            <text:p>112189.349270698</text:p>
          </table:table-cell>
          <table:table-cell table:formula="of:=[.G124]-[.$B124]" office:value-type="float" office:value="9.80461263656616" calcext:value-type="float">
            <text:p>9.804612636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2565.80772" calcext:value-type="float">
            <text:p>1443142565.80772</text:p>
          </table:table-cell>
          <table:table-cell office:value-type="float" office:value="4480" calcext:value-type="float">
            <text:p>4480</text:p>
          </table:table-cell>
          <table:table-cell table:formula="of:=[.B125]-[.$B$2]" office:value-type="float" office:value="5.8075258731842" calcext:value-type="float">
            <text:p>5.8075258732</text:p>
          </table:table-cell>
          <table:table-cell table:formula="of:=[.C125]/([.D125]-[.D124])" office:value-type="float" office:value="104701.599291235" calcext:value-type="float">
            <text:p>104701.599291235</text:p>
          </table:table-cell>
          <table:table-cell/>
          <table:table-cell office:value-type="float" office:value="1443142575.60942" calcext:value-type="float">
            <text:p>1443142575.60942</text:p>
          </table:table-cell>
          <table:table-cell table:formula="of:=[.G125]-[.$B$2]" office:value-type="float" office:value="15.609228849411" calcext:value-type="float">
            <text:p>15.6092288494</text:p>
          </table:table-cell>
          <table:table-cell table:formula="of:=[.C125]/([.H125]-[.H124])" office:value-type="float" office:value="112340.935652236" calcext:value-type="float">
            <text:p>112340.935652236</text:p>
          </table:table-cell>
          <table:table-cell table:formula="of:=[.G125]-[.$B125]" office:value-type="float" office:value="9.80170297622681" calcext:value-type="float">
            <text:p>9.801702976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2565.85052" calcext:value-type="float">
            <text:p>1443142565.85052</text:p>
          </table:table-cell>
          <table:table-cell office:value-type="float" office:value="4480" calcext:value-type="float">
            <text:p>4480</text:p>
          </table:table-cell>
          <table:table-cell table:formula="of:=[.B126]-[.$B$2]" office:value-type="float" office:value="5.85032939910889" calcext:value-type="float">
            <text:p>5.8503293991</text:p>
          </table:table-cell>
          <table:table-cell table:formula="of:=[.C126]/([.D126]-[.D125])" office:value-type="float" office:value="104664.274804908" calcext:value-type="float">
            <text:p>104664.274804908</text:p>
          </table:table-cell>
          <table:table-cell/>
          <table:table-cell office:value-type="float" office:value="1443142575.64934" calcext:value-type="float">
            <text:p>1443142575.64934</text:p>
          </table:table-cell>
          <table:table-cell table:formula="of:=[.G126]-[.$B$2]" office:value-type="float" office:value="15.6491410732269" calcext:value-type="float">
            <text:p>15.6491410732</text:p>
          </table:table-cell>
          <table:table-cell table:formula="of:=[.C126]/([.H126]-[.H125])" office:value-type="float" office:value="112246.313827627" calcext:value-type="float">
            <text:p>112246.313827627</text:p>
          </table:table-cell>
          <table:table-cell table:formula="of:=[.G126]-[.$B126]" office:value-type="float" office:value="9.79881167411804" calcext:value-type="float">
            <text:p>9.798811674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2565.89334" calcext:value-type="float">
            <text:p>1443142565.89334</text:p>
          </table:table-cell>
          <table:table-cell office:value-type="float" office:value="4480" calcext:value-type="float">
            <text:p>4480</text:p>
          </table:table-cell>
          <table:table-cell table:formula="of:=[.B127]-[.$B$2]" office:value-type="float" office:value="5.8931450843811" calcext:value-type="float">
            <text:p>5.8931450844</text:p>
          </table:table-cell>
          <table:table-cell table:formula="of:=[.C127]/([.D127]-[.D126])" office:value-type="float" office:value="104634.550901538" calcext:value-type="float">
            <text:p>104634.550901538</text:p>
          </table:table-cell>
          <table:table-cell/>
          <table:table-cell office:value-type="float" office:value="1443142575.68927" calcext:value-type="float">
            <text:p>1443142575.68927</text:p>
          </table:table-cell>
          <table:table-cell table:formula="of:=[.G127]-[.$B$2]" office:value-type="float" office:value="15.6890704631805" calcext:value-type="float">
            <text:p>15.6890704632</text:p>
          </table:table-cell>
          <table:table-cell table:formula="of:=[.C127]/([.H127]-[.H126])" office:value-type="float" office:value="112198.057751558" calcext:value-type="float">
            <text:p>112198.057751558</text:p>
          </table:table-cell>
          <table:table-cell table:formula="of:=[.G127]-[.$B127]" office:value-type="float" office:value="9.79592537879944" calcext:value-type="float">
            <text:p>9.795925378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2565.93614" calcext:value-type="float">
            <text:p>1443142565.93614</text:p>
          </table:table-cell>
          <table:table-cell office:value-type="float" office:value="4480" calcext:value-type="float">
            <text:p>4480</text:p>
          </table:table-cell>
          <table:table-cell table:formula="of:=[.B128]-[.$B$2]" office:value-type="float" office:value="5.93594527244568" calcext:value-type="float">
            <text:p>5.9359452724</text:p>
          </table:table-cell>
          <table:table-cell table:formula="of:=[.C128]/([.D128]-[.D127])" office:value-type="float" office:value="104672.437262209" calcext:value-type="float">
            <text:p>104672.437262209</text:p>
          </table:table-cell>
          <table:table-cell/>
          <table:table-cell office:value-type="float" office:value="1443142575.72911" calcext:value-type="float">
            <text:p>1443142575.72911</text:p>
          </table:table-cell>
          <table:table-cell table:formula="of:=[.G128]-[.$B$2]" office:value-type="float" office:value="15.7289118766785" calcext:value-type="float">
            <text:p>15.7289118767</text:p>
          </table:table-cell>
          <table:table-cell table:formula="of:=[.C128]/([.H128]-[.H127])" office:value-type="float" office:value="112445.809690797" calcext:value-type="float">
            <text:p>112445.809690797</text:p>
          </table:table-cell>
          <table:table-cell table:formula="of:=[.G128]-[.$B128]" office:value-type="float" office:value="9.79296660423279" calcext:value-type="float">
            <text:p>9.792966604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2565.97895" calcext:value-type="float">
            <text:p>1443142565.97895</text:p>
          </table:table-cell>
          <table:table-cell office:value-type="float" office:value="4480" calcext:value-type="float">
            <text:p>4480</text:p>
          </table:table-cell>
          <table:table-cell table:formula="of:=[.B129]-[.$B$2]" office:value-type="float" office:value="5.97875690460205" calcext:value-type="float">
            <text:p>5.9787569046</text:p>
          </table:table-cell>
          <table:table-cell table:formula="of:=[.C129]/([.D129]-[.D128])" office:value-type="float" office:value="104644.456993289" calcext:value-type="float">
            <text:p>104644.456993289</text:p>
          </table:table-cell>
          <table:table-cell/>
          <table:table-cell office:value-type="float" office:value="1443142575.76899" calcext:value-type="float">
            <text:p>1443142575.76899</text:p>
          </table:table-cell>
          <table:table-cell table:formula="of:=[.G129]-[.$B$2]" office:value-type="float" office:value="15.7687966823578" calcext:value-type="float">
            <text:p>15.7687966824</text:p>
          </table:table-cell>
          <table:table-cell table:formula="of:=[.C129]/([.H129]-[.H128])" office:value-type="float" office:value="112323.475661879" calcext:value-type="float">
            <text:p>112323.475661879</text:p>
          </table:table-cell>
          <table:table-cell table:formula="of:=[.G129]-[.$B129]" office:value-type="float" office:value="9.79003977775574" calcext:value-type="float">
            <text:p>9.790039777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2566.02077" calcext:value-type="float">
            <text:p>1443142566.02077</text:p>
          </table:table-cell>
          <table:table-cell office:value-type="float" office:value="4480" calcext:value-type="float">
            <text:p>4480</text:p>
          </table:table-cell>
          <table:table-cell table:formula="of:=[.B130]-[.$B$2]" office:value-type="float" office:value="6.02057456970215" calcext:value-type="float">
            <text:p>6.0205745697</text:p>
          </table:table-cell>
          <table:table-cell table:formula="of:=[.C130]/([.D130]-[.D129])" office:value-type="float" office:value="107131.758534972" calcext:value-type="float">
            <text:p>107131.758534972</text:p>
          </table:table-cell>
          <table:table-cell/>
          <table:table-cell office:value-type="float" office:value="1443142575.80887" calcext:value-type="float">
            <text:p>1443142575.80887</text:p>
          </table:table-cell>
          <table:table-cell table:formula="of:=[.G130]-[.$B$2]" office:value-type="float" office:value="15.8086788654327" calcext:value-type="float">
            <text:p>15.8086788654</text:p>
          </table:table-cell>
          <table:table-cell table:formula="of:=[.C130]/([.H130]-[.H129])" office:value-type="float" office:value="112330.861918483" calcext:value-type="float">
            <text:p>112330.861918483</text:p>
          </table:table-cell>
          <table:table-cell table:formula="of:=[.G130]-[.$B130]" office:value-type="float" office:value="9.78810429573059" calcext:value-type="float">
            <text:p>9.788104295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2566.06165" calcext:value-type="float">
            <text:p>1443142566.06165</text:p>
          </table:table-cell>
          <table:table-cell office:value-type="float" office:value="4480" calcext:value-type="float">
            <text:p>4480</text:p>
          </table:table-cell>
          <table:table-cell table:formula="of:=[.B131]-[.$B$2]" office:value-type="float" office:value="6.06145143508911" calcext:value-type="float">
            <text:p>6.0614514351</text:p>
          </table:table-cell>
          <table:table-cell table:formula="of:=[.C131]/([.D131]-[.D130])" office:value-type="float" office:value="109597.444852727" calcext:value-type="float">
            <text:p>109597.444852727</text:p>
          </table:table-cell>
          <table:table-cell/>
          <table:table-cell office:value-type="float" office:value="1443142575.84879" calcext:value-type="float">
            <text:p>1443142575.84879</text:p>
          </table:table-cell>
          <table:table-cell table:formula="of:=[.G131]-[.$B$2]" office:value-type="float" office:value="15.8485939502716" calcext:value-type="float">
            <text:p>15.8485939503</text:p>
          </table:table-cell>
          <table:table-cell table:formula="of:=[.C131]/([.H131]-[.H130])" office:value-type="float" office:value="112238.268265877" calcext:value-type="float">
            <text:p>112238.268265877</text:p>
          </table:table-cell>
          <table:table-cell table:formula="of:=[.G131]-[.$B131]" office:value-type="float" office:value="9.7871425151825" calcext:value-type="float">
            <text:p>9.787142515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2566.10251" calcext:value-type="float">
            <text:p>1443142566.10251</text:p>
          </table:table-cell>
          <table:table-cell office:value-type="float" office:value="4480" calcext:value-type="float">
            <text:p>4480</text:p>
          </table:table-cell>
          <table:table-cell table:formula="of:=[.B132]-[.$B$2]" office:value-type="float" office:value="6.10231065750122" calcext:value-type="float">
            <text:p>6.1023106575</text:p>
          </table:table-cell>
          <table:table-cell table:formula="of:=[.C132]/([.D132]-[.D131])" office:value-type="float" office:value="109644.768929138" calcext:value-type="float">
            <text:p>109644.768929138</text:p>
          </table:table-cell>
          <table:table-cell/>
          <table:table-cell office:value-type="float" office:value="1443142575.88871" calcext:value-type="float">
            <text:p>1443142575.88871</text:p>
          </table:table-cell>
          <table:table-cell table:formula="of:=[.G132]-[.$B$2]" office:value-type="float" office:value="15.8885188102722" calcext:value-type="float">
            <text:p>15.8885188103</text:p>
          </table:table-cell>
          <table:table-cell table:formula="of:=[.C132]/([.H132]-[.H131])" office:value-type="float" office:value="112210.787963477" calcext:value-type="float">
            <text:p>112210.787963477</text:p>
          </table:table-cell>
          <table:table-cell table:formula="of:=[.G132]-[.$B132]" office:value-type="float" office:value="9.786208152771" calcext:value-type="float">
            <text:p>9.786208152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2566.14337" calcext:value-type="float">
            <text:p>1443142566.14337</text:p>
          </table:table-cell>
          <table:table-cell office:value-type="float" office:value="4480" calcext:value-type="float">
            <text:p>4480</text:p>
          </table:table-cell>
          <table:table-cell table:formula="of:=[.B133]-[.$B$2]" office:value-type="float" office:value="6.14317059516907" calcext:value-type="float">
            <text:p>6.1431705952</text:p>
          </table:table-cell>
          <table:table-cell table:formula="of:=[.C133]/([.D133]-[.D132])" office:value-type="float" office:value="109642.849590673" calcext:value-type="float">
            <text:p>109642.849590673</text:p>
          </table:table-cell>
          <table:table-cell/>
          <table:table-cell office:value-type="float" office:value="1443142575.92868" calcext:value-type="float">
            <text:p>1443142575.92868</text:p>
          </table:table-cell>
          <table:table-cell table:formula="of:=[.G133]-[.$B$2]" office:value-type="float" office:value="15.9284846782684" calcext:value-type="float">
            <text:p>15.9284846783</text:p>
          </table:table-cell>
          <table:table-cell table:formula="of:=[.C133]/([.H133]-[.H132])" office:value-type="float" office:value="112095.651229799" calcext:value-type="float">
            <text:p>112095.651229799</text:p>
          </table:table-cell>
          <table:table-cell table:formula="of:=[.G133]-[.$B133]" office:value-type="float" office:value="9.78531408309937" calcext:value-type="float">
            <text:p>9.78531408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2566.18423" calcext:value-type="float">
            <text:p>1443142566.18423</text:p>
          </table:table-cell>
          <table:table-cell office:value-type="float" office:value="4480" calcext:value-type="float">
            <text:p>4480</text:p>
          </table:table-cell>
          <table:table-cell table:formula="of:=[.B134]-[.$B$2]" office:value-type="float" office:value="6.18403267860413" calcext:value-type="float">
            <text:p>6.1840326786</text:p>
          </table:table-cell>
          <table:table-cell table:formula="of:=[.C134]/([.D134]-[.D133])" office:value-type="float" office:value="109637.091978435" calcext:value-type="float">
            <text:p>109637.091978435</text:p>
          </table:table-cell>
          <table:table-cell/>
          <table:table-cell office:value-type="float" office:value="1443142575.96849" calcext:value-type="float">
            <text:p>1443142575.96849</text:p>
          </table:table-cell>
          <table:table-cell table:formula="of:=[.G134]-[.$B$2]" office:value-type="float" office:value="15.9682931900024" calcext:value-type="float">
            <text:p>15.96829319</text:p>
          </table:table-cell>
          <table:table-cell table:formula="of:=[.C134]/([.H134]-[.H133])" office:value-type="float" office:value="112538.746234331" calcext:value-type="float">
            <text:p>112538.746234331</text:p>
          </table:table-cell>
          <table:table-cell table:formula="of:=[.G134]-[.$B134]" office:value-type="float" office:value="9.78426051139832" calcext:value-type="float">
            <text:p>9.784260511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2566.22508" calcext:value-type="float">
            <text:p>1443142566.22508</text:p>
          </table:table-cell>
          <table:table-cell office:value-type="float" office:value="4480" calcext:value-type="float">
            <text:p>4480</text:p>
          </table:table-cell>
          <table:table-cell table:formula="of:=[.B135]-[.$B$2]" office:value-type="float" office:value="6.22488951683044" calcext:value-type="float">
            <text:p>6.2248895168</text:p>
          </table:table-cell>
          <table:table-cell table:formula="of:=[.C135]/([.D135]-[.D134])" office:value-type="float" office:value="109651.167209365" calcext:value-type="float">
            <text:p>109651.167209365</text:p>
          </table:table-cell>
          <table:table-cell/>
          <table:table-cell office:value-type="float" office:value="1443142576.00845" calcext:value-type="float">
            <text:p>1443142576.00845</text:p>
          </table:table-cell>
          <table:table-cell table:formula="of:=[.G135]-[.$B$2]" office:value-type="float" office:value="16.0082502365112" calcext:value-type="float">
            <text:p>16.0082502365</text:p>
          </table:table-cell>
          <table:table-cell table:formula="of:=[.C135]/([.H135]-[.H134])" office:value-type="float" office:value="112120.399064394" calcext:value-type="float">
            <text:p>112120.399064394</text:p>
          </table:table-cell>
          <table:table-cell table:formula="of:=[.G135]-[.$B135]" office:value-type="float" office:value="9.78336071968079" calcext:value-type="float">
            <text:p>9.783360719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2566.26594" calcext:value-type="float">
            <text:p>1443142566.26594</text:p>
          </table:table-cell>
          <table:table-cell office:value-type="float" office:value="4480" calcext:value-type="float">
            <text:p>4480</text:p>
          </table:table-cell>
          <table:table-cell table:formula="of:=[.B136]-[.$B$2]" office:value-type="float" office:value="6.26574683189392" calcext:value-type="float">
            <text:p>6.2657468319</text:p>
          </table:table-cell>
          <table:table-cell table:formula="of:=[.C136]/([.D136]-[.D135])" office:value-type="float" office:value="109649.887493581" calcext:value-type="float">
            <text:p>109649.887493581</text:p>
          </table:table-cell>
          <table:table-cell/>
          <table:table-cell office:value-type="float" office:value="1443142576.02103" calcext:value-type="float">
            <text:p>1443142576.02103</text:p>
          </table:table-cell>
          <table:table-cell table:formula="of:=[.G136]-[.$B$2]" office:value-type="float" office:value="16.0208330154419" calcext:value-type="float">
            <text:p>16.0208330154</text:p>
          </table:table-cell>
          <table:table-cell table:formula="of:=[.C136]/([.H136]-[.H135])" office:value-type="float" office:value="356042.176747006" calcext:value-type="float">
            <text:p>356042.176747006</text:p>
          </table:table-cell>
          <table:table-cell table:formula="of:=[.G136]-[.$B136]" office:value-type="float" office:value="9.75508618354797" calcext:value-type="float">
            <text:p>9.755086183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2566.3068" calcext:value-type="float">
            <text:p>1443142566.3068</text:p>
          </table:table-cell>
          <table:table-cell office:value-type="float" office:value="4480" calcext:value-type="float">
            <text:p>4480</text:p>
          </table:table-cell>
          <table:table-cell table:formula="of:=[.B137]-[.$B$2]" office:value-type="float" office:value="6.30660438537598" calcext:value-type="float">
            <text:p>6.3066043854</text:p>
          </table:table-cell>
          <table:table-cell table:formula="of:=[.C137]/([.D137]-[.D136])" office:value-type="float" office:value="109649.247646891" calcext:value-type="float">
            <text:p>109649.247646891</text:p>
          </table:table-cell>
          <table:table-cell/>
          <table:table-cell office:value-type="float" office:value="1443142576.03363" calcext:value-type="float">
            <text:p>1443142576.03363</text:p>
          </table:table-cell>
          <table:table-cell table:formula="of:=[.G137]-[.$B$2]" office:value-type="float" office:value="16.0334389209747" calcext:value-type="float">
            <text:p>16.033438921</text:p>
          </table:table-cell>
          <table:table-cell table:formula="of:=[.C137]/([.H137]-[.H136])" office:value-type="float" office:value="355388.987195733" calcext:value-type="float">
            <text:p>355388.987195733</text:p>
          </table:table-cell>
          <table:table-cell table:formula="of:=[.G137]-[.$B137]" office:value-type="float" office:value="9.72683453559876" calcext:value-type="float">
            <text:p>9.726834535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2566.34766" calcext:value-type="float">
            <text:p>1443142566.34766</text:p>
          </table:table-cell>
          <table:table-cell office:value-type="float" office:value="4480" calcext:value-type="float">
            <text:p>4480</text:p>
          </table:table-cell>
          <table:table-cell table:formula="of:=[.B138]-[.$B$2]" office:value-type="float" office:value="6.3474612236023" calcext:value-type="float">
            <text:p>6.3474612236</text:p>
          </table:table-cell>
          <table:table-cell table:formula="of:=[.C138]/([.D138]-[.D137])" office:value-type="float" office:value="109651.167209365" calcext:value-type="float">
            <text:p>109651.167209365</text:p>
          </table:table-cell>
          <table:table-cell/>
          <table:table-cell office:value-type="float" office:value="1443142576.05564" calcext:value-type="float">
            <text:p>1443142576.05564</text:p>
          </table:table-cell>
          <table:table-cell table:formula="of:=[.G138]-[.$B$2]" office:value-type="float" office:value="16.0554423332214" calcext:value-type="float">
            <text:p>16.0554423332</text:p>
          </table:table-cell>
          <table:table-cell table:formula="of:=[.C138]/([.H138]-[.H137])" office:value-type="float" office:value="203604.784102114" calcext:value-type="float">
            <text:p>203604.784102114</text:p>
          </table:table-cell>
          <table:table-cell table:formula="of:=[.G138]-[.$B138]" office:value-type="float" office:value="9.70798110961914" calcext:value-type="float">
            <text:p>9.707981109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2566.38852" calcext:value-type="float">
            <text:p>1443142566.38852</text:p>
          </table:table-cell>
          <table:table-cell office:value-type="float" office:value="4480" calcext:value-type="float">
            <text:p>4480</text:p>
          </table:table-cell>
          <table:table-cell table:formula="of:=[.B139]-[.$B$2]" office:value-type="float" office:value="6.38832950592041" calcext:value-type="float">
            <text:p>6.3883295059</text:p>
          </table:table-cell>
          <table:table-cell table:formula="of:=[.C139]/([.D139]-[.D138])" office:value-type="float" office:value="109620.462272627" calcext:value-type="float">
            <text:p>109620.462272627</text:p>
          </table:table-cell>
          <table:table-cell/>
          <table:table-cell office:value-type="float" office:value="1443142576.09227" calcext:value-type="float">
            <text:p>1443142576.09227</text:p>
          </table:table-cell>
          <table:table-cell table:formula="of:=[.G139]-[.$B$2]" office:value-type="float" office:value="16.0920777320862" calcext:value-type="float">
            <text:p>16.0920777321</text:p>
          </table:table-cell>
          <table:table-cell table:formula="of:=[.C139]/([.H139]-[.H138])" office:value-type="float" office:value="122286.098659378" calcext:value-type="float">
            <text:p>122286.098659378</text:p>
          </table:table-cell>
          <table:table-cell table:formula="of:=[.G139]-[.$B139]" office:value-type="float" office:value="9.70374822616577" calcext:value-type="float">
            <text:p>9.703748226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2566.42938" calcext:value-type="float">
            <text:p>1443142566.42938</text:p>
          </table:table-cell>
          <table:table-cell office:value-type="float" office:value="4480" calcext:value-type="float">
            <text:p>4480</text:p>
          </table:table-cell>
          <table:table-cell table:formula="of:=[.B140]-[.$B$2]" office:value-type="float" office:value="6.42918968200684" calcext:value-type="float">
            <text:p>6.429189682</text:p>
          </table:table-cell>
          <table:table-cell table:formula="of:=[.C140]/([.D140]-[.D139])" office:value-type="float" office:value="109642.209826117" calcext:value-type="float">
            <text:p>109642.209826117</text:p>
          </table:table-cell>
          <table:table-cell/>
          <table:table-cell office:value-type="float" office:value="1443142576.12885" calcext:value-type="float">
            <text:p>1443142576.12885</text:p>
          </table:table-cell>
          <table:table-cell table:formula="of:=[.G140]-[.$B$2]" office:value-type="float" office:value="16.1286506652832" calcext:value-type="float">
            <text:p>16.1286506653</text:p>
          </table:table-cell>
          <table:table-cell table:formula="of:=[.C140]/([.H140]-[.H139])" office:value-type="float" office:value="122494.960299352" calcext:value-type="float">
            <text:p>122494.960299352</text:p>
          </table:table-cell>
          <table:table-cell table:formula="of:=[.G140]-[.$B140]" office:value-type="float" office:value="9.69946098327637" calcext:value-type="float">
            <text:p>9.699460983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2566.47027" calcext:value-type="float">
            <text:p>1443142566.47027</text:p>
          </table:table-cell>
          <table:table-cell office:value-type="float" office:value="4480" calcext:value-type="float">
            <text:p>4480</text:p>
          </table:table-cell>
          <table:table-cell table:formula="of:=[.B141]-[.$B$2]" office:value-type="float" office:value="6.47007775306702" calcext:value-type="float">
            <text:p>6.4700777531</text:p>
          </table:table-cell>
          <table:table-cell table:formula="of:=[.C141]/([.D141]-[.D140])" office:value-type="float" office:value="109567.408875957" calcext:value-type="float">
            <text:p>109567.408875957</text:p>
          </table:table-cell>
          <table:table-cell/>
          <table:table-cell office:value-type="float" office:value="1443142576.16535" calcext:value-type="float">
            <text:p>1443142576.16535</text:p>
          </table:table-cell>
          <table:table-cell table:formula="of:=[.G141]-[.$B$2]" office:value-type="float" office:value="16.1651563644409" calcext:value-type="float">
            <text:p>16.1651563644</text:p>
          </table:table-cell>
          <table:table-cell table:formula="of:=[.C141]/([.H141]-[.H140])" office:value-type="float" office:value="122720.564278064" calcext:value-type="float">
            <text:p>122720.564278064</text:p>
          </table:table-cell>
          <table:table-cell table:formula="of:=[.G141]-[.$B141]" office:value-type="float" office:value="9.6950786113739" calcext:value-type="float">
            <text:p>9.695078611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2566.51114" calcext:value-type="float">
            <text:p>1443142566.51114</text:p>
          </table:table-cell>
          <table:table-cell office:value-type="float" office:value="4480" calcext:value-type="float">
            <text:p>4480</text:p>
          </table:table-cell>
          <table:table-cell table:formula="of:=[.B142]-[.$B$2]" office:value-type="float" office:value="6.51094913482666" calcext:value-type="float">
            <text:p>6.5109491348</text:p>
          </table:table-cell>
          <table:table-cell table:formula="of:=[.C142]/([.D142]-[.D141])" office:value-type="float" office:value="109612.149311369" calcext:value-type="float">
            <text:p>109612.149311369</text:p>
          </table:table-cell>
          <table:table-cell/>
          <table:table-cell office:value-type="float" office:value="1443142576.20197" calcext:value-type="float">
            <text:p>1443142576.20197</text:p>
          </table:table-cell>
          <table:table-cell table:formula="of:=[.G142]-[.$B$2]" office:value-type="float" office:value="16.2017796039581" calcext:value-type="float">
            <text:p>16.201779604</text:p>
          </table:table-cell>
          <table:table-cell table:formula="of:=[.C142]/([.H142]-[.H141])" office:value-type="float" office:value="122326.699086642" calcext:value-type="float">
            <text:p>122326.699086642</text:p>
          </table:table-cell>
          <table:table-cell table:formula="of:=[.G142]-[.$B142]" office:value-type="float" office:value="9.69083046913147" calcext:value-type="float">
            <text:p>9.690830469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2566.5521" calcext:value-type="float">
            <text:p>1443142566.5521</text:p>
          </table:table-cell>
          <table:table-cell office:value-type="float" office:value="4480" calcext:value-type="float">
            <text:p>4480</text:p>
          </table:table-cell>
          <table:table-cell table:formula="of:=[.B143]-[.$B$2]" office:value-type="float" office:value="6.55190873146057" calcext:value-type="float">
            <text:p>6.5519087315</text:p>
          </table:table-cell>
          <table:table-cell table:formula="of:=[.C143]/([.D143]-[.D142])" office:value-type="float" office:value="109376.077114269" calcext:value-type="float">
            <text:p>109376.077114269</text:p>
          </table:table-cell>
          <table:table-cell/>
          <table:table-cell office:value-type="float" office:value="1443142576.23855" calcext:value-type="float">
            <text:p>1443142576.23855</text:p>
          </table:table-cell>
          <table:table-cell table:formula="of:=[.G143]-[.$B$2]" office:value-type="float" office:value="16.2383544445038" calcext:value-type="float">
            <text:p>16.2383544445</text:p>
          </table:table-cell>
          <table:table-cell table:formula="of:=[.C143]/([.H143]-[.H142])" office:value-type="float" office:value="122488.572285308" calcext:value-type="float">
            <text:p>122488.572285308</text:p>
          </table:table-cell>
          <table:table-cell table:formula="of:=[.G143]-[.$B143]" office:value-type="float" office:value="9.68644571304321" calcext:value-type="float">
            <text:p>9.68644571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2566.59296" calcext:value-type="float">
            <text:p>1443142566.59296</text:p>
          </table:table-cell>
          <table:table-cell office:value-type="float" office:value="4480" calcext:value-type="float">
            <text:p>4480</text:p>
          </table:table-cell>
          <table:table-cell table:formula="of:=[.B144]-[.$B$2]" office:value-type="float" office:value="6.59276986122131" calcext:value-type="float">
            <text:p>6.5927698612</text:p>
          </table:table-cell>
          <table:table-cell table:formula="of:=[.C144]/([.D144]-[.D143])" office:value-type="float" office:value="109639.650842552" calcext:value-type="float">
            <text:p>109639.650842552</text:p>
          </table:table-cell>
          <table:table-cell/>
          <table:table-cell office:value-type="float" office:value="1443142576.27513" calcext:value-type="float">
            <text:p>1443142576.27513</text:p>
          </table:table-cell>
          <table:table-cell table:formula="of:=[.G144]-[.$B$2]" office:value-type="float" office:value="16.2749357223511" calcext:value-type="float">
            <text:p>16.2749357224</text:p>
          </table:table-cell>
          <table:table-cell table:formula="of:=[.C144]/([.H144]-[.H143])" office:value-type="float" office:value="122467.017655915" calcext:value-type="float">
            <text:p>122467.017655915</text:p>
          </table:table-cell>
          <table:table-cell table:formula="of:=[.G144]-[.$B144]" office:value-type="float" office:value="9.68216586112976" calcext:value-type="float">
            <text:p>9.682165861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2566.63383" calcext:value-type="float">
            <text:p>1443142566.63383</text:p>
          </table:table-cell>
          <table:table-cell office:value-type="float" office:value="4480" calcext:value-type="float">
            <text:p>4480</text:p>
          </table:table-cell>
          <table:table-cell table:formula="of:=[.B145]-[.$B$2]" office:value-type="float" office:value="6.63363027572632" calcext:value-type="float">
            <text:p>6.6336302757</text:p>
          </table:table-cell>
          <table:table-cell table:formula="of:=[.C145]/([.D145]-[.D144])" office:value-type="float" office:value="109641.570069027" calcext:value-type="float">
            <text:p>109641.570069027</text:p>
          </table:table-cell>
          <table:table-cell/>
          <table:table-cell office:value-type="float" office:value="1443142576.31171" calcext:value-type="float">
            <text:p>1443142576.31171</text:p>
          </table:table-cell>
          <table:table-cell table:formula="of:=[.G145]-[.$B$2]" office:value-type="float" office:value="16.3115110397339" calcext:value-type="float">
            <text:p>16.3115110397</text:p>
          </table:table-cell>
          <table:table-cell table:formula="of:=[.C145]/([.H145]-[.H144])" office:value-type="float" office:value="122486.975385899" calcext:value-type="float">
            <text:p>122486.975385899</text:p>
          </table:table-cell>
          <table:table-cell table:formula="of:=[.G145]-[.$B145]" office:value-type="float" office:value="9.67788076400757" calcext:value-type="float">
            <text:p>9.67788076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2566.67468" calcext:value-type="float">
            <text:p>1443142566.67468</text:p>
          </table:table-cell>
          <table:table-cell office:value-type="float" office:value="4480" calcext:value-type="float">
            <text:p>4480</text:p>
          </table:table-cell>
          <table:table-cell table:formula="of:=[.B146]-[.$B$2]" office:value-type="float" office:value="6.67448925971985" calcext:value-type="float">
            <text:p>6.6744892597</text:p>
          </table:table-cell>
          <table:table-cell table:formula="of:=[.C146]/([.D146]-[.D145])" office:value-type="float" office:value="109645.408723559" calcext:value-type="float">
            <text:p>109645.408723559</text:p>
          </table:table-cell>
          <table:table-cell/>
          <table:table-cell office:value-type="float" office:value="1443142576.34828" calcext:value-type="float">
            <text:p>1443142576.34828</text:p>
          </table:table-cell>
          <table:table-cell table:formula="of:=[.G146]-[.$B$2]" office:value-type="float" office:value="16.3480806350708" calcext:value-type="float">
            <text:p>16.3480806351</text:p>
          </table:table-cell>
          <table:table-cell table:formula="of:=[.C146]/([.H146]-[.H145])" office:value-type="float" office:value="122506.140927346" calcext:value-type="float">
            <text:p>122506.140927346</text:p>
          </table:table-cell>
          <table:table-cell table:formula="of:=[.G146]-[.$B146]" office:value-type="float" office:value="9.67359137535095" calcext:value-type="float">
            <text:p>9.673591375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2566.71555" calcext:value-type="float">
            <text:p>1443142566.71555</text:p>
          </table:table-cell>
          <table:table-cell office:value-type="float" office:value="4480" calcext:value-type="float">
            <text:p>4480</text:p>
          </table:table-cell>
          <table:table-cell table:formula="of:=[.B147]-[.$B$2]" office:value-type="float" office:value="6.71535587310791" calcext:value-type="float">
            <text:p>6.7153558731</text:p>
          </table:table-cell>
          <table:table-cell table:formula="of:=[.C147]/([.D147]-[.D146])" office:value-type="float" office:value="109624.939004825" calcext:value-type="float">
            <text:p>109624.939004825</text:p>
          </table:table-cell>
          <table:table-cell/>
          <table:table-cell office:value-type="float" office:value="1443142576.38486" calcext:value-type="float">
            <text:p>1443142576.38486</text:p>
          </table:table-cell>
          <table:table-cell table:formula="of:=[.G147]-[.$B$2]" office:value-type="float" office:value="16.384669303894" calcext:value-type="float">
            <text:p>16.3846693039</text:p>
          </table:table-cell>
          <table:table-cell table:formula="of:=[.C147]/([.H147]-[.H146])" office:value-type="float" office:value="122442.279101288" calcext:value-type="float">
            <text:p>122442.279101288</text:p>
          </table:table-cell>
          <table:table-cell table:formula="of:=[.G147]-[.$B147]" office:value-type="float" office:value="9.66931343078613" calcext:value-type="float">
            <text:p>9.669313430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2566.75639" calcext:value-type="float">
            <text:p>1443142566.75639</text:p>
          </table:table-cell>
          <table:table-cell office:value-type="float" office:value="4480" calcext:value-type="float">
            <text:p>4480</text:p>
          </table:table-cell>
          <table:table-cell table:formula="of:=[.B148]-[.$B$2]" office:value-type="float" office:value="6.75619554519653" calcext:value-type="float">
            <text:p>6.7561955452</text:p>
          </table:table-cell>
          <table:table-cell table:formula="of:=[.C148]/([.D148]-[.D147])" office:value-type="float" office:value="109697.256879984" calcext:value-type="float">
            <text:p>109697.256879984</text:p>
          </table:table-cell>
          <table:table-cell/>
          <table:table-cell office:value-type="float" office:value="1443142576.42142" calcext:value-type="float">
            <text:p>1443142576.42142</text:p>
          </table:table-cell>
          <table:table-cell table:formula="of:=[.G148]-[.$B$2]" office:value-type="float" office:value="16.4212231636047" calcext:value-type="float">
            <text:p>16.4212231636</text:p>
          </table:table-cell>
          <table:table-cell table:formula="of:=[.C148]/([.H148]-[.H147])" office:value-type="float" office:value="122558.877105102" calcext:value-type="float">
            <text:p>122558.877105102</text:p>
          </table:table-cell>
          <table:table-cell table:formula="of:=[.G148]-[.$B148]" office:value-type="float" office:value="9.6650276184082" calcext:value-type="float">
            <text:p>9.665027618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2566.79725" calcext:value-type="float">
            <text:p>1443142566.79725</text:p>
          </table:table-cell>
          <table:table-cell office:value-type="float" office:value="4480" calcext:value-type="float">
            <text:p>4480</text:p>
          </table:table-cell>
          <table:table-cell table:formula="of:=[.B149]-[.$B$2]" office:value-type="float" office:value="6.79705500602722" calcext:value-type="float">
            <text:p>6.797055006</text:p>
          </table:table-cell>
          <table:table-cell table:formula="of:=[.C149]/([.D149]-[.D148])" office:value-type="float" office:value="109644.129142184" calcext:value-type="float">
            <text:p>109644.129142184</text:p>
          </table:table-cell>
          <table:table-cell/>
          <table:table-cell office:value-type="float" office:value="1443142576.45796" calcext:value-type="float">
            <text:p>1443142576.45796</text:p>
          </table:table-cell>
          <table:table-cell table:formula="of:=[.G149]-[.$B$2]" office:value-type="float" office:value="16.4577696323395" calcext:value-type="float">
            <text:p>16.4577696323</text:p>
          </table:table-cell>
          <table:table-cell table:formula="of:=[.C149]/([.H149]-[.H148])" office:value-type="float" office:value="122583.662802456" calcext:value-type="float">
            <text:p>122583.662802456</text:p>
          </table:table-cell>
          <table:table-cell table:formula="of:=[.G149]-[.$B149]" office:value-type="float" office:value="9.66071462631226" calcext:value-type="float">
            <text:p>9.660714626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2566.83811" calcext:value-type="float">
            <text:p>1443142566.83811</text:p>
          </table:table-cell>
          <table:table-cell office:value-type="float" office:value="4480" calcext:value-type="float">
            <text:p>4480</text:p>
          </table:table-cell>
          <table:table-cell table:formula="of:=[.B150]-[.$B$2]" office:value-type="float" office:value="6.83791375160217" calcext:value-type="float">
            <text:p>6.8379137516</text:p>
          </table:table-cell>
          <table:table-cell table:formula="of:=[.C150]/([.D150]-[.D149])" office:value-type="float" office:value="109646.048525447" calcext:value-type="float">
            <text:p>109646.048525447</text:p>
          </table:table-cell>
          <table:table-cell/>
          <table:table-cell office:value-type="float" office:value="1443142576.49457" calcext:value-type="float">
            <text:p>1443142576.49457</text:p>
          </table:table-cell>
          <table:table-cell table:formula="of:=[.G150]-[.$B$2]" office:value-type="float" office:value="16.4943768978119" calcext:value-type="float">
            <text:p>16.4943768978</text:p>
          </table:table-cell>
          <table:table-cell table:formula="of:=[.C150]/([.H150]-[.H149])" office:value-type="float" office:value="122380.077893996" calcext:value-type="float">
            <text:p>122380.077893996</text:p>
          </table:table-cell>
          <table:table-cell table:formula="of:=[.G150]-[.$B150]" office:value-type="float" office:value="9.65646314620972" calcext:value-type="float">
            <text:p>9.656463146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2566.87897" calcext:value-type="float">
            <text:p>1443142566.87897</text:p>
          </table:table-cell>
          <table:table-cell office:value-type="float" office:value="4480" calcext:value-type="float">
            <text:p>4480</text:p>
          </table:table-cell>
          <table:table-cell table:formula="of:=[.B151]-[.$B$2]" office:value-type="float" office:value="6.87877249717712" calcext:value-type="float">
            <text:p>6.8787724972</text:p>
          </table:table-cell>
          <table:table-cell table:formula="of:=[.C151]/([.D151]-[.D150])" office:value-type="float" office:value="109646.048525447" calcext:value-type="float">
            <text:p>109646.048525447</text:p>
          </table:table-cell>
          <table:table-cell/>
          <table:table-cell office:value-type="float" office:value="1443142576.53111" calcext:value-type="float">
            <text:p>1443142576.53111</text:p>
          </table:table-cell>
          <table:table-cell table:formula="of:=[.G151]-[.$B$2]" office:value-type="float" office:value="16.5309150218964" calcext:value-type="float">
            <text:p>16.5309150219</text:p>
          </table:table-cell>
          <table:table-cell table:formula="of:=[.C151]/([.H151]-[.H150])" office:value-type="float" office:value="122611.658705922" calcext:value-type="float">
            <text:p>122611.658705922</text:p>
          </table:table-cell>
          <table:table-cell table:formula="of:=[.G151]-[.$B151]" office:value-type="float" office:value="9.65214252471924" calcext:value-type="float">
            <text:p>9.65214252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2566.91984" calcext:value-type="float">
            <text:p>1443142566.91984</text:p>
          </table:table-cell>
          <table:table-cell office:value-type="float" office:value="4480" calcext:value-type="float">
            <text:p>4480</text:p>
          </table:table-cell>
          <table:table-cell table:formula="of:=[.B152]-[.$B$2]" office:value-type="float" office:value="6.91964483261108" calcext:value-type="float">
            <text:p>6.9196448326</text:p>
          </table:table-cell>
          <table:table-cell table:formula="of:=[.C152]/([.D152]-[.D151])" office:value-type="float" office:value="109609.591730784" calcext:value-type="float">
            <text:p>109609.591730784</text:p>
          </table:table-cell>
          <table:table-cell/>
          <table:table-cell office:value-type="float" office:value="1443142576.56782" calcext:value-type="float">
            <text:p>1443142576.56782</text:p>
          </table:table-cell>
          <table:table-cell table:formula="of:=[.G152]-[.$B$2]" office:value-type="float" office:value="16.5676205158234" calcext:value-type="float">
            <text:p>16.5676205158</text:p>
          </table:table-cell>
          <table:table-cell table:formula="of:=[.C152]/([.H152]-[.H151])" office:value-type="float" office:value="122052.573625888" calcext:value-type="float">
            <text:p>122052.573625888</text:p>
          </table:table-cell>
          <table:table-cell table:formula="of:=[.G152]-[.$B152]" office:value-type="float" office:value="9.64797568321228" calcext:value-type="float">
            <text:p>9.647975683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2566.9607" calcext:value-type="float">
            <text:p>1443142566.9607</text:p>
          </table:table-cell>
          <table:table-cell office:value-type="float" office:value="4480" calcext:value-type="float">
            <text:p>4480</text:p>
          </table:table-cell>
          <table:table-cell table:formula="of:=[.B153]-[.$B$2]" office:value-type="float" office:value="6.96050405502319" calcext:value-type="float">
            <text:p>6.960504055</text:p>
          </table:table-cell>
          <table:table-cell table:formula="of:=[.C153]/([.D153]-[.D152])" office:value-type="float" office:value="109644.768929138" calcext:value-type="float">
            <text:p>109644.768929138</text:p>
          </table:table-cell>
          <table:table-cell/>
          <table:table-cell office:value-type="float" office:value="1443142576.60426" calcext:value-type="float">
            <text:p>1443142576.60426</text:p>
          </table:table-cell>
          <table:table-cell table:formula="of:=[.G153]-[.$B$2]" office:value-type="float" office:value="16.6040618419647" calcext:value-type="float">
            <text:p>16.604061842</text:p>
          </table:table-cell>
          <table:table-cell table:formula="of:=[.C153]/([.H153]-[.H152])" office:value-type="float" office:value="122937.348180522" calcext:value-type="float">
            <text:p>122937.348180522</text:p>
          </table:table-cell>
          <table:table-cell table:formula="of:=[.G153]-[.$B153]" office:value-type="float" office:value="9.64355778694153" calcext:value-type="float">
            <text:p>9.643557786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2580.00205" calcext:value-type="float">
            <text:p>1443142580.00205</text:p>
          </table:table-cell>
          <table:table-cell office:value-type="float" office:value="4480" calcext:value-type="float">
            <text:p>4480</text:p>
          </table:table-cell>
          <table:table-cell table:formula="of:=[.B154]-[.$B$2]" office:value-type="float" office:value="20.0018589496613" calcext:value-type="float">
            <text:p>20.0018589497</text:p>
          </table:table-cell>
          <table:table-cell table:formula="of:=[.C154]/([.D154]-[.D153])" office:value-type="float" office:value="343.5225891937" calcext:value-type="float">
            <text:p>343.5225891937</text:p>
          </table:table-cell>
          <table:table-cell/>
          <table:table-cell office:value-type="float" office:value="1443142580.19333" calcext:value-type="float">
            <text:p>1443142580.19333</text:p>
          </table:table-cell>
          <table:table-cell table:formula="of:=[.G154]-[.$B$2]" office:value-type="float" office:value="20.1931400299072" calcext:value-type="float">
            <text:p>20.1931400299</text:p>
          </table:table-cell>
          <table:table-cell table:formula="of:=[.C154]/([.H154]-[.H153])" office:value-type="float" office:value="1248.23137457706" calcext:value-type="float">
            <text:p>1248.2313745771</text:p>
          </table:table-cell>
          <table:table-cell table:formula="of:=[.G154]-[.$B154]" office:value-type="float" office:value="0.191281080245972" calcext:value-type="float">
            <text:p>0.191281080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2580.0582" calcext:value-type="float">
            <text:p>1443142580.0582</text:p>
          </table:table-cell>
          <table:table-cell office:value-type="float" office:value="4480" calcext:value-type="float">
            <text:p>4480</text:p>
          </table:table-cell>
          <table:table-cell table:formula="of:=[.B155]-[.$B$2]" office:value-type="float" office:value="20.0580031871796" calcext:value-type="float">
            <text:p>20.0580031872</text:p>
          </table:table-cell>
          <table:table-cell table:formula="of:=[.C155]/([.D155]-[.D154])" office:value-type="float" office:value="79794.4757650136" calcext:value-type="float">
            <text:p>79794.4757650136</text:p>
          </table:table-cell>
          <table:table-cell/>
          <table:table-cell office:value-type="float" office:value="1443142580.2493" calcext:value-type="float">
            <text:p>1443142580.2493</text:p>
          </table:table-cell>
          <table:table-cell table:formula="of:=[.G155]-[.$B$2]" office:value-type="float" office:value="20.2491061687469" calcext:value-type="float">
            <text:p>20.2491061687</text:p>
          </table:table-cell>
          <table:table-cell table:formula="of:=[.C155]/([.H155]-[.H154])" office:value-type="float" office:value="80048.4023532519" calcext:value-type="float">
            <text:p>80048.4023532519</text:p>
          </table:table-cell>
          <table:table-cell table:formula="of:=[.G155]-[.$B155]" office:value-type="float" office:value="0.191102981567383" calcext:value-type="float">
            <text:p>0.191102981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2580.11434" calcext:value-type="float">
            <text:p>1443142580.11434</text:p>
          </table:table-cell>
          <table:table-cell office:value-type="float" office:value="4480" calcext:value-type="float">
            <text:p>4480</text:p>
          </table:table-cell>
          <table:table-cell table:formula="of:=[.B156]-[.$B$2]" office:value-type="float" office:value="20.114141702652" calcext:value-type="float">
            <text:p>20.1141417027</text:p>
          </table:table-cell>
          <table:table-cell table:formula="of:=[.C156]/([.D156]-[.D155])" office:value-type="float" office:value="79802.6089984796" calcext:value-type="float">
            <text:p>79802.6089984796</text:p>
          </table:table-cell>
          <table:table-cell/>
          <table:table-cell office:value-type="float" office:value="1443142580.30549" calcext:value-type="float">
            <text:p>1443142580.30549</text:p>
          </table:table-cell>
          <table:table-cell table:formula="of:=[.G156]-[.$B$2]" office:value-type="float" office:value="20.305296421051" calcext:value-type="float">
            <text:p>20.3052964211</text:p>
          </table:table-cell>
          <table:table-cell table:formula="of:=[.C156]/([.H156]-[.H155])" office:value-type="float" office:value="79729.1312335847" calcext:value-type="float">
            <text:p>79729.1312335847</text:p>
          </table:table-cell>
          <table:table-cell table:formula="of:=[.G156]-[.$B156]" office:value-type="float" office:value="0.191154718399048" calcext:value-type="float">
            <text:p>0.191154718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2580.17048" calcext:value-type="float">
            <text:p>1443142580.17048</text:p>
          </table:table-cell>
          <table:table-cell office:value-type="float" office:value="4480" calcext:value-type="float">
            <text:p>4480</text:p>
          </table:table-cell>
          <table:table-cell table:formula="of:=[.B157]-[.$B$2]" office:value-type="float" office:value="20.170282125473" calcext:value-type="float">
            <text:p>20.1702821255</text:p>
          </table:table-cell>
          <table:table-cell table:formula="of:=[.C157]/([.D157]-[.D156])" office:value-type="float" office:value="79799.897736442" calcext:value-type="float">
            <text:p>79799.897736442</text:p>
          </table:table-cell>
          <table:table-cell/>
          <table:table-cell office:value-type="float" office:value="1443142580.69846" calcext:value-type="float">
            <text:p>1443142580.69846</text:p>
          </table:table-cell>
          <table:table-cell table:formula="of:=[.G157]-[.$B$2]" office:value-type="float" office:value="20.6982655525208" calcext:value-type="float">
            <text:p>20.6982655525</text:p>
          </table:table-cell>
          <table:table-cell table:formula="of:=[.C157]/([.H157]-[.H156])" office:value-type="float" office:value="11400.3865475249" calcext:value-type="float">
            <text:p>11400.3865475249</text:p>
          </table:table-cell>
          <table:table-cell table:formula="of:=[.G157]-[.$B157]" office:value-type="float" office:value="0.52798342704773" calcext:value-type="float">
            <text:p>0.52798342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2580.22662" calcext:value-type="float">
            <text:p>1443142580.22662</text:p>
          </table:table-cell>
          <table:table-cell office:value-type="float" office:value="4480" calcext:value-type="float">
            <text:p>4480</text:p>
          </table:table-cell>
          <table:table-cell table:formula="of:=[.B158]-[.$B$2]" office:value-type="float" office:value="20.2264256477356" calcext:value-type="float">
            <text:p>20.2264256477</text:p>
          </table:table-cell>
          <table:table-cell table:formula="of:=[.C158]/([.D158]-[.D157])" office:value-type="float" office:value="79795.4923285333" calcext:value-type="float">
            <text:p>79795.4923285333</text:p>
          </table:table-cell>
          <table:table-cell/>
          <table:table-cell office:value-type="float" office:value="1443142581.03534" calcext:value-type="float">
            <text:p>1443142581.03534</text:p>
          </table:table-cell>
          <table:table-cell table:formula="of:=[.G158]-[.$B$2]" office:value-type="float" office:value="21.0351431369781" calcext:value-type="float">
            <text:p>21.035143137</text:p>
          </table:table-cell>
          <table:table-cell table:formula="of:=[.C158]/([.H158]-[.H157])" office:value-type="float" office:value="13298.5992737268" calcext:value-type="float">
            <text:p>13298.5992737268</text:p>
          </table:table-cell>
          <table:table-cell table:formula="of:=[.G158]-[.$B158]" office:value-type="float" office:value="0.808717489242554" calcext:value-type="float">
            <text:p>0.808717489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2580.28278" calcext:value-type="float">
            <text:p>1443142580.28278</text:p>
          </table:table-cell>
          <table:table-cell office:value-type="float" office:value="4480" calcext:value-type="float">
            <text:p>4480</text:p>
          </table:table-cell>
          <table:table-cell table:formula="of:=[.B159]-[.$B$2]" office:value-type="float" office:value="20.2825808525085" calcext:value-type="float">
            <text:p>20.2825808525</text:p>
          </table:table-cell>
          <table:table-cell table:formula="of:=[.C159]/([.D159]-[.D158])" office:value-type="float" office:value="79778.8917004908" calcext:value-type="float">
            <text:p>79778.8917004908</text:p>
          </table:table-cell>
          <table:table-cell/>
          <table:table-cell office:value-type="float" office:value="1443142581.20305" calcext:value-type="float">
            <text:p>1443142581.20305</text:p>
          </table:table-cell>
          <table:table-cell table:formula="of:=[.G159]-[.$B$2]" office:value-type="float" office:value="21.2028503417969" calcext:value-type="float">
            <text:p>21.2028503418</text:p>
          </table:table-cell>
          <table:table-cell table:formula="of:=[.C159]/([.H159]-[.H158])" office:value-type="float" office:value="26713.2232323735" calcext:value-type="float">
            <text:p>26713.2232323735</text:p>
          </table:table-cell>
          <table:table-cell table:formula="of:=[.G159]-[.$B159]" office:value-type="float" office:value="0.92026948928833" calcext:value-type="float">
            <text:p>0.920269489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2580.33891" calcext:value-type="float">
            <text:p>1443142580.33891</text:p>
          </table:table-cell>
          <table:table-cell office:value-type="float" office:value="4480" calcext:value-type="float">
            <text:p>4480</text:p>
          </table:table-cell>
          <table:table-cell table:formula="of:=[.B160]-[.$B$2]" office:value-type="float" office:value="20.3387174606323" calcext:value-type="float">
            <text:p>20.3387174606</text:p>
          </table:table-cell>
          <table:table-cell table:formula="of:=[.C160]/([.D160]-[.D159])" office:value-type="float" office:value="79805.3204447578" calcext:value-type="float">
            <text:p>79805.3204447578</text:p>
          </table:table-cell>
          <table:table-cell/>
          <table:table-cell office:value-type="float" office:value="1443142581.9956" calcext:value-type="float">
            <text:p>1443142581.9956</text:p>
          </table:table-cell>
          <table:table-cell table:formula="of:=[.G160]-[.$B$2]" office:value-type="float" office:value="21.9954013824463" calcext:value-type="float">
            <text:p>21.9954013824</text:p>
          </table:table-cell>
          <table:table-cell table:formula="of:=[.C160]/([.H160]-[.H159])" office:value-type="float" office:value="5652.63278984417" calcext:value-type="float">
            <text:p>5652.6327898442</text:p>
          </table:table-cell>
          <table:table-cell table:formula="of:=[.G160]-[.$B160]" office:value-type="float" office:value="1.65668392181396" calcext:value-type="float">
            <text:p>1.656683921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2580.39505" calcext:value-type="float">
            <text:p>1443142580.39505</text:p>
          </table:table-cell>
          <table:table-cell office:value-type="float" office:value="4480" calcext:value-type="float">
            <text:p>4480</text:p>
          </table:table-cell>
          <table:table-cell table:formula="of:=[.B161]-[.$B$2]" office:value-type="float" office:value="20.3948543071747" calcext:value-type="float">
            <text:p>20.3948543072</text:p>
          </table:table-cell>
          <table:table-cell table:formula="of:=[.C161]/([.D161]-[.D160])" office:value-type="float" office:value="79804.9815038967" calcext:value-type="float">
            <text:p>79804.9815038967</text:p>
          </table:table-cell>
          <table:table-cell/>
          <table:table-cell office:value-type="float" office:value="1443142582.15416" calcext:value-type="float">
            <text:p>1443142582.15416</text:p>
          </table:table-cell>
          <table:table-cell table:formula="of:=[.G161]-[.$B$2]" office:value-type="float" office:value="22.1539623737335" calcext:value-type="float">
            <text:p>22.1539623737</text:p>
          </table:table-cell>
          <table:table-cell table:formula="of:=[.C161]/([.H161]-[.H160])" office:value-type="float" office:value="28254.1119579943" calcext:value-type="float">
            <text:p>28254.1119579943</text:p>
          </table:table-cell>
          <table:table-cell table:formula="of:=[.G161]-[.$B161]" office:value-type="float" office:value="1.75910806655884" calcext:value-type="float">
            <text:p>1.759108066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2580.45118" calcext:value-type="float">
            <text:p>1443142580.45118</text:p>
          </table:table-cell>
          <table:table-cell office:value-type="float" office:value="4480" calcext:value-type="float">
            <text:p>4480</text:p>
          </table:table-cell>
          <table:table-cell table:formula="of:=[.B162]-[.$B$2]" office:value-type="float" office:value="20.4509856700897" calcext:value-type="float">
            <text:p>20.4509856701</text:p>
          </table:table-cell>
          <table:table-cell table:formula="of:=[.C162]/([.D162]-[.D161])" office:value-type="float" office:value="79812.7778721669" calcext:value-type="float">
            <text:p>79812.7778721669</text:p>
          </table:table-cell>
          <table:table-cell/>
          <table:table-cell office:value-type="float" office:value="1443142583.75345" calcext:value-type="float">
            <text:p>1443142583.75345</text:p>
          </table:table-cell>
          <table:table-cell table:formula="of:=[.G162]-[.$B$2]" office:value-type="float" office:value="23.7532560825348" calcext:value-type="float">
            <text:p>23.7532560825</text:p>
          </table:table-cell>
          <table:table-cell table:formula="of:=[.C162]/([.H162]-[.H161])" office:value-type="float" office:value="2801.23655545292" calcext:value-type="float">
            <text:p>2801.2365554529</text:p>
          </table:table-cell>
          <table:table-cell table:formula="of:=[.G162]-[.$B162]" office:value-type="float" office:value="3.30227041244507" calcext:value-type="float">
            <text:p>3.302270412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2580.50731" calcext:value-type="float">
            <text:p>1443142580.50731</text:p>
          </table:table-cell>
          <table:table-cell office:value-type="float" office:value="4480" calcext:value-type="float">
            <text:p>4480</text:p>
          </table:table-cell>
          <table:table-cell table:formula="of:=[.B163]-[.$B$2]" office:value-type="float" office:value="20.5071198940277" calcext:value-type="float">
            <text:p>20.507119894</text:p>
          </table:table-cell>
          <table:table-cell table:formula="of:=[.C163]/([.D163]-[.D162])" office:value-type="float" office:value="79808.7100117225" calcext:value-type="float">
            <text:p>79808.7100117225</text:p>
          </table:table-cell>
          <table:table-cell/>
          <table:table-cell office:value-type="float" office:value="1443142584.02316" calcext:value-type="float">
            <text:p>1443142584.02316</text:p>
          </table:table-cell>
          <table:table-cell table:formula="of:=[.G163]-[.$B$2]" office:value-type="float" office:value="24.0229630470276" calcext:value-type="float">
            <text:p>24.022963047</text:p>
          </table:table-cell>
          <table:table-cell table:formula="of:=[.C163]/([.H163]-[.H162])" office:value-type="float" office:value="16610.6203761736" calcext:value-type="float">
            <text:p>16610.6203761736</text:p>
          </table:table-cell>
          <table:table-cell table:formula="of:=[.G163]-[.$B163]" office:value-type="float" office:value="3.51584315299988" calcext:value-type="float">
            <text:p>3.51584315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2580.56346" calcext:value-type="float">
            <text:p>1443142580.56346</text:p>
          </table:table-cell>
          <table:table-cell office:value-type="float" office:value="4480" calcext:value-type="float">
            <text:p>4480</text:p>
          </table:table-cell>
          <table:table-cell table:formula="of:=[.B164]-[.$B$2]" office:value-type="float" office:value="20.5632615089416" calcext:value-type="float">
            <text:p>20.5632615089</text:p>
          </table:table-cell>
          <table:table-cell table:formula="of:=[.C164]/([.D164]-[.D163])" office:value-type="float" office:value="79798.2032912199" calcext:value-type="float">
            <text:p>79798.2032912199</text:p>
          </table:table-cell>
          <table:table-cell/>
          <table:table-cell office:value-type="float" office:value="1443142585.09714" calcext:value-type="float">
            <text:p>1443142585.09714</text:p>
          </table:table-cell>
          <table:table-cell table:formula="of:=[.G164]-[.$B$2]" office:value-type="float" office:value="25.0969433784485" calcext:value-type="float">
            <text:p>25.0969433784</text:p>
          </table:table-cell>
          <table:table-cell table:formula="of:=[.C164]/([.H164]-[.H163])" office:value-type="float" office:value="4171.39855259068" calcext:value-type="float">
            <text:p>4171.3985525907</text:p>
          </table:table-cell>
          <table:table-cell table:formula="of:=[.G164]-[.$B164]" office:value-type="float" office:value="4.53368186950684" calcext:value-type="float">
            <text:p>4.533681869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2580.6196" calcext:value-type="float">
            <text:p>1443142580.6196</text:p>
          </table:table-cell>
          <table:table-cell office:value-type="float" office:value="4480" calcext:value-type="float">
            <text:p>4480</text:p>
          </table:table-cell>
          <table:table-cell table:formula="of:=[.B165]-[.$B$2]" office:value-type="float" office:value="20.6194078922272" calcext:value-type="float">
            <text:p>20.6194078922</text:p>
          </table:table-cell>
          <table:table-cell table:formula="of:=[.C165]/([.D165]-[.D164])" office:value-type="float" office:value="79791.4262298563" calcext:value-type="float">
            <text:p>79791.4262298563</text:p>
          </table:table-cell>
          <table:table-cell/>
          <table:table-cell office:value-type="float" office:value="1443142585.8289" calcext:value-type="float">
            <text:p>1443142585.8289</text:p>
          </table:table-cell>
          <table:table-cell table:formula="of:=[.G165]-[.$B$2]" office:value-type="float" office:value="25.8287057876587" calcext:value-type="float">
            <text:p>25.8287057877</text:p>
          </table:table-cell>
          <table:table-cell table:formula="of:=[.C165]/([.H165]-[.H164])" office:value-type="float" office:value="6122.2057099589" calcext:value-type="float">
            <text:p>6122.2057099589</text:p>
          </table:table-cell>
          <table:table-cell table:formula="of:=[.G165]-[.$B165]" office:value-type="float" office:value="5.20929789543152" calcext:value-type="float">
            <text:p>5.209297895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2580.67574" calcext:value-type="float">
            <text:p>1443142580.67574</text:p>
          </table:table-cell>
          <table:table-cell office:value-type="float" office:value="4480" calcext:value-type="float">
            <text:p>4480</text:p>
          </table:table-cell>
          <table:table-cell table:formula="of:=[.B166]-[.$B$2]" office:value-type="float" office:value="20.6755473613739" calcext:value-type="float">
            <text:p>20.6755473614</text:p>
          </table:table-cell>
          <table:table-cell table:formula="of:=[.C166]/([.D166]-[.D165])" office:value-type="float" office:value="79801.2533444319" calcext:value-type="float">
            <text:p>79801.2533444319</text:p>
          </table:table-cell>
          <table:table-cell/>
          <table:table-cell office:value-type="float" office:value="1443142586.00026" calcext:value-type="float">
            <text:p>1443142586.00026</text:p>
          </table:table-cell>
          <table:table-cell table:formula="of:=[.G166]-[.$B$2]" office:value-type="float" office:value="26.0000693798065" calcext:value-type="float">
            <text:p>26.0000693798</text:p>
          </table:table-cell>
          <table:table-cell table:formula="of:=[.C166]/([.H166]-[.H165])" office:value-type="float" office:value="26143.2428198361" calcext:value-type="float">
            <text:p>26143.2428198361</text:p>
          </table:table-cell>
          <table:table-cell table:formula="of:=[.G166]-[.$B166]" office:value-type="float" office:value="5.32452201843262" calcext:value-type="float">
            <text:p>5.324522018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2580.73189" calcext:value-type="float">
            <text:p>1443142580.73189</text:p>
          </table:table-cell>
          <table:table-cell office:value-type="float" office:value="4480" calcext:value-type="float">
            <text:p>4480</text:p>
          </table:table-cell>
          <table:table-cell table:formula="of:=[.B167]-[.$B$2]" office:value-type="float" office:value="20.7316923141479" calcext:value-type="float">
            <text:p>20.7316923141</text:p>
          </table:table-cell>
          <table:table-cell table:formula="of:=[.C167]/([.D167]-[.D166])" office:value-type="float" office:value="79793.4592273949" calcext:value-type="float">
            <text:p>79793.4592273949</text:p>
          </table:table-cell>
          <table:table-cell/>
          <table:table-cell office:value-type="float" office:value="1443142586.08586" calcext:value-type="float">
            <text:p>1443142586.08586</text:p>
          </table:table-cell>
          <table:table-cell table:formula="of:=[.G167]-[.$B$2]" office:value-type="float" office:value="26.0856604576111" calcext:value-type="float">
            <text:p>26.0856604576</text:p>
          </table:table-cell>
          <table:table-cell table:formula="of:=[.C167]/([.H167]-[.H166])" office:value-type="float" office:value="52341.904260505" calcext:value-type="float">
            <text:p>52341.904260505</text:p>
          </table:table-cell>
          <table:table-cell table:formula="of:=[.G167]-[.$B167]" office:value-type="float" office:value="5.35396814346314" calcext:value-type="float">
            <text:p>5.353968143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2580.78806" calcext:value-type="float">
            <text:p>1443142580.78806</text:p>
          </table:table-cell>
          <table:table-cell office:value-type="float" office:value="4480" calcext:value-type="float">
            <text:p>4480</text:p>
          </table:table-cell>
          <table:table-cell table:formula="of:=[.B168]-[.$B$2]" office:value-type="float" office:value="20.7878613471985" calcext:value-type="float">
            <text:p>20.7878613472</text:p>
          </table:table-cell>
          <table:table-cell table:formula="of:=[.C168]/([.D168]-[.D167])" office:value-type="float" office:value="79759.2509019907" calcext:value-type="float">
            <text:p>79759.2509019907</text:p>
          </table:table-cell>
          <table:table-cell/>
          <table:table-cell office:value-type="float" office:value="1443142586.37674" calcext:value-type="float">
            <text:p>1443142586.37674</text:p>
          </table:table-cell>
          <table:table-cell table:formula="of:=[.G168]-[.$B$2]" office:value-type="float" office:value="26.3765478134155" calcext:value-type="float">
            <text:p>26.3765478134</text:p>
          </table:table-cell>
          <table:table-cell table:formula="of:=[.C168]/([.H168]-[.H167])" office:value-type="float" office:value="15401.1506880753" calcext:value-type="float">
            <text:p>15401.1506880753</text:p>
          </table:table-cell>
          <table:table-cell table:formula="of:=[.G168]-[.$B168]" office:value-type="float" office:value="5.58868646621704" calcext:value-type="float">
            <text:p>5.588686466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2580.8442" calcext:value-type="float">
            <text:p>1443142580.8442</text:p>
          </table:table-cell>
          <table:table-cell office:value-type="float" office:value="4480" calcext:value-type="float">
            <text:p>4480</text:p>
          </table:table-cell>
          <table:table-cell table:formula="of:=[.B169]-[.$B$2]" office:value-type="float" office:value="20.8440010547638" calcext:value-type="float">
            <text:p>20.8440010548</text:p>
          </table:table-cell>
          <table:table-cell table:formula="of:=[.C169]/([.D169]-[.D168])" office:value-type="float" office:value="79800.9144381166" calcext:value-type="float">
            <text:p>79800.9144381166</text:p>
          </table:table-cell>
          <table:table-cell/>
          <table:table-cell office:value-type="float" office:value="1443142586.74438" calcext:value-type="float">
            <text:p>1443142586.74438</text:p>
          </table:table-cell>
          <table:table-cell table:formula="of:=[.G169]-[.$B$2]" office:value-type="float" office:value="26.7441802024841" calcext:value-type="float">
            <text:p>26.7441802025</text:p>
          </table:table-cell>
          <table:table-cell table:formula="of:=[.C169]/([.H169]-[.H168])" office:value-type="float" office:value="12186.0862459646" calcext:value-type="float">
            <text:p>12186.0862459646</text:p>
          </table:table-cell>
          <table:table-cell table:formula="of:=[.G169]-[.$B169]" office:value-type="float" office:value="5.90017914772034" calcext:value-type="float">
            <text:p>5.90017914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2580.90034" calcext:value-type="float">
            <text:p>1443142580.90034</text:p>
          </table:table-cell>
          <table:table-cell office:value-type="float" office:value="4480" calcext:value-type="float">
            <text:p>4480</text:p>
          </table:table-cell>
          <table:table-cell table:formula="of:=[.B170]-[.$B$2]" office:value-type="float" office:value="20.900146484375" calcext:value-type="float">
            <text:p>20.9001464844</text:p>
          </table:table-cell>
          <table:table-cell table:formula="of:=[.C170]/([.D170]-[.D169])" office:value-type="float" office:value="79792.781550038" calcext:value-type="float">
            <text:p>79792.781550038</text:p>
          </table:table-cell>
          <table:table-cell/>
          <table:table-cell office:value-type="float" office:value="1443142587.03046" calcext:value-type="float">
            <text:p>1443142587.03046</text:p>
          </table:table-cell>
          <table:table-cell table:formula="of:=[.G170]-[.$B$2]" office:value-type="float" office:value="27.0302639007568" calcext:value-type="float">
            <text:p>27.0302639008</text:p>
          </table:table-cell>
          <table:table-cell table:formula="of:=[.C170]/([.H170]-[.H169])" office:value-type="float" office:value="15659.7528172665" calcext:value-type="float">
            <text:p>15659.7528172665</text:p>
          </table:table-cell>
          <table:table-cell table:formula="of:=[.G170]-[.$B170]" office:value-type="float" office:value="6.13011741638184" calcext:value-type="float">
            <text:p>6.130117416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2580.9565" calcext:value-type="float">
            <text:p>1443142580.9565</text:p>
          </table:table-cell>
          <table:table-cell office:value-type="float" office:value="4480" calcext:value-type="float">
            <text:p>4480</text:p>
          </table:table-cell>
          <table:table-cell table:formula="of:=[.B171]-[.$B$2]" office:value-type="float" office:value="20.956307888031" calcext:value-type="float">
            <text:p>20.956307888</text:p>
          </table:table-cell>
          <table:table-cell table:formula="of:=[.C171]/([.D171]-[.D170])" office:value-type="float" office:value="79770.0860085414" calcext:value-type="float">
            <text:p>79770.0860085414</text:p>
          </table:table-cell>
          <table:table-cell/>
          <table:table-cell office:value-type="float" office:value="1443142591.00481" calcext:value-type="float">
            <text:p>1443142591.00481</text:p>
          </table:table-cell>
          <table:table-cell table:formula="of:=[.G171]-[.$B$2]" office:value-type="float" office:value="31.0046164989471" calcext:value-type="float">
            <text:p>31.0046164989</text:p>
          </table:table-cell>
          <table:table-cell table:formula="of:=[.C171]/([.H171]-[.H170])" office:value-type="float" office:value="1127.22761489253" calcext:value-type="float">
            <text:p>1127.2276148925</text:p>
          </table:table-cell>
          <table:table-cell table:formula="of:=[.G171]-[.$B171]" office:value-type="float" office:value="10.0483086109161" calcext:value-type="float">
            <text:p>10.048308610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2581.0119" calcext:value-type="float">
            <text:p>1443142581.0119</text:p>
          </table:table-cell>
          <table:table-cell office:value-type="float" office:value="4480" calcext:value-type="float">
            <text:p>4480</text:p>
          </table:table-cell>
          <table:table-cell table:formula="of:=[.B172]-[.$B$2]" office:value-type="float" office:value="21.0117049217224" calcext:value-type="float">
            <text:p>21.0117049217</text:p>
          </table:table-cell>
          <table:table-cell table:formula="of:=[.C172]/([.D172]-[.D171])" office:value-type="float" office:value="80870.7560942019" calcext:value-type="float">
            <text:p>80870.7560942019</text:p>
          </table:table-cell>
          <table:table-cell/>
          <table:table-cell office:value-type="float" office:value="1443142591.023" calcext:value-type="float">
            <text:p>1443142591.023</text:p>
          </table:table-cell>
          <table:table-cell table:formula="of:=[.G172]-[.$B$2]" office:value-type="float" office:value="31.0228018760681" calcext:value-type="float">
            <text:p>31.0228018761</text:p>
          </table:table-cell>
          <table:table-cell table:formula="of:=[.C172]/([.H172]-[.H171])" office:value-type="float" office:value="246351.77869551" calcext:value-type="float">
            <text:p>246351.77869551</text:p>
          </table:table-cell>
          <table:table-cell table:formula="of:=[.G172]-[.$B172]" office:value-type="float" office:value="10.0110969543457" calcext:value-type="float">
            <text:p>10.011096954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2581.06475" calcext:value-type="float">
            <text:p>1443142581.06475</text:p>
          </table:table-cell>
          <table:table-cell office:value-type="float" office:value="4480" calcext:value-type="float">
            <text:p>4480</text:p>
          </table:table-cell>
          <table:table-cell table:formula="of:=[.B173]-[.$B$2]" office:value-type="float" office:value="21.0645542144775" calcext:value-type="float">
            <text:p>21.0645542145</text:p>
          </table:table-cell>
          <table:table-cell table:formula="of:=[.C173]/([.D173]-[.D172])" office:value-type="float" office:value="84769.3463138235" calcext:value-type="float">
            <text:p>84769.3463138235</text:p>
          </table:table-cell>
          <table:table-cell/>
          <table:table-cell office:value-type="float" office:value="1443142591.07002" calcext:value-type="float">
            <text:p>1443142591.07002</text:p>
          </table:table-cell>
          <table:table-cell table:formula="of:=[.G173]-[.$B$2]" office:value-type="float" office:value="31.0698223114014" calcext:value-type="float">
            <text:p>31.0698223114</text:p>
          </table:table-cell>
          <table:table-cell table:formula="of:=[.C173]/([.H173]-[.H172])" office:value-type="float" office:value="95277.722723078" calcext:value-type="float">
            <text:p>95277.722723078</text:p>
          </table:table-cell>
          <table:table-cell table:formula="of:=[.G173]-[.$B173]" office:value-type="float" office:value="10.0052680969238" calcext:value-type="float">
            <text:p>10.005268096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2581.1176" calcext:value-type="float">
            <text:p>1443142581.1176</text:p>
          </table:table-cell>
          <table:table-cell office:value-type="float" office:value="4480" calcext:value-type="float">
            <text:p>4480</text:p>
          </table:table-cell>
          <table:table-cell table:formula="of:=[.B174]-[.$B$2]" office:value-type="float" office:value="21.1174006462097" calcext:value-type="float">
            <text:p>21.1174006462</text:p>
          </table:table-cell>
          <table:table-cell table:formula="of:=[.C174]/([.D174]-[.D173])" office:value-type="float" office:value="84773.9355933121" calcext:value-type="float">
            <text:p>84773.9355933121</text:p>
          </table:table-cell>
          <table:table-cell/>
          <table:table-cell office:value-type="float" office:value="1443142591.12045" calcext:value-type="float">
            <text:p>1443142591.12045</text:p>
          </table:table-cell>
          <table:table-cell table:formula="of:=[.G174]-[.$B$2]" office:value-type="float" office:value="31.1202554702759" calcext:value-type="float">
            <text:p>31.1202554703</text:p>
          </table:table-cell>
          <table:table-cell table:formula="of:=[.C174]/([.H174]-[.H173])" office:value-type="float" office:value="88830.4460790802" calcext:value-type="float">
            <text:p>88830.4460790802</text:p>
          </table:table-cell>
          <table:table-cell table:formula="of:=[.G174]-[.$B174]" office:value-type="float" office:value="10.0028548240662" calcext:value-type="float">
            <text:p>10.002854824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2581.17043" calcext:value-type="float">
            <text:p>1443142581.17043</text:p>
          </table:table-cell>
          <table:table-cell office:value-type="float" office:value="4480" calcext:value-type="float">
            <text:p>4480</text:p>
          </table:table-cell>
          <table:table-cell table:formula="of:=[.B175]-[.$B$2]" office:value-type="float" office:value="21.1702363491058" calcext:value-type="float">
            <text:p>21.1702363491</text:p>
          </table:table-cell>
          <table:table-cell table:formula="of:=[.C175]/([.D175]-[.D174])" office:value-type="float" office:value="84791.1498179226" calcext:value-type="float">
            <text:p>84791.1498179226</text:p>
          </table:table-cell>
          <table:table-cell/>
          <table:table-cell office:value-type="float" office:value="1443142591.17089" calcext:value-type="float">
            <text:p>1443142591.17089</text:p>
          </table:table-cell>
          <table:table-cell table:formula="of:=[.G175]-[.$B$2]" office:value-type="float" office:value="31.1706902980804" calcext:value-type="float">
            <text:p>31.1706902981</text:p>
          </table:table-cell>
          <table:table-cell table:formula="of:=[.C175]/([.H175]-[.H174])" office:value-type="float" office:value="88827.5066063468" calcext:value-type="float">
            <text:p>88827.5066063468</text:p>
          </table:table-cell>
          <table:table-cell table:formula="of:=[.G175]-[.$B175]" office:value-type="float" office:value="10.0004539489746" calcext:value-type="float">
            <text:p>10.00045394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2581.22328" calcext:value-type="float">
            <text:p>1443142581.22328</text:p>
          </table:table-cell>
          <table:table-cell office:value-type="float" office:value="4480" calcext:value-type="float">
            <text:p>4480</text:p>
          </table:table-cell>
          <table:table-cell table:formula="of:=[.B176]-[.$B$2]" office:value-type="float" office:value="21.2230832576752" calcext:value-type="float">
            <text:p>21.2230832577</text:p>
          </table:table-cell>
          <table:table-cell table:formula="of:=[.C176]/([.D176]-[.D175])" office:value-type="float" office:value="84773.1706788898" calcext:value-type="float">
            <text:p>84773.1706788898</text:p>
          </table:table-cell>
          <table:table-cell/>
          <table:table-cell office:value-type="float" office:value="1443142591.22133" calcext:value-type="float">
            <text:p>1443142591.22133</text:p>
          </table:table-cell>
          <table:table-cell table:formula="of:=[.G176]-[.$B$2]" office:value-type="float" office:value="31.2211315631866" calcext:value-type="float">
            <text:p>31.2211315632</text:p>
          </table:table-cell>
          <table:table-cell table:formula="of:=[.C176]/([.H176]-[.H175])" office:value-type="float" office:value="88816.1704621726" calcext:value-type="float">
            <text:p>88816.1704621726</text:p>
          </table:table-cell>
          <table:table-cell table:formula="of:=[.G176]-[.$B176]" office:value-type="float" office:value="9.99804830551147" calcext:value-type="float">
            <text:p>9.998048305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2581.27613" calcext:value-type="float">
            <text:p>1443142581.27613</text:p>
          </table:table-cell>
          <table:table-cell office:value-type="float" office:value="4480" calcext:value-type="float">
            <text:p>4480</text:p>
          </table:table-cell>
          <table:table-cell table:formula="of:=[.B177]-[.$B$2]" office:value-type="float" office:value="21.2759356498718" calcext:value-type="float">
            <text:p>21.2759356499</text:p>
          </table:table-cell>
          <table:table-cell table:formula="of:=[.C177]/([.D177]-[.D176])" office:value-type="float" office:value="84764.3751550666" calcext:value-type="float">
            <text:p>84764.3751550666</text:p>
          </table:table-cell>
          <table:table-cell/>
          <table:table-cell office:value-type="float" office:value="1443142591.27176" calcext:value-type="float">
            <text:p>1443142591.27176</text:p>
          </table:table-cell>
          <table:table-cell table:formula="of:=[.G177]-[.$B$2]" office:value-type="float" office:value="31.2715625762939" calcext:value-type="float">
            <text:p>31.2715625763</text:p>
          </table:table-cell>
          <table:table-cell table:formula="of:=[.C177]/([.H177]-[.H176])" office:value-type="float" office:value="88834.2256870411" calcext:value-type="float">
            <text:p>88834.2256870411</text:p>
          </table:table-cell>
          <table:table-cell table:formula="of:=[.G177]-[.$B177]" office:value-type="float" office:value="9.99562692642212" calcext:value-type="float">
            <text:p>9.995626926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2581.32897" calcext:value-type="float">
            <text:p>1443142581.32897</text:p>
          </table:table-cell>
          <table:table-cell office:value-type="float" office:value="4480" calcext:value-type="float">
            <text:p>4480</text:p>
          </table:table-cell>
          <table:table-cell table:formula="of:=[.B178]-[.$B$2]" office:value-type="float" office:value="21.3287742137909" calcext:value-type="float">
            <text:p>21.3287742138</text:p>
          </table:table-cell>
          <table:table-cell table:formula="of:=[.C178]/([.D178]-[.D177])" office:value-type="float" office:value="84786.5586744939" calcext:value-type="float">
            <text:p>84786.5586744939</text:p>
          </table:table-cell>
          <table:table-cell/>
          <table:table-cell office:value-type="float" office:value="1443142591.32224" calcext:value-type="float">
            <text:p>1443142591.32224</text:p>
          </table:table-cell>
          <table:table-cell table:formula="of:=[.G178]-[.$B$2]" office:value-type="float" office:value="31.32204246521" calcext:value-type="float">
            <text:p>31.3220424652</text:p>
          </table:table-cell>
          <table:table-cell table:formula="of:=[.C178]/([.H178]-[.H177])" office:value-type="float" office:value="88748.2143127031" calcext:value-type="float">
            <text:p>88748.2143127031</text:p>
          </table:table-cell>
          <table:table-cell table:formula="of:=[.G178]-[.$B178]" office:value-type="float" office:value="9.99326825141907" calcext:value-type="float">
            <text:p>9.993268251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2581.38181" calcext:value-type="float">
            <text:p>1443142581.38181</text:p>
          </table:table-cell>
          <table:table-cell office:value-type="float" office:value="4480" calcext:value-type="float">
            <text:p>4480</text:p>
          </table:table-cell>
          <table:table-cell table:formula="of:=[.B179]-[.$B$2]" office:value-type="float" office:value="21.3816118240356" calcext:value-type="float">
            <text:p>21.381611824</text:p>
          </table:table-cell>
          <table:table-cell table:formula="of:=[.C179]/([.D179]-[.D178])" office:value-type="float" office:value="84788.0890003926" calcext:value-type="float">
            <text:p>84788.0890003926</text:p>
          </table:table-cell>
          <table:table-cell/>
          <table:table-cell office:value-type="float" office:value="1443142591.37265" calcext:value-type="float">
            <text:p>1443142591.37265</text:p>
          </table:table-cell>
          <table:table-cell table:formula="of:=[.G179]-[.$B$2]" office:value-type="float" office:value="31.3724536895752" calcext:value-type="float">
            <text:p>31.3724536896</text:p>
          </table:table-cell>
          <table:table-cell table:formula="of:=[.C179]/([.H179]-[.H178])" office:value-type="float" office:value="88869.0972379871" calcext:value-type="float">
            <text:p>88869.0972379871</text:p>
          </table:table-cell>
          <table:table-cell table:formula="of:=[.G179]-[.$B179]" office:value-type="float" office:value="9.99084186553955" calcext:value-type="float">
            <text:p>9.990841865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2581.43464" calcext:value-type="float">
            <text:p>1443142581.43464</text:p>
          </table:table-cell>
          <table:table-cell office:value-type="float" office:value="4480" calcext:value-type="float">
            <text:p>4480</text:p>
          </table:table-cell>
          <table:table-cell table:formula="of:=[.B180]-[.$B$2]" office:value-type="float" office:value="21.4344470500946" calcext:value-type="float">
            <text:p>21.4344470501</text:p>
          </table:table-cell>
          <table:table-cell table:formula="of:=[.C180]/([.D180]-[.D179])" office:value-type="float" office:value="84791.9150568348" calcext:value-type="float">
            <text:p>84791.9150568348</text:p>
          </table:table-cell>
          <table:table-cell/>
          <table:table-cell office:value-type="float" office:value="1443142591.42309" calcext:value-type="float">
            <text:p>1443142591.42309</text:p>
          </table:table-cell>
          <table:table-cell table:formula="of:=[.G180]-[.$B$2]" office:value-type="float" office:value="31.4228987693787" calcext:value-type="float">
            <text:p>31.4228987694</text:p>
          </table:table-cell>
          <table:table-cell table:formula="of:=[.C180]/([.H180]-[.H179])" office:value-type="float" office:value="88809.4541123536" calcext:value-type="float">
            <text:p>88809.4541123536</text:p>
          </table:table-cell>
          <table:table-cell table:formula="of:=[.G180]-[.$B180]" office:value-type="float" office:value="9.98845171928406" calcext:value-type="float">
            <text:p>9.988451719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2581.48748" calcext:value-type="float">
            <text:p>1443142581.48748</text:p>
          </table:table-cell>
          <table:table-cell office:value-type="float" office:value="4480" calcext:value-type="float">
            <text:p>4480</text:p>
          </table:table-cell>
          <table:table-cell table:formula="of:=[.B181]-[.$B$2]" office:value-type="float" office:value="21.4872808456421" calcext:value-type="float">
            <text:p>21.4872808456</text:p>
          </table:table-cell>
          <table:table-cell table:formula="of:=[.C181]/([.D181]-[.D180])" office:value-type="float" office:value="84794.2108564492" calcext:value-type="float">
            <text:p>84794.2108564492</text:p>
          </table:table-cell>
          <table:table-cell/>
          <table:table-cell office:value-type="float" office:value="1443142591.47356" calcext:value-type="float">
            <text:p>1443142591.47356</text:p>
          </table:table-cell>
          <table:table-cell table:formula="of:=[.G181]-[.$B$2]" office:value-type="float" office:value="31.4733648300171" calcext:value-type="float">
            <text:p>31.47336483</text:p>
          </table:table-cell>
          <table:table-cell table:formula="of:=[.C181]/([.H181]-[.H180])" office:value-type="float" office:value="88772.5323380734" calcext:value-type="float">
            <text:p>88772.5323380734</text:p>
          </table:table-cell>
          <table:table-cell table:formula="of:=[.G181]-[.$B181]" office:value-type="float" office:value="9.986083984375" calcext:value-type="float">
            <text:p>9.986083984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2581.54031" calcext:value-type="float">
            <text:p>1443142581.54031</text:p>
          </table:table-cell>
          <table:table-cell office:value-type="float" office:value="4480" calcext:value-type="float">
            <text:p>4480</text:p>
          </table:table-cell>
          <table:table-cell table:formula="of:=[.B182]-[.$B$2]" office:value-type="float" office:value="21.5401167869568" calcext:value-type="float">
            <text:p>21.540116787</text:p>
          </table:table-cell>
          <table:table-cell table:formula="of:=[.C182]/([.D182]-[.D181])" office:value-type="float" office:value="84790.767203646" calcext:value-type="float">
            <text:p>84790.767203646</text:p>
          </table:table-cell>
          <table:table-cell/>
          <table:table-cell office:value-type="float" office:value="1443142591.52397" calcext:value-type="float">
            <text:p>1443142591.52397</text:p>
          </table:table-cell>
          <table:table-cell table:formula="of:=[.G182]-[.$B$2]" office:value-type="float" office:value="31.523770570755" calcext:value-type="float">
            <text:p>31.5237705708</text:p>
          </table:table-cell>
          <table:table-cell table:formula="of:=[.C182]/([.H182]-[.H181])" office:value-type="float" office:value="88878.7652837757" calcext:value-type="float">
            <text:p>88878.7652837757</text:p>
          </table:table-cell>
          <table:table-cell table:formula="of:=[.G182]-[.$B182]" office:value-type="float" office:value="9.98365378379822" calcext:value-type="float">
            <text:p>9.983653783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2581.59315" calcext:value-type="float">
            <text:p>1443142581.59315</text:p>
          </table:table-cell>
          <table:table-cell office:value-type="float" office:value="4480" calcext:value-type="float">
            <text:p>4480</text:p>
          </table:table-cell>
          <table:table-cell table:formula="of:=[.B183]-[.$B$2]" office:value-type="float" office:value="21.5929594039917" calcext:value-type="float">
            <text:p>21.592959404</text:p>
          </table:table-cell>
          <table:table-cell table:formula="of:=[.C183]/([.D183]-[.D182])" office:value-type="float" office:value="84780.0554056615" calcext:value-type="float">
            <text:p>84780.0554056615</text:p>
          </table:table-cell>
          <table:table-cell/>
          <table:table-cell office:value-type="float" office:value="1443142591.57449" calcext:value-type="float">
            <text:p>1443142591.57449</text:p>
          </table:table-cell>
          <table:table-cell table:formula="of:=[.G183]-[.$B$2]" office:value-type="float" office:value="31.5742945671082" calcext:value-type="float">
            <text:p>31.5742945671</text:p>
          </table:table-cell>
          <table:table-cell table:formula="of:=[.C183]/([.H183]-[.H182])" office:value-type="float" office:value="88670.7371421291" calcext:value-type="float">
            <text:p>88670.7371421291</text:p>
          </table:table-cell>
          <table:table-cell table:formula="of:=[.G183]-[.$B183]" office:value-type="float" office:value="9.98133516311646" calcext:value-type="float">
            <text:p>9.981335163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2581.64599" calcext:value-type="float">
            <text:p>1443142581.64599</text:p>
          </table:table-cell>
          <table:table-cell office:value-type="float" office:value="4480" calcext:value-type="float">
            <text:p>4480</text:p>
          </table:table-cell>
          <table:table-cell table:formula="of:=[.B184]-[.$B$2]" office:value-type="float" office:value="21.6457965373993" calcext:value-type="float">
            <text:p>21.6457965374</text:p>
          </table:table-cell>
          <table:table-cell table:formula="of:=[.C184]/([.D184]-[.D183])" office:value-type="float" office:value="84788.8541840579" calcext:value-type="float">
            <text:p>84788.8541840579</text:p>
          </table:table-cell>
          <table:table-cell/>
          <table:table-cell office:value-type="float" office:value="1443142591.62491" calcext:value-type="float">
            <text:p>1443142591.62491</text:p>
          </table:table-cell>
          <table:table-cell table:formula="of:=[.G184]-[.$B$2]" office:value-type="float" office:value="31.6247198581696" calcext:value-type="float">
            <text:p>31.6247198582</text:p>
          </table:table-cell>
          <table:table-cell table:formula="of:=[.C184]/([.H184]-[.H183])" office:value-type="float" office:value="88844.3062142138" calcext:value-type="float">
            <text:p>88844.3062142138</text:p>
          </table:table-cell>
          <table:table-cell table:formula="of:=[.G184]-[.$B184]" office:value-type="float" office:value="9.97892332077026" calcext:value-type="float">
            <text:p>9.978923320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2581.69883" calcext:value-type="float">
            <text:p>1443142581.69883</text:p>
          </table:table-cell>
          <table:table-cell office:value-type="float" office:value="4480" calcext:value-type="float">
            <text:p>4480</text:p>
          </table:table-cell>
          <table:table-cell table:formula="of:=[.B185]-[.$B$2]" office:value-type="float" office:value="21.6986334323883" calcext:value-type="float">
            <text:p>21.6986334324</text:p>
          </table:table-cell>
          <table:table-cell table:formula="of:=[.C185]/([.D185]-[.D184])" office:value-type="float" office:value="84789.2367810698" calcext:value-type="float">
            <text:p>84789.2367810698</text:p>
          </table:table-cell>
          <table:table-cell/>
          <table:table-cell office:value-type="float" office:value="1443142591.67533" calcext:value-type="float">
            <text:p>1443142591.67533</text:p>
          </table:table-cell>
          <table:table-cell table:formula="of:=[.G185]-[.$B$2]" office:value-type="float" office:value="31.6751358509064" calcext:value-type="float">
            <text:p>31.6751358509</text:p>
          </table:table-cell>
          <table:table-cell table:formula="of:=[.C185]/([.H185]-[.H184])" office:value-type="float" office:value="88860.6919511964" calcext:value-type="float">
            <text:p>88860.6919511964</text:p>
          </table:table-cell>
          <table:table-cell table:formula="of:=[.G185]-[.$B185]" office:value-type="float" office:value="9.97650241851807" calcext:value-type="float">
            <text:p>9.976502418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2581.75167" calcext:value-type="float">
            <text:p>1443142581.75167</text:p>
          </table:table-cell>
          <table:table-cell office:value-type="float" office:value="4480" calcext:value-type="float">
            <text:p>4480</text:p>
          </table:table-cell>
          <table:table-cell table:formula="of:=[.B186]-[.$B$2]" office:value-type="float" office:value="21.7514703273773" calcext:value-type="float">
            <text:p>21.7514703274</text:p>
          </table:table-cell>
          <table:table-cell table:formula="of:=[.C186]/([.D186]-[.D185])" office:value-type="float" office:value="84789.2367810698" calcext:value-type="float">
            <text:p>84789.2367810698</text:p>
          </table:table-cell>
          <table:table-cell/>
          <table:table-cell office:value-type="float" office:value="1443142591.72577" calcext:value-type="float">
            <text:p>1443142591.72577</text:p>
          </table:table-cell>
          <table:table-cell table:formula="of:=[.G186]-[.$B$2]" office:value-type="float" office:value="31.7255756855011" calcext:value-type="float">
            <text:p>31.7255756855</text:p>
          </table:table-cell>
          <table:table-cell table:formula="of:=[.C186]/([.H186]-[.H185])" office:value-type="float" office:value="88818.6893552656" calcext:value-type="float">
            <text:p>88818.6893552656</text:p>
          </table:table-cell>
          <table:table-cell table:formula="of:=[.G186]-[.$B186]" office:value-type="float" office:value="9.97410535812378" calcext:value-type="float">
            <text:p>9.974105358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2581.80451" calcext:value-type="float">
            <text:p>1443142581.80451</text:p>
          </table:table-cell>
          <table:table-cell office:value-type="float" office:value="4480" calcext:value-type="float">
            <text:p>4480</text:p>
          </table:table-cell>
          <table:table-cell table:formula="of:=[.B187]-[.$B$2]" office:value-type="float" office:value="21.8043155670166" calcext:value-type="float">
            <text:p>21.804315567</text:p>
          </table:table-cell>
          <table:table-cell table:formula="of:=[.C187]/([.D187]-[.D186])" office:value-type="float" office:value="84775.8479397606" calcext:value-type="float">
            <text:p>84775.8479397606</text:p>
          </table:table-cell>
          <table:table-cell/>
          <table:table-cell office:value-type="float" office:value="1443142591.77624" calcext:value-type="float">
            <text:p>1443142591.77624</text:p>
          </table:table-cell>
          <table:table-cell table:formula="of:=[.G187]-[.$B$2]" office:value-type="float" office:value="31.7760403156281" calcext:value-type="float">
            <text:p>31.7760403156</text:p>
          </table:table-cell>
          <table:table-cell table:formula="of:=[.C187]/([.H187]-[.H186])" office:value-type="float" office:value="88775.0487565198" calcext:value-type="float">
            <text:p>88775.0487565198</text:p>
          </table:table-cell>
          <table:table-cell table:formula="of:=[.G187]-[.$B187]" office:value-type="float" office:value="9.97172474861145" calcext:value-type="float">
            <text:p>9.971724748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2581.85735" calcext:value-type="float">
            <text:p>1443142581.85735</text:p>
          </table:table-cell>
          <table:table-cell office:value-type="float" office:value="4480" calcext:value-type="float">
            <text:p>4480</text:p>
          </table:table-cell>
          <table:table-cell table:formula="of:=[.B188]-[.$B$2]" office:value-type="float" office:value="21.8571529388428" calcext:value-type="float">
            <text:p>21.8571529388</text:p>
          </table:table-cell>
          <table:table-cell table:formula="of:=[.C188]/([.D188]-[.D187])" office:value-type="float" office:value="84788.4715904989" calcext:value-type="float">
            <text:p>84788.4715904989</text:p>
          </table:table-cell>
          <table:table-cell/>
          <table:table-cell office:value-type="float" office:value="1443142591.82683" calcext:value-type="float">
            <text:p>1443142591.82683</text:p>
          </table:table-cell>
          <table:table-cell table:formula="of:=[.G188]-[.$B$2]" office:value-type="float" office:value="31.8266315460205" calcext:value-type="float">
            <text:p>31.826631546</text:p>
          </table:table-cell>
          <table:table-cell table:formula="of:=[.C188]/([.H188]-[.H187])" office:value-type="float" office:value="88552.8967223544" calcext:value-type="float">
            <text:p>88552.8967223544</text:p>
          </table:table-cell>
          <table:table-cell table:formula="of:=[.G188]-[.$B188]" office:value-type="float" office:value="9.96947860717773" calcext:value-type="float">
            <text:p>9.969478607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2581.9102" calcext:value-type="float">
            <text:p>1443142581.9102</text:p>
          </table:table-cell>
          <table:table-cell office:value-type="float" office:value="4480" calcext:value-type="float">
            <text:p>4480</text:p>
          </table:table-cell>
          <table:table-cell table:formula="of:=[.B189]-[.$B$2]" office:value-type="float" office:value="21.9100043773651" calcext:value-type="float">
            <text:p>21.9100043774</text:p>
          </table:table-cell>
          <table:table-cell table:formula="of:=[.C189]/([.D189]-[.D188])" office:value-type="float" office:value="84765.9046802752" calcext:value-type="float">
            <text:p>84765.9046802752</text:p>
          </table:table-cell>
          <table:table-cell/>
          <table:table-cell office:value-type="float" office:value="1443142591.87711" calcext:value-type="float">
            <text:p>1443142591.87711</text:p>
          </table:table-cell>
          <table:table-cell table:formula="of:=[.G189]-[.$B$2]" office:value-type="float" office:value="31.8769142627716" calcext:value-type="float">
            <text:p>31.8769142628</text:p>
          </table:table-cell>
          <table:table-cell table:formula="of:=[.C189]/([.H189]-[.H188])" office:value-type="float" office:value="89096.2201222374" calcext:value-type="float">
            <text:p>89096.2201222374</text:p>
          </table:table-cell>
          <table:table-cell table:formula="of:=[.G189]-[.$B189]" office:value-type="float" office:value="9.96690988540649" calcext:value-type="float">
            <text:p>9.966909885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2581.96304" calcext:value-type="float">
            <text:p>1443142581.96304</text:p>
          </table:table-cell>
          <table:table-cell office:value-type="float" office:value="4480" calcext:value-type="float">
            <text:p>4480</text:p>
          </table:table-cell>
          <table:table-cell table:formula="of:=[.B190]-[.$B$2]" office:value-type="float" office:value="21.9628438949585" calcext:value-type="float">
            <text:p>21.962843895</text:p>
          </table:table-cell>
          <table:table-cell table:formula="of:=[.C190]/([.D190]-[.D189])" office:value-type="float" office:value="84785.0284038353" calcext:value-type="float">
            <text:p>84785.0284038353</text:p>
          </table:table-cell>
          <table:table-cell/>
          <table:table-cell office:value-type="float" office:value="1443142591.92751" calcext:value-type="float">
            <text:p>1443142591.92751</text:p>
          </table:table-cell>
          <table:table-cell table:formula="of:=[.G190]-[.$B$2]" office:value-type="float" office:value="31.927318572998" calcext:value-type="float">
            <text:p>31.927318573</text:p>
          </table:table-cell>
          <table:table-cell table:formula="of:=[.C190]/([.H190]-[.H189])" office:value-type="float" office:value="88881.2877286423" calcext:value-type="float">
            <text:p>88881.2877286423</text:p>
          </table:table-cell>
          <table:table-cell table:formula="of:=[.G190]-[.$B190]" office:value-type="float" office:value="9.96447467803955" calcext:value-type="float">
            <text:p>9.96447467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2582.01319" calcext:value-type="float">
            <text:p>1443142582.01319</text:p>
          </table:table-cell>
          <table:table-cell office:value-type="float" office:value="4480" calcext:value-type="float">
            <text:p>4480</text:p>
          </table:table-cell>
          <table:table-cell table:formula="of:=[.B191]-[.$B$2]" office:value-type="float" office:value="22.0129954814911" calcext:value-type="float">
            <text:p>22.0129954815</text:p>
          </table:table-cell>
          <table:table-cell table:formula="of:=[.C191]/([.D191]-[.D190])" office:value-type="float" office:value="89329.1779929737" calcext:value-type="float">
            <text:p>89329.1779929737</text:p>
          </table:table-cell>
          <table:table-cell/>
          <table:table-cell office:value-type="float" office:value="1443142591.97789" calcext:value-type="float">
            <text:p>1443142591.97789</text:p>
          </table:table-cell>
          <table:table-cell table:formula="of:=[.G191]-[.$B$2]" office:value-type="float" office:value="31.9776983261108" calcext:value-type="float">
            <text:p>31.9776983261</text:p>
          </table:table-cell>
          <table:table-cell table:formula="of:=[.C191]/([.H191]-[.H190])" office:value-type="float" office:value="88924.6120355121" calcext:value-type="float">
            <text:p>88924.6120355121</text:p>
          </table:table-cell>
          <table:table-cell table:formula="of:=[.G191]-[.$B191]" office:value-type="float" office:value="9.96470284461975" calcext:value-type="float">
            <text:p>9.964702844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2582.05707" calcext:value-type="float">
            <text:p>1443142582.05707</text:p>
          </table:table-cell>
          <table:table-cell office:value-type="float" office:value="4480" calcext:value-type="float">
            <text:p>4480</text:p>
          </table:table-cell>
          <table:table-cell table:formula="of:=[.B192]-[.$B$2]" office:value-type="float" office:value="22.0568709373474" calcext:value-type="float">
            <text:p>22.0568709373</text:p>
          </table:table-cell>
          <table:table-cell table:formula="of:=[.C192]/([.D192]-[.D191])" office:value-type="float" office:value="102107.201225907" calcext:value-type="float">
            <text:p>102107.201225907</text:p>
          </table:table-cell>
          <table:table-cell/>
          <table:table-cell office:value-type="float" office:value="1443142592.02855" calcext:value-type="float">
            <text:p>1443142592.02855</text:p>
          </table:table-cell>
          <table:table-cell table:formula="of:=[.G192]-[.$B$2]" office:value-type="float" office:value="32.0283596515655" calcext:value-type="float">
            <text:p>32.0283596516</text:p>
          </table:table-cell>
          <table:table-cell table:formula="of:=[.C192]/([.H192]-[.H191])" office:value-type="float" office:value="88430.3748429331" calcext:value-type="float">
            <text:p>88430.3748429331</text:p>
          </table:table-cell>
          <table:table-cell table:formula="of:=[.G192]-[.$B192]" office:value-type="float" office:value="9.97148871421814" calcext:value-type="float">
            <text:p>9.971488714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2582.10095" calcext:value-type="float">
            <text:p>1443142582.10095</text:p>
          </table:table-cell>
          <table:table-cell office:value-type="float" office:value="4480" calcext:value-type="float">
            <text:p>4480</text:p>
          </table:table-cell>
          <table:table-cell table:formula="of:=[.B193]-[.$B$2]" office:value-type="float" office:value="22.1007549762726" calcext:value-type="float">
            <text:p>22.1007549763</text:p>
          </table:table-cell>
          <table:table-cell table:formula="of:=[.C193]/([.D193]-[.D192])" office:value-type="float" office:value="102087.230567795" calcext:value-type="float">
            <text:p>102087.230567795</text:p>
          </table:table-cell>
          <table:table-cell/>
          <table:table-cell office:value-type="float" office:value="1443142592.04493" calcext:value-type="float">
            <text:p>1443142592.04493</text:p>
          </table:table-cell>
          <table:table-cell table:formula="of:=[.G193]-[.$B$2]" office:value-type="float" office:value="32.0447354316711" calcext:value-type="float">
            <text:p>32.0447354317</text:p>
          </table:table-cell>
          <table:table-cell table:formula="of:=[.C193]/([.H193]-[.H192])" office:value-type="float" office:value="273574.753148431" calcext:value-type="float">
            <text:p>273574.753148431</text:p>
          </table:table-cell>
          <table:table-cell table:formula="of:=[.G193]-[.$B193]" office:value-type="float" office:value="9.94398045539856" calcext:value-type="float">
            <text:p>9.943980455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2582.14483" calcext:value-type="float">
            <text:p>1443142582.14483</text:p>
          </table:table-cell>
          <table:table-cell office:value-type="float" office:value="4480" calcext:value-type="float">
            <text:p>4480</text:p>
          </table:table-cell>
          <table:table-cell table:formula="of:=[.B194]-[.$B$2]" office:value-type="float" office:value="22.1446363925934" calcext:value-type="float">
            <text:p>22.1446363926</text:p>
          </table:table-cell>
          <table:table-cell table:formula="of:=[.C194]/([.D194]-[.D193])" office:value-type="float" office:value="102093.331884467" calcext:value-type="float">
            <text:p>102093.331884467</text:p>
          </table:table-cell>
          <table:table-cell/>
          <table:table-cell office:value-type="float" office:value="1443142592.0613" calcext:value-type="float">
            <text:p>1443142592.0613</text:p>
          </table:table-cell>
          <table:table-cell table:formula="of:=[.G194]-[.$B$2]" office:value-type="float" office:value="32.0611033439636" calcext:value-type="float">
            <text:p>32.061103344</text:p>
          </table:table-cell>
          <table:table-cell table:formula="of:=[.C194]/([.H194]-[.H193])" office:value-type="float" office:value="273706.256481967" calcext:value-type="float">
            <text:p>273706.256481967</text:p>
          </table:table-cell>
          <table:table-cell table:formula="of:=[.G194]-[.$B194]" office:value-type="float" office:value="9.91646695137024" calcext:value-type="float">
            <text:p>9.916466951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2582.18871" calcext:value-type="float">
            <text:p>1443142582.18871</text:p>
          </table:table-cell>
          <table:table-cell office:value-type="float" office:value="4480" calcext:value-type="float">
            <text:p>4480</text:p>
          </table:table-cell>
          <table:table-cell table:formula="of:=[.B195]-[.$B$2]" office:value-type="float" office:value="22.1885175704956" calcext:value-type="float">
            <text:p>22.1885175705</text:p>
          </table:table-cell>
          <table:table-cell table:formula="of:=[.C195]/([.D195]-[.D194])" office:value-type="float" office:value="102093.886585783" calcext:value-type="float">
            <text:p>102093.886585783</text:p>
          </table:table-cell>
          <table:table-cell/>
          <table:table-cell office:value-type="float" office:value="1443142592.08885" calcext:value-type="float">
            <text:p>1443142592.08885</text:p>
          </table:table-cell>
          <table:table-cell table:formula="of:=[.G195]-[.$B$2]" office:value-type="float" office:value="32.0886561870575" calcext:value-type="float">
            <text:p>32.0886561871</text:p>
          </table:table-cell>
          <table:table-cell table:formula="of:=[.C195]/([.H195]-[.H194])" office:value-type="float" office:value="162596.650542984" calcext:value-type="float">
            <text:p>162596.650542984</text:p>
          </table:table-cell>
          <table:table-cell table:formula="of:=[.G195]-[.$B195]" office:value-type="float" office:value="9.90013861656189" calcext:value-type="float">
            <text:p>9.900138616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2582.23259" calcext:value-type="float">
            <text:p>1443142582.23259</text:p>
          </table:table-cell>
          <table:table-cell office:value-type="float" office:value="4480" calcext:value-type="float">
            <text:p>4480</text:p>
          </table:table-cell>
          <table:table-cell table:formula="of:=[.B196]-[.$B$2]" office:value-type="float" office:value="22.2323977947235" calcext:value-type="float">
            <text:p>22.2323977947</text:p>
          </table:table-cell>
          <table:table-cell table:formula="of:=[.C196]/([.D196]-[.D195])" office:value-type="float" office:value="102096.105451325" calcext:value-type="float">
            <text:p>102096.105451325</text:p>
          </table:table-cell>
          <table:table-cell/>
          <table:table-cell office:value-type="float" office:value="1443142592.13562" calcext:value-type="float">
            <text:p>1443142592.13562</text:p>
          </table:table-cell>
          <table:table-cell table:formula="of:=[.G196]-[.$B$2]" office:value-type="float" office:value="32.1354289054871" calcext:value-type="float">
            <text:p>32.1354289055</text:p>
          </table:table-cell>
          <table:table-cell table:formula="of:=[.C196]/([.H196]-[.H195])" office:value-type="float" office:value="95782.3310344124" calcext:value-type="float">
            <text:p>95782.3310344124</text:p>
          </table:table-cell>
          <table:table-cell table:formula="of:=[.G196]-[.$B196]" office:value-type="float" office:value="9.90303111076355" calcext:value-type="float">
            <text:p>9.903031110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2582.2765" calcext:value-type="float">
            <text:p>1443142582.2765</text:p>
          </table:table-cell>
          <table:table-cell office:value-type="float" office:value="4480" calcext:value-type="float">
            <text:p>4480</text:p>
          </table:table-cell>
          <table:table-cell table:formula="of:=[.B197]-[.$B$2]" office:value-type="float" office:value="22.2763025760651" calcext:value-type="float">
            <text:p>22.2763025761</text:p>
          </table:table-cell>
          <table:table-cell table:formula="of:=[.C197]/([.D197]-[.D196])" office:value-type="float" office:value="102039.000380125" calcext:value-type="float">
            <text:p>102039.000380125</text:p>
          </table:table-cell>
          <table:table-cell/>
          <table:table-cell office:value-type="float" office:value="1443142592.18227" calcext:value-type="float">
            <text:p>1443142592.18227</text:p>
          </table:table-cell>
          <table:table-cell table:formula="of:=[.G197]-[.$B$2]" office:value-type="float" office:value="32.1820719242096" calcext:value-type="float">
            <text:p>32.1820719242</text:p>
          </table:table-cell>
          <table:table-cell table:formula="of:=[.C197]/([.H197]-[.H196])" office:value-type="float" office:value="96048.6718634191" calcext:value-type="float">
            <text:p>96048.6718634191</text:p>
          </table:table-cell>
          <table:table-cell table:formula="of:=[.G197]-[.$B197]" office:value-type="float" office:value="9.90576934814453" calcext:value-type="float">
            <text:p>9.905769348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2582.32038" calcext:value-type="float">
            <text:p>1443142582.32038</text:p>
          </table:table-cell>
          <table:table-cell office:value-type="float" office:value="4480" calcext:value-type="float">
            <text:p>4480</text:p>
          </table:table-cell>
          <table:table-cell table:formula="of:=[.B198]-[.$B$2]" office:value-type="float" office:value="22.3201875686645" calcext:value-type="float">
            <text:p>22.3201875687</text:p>
          </table:table-cell>
          <table:table-cell table:formula="of:=[.C198]/([.D198]-[.D197])" office:value-type="float" office:value="102085.01208799" calcext:value-type="float">
            <text:p>102085.01208799</text:p>
          </table:table-cell>
          <table:table-cell/>
          <table:table-cell office:value-type="float" office:value="1443142592.22894" calcext:value-type="float">
            <text:p>1443142592.22894</text:p>
          </table:table-cell>
          <table:table-cell table:formula="of:=[.G198]-[.$B$2]" office:value-type="float" office:value="32.2287468910217" calcext:value-type="float">
            <text:p>32.228746891</text:p>
          </table:table-cell>
          <table:table-cell table:formula="of:=[.C198]/([.H198]-[.H197])" office:value-type="float" office:value="95982.9284513891" calcext:value-type="float">
            <text:p>95982.9284513891</text:p>
          </table:table-cell>
          <table:table-cell table:formula="of:=[.G198]-[.$B198]" office:value-type="float" office:value="9.90855932235718" calcext:value-type="float">
            <text:p>9.908559322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2582.36427" calcext:value-type="float">
            <text:p>1443142582.36427</text:p>
          </table:table-cell>
          <table:table-cell office:value-type="float" office:value="4480" calcext:value-type="float">
            <text:p>4480</text:p>
          </table:table-cell>
          <table:table-cell table:formula="of:=[.B199]-[.$B$2]" office:value-type="float" office:value="22.3640704154968" calcext:value-type="float">
            <text:p>22.3640704155</text:p>
          </table:table-cell>
          <table:table-cell table:formula="of:=[.C199]/([.D199]-[.D198])" office:value-type="float" office:value="102090.003803149" calcext:value-type="float">
            <text:p>102090.003803149</text:p>
          </table:table-cell>
          <table:table-cell/>
          <table:table-cell office:value-type="float" office:value="1443142592.27558" calcext:value-type="float">
            <text:p>1443142592.27558</text:p>
          </table:table-cell>
          <table:table-cell table:formula="of:=[.G199]-[.$B$2]" office:value-type="float" office:value="32.2753853797913" calcext:value-type="float">
            <text:p>32.2753853798</text:p>
          </table:table-cell>
          <table:table-cell table:formula="of:=[.C199]/([.H199]-[.H198])" office:value-type="float" office:value="96058.0009815148" calcext:value-type="float">
            <text:p>96058.0009815148</text:p>
          </table:table-cell>
          <table:table-cell table:formula="of:=[.G199]-[.$B199]" office:value-type="float" office:value="9.91131496429443" calcext:value-type="float">
            <text:p>9.911314964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2582.40815" calcext:value-type="float">
            <text:p>1443142582.40815</text:p>
          </table:table-cell>
          <table:table-cell office:value-type="float" office:value="4480" calcext:value-type="float">
            <text:p>4480</text:p>
          </table:table-cell>
          <table:table-cell table:formula="of:=[.B200]-[.$B$2]" office:value-type="float" office:value="22.4079537391663" calcext:value-type="float">
            <text:p>22.4079537392</text:p>
          </table:table-cell>
          <table:table-cell table:formula="of:=[.C200]/([.D200]-[.D199])" office:value-type="float" office:value="102088.894490927" calcext:value-type="float">
            <text:p>102088.894490927</text:p>
          </table:table-cell>
          <table:table-cell/>
          <table:table-cell office:value-type="float" office:value="1443142592.32231" calcext:value-type="float">
            <text:p>1443142592.32231</text:p>
          </table:table-cell>
          <table:table-cell table:formula="of:=[.G200]-[.$B$2]" office:value-type="float" office:value="32.3221197128296" calcext:value-type="float">
            <text:p>32.3221197128</text:p>
          </table:table-cell>
          <table:table-cell table:formula="of:=[.C200]/([.H200]-[.H199])" office:value-type="float" office:value="95861.0021528635" calcext:value-type="float">
            <text:p>95861.0021528635</text:p>
          </table:table-cell>
          <table:table-cell table:formula="of:=[.G200]-[.$B200]" office:value-type="float" office:value="9.91416597366333" calcext:value-type="float">
            <text:p>9.914165973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2582.45205" calcext:value-type="float">
            <text:p>1443142582.45205</text:p>
          </table:table-cell>
          <table:table-cell office:value-type="float" office:value="4480" calcext:value-type="float">
            <text:p>4480</text:p>
          </table:table-cell>
          <table:table-cell table:formula="of:=[.B201]-[.$B$2]" office:value-type="float" office:value="22.4518570899963" calcext:value-type="float">
            <text:p>22.45185709</text:p>
          </table:table-cell>
          <table:table-cell table:formula="of:=[.C201]/([.D201]-[.D200])" office:value-type="float" office:value="102042.325136849" calcext:value-type="float">
            <text:p>102042.325136849</text:p>
          </table:table-cell>
          <table:table-cell/>
          <table:table-cell office:value-type="float" office:value="1443142592.36896" calcext:value-type="float">
            <text:p>1443142592.36896</text:p>
          </table:table-cell>
          <table:table-cell table:formula="of:=[.G201]-[.$B$2]" office:value-type="float" office:value="32.368768453598" calcext:value-type="float">
            <text:p>32.3687684536</text:p>
          </table:table-cell>
          <table:table-cell table:formula="of:=[.C201]/([.H201]-[.H200])" office:value-type="float" office:value="96036.8903040494" calcext:value-type="float">
            <text:p>96036.8903040494</text:p>
          </table:table-cell>
          <table:table-cell table:formula="of:=[.G201]-[.$B201]" office:value-type="float" office:value="9.91691136360168" calcext:value-type="float">
            <text:p>9.91691136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2582.49593" calcext:value-type="float">
            <text:p>1443142582.49593</text:p>
          </table:table-cell>
          <table:table-cell office:value-type="float" office:value="4480" calcext:value-type="float">
            <text:p>4480</text:p>
          </table:table-cell>
          <table:table-cell table:formula="of:=[.B202]-[.$B$2]" office:value-type="float" office:value="22.4957382678986" calcext:value-type="float">
            <text:p>22.4957382679</text:p>
          </table:table-cell>
          <table:table-cell table:formula="of:=[.C202]/([.D202]-[.D201])" office:value-type="float" office:value="102093.886585783" calcext:value-type="float">
            <text:p>102093.886585783</text:p>
          </table:table-cell>
          <table:table-cell/>
          <table:table-cell office:value-type="float" office:value="1443142592.41566" calcext:value-type="float">
            <text:p>1443142592.41566</text:p>
          </table:table-cell>
          <table:table-cell table:formula="of:=[.G202]-[.$B$2]" office:value-type="float" office:value="32.4154632091522" calcext:value-type="float">
            <text:p>32.4154632092</text:p>
          </table:table-cell>
          <table:table-cell table:formula="of:=[.C202]/([.H202]-[.H201])" office:value-type="float" office:value="95942.2519044993" calcext:value-type="float">
            <text:p>95942.2519044993</text:p>
          </table:table-cell>
          <table:table-cell table:formula="of:=[.G202]-[.$B202]" office:value-type="float" office:value="9.91972494125366" calcext:value-type="float">
            <text:p>9.919724941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2582.53981" calcext:value-type="float">
            <text:p>1443142582.53981</text:p>
          </table:table-cell>
          <table:table-cell office:value-type="float" office:value="4480" calcext:value-type="float">
            <text:p>4480</text:p>
          </table:table-cell>
          <table:table-cell table:formula="of:=[.B203]-[.$B$2]" office:value-type="float" office:value="22.5396149158478" calcext:value-type="float">
            <text:p>22.5396149158</text:p>
          </table:table-cell>
          <table:table-cell table:formula="of:=[.C203]/([.D203]-[.D202])" office:value-type="float" office:value="102104.427056164" calcext:value-type="float">
            <text:p>102104.427056164</text:p>
          </table:table-cell>
          <table:table-cell/>
          <table:table-cell office:value-type="float" office:value="1443142592.46237" calcext:value-type="float">
            <text:p>1443142592.46237</text:p>
          </table:table-cell>
          <table:table-cell table:formula="of:=[.G203]-[.$B$2]" office:value-type="float" office:value="32.4621787071228" calcext:value-type="float">
            <text:p>32.4621787071</text:p>
          </table:table-cell>
          <table:table-cell table:formula="of:=[.C203]/([.H203]-[.H202])" office:value-type="float" office:value="95899.6520345618" calcext:value-type="float">
            <text:p>95899.6520345618</text:p>
          </table:table-cell>
          <table:table-cell table:formula="of:=[.G203]-[.$B203]" office:value-type="float" office:value="9.92256379127502" calcext:value-type="float">
            <text:p>9.922563791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2582.58369" calcext:value-type="float">
            <text:p>1443142582.58369</text:p>
          </table:table-cell>
          <table:table-cell office:value-type="float" office:value="4480" calcext:value-type="float">
            <text:p>4480</text:p>
          </table:table-cell>
          <table:table-cell table:formula="of:=[.B204]-[.$B$2]" office:value-type="float" office:value="22.5834965705872" calcext:value-type="float">
            <text:p>22.5834965706</text:p>
          </table:table-cell>
          <table:table-cell table:formula="of:=[.C204]/([.D204]-[.D203])" office:value-type="float" office:value="102092.777189179" calcext:value-type="float">
            <text:p>102092.777189179</text:p>
          </table:table-cell>
          <table:table-cell/>
          <table:table-cell office:value-type="float" office:value="1443142592.50904" calcext:value-type="float">
            <text:p>1443142592.50904</text:p>
          </table:table-cell>
          <table:table-cell table:formula="of:=[.G204]-[.$B$2]" office:value-type="float" office:value="32.5088443756103" calcext:value-type="float">
            <text:p>32.5088443756</text:p>
          </table:table-cell>
          <table:table-cell table:formula="of:=[.C204]/([.H204]-[.H203])" office:value-type="float" office:value="96002.0534409646" calcext:value-type="float">
            <text:p>96002.0534409646</text:p>
          </table:table-cell>
          <table:table-cell table:formula="of:=[.G204]-[.$B204]" office:value-type="float" office:value="9.92534780502319" calcext:value-type="float">
            <text:p>9.92534780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2582.62757" calcext:value-type="float">
            <text:p>1443142582.62757</text:p>
          </table:table-cell>
          <table:table-cell office:value-type="float" office:value="4480" calcext:value-type="float">
            <text:p>4480</text:p>
          </table:table-cell>
          <table:table-cell table:formula="of:=[.B205]-[.$B$2]" office:value-type="float" office:value="22.6273782253265" calcext:value-type="float">
            <text:p>22.6273782253</text:p>
          </table:table-cell>
          <table:table-cell table:formula="of:=[.C205]/([.D205]-[.D204])" office:value-type="float" office:value="102092.777189179" calcext:value-type="float">
            <text:p>102092.777189179</text:p>
          </table:table-cell>
          <table:table-cell/>
          <table:table-cell office:value-type="float" office:value="1443142592.55568" calcext:value-type="float">
            <text:p>1443142592.55568</text:p>
          </table:table-cell>
          <table:table-cell table:formula="of:=[.G205]-[.$B$2]" office:value-type="float" office:value="32.555483341217" calcext:value-type="float">
            <text:p>32.5554833412</text:p>
          </table:table-cell>
          <table:table-cell table:formula="of:=[.C205]/([.H205]-[.H204])" office:value-type="float" office:value="96057.0188837428" calcext:value-type="float">
            <text:p>96057.0188837428</text:p>
          </table:table-cell>
          <table:table-cell table:formula="of:=[.G205]-[.$B205]" office:value-type="float" office:value="9.9281051158905" calcext:value-type="float">
            <text:p>9.928105115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2582.67147" calcext:value-type="float">
            <text:p>1443142582.67147</text:p>
          </table:table-cell>
          <table:table-cell office:value-type="float" office:value="4480" calcext:value-type="float">
            <text:p>4480</text:p>
          </table:table-cell>
          <table:table-cell table:formula="of:=[.B206]-[.$B$2]" office:value-type="float" office:value="22.6712744235992" calcext:value-type="float">
            <text:p>22.6712744236</text:p>
          </table:table-cell>
          <table:table-cell table:formula="of:=[.C206]/([.D206]-[.D205])" office:value-type="float" office:value="102058.952170938" calcext:value-type="float">
            <text:p>102058.952170938</text:p>
          </table:table-cell>
          <table:table-cell/>
          <table:table-cell office:value-type="float" office:value="1443142592.60238" calcext:value-type="float">
            <text:p>1443142592.60238</text:p>
          </table:table-cell>
          <table:table-cell table:formula="of:=[.G206]-[.$B$2]" office:value-type="float" office:value="32.6021847724915" calcext:value-type="float">
            <text:p>32.6021847725</text:p>
          </table:table-cell>
          <table:table-cell table:formula="of:=[.C206]/([.H206]-[.H205])" office:value-type="float" office:value="95928.5374719216" calcext:value-type="float">
            <text:p>95928.5374719216</text:p>
          </table:table-cell>
          <table:table-cell table:formula="of:=[.G206]-[.$B206]" office:value-type="float" office:value="9.93091034889221" calcext:value-type="float">
            <text:p>9.930910348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2582.71537" calcext:value-type="float">
            <text:p>1443142582.71537</text:p>
          </table:table-cell>
          <table:table-cell office:value-type="float" office:value="4480" calcext:value-type="float">
            <text:p>4480</text:p>
          </table:table-cell>
          <table:table-cell table:formula="of:=[.B207]-[.$B$2]" office:value-type="float" office:value="22.7151761054993" calcext:value-type="float">
            <text:p>22.7151761055</text:p>
          </table:table-cell>
          <table:table-cell table:formula="of:=[.C207]/([.D207]-[.D206])" office:value-type="float" office:value="102046.204293542" calcext:value-type="float">
            <text:p>102046.204293542</text:p>
          </table:table-cell>
          <table:table-cell/>
          <table:table-cell office:value-type="float" office:value="1443142592.6491" calcext:value-type="float">
            <text:p>1443142592.6491</text:p>
          </table:table-cell>
          <table:table-cell table:formula="of:=[.G207]-[.$B$2]" office:value-type="float" office:value="32.6489055156708" calcext:value-type="float">
            <text:p>32.6489055157</text:p>
          </table:table-cell>
          <table:table-cell table:formula="of:=[.C207]/([.H207]-[.H206])" office:value-type="float" office:value="95888.8856456132" calcext:value-type="float">
            <text:p>95888.8856456132</text:p>
          </table:table-cell>
          <table:table-cell table:formula="of:=[.G207]-[.$B207]" office:value-type="float" office:value="9.93372941017151" calcext:value-type="float">
            <text:p>9.933729410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2582.75925" calcext:value-type="float">
            <text:p>1443142582.75925</text:p>
          </table:table-cell>
          <table:table-cell office:value-type="float" office:value="4480" calcext:value-type="float">
            <text:p>4480</text:p>
          </table:table-cell>
          <table:table-cell table:formula="of:=[.B208]-[.$B$2]" office:value-type="float" office:value="22.7590508460999" calcext:value-type="float">
            <text:p>22.7590508461</text:p>
          </table:table-cell>
          <table:table-cell table:formula="of:=[.C208]/([.D208]-[.D207])" office:value-type="float" office:value="102108.865800113" calcext:value-type="float">
            <text:p>102108.865800113</text:p>
          </table:table-cell>
          <table:table-cell/>
          <table:table-cell office:value-type="float" office:value="1443142592.69578" calcext:value-type="float">
            <text:p>1443142592.69578</text:p>
          </table:table-cell>
          <table:table-cell table:formula="of:=[.G208]-[.$B$2]" office:value-type="float" office:value="32.695586681366" calcext:value-type="float">
            <text:p>32.6955866814</text:p>
          </table:table-cell>
          <table:table-cell table:formula="of:=[.C208]/([.H208]-[.H207])" office:value-type="float" office:value="95970.18269108" calcext:value-type="float">
            <text:p>95970.18269108</text:p>
          </table:table-cell>
          <table:table-cell table:formula="of:=[.G208]-[.$B208]" office:value-type="float" office:value="9.93653583526611" calcext:value-type="float">
            <text:p>9.936535835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2582.80313" calcext:value-type="float">
            <text:p>1443142582.80313</text:p>
          </table:table-cell>
          <table:table-cell office:value-type="float" office:value="4480" calcext:value-type="float">
            <text:p>4480</text:p>
          </table:table-cell>
          <table:table-cell table:formula="of:=[.B209]-[.$B$2]" office:value-type="float" office:value="22.8029344081879" calcext:value-type="float">
            <text:p>22.8029344082</text:p>
          </table:table-cell>
          <table:table-cell table:formula="of:=[.C209]/([.D209]-[.D208])" office:value-type="float" office:value="102088.339843856" calcext:value-type="float">
            <text:p>102088.339843856</text:p>
          </table:table-cell>
          <table:table-cell/>
          <table:table-cell office:value-type="float" office:value="1443142592.74248" calcext:value-type="float">
            <text:p>1443142592.74248</text:p>
          </table:table-cell>
          <table:table-cell table:formula="of:=[.G209]-[.$B$2]" office:value-type="float" office:value="32.742288351059" calcext:value-type="float">
            <text:p>32.7422883511</text:p>
          </table:table-cell>
          <table:table-cell table:formula="of:=[.C209]/([.H209]-[.H208])" office:value-type="float" office:value="95928.0477432727" calcext:value-type="float">
            <text:p>95928.0477432727</text:p>
          </table:table-cell>
          <table:table-cell table:formula="of:=[.G209]-[.$B209]" office:value-type="float" office:value="9.93935394287109" calcext:value-type="float">
            <text:p>9.939353942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2582.847" calcext:value-type="float">
            <text:p>1443142582.847</text:p>
          </table:table-cell>
          <table:table-cell office:value-type="float" office:value="4480" calcext:value-type="float">
            <text:p>4480</text:p>
          </table:table-cell>
          <table:table-cell table:formula="of:=[.B210]-[.$B$2]" office:value-type="float" office:value="22.8468036651611" calcext:value-type="float">
            <text:p>22.8468036652</text:p>
          </table:table-cell>
          <table:table-cell table:formula="of:=[.C210]/([.D210]-[.D209])" office:value-type="float" office:value="102121.629338971" calcext:value-type="float">
            <text:p>102121.629338971</text:p>
          </table:table-cell>
          <table:table-cell/>
          <table:table-cell office:value-type="float" office:value="1443142592.78911" calcext:value-type="float">
            <text:p>1443142592.78911</text:p>
          </table:table-cell>
          <table:table-cell table:formula="of:=[.G210]-[.$B$2]" office:value-type="float" office:value="32.7889142036438" calcext:value-type="float">
            <text:p>32.7889142036</text:p>
          </table:table-cell>
          <table:table-cell table:formula="of:=[.C210]/([.H210]-[.H209])" office:value-type="float" office:value="96084.0338918916" calcext:value-type="float">
            <text:p>96084.0338918916</text:p>
          </table:table-cell>
          <table:table-cell table:formula="of:=[.G210]-[.$B210]" office:value-type="float" office:value="9.94211053848267" calcext:value-type="float">
            <text:p>9.942110538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2582.89089" calcext:value-type="float">
            <text:p>1443142582.89089</text:p>
          </table:table-cell>
          <table:table-cell office:value-type="float" office:value="4480" calcext:value-type="float">
            <text:p>4480</text:p>
          </table:table-cell>
          <table:table-cell table:formula="of:=[.B211]-[.$B$2]" office:value-type="float" office:value="22.8906979560852" calcext:value-type="float">
            <text:p>22.8906979561</text:p>
          </table:table-cell>
          <table:table-cell table:formula="of:=[.C211]/([.D211]-[.D210])" office:value-type="float" office:value="102063.386961859" calcext:value-type="float">
            <text:p>102063.386961859</text:p>
          </table:table-cell>
          <table:table-cell/>
          <table:table-cell office:value-type="float" office:value="1443142592.83581" calcext:value-type="float">
            <text:p>1443142592.83581</text:p>
          </table:table-cell>
          <table:table-cell table:formula="of:=[.G211]-[.$B$2]" office:value-type="float" office:value="32.8356108665466" calcext:value-type="float">
            <text:p>32.8356108665</text:p>
          </table:table-cell>
          <table:table-cell table:formula="of:=[.C211]/([.H211]-[.H210])" office:value-type="float" office:value="95938.3330950679" calcext:value-type="float">
            <text:p>95938.3330950679</text:p>
          </table:table-cell>
          <table:table-cell table:formula="of:=[.G211]-[.$B211]" office:value-type="float" office:value="9.94491291046143" calcext:value-type="float">
            <text:p>9.944912910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2582.93478" calcext:value-type="float">
            <text:p>1443142582.93478</text:p>
          </table:table-cell>
          <table:table-cell office:value-type="float" office:value="4480" calcext:value-type="float">
            <text:p>4480</text:p>
          </table:table-cell>
          <table:table-cell table:formula="of:=[.B212]-[.$B$2]" office:value-type="float" office:value="22.9345808029175" calcext:value-type="float">
            <text:p>22.9345808029</text:p>
          </table:table-cell>
          <table:table-cell table:formula="of:=[.C212]/([.D212]-[.D211])" office:value-type="float" office:value="102090.003803149" calcext:value-type="float">
            <text:p>102090.003803149</text:p>
          </table:table-cell>
          <table:table-cell/>
          <table:table-cell office:value-type="float" office:value="1443142592.88249" calcext:value-type="float">
            <text:p>1443142592.88249</text:p>
          </table:table-cell>
          <table:table-cell table:formula="of:=[.G212]-[.$B$2]" office:value-type="float" office:value="32.8822989463806" calcext:value-type="float">
            <text:p>32.8822989464</text:p>
          </table:table-cell>
          <table:table-cell table:formula="of:=[.C212]/([.H212]-[.H211])" office:value-type="float" office:value="95955.9702590081" calcext:value-type="float">
            <text:p>95955.9702590081</text:p>
          </table:table-cell>
          <table:table-cell table:formula="of:=[.G212]-[.$B212]" office:value-type="float" office:value="9.94771814346314" calcext:value-type="float">
            <text:p>9.947718143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2582.97866" calcext:value-type="float">
            <text:p>1443142582.97866</text:p>
          </table:table-cell>
          <table:table-cell office:value-type="float" office:value="4480" calcext:value-type="float">
            <text:p>4480</text:p>
          </table:table-cell>
          <table:table-cell table:formula="of:=[.B213]-[.$B$2]" office:value-type="float" office:value="22.9784622192383" calcext:value-type="float">
            <text:p>22.9784622192</text:p>
          </table:table-cell>
          <table:table-cell table:formula="of:=[.C213]/([.D213]-[.D212])" office:value-type="float" office:value="102093.331884467" calcext:value-type="float">
            <text:p>102093.331884467</text:p>
          </table:table-cell>
          <table:table-cell/>
          <table:table-cell office:value-type="float" office:value="1443142592.92917" calcext:value-type="float">
            <text:p>1443142592.92917</text:p>
          </table:table-cell>
          <table:table-cell table:formula="of:=[.G213]-[.$B$2]" office:value-type="float" office:value="32.9289727210999" calcext:value-type="float">
            <text:p>32.9289727211</text:p>
          </table:table-cell>
          <table:table-cell table:formula="of:=[.C213]/([.H213]-[.H212])" office:value-type="float" office:value="95985.3799472835" calcext:value-type="float">
            <text:p>95985.3799472835</text:p>
          </table:table-cell>
          <table:table-cell table:formula="of:=[.G213]-[.$B213]" office:value-type="float" office:value="9.95051050186157" calcext:value-type="float">
            <text:p>9.950510501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2583.02308" calcext:value-type="float">
            <text:p>1443142583.02308</text:p>
          </table:table-cell>
          <table:table-cell office:value-type="float" office:value="4480" calcext:value-type="float">
            <text:p>4480</text:p>
          </table:table-cell>
          <table:table-cell table:formula="of:=[.B214]-[.$B$2]" office:value-type="float" office:value="23.0228824615479" calcext:value-type="float">
            <text:p>23.0228824615</text:p>
          </table:table-cell>
          <table:table-cell table:formula="of:=[.C214]/([.D214]-[.D213])" office:value-type="float" office:value="100854.920348662" calcext:value-type="float">
            <text:p>100854.920348662</text:p>
          </table:table-cell>
          <table:table-cell/>
          <table:table-cell office:value-type="float" office:value="1443142592.97591" calcext:value-type="float">
            <text:p>1443142592.97591</text:p>
          </table:table-cell>
          <table:table-cell table:formula="of:=[.G214]-[.$B$2]" office:value-type="float" office:value="32.9757168292999" calcext:value-type="float">
            <text:p>32.9757168293</text:p>
          </table:table-cell>
          <table:table-cell table:formula="of:=[.C214]/([.H214]-[.H213])" office:value-type="float" office:value="95840.955630703" calcext:value-type="float">
            <text:p>95840.955630703</text:p>
          </table:table-cell>
          <table:table-cell table:formula="of:=[.G214]-[.$B214]" office:value-type="float" office:value="9.95283436775208" calcext:value-type="float">
            <text:p>9.952834367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2583.06806" calcext:value-type="float">
            <text:p>1443142583.06806</text:p>
          </table:table-cell>
          <table:table-cell office:value-type="float" office:value="4480" calcext:value-type="float">
            <text:p>4480</text:p>
          </table:table-cell>
          <table:table-cell table:formula="of:=[.B215]-[.$B$2]" office:value-type="float" office:value="23.0678613185883" calcext:value-type="float">
            <text:p>23.0678613186</text:p>
          </table:table-cell>
          <table:table-cell table:formula="of:=[.C215]/([.D215]-[.D214])" office:value-type="float" office:value="99602.3530783706" calcext:value-type="float">
            <text:p>99602.3530783706</text:p>
          </table:table-cell>
          <table:table-cell/>
          <table:table-cell office:value-type="float" office:value="1443142593.02261" calcext:value-type="float">
            <text:p>1443142593.02261</text:p>
          </table:table-cell>
          <table:table-cell table:formula="of:=[.G215]-[.$B$2]" office:value-type="float" office:value="33.0224173069" calcext:value-type="float">
            <text:p>33.0224173069</text:p>
          </table:table-cell>
          <table:table-cell table:formula="of:=[.C215]/([.H215]-[.H214])" office:value-type="float" office:value="95930.4964365211" calcext:value-type="float">
            <text:p>95930.4964365211</text:p>
          </table:table-cell>
          <table:table-cell table:formula="of:=[.G215]-[.$B215]" office:value-type="float" office:value="9.95455598831177" calcext:value-type="float">
            <text:p>9.954555988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2583.11299" calcext:value-type="float">
            <text:p>1443142583.11299</text:p>
          </table:table-cell>
          <table:table-cell office:value-type="float" office:value="4480" calcext:value-type="float">
            <text:p>4480</text:p>
          </table:table-cell>
          <table:table-cell table:formula="of:=[.B216]-[.$B$2]" office:value-type="float" office:value="23.1127951145172" calcext:value-type="float">
            <text:p>23.1127951145</text:p>
          </table:table-cell>
          <table:table-cell table:formula="of:=[.C216]/([.D216]-[.D215])" office:value-type="float" office:value="99702.2376449864" calcext:value-type="float">
            <text:p>99702.2376449864</text:p>
          </table:table-cell>
          <table:table-cell/>
          <table:table-cell office:value-type="float" office:value="1443142593.03754" calcext:value-type="float">
            <text:p>1443142593.03754</text:p>
          </table:table-cell>
          <table:table-cell table:formula="of:=[.G216]-[.$B$2]" office:value-type="float" office:value="33.0373437404633" calcext:value-type="float">
            <text:p>33.0373437405</text:p>
          </table:table-cell>
          <table:table-cell table:formula="of:=[.C216]/([.H216]-[.H215])" office:value-type="float" office:value="300138.675526307" calcext:value-type="float">
            <text:p>300138.675526307</text:p>
          </table:table-cell>
          <table:table-cell table:formula="of:=[.G216]-[.$B216]" office:value-type="float" office:value="9.92454862594605" calcext:value-type="float">
            <text:p>9.924548625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2583.15792" calcext:value-type="float">
            <text:p>1443142583.15792</text:p>
          </table:table-cell>
          <table:table-cell office:value-type="float" office:value="4480" calcext:value-type="float">
            <text:p>4480</text:p>
          </table:table-cell>
          <table:table-cell table:formula="of:=[.B217]-[.$B$2]" office:value-type="float" office:value="23.157728433609" calcext:value-type="float">
            <text:p>23.1577284336</text:p>
          </table:table-cell>
          <table:table-cell table:formula="of:=[.C217]/([.D217]-[.D216])" office:value-type="float" office:value="99703.2956957297" calcext:value-type="float">
            <text:p>99703.2956957297</text:p>
          </table:table-cell>
          <table:table-cell/>
          <table:table-cell office:value-type="float" office:value="1443142593.05249" calcext:value-type="float">
            <text:p>1443142593.05249</text:p>
          </table:table-cell>
          <table:table-cell table:formula="of:=[.G217]-[.$B$2]" office:value-type="float" office:value="33.0522956848145" calcext:value-type="float">
            <text:p>33.0522956848</text:p>
          </table:table-cell>
          <table:table-cell table:formula="of:=[.C217]/([.H217]-[.H216])" office:value-type="float" office:value="299626.583324032" calcext:value-type="float">
            <text:p>299626.583324032</text:p>
          </table:table-cell>
          <table:table-cell table:formula="of:=[.G217]-[.$B217]" office:value-type="float" office:value="9.89456725120544" calcext:value-type="float">
            <text:p>9.894567251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2583.20285" calcext:value-type="float">
            <text:p>1443142583.20285</text:p>
          </table:table-cell>
          <table:table-cell office:value-type="float" office:value="4480" calcext:value-type="float">
            <text:p>4480</text:p>
          </table:table-cell>
          <table:table-cell table:formula="of:=[.B218]-[.$B$2]" office:value-type="float" office:value="23.2026522159576" calcext:value-type="float">
            <text:p>23.202652216</text:p>
          </table:table-cell>
          <table:table-cell table:formula="of:=[.C218]/([.D218]-[.D217])" office:value-type="float" office:value="99724.461427419" calcext:value-type="float">
            <text:p>99724.461427419</text:p>
          </table:table-cell>
          <table:table-cell/>
          <table:table-cell office:value-type="float" office:value="1443142593.07931" calcext:value-type="float">
            <text:p>1443142593.07931</text:p>
          </table:table-cell>
          <table:table-cell table:formula="of:=[.G218]-[.$B$2]" office:value-type="float" office:value="33.0791125297546" calcext:value-type="float">
            <text:p>33.0791125298</text:p>
          </table:table-cell>
          <table:table-cell table:formula="of:=[.C218]/([.H218]-[.H217])" office:value-type="float" office:value="167059.175305393" calcext:value-type="float">
            <text:p>167059.175305393</text:p>
          </table:table-cell>
          <table:table-cell table:formula="of:=[.G218]-[.$B218]" office:value-type="float" office:value="9.876460313797" calcext:value-type="float">
            <text:p>9.876460313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2583.24778" calcext:value-type="float">
            <text:p>1443142583.24778</text:p>
          </table:table-cell>
          <table:table-cell office:value-type="float" office:value="4480" calcext:value-type="float">
            <text:p>4480</text:p>
          </table:table-cell>
          <table:table-cell table:formula="of:=[.B219]-[.$B$2]" office:value-type="float" office:value="23.2475867271423" calcext:value-type="float">
            <text:p>23.2475867271</text:p>
          </table:table-cell>
          <table:table-cell table:formula="of:=[.C219]/([.D219]-[.D218])" office:value-type="float" office:value="99700.6506109758" calcext:value-type="float">
            <text:p>99700.6506109758</text:p>
          </table:table-cell>
          <table:table-cell/>
          <table:table-cell office:value-type="float" office:value="1443142593.12322" calcext:value-type="float">
            <text:p>1443142593.12322</text:p>
          </table:table-cell>
          <table:table-cell table:formula="of:=[.G219]-[.$B$2]" office:value-type="float" office:value="33.1230266094208" calcext:value-type="float">
            <text:p>33.1230266094</text:p>
          </table:table-cell>
          <table:table-cell table:formula="of:=[.C219]/([.H219]-[.H218])" office:value-type="float" office:value="102017.394741271" calcext:value-type="float">
            <text:p>102017.394741271</text:p>
          </table:table-cell>
          <table:table-cell table:formula="of:=[.G219]-[.$B219]" office:value-type="float" office:value="9.87543988227844" calcext:value-type="float">
            <text:p>9.875439882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2583.29269" calcext:value-type="float">
            <text:p>1443142583.29269</text:p>
          </table:table-cell>
          <table:table-cell office:value-type="float" office:value="4480" calcext:value-type="float">
            <text:p>4480</text:p>
          </table:table-cell>
          <table:table-cell table:formula="of:=[.B220]-[.$B$2]" office:value-type="float" office:value="23.2924983501434" calcext:value-type="float">
            <text:p>23.2924983501</text:p>
          </table:table-cell>
          <table:table-cell table:formula="of:=[.C220]/([.D220]-[.D219])" office:value-type="float" office:value="99751.460771979" calcext:value-type="float">
            <text:p>99751.460771979</text:p>
          </table:table-cell>
          <table:table-cell/>
          <table:table-cell office:value-type="float" office:value="1443142593.16709" calcext:value-type="float">
            <text:p>1443142593.16709</text:p>
          </table:table-cell>
          <table:table-cell table:formula="of:=[.G220]-[.$B$2]" office:value-type="float" office:value="33.1668918132782" calcext:value-type="float">
            <text:p>33.1668918133</text:p>
          </table:table-cell>
          <table:table-cell table:formula="of:=[.C220]/([.H220]-[.H219])" office:value-type="float" office:value="102131.065310027" calcext:value-type="float">
            <text:p>102131.065310027</text:p>
          </table:table-cell>
          <table:table-cell table:formula="of:=[.G220]-[.$B220]" office:value-type="float" office:value="9.87439346313477" calcext:value-type="float">
            <text:p>9.874393463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2583.33764" calcext:value-type="float">
            <text:p>1443142583.33764</text:p>
          </table:table-cell>
          <table:table-cell office:value-type="float" office:value="4480" calcext:value-type="float">
            <text:p>4480</text:p>
          </table:table-cell>
          <table:table-cell table:formula="of:=[.B221]-[.$B$2]" office:value-type="float" office:value="23.3374433517456" calcext:value-type="float">
            <text:p>23.3374433517</text:p>
          </table:table-cell>
          <table:table-cell table:formula="of:=[.C221]/([.D221]-[.D220])" office:value-type="float" office:value="99677.3799154435" calcext:value-type="float">
            <text:p>99677.3799154435</text:p>
          </table:table-cell>
          <table:table-cell/>
          <table:table-cell office:value-type="float" office:value="1443142593.211" calcext:value-type="float">
            <text:p>1443142593.211</text:p>
          </table:table-cell>
          <table:table-cell table:formula="of:=[.G221]-[.$B$2]" office:value-type="float" office:value="33.2108089923859" calcext:value-type="float">
            <text:p>33.2108089924</text:p>
          </table:table-cell>
          <table:table-cell table:formula="of:=[.C221]/([.H221]-[.H220])" office:value-type="float" office:value="102010.194894735" calcext:value-type="float">
            <text:p>102010.194894735</text:p>
          </table:table-cell>
          <table:table-cell table:formula="of:=[.G221]-[.$B221]" office:value-type="float" office:value="9.87336564064026" calcext:value-type="float">
            <text:p>9.873365640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2583.38258" calcext:value-type="float">
            <text:p>1443142583.38258</text:p>
          </table:table-cell>
          <table:table-cell office:value-type="float" office:value="4480" calcext:value-type="float">
            <text:p>4480</text:p>
          </table:table-cell>
          <table:table-cell table:formula="of:=[.B222]-[.$B$2]" office:value-type="float" office:value="23.3823821544647" calcext:value-type="float">
            <text:p>23.3823821545</text:p>
          </table:table-cell>
          <table:table-cell table:formula="of:=[.C222]/([.D222]-[.D221])" office:value-type="float" office:value="99691.1294678148" calcext:value-type="float">
            <text:p>99691.1294678148</text:p>
          </table:table-cell>
          <table:table-cell/>
          <table:table-cell office:value-type="float" office:value="1443142593.25489" calcext:value-type="float">
            <text:p>1443142593.25489</text:p>
          </table:table-cell>
          <table:table-cell table:formula="of:=[.G222]-[.$B$2]" office:value-type="float" office:value="33.2546942234039" calcext:value-type="float">
            <text:p>33.2546942234</text:p>
          </table:table-cell>
          <table:table-cell table:formula="of:=[.C222]/([.H222]-[.H221])" office:value-type="float" office:value="102084.457483104" calcext:value-type="float">
            <text:p>102084.457483104</text:p>
          </table:table-cell>
          <table:table-cell table:formula="of:=[.G222]-[.$B222]" office:value-type="float" office:value="9.87231206893921" calcext:value-type="float">
            <text:p>9.872312068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2583.42752" calcext:value-type="float">
            <text:p>1443142583.42752</text:p>
          </table:table-cell>
          <table:table-cell office:value-type="float" office:value="4480" calcext:value-type="float">
            <text:p>4480</text:p>
          </table:table-cell>
          <table:table-cell table:formula="of:=[.B223]-[.$B$2]" office:value-type="float" office:value="23.4273204803467" calcext:value-type="float">
            <text:p>23.4273204803</text:p>
          </table:table-cell>
          <table:table-cell table:formula="of:=[.C223]/([.D223]-[.D222])" office:value-type="float" office:value="99692.1872828077" calcext:value-type="float">
            <text:p>99692.1872828077</text:p>
          </table:table-cell>
          <table:table-cell/>
          <table:table-cell office:value-type="float" office:value="1443142593.29877" calcext:value-type="float">
            <text:p>1443142593.29877</text:p>
          </table:table-cell>
          <table:table-cell table:formula="of:=[.G223]-[.$B$2]" office:value-type="float" office:value="33.2985725402832" calcext:value-type="float">
            <text:p>33.2985725403</text:p>
          </table:table-cell>
          <table:table-cell table:formula="of:=[.C223]/([.H223]-[.H222])" office:value-type="float" office:value="102100.543471764" calcext:value-type="float">
            <text:p>102100.543471764</text:p>
          </table:table-cell>
          <table:table-cell table:formula="of:=[.G223]-[.$B223]" office:value-type="float" office:value="9.87125205993652" calcext:value-type="float">
            <text:p>9.871252059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2583.47245" calcext:value-type="float">
            <text:p>1443142583.47245</text:p>
          </table:table-cell>
          <table:table-cell office:value-type="float" office:value="4480" calcext:value-type="float">
            <text:p>4480</text:p>
          </table:table-cell>
          <table:table-cell table:formula="of:=[.B224]-[.$B$2]" office:value-type="float" office:value="23.4722537994385" calcext:value-type="float">
            <text:p>23.4722537994</text:p>
          </table:table-cell>
          <table:table-cell table:formula="of:=[.C224]/([.D224]-[.D223])" office:value-type="float" office:value="99703.2956957297" calcext:value-type="float">
            <text:p>99703.2956957297</text:p>
          </table:table-cell>
          <table:table-cell/>
          <table:table-cell office:value-type="float" office:value="1443142593.34268" calcext:value-type="float">
            <text:p>1443142593.34268</text:p>
          </table:table-cell>
          <table:table-cell table:formula="of:=[.G224]-[.$B$2]" office:value-type="float" office:value="33.3424818515778" calcext:value-type="float">
            <text:p>33.3424818516</text:p>
          </table:table-cell>
          <table:table-cell table:formula="of:=[.C224]/([.H224]-[.H223])" office:value-type="float" office:value="102028.473413007" calcext:value-type="float">
            <text:p>102028.473413007</text:p>
          </table:table-cell>
          <table:table-cell table:formula="of:=[.G224]-[.$B224]" office:value-type="float" office:value="9.87022805213928" calcext:value-type="float">
            <text:p>9.870228052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2583.51739" calcext:value-type="float">
            <text:p>1443142583.51739</text:p>
          </table:table-cell>
          <table:table-cell office:value-type="float" office:value="4480" calcext:value-type="float">
            <text:p>4480</text:p>
          </table:table-cell>
          <table:table-cell table:formula="of:=[.B225]-[.$B$2]" office:value-type="float" office:value="23.5171945095062" calcext:value-type="float">
            <text:p>23.5171945095</text:p>
          </table:table-cell>
          <table:table-cell table:formula="of:=[.C225]/([.D225]-[.D224])" office:value-type="float" office:value="99686.8984323192" calcext:value-type="float">
            <text:p>99686.8984323192</text:p>
          </table:table-cell>
          <table:table-cell/>
          <table:table-cell office:value-type="float" office:value="1443142593.38651" calcext:value-type="float">
            <text:p>1443142593.38651</text:p>
          </table:table-cell>
          <table:table-cell table:formula="of:=[.G225]-[.$B$2]" office:value-type="float" office:value="33.3863170146942" calcext:value-type="float">
            <text:p>33.3863170147</text:p>
          </table:table-cell>
          <table:table-cell table:formula="of:=[.C225]/([.H225]-[.H224])" office:value-type="float" office:value="102201.05690261" calcext:value-type="float">
            <text:p>102201.05690261</text:p>
          </table:table-cell>
          <table:table-cell table:formula="of:=[.G225]-[.$B225]" office:value-type="float" office:value="9.86912250518799" calcext:value-type="float">
            <text:p>9.869122505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2583.56233" calcext:value-type="float">
            <text:p>1443142583.56233</text:p>
          </table:table-cell>
          <table:table-cell office:value-type="float" office:value="4480" calcext:value-type="float">
            <text:p>4480</text:p>
          </table:table-cell>
          <table:table-cell table:formula="of:=[.B226]-[.$B$2]" office:value-type="float" office:value="23.5621359348297" calcext:value-type="float">
            <text:p>23.5621359348</text:p>
          </table:table-cell>
          <table:table-cell table:formula="of:=[.C226]/([.D226]-[.D225])" office:value-type="float" office:value="99685.3118865983" calcext:value-type="float">
            <text:p>99685.3118865983</text:p>
          </table:table-cell>
          <table:table-cell/>
          <table:table-cell office:value-type="float" office:value="1443142593.43044" calcext:value-type="float">
            <text:p>1443142593.43044</text:p>
          </table:table-cell>
          <table:table-cell table:formula="of:=[.G226]-[.$B$2]" office:value-type="float" office:value="33.430248260498" calcext:value-type="float">
            <text:p>33.4302482605</text:p>
          </table:table-cell>
          <table:table-cell table:formula="of:=[.C226]/([.H226]-[.H225])" office:value-type="float" office:value="101977.531436386" calcext:value-type="float">
            <text:p>101977.531436386</text:p>
          </table:table-cell>
          <table:table-cell table:formula="of:=[.G226]-[.$B226]" office:value-type="float" office:value="9.86811232566834" calcext:value-type="float">
            <text:p>9.868112325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2583.60727" calcext:value-type="float">
            <text:p>1443142583.60727</text:p>
          </table:table-cell>
          <table:table-cell office:value-type="float" office:value="4480" calcext:value-type="float">
            <text:p>4480</text:p>
          </table:table-cell>
          <table:table-cell table:formula="of:=[.B227]-[.$B$2]" office:value-type="float" office:value="23.6070759296417" calcext:value-type="float">
            <text:p>23.6070759296</text:p>
          </table:table-cell>
          <table:table-cell table:formula="of:=[.C227]/([.D227]-[.D226])" office:value-type="float" office:value="99688.4850285423" calcext:value-type="float">
            <text:p>99688.4850285423</text:p>
          </table:table-cell>
          <table:table-cell/>
          <table:table-cell office:value-type="float" office:value="1443142593.4743" calcext:value-type="float">
            <text:p>1443142593.4743</text:p>
          </table:table-cell>
          <table:table-cell table:formula="of:=[.G227]-[.$B$2]" office:value-type="float" office:value="33.4741048812866" calcext:value-type="float">
            <text:p>33.4741048813</text:p>
          </table:table-cell>
          <table:table-cell table:formula="of:=[.C227]/([.H227]-[.H226])" office:value-type="float" office:value="102151.053123709" calcext:value-type="float">
            <text:p>102151.053123709</text:p>
          </table:table-cell>
          <table:table-cell table:formula="of:=[.G227]-[.$B227]" office:value-type="float" office:value="9.8670289516449" calcext:value-type="float">
            <text:p>9.867028951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2583.65222" calcext:value-type="float">
            <text:p>1443142583.65222</text:p>
          </table:table-cell>
          <table:table-cell office:value-type="float" office:value="4480" calcext:value-type="float">
            <text:p>4480</text:p>
          </table:table-cell>
          <table:table-cell table:formula="of:=[.B228]-[.$B$2]" office:value-type="float" office:value="23.6520204544067" calcext:value-type="float">
            <text:p>23.6520204544</text:p>
          </table:table-cell>
          <table:table-cell table:formula="of:=[.C228]/([.D228]-[.D227])" office:value-type="float" office:value="99678.4374386641" calcext:value-type="float">
            <text:p>99678.4374386641</text:p>
          </table:table-cell>
          <table:table-cell/>
          <table:table-cell office:value-type="float" office:value="1443142593.5182" calcext:value-type="float">
            <text:p>1443142593.5182</text:p>
          </table:table-cell>
          <table:table-cell table:formula="of:=[.G228]-[.$B$2]" office:value-type="float" office:value="33.5180025100708" calcext:value-type="float">
            <text:p>33.5180025101</text:p>
          </table:table-cell>
          <table:table-cell table:formula="of:=[.C228]/([.H228]-[.H227])" office:value-type="float" office:value="102055.626330654" calcext:value-type="float">
            <text:p>102055.626330654</text:p>
          </table:table-cell>
          <table:table-cell table:formula="of:=[.G228]-[.$B228]" office:value-type="float" office:value="9.86598205566406" calcext:value-type="float">
            <text:p>9.865982055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2583.69715" calcext:value-type="float">
            <text:p>1443142583.69715</text:p>
          </table:table-cell>
          <table:table-cell office:value-type="float" office:value="4480" calcext:value-type="float">
            <text:p>4480</text:p>
          </table:table-cell>
          <table:table-cell table:formula="of:=[.B229]-[.$B$2]" office:value-type="float" office:value="23.6969537734985" calcext:value-type="float">
            <text:p>23.6969537735</text:p>
          </table:table-cell>
          <table:table-cell table:formula="of:=[.C229]/([.D229]-[.D228])" office:value-type="float" office:value="99703.2956957297" calcext:value-type="float">
            <text:p>99703.2956957297</text:p>
          </table:table-cell>
          <table:table-cell/>
          <table:table-cell office:value-type="float" office:value="1443142593.5621" calcext:value-type="float">
            <text:p>1443142593.5621</text:p>
          </table:table-cell>
          <table:table-cell table:formula="of:=[.G229]-[.$B$2]" office:value-type="float" office:value="33.5619072914124" calcext:value-type="float">
            <text:p>33.5619072914</text:p>
          </table:table-cell>
          <table:table-cell table:formula="of:=[.C229]/([.H229]-[.H228])" office:value-type="float" office:value="102039.000380125" calcext:value-type="float">
            <text:p>102039.000380125</text:p>
          </table:table-cell>
          <table:table-cell table:formula="of:=[.G229]-[.$B229]" office:value-type="float" office:value="9.86495351791382" calcext:value-type="float">
            <text:p>9.864953517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2583.74208" calcext:value-type="float">
            <text:p>1443142583.74208</text:p>
          </table:table-cell>
          <table:table-cell office:value-type="float" office:value="4480" calcext:value-type="float">
            <text:p>4480</text:p>
          </table:table-cell>
          <table:table-cell table:formula="of:=[.B230]-[.$B$2]" office:value-type="float" office:value="23.7418818473816" calcext:value-type="float">
            <text:p>23.7418818474</text:p>
          </table:table-cell>
          <table:table-cell table:formula="of:=[.C230]/([.D230]-[.D229])" office:value-type="float" office:value="99714.9357361947" calcext:value-type="float">
            <text:p>99714.9357361947</text:p>
          </table:table-cell>
          <table:table-cell/>
          <table:table-cell office:value-type="float" office:value="1443142593.60593" calcext:value-type="float">
            <text:p>1443142593.60593</text:p>
          </table:table-cell>
          <table:table-cell table:formula="of:=[.G230]-[.$B$2]" office:value-type="float" office:value="33.6057374477386" calcext:value-type="float">
            <text:p>33.6057374477</text:p>
          </table:table-cell>
          <table:table-cell table:formula="of:=[.C230]/([.H230]-[.H229])" office:value-type="float" office:value="102212.731495836" calcext:value-type="float">
            <text:p>102212.731495836</text:p>
          </table:table-cell>
          <table:table-cell table:formula="of:=[.G230]-[.$B230]" office:value-type="float" office:value="9.86385560035706" calcext:value-type="float">
            <text:p>9.863855600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2583.787" calcext:value-type="float">
            <text:p>1443142583.787</text:p>
          </table:table-cell>
          <table:table-cell office:value-type="float" office:value="4480" calcext:value-type="float">
            <text:p>4480</text:p>
          </table:table-cell>
          <table:table-cell table:formula="of:=[.B231]-[.$B$2]" office:value-type="float" office:value="23.7868099212646" calcext:value-type="float">
            <text:p>23.7868099213</text:p>
          </table:table-cell>
          <table:table-cell table:formula="of:=[.C231]/([.D231]-[.D230])" office:value-type="float" office:value="99714.9357361947" calcext:value-type="float">
            <text:p>99714.9357361947</text:p>
          </table:table-cell>
          <table:table-cell/>
          <table:table-cell office:value-type="float" office:value="1443142593.64985" calcext:value-type="float">
            <text:p>1443142593.64985</text:p>
          </table:table-cell>
          <table:table-cell table:formula="of:=[.G231]-[.$B$2]" office:value-type="float" office:value="33.6496515274048" calcext:value-type="float">
            <text:p>33.6496515274</text:p>
          </table:table-cell>
          <table:table-cell table:formula="of:=[.C231]/([.H231]-[.H230])" office:value-type="float" office:value="102017.394741271" calcext:value-type="float">
            <text:p>102017.394741271</text:p>
          </table:table-cell>
          <table:table-cell table:formula="of:=[.G231]-[.$B231]" office:value-type="float" office:value="9.86284160614014" calcext:value-type="float">
            <text:p>9.862841606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2583.83194" calcext:value-type="float">
            <text:p>1443142583.83194</text:p>
          </table:table-cell>
          <table:table-cell office:value-type="float" office:value="4480" calcext:value-type="float">
            <text:p>4480</text:p>
          </table:table-cell>
          <table:table-cell table:formula="of:=[.B232]-[.$B$2]" office:value-type="float" office:value="23.8317430019379" calcext:value-type="float">
            <text:p>23.8317430019</text:p>
          </table:table-cell>
          <table:table-cell table:formula="of:=[.C232]/([.D232]-[.D231])" office:value-type="float" office:value="99703.8247295225" calcext:value-type="float">
            <text:p>99703.8247295225</text:p>
          </table:table-cell>
          <table:table-cell/>
          <table:table-cell office:value-type="float" office:value="1443142593.69375" calcext:value-type="float">
            <text:p>1443142593.69375</text:p>
          </table:table-cell>
          <table:table-cell table:formula="of:=[.G232]-[.$B$2]" office:value-type="float" office:value="33.6935563087463" calcext:value-type="float">
            <text:p>33.6935563087</text:p>
          </table:table-cell>
          <table:table-cell table:formula="of:=[.C232]/([.H232]-[.H231])" office:value-type="float" office:value="102039.000380125" calcext:value-type="float">
            <text:p>102039.000380125</text:p>
          </table:table-cell>
          <table:table-cell table:formula="of:=[.G232]-[.$B232]" office:value-type="float" office:value="9.86181330680847" calcext:value-type="float">
            <text:p>9.86181330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2583.87688" calcext:value-type="float">
            <text:p>1443142583.87688</text:p>
          </table:table-cell>
          <table:table-cell office:value-type="float" office:value="4480" calcext:value-type="float">
            <text:p>4480</text:p>
          </table:table-cell>
          <table:table-cell table:formula="of:=[.B233]-[.$B$2]" office:value-type="float" office:value="23.8766827583313" calcext:value-type="float">
            <text:p>23.8766827583</text:p>
          </table:table-cell>
          <table:table-cell table:formula="of:=[.C233]/([.D233]-[.D232])" office:value-type="float" office:value="99689.0139051732" calcext:value-type="float">
            <text:p>99689.0139051732</text:p>
          </table:table-cell>
          <table:table-cell/>
          <table:table-cell office:value-type="float" office:value="1443142593.73761" calcext:value-type="float">
            <text:p>1443142593.73761</text:p>
          </table:table-cell>
          <table:table-cell table:formula="of:=[.G233]-[.$B$2]" office:value-type="float" office:value="33.7374188899994" calcext:value-type="float">
            <text:p>33.73741889</text:p>
          </table:table-cell>
          <table:table-cell table:formula="of:=[.C233]/([.H233]-[.H232])" office:value-type="float" office:value="102137.171867611" calcext:value-type="float">
            <text:p>102137.171867611</text:p>
          </table:table-cell>
          <table:table-cell table:formula="of:=[.G233]-[.$B233]" office:value-type="float" office:value="9.86073613166809" calcext:value-type="float">
            <text:p>9.860736131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2583.92183" calcext:value-type="float">
            <text:p>1443142583.92183</text:p>
          </table:table-cell>
          <table:table-cell office:value-type="float" office:value="4480" calcext:value-type="float">
            <text:p>4480</text:p>
          </table:table-cell>
          <table:table-cell table:formula="of:=[.B234]-[.$B$2]" office:value-type="float" office:value="23.9216318130493" calcext:value-type="float">
            <text:p>23.921631813</text:p>
          </table:table-cell>
          <table:table-cell table:formula="of:=[.C234]/([.D234]-[.D233])" office:value-type="float" office:value="99668.3918739723" calcext:value-type="float">
            <text:p>99668.3918739723</text:p>
          </table:table-cell>
          <table:table-cell/>
          <table:table-cell office:value-type="float" office:value="1443142593.78159" calcext:value-type="float">
            <text:p>1443142593.78159</text:p>
          </table:table-cell>
          <table:table-cell table:formula="of:=[.G234]-[.$B$2]" office:value-type="float" office:value="33.7813987731934" calcext:value-type="float">
            <text:p>33.7813987732</text:p>
          </table:table-cell>
          <table:table-cell table:formula="of:=[.C234]/([.H234]-[.H233])" office:value-type="float" office:value="101864.754397853" calcext:value-type="float">
            <text:p>101864.754397853</text:p>
          </table:table-cell>
          <table:table-cell table:formula="of:=[.G234]-[.$B234]" office:value-type="float" office:value="9.85976696014404" calcext:value-type="float">
            <text:p>9.859766960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2583.96677" calcext:value-type="float">
            <text:p>1443142583.96677</text:p>
          </table:table-cell>
          <table:table-cell office:value-type="float" office:value="4480" calcext:value-type="float">
            <text:p>4480</text:p>
          </table:table-cell>
          <table:table-cell table:formula="of:=[.B235]-[.$B$2]" office:value-type="float" office:value="23.9665741920471" calcext:value-type="float">
            <text:p>23.966574192</text:p>
          </table:table-cell>
          <table:table-cell table:formula="of:=[.C235]/([.D235]-[.D234])" office:value-type="float" office:value="99683.1965708587" calcext:value-type="float">
            <text:p>99683.1965708587</text:p>
          </table:table-cell>
          <table:table-cell/>
          <table:table-cell office:value-type="float" office:value="1443142593.82537" calcext:value-type="float">
            <text:p>1443142593.82537</text:p>
          </table:table-cell>
          <table:table-cell table:formula="of:=[.G235]-[.$B$2]" office:value-type="float" office:value="33.8251798152924" calcext:value-type="float">
            <text:p>33.8251798153</text:p>
          </table:table-cell>
          <table:table-cell table:formula="of:=[.C235]/([.H235]-[.H234])" office:value-type="float" office:value="102327.395265505" calcext:value-type="float">
            <text:p>102327.395265505</text:p>
          </table:table-cell>
          <table:table-cell table:formula="of:=[.G235]-[.$B235]" office:value-type="float" office:value="9.85860562324524" calcext:value-type="float">
            <text:p>9.858605623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2584.01164" calcext:value-type="float">
            <text:p>1443142584.01164</text:p>
          </table:table-cell>
          <table:table-cell office:value-type="float" office:value="4480" calcext:value-type="float">
            <text:p>4480</text:p>
          </table:table-cell>
          <table:table-cell table:formula="of:=[.B236]-[.$B$2]" office:value-type="float" office:value="24.0114421844482" calcext:value-type="float">
            <text:p>24.0114421844</text:p>
          </table:table-cell>
          <table:table-cell table:formula="of:=[.C236]/([.D236]-[.D235])" office:value-type="float" office:value="99848.4612359849" calcext:value-type="float">
            <text:p>99848.4612359849</text:p>
          </table:table-cell>
          <table:table-cell/>
          <table:table-cell office:value-type="float" office:value="1443142593.86926" calcext:value-type="float">
            <text:p>1443142593.86926</text:p>
          </table:table-cell>
          <table:table-cell table:formula="of:=[.G236]-[.$B$2]" office:value-type="float" office:value="33.869065284729" calcext:value-type="float">
            <text:p>33.8690652847</text:p>
          </table:table-cell>
          <table:table-cell table:formula="of:=[.C236]/([.H236]-[.H235])" office:value-type="float" office:value="102083.902884245" calcext:value-type="float">
            <text:p>102083.902884245</text:p>
          </table:table-cell>
          <table:table-cell table:formula="of:=[.G236]-[.$B236]" office:value-type="float" office:value="9.85762310028076" calcext:value-type="float">
            <text:p>9.857623100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2584.05637" calcext:value-type="float">
            <text:p>1443142584.05637</text:p>
          </table:table-cell>
          <table:table-cell office:value-type="float" office:value="4480" calcext:value-type="float">
            <text:p>4480</text:p>
          </table:table-cell>
          <table:table-cell table:formula="of:=[.B237]-[.$B$2]" office:value-type="float" office:value="24.0561721324921" calcext:value-type="float">
            <text:p>24.0561721325</text:p>
          </table:table-cell>
          <table:table-cell table:formula="of:=[.C237]/([.D237]-[.D236])" office:value-type="float" office:value="100156.610859704" calcext:value-type="float">
            <text:p>100156.610859704</text:p>
          </table:table-cell>
          <table:table-cell/>
          <table:table-cell office:value-type="float" office:value="1443142593.91318" calcext:value-type="float">
            <text:p>1443142593.91318</text:p>
          </table:table-cell>
          <table:table-cell table:formula="of:=[.G237]-[.$B$2]" office:value-type="float" office:value="33.9129860401154" calcext:value-type="float">
            <text:p>33.9129860401</text:p>
          </table:table-cell>
          <table:table-cell table:formula="of:=[.C237]/([.H237]-[.H236])" office:value-type="float" office:value="102001.888642199" calcext:value-type="float">
            <text:p>102001.888642199</text:p>
          </table:table-cell>
          <table:table-cell table:formula="of:=[.G237]-[.$B237]" office:value-type="float" office:value="9.85681390762329" calcext:value-type="float">
            <text:p>9.856813907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2584.10109" calcext:value-type="float">
            <text:p>1443142584.10109</text:p>
          </table:table-cell>
          <table:table-cell office:value-type="float" office:value="4480" calcext:value-type="float">
            <text:p>4480</text:p>
          </table:table-cell>
          <table:table-cell table:formula="of:=[.B238]-[.$B$2]" office:value-type="float" office:value="24.1008927822113" calcext:value-type="float">
            <text:p>24.1008927822</text:p>
          </table:table-cell>
          <table:table-cell table:formula="of:=[.C238]/([.D238]-[.D237])" office:value-type="float" office:value="100177.435438125" calcext:value-type="float">
            <text:p>100177.435438125</text:p>
          </table:table-cell>
          <table:table-cell/>
          <table:table-cell office:value-type="float" office:value="1443142593.95703" calcext:value-type="float">
            <text:p>1443142593.95703</text:p>
          </table:table-cell>
          <table:table-cell table:formula="of:=[.G238]-[.$B$2]" office:value-type="float" office:value="33.9568371772766" calcext:value-type="float">
            <text:p>33.9568371773</text:p>
          </table:table-cell>
          <table:table-cell table:formula="of:=[.C238]/([.H238]-[.H237])" office:value-type="float" office:value="102163.827212179" calcext:value-type="float">
            <text:p>102163.827212179</text:p>
          </table:table-cell>
          <table:table-cell table:formula="of:=[.G238]-[.$B238]" office:value-type="float" office:value="9.85594439506531" calcext:value-type="float">
            <text:p>9.855944395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2584.1458" calcext:value-type="float">
            <text:p>1443142584.1458</text:p>
          </table:table-cell>
          <table:table-cell office:value-type="float" office:value="4480" calcext:value-type="float">
            <text:p>4480</text:p>
          </table:table-cell>
          <table:table-cell table:formula="of:=[.B239]-[.$B$2]" office:value-type="float" office:value="24.1456003189087" calcext:value-type="float">
            <text:p>24.1456003189</text:p>
          </table:table-cell>
          <table:table-cell table:formula="of:=[.C239]/([.D239]-[.D238])" office:value-type="float" office:value="100206.818155154" calcext:value-type="float">
            <text:p>100206.818155154</text:p>
          </table:table-cell>
          <table:table-cell/>
          <table:table-cell office:value-type="float" office:value="1443142594.00094" calcext:value-type="float">
            <text:p>1443142594.00094</text:p>
          </table:table-cell>
          <table:table-cell table:formula="of:=[.G239]-[.$B$2]" office:value-type="float" office:value="34.0007472038269" calcext:value-type="float">
            <text:p>34.0007472038</text:p>
          </table:table-cell>
          <table:table-cell table:formula="of:=[.C239]/([.H239]-[.H238])" office:value-type="float" office:value="102026.811458854" calcext:value-type="float">
            <text:p>102026.811458854</text:p>
          </table:table-cell>
          <table:table-cell table:formula="of:=[.G239]-[.$B239]" office:value-type="float" office:value="9.85514688491821" calcext:value-type="float">
            <text:p>9.855146884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2584.19049" calcext:value-type="float">
            <text:p>1443142584.19049</text:p>
          </table:table-cell>
          <table:table-cell office:value-type="float" office:value="4480" calcext:value-type="float">
            <text:p>4480</text:p>
          </table:table-cell>
          <table:table-cell table:formula="of:=[.B240]-[.$B$2]" office:value-type="float" office:value="24.1902990341187" calcext:value-type="float">
            <text:p>24.1902990341</text:p>
          </table:table-cell>
          <table:table-cell table:formula="of:=[.C240]/([.D240]-[.D239])" office:value-type="float" office:value="100226.59441007" calcext:value-type="float">
            <text:p>100226.59441007</text:p>
          </table:table-cell>
          <table:table-cell/>
          <table:table-cell office:value-type="float" office:value="1443142594.01582" calcext:value-type="float">
            <text:p>1443142594.01582</text:p>
          </table:table-cell>
          <table:table-cell table:formula="of:=[.G240]-[.$B$2]" office:value-type="float" office:value="34.015629529953" calcext:value-type="float">
            <text:p>34.01562953</text:p>
          </table:table-cell>
          <table:table-cell table:formula="of:=[.C240]/([.H240]-[.H239])" office:value-type="float" office:value="301028.210377918" calcext:value-type="float">
            <text:p>301028.210377918</text:p>
          </table:table-cell>
          <table:table-cell table:formula="of:=[.G240]-[.$B240]" office:value-type="float" office:value="9.82533049583435" calcext:value-type="float">
            <text:p>9.825330495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2584.23521" calcext:value-type="float">
            <text:p>1443142584.23521</text:p>
          </table:table-cell>
          <table:table-cell office:value-type="float" office:value="4480" calcext:value-type="float">
            <text:p>4480</text:p>
          </table:table-cell>
          <table:table-cell table:formula="of:=[.B241]-[.$B$2]" office:value-type="float" office:value="24.2350151538849" calcext:value-type="float">
            <text:p>24.2350151539</text:p>
          </table:table-cell>
          <table:table-cell table:formula="of:=[.C241]/([.D241]-[.D240])" office:value-type="float" office:value="100187.583882956" calcext:value-type="float">
            <text:p>100187.583882956</text:p>
          </table:table-cell>
          <table:table-cell/>
          <table:table-cell office:value-type="float" office:value="1443142594.0307" calcext:value-type="float">
            <text:p>1443142594.0307</text:p>
          </table:table-cell>
          <table:table-cell table:formula="of:=[.G241]-[.$B$2]" office:value-type="float" office:value="34.0305094718933" calcext:value-type="float">
            <text:p>34.0305094719</text:p>
          </table:table-cell>
          <table:table-cell table:formula="of:=[.C241]/([.H241]-[.H240])" office:value-type="float" office:value="301076.443575652" calcext:value-type="float">
            <text:p>301076.443575652</text:p>
          </table:table-cell>
          <table:table-cell table:formula="of:=[.G241]-[.$B241]" office:value-type="float" office:value="9.79549431800842" calcext:value-type="float">
            <text:p>9.79549431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2584.27993" calcext:value-type="float">
            <text:p>1443142584.27993</text:p>
          </table:table-cell>
          <table:table-cell office:value-type="float" office:value="4480" calcext:value-type="float">
            <text:p>4480</text:p>
          </table:table-cell>
          <table:table-cell table:formula="of:=[.B242]-[.$B$2]" office:value-type="float" office:value="24.2797355651855" calcext:value-type="float">
            <text:p>24.2797355652</text:p>
          </table:table-cell>
          <table:table-cell table:formula="of:=[.C242]/([.D242]-[.D241])" office:value-type="float" office:value="100177.969515543" calcext:value-type="float">
            <text:p>100177.969515543</text:p>
          </table:table-cell>
          <table:table-cell/>
          <table:table-cell office:value-type="float" office:value="1443142594.06401" calcext:value-type="float">
            <text:p>1443142594.06401</text:p>
          </table:table-cell>
          <table:table-cell table:formula="of:=[.G242]-[.$B$2]" office:value-type="float" office:value="34.063812494278" calcext:value-type="float">
            <text:p>34.0638124943</text:p>
          </table:table-cell>
          <table:table-cell table:formula="of:=[.C242]/([.H242]-[.H241])" office:value-type="float" office:value="134522.324978702" calcext:value-type="float">
            <text:p>134522.324978702</text:p>
          </table:table-cell>
          <table:table-cell table:formula="of:=[.G242]-[.$B242]" office:value-type="float" office:value="9.78407692909241" calcext:value-type="float">
            <text:p>9.784076929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2584.32464" calcext:value-type="float">
            <text:p>1443142584.32464</text:p>
          </table:table-cell>
          <table:table-cell office:value-type="float" office:value="4480" calcext:value-type="float">
            <text:p>4480</text:p>
          </table:table-cell>
          <table:table-cell table:formula="of:=[.B243]-[.$B$2]" office:value-type="float" office:value="24.3244488239288" calcext:value-type="float">
            <text:p>24.3244488239</text:p>
          </table:table-cell>
          <table:table-cell table:formula="of:=[.C243]/([.D243]-[.D242])" office:value-type="float" office:value="100193.994486539" calcext:value-type="float">
            <text:p>100193.994486539</text:p>
          </table:table-cell>
          <table:table-cell/>
          <table:table-cell office:value-type="float" office:value="1443142594.11273" calcext:value-type="float">
            <text:p>1443142594.11273</text:p>
          </table:table-cell>
          <table:table-cell table:formula="of:=[.G243]-[.$B$2]" office:value-type="float" office:value="34.1125349998474" calcext:value-type="float">
            <text:p>34.1125349998</text:p>
          </table:table-cell>
          <table:table-cell table:formula="of:=[.C243]/([.H243]-[.H242])" office:value-type="float" office:value="91949.2942253018" calcext:value-type="float">
            <text:p>91949.2942253018</text:p>
          </table:table-cell>
          <table:table-cell table:formula="of:=[.G243]-[.$B243]" office:value-type="float" office:value="9.78808617591858" calcext:value-type="float">
            <text:p>9.788086175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2584.36935" calcext:value-type="float">
            <text:p>1443142584.36935</text:p>
          </table:table-cell>
          <table:table-cell office:value-type="float" office:value="4480" calcext:value-type="float">
            <text:p>4480</text:p>
          </table:table-cell>
          <table:table-cell table:formula="of:=[.B244]-[.$B$2]" office:value-type="float" office:value="24.3691561222076" calcext:value-type="float">
            <text:p>24.3691561222</text:p>
          </table:table-cell>
          <table:table-cell table:formula="of:=[.C244]/([.D244]-[.D243])" office:value-type="float" office:value="100207.352545916" calcext:value-type="float">
            <text:p>100207.352545916</text:p>
          </table:table-cell>
          <table:table-cell/>
          <table:table-cell office:value-type="float" office:value="1443142594.16149" calcext:value-type="float">
            <text:p>1443142594.16149</text:p>
          </table:table-cell>
          <table:table-cell table:formula="of:=[.G244]-[.$B$2]" office:value-type="float" office:value="34.1612954139709" calcext:value-type="float">
            <text:p>34.161295414</text:p>
          </table:table-cell>
          <table:table-cell table:formula="of:=[.C244]/([.H244]-[.H243])" office:value-type="float" office:value="91877.8086800055" calcext:value-type="float">
            <text:p>91877.8086800055</text:p>
          </table:table-cell>
          <table:table-cell table:formula="of:=[.G244]-[.$B244]" office:value-type="float" office:value="9.79213929176331" calcext:value-type="float">
            <text:p>9.792139291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2584.41407" calcext:value-type="float">
            <text:p>1443142584.41407</text:p>
          </table:table-cell>
          <table:table-cell office:value-type="float" office:value="4480" calcext:value-type="float">
            <text:p>4480</text:p>
          </table:table-cell>
          <table:table-cell table:formula="of:=[.B245]-[.$B$2]" office:value-type="float" office:value="24.4138715267181" calcext:value-type="float">
            <text:p>24.4138715267</text:p>
          </table:table-cell>
          <table:table-cell table:formula="of:=[.C245]/([.D245]-[.D244])" office:value-type="float" office:value="100189.186456945" calcext:value-type="float">
            <text:p>100189.186456945</text:p>
          </table:table-cell>
          <table:table-cell/>
          <table:table-cell office:value-type="float" office:value="1443142594.21025" calcext:value-type="float">
            <text:p>1443142594.21025</text:p>
          </table:table-cell>
          <table:table-cell table:formula="of:=[.G245]-[.$B$2]" office:value-type="float" office:value="34.2100512981415" calcext:value-type="float">
            <text:p>34.2100512981</text:p>
          </table:table-cell>
          <table:table-cell table:formula="of:=[.C245]/([.H245]-[.H244])" office:value-type="float" office:value="91886.3451297574" calcext:value-type="float">
            <text:p>91886.3451297574</text:p>
          </table:table-cell>
          <table:table-cell table:formula="of:=[.G245]-[.$B245]" office:value-type="float" office:value="9.79617977142334" calcext:value-type="float">
            <text:p>9.796179771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2584.45878" calcext:value-type="float">
            <text:p>1443142584.45878</text:p>
          </table:table-cell>
          <table:table-cell office:value-type="float" office:value="4480" calcext:value-type="float">
            <text:p>4480</text:p>
          </table:table-cell>
          <table:table-cell table:formula="of:=[.B246]-[.$B$2]" office:value-type="float" office:value="24.4585840702057" calcext:value-type="float">
            <text:p>24.4585840702</text:p>
          </table:table-cell>
          <table:table-cell table:formula="of:=[.C246]/([.D246]-[.D245])" office:value-type="float" office:value="100195.597265621" calcext:value-type="float">
            <text:p>100195.597265621</text:p>
          </table:table-cell>
          <table:table-cell/>
          <table:table-cell office:value-type="float" office:value="1443142594.25902" calcext:value-type="float">
            <text:p>1443142594.25902</text:p>
          </table:table-cell>
          <table:table-cell table:formula="of:=[.G246]-[.$B$2]" office:value-type="float" office:value="34.258829832077" calcext:value-type="float">
            <text:p>34.2588298321</text:p>
          </table:table-cell>
          <table:table-cell table:formula="of:=[.C246]/([.H246]-[.H245])" office:value-type="float" office:value="91843.6787362165" calcext:value-type="float">
            <text:p>91843.6787362165</text:p>
          </table:table-cell>
          <table:table-cell table:formula="of:=[.G246]-[.$B246]" office:value-type="float" office:value="9.80024576187134" calcext:value-type="float">
            <text:p>9.800245761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2584.50349" calcext:value-type="float">
            <text:p>1443142584.50349</text:p>
          </table:table-cell>
          <table:table-cell office:value-type="float" office:value="4480" calcext:value-type="float">
            <text:p>4480</text:p>
          </table:table-cell>
          <table:table-cell table:formula="of:=[.B247]-[.$B$2]" office:value-type="float" office:value="24.5032935142517" calcext:value-type="float">
            <text:p>24.5032935143</text:p>
          </table:table-cell>
          <table:table-cell table:formula="of:=[.C247]/([.D247]-[.D246])" office:value-type="float" office:value="100202.543234235" calcext:value-type="float">
            <text:p>100202.543234235</text:p>
          </table:table-cell>
          <table:table-cell/>
          <table:table-cell office:value-type="float" office:value="1443142594.30777" calcext:value-type="float">
            <text:p>1443142594.30777</text:p>
          </table:table-cell>
          <table:table-cell table:formula="of:=[.G247]-[.$B$2]" office:value-type="float" office:value="34.3075721263885" calcext:value-type="float">
            <text:p>34.3075721264</text:p>
          </table:table-cell>
          <table:table-cell table:formula="of:=[.C247]/([.H247]-[.H246])" office:value-type="float" office:value="91911.9639992174" calcext:value-type="float">
            <text:p>91911.9639992174</text:p>
          </table:table-cell>
          <table:table-cell table:formula="of:=[.G247]-[.$B247]" office:value-type="float" office:value="9.80427861213684" calcext:value-type="float">
            <text:p>9.804278612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2584.5482" calcext:value-type="float">
            <text:p>1443142584.5482</text:p>
          </table:table-cell>
          <table:table-cell office:value-type="float" office:value="4480" calcext:value-type="float">
            <text:p>4480</text:p>
          </table:table-cell>
          <table:table-cell table:formula="of:=[.B248]-[.$B$2]" office:value-type="float" office:value="24.5480065345764" calcext:value-type="float">
            <text:p>24.5480065346</text:p>
          </table:table-cell>
          <table:table-cell table:formula="of:=[.C248]/([.D248]-[.D247])" office:value-type="float" office:value="100194.528740535" calcext:value-type="float">
            <text:p>100194.528740535</text:p>
          </table:table-cell>
          <table:table-cell/>
          <table:table-cell office:value-type="float" office:value="1443142594.35654" calcext:value-type="float">
            <text:p>1443142594.35654</text:p>
          </table:table-cell>
          <table:table-cell table:formula="of:=[.G248]-[.$B$2]" office:value-type="float" office:value="34.3563435077667" calcext:value-type="float">
            <text:p>34.3563435078</text:p>
          </table:table-cell>
          <table:table-cell table:formula="of:=[.C248]/([.H248]-[.H247])" office:value-type="float" office:value="91857.1480529131" calcext:value-type="float">
            <text:p>91857.1480529131</text:p>
          </table:table-cell>
          <table:table-cell table:formula="of:=[.G248]-[.$B248]" office:value-type="float" office:value="9.80833697319031" calcext:value-type="float">
            <text:p>9.808336973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2584.59291" calcext:value-type="float">
            <text:p>1443142584.59291</text:p>
          </table:table-cell>
          <table:table-cell office:value-type="float" office:value="4480" calcext:value-type="float">
            <text:p>4480</text:p>
          </table:table-cell>
          <table:table-cell table:formula="of:=[.B249]-[.$B$2]" office:value-type="float" office:value="24.5927164554596" calcext:value-type="float">
            <text:p>24.5927164555</text:p>
          </table:table-cell>
          <table:table-cell table:formula="of:=[.C249]/([.D249]-[.D248])" office:value-type="float" office:value="100201.474560997" calcext:value-type="float">
            <text:p>100201.474560997</text:p>
          </table:table-cell>
          <table:table-cell/>
          <table:table-cell office:value-type="float" office:value="1443142594.40528" calcext:value-type="float">
            <text:p>1443142594.40528</text:p>
          </table:table-cell>
          <table:table-cell table:formula="of:=[.G249]-[.$B$2]" office:value-type="float" office:value="34.4050834178925" calcext:value-type="float">
            <text:p>34.4050834179</text:p>
          </table:table-cell>
          <table:table-cell table:formula="of:=[.C249]/([.H249]-[.H248])" office:value-type="float" office:value="91916.4600107616" calcext:value-type="float">
            <text:p>91916.4600107616</text:p>
          </table:table-cell>
          <table:table-cell table:formula="of:=[.G249]-[.$B249]" office:value-type="float" office:value="9.81236696243286" calcext:value-type="float">
            <text:p>9.812366962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2584.63762" calcext:value-type="float">
            <text:p>1443142584.63762</text:p>
          </table:table-cell>
          <table:table-cell office:value-type="float" office:value="4480" calcext:value-type="float">
            <text:p>4480</text:p>
          </table:table-cell>
          <table:table-cell table:formula="of:=[.B250]-[.$B$2]" office:value-type="float" office:value="24.6374244689941" calcext:value-type="float">
            <text:p>24.637424469</text:p>
          </table:table-cell>
          <table:table-cell table:formula="of:=[.C250]/([.D250]-[.D249])" office:value-type="float" office:value="100205.749390728" calcext:value-type="float">
            <text:p>100205.749390728</text:p>
          </table:table-cell>
          <table:table-cell/>
          <table:table-cell office:value-type="float" office:value="1443142594.45406" calcext:value-type="float">
            <text:p>1443142594.45406</text:p>
          </table:table-cell>
          <table:table-cell table:formula="of:=[.G250]-[.$B$2]" office:value-type="float" office:value="34.453861951828" calcext:value-type="float">
            <text:p>34.4538619518</text:p>
          </table:table-cell>
          <table:table-cell table:formula="of:=[.C250]/([.H250]-[.H249])" office:value-type="float" office:value="91843.6787362165" calcext:value-type="float">
            <text:p>91843.6787362165</text:p>
          </table:table-cell>
          <table:table-cell table:formula="of:=[.G250]-[.$B250]" office:value-type="float" office:value="9.81643748283386" calcext:value-type="float">
            <text:p>9.816437482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2584.68238" calcext:value-type="float">
            <text:p>1443142584.68238</text:p>
          </table:table-cell>
          <table:table-cell office:value-type="float" office:value="4480" calcext:value-type="float">
            <text:p>4480</text:p>
          </table:table-cell>
          <table:table-cell table:formula="of:=[.B251]-[.$B$2]" office:value-type="float" office:value="24.6821901798248" calcext:value-type="float">
            <text:p>24.6821901798</text:p>
          </table:table-cell>
          <table:table-cell table:formula="of:=[.C251]/([.D251]-[.D250])" office:value-type="float" office:value="100076.596950378" calcext:value-type="float">
            <text:p>100076.596950378</text:p>
          </table:table-cell>
          <table:table-cell/>
          <table:table-cell office:value-type="float" office:value="1443142594.50289" calcext:value-type="float">
            <text:p>1443142594.50289</text:p>
          </table:table-cell>
          <table:table-cell table:formula="of:=[.G251]-[.$B$2]" office:value-type="float" office:value="34.5026988983154" calcext:value-type="float">
            <text:p>34.5026988983</text:p>
          </table:table-cell>
          <table:table-cell table:formula="of:=[.C251]/([.H251]-[.H250])" office:value-type="float" office:value="91733.8269941466" calcext:value-type="float">
            <text:p>91733.8269941466</text:p>
          </table:table-cell>
          <table:table-cell table:formula="of:=[.G251]-[.$B251]" office:value-type="float" office:value="9.8205087184906" calcext:value-type="float">
            <text:p>9.820508718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2584.7271" calcext:value-type="float">
            <text:p>1443142584.7271</text:p>
          </table:table-cell>
          <table:table-cell office:value-type="float" office:value="4480" calcext:value-type="float">
            <text:p>4480</text:p>
          </table:table-cell>
          <table:table-cell table:formula="of:=[.B252]-[.$B$2]" office:value-type="float" office:value="24.7269065380096" calcext:value-type="float">
            <text:p>24.726906538</text:p>
          </table:table-cell>
          <table:table-cell table:formula="of:=[.C252]/([.D252]-[.D251])" office:value-type="float" office:value="100187.049703019" calcext:value-type="float">
            <text:p>100187.049703019</text:p>
          </table:table-cell>
          <table:table-cell/>
          <table:table-cell office:value-type="float" office:value="1443142594.55159" calcext:value-type="float">
            <text:p>1443142594.55159</text:p>
          </table:table-cell>
          <table:table-cell table:formula="of:=[.G252]-[.$B$2]" office:value-type="float" office:value="34.5513918399811" calcext:value-type="float">
            <text:p>34.55139184</text:p>
          </table:table-cell>
          <table:table-cell table:formula="of:=[.C252]/([.H252]-[.H251])" office:value-type="float" office:value="92005.1212095988" calcext:value-type="float">
            <text:p>92005.1212095988</text:p>
          </table:table-cell>
          <table:table-cell table:formula="of:=[.G252]-[.$B252]" office:value-type="float" office:value="9.82448530197144" calcext:value-type="float">
            <text:p>9.82448530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2584.77181" calcext:value-type="float">
            <text:p>1443142584.77181</text:p>
          </table:table-cell>
          <table:table-cell office:value-type="float" office:value="4480" calcext:value-type="float">
            <text:p>4480</text:p>
          </table:table-cell>
          <table:table-cell table:formula="of:=[.B253]-[.$B$2]" office:value-type="float" office:value="24.7716183662415" calcext:value-type="float">
            <text:p>24.7716183662</text:p>
          </table:table-cell>
          <table:table-cell table:formula="of:=[.C253]/([.D253]-[.D252])" office:value-type="float" office:value="100197.200095982" calcext:value-type="float">
            <text:p>100197.200095982</text:p>
          </table:table-cell>
          <table:table-cell/>
          <table:table-cell office:value-type="float" office:value="1443142594.60033" calcext:value-type="float">
            <text:p>1443142594.60033</text:p>
          </table:table-cell>
          <table:table-cell table:formula="of:=[.G253]-[.$B$2]" office:value-type="float" office:value="34.6001346111298" calcext:value-type="float">
            <text:p>34.6001346111</text:p>
          </table:table-cell>
          <table:table-cell table:formula="of:=[.C253]/([.H253]-[.H252])" office:value-type="float" office:value="91911.0648496884" calcext:value-type="float">
            <text:p>91911.0648496884</text:p>
          </table:table-cell>
          <table:table-cell table:formula="of:=[.G253]-[.$B253]" office:value-type="float" office:value="9.82851624488831" calcext:value-type="float">
            <text:p>9.828516244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2584.81651" calcext:value-type="float">
            <text:p>1443142584.81651</text:p>
          </table:table-cell>
          <table:table-cell office:value-type="float" office:value="4480" calcext:value-type="float">
            <text:p>4480</text:p>
          </table:table-cell>
          <table:table-cell table:formula="of:=[.B254]-[.$B$2]" office:value-type="float" office:value="24.8163197040558" calcext:value-type="float">
            <text:p>24.8163197041</text:p>
          </table:table-cell>
          <table:table-cell table:formula="of:=[.C254]/([.D254]-[.D253])" office:value-type="float" office:value="100220.714167613" calcext:value-type="float">
            <text:p>100220.714167613</text:p>
          </table:table-cell>
          <table:table-cell/>
          <table:table-cell office:value-type="float" office:value="1443142594.64909" calcext:value-type="float">
            <text:p>1443142594.64909</text:p>
          </table:table-cell>
          <table:table-cell table:formula="of:=[.G254]-[.$B$2]" office:value-type="float" office:value="34.6488990783691" calcext:value-type="float">
            <text:p>34.6488990784</text:p>
          </table:table-cell>
          <table:table-cell table:formula="of:=[.C254]/([.H254]-[.H253])" office:value-type="float" office:value="91870.1721482597" calcext:value-type="float">
            <text:p>91870.1721482597</text:p>
          </table:table-cell>
          <table:table-cell table:formula="of:=[.G254]-[.$B254]" office:value-type="float" office:value="9.83257937431335" calcext:value-type="float">
            <text:p>9.832579374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2584.86123" calcext:value-type="float">
            <text:p>1443142584.86123</text:p>
          </table:table-cell>
          <table:table-cell office:value-type="float" office:value="4480" calcext:value-type="float">
            <text:p>4480</text:p>
          </table:table-cell>
          <table:table-cell table:formula="of:=[.B255]-[.$B$2]" office:value-type="float" office:value="24.8610353469849" calcext:value-type="float">
            <text:p>24.861035347</text:p>
          </table:table-cell>
          <table:table-cell table:formula="of:=[.C255]/([.D255]-[.D254])" office:value-type="float" office:value="100188.652259919" calcext:value-type="float">
            <text:p>100188.652259919</text:p>
          </table:table-cell>
          <table:table-cell/>
          <table:table-cell office:value-type="float" office:value="1443142594.69784" calcext:value-type="float">
            <text:p>1443142594.69784</text:p>
          </table:table-cell>
          <table:table-cell table:formula="of:=[.G255]-[.$B$2]" office:value-type="float" office:value="34.6976430416107" calcext:value-type="float">
            <text:p>34.6976430416</text:p>
          </table:table-cell>
          <table:table-cell table:formula="of:=[.C255]/([.H255]-[.H254])" office:value-type="float" office:value="91908.8170528303" calcext:value-type="float">
            <text:p>91908.8170528303</text:p>
          </table:table-cell>
          <table:table-cell table:formula="of:=[.G255]-[.$B255]" office:value-type="float" office:value="9.83660769462585" calcext:value-type="float">
            <text:p>9.836607694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2584.90598" calcext:value-type="float">
            <text:p>1443142584.90598</text:p>
          </table:table-cell>
          <table:table-cell office:value-type="float" office:value="4480" calcext:value-type="float">
            <text:p>4480</text:p>
          </table:table-cell>
          <table:table-cell table:formula="of:=[.B256]-[.$B$2]" office:value-type="float" office:value="24.9057862758636" calcext:value-type="float">
            <text:p>24.9057862759</text:p>
          </table:table-cell>
          <table:table-cell table:formula="of:=[.C256]/([.D256]-[.D255])" office:value-type="float" office:value="100109.653860703" calcext:value-type="float">
            <text:p>100109.653860703</text:p>
          </table:table-cell>
          <table:table-cell/>
          <table:table-cell office:value-type="float" office:value="1443142594.74672" calcext:value-type="float">
            <text:p>1443142594.74672</text:p>
          </table:table-cell>
          <table:table-cell table:formula="of:=[.G256]-[.$B$2]" office:value-type="float" office:value="34.7465286254883" calcext:value-type="float">
            <text:p>34.7465286255</text:p>
          </table:table-cell>
          <table:table-cell table:formula="of:=[.C256]/([.H256]-[.H255])" office:value-type="float" office:value="91642.5589028536" calcext:value-type="float">
            <text:p>91642.5589028536</text:p>
          </table:table-cell>
          <table:table-cell table:formula="of:=[.G256]-[.$B256]" office:value-type="float" office:value="9.84074234962463" calcext:value-type="float">
            <text:p>9.840742349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2584.9507" calcext:value-type="float">
            <text:p>1443142584.9507</text:p>
          </table:table-cell>
          <table:table-cell office:value-type="float" office:value="4480" calcext:value-type="float">
            <text:p>4480</text:p>
          </table:table-cell>
          <table:table-cell table:formula="of:=[.B257]-[.$B$2]" office:value-type="float" office:value="24.9505026340485" calcext:value-type="float">
            <text:p>24.950502634</text:p>
          </table:table-cell>
          <table:table-cell table:formula="of:=[.C257]/([.D257]-[.D256])" office:value-type="float" office:value="100187.049703019" calcext:value-type="float">
            <text:p>100187.049703019</text:p>
          </table:table-cell>
          <table:table-cell/>
          <table:table-cell office:value-type="float" office:value="1443142594.79537" calcext:value-type="float">
            <text:p>1443142594.79537</text:p>
          </table:table-cell>
          <table:table-cell table:formula="of:=[.G257]-[.$B$2]" office:value-type="float" office:value="34.7951769828796" calcext:value-type="float">
            <text:p>34.7951769829</text:p>
          </table:table-cell>
          <table:table-cell table:formula="of:=[.C257]/([.H257]-[.H256])" office:value-type="float" office:value="92089.4402242632" calcext:value-type="float">
            <text:p>92089.4402242632</text:p>
          </table:table-cell>
          <table:table-cell table:formula="of:=[.G257]-[.$B257]" office:value-type="float" office:value="9.84467434883118" calcext:value-type="float">
            <text:p>9.844674348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2584.99543" calcext:value-type="float">
            <text:p>1443142584.99543</text:p>
          </table:table-cell>
          <table:table-cell office:value-type="float" office:value="4480" calcext:value-type="float">
            <text:p>4480</text:p>
          </table:table-cell>
          <table:table-cell table:formula="of:=[.B258]-[.$B$2]" office:value-type="float" office:value="24.9952359199524" calcext:value-type="float">
            <text:p>24.99523592</text:p>
          </table:table-cell>
          <table:table-cell table:formula="of:=[.C258]/([.D258]-[.D257])" office:value-type="float" office:value="100149.137481679" calcext:value-type="float">
            <text:p>100149.137481679</text:p>
          </table:table-cell>
          <table:table-cell/>
          <table:table-cell office:value-type="float" office:value="1443142594.84418" calcext:value-type="float">
            <text:p>1443142594.84418</text:p>
          </table:table-cell>
          <table:table-cell table:formula="of:=[.G258]-[.$B$2]" office:value-type="float" office:value="34.8439815044403" calcext:value-type="float">
            <text:p>34.8439815044</text:p>
          </table:table-cell>
          <table:table-cell table:formula="of:=[.C258]/([.H258]-[.H257])" office:value-type="float" office:value="91794.7734500564" calcext:value-type="float">
            <text:p>91794.7734500564</text:p>
          </table:table-cell>
          <table:table-cell table:formula="of:=[.G258]-[.$B258]" office:value-type="float" office:value="9.84874558448792" calcext:value-type="float">
            <text:p>9.848745584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2585.03842" calcext:value-type="float">
            <text:p>1443142585.03842</text:p>
          </table:table-cell>
          <table:table-cell office:value-type="float" office:value="4480" calcext:value-type="float">
            <text:p>4480</text:p>
          </table:table-cell>
          <table:table-cell table:formula="of:=[.B259]-[.$B$2]" office:value-type="float" office:value="25.0382227897644" calcext:value-type="float">
            <text:p>25.0382227898</text:p>
          </table:table-cell>
          <table:table-cell table:formula="of:=[.C259]/([.D259]-[.D258])" office:value-type="float" office:value="104217.869772601" calcext:value-type="float">
            <text:p>104217.869772601</text:p>
          </table:table-cell>
          <table:table-cell/>
          <table:table-cell office:value-type="float" office:value="1443142594.89291" calcext:value-type="float">
            <text:p>1443142594.89291</text:p>
          </table:table-cell>
          <table:table-cell table:formula="of:=[.G259]-[.$B$2]" office:value-type="float" office:value="34.892715215683" calcext:value-type="float">
            <text:p>34.8927152157</text:p>
          </table:table-cell>
          <table:table-cell table:formula="of:=[.C259]/([.H259]-[.H258])" office:value-type="float" office:value="91928.1516995754" calcext:value-type="float">
            <text:p>91928.1516995754</text:p>
          </table:table-cell>
          <table:table-cell table:formula="of:=[.G259]-[.$B259]" office:value-type="float" office:value="9.85449242591858" calcext:value-type="float">
            <text:p>9.854492425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2585.08122" calcext:value-type="float">
            <text:p>1443142585.08122</text:p>
          </table:table-cell>
          <table:table-cell office:value-type="float" office:value="4480" calcext:value-type="float">
            <text:p>4480</text:p>
          </table:table-cell>
          <table:table-cell table:formula="of:=[.B260]-[.$B$2]" office:value-type="float" office:value="25.0810253620148" calcext:value-type="float">
            <text:p>25.081025362</text:p>
          </table:table-cell>
          <table:table-cell table:formula="of:=[.C260]/([.D260]-[.D259])" office:value-type="float" office:value="104666.606805662" calcext:value-type="float">
            <text:p>104666.606805662</text:p>
          </table:table-cell>
          <table:table-cell/>
          <table:table-cell office:value-type="float" office:value="1443142594.94163" calcext:value-type="float">
            <text:p>1443142594.94163</text:p>
          </table:table-cell>
          <table:table-cell table:formula="of:=[.G260]-[.$B$2]" office:value-type="float" office:value="34.9414319992065" calcext:value-type="float">
            <text:p>34.9414319992</text:p>
          </table:table-cell>
          <table:table-cell table:formula="of:=[.C260]/([.H260]-[.H259])" office:value-type="float" office:value="91960.0941600231" calcext:value-type="float">
            <text:p>91960.0941600231</text:p>
          </table:table-cell>
          <table:table-cell table:formula="of:=[.G260]-[.$B260]" office:value-type="float" office:value="9.86040663719177" calcext:value-type="float">
            <text:p>9.860406637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2585.12406" calcext:value-type="float">
            <text:p>1443142585.12406</text:p>
          </table:table-cell>
          <table:table-cell office:value-type="float" office:value="4480" calcext:value-type="float">
            <text:p>4480</text:p>
          </table:table-cell>
          <table:table-cell table:formula="of:=[.B261]-[.$B$2]" office:value-type="float" office:value="25.1238608360291" calcext:value-type="float">
            <text:p>25.123860836</text:p>
          </table:table-cell>
          <table:table-cell table:formula="of:=[.C261]/([.D261]-[.D260])" office:value-type="float" office:value="104586.212784905" calcext:value-type="float">
            <text:p>104586.212784905</text:p>
          </table:table-cell>
          <table:table-cell/>
          <table:table-cell office:value-type="float" office:value="1443142594.99052" calcext:value-type="float">
            <text:p>1443142594.99052</text:p>
          </table:table-cell>
          <table:table-cell table:formula="of:=[.G261]-[.$B$2]" office:value-type="float" office:value="34.9903295040131" calcext:value-type="float">
            <text:p>34.990329504</text:p>
          </table:table-cell>
          <table:table-cell table:formula="of:=[.C261]/([.H261]-[.H260])" office:value-type="float" office:value="91620.2169768542" calcext:value-type="float">
            <text:p>91620.2169768542</text:p>
          </table:table-cell>
          <table:table-cell table:formula="of:=[.G261]-[.$B261]" office:value-type="float" office:value="9.86646866798401" calcext:value-type="float">
            <text:p>9.86646866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2585.16685" calcext:value-type="float">
            <text:p>1443142585.16685</text:p>
          </table:table-cell>
          <table:table-cell office:value-type="float" office:value="4480" calcext:value-type="float">
            <text:p>4480</text:p>
          </table:table-cell>
          <table:table-cell table:formula="of:=[.B262]-[.$B$2]" office:value-type="float" office:value="25.1666579246521" calcext:value-type="float">
            <text:p>25.1666579247</text:p>
          </table:table-cell>
          <table:table-cell table:formula="of:=[.C262]/([.D262]-[.D261])" office:value-type="float" office:value="104680.017826901" calcext:value-type="float">
            <text:p>104680.017826901</text:p>
          </table:table-cell>
          <table:table-cell/>
          <table:table-cell office:value-type="float" office:value="1443142595.03921" calcext:value-type="float">
            <text:p>1443142595.03921</text:p>
          </table:table-cell>
          <table:table-cell table:formula="of:=[.G262]-[.$B$2]" office:value-type="float" office:value="35.0390188694" calcext:value-type="float">
            <text:p>35.0390188694</text:p>
          </table:table-cell>
          <table:table-cell table:formula="of:=[.C262]/([.H262]-[.H261])" office:value-type="float" office:value="92011.8790704052" calcext:value-type="float">
            <text:p>92011.8790704052</text:p>
          </table:table-cell>
          <table:table-cell table:formula="of:=[.G262]-[.$B262]" office:value-type="float" office:value="9.87236094474793" calcext:value-type="float">
            <text:p>9.872360944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2585.2097" calcext:value-type="float">
            <text:p>1443142585.2097</text:p>
          </table:table-cell>
          <table:table-cell office:value-type="float" office:value="4480" calcext:value-type="float">
            <text:p>4480</text:p>
          </table:table-cell>
          <table:table-cell table:formula="of:=[.B263]-[.$B$2]" office:value-type="float" office:value="25.2095079421997" calcext:value-type="float">
            <text:p>25.2095079422</text:p>
          </table:table-cell>
          <table:table-cell table:formula="of:=[.C263]/([.D263]-[.D262])" office:value-type="float" office:value="104550.715644926" calcext:value-type="float">
            <text:p>104550.715644926</text:p>
          </table:table-cell>
          <table:table-cell/>
          <table:table-cell office:value-type="float" office:value="1443142595.05284" calcext:value-type="float">
            <text:p>1443142595.05284</text:p>
          </table:table-cell>
          <table:table-cell table:formula="of:=[.G263]-[.$B$2]" office:value-type="float" office:value="35.0526466369629" calcext:value-type="float">
            <text:p>35.052646637</text:p>
          </table:table-cell>
          <table:table-cell table:formula="of:=[.C263]/([.H263]-[.H262])" office:value-type="float" office:value="328740.56439056" calcext:value-type="float">
            <text:p>328740.56439056</text:p>
          </table:table-cell>
          <table:table-cell table:formula="of:=[.G263]-[.$B263]" office:value-type="float" office:value="9.84313869476318" calcext:value-type="float">
            <text:p>9.843138694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2585.2525" calcext:value-type="float">
            <text:p>1443142585.2525</text:p>
          </table:table-cell>
          <table:table-cell office:value-type="float" office:value="4480" calcext:value-type="float">
            <text:p>4480</text:p>
          </table:table-cell>
          <table:table-cell table:formula="of:=[.B264]-[.$B$2]" office:value-type="float" office:value="25.25230717659" calcext:value-type="float">
            <text:p>25.2523071766</text:p>
          </table:table-cell>
          <table:table-cell table:formula="of:=[.C264]/([.D264]-[.D263])" office:value-type="float" office:value="104674.769626712" calcext:value-type="float">
            <text:p>104674.769626712</text:p>
          </table:table-cell>
          <table:table-cell/>
          <table:table-cell office:value-type="float" office:value="1443142595.06649" calcext:value-type="float">
            <text:p>1443142595.06649</text:p>
          </table:table-cell>
          <table:table-cell table:formula="of:=[.G264]-[.$B$2]" office:value-type="float" office:value="35.066296339035" calcext:value-type="float">
            <text:p>35.066296339</text:p>
          </table:table-cell>
          <table:table-cell table:formula="of:=[.C264]/([.H264]-[.H263])" office:value-type="float" office:value="328212.291837697" calcext:value-type="float">
            <text:p>328212.291837697</text:p>
          </table:table-cell>
          <table:table-cell table:formula="of:=[.G264]-[.$B264]" office:value-type="float" office:value="9.81398916244507" calcext:value-type="float">
            <text:p>9.813989162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2585.2953" calcext:value-type="float">
            <text:p>1443142585.2953</text:p>
          </table:table-cell>
          <table:table-cell office:value-type="float" office:value="4480" calcext:value-type="float">
            <text:p>4480</text:p>
          </table:table-cell>
          <table:table-cell table:formula="of:=[.B265]-[.$B$2]" office:value-type="float" office:value="25.2951064109802" calcext:value-type="float">
            <text:p>25.295106411</text:p>
          </table:table-cell>
          <table:table-cell table:formula="of:=[.C265]/([.D265]-[.D264])" office:value-type="float" office:value="104674.769626712" calcext:value-type="float">
            <text:p>104674.769626712</text:p>
          </table:table-cell>
          <table:table-cell/>
          <table:table-cell office:value-type="float" office:value="1443142595.09078" calcext:value-type="float">
            <text:p>1443142595.09078</text:p>
          </table:table-cell>
          <table:table-cell table:formula="of:=[.G265]-[.$B$2]" office:value-type="float" office:value="35.0905871391296" calcext:value-type="float">
            <text:p>35.0905871391</text:p>
          </table:table-cell>
          <table:table-cell table:formula="of:=[.C265]/([.H265]-[.H264])" office:value-type="float" office:value="184431.965293523" calcext:value-type="float">
            <text:p>184431.965293523</text:p>
          </table:table-cell>
          <table:table-cell table:formula="of:=[.G265]-[.$B265]" office:value-type="float" office:value="9.79548072814941" calcext:value-type="float">
            <text:p>9.795480728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2585.33808" calcext:value-type="float">
            <text:p>1443142585.33808</text:p>
          </table:table-cell>
          <table:table-cell office:value-type="float" office:value="4480" calcext:value-type="float">
            <text:p>4480</text:p>
          </table:table-cell>
          <table:table-cell table:formula="of:=[.B266]-[.$B$2]" office:value-type="float" office:value="25.3378894329071" calcext:value-type="float">
            <text:p>25.3378894329</text:p>
          </table:table-cell>
          <table:table-cell table:formula="of:=[.C266]/([.D266]-[.D265])" office:value-type="float" office:value="104714.435732397" calcext:value-type="float">
            <text:p>104714.435732397</text:p>
          </table:table-cell>
          <table:table-cell/>
          <table:table-cell office:value-type="float" office:value="1443142595.13068" calcext:value-type="float">
            <text:p>1443142595.13068</text:p>
          </table:table-cell>
          <table:table-cell table:formula="of:=[.G266]-[.$B$2]" office:value-type="float" office:value="35.1304891109467" calcext:value-type="float">
            <text:p>35.1304891109</text:p>
          </table:table-cell>
          <table:table-cell table:formula="of:=[.C266]/([.H266]-[.H265])" office:value-type="float" office:value="112275.153231637" calcext:value-type="float">
            <text:p>112275.153231637</text:p>
          </table:table-cell>
          <table:table-cell table:formula="of:=[.G266]-[.$B266]" office:value-type="float" office:value="9.79259967803955" calcext:value-type="float">
            <text:p>9.79259967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2585.38088" calcext:value-type="float">
            <text:p>1443142585.38088</text:p>
          </table:table-cell>
          <table:table-cell office:value-type="float" office:value="4480" calcext:value-type="float">
            <text:p>4480</text:p>
          </table:table-cell>
          <table:table-cell table:formula="of:=[.B267]-[.$B$2]" office:value-type="float" office:value="25.3806881904602" calcext:value-type="float">
            <text:p>25.3806881905</text:p>
          </table:table-cell>
          <table:table-cell table:formula="of:=[.C267]/([.D267]-[.D266])" office:value-type="float" office:value="104675.935847942" calcext:value-type="float">
            <text:p>104675.935847942</text:p>
          </table:table-cell>
          <table:table-cell/>
          <table:table-cell office:value-type="float" office:value="1443142595.17055" calcext:value-type="float">
            <text:p>1443142595.17055</text:p>
          </table:table-cell>
          <table:table-cell table:formula="of:=[.G267]-[.$B$2]" office:value-type="float" office:value="35.1703550815582" calcext:value-type="float">
            <text:p>35.1703550816</text:p>
          </table:table-cell>
          <table:table-cell table:formula="of:=[.C267]/([.H267]-[.H266])" office:value-type="float" office:value="112376.543986604" calcext:value-type="float">
            <text:p>112376.543986604</text:p>
          </table:table-cell>
          <table:table-cell table:formula="of:=[.G267]-[.$B267]" office:value-type="float" office:value="9.78966689109802" calcext:value-type="float">
            <text:p>9.789666891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2585.42368" calcext:value-type="float">
            <text:p>1443142585.42368</text:p>
          </table:table-cell>
          <table:table-cell office:value-type="float" office:value="4480" calcext:value-type="float">
            <text:p>4480</text:p>
          </table:table-cell>
          <table:table-cell table:formula="of:=[.B268]-[.$B$2]" office:value-type="float" office:value="25.4234828948975" calcext:value-type="float">
            <text:p>25.4234828949</text:p>
          </table:table-cell>
          <table:table-cell table:formula="of:=[.C268]/([.D268]-[.D267])" office:value-type="float" office:value="104685.849777708" calcext:value-type="float">
            <text:p>104685.849777708</text:p>
          </table:table-cell>
          <table:table-cell/>
          <table:table-cell office:value-type="float" office:value="1443142595.21047" calcext:value-type="float">
            <text:p>1443142595.21047</text:p>
          </table:table-cell>
          <table:table-cell table:formula="of:=[.G268]-[.$B$2]" office:value-type="float" office:value="35.2102773189545" calcext:value-type="float">
            <text:p>35.210277319</text:p>
          </table:table-cell>
          <table:table-cell table:formula="of:=[.C268]/([.H268]-[.H267])" office:value-type="float" office:value="112218.159406615" calcext:value-type="float">
            <text:p>112218.159406615</text:p>
          </table:table-cell>
          <table:table-cell table:formula="of:=[.G268]-[.$B268]" office:value-type="float" office:value="9.78679442405701" calcext:value-type="float">
            <text:p>9.786794424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2585.46647" calcext:value-type="float">
            <text:p>1443142585.46647</text:p>
          </table:table-cell>
          <table:table-cell office:value-type="float" office:value="4480" calcext:value-type="float">
            <text:p>4480</text:p>
          </table:table-cell>
          <table:table-cell table:formula="of:=[.B269]-[.$B$2]" office:value-type="float" office:value="25.4662780761719" calcext:value-type="float">
            <text:p>25.4662780762</text:p>
          </table:table-cell>
          <table:table-cell table:formula="of:=[.C269]/([.D269]-[.D268])" office:value-type="float" office:value="104684.683335562" calcext:value-type="float">
            <text:p>104684.683335562</text:p>
          </table:table-cell>
          <table:table-cell/>
          <table:table-cell office:value-type="float" office:value="1443142595.25042" calcext:value-type="float">
            <text:p>1443142595.25042</text:p>
          </table:table-cell>
          <table:table-cell table:formula="of:=[.G269]-[.$B$2]" office:value-type="float" office:value="35.2502269744873" calcext:value-type="float">
            <text:p>35.2502269745</text:p>
          </table:table-cell>
          <table:table-cell table:formula="of:=[.C269]/([.H269]-[.H268])" office:value-type="float" office:value="112141.142151217" calcext:value-type="float">
            <text:p>112141.142151217</text:p>
          </table:table-cell>
          <table:table-cell table:formula="of:=[.G269]-[.$B269]" office:value-type="float" office:value="9.78394889831543" calcext:value-type="float">
            <text:p>9.783948898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2585.50926" calcext:value-type="float">
            <text:p>1443142585.50926</text:p>
          </table:table-cell>
          <table:table-cell office:value-type="float" office:value="4480" calcext:value-type="float">
            <text:p>4480</text:p>
          </table:table-cell>
          <table:table-cell table:formula="of:=[.B270]-[.$B$2]" office:value-type="float" office:value="25.5090653896332" calcext:value-type="float">
            <text:p>25.5090653896</text:p>
          </table:table-cell>
          <table:table-cell table:formula="of:=[.C270]/([.D270]-[.D269])" office:value-type="float" office:value="104703.93295554" calcext:value-type="float">
            <text:p>104703.93295554</text:p>
          </table:table-cell>
          <table:table-cell/>
          <table:table-cell office:value-type="float" office:value="1443142595.29027" calcext:value-type="float">
            <text:p>1443142595.29027</text:p>
          </table:table-cell>
          <table:table-cell table:formula="of:=[.G270]-[.$B$2]" office:value-type="float" office:value="35.2900774478912" calcext:value-type="float">
            <text:p>35.2900774479</text:p>
          </table:table-cell>
          <table:table-cell table:formula="of:=[.C270]/([.H270]-[.H269])" office:value-type="float" office:value="112420.245415657" calcext:value-type="float">
            <text:p>112420.245415657</text:p>
          </table:table-cell>
          <table:table-cell table:formula="of:=[.G270]-[.$B270]" office:value-type="float" office:value="9.78101205825806" calcext:value-type="float">
            <text:p>9.781012058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2585.55206" calcext:value-type="float">
            <text:p>1443142585.55206</text:p>
          </table:table-cell>
          <table:table-cell office:value-type="float" office:value="4480" calcext:value-type="float">
            <text:p>4480</text:p>
          </table:table-cell>
          <table:table-cell table:formula="of:=[.B271]-[.$B$2]" office:value-type="float" office:value="25.5518655776978" calcext:value-type="float">
            <text:p>25.5518655777</text:p>
          </table:table-cell>
          <table:table-cell table:formula="of:=[.C271]/([.D271]-[.D270])" office:value-type="float" office:value="104672.437262209" calcext:value-type="float">
            <text:p>104672.437262209</text:p>
          </table:table-cell>
          <table:table-cell/>
          <table:table-cell office:value-type="float" office:value="1443142595.33014" calcext:value-type="float">
            <text:p>1443142595.33014</text:p>
          </table:table-cell>
          <table:table-cell table:formula="of:=[.G271]-[.$B$2]" office:value-type="float" office:value="35.329948425293" calcext:value-type="float">
            <text:p>35.3299484253</text:p>
          </table:table-cell>
          <table:table-cell table:formula="of:=[.C271]/([.H271]-[.H270])" office:value-type="float" office:value="112362.43232415" calcext:value-type="float">
            <text:p>112362.43232415</text:p>
          </table:table-cell>
          <table:table-cell table:formula="of:=[.G271]-[.$B271]" office:value-type="float" office:value="9.77808284759522" calcext:value-type="float">
            <text:p>9.778082847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2585.59487" calcext:value-type="float">
            <text:p>1443142585.59487</text:p>
          </table:table-cell>
          <table:table-cell office:value-type="float" office:value="4480" calcext:value-type="float">
            <text:p>4480</text:p>
          </table:table-cell>
          <table:table-cell table:formula="of:=[.B272]-[.$B$2]" office:value-type="float" office:value="25.5946717262268" calcext:value-type="float">
            <text:p>25.5946717262</text:p>
          </table:table-cell>
          <table:table-cell table:formula="of:=[.C272]/([.D272]-[.D271])" office:value-type="float" office:value="104657.862338617" calcext:value-type="float">
            <text:p>104657.862338617</text:p>
          </table:table-cell>
          <table:table-cell/>
          <table:table-cell office:value-type="float" office:value="1443142595.37001" calcext:value-type="float">
            <text:p>1443142595.37001</text:p>
          </table:table-cell>
          <table:table-cell table:formula="of:=[.G272]-[.$B$2]" office:value-type="float" office:value="35.3698160648346" calcext:value-type="float">
            <text:p>35.3698160648</text:p>
          </table:table-cell>
          <table:table-cell table:formula="of:=[.C272]/([.H272]-[.H271])" office:value-type="float" office:value="112371.839705293" calcext:value-type="float">
            <text:p>112371.839705293</text:p>
          </table:table-cell>
          <table:table-cell table:formula="of:=[.G272]-[.$B272]" office:value-type="float" office:value="9.77514433860779" calcext:value-type="float">
            <text:p>9.775144338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2585.63789" calcext:value-type="float">
            <text:p>1443142585.63789</text:p>
          </table:table-cell>
          <table:table-cell office:value-type="float" office:value="4480" calcext:value-type="float">
            <text:p>4480</text:p>
          </table:table-cell>
          <table:table-cell table:formula="of:=[.B273]-[.$B$2]" office:value-type="float" office:value="25.6376917362213" calcext:value-type="float">
            <text:p>25.6376917362</text:p>
          </table:table-cell>
          <table:table-cell table:formula="of:=[.C273]/([.D273]-[.D272])" office:value-type="float" office:value="104137.586220274" calcext:value-type="float">
            <text:p>104137.586220274</text:p>
          </table:table-cell>
          <table:table-cell/>
          <table:table-cell office:value-type="float" office:value="1443142595.4099" calcext:value-type="float">
            <text:p>1443142595.4099</text:p>
          </table:table-cell>
          <table:table-cell table:formula="of:=[.G273]-[.$B$2]" office:value-type="float" office:value="35.4097054004669" calcext:value-type="float">
            <text:p>35.4097054005</text:p>
          </table:table-cell>
          <table:table-cell table:formula="of:=[.C273]/([.H273]-[.H272])" office:value-type="float" office:value="112310.71986994" calcext:value-type="float">
            <text:p>112310.71986994</text:p>
          </table:table-cell>
          <table:table-cell table:formula="of:=[.G273]-[.$B273]" office:value-type="float" office:value="9.77201366424561" calcext:value-type="float">
            <text:p>9.772013664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2585.68069" calcext:value-type="float">
            <text:p>1443142585.68069</text:p>
          </table:table-cell>
          <table:table-cell office:value-type="float" office:value="4480" calcext:value-type="float">
            <text:p>4480</text:p>
          </table:table-cell>
          <table:table-cell table:formula="of:=[.B274]-[.$B$2]" office:value-type="float" office:value="25.6804902553558" calcext:value-type="float">
            <text:p>25.6804902554</text:p>
          </table:table-cell>
          <table:table-cell table:formula="of:=[.C274]/([.D274]-[.D273])" office:value-type="float" office:value="104676.518968303" calcext:value-type="float">
            <text:p>104676.518968303</text:p>
          </table:table-cell>
          <table:table-cell/>
          <table:table-cell office:value-type="float" office:value="1443142595.44981" calcext:value-type="float">
            <text:p>1443142595.44981</text:p>
          </table:table-cell>
          <table:table-cell table:formula="of:=[.G274]-[.$B$2]" office:value-type="float" office:value="35.44961977005" calcext:value-type="float">
            <text:p>35.4496197701</text:p>
          </table:table-cell>
          <table:table-cell table:formula="of:=[.C274]/([.H274]-[.H273])" office:value-type="float" office:value="112240.279548183" calcext:value-type="float">
            <text:p>112240.279548183</text:p>
          </table:table-cell>
          <table:table-cell table:formula="of:=[.G274]-[.$B274]" office:value-type="float" office:value="9.76912951469421" calcext:value-type="float">
            <text:p>9.769129514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2585.72348" calcext:value-type="float">
            <text:p>1443142585.72348</text:p>
          </table:table-cell>
          <table:table-cell office:value-type="float" office:value="4480" calcext:value-type="float">
            <text:p>4480</text:p>
          </table:table-cell>
          <table:table-cell table:formula="of:=[.B275]-[.$B$2]" office:value-type="float" office:value="25.7232885360718" calcext:value-type="float">
            <text:p>25.7232885361</text:p>
          </table:table-cell>
          <table:table-cell table:formula="of:=[.C275]/([.D275]-[.D274])" office:value-type="float" office:value="104677.10209516" calcext:value-type="float">
            <text:p>104677.10209516</text:p>
          </table:table-cell>
          <table:table-cell/>
          <table:table-cell office:value-type="float" office:value="1443142595.4897" calcext:value-type="float">
            <text:p>1443142595.4897</text:p>
          </table:table-cell>
          <table:table-cell table:formula="of:=[.G275]-[.$B$2]" office:value-type="float" office:value="35.489509344101" calcext:value-type="float">
            <text:p>35.4895093441</text:p>
          </table:table-cell>
          <table:table-cell table:formula="of:=[.C275]/([.H275]-[.H274])" office:value-type="float" office:value="112310.048592724" calcext:value-type="float">
            <text:p>112310.048592724</text:p>
          </table:table-cell>
          <table:table-cell table:formula="of:=[.G275]-[.$B275]" office:value-type="float" office:value="9.76622080802918" calcext:value-type="float">
            <text:p>9.76622080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2585.7663" calcext:value-type="float">
            <text:p>1443142585.7663</text:p>
          </table:table-cell>
          <table:table-cell office:value-type="float" office:value="4480" calcext:value-type="float">
            <text:p>4480</text:p>
          </table:table-cell>
          <table:table-cell table:formula="of:=[.B276]-[.$B$2]" office:value-type="float" office:value="25.7661004066467" calcext:value-type="float">
            <text:p>25.7661004066</text:p>
          </table:table-cell>
          <table:table-cell table:formula="of:=[.C276]/([.D276]-[.D275])" office:value-type="float" office:value="104643.874230088" calcext:value-type="float">
            <text:p>104643.874230088</text:p>
          </table:table-cell>
          <table:table-cell/>
          <table:table-cell office:value-type="float" office:value="1443142595.52962" calcext:value-type="float">
            <text:p>1443142595.52962</text:p>
          </table:table-cell>
          <table:table-cell table:formula="of:=[.G276]-[.$B$2]" office:value-type="float" office:value="35.5294260978699" calcext:value-type="float">
            <text:p>35.5294260979</text:p>
          </table:table-cell>
          <table:table-cell table:formula="of:=[.C276]/([.H276]-[.H275])" office:value-type="float" office:value="112233.575554135" calcext:value-type="float">
            <text:p>112233.575554135</text:p>
          </table:table-cell>
          <table:table-cell table:formula="of:=[.G276]-[.$B276]" office:value-type="float" office:value="9.76332569122314" calcext:value-type="float">
            <text:p>9.763325691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2585.80909" calcext:value-type="float">
            <text:p>1443142585.80909</text:p>
          </table:table-cell>
          <table:table-cell office:value-type="float" office:value="4480" calcext:value-type="float">
            <text:p>4480</text:p>
          </table:table-cell>
          <table:table-cell table:formula="of:=[.B277]-[.$B$2]" office:value-type="float" office:value="25.8088991641998" calcext:value-type="float">
            <text:p>25.8088991642</text:p>
          </table:table-cell>
          <table:table-cell table:formula="of:=[.C277]/([.D277]-[.D276])" office:value-type="float" office:value="104675.935847942" calcext:value-type="float">
            <text:p>104675.935847942</text:p>
          </table:table-cell>
          <table:table-cell/>
          <table:table-cell office:value-type="float" office:value="1443142595.5695" calcext:value-type="float">
            <text:p>1443142595.5695</text:p>
          </table:table-cell>
          <table:table-cell table:formula="of:=[.G277]-[.$B$2]" office:value-type="float" office:value="35.5693054199219" calcext:value-type="float">
            <text:p>35.5693054199</text:p>
          </table:table-cell>
          <table:table-cell table:formula="of:=[.C277]/([.H277]-[.H276])" office:value-type="float" office:value="112338.920760944" calcext:value-type="float">
            <text:p>112338.920760944</text:p>
          </table:table-cell>
          <table:table-cell table:formula="of:=[.G277]-[.$B277]" office:value-type="float" office:value="9.76040625572205" calcext:value-type="float">
            <text:p>9.760406255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2585.85189" calcext:value-type="float">
            <text:p>1443142585.85189</text:p>
          </table:table-cell>
          <table:table-cell office:value-type="float" office:value="4480" calcext:value-type="float">
            <text:p>4480</text:p>
          </table:table-cell>
          <table:table-cell table:formula="of:=[.B278]-[.$B$2]" office:value-type="float" office:value="25.8516986370087" calcext:value-type="float">
            <text:p>25.851698637</text:p>
          </table:table-cell>
          <table:table-cell table:formula="of:=[.C278]/([.D278]-[.D277])" office:value-type="float" office:value="104674.186525842" calcext:value-type="float">
            <text:p>104674.186525842</text:p>
          </table:table-cell>
          <table:table-cell/>
          <table:table-cell office:value-type="float" office:value="1443142595.60939" calcext:value-type="float">
            <text:p>1443142595.60939</text:p>
          </table:table-cell>
          <table:table-cell table:formula="of:=[.G278]-[.$B$2]" office:value-type="float" office:value="35.6091990470886" calcext:value-type="float">
            <text:p>35.6091990471</text:p>
          </table:table-cell>
          <table:table-cell table:formula="of:=[.C278]/([.H278]-[.H277])" office:value-type="float" office:value="112298.638107646" calcext:value-type="float">
            <text:p>112298.638107646</text:p>
          </table:table-cell>
          <table:table-cell table:formula="of:=[.G278]-[.$B278]" office:value-type="float" office:value="9.75750041007996" calcext:value-type="float">
            <text:p>9.757500410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2585.8947" calcext:value-type="float">
            <text:p>1443142585.8947</text:p>
          </table:table-cell>
          <table:table-cell office:value-type="float" office:value="4480" calcext:value-type="float">
            <text:p>4480</text:p>
          </table:table-cell>
          <table:table-cell table:formula="of:=[.B279]-[.$B$2]" office:value-type="float" office:value="25.8945064544678" calcext:value-type="float">
            <text:p>25.8945064545</text:p>
          </table:table-cell>
          <table:table-cell table:formula="of:=[.C279]/([.D279]-[.D278])" office:value-type="float" office:value="104653.782087341" calcext:value-type="float">
            <text:p>104653.782087341</text:p>
          </table:table-cell>
          <table:table-cell/>
          <table:table-cell office:value-type="float" office:value="1443142595.64929" calcext:value-type="float">
            <text:p>1443142595.64929</text:p>
          </table:table-cell>
          <table:table-cell table:formula="of:=[.G279]-[.$B$2]" office:value-type="float" office:value="35.6490902900696" calcext:value-type="float">
            <text:p>35.6490902901</text:p>
          </table:table-cell>
          <table:table-cell table:formula="of:=[.C279]/([.H279]-[.H278])" office:value-type="float" office:value="112305.34987688" calcext:value-type="float">
            <text:p>112305.34987688</text:p>
          </table:table-cell>
          <table:table-cell table:formula="of:=[.G279]-[.$B279]" office:value-type="float" office:value="9.75458383560181" calcext:value-type="float">
            <text:p>9.754583835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2585.93751" calcext:value-type="float">
            <text:p>1443142585.93751</text:p>
          </table:table-cell>
          <table:table-cell office:value-type="float" office:value="4480" calcext:value-type="float">
            <text:p>4480</text:p>
          </table:table-cell>
          <table:table-cell table:formula="of:=[.B280]-[.$B$2]" office:value-type="float" office:value="25.9373104572296" calcext:value-type="float">
            <text:p>25.9373104572</text:p>
          </table:table-cell>
          <table:table-cell table:formula="of:=[.C280]/([.D280]-[.D279])" office:value-type="float" office:value="104663.1088435" calcext:value-type="float">
            <text:p>104663.1088435</text:p>
          </table:table-cell>
          <table:table-cell/>
          <table:table-cell office:value-type="float" office:value="1443142595.68921" calcext:value-type="float">
            <text:p>1443142595.68921</text:p>
          </table:table-cell>
          <table:table-cell table:formula="of:=[.G280]-[.$B$2]" office:value-type="float" office:value="35.6890127658844" calcext:value-type="float">
            <text:p>35.6890127659</text:p>
          </table:table-cell>
          <table:table-cell table:formula="of:=[.C280]/([.H280]-[.H279])" office:value-type="float" office:value="112217.4892354" calcext:value-type="float">
            <text:p>112217.4892354</text:p>
          </table:table-cell>
          <table:table-cell table:formula="of:=[.G280]-[.$B280]" office:value-type="float" office:value="9.75170230865479" calcext:value-type="float">
            <text:p>9.751702308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2585.98031" calcext:value-type="float">
            <text:p>1443142585.98031</text:p>
          </table:table-cell>
          <table:table-cell office:value-type="float" office:value="4480" calcext:value-type="float">
            <text:p>4480</text:p>
          </table:table-cell>
          <table:table-cell table:formula="of:=[.B281]-[.$B$2]" office:value-type="float" office:value="25.9801106452942" calcext:value-type="float">
            <text:p>25.9801106453</text:p>
          </table:table-cell>
          <table:table-cell table:formula="of:=[.C281]/([.D281]-[.D280])" office:value-type="float" office:value="104672.437262209" calcext:value-type="float">
            <text:p>104672.437262209</text:p>
          </table:table-cell>
          <table:table-cell/>
          <table:table-cell office:value-type="float" office:value="1443142595.72907" calcext:value-type="float">
            <text:p>1443142595.72907</text:p>
          </table:table-cell>
          <table:table-cell table:formula="of:=[.G281]-[.$B$2]" office:value-type="float" office:value="35.7288715839386" calcext:value-type="float">
            <text:p>35.7288715839</text:p>
          </table:table-cell>
          <table:table-cell table:formula="of:=[.C281]/([.H281]-[.H280])" office:value-type="float" office:value="112396.709654265" calcext:value-type="float">
            <text:p>112396.709654265</text:p>
          </table:table-cell>
          <table:table-cell table:formula="of:=[.G281]-[.$B281]" office:value-type="float" office:value="9.74876093864441" calcext:value-type="float">
            <text:p>9.748760938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2586.02207" calcext:value-type="float">
            <text:p>1443142586.02207</text:p>
          </table:table-cell>
          <table:table-cell office:value-type="float" office:value="4480" calcext:value-type="float">
            <text:p>4480</text:p>
          </table:table-cell>
          <table:table-cell table:formula="of:=[.B282]-[.$B$2]" office:value-type="float" office:value="26.0218744277954" calcext:value-type="float">
            <text:p>26.0218744278</text:p>
          </table:table-cell>
          <table:table-cell table:formula="of:=[.C282]/([.D282]-[.D281])" office:value-type="float" office:value="107269.977279214" calcext:value-type="float">
            <text:p>107269.977279214</text:p>
          </table:table-cell>
          <table:table-cell/>
          <table:table-cell office:value-type="float" office:value="1443142595.76895" calcext:value-type="float">
            <text:p>1443142595.76895</text:p>
          </table:table-cell>
          <table:table-cell table:formula="of:=[.G282]-[.$B$2]" office:value-type="float" office:value="35.7687582969666" calcext:value-type="float">
            <text:p>35.768758297</text:p>
          </table:table-cell>
          <table:table-cell table:formula="of:=[.C282]/([.H282]-[.H281])" office:value-type="float" office:value="112318.104448974" calcext:value-type="float">
            <text:p>112318.104448974</text:p>
          </table:table-cell>
          <table:table-cell table:formula="of:=[.G282]-[.$B282]" office:value-type="float" office:value="9.74688386917114" calcext:value-type="float">
            <text:p>9.746883869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2586.06295" calcext:value-type="float">
            <text:p>1443142586.06295</text:p>
          </table:table-cell>
          <table:table-cell office:value-type="float" office:value="4480" calcext:value-type="float">
            <text:p>4480</text:p>
          </table:table-cell>
          <table:table-cell table:formula="of:=[.B283]-[.$B$2]" office:value-type="float" office:value="26.0627555847168" calcext:value-type="float">
            <text:p>26.0627555847</text:p>
          </table:table-cell>
          <table:table-cell table:formula="of:=[.C283]/([.D283]-[.D282])" office:value-type="float" office:value="109585.939767187" calcext:value-type="float">
            <text:p>109585.939767187</text:p>
          </table:table-cell>
          <table:table-cell/>
          <table:table-cell office:value-type="float" office:value="1443142595.80884" calcext:value-type="float">
            <text:p>1443142595.80884</text:p>
          </table:table-cell>
          <table:table-cell table:formula="of:=[.G283]-[.$B$2]" office:value-type="float" office:value="35.8086483478546" calcext:value-type="float">
            <text:p>35.8086483479</text:p>
          </table:table-cell>
          <table:table-cell table:formula="of:=[.C283]/([.H283]-[.H282])" office:value-type="float" office:value="112308.706062363" calcext:value-type="float">
            <text:p>112308.706062363</text:p>
          </table:table-cell>
          <table:table-cell table:formula="of:=[.G283]-[.$B283]" office:value-type="float" office:value="9.74589276313782" calcext:value-type="float">
            <text:p>9.745892763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2586.10381" calcext:value-type="float">
            <text:p>1443142586.10381</text:p>
          </table:table-cell>
          <table:table-cell office:value-type="float" office:value="4480" calcext:value-type="float">
            <text:p>4480</text:p>
          </table:table-cell>
          <table:table-cell table:formula="of:=[.B284]-[.$B$2]" office:value-type="float" office:value="26.1036200523376" calcext:value-type="float">
            <text:p>26.1036200523</text:p>
          </table:table-cell>
          <table:table-cell table:formula="of:=[.C284]/([.D284]-[.D283])" office:value-type="float" office:value="109630.695340669" calcext:value-type="float">
            <text:p>109630.695340669</text:p>
          </table:table-cell>
          <table:table-cell/>
          <table:table-cell office:value-type="float" office:value="1443142595.84871" calcext:value-type="float">
            <text:p>1443142595.84871</text:p>
          </table:table-cell>
          <table:table-cell table:formula="of:=[.G284]-[.$B$2]" office:value-type="float" office:value="35.8485124111176" calcext:value-type="float">
            <text:p>35.8485124111</text:p>
          </table:table-cell>
          <table:table-cell table:formula="of:=[.C284]/([.H284]-[.H283])" office:value-type="float" office:value="112381.920790421" calcext:value-type="float">
            <text:p>112381.920790421</text:p>
          </table:table-cell>
          <table:table-cell table:formula="of:=[.G284]-[.$B284]" office:value-type="float" office:value="9.74489235877991" calcext:value-type="float">
            <text:p>9.744892358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2586.14467" calcext:value-type="float">
            <text:p>1443142586.14467</text:p>
          </table:table-cell>
          <table:table-cell office:value-type="float" office:value="4480" calcext:value-type="float">
            <text:p>4480</text:p>
          </table:table-cell>
          <table:table-cell table:formula="of:=[.B285]-[.$B$2]" office:value-type="float" office:value="26.1444799900055" calcext:value-type="float">
            <text:p>26.14447999</text:p>
          </table:table-cell>
          <table:table-cell table:formula="of:=[.C285]/([.D285]-[.D284])" office:value-type="float" office:value="109642.849590673" calcext:value-type="float">
            <text:p>109642.849590673</text:p>
          </table:table-cell>
          <table:table-cell/>
          <table:table-cell office:value-type="float" office:value="1443142595.88871" calcext:value-type="float">
            <text:p>1443142595.88871</text:p>
          </table:table-cell>
          <table:table-cell table:formula="of:=[.G285]-[.$B$2]" office:value-type="float" office:value="35.8885111808777" calcext:value-type="float">
            <text:p>35.8885111809</text:p>
          </table:table-cell>
          <table:table-cell table:formula="of:=[.C285]/([.H285]-[.H284])" office:value-type="float" office:value="112003.444777578" calcext:value-type="float">
            <text:p>112003.444777578</text:p>
          </table:table-cell>
          <table:table-cell table:formula="of:=[.G285]-[.$B285]" office:value-type="float" office:value="9.74403119087219" calcext:value-type="float">
            <text:p>9.744031190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2586.18554" calcext:value-type="float">
            <text:p>1443142586.18554</text:p>
          </table:table-cell>
          <table:table-cell office:value-type="float" office:value="4480" calcext:value-type="float">
            <text:p>4480</text:p>
          </table:table-cell>
          <table:table-cell table:formula="of:=[.B286]-[.$B$2]" office:value-type="float" office:value="26.1853411197662" calcext:value-type="float">
            <text:p>26.1853411198</text:p>
          </table:table-cell>
          <table:table-cell table:formula="of:=[.C286]/([.D286]-[.D285])" office:value-type="float" office:value="109639.650842552" calcext:value-type="float">
            <text:p>109639.650842552</text:p>
          </table:table-cell>
          <table:table-cell/>
          <table:table-cell office:value-type="float" office:value="1443142595.92859" calcext:value-type="float">
            <text:p>1443142595.92859</text:p>
          </table:table-cell>
          <table:table-cell table:formula="of:=[.G286]-[.$B$2]" office:value-type="float" office:value="35.9283907413483" calcext:value-type="float">
            <text:p>35.9283907413</text:p>
          </table:table-cell>
          <table:table-cell table:formula="of:=[.C286]/([.H286]-[.H285])" office:value-type="float" office:value="112338.249146574" calcext:value-type="float">
            <text:p>112338.249146574</text:p>
          </table:table-cell>
          <table:table-cell table:formula="of:=[.G286]-[.$B286]" office:value-type="float" office:value="9.74304962158203" calcext:value-type="float">
            <text:p>9.743049621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2586.22639" calcext:value-type="float">
            <text:p>1443142586.22639</text:p>
          </table:table-cell>
          <table:table-cell office:value-type="float" office:value="4480" calcext:value-type="float">
            <text:p>4480</text:p>
          </table:table-cell>
          <table:table-cell table:formula="of:=[.B287]-[.$B$2]" office:value-type="float" office:value="26.2261989116669" calcext:value-type="float">
            <text:p>26.2261989117</text:p>
          </table:table-cell>
          <table:table-cell table:formula="of:=[.C287]/([.D287]-[.D286])" office:value-type="float" office:value="109648.607807668" calcext:value-type="float">
            <text:p>109648.607807668</text:p>
          </table:table-cell>
          <table:table-cell/>
          <table:table-cell office:value-type="float" office:value="1443142595.96844" calcext:value-type="float">
            <text:p>1443142595.96844</text:p>
          </table:table-cell>
          <table:table-cell table:formula="of:=[.G287]-[.$B$2]" office:value-type="float" office:value="35.9682443141937" calcext:value-type="float">
            <text:p>35.9682443142</text:p>
          </table:table-cell>
          <table:table-cell table:formula="of:=[.C287]/([.H287]-[.H286])" office:value-type="float" office:value="112411.502410893" calcext:value-type="float">
            <text:p>112411.502410893</text:p>
          </table:table-cell>
          <table:table-cell table:formula="of:=[.G287]-[.$B287]" office:value-type="float" office:value="9.74204540252686" calcext:value-type="float">
            <text:p>9.742045402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2586.26727" calcext:value-type="float">
            <text:p>1443142586.26727</text:p>
          </table:table-cell>
          <table:table-cell office:value-type="float" office:value="4480" calcext:value-type="float">
            <text:p>4480</text:p>
          </table:table-cell>
          <table:table-cell table:formula="of:=[.B288]-[.$B$2]" office:value-type="float" office:value="26.2670750617981" calcext:value-type="float">
            <text:p>26.2670750618</text:p>
          </table:table-cell>
          <table:table-cell table:formula="of:=[.C288]/([.D288]-[.D287])" office:value-type="float" office:value="109599.362601854" calcext:value-type="float">
            <text:p>109599.362601854</text:p>
          </table:table-cell>
          <table:table-cell/>
          <table:table-cell office:value-type="float" office:value="1443142596.00836" calcext:value-type="float">
            <text:p>1443142596.00836</text:p>
          </table:table-cell>
          <table:table-cell table:formula="of:=[.G288]-[.$B$2]" office:value-type="float" office:value="36.0081653594971" calcext:value-type="float">
            <text:p>36.0081653595</text:p>
          </table:table-cell>
          <table:table-cell table:formula="of:=[.C288]/([.H288]-[.H287])" office:value-type="float" office:value="112221.510382762" calcext:value-type="float">
            <text:p>112221.510382762</text:p>
          </table:table-cell>
          <table:table-cell table:formula="of:=[.G288]-[.$B288]" office:value-type="float" office:value="9.74109029769897" calcext:value-type="float">
            <text:p>9.741090297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2586.30815" calcext:value-type="float">
            <text:p>1443142586.30815</text:p>
          </table:table-cell>
          <table:table-cell office:value-type="float" office:value="4480" calcext:value-type="float">
            <text:p>4480</text:p>
          </table:table-cell>
          <table:table-cell table:formula="of:=[.B289]-[.$B$2]" office:value-type="float" office:value="26.3079514503479" calcext:value-type="float">
            <text:p>26.3079514503</text:p>
          </table:table-cell>
          <table:table-cell table:formula="of:=[.C289]/([.D289]-[.D288])" office:value-type="float" office:value="109598.723344688" calcext:value-type="float">
            <text:p>109598.723344688</text:p>
          </table:table-cell>
          <table:table-cell/>
          <table:table-cell office:value-type="float" office:value="1443142596.02093" calcext:value-type="float">
            <text:p>1443142596.02093</text:p>
          </table:table-cell>
          <table:table-cell table:formula="of:=[.G289]-[.$B$2]" office:value-type="float" office:value="36.0207371711731" calcext:value-type="float">
            <text:p>36.0207371712</text:p>
          </table:table-cell>
          <table:table-cell table:formula="of:=[.C289]/([.H289]-[.H288])" office:value-type="float" office:value="356352.776787407" calcext:value-type="float">
            <text:p>356352.776787407</text:p>
          </table:table-cell>
          <table:table-cell table:formula="of:=[.G289]-[.$B289]" office:value-type="float" office:value="9.7127857208252" calcext:value-type="float">
            <text:p>9.712785720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2586.34901" calcext:value-type="float">
            <text:p>1443142586.34901</text:p>
          </table:table-cell>
          <table:table-cell office:value-type="float" office:value="4480" calcext:value-type="float">
            <text:p>4480</text:p>
          </table:table-cell>
          <table:table-cell table:formula="of:=[.B290]-[.$B$2]" office:value-type="float" office:value="26.3488109111786" calcext:value-type="float">
            <text:p>26.3488109112</text:p>
          </table:table-cell>
          <table:table-cell table:formula="of:=[.C290]/([.D290]-[.D289])" office:value-type="float" office:value="109644.129142184" calcext:value-type="float">
            <text:p>109644.129142184</text:p>
          </table:table-cell>
          <table:table-cell/>
          <table:table-cell office:value-type="float" office:value="1443142596.03351" calcext:value-type="float">
            <text:p>1443142596.03351</text:p>
          </table:table-cell>
          <table:table-cell table:formula="of:=[.G290]-[.$B$2]" office:value-type="float" office:value="36.0333178043365" calcext:value-type="float">
            <text:p>36.0333178043</text:p>
          </table:table-cell>
          <table:table-cell table:formula="of:=[.C290]/([.H290]-[.H289])" office:value-type="float" office:value="356102.903708757" calcext:value-type="float">
            <text:p>356102.903708757</text:p>
          </table:table-cell>
          <table:table-cell table:formula="of:=[.G290]-[.$B290]" office:value-type="float" office:value="9.68450689315796" calcext:value-type="float">
            <text:p>9.684506893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2586.38983" calcext:value-type="float">
            <text:p>1443142586.38983</text:p>
          </table:table-cell>
          <table:table-cell office:value-type="float" office:value="4480" calcext:value-type="float">
            <text:p>4480</text:p>
          </table:table-cell>
          <table:table-cell table:formula="of:=[.B291]-[.$B$2]" office:value-type="float" office:value="26.389639377594" calcext:value-type="float">
            <text:p>26.3896393776</text:p>
          </table:table-cell>
          <table:table-cell table:formula="of:=[.C291]/([.D291]-[.D290])" office:value-type="float" office:value="109727.364099809" calcext:value-type="float">
            <text:p>109727.364099809</text:p>
          </table:table-cell>
          <table:table-cell/>
          <table:table-cell office:value-type="float" office:value="1443142596.05561" calcext:value-type="float">
            <text:p>1443142596.05561</text:p>
          </table:table-cell>
          <table:table-cell table:formula="of:=[.G291]-[.$B$2]" office:value-type="float" office:value="36.0554115772247" calcext:value-type="float">
            <text:p>36.0554115772</text:p>
          </table:table-cell>
          <table:table-cell table:formula="of:=[.C291]/([.H291]-[.H290])" office:value-type="float" office:value="202772.067164501" calcext:value-type="float">
            <text:p>202772.067164501</text:p>
          </table:table-cell>
          <table:table-cell table:formula="of:=[.G291]-[.$B291]" office:value-type="float" office:value="9.66577219963074" calcext:value-type="float">
            <text:p>9.665772199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2586.43069" calcext:value-type="float">
            <text:p>1443142586.43069</text:p>
          </table:table-cell>
          <table:table-cell office:value-type="float" office:value="4480" calcext:value-type="float">
            <text:p>4480</text:p>
          </table:table-cell>
          <table:table-cell table:formula="of:=[.B292]-[.$B$2]" office:value-type="float" office:value="26.4304955005646" calcext:value-type="float">
            <text:p>26.4304955006</text:p>
          </table:table-cell>
          <table:table-cell table:formula="of:=[.C292]/([.D292]-[.D291])" office:value-type="float" office:value="109653.086839049" calcext:value-type="float">
            <text:p>109653.086839049</text:p>
          </table:table-cell>
          <table:table-cell/>
          <table:table-cell office:value-type="float" office:value="1443142596.09217" calcext:value-type="float">
            <text:p>1443142596.09217</text:p>
          </table:table-cell>
          <table:table-cell table:formula="of:=[.G292]-[.$B$2]" office:value-type="float" office:value="36.09197306633" calcext:value-type="float">
            <text:p>36.0919730663</text:p>
          </table:table-cell>
          <table:table-cell table:formula="of:=[.C292]/([.H292]-[.H291])" office:value-type="float" office:value="122533.302380176" calcext:value-type="float">
            <text:p>122533.302380176</text:p>
          </table:table-cell>
          <table:table-cell table:formula="of:=[.G292]-[.$B292]" office:value-type="float" office:value="9.66147756576538" calcext:value-type="float">
            <text:p>9.661477565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2586.47155" calcext:value-type="float">
            <text:p>1443142586.47155</text:p>
          </table:table-cell>
          <table:table-cell office:value-type="float" office:value="4480" calcext:value-type="float">
            <text:p>4480</text:p>
          </table:table-cell>
          <table:table-cell table:formula="of:=[.B293]-[.$B$2]" office:value-type="float" office:value="26.4713544845581" calcext:value-type="float">
            <text:p>26.4713544846</text:p>
          </table:table-cell>
          <table:table-cell table:formula="of:=[.C293]/([.D293]-[.D292])" office:value-type="float" office:value="109645.408723559" calcext:value-type="float">
            <text:p>109645.408723559</text:p>
          </table:table-cell>
          <table:table-cell/>
          <table:table-cell office:value-type="float" office:value="1443142596.12874" calcext:value-type="float">
            <text:p>1443142596.12874</text:p>
          </table:table-cell>
          <table:table-cell table:formula="of:=[.G293]-[.$B$2]" office:value-type="float" office:value="36.1285417079926" calcext:value-type="float">
            <text:p>36.128541708</text:p>
          </table:table-cell>
          <table:table-cell table:formula="of:=[.C293]/([.H293]-[.H292])" office:value-type="float" office:value="122509.335767375" calcext:value-type="float">
            <text:p>122509.335767375</text:p>
          </table:table-cell>
          <table:table-cell table:formula="of:=[.G293]-[.$B293]" office:value-type="float" office:value="9.65718722343445" calcext:value-type="float">
            <text:p>9.657187223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2586.51241" calcext:value-type="float">
            <text:p>1443142586.51241</text:p>
          </table:table-cell>
          <table:table-cell office:value-type="float" office:value="4480" calcext:value-type="float">
            <text:p>4480</text:p>
          </table:table-cell>
          <table:table-cell table:formula="of:=[.B294]-[.$B$2]" office:value-type="float" office:value="26.5122158527374" calcext:value-type="float">
            <text:p>26.5122158527</text:p>
          </table:table-cell>
          <table:table-cell table:formula="of:=[.C294]/([.D294]-[.D293])" office:value-type="float" office:value="109639.011115325" calcext:value-type="float">
            <text:p>109639.011115325</text:p>
          </table:table-cell>
          <table:table-cell/>
          <table:table-cell office:value-type="float" office:value="1443142596.16532" calcext:value-type="float">
            <text:p>1443142596.16532</text:p>
          </table:table-cell>
          <table:table-cell table:formula="of:=[.G294]-[.$B$2]" office:value-type="float" office:value="36.1651277542114" calcext:value-type="float">
            <text:p>36.1651277542</text:p>
          </table:table-cell>
          <table:table-cell table:formula="of:=[.C294]/([.H294]-[.H293])" office:value-type="float" office:value="122451.056154002" calcext:value-type="float">
            <text:p>122451.056154002</text:p>
          </table:table-cell>
          <table:table-cell table:formula="of:=[.G294]-[.$B294]" office:value-type="float" office:value="9.652911901474" calcext:value-type="float">
            <text:p>9.652911901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2586.55327" calcext:value-type="float">
            <text:p>1443142586.55327</text:p>
          </table:table-cell>
          <table:table-cell office:value-type="float" office:value="4480" calcext:value-type="float">
            <text:p>4480</text:p>
          </table:table-cell>
          <table:table-cell table:formula="of:=[.B295]-[.$B$2]" office:value-type="float" office:value="26.5530753135681" calcext:value-type="float">
            <text:p>26.5530753136</text:p>
          </table:table-cell>
          <table:table-cell table:formula="of:=[.C295]/([.D295]-[.D294])" office:value-type="float" office:value="109644.129142184" calcext:value-type="float">
            <text:p>109644.129142184</text:p>
          </table:table-cell>
          <table:table-cell/>
          <table:table-cell office:value-type="float" office:value="1443142596.20189" calcext:value-type="float">
            <text:p>1443142596.20189</text:p>
          </table:table-cell>
          <table:table-cell table:formula="of:=[.G295]-[.$B$2]" office:value-type="float" office:value="36.2016987800598" calcext:value-type="float">
            <text:p>36.2016987801</text:p>
          </table:table-cell>
          <table:table-cell table:formula="of:=[.C295]/([.H295]-[.H294])" office:value-type="float" office:value="122501.348979725" calcext:value-type="float">
            <text:p>122501.348979725</text:p>
          </table:table-cell>
          <table:table-cell table:formula="of:=[.G295]-[.$B295]" office:value-type="float" office:value="9.6486234664917" calcext:value-type="float">
            <text:p>9.648623466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2586.59413" calcext:value-type="float">
            <text:p>1443142586.59413</text:p>
          </table:table-cell>
          <table:table-cell office:value-type="float" office:value="4480" calcext:value-type="float">
            <text:p>4480</text:p>
          </table:table-cell>
          <table:table-cell table:formula="of:=[.B296]-[.$B$2]" office:value-type="float" office:value="26.5939364433289" calcext:value-type="float">
            <text:p>26.5939364433</text:p>
          </table:table-cell>
          <table:table-cell table:formula="of:=[.C296]/([.D296]-[.D295])" office:value-type="float" office:value="109639.650842552" calcext:value-type="float">
            <text:p>109639.650842552</text:p>
          </table:table-cell>
          <table:table-cell/>
          <table:table-cell office:value-type="float" office:value="1443142596.23849" calcext:value-type="float">
            <text:p>1443142596.23849</text:p>
          </table:table-cell>
          <table:table-cell table:formula="of:=[.G296]-[.$B$2]" office:value-type="float" office:value="36.2382955551147" calcext:value-type="float">
            <text:p>36.2382955551</text:p>
          </table:table-cell>
          <table:table-cell table:formula="of:=[.C296]/([.H296]-[.H295])" office:value-type="float" office:value="122415.157982514" calcext:value-type="float">
            <text:p>122415.157982514</text:p>
          </table:table-cell>
          <table:table-cell table:formula="of:=[.G296]-[.$B296]" office:value-type="float" office:value="9.64435911178589" calcext:value-type="float">
            <text:p>9.644359111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2586.63499" calcext:value-type="float">
            <text:p>1443142586.63499</text:p>
          </table:table-cell>
          <table:table-cell office:value-type="float" office:value="4480" calcext:value-type="float">
            <text:p>4480</text:p>
          </table:table-cell>
          <table:table-cell table:formula="of:=[.B297]-[.$B$2]" office:value-type="float" office:value="26.6347932815552" calcext:value-type="float">
            <text:p>26.6347932816</text:p>
          </table:table-cell>
          <table:table-cell table:formula="of:=[.C297]/([.D297]-[.D296])" office:value-type="float" office:value="109651.167209365" calcext:value-type="float">
            <text:p>109651.167209365</text:p>
          </table:table-cell>
          <table:table-cell/>
          <table:table-cell office:value-type="float" office:value="1443142596.27503" calcext:value-type="float">
            <text:p>1443142596.27503</text:p>
          </table:table-cell>
          <table:table-cell table:formula="of:=[.G297]-[.$B$2]" office:value-type="float" office:value="36.2748303413391" calcext:value-type="float">
            <text:p>36.2748303413</text:p>
          </table:table-cell>
          <table:table-cell table:formula="of:=[.C297]/([.H297]-[.H296])" office:value-type="float" office:value="122622.860648142" calcext:value-type="float">
            <text:p>122622.860648142</text:p>
          </table:table-cell>
          <table:table-cell table:formula="of:=[.G297]-[.$B297]" office:value-type="float" office:value="9.64003705978394" calcext:value-type="float">
            <text:p>9.640037059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2586.67585" calcext:value-type="float">
            <text:p>1443142586.67585</text:p>
          </table:table-cell>
          <table:table-cell office:value-type="float" office:value="4480" calcext:value-type="float">
            <text:p>4480</text:p>
          </table:table-cell>
          <table:table-cell table:formula="of:=[.B298]-[.$B$2]" office:value-type="float" office:value="26.6756529808044" calcext:value-type="float">
            <text:p>26.6756529808</text:p>
          </table:table-cell>
          <table:table-cell table:formula="of:=[.C298]/([.D298]-[.D297])" office:value-type="float" office:value="109643.489362695" calcext:value-type="float">
            <text:p>109643.489362695</text:p>
          </table:table-cell>
          <table:table-cell/>
          <table:table-cell office:value-type="float" office:value="1443142596.31158" calcext:value-type="float">
            <text:p>1443142596.31158</text:p>
          </table:table-cell>
          <table:table-cell table:formula="of:=[.G298]-[.$B$2]" office:value-type="float" office:value="36.3113844394684" calcext:value-type="float">
            <text:p>36.3113844395</text:p>
          </table:table-cell>
          <table:table-cell table:formula="of:=[.C298]/([.H298]-[.H297])" office:value-type="float" office:value="122558.077733353" calcext:value-type="float">
            <text:p>122558.077733353</text:p>
          </table:table-cell>
          <table:table-cell table:formula="of:=[.G298]-[.$B298]" office:value-type="float" office:value="9.63573145866394" calcext:value-type="float">
            <text:p>9.635731458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2586.71671" calcext:value-type="float">
            <text:p>1443142586.71671</text:p>
          </table:table-cell>
          <table:table-cell office:value-type="float" office:value="4480" calcext:value-type="float">
            <text:p>4480</text:p>
          </table:table-cell>
          <table:table-cell table:formula="of:=[.B299]-[.$B$2]" office:value-type="float" office:value="26.7165107727051" calcext:value-type="float">
            <text:p>26.7165107727</text:p>
          </table:table-cell>
          <table:table-cell table:formula="of:=[.C299]/([.D299]-[.D298])" office:value-type="float" office:value="109648.607807668" calcext:value-type="float">
            <text:p>109648.607807668</text:p>
          </table:table-cell>
          <table:table-cell/>
          <table:table-cell office:value-type="float" office:value="1443142596.34824" calcext:value-type="float">
            <text:p>1443142596.34824</text:p>
          </table:table-cell>
          <table:table-cell table:formula="of:=[.G299]-[.$B$2]" office:value-type="float" office:value="36.3480472564697" calcext:value-type="float">
            <text:p>36.3480472565</text:p>
          </table:table-cell>
          <table:table-cell table:formula="of:=[.C299]/([.H299]-[.H298])" office:value-type="float" office:value="122194.647504471" calcext:value-type="float">
            <text:p>122194.647504471</text:p>
          </table:table-cell>
          <table:table-cell table:formula="of:=[.G299]-[.$B299]" office:value-type="float" office:value="9.63153648376465" calcext:value-type="float">
            <text:p>9.631536483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2586.75756" calcext:value-type="float">
            <text:p>1443142586.75756</text:p>
          </table:table-cell>
          <table:table-cell office:value-type="float" office:value="4480" calcext:value-type="float">
            <text:p>4480</text:p>
          </table:table-cell>
          <table:table-cell table:formula="of:=[.B300]-[.$B$2]" office:value-type="float" office:value="26.7573699951172" calcext:value-type="float">
            <text:p>26.7573699951</text:p>
          </table:table-cell>
          <table:table-cell table:formula="of:=[.C300]/([.D300]-[.D299])" office:value-type="float" office:value="109644.768929138" calcext:value-type="float">
            <text:p>109644.768929138</text:p>
          </table:table-cell>
          <table:table-cell/>
          <table:table-cell office:value-type="float" office:value="1443142596.38479" calcext:value-type="float">
            <text:p>1443142596.38479</text:p>
          </table:table-cell>
          <table:table-cell table:formula="of:=[.G300]-[.$B$2]" office:value-type="float" office:value="36.3845901489258" calcext:value-type="float">
            <text:p>36.3845901489</text:p>
          </table:table-cell>
          <table:table-cell table:formula="of:=[.C300]/([.H300]-[.H299])" office:value-type="float" office:value="122595.659481184" calcext:value-type="float">
            <text:p>122595.659481184</text:p>
          </table:table-cell>
          <table:table-cell table:formula="of:=[.G300]-[.$B300]" office:value-type="float" office:value="9.62722015380859" calcext:value-type="float">
            <text:p>9.627220153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2586.79842" calcext:value-type="float">
            <text:p>1443142586.79842</text:p>
          </table:table-cell>
          <table:table-cell office:value-type="float" office:value="4480" calcext:value-type="float">
            <text:p>4480</text:p>
          </table:table-cell>
          <table:table-cell table:formula="of:=[.B301]-[.$B$2]" office:value-type="float" office:value="26.7982280254364" calcext:value-type="float">
            <text:p>26.7982280254</text:p>
          </table:table-cell>
          <table:table-cell table:formula="of:=[.C301]/([.D301]-[.D300])" office:value-type="float" office:value="109647.967975912" calcext:value-type="float">
            <text:p>109647.967975912</text:p>
          </table:table-cell>
          <table:table-cell/>
          <table:table-cell office:value-type="float" office:value="1443142596.42132" calcext:value-type="float">
            <text:p>1443142596.42132</text:p>
          </table:table-cell>
          <table:table-cell table:formula="of:=[.G301]-[.$B$2]" office:value-type="float" office:value="36.4211270809174" calcext:value-type="float">
            <text:p>36.4211270809</text:p>
          </table:table-cell>
          <table:table-cell table:formula="of:=[.C301]/([.H301]-[.H300])" office:value-type="float" office:value="122615.659164617" calcext:value-type="float">
            <text:p>122615.659164617</text:p>
          </table:table-cell>
          <table:table-cell table:formula="of:=[.G301]-[.$B301]" office:value-type="float" office:value="9.62289905548096" calcext:value-type="float">
            <text:p>9.622899055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2586.83928" calcext:value-type="float">
            <text:p>1443142586.83928</text:p>
          </table:table-cell>
          <table:table-cell office:value-type="float" office:value="4480" calcext:value-type="float">
            <text:p>4480</text:p>
          </table:table-cell>
          <table:table-cell table:formula="of:=[.B302]-[.$B$2]" office:value-type="float" office:value="26.8390853404999" calcext:value-type="float">
            <text:p>26.8390853405</text:p>
          </table:table-cell>
          <table:table-cell table:formula="of:=[.C302]/([.D302]-[.D301])" office:value-type="float" office:value="109649.887493581" calcext:value-type="float">
            <text:p>109649.887493581</text:p>
          </table:table-cell>
          <table:table-cell/>
          <table:table-cell office:value-type="float" office:value="1443142596.45789" calcext:value-type="float">
            <text:p>1443142596.45789</text:p>
          </table:table-cell>
          <table:table-cell table:formula="of:=[.G302]-[.$B$2]" office:value-type="float" office:value="36.4576969146729" calcext:value-type="float">
            <text:p>36.4576969147</text:p>
          </table:table-cell>
          <table:table-cell table:formula="of:=[.C302]/([.H302]-[.H301])" office:value-type="float" office:value="122505.342243375" calcext:value-type="float">
            <text:p>122505.342243375</text:p>
          </table:table-cell>
          <table:table-cell table:formula="of:=[.G302]-[.$B302]" office:value-type="float" office:value="9.61861157417297" calcext:value-type="float">
            <text:p>9.618611574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2586.88017" calcext:value-type="float">
            <text:p>1443142586.88017</text:p>
          </table:table-cell>
          <table:table-cell office:value-type="float" office:value="4480" calcext:value-type="float">
            <text:p>4480</text:p>
          </table:table-cell>
          <table:table-cell table:formula="of:=[.B303]-[.$B$2]" office:value-type="float" office:value="26.8799729347229" calcext:value-type="float">
            <text:p>26.8799729347</text:p>
          </table:table-cell>
          <table:table-cell table:formula="of:=[.C303]/([.D303]-[.D302])" office:value-type="float" office:value="109568.68666725" calcext:value-type="float">
            <text:p>109568.68666725</text:p>
          </table:table-cell>
          <table:table-cell/>
          <table:table-cell office:value-type="float" office:value="1443142596.49447" calcext:value-type="float">
            <text:p>1443142596.49447</text:p>
          </table:table-cell>
          <table:table-cell table:formula="of:=[.G303]-[.$B$2]" office:value-type="float" office:value="36.4942739009857" calcext:value-type="float">
            <text:p>36.494273901</text:p>
          </table:table-cell>
          <table:table-cell table:formula="of:=[.C303]/([.H303]-[.H302])" office:value-type="float" office:value="122481.386565851" calcext:value-type="float">
            <text:p>122481.386565851</text:p>
          </table:table-cell>
          <table:table-cell table:formula="of:=[.G303]-[.$B303]" office:value-type="float" office:value="9.61430096626282" calcext:value-type="float">
            <text:p>9.614300966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2586.92104" calcext:value-type="float">
            <text:p>1443142586.92104</text:p>
          </table:table-cell>
          <table:table-cell office:value-type="float" office:value="4480" calcext:value-type="float">
            <text:p>4480</text:p>
          </table:table-cell>
          <table:table-cell table:formula="of:=[.B304]-[.$B$2]" office:value-type="float" office:value="26.9208445549011" calcext:value-type="float">
            <text:p>26.9208445549</text:p>
          </table:table-cell>
          <table:table-cell table:formula="of:=[.C304]/([.D304]-[.D303])" office:value-type="float" office:value="109611.509905033" calcext:value-type="float">
            <text:p>109611.509905033</text:p>
          </table:table-cell>
          <table:table-cell/>
          <table:table-cell office:value-type="float" office:value="1443142596.53105" calcext:value-type="float">
            <text:p>1443142596.53105</text:p>
          </table:table-cell>
          <table:table-cell table:formula="of:=[.G304]-[.$B$2]" office:value-type="float" office:value="36.5308570861816" calcext:value-type="float">
            <text:p>36.5308570862</text:p>
          </table:table-cell>
          <table:table-cell table:formula="of:=[.C304]/([.H304]-[.H303])" office:value-type="float" office:value="122460.632555836" calcext:value-type="float">
            <text:p>122460.632555836</text:p>
          </table:table-cell>
          <table:table-cell table:formula="of:=[.G304]-[.$B304]" office:value-type="float" office:value="9.61001253128052" calcext:value-type="float">
            <text:p>9.610012531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2586.9619" calcext:value-type="float">
            <text:p>1443142586.9619</text:p>
          </table:table-cell>
          <table:table-cell office:value-type="float" office:value="4480" calcext:value-type="float">
            <text:p>4480</text:p>
          </table:table-cell>
          <table:table-cell table:formula="of:=[.B305]-[.$B$2]" office:value-type="float" office:value="26.9617059230804" calcext:value-type="float">
            <text:p>26.9617059231</text:p>
          </table:table-cell>
          <table:table-cell table:formula="of:=[.C305]/([.D305]-[.D304])" office:value-type="float" office:value="109639.011115325" calcext:value-type="float">
            <text:p>109639.011115325</text:p>
          </table:table-cell>
          <table:table-cell/>
          <table:table-cell office:value-type="float" office:value="1443142596.56762" calcext:value-type="float">
            <text:p>1443142596.56762</text:p>
          </table:table-cell>
          <table:table-cell table:formula="of:=[.G305]-[.$B$2]" office:value-type="float" office:value="36.5674288272858" calcext:value-type="float">
            <text:p>36.5674288273</text:p>
          </table:table-cell>
          <table:table-cell table:formula="of:=[.C305]/([.H305]-[.H304])" office:value-type="float" office:value="122498.953146493" calcext:value-type="float">
            <text:p>122498.953146493</text:p>
          </table:table-cell>
          <table:table-cell table:formula="of:=[.G305]-[.$B305]" office:value-type="float" office:value="9.60572290420532" calcext:value-type="float">
            <text:p>9.605722904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2600.00375" calcext:value-type="float">
            <text:p>1443142600.00375</text:p>
          </table:table-cell>
          <table:table-cell office:value-type="float" office:value="4480" calcext:value-type="float">
            <text:p>4480</text:p>
          </table:table-cell>
          <table:table-cell table:formula="of:=[.B306]-[.$B$2]" office:value-type="float" office:value="40.0035548210144" calcext:value-type="float">
            <text:p>40.003554821</text:p>
          </table:table-cell>
          <table:table-cell table:formula="of:=[.C306]/([.D306]-[.D305])" office:value-type="float" office:value="343.509577135931" calcext:value-type="float">
            <text:p>343.5095771359</text:p>
          </table:table-cell>
          <table:table-cell/>
          <table:table-cell office:value-type="float" office:value="1443142600.195" calcext:value-type="float">
            <text:p>1443142600.195</text:p>
          </table:table-cell>
          <table:table-cell table:formula="of:=[.G306]-[.$B$2]" office:value-type="float" office:value="40.1948044300079" calcext:value-type="float">
            <text:p>40.19480443</text:p>
          </table:table-cell>
          <table:table-cell table:formula="of:=[.C306]/([.H306]-[.H305])" office:value-type="float" office:value="1235.05269116272" calcext:value-type="float">
            <text:p>1235.0526911627</text:p>
          </table:table-cell>
          <table:table-cell table:formula="of:=[.G306]-[.$B306]" office:value-type="float" office:value="0.19124960899353" calcext:value-type="float">
            <text:p>0.19124960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2600.0599" calcext:value-type="float">
            <text:p>1443142600.0599</text:p>
          </table:table-cell>
          <table:table-cell office:value-type="float" office:value="4480" calcext:value-type="float">
            <text:p>4480</text:p>
          </table:table-cell>
          <table:table-cell table:formula="of:=[.B307]-[.$B$2]" office:value-type="float" office:value="40.0597019195557" calcext:value-type="float">
            <text:p>40.0597019196</text:p>
          </table:table-cell>
          <table:table-cell table:formula="of:=[.C307]/([.D307]-[.D306])" office:value-type="float" office:value="79790.4097699344" calcext:value-type="float">
            <text:p>79790.4097699344</text:p>
          </table:table-cell>
          <table:table-cell/>
          <table:table-cell office:value-type="float" office:value="1443142600.25121" calcext:value-type="float">
            <text:p>1443142600.25121</text:p>
          </table:table-cell>
          <table:table-cell table:formula="of:=[.G307]-[.$B$2]" office:value-type="float" office:value="40.2510154247284" calcext:value-type="float">
            <text:p>40.2510154247</text:p>
          </table:table-cell>
          <table:table-cell table:formula="of:=[.C307]/([.H307]-[.H306])" office:value-type="float" office:value="79699.7103908112" calcext:value-type="float">
            <text:p>79699.7103908112</text:p>
          </table:table-cell>
          <table:table-cell table:formula="of:=[.G307]-[.$B307]" office:value-type="float" office:value="0.19131350517273" calcext:value-type="float">
            <text:p>0.191313505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2600.11604" calcext:value-type="float">
            <text:p>1443142600.11604</text:p>
          </table:table-cell>
          <table:table-cell office:value-type="float" office:value="4480" calcext:value-type="float">
            <text:p>4480</text:p>
          </table:table-cell>
          <table:table-cell table:formula="of:=[.B308]-[.$B$2]" office:value-type="float" office:value="40.1158449649811" calcext:value-type="float">
            <text:p>40.115844965</text:p>
          </table:table-cell>
          <table:table-cell table:formula="of:=[.C308]/([.D308]-[.D307])" office:value-type="float" office:value="79796.1700519363" calcext:value-type="float">
            <text:p>79796.1700519363</text:p>
          </table:table-cell>
          <table:table-cell/>
          <table:table-cell office:value-type="float" office:value="1443142600.30709" calcext:value-type="float">
            <text:p>1443142600.30709</text:p>
          </table:table-cell>
          <table:table-cell table:formula="of:=[.G308]-[.$B$2]" office:value-type="float" office:value="40.3068988323212" calcext:value-type="float">
            <text:p>40.3068988323</text:p>
          </table:table-cell>
          <table:table-cell table:formula="of:=[.C308]/([.H308]-[.H307])" office:value-type="float" office:value="80166.9080856002" calcext:value-type="float">
            <text:p>80166.9080856002</text:p>
          </table:table-cell>
          <table:table-cell table:formula="of:=[.G308]-[.$B308]" office:value-type="float" office:value="0.191053867340088" calcext:value-type="float">
            <text:p>0.191053867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2600.17218" calcext:value-type="float">
            <text:p>1443142600.17218</text:p>
          </table:table-cell>
          <table:table-cell office:value-type="float" office:value="4480" calcext:value-type="float">
            <text:p>4480</text:p>
          </table:table-cell>
          <table:table-cell table:formula="of:=[.B309]-[.$B$2]" office:value-type="float" office:value="40.1719856262207" calcext:value-type="float">
            <text:p>40.1719856262</text:p>
          </table:table-cell>
          <table:table-cell table:formula="of:=[.C309]/([.D309]-[.D308])" office:value-type="float" office:value="79799.5588416408" calcext:value-type="float">
            <text:p>79799.5588416408</text:p>
          </table:table-cell>
          <table:table-cell/>
          <table:table-cell office:value-type="float" office:value="1443142600.70029" calcext:value-type="float">
            <text:p>1443142600.70029</text:p>
          </table:table-cell>
          <table:table-cell table:formula="of:=[.G309]-[.$B$2]" office:value-type="float" office:value="40.700092792511" calcext:value-type="float">
            <text:p>40.7000927925</text:p>
          </table:table-cell>
          <table:table-cell table:formula="of:=[.C309]/([.H309]-[.H308])" office:value-type="float" office:value="11393.8677945033" calcext:value-type="float">
            <text:p>11393.8677945033</text:p>
          </table:table-cell>
          <table:table-cell table:formula="of:=[.G309]-[.$B309]" office:value-type="float" office:value="0.528107166290283" calcext:value-type="float">
            <text:p>0.528107166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2600.22832" calcext:value-type="float">
            <text:p>1443142600.22832</text:p>
          </table:table-cell>
          <table:table-cell office:value-type="float" office:value="4480" calcext:value-type="float">
            <text:p>4480</text:p>
          </table:table-cell>
          <table:table-cell table:formula="of:=[.B310]-[.$B$2]" office:value-type="float" office:value="40.2281286716461" calcext:value-type="float">
            <text:p>40.2281286716</text:p>
          </table:table-cell>
          <table:table-cell table:formula="of:=[.C310]/([.D310]-[.D309])" office:value-type="float" office:value="79796.1700519363" calcext:value-type="float">
            <text:p>79796.1700519363</text:p>
          </table:table-cell>
          <table:table-cell/>
          <table:table-cell office:value-type="float" office:value="1443142601.03712" calcext:value-type="float">
            <text:p>1443142601.03712</text:p>
          </table:table-cell>
          <table:table-cell table:formula="of:=[.G310]-[.$B$2]" office:value-type="float" office:value="41.0369288921356" calcext:value-type="float">
            <text:p>41.0369288921</text:p>
          </table:table-cell>
          <table:table-cell table:formula="of:=[.C310]/([.H310]-[.H309])" office:value-type="float" office:value="13300.2371331115" calcext:value-type="float">
            <text:p>13300.2371331115</text:p>
          </table:table-cell>
          <table:table-cell table:formula="of:=[.G310]-[.$B310]" office:value-type="float" office:value="0.808800220489502" calcext:value-type="float">
            <text:p>0.808800220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2600.28449" calcext:value-type="float">
            <text:p>1443142600.28449</text:p>
          </table:table-cell>
          <table:table-cell office:value-type="float" office:value="4480" calcext:value-type="float">
            <text:p>4480</text:p>
          </table:table-cell>
          <table:table-cell table:formula="of:=[.B311]-[.$B$2]" office:value-type="float" office:value="40.2842929363251" calcext:value-type="float">
            <text:p>40.2842929363</text:p>
          </table:table-cell>
          <table:table-cell table:formula="of:=[.C311]/([.D311]-[.D310])" office:value-type="float" office:value="79766.0224986204" calcext:value-type="float">
            <text:p>79766.0224986204</text:p>
          </table:table-cell>
          <table:table-cell/>
          <table:table-cell office:value-type="float" office:value="1443142601.20472" calcext:value-type="float">
            <text:p>1443142601.20472</text:p>
          </table:table-cell>
          <table:table-cell table:formula="of:=[.G311]-[.$B$2]" office:value-type="float" office:value="41.2045233249664" calcext:value-type="float">
            <text:p>41.204523325</text:p>
          </table:table-cell>
          <table:table-cell table:formula="of:=[.C311]/([.H311]-[.H310])" office:value-type="float" office:value="26731.1981927385" calcext:value-type="float">
            <text:p>26731.1981927385</text:p>
          </table:table-cell>
          <table:table-cell table:formula="of:=[.G311]-[.$B311]" office:value-type="float" office:value="0.920230388641357" calcext:value-type="float">
            <text:p>0.920230388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2600.34076" calcext:value-type="float">
            <text:p>1443142600.34076</text:p>
          </table:table-cell>
          <table:table-cell office:value-type="float" office:value="4480" calcext:value-type="float">
            <text:p>4480</text:p>
          </table:table-cell>
          <table:table-cell table:formula="of:=[.B312]-[.$B$2]" office:value-type="float" office:value="40.3405644893646" calcext:value-type="float">
            <text:p>40.3405644894</text:p>
          </table:table-cell>
          <table:table-cell table:formula="of:=[.C312]/([.D312]-[.D311])" office:value-type="float" office:value="79613.9391576985" calcext:value-type="float">
            <text:p>79613.9391576985</text:p>
          </table:table-cell>
          <table:table-cell/>
          <table:table-cell office:value-type="float" office:value="1443142601.9972" calcext:value-type="float">
            <text:p>1443142601.9972</text:p>
          </table:table-cell>
          <table:table-cell table:formula="of:=[.G312]-[.$B$2]" office:value-type="float" office:value="41.9970080852509" calcext:value-type="float">
            <text:p>41.9970080853</text:p>
          </table:table-cell>
          <table:table-cell table:formula="of:=[.C312]/([.H312]-[.H311])" office:value-type="float" office:value="5653.10555422179" calcext:value-type="float">
            <text:p>5653.1055542218</text:p>
          </table:table-cell>
          <table:table-cell table:formula="of:=[.G312]-[.$B312]" office:value-type="float" office:value="1.65644359588623" calcext:value-type="float">
            <text:p>1.656443595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2600.3969" calcext:value-type="float">
            <text:p>1443142600.3969</text:p>
          </table:table-cell>
          <table:table-cell office:value-type="float" office:value="4480" calcext:value-type="float">
            <text:p>4480</text:p>
          </table:table-cell>
          <table:table-cell table:formula="of:=[.B313]-[.$B$2]" office:value-type="float" office:value="40.3967089653015" calcext:value-type="float">
            <text:p>40.3967089653</text:p>
          </table:table-cell>
          <table:table-cell table:formula="of:=[.C313]/([.D313]-[.D312])" office:value-type="float" office:value="79794.1369162629" calcext:value-type="float">
            <text:p>79794.1369162629</text:p>
          </table:table-cell>
          <table:table-cell/>
          <table:table-cell office:value-type="float" office:value="1443142602.15569" calcext:value-type="float">
            <text:p>1443142602.15569</text:p>
          </table:table-cell>
          <table:table-cell table:formula="of:=[.G313]-[.$B$2]" office:value-type="float" office:value="42.1554930210114" calcext:value-type="float">
            <text:p>42.155493021</text:p>
          </table:table-cell>
          <table:table-cell table:formula="of:=[.C313]/([.H313]-[.H312])" office:value-type="float" office:value="28267.6708578168" calcext:value-type="float">
            <text:p>28267.6708578168</text:p>
          </table:table-cell>
          <table:table-cell table:formula="of:=[.G313]-[.$B313]" office:value-type="float" office:value="1.75878405570984" calcext:value-type="float">
            <text:p>1.758784055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2600.45303" calcext:value-type="float">
            <text:p>1443142600.45303</text:p>
          </table:table-cell>
          <table:table-cell office:value-type="float" office:value="4480" calcext:value-type="float">
            <text:p>4480</text:p>
          </table:table-cell>
          <table:table-cell table:formula="of:=[.B314]-[.$B$2]" office:value-type="float" office:value="40.4528398513794" calcext:value-type="float">
            <text:p>40.4528398514</text:p>
          </table:table-cell>
          <table:table-cell table:formula="of:=[.C314]/([.D314]-[.D313])" office:value-type="float" office:value="79813.455889224" calcext:value-type="float">
            <text:p>79813.455889224</text:p>
          </table:table-cell>
          <table:table-cell/>
          <table:table-cell office:value-type="float" office:value="1443142603.7547" calcext:value-type="float">
            <text:p>1443142603.7547</text:p>
          </table:table-cell>
          <table:table-cell table:formula="of:=[.G314]-[.$B$2]" office:value-type="float" office:value="43.754504442215" calcext:value-type="float">
            <text:p>43.7545044422</text:p>
          </table:table-cell>
          <table:table-cell table:formula="of:=[.C314]/([.H314]-[.H313])" office:value-type="float" office:value="2801.73108246331" calcext:value-type="float">
            <text:p>2801.7310824633</text:p>
          </table:table-cell>
          <table:table-cell table:formula="of:=[.G314]-[.$B314]" office:value-type="float" office:value="3.30166459083557" calcext:value-type="float">
            <text:p>3.301664590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2600.50917" calcext:value-type="float">
            <text:p>1443142600.50917</text:p>
          </table:table-cell>
          <table:table-cell office:value-type="float" office:value="4480" calcext:value-type="float">
            <text:p>4480</text:p>
          </table:table-cell>
          <table:table-cell table:formula="of:=[.B315]-[.$B$2]" office:value-type="float" office:value="40.5089797973633" calcext:value-type="float">
            <text:p>40.5089797974</text:p>
          </table:table-cell>
          <table:table-cell table:formula="of:=[.C315]/([.D315]-[.D314])" office:value-type="float" office:value="79800.5755346799" calcext:value-type="float">
            <text:p>79800.5755346799</text:p>
          </table:table-cell>
          <table:table-cell/>
          <table:table-cell office:value-type="float" office:value="1443142604.02443" calcext:value-type="float">
            <text:p>1443142604.02443</text:p>
          </table:table-cell>
          <table:table-cell table:formula="of:=[.G315]-[.$B$2]" office:value-type="float" office:value="44.0242314338684" calcext:value-type="float">
            <text:p>44.0242314339</text:p>
          </table:table-cell>
          <table:table-cell table:formula="of:=[.C315]/([.H315]-[.H314])" office:value-type="float" office:value="16609.3870418282" calcext:value-type="float">
            <text:p>16609.3870418282</text:p>
          </table:table-cell>
          <table:table-cell table:formula="of:=[.G315]-[.$B315]" office:value-type="float" office:value="3.51525163650513" calcext:value-type="float">
            <text:p>3.515251636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2600.56532" calcext:value-type="float">
            <text:p>1443142600.56532</text:p>
          </table:table-cell>
          <table:table-cell office:value-type="float" office:value="4480" calcext:value-type="float">
            <text:p>4480</text:p>
          </table:table-cell>
          <table:table-cell table:formula="of:=[.B316]-[.$B$2]" office:value-type="float" office:value="40.5651216506958" calcext:value-type="float">
            <text:p>40.5651216507</text:p>
          </table:table-cell>
          <table:table-cell table:formula="of:=[.C316]/([.D316]-[.D315])" office:value-type="float" office:value="79797.8644108105" calcext:value-type="float">
            <text:p>79797.8644108105</text:p>
          </table:table-cell>
          <table:table-cell/>
          <table:table-cell office:value-type="float" office:value="1443142605.09827" calcext:value-type="float">
            <text:p>1443142605.09827</text:p>
          </table:table-cell>
          <table:table-cell table:formula="of:=[.G316]-[.$B$2]" office:value-type="float" office:value="45.0980761051178" calcext:value-type="float">
            <text:p>45.0980761051</text:p>
          </table:table-cell>
          <table:table-cell table:formula="of:=[.C316]/([.H316]-[.H315])" office:value-type="float" office:value="4171.92553070794" calcext:value-type="float">
            <text:p>4171.9255307079</text:p>
          </table:table-cell>
          <table:table-cell table:formula="of:=[.G316]-[.$B316]" office:value-type="float" office:value="4.532954454422" calcext:value-type="float">
            <text:p>4.532954454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2600.62143" calcext:value-type="float">
            <text:p>1443142600.62143</text:p>
          </table:table-cell>
          <table:table-cell office:value-type="float" office:value="4480" calcext:value-type="float">
            <text:p>4480</text:p>
          </table:table-cell>
          <table:table-cell table:formula="of:=[.B317]-[.$B$2]" office:value-type="float" office:value="40.6212391853333" calcext:value-type="float">
            <text:p>40.6212391853</text:p>
          </table:table-cell>
          <table:table-cell table:formula="of:=[.C317]/([.D317]-[.D316])" office:value-type="float" office:value="79832.4450449073" calcext:value-type="float">
            <text:p>79832.4450449073</text:p>
          </table:table-cell>
          <table:table-cell/>
          <table:table-cell office:value-type="float" office:value="1443142605.82984" calcext:value-type="float">
            <text:p>1443142605.82984</text:p>
          </table:table-cell>
          <table:table-cell table:formula="of:=[.G317]-[.$B$2]" office:value-type="float" office:value="45.8296418190002" calcext:value-type="float">
            <text:p>45.829641819</text:p>
          </table:table-cell>
          <table:table-cell table:formula="of:=[.C317]/([.H317]-[.H316])" office:value-type="float" office:value="6123.85178116737" calcext:value-type="float">
            <text:p>6123.8517811674</text:p>
          </table:table-cell>
          <table:table-cell table:formula="of:=[.G317]-[.$B317]" office:value-type="float" office:value="5.20840263366699" calcext:value-type="float">
            <text:p>5.208402633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2600.67757" calcext:value-type="float">
            <text:p>1443142600.67757</text:p>
          </table:table-cell>
          <table:table-cell office:value-type="float" office:value="4480" calcext:value-type="float">
            <text:p>4480</text:p>
          </table:table-cell>
          <table:table-cell table:formula="of:=[.B318]-[.$B$2]" office:value-type="float" office:value="40.6773781776428" calcext:value-type="float">
            <text:p>40.6773781776</text:p>
          </table:table-cell>
          <table:table-cell table:formula="of:=[.C318]/([.D318]-[.D317])" office:value-type="float" office:value="79801.9311656984" calcext:value-type="float">
            <text:p>79801.9311656984</text:p>
          </table:table-cell>
          <table:table-cell/>
          <table:table-cell office:value-type="float" office:value="1443142606.00124" calcext:value-type="float">
            <text:p>1443142606.00124</text:p>
          </table:table-cell>
          <table:table-cell table:formula="of:=[.G318]-[.$B$2]" office:value-type="float" office:value="46.0010497570038" calcext:value-type="float">
            <text:p>46.001049757</text:p>
          </table:table-cell>
          <table:table-cell table:formula="of:=[.C318]/([.H318]-[.H317])" office:value-type="float" office:value="26136.4791629865" calcext:value-type="float">
            <text:p>26136.4791629865</text:p>
          </table:table-cell>
          <table:table-cell table:formula="of:=[.G318]-[.$B318]" office:value-type="float" office:value="5.32367157936096" calcext:value-type="float">
            <text:p>5.323671579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2600.73371" calcext:value-type="float">
            <text:p>1443142600.73371</text:p>
          </table:table-cell>
          <table:table-cell office:value-type="float" office:value="4480" calcext:value-type="float">
            <text:p>4480</text:p>
          </table:table-cell>
          <table:table-cell table:formula="of:=[.B319]-[.$B$2]" office:value-type="float" office:value="40.7335114479065" calcext:value-type="float">
            <text:p>40.7335114479</text:p>
          </table:table-cell>
          <table:table-cell table:formula="of:=[.C319]/([.D319]-[.D318])" office:value-type="float" office:value="79810.0659191301" calcext:value-type="float">
            <text:p>79810.0659191301</text:p>
          </table:table-cell>
          <table:table-cell/>
          <table:table-cell office:value-type="float" office:value="1443142606.08683" calcext:value-type="float">
            <text:p>1443142606.08683</text:p>
          </table:table-cell>
          <table:table-cell table:formula="of:=[.G319]-[.$B$2]" office:value-type="float" office:value="46.086639881134" calcext:value-type="float">
            <text:p>46.0866398811</text:p>
          </table:table-cell>
          <table:table-cell table:formula="of:=[.C319]/([.H319]-[.H318])" office:value-type="float" office:value="52342.4874718308" calcext:value-type="float">
            <text:p>52342.4874718308</text:p>
          </table:table-cell>
          <table:table-cell table:formula="of:=[.G319]-[.$B319]" office:value-type="float" office:value="5.35312843322754" calcext:value-type="float">
            <text:p>5.353128433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2600.78985" calcext:value-type="float">
            <text:p>1443142600.78985</text:p>
          </table:table-cell>
          <table:table-cell office:value-type="float" office:value="4480" calcext:value-type="float">
            <text:p>4480</text:p>
          </table:table-cell>
          <table:table-cell table:formula="of:=[.B320]-[.$B$2]" office:value-type="float" office:value="40.7896544933319" calcext:value-type="float">
            <text:p>40.7896544933</text:p>
          </table:table-cell>
          <table:table-cell table:formula="of:=[.C320]/([.D320]-[.D319])" office:value-type="float" office:value="79796.1700519363" calcext:value-type="float">
            <text:p>79796.1700519363</text:p>
          </table:table-cell>
          <table:table-cell/>
          <table:table-cell office:value-type="float" office:value="1443142606.37763" calcext:value-type="float">
            <text:p>1443142606.37763</text:p>
          </table:table-cell>
          <table:table-cell table:formula="of:=[.G320]-[.$B$2]" office:value-type="float" office:value="46.3774394989014" calcext:value-type="float">
            <text:p>46.3774394989</text:p>
          </table:table-cell>
          <table:table-cell table:formula="of:=[.C320]/([.H320]-[.H319])" office:value-type="float" office:value="15405.7974160902" calcext:value-type="float">
            <text:p>15405.7974160902</text:p>
          </table:table-cell>
          <table:table-cell table:formula="of:=[.G320]-[.$B320]" office:value-type="float" office:value="5.58778500556946" calcext:value-type="float">
            <text:p>5.587785005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2600.84598" calcext:value-type="float">
            <text:p>1443142600.84598</text:p>
          </table:table-cell>
          <table:table-cell office:value-type="float" office:value="4480" calcext:value-type="float">
            <text:p>4480</text:p>
          </table:table-cell>
          <table:table-cell table:formula="of:=[.B321]-[.$B$2]" office:value-type="float" office:value="40.845782995224" calcext:value-type="float">
            <text:p>40.8457829952</text:p>
          </table:table-cell>
          <table:table-cell table:formula="of:=[.C321]/([.D321]-[.D320])" office:value-type="float" office:value="79816.8461473112" calcext:value-type="float">
            <text:p>79816.8461473112</text:p>
          </table:table-cell>
          <table:table-cell/>
          <table:table-cell office:value-type="float" office:value="1443142606.74547" calcext:value-type="float">
            <text:p>1443142606.74547</text:p>
          </table:table-cell>
          <table:table-cell table:formula="of:=[.G321]-[.$B$2]" office:value-type="float" office:value="46.7452740669251" calcext:value-type="float">
            <text:p>46.7452740669</text:p>
          </table:table-cell>
          <table:table-cell table:formula="of:=[.C321]/([.H321]-[.H320])" office:value-type="float" office:value="12179.3882072323" calcext:value-type="float">
            <text:p>12179.3882072323</text:p>
          </table:table-cell>
          <table:table-cell table:formula="of:=[.G321]-[.$B321]" office:value-type="float" office:value="5.89949107170105" calcext:value-type="float">
            <text:p>5.8994910717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2600.90212" calcext:value-type="float">
            <text:p>1443142600.90212</text:p>
          </table:table-cell>
          <table:table-cell office:value-type="float" office:value="4480" calcext:value-type="float">
            <text:p>4480</text:p>
          </table:table-cell>
          <table:table-cell table:formula="of:=[.B322]-[.$B$2]" office:value-type="float" office:value="40.9019241333008" calcext:value-type="float">
            <text:p>40.9019241333</text:p>
          </table:table-cell>
          <table:table-cell table:formula="of:=[.C322]/([.D322]-[.D321])" office:value-type="float" office:value="79798.8810606736" calcext:value-type="float">
            <text:p>79798.8810606736</text:p>
          </table:table-cell>
          <table:table-cell/>
          <table:table-cell office:value-type="float" office:value="1443142607.03157" calcext:value-type="float">
            <text:p>1443142607.03157</text:p>
          </table:table-cell>
          <table:table-cell table:formula="of:=[.G322]-[.$B$2]" office:value-type="float" office:value="47.0313715934753" calcext:value-type="float">
            <text:p>47.0313715935</text:p>
          </table:table-cell>
          <table:table-cell table:formula="of:=[.C322]/([.H322]-[.H321])" office:value-type="float" office:value="15658.9959165986" calcext:value-type="float">
            <text:p>15658.9959165986</text:p>
          </table:table-cell>
          <table:table-cell table:formula="of:=[.G322]-[.$B322]" office:value-type="float" office:value="6.12944746017456" calcext:value-type="float">
            <text:p>6.129447460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2600.95825" calcext:value-type="float">
            <text:p>1443142600.95825</text:p>
          </table:table-cell>
          <table:table-cell office:value-type="float" office:value="4480" calcext:value-type="float">
            <text:p>4480</text:p>
          </table:table-cell>
          <table:table-cell table:formula="of:=[.B323]-[.$B$2]" office:value-type="float" office:value="40.9580590724945" calcext:value-type="float">
            <text:p>40.9580590725</text:p>
          </table:table-cell>
          <table:table-cell table:formula="of:=[.C323]/([.D323]-[.D322])" office:value-type="float" office:value="79807.6931114009" calcext:value-type="float">
            <text:p>79807.6931114009</text:p>
          </table:table-cell>
          <table:table-cell/>
          <table:table-cell office:value-type="float" office:value="1443142611.00473" calcext:value-type="float">
            <text:p>1443142611.00473</text:p>
          </table:table-cell>
          <table:table-cell table:formula="of:=[.G323]-[.$B$2]" office:value-type="float" office:value="51.0045385360718" calcext:value-type="float">
            <text:p>51.0045385361</text:p>
          </table:table-cell>
          <table:table-cell table:formula="of:=[.C323]/([.H323]-[.H322])" office:value-type="float" office:value="1127.56399736688" calcext:value-type="float">
            <text:p>1127.5639973669</text:p>
          </table:table-cell>
          <table:table-cell table:formula="of:=[.G323]-[.$B323]" office:value-type="float" office:value="10.0464794635773" calcext:value-type="float">
            <text:p>10.046479463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2601.01354" calcext:value-type="float">
            <text:p>1443142601.01354</text:p>
          </table:table-cell>
          <table:table-cell office:value-type="float" office:value="4480" calcext:value-type="float">
            <text:p>4480</text:p>
          </table:table-cell>
          <table:table-cell table:formula="of:=[.B324]-[.$B$2]" office:value-type="float" office:value="41.013347864151" calcext:value-type="float">
            <text:p>41.0133478642</text:p>
          </table:table-cell>
          <table:table-cell table:formula="of:=[.C324]/([.D324]-[.D323])" office:value-type="float" office:value="81029.0814064804" calcext:value-type="float">
            <text:p>81029.0814064804</text:p>
          </table:table-cell>
          <table:table-cell/>
          <table:table-cell office:value-type="float" office:value="1443142611.02293" calcext:value-type="float">
            <text:p>1443142611.02293</text:p>
          </table:table-cell>
          <table:table-cell table:formula="of:=[.G324]-[.$B$2]" office:value-type="float" office:value="51.0227365493774" calcext:value-type="float">
            <text:p>51.0227365494</text:p>
          </table:table-cell>
          <table:table-cell table:formula="of:=[.C324]/([.H324]-[.H323])" office:value-type="float" office:value="246180.719002201" calcext:value-type="float">
            <text:p>246180.719002201</text:p>
          </table:table-cell>
          <table:table-cell table:formula="of:=[.G324]-[.$B324]" office:value-type="float" office:value="10.0093886852264" calcext:value-type="float">
            <text:p>10.009388685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2601.06637" calcext:value-type="float">
            <text:p>1443142601.06637</text:p>
          </table:table-cell>
          <table:table-cell office:value-type="float" office:value="4480" calcext:value-type="float">
            <text:p>4480</text:p>
          </table:table-cell>
          <table:table-cell table:formula="of:=[.B325]-[.$B$2]" office:value-type="float" office:value="41.0661792755127" calcext:value-type="float">
            <text:p>41.0661792755</text:p>
          </table:table-cell>
          <table:table-cell table:formula="of:=[.C325]/([.D325]-[.D324])" office:value-type="float" office:value="84798.0374654205" calcext:value-type="float">
            <text:p>84798.0374654205</text:p>
          </table:table-cell>
          <table:table-cell/>
          <table:table-cell office:value-type="float" office:value="1443142611.06996" calcext:value-type="float">
            <text:p>1443142611.06996</text:p>
          </table:table-cell>
          <table:table-cell table:formula="of:=[.G325]-[.$B$2]" office:value-type="float" office:value="51.069769859314" calcext:value-type="float">
            <text:p>51.0697698593</text:p>
          </table:table-cell>
          <table:table-cell table:formula="of:=[.C325]/([.H325]-[.H324])" office:value-type="float" office:value="95251.6419968369" calcext:value-type="float">
            <text:p>95251.6419968369</text:p>
          </table:table-cell>
          <table:table-cell table:formula="of:=[.G325]-[.$B325]" office:value-type="float" office:value="10.0035905838013" calcext:value-type="float">
            <text:p>10.003590583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2601.11922" calcext:value-type="float">
            <text:p>1443142601.11922</text:p>
          </table:table-cell>
          <table:table-cell office:value-type="float" office:value="4480" calcext:value-type="float">
            <text:p>4480</text:p>
          </table:table-cell>
          <table:table-cell table:formula="of:=[.B326]-[.$B$2]" office:value-type="float" office:value="41.1190264225006" calcext:value-type="float">
            <text:p>41.1190264225</text:p>
          </table:table-cell>
          <table:table-cell table:formula="of:=[.C326]/([.D326]-[.D325])" office:value-type="float" office:value="84772.788226855" calcext:value-type="float">
            <text:p>84772.788226855</text:p>
          </table:table-cell>
          <table:table-cell/>
          <table:table-cell office:value-type="float" office:value="1443142611.12041" calcext:value-type="float">
            <text:p>1443142611.12041</text:p>
          </table:table-cell>
          <table:table-cell table:formula="of:=[.G326]-[.$B$2]" office:value-type="float" office:value="51.1202142238617" calcext:value-type="float">
            <text:p>51.1202142239</text:p>
          </table:table-cell>
          <table:table-cell table:formula="of:=[.C326]/([.H326]-[.H325])" office:value-type="float" office:value="88810.7133505688" calcext:value-type="float">
            <text:p>88810.7133505688</text:p>
          </table:table-cell>
          <table:table-cell table:formula="of:=[.G326]-[.$B326]" office:value-type="float" office:value="10.0011878013611" calcext:value-type="float">
            <text:p>10.001187801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2601.17206" calcext:value-type="float">
            <text:p>1443142601.17206</text:p>
          </table:table-cell>
          <table:table-cell office:value-type="float" office:value="4480" calcext:value-type="float">
            <text:p>4480</text:p>
          </table:table-cell>
          <table:table-cell table:formula="of:=[.B327]-[.$B$2]" office:value-type="float" office:value="41.1718666553497" calcext:value-type="float">
            <text:p>41.1718666553</text:p>
          </table:table-cell>
          <table:table-cell table:formula="of:=[.C327]/([.D327]-[.D326])" office:value-type="float" office:value="84783.880737091" calcext:value-type="float">
            <text:p>84783.880737091</text:p>
          </table:table-cell>
          <table:table-cell/>
          <table:table-cell office:value-type="float" office:value="1443142611.17085" calcext:value-type="float">
            <text:p>1443142611.17085</text:p>
          </table:table-cell>
          <table:table-cell table:formula="of:=[.G327]-[.$B$2]" office:value-type="float" office:value="51.1706564426422" calcext:value-type="float">
            <text:p>51.1706564426</text:p>
          </table:table-cell>
          <table:table-cell table:formula="of:=[.C327]/([.H327]-[.H326])" office:value-type="float" office:value="88814.491279482" calcext:value-type="float">
            <text:p>88814.491279482</text:p>
          </table:table-cell>
          <table:table-cell table:formula="of:=[.G327]-[.$B327]" office:value-type="float" office:value="9.99878978729248" calcext:value-type="float">
            <text:p>9.998789787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2601.22488" calcext:value-type="float">
            <text:p>1443142601.22488</text:p>
          </table:table-cell>
          <table:table-cell office:value-type="float" office:value="4480" calcext:value-type="float">
            <text:p>4480</text:p>
          </table:table-cell>
          <table:table-cell table:formula="of:=[.B328]-[.$B$2]" office:value-type="float" office:value="41.2246897220612" calcext:value-type="float">
            <text:p>41.2246897221</text:p>
          </table:table-cell>
          <table:table-cell table:formula="of:=[.C328]/([.D328]-[.D327])" office:value-type="float" office:value="84811.4333170846" calcext:value-type="float">
            <text:p>84811.4333170846</text:p>
          </table:table-cell>
          <table:table-cell/>
          <table:table-cell office:value-type="float" office:value="1443142611.22136" calcext:value-type="float">
            <text:p>1443142611.22136</text:p>
          </table:table-cell>
          <table:table-cell table:formula="of:=[.G328]-[.$B$2]" office:value-type="float" office:value="51.2211682796478" calcext:value-type="float">
            <text:p>51.2211682796</text:p>
          </table:table-cell>
          <table:table-cell table:formula="of:=[.C328]/([.H328]-[.H327])" office:value-type="float" office:value="88692.0822044538" calcext:value-type="float">
            <text:p>88692.0822044538</text:p>
          </table:table-cell>
          <table:table-cell table:formula="of:=[.G328]-[.$B328]" office:value-type="float" office:value="9.99647855758667" calcext:value-type="float">
            <text:p>9.996478557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2601.27772" calcext:value-type="float">
            <text:p>1443142601.27772</text:p>
          </table:table-cell>
          <table:table-cell office:value-type="float" office:value="4480" calcext:value-type="float">
            <text:p>4480</text:p>
          </table:table-cell>
          <table:table-cell table:formula="of:=[.B329]-[.$B$2]" office:value-type="float" office:value="41.2775270938873" calcext:value-type="float">
            <text:p>41.2775270939</text:p>
          </table:table-cell>
          <table:table-cell table:formula="of:=[.C329]/([.D329]-[.D328])" office:value-type="float" office:value="84788.4715904989" calcext:value-type="float">
            <text:p>84788.4715904989</text:p>
          </table:table-cell>
          <table:table-cell/>
          <table:table-cell office:value-type="float" office:value="1443142611.27174" calcext:value-type="float">
            <text:p>1443142611.27174</text:p>
          </table:table-cell>
          <table:table-cell table:formula="of:=[.G329]-[.$B$2]" office:value-type="float" office:value="51.2715404033661" calcext:value-type="float">
            <text:p>51.2715404034</text:p>
          </table:table-cell>
          <table:table-cell table:formula="of:=[.C329]/([.H329]-[.H328])" office:value-type="float" office:value="88938.0806149302" calcext:value-type="float">
            <text:p>88938.0806149302</text:p>
          </table:table-cell>
          <table:table-cell table:formula="of:=[.G329]-[.$B329]" office:value-type="float" office:value="9.99401330947876" calcext:value-type="float">
            <text:p>9.994013309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2601.33056" calcext:value-type="float">
            <text:p>1443142601.33056</text:p>
          </table:table-cell>
          <table:table-cell office:value-type="float" office:value="4480" calcext:value-type="float">
            <text:p>4480</text:p>
          </table:table-cell>
          <table:table-cell table:formula="of:=[.B330]-[.$B$2]" office:value-type="float" office:value="41.3303632736206" calcext:value-type="float">
            <text:p>41.3303632736</text:p>
          </table:table-cell>
          <table:table-cell table:formula="of:=[.C330]/([.D330]-[.D329])" office:value-type="float" office:value="84790.3845928226" calcext:value-type="float">
            <text:p>84790.3845928226</text:p>
          </table:table-cell>
          <table:table-cell/>
          <table:table-cell office:value-type="float" office:value="1443142611.32217" calcext:value-type="float">
            <text:p>1443142611.32217</text:p>
          </table:table-cell>
          <table:table-cell table:formula="of:=[.G330]-[.$B$2]" office:value-type="float" office:value="51.3219766616821" calcext:value-type="float">
            <text:p>51.3219766617</text:p>
          </table:table-cell>
          <table:table-cell table:formula="of:=[.C330]/([.H330]-[.H329])" office:value-type="float" office:value="88824.9872131225" calcext:value-type="float">
            <text:p>88824.9872131225</text:p>
          </table:table-cell>
          <table:table-cell table:formula="of:=[.G330]-[.$B330]" office:value-type="float" office:value="9.99161338806152" calcext:value-type="float">
            <text:p>9.991613388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2601.3834" calcext:value-type="float">
            <text:p>1443142601.3834</text:p>
          </table:table-cell>
          <table:table-cell office:value-type="float" office:value="4480" calcext:value-type="float">
            <text:p>4480</text:p>
          </table:table-cell>
          <table:table-cell table:formula="of:=[.B331]-[.$B$2]" office:value-type="float" office:value="41.3832008838654" calcext:value-type="float">
            <text:p>41.3832008839</text:p>
          </table:table-cell>
          <table:table-cell table:formula="of:=[.C331]/([.D331]-[.D330])" office:value-type="float" office:value="84788.0890003926" calcext:value-type="float">
            <text:p>84788.0890003926</text:p>
          </table:table-cell>
          <table:table-cell/>
          <table:table-cell office:value-type="float" office:value="1443142611.37262" calcext:value-type="float">
            <text:p>1443142611.37262</text:p>
          </table:table-cell>
          <table:table-cell table:formula="of:=[.G331]-[.$B$2]" office:value-type="float" office:value="51.3724293708801" calcext:value-type="float">
            <text:p>51.3724293709</text:p>
          </table:table-cell>
          <table:table-cell table:formula="of:=[.C331]/([.H331]-[.H330])" office:value-type="float" office:value="88796.0244596293" calcext:value-type="float">
            <text:p>88796.0244596293</text:p>
          </table:table-cell>
          <table:table-cell table:formula="of:=[.G331]-[.$B331]" office:value-type="float" office:value="9.98922848701477" calcext:value-type="float">
            <text:p>9.98922848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2601.43622" calcext:value-type="float">
            <text:p>1443142601.43622</text:p>
          </table:table-cell>
          <table:table-cell office:value-type="float" office:value="4480" calcext:value-type="float">
            <text:p>4480</text:p>
          </table:table-cell>
          <table:table-cell table:formula="of:=[.B332]-[.$B$2]" office:value-type="float" office:value="41.4360284805298" calcext:value-type="float">
            <text:p>41.4360284805</text:p>
          </table:table-cell>
          <table:table-cell table:formula="of:=[.C332]/([.D332]-[.D331])" office:value-type="float" office:value="84804.1607582083" calcext:value-type="float">
            <text:p>84804.1607582083</text:p>
          </table:table-cell>
          <table:table-cell/>
          <table:table-cell office:value-type="float" office:value="1443142611.42307" calcext:value-type="float">
            <text:p>1443142611.42307</text:p>
          </table:table-cell>
          <table:table-cell table:formula="of:=[.G332]-[.$B$2]" office:value-type="float" office:value="51.4228715896607" calcext:value-type="float">
            <text:p>51.4228715897</text:p>
          </table:table-cell>
          <table:table-cell table:formula="of:=[.C332]/([.H332]-[.H331])" office:value-type="float" office:value="88814.491279482" calcext:value-type="float">
            <text:p>88814.491279482</text:p>
          </table:table-cell>
          <table:table-cell table:formula="of:=[.G332]-[.$B332]" office:value-type="float" office:value="9.98684310913086" calcext:value-type="float">
            <text:p>9.986843109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2601.48906" calcext:value-type="float">
            <text:p>1443142601.48906</text:p>
          </table:table-cell>
          <table:table-cell office:value-type="float" office:value="4480" calcext:value-type="float">
            <text:p>4480</text:p>
          </table:table-cell>
          <table:table-cell table:formula="of:=[.B333]-[.$B$2]" office:value-type="float" office:value="41.4888646602631" calcext:value-type="float">
            <text:p>41.4888646603</text:p>
          </table:table-cell>
          <table:table-cell table:formula="of:=[.C333]/([.D333]-[.D332])" office:value-type="float" office:value="84790.3845928226" calcext:value-type="float">
            <text:p>84790.3845928226</text:p>
          </table:table-cell>
          <table:table-cell/>
          <table:table-cell office:value-type="float" office:value="1443142611.47356" calcext:value-type="float">
            <text:p>1443142611.47356</text:p>
          </table:table-cell>
          <table:table-cell table:formula="of:=[.G333]-[.$B$2]" office:value-type="float" office:value="51.4733624458313" calcext:value-type="float">
            <text:p>51.4733624458</text:p>
          </table:table-cell>
          <table:table-cell table:formula="of:=[.C333]/([.H333]-[.H332])" office:value-type="float" office:value="88728.9370744284" calcext:value-type="float">
            <text:p>88728.9370744284</text:p>
          </table:table-cell>
          <table:table-cell table:formula="of:=[.G333]-[.$B333]" office:value-type="float" office:value="9.98449778556824" calcext:value-type="float">
            <text:p>9.984497785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2601.5419" calcext:value-type="float">
            <text:p>1443142601.5419</text:p>
          </table:table-cell>
          <table:table-cell office:value-type="float" office:value="4480" calcext:value-type="float">
            <text:p>4480</text:p>
          </table:table-cell>
          <table:table-cell table:formula="of:=[.B334]-[.$B$2]" office:value-type="float" office:value="41.5417096614838" calcext:value-type="float">
            <text:p>41.5417096615</text:p>
          </table:table-cell>
          <table:table-cell table:formula="of:=[.C334]/([.D334]-[.D333])" office:value-type="float" office:value="84776.2304194037" calcext:value-type="float">
            <text:p>84776.2304194037</text:p>
          </table:table-cell>
          <table:table-cell/>
          <table:table-cell office:value-type="float" office:value="1443142611.52396" calcext:value-type="float">
            <text:p>1443142611.52396</text:p>
          </table:table-cell>
          <table:table-cell table:formula="of:=[.G334]-[.$B$2]" office:value-type="float" office:value="51.5237679481506" calcext:value-type="float">
            <text:p>51.5237679482</text:p>
          </table:table-cell>
          <table:table-cell table:formula="of:=[.C334]/([.H334]-[.H333])" office:value-type="float" office:value="88879.1856813108" calcext:value-type="float">
            <text:p>88879.1856813108</text:p>
          </table:table-cell>
          <table:table-cell table:formula="of:=[.G334]-[.$B334]" office:value-type="float" office:value="9.98205828666687" calcext:value-type="float">
            <text:p>9.982058286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2601.59474" calcext:value-type="float">
            <text:p>1443142601.59474</text:p>
          </table:table-cell>
          <table:table-cell office:value-type="float" office:value="4480" calcext:value-type="float">
            <text:p>4480</text:p>
          </table:table-cell>
          <table:table-cell table:formula="of:=[.B335]-[.$B$2]" office:value-type="float" office:value="41.5945456027985" calcext:value-type="float">
            <text:p>41.5945456028</text:p>
          </table:table-cell>
          <table:table-cell table:formula="of:=[.C335]/([.D335]-[.D334])" office:value-type="float" office:value="84790.767203646" calcext:value-type="float">
            <text:p>84790.767203646</text:p>
          </table:table-cell>
          <table:table-cell/>
          <table:table-cell office:value-type="float" office:value="1443142611.57448" calcext:value-type="float">
            <text:p>1443142611.57448</text:p>
          </table:table-cell>
          <table:table-cell table:formula="of:=[.G335]-[.$B$2]" office:value-type="float" office:value="51.5742847919464" calcext:value-type="float">
            <text:p>51.5742847919</text:p>
          </table:table-cell>
          <table:table-cell table:formula="of:=[.C335]/([.H335]-[.H334])" office:value-type="float" office:value="88683.2918167102" calcext:value-type="float">
            <text:p>88683.2918167102</text:p>
          </table:table-cell>
          <table:table-cell table:formula="of:=[.G335]-[.$B335]" office:value-type="float" office:value="9.97973918914795" calcext:value-type="float">
            <text:p>9.979739189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2601.64758" calcext:value-type="float">
            <text:p>1443142601.64758</text:p>
          </table:table-cell>
          <table:table-cell office:value-type="float" office:value="4480" calcext:value-type="float">
            <text:p>4480</text:p>
          </table:table-cell>
          <table:table-cell table:formula="of:=[.B336]-[.$B$2]" office:value-type="float" office:value="41.6473817825317" calcext:value-type="float">
            <text:p>41.6473817825</text:p>
          </table:table-cell>
          <table:table-cell table:formula="of:=[.C336]/([.D336]-[.D335])" office:value-type="float" office:value="84790.3845928226" calcext:value-type="float">
            <text:p>84790.3845928226</text:p>
          </table:table-cell>
          <table:table-cell/>
          <table:table-cell office:value-type="float" office:value="1443142611.62487" calcext:value-type="float">
            <text:p>1443142611.62487</text:p>
          </table:table-cell>
          <table:table-cell table:formula="of:=[.G336]-[.$B$2]" office:value-type="float" office:value="51.6246731281281" calcext:value-type="float">
            <text:p>51.6246731281</text:p>
          </table:table-cell>
          <table:table-cell table:formula="of:=[.C336]/([.H336]-[.H335])" office:value-type="float" office:value="88909.4647588765" calcext:value-type="float">
            <text:p>88909.4647588765</text:p>
          </table:table-cell>
          <table:table-cell table:formula="of:=[.G336]-[.$B336]" office:value-type="float" office:value="9.97729134559631" calcext:value-type="float">
            <text:p>9.977291345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2601.70041" calcext:value-type="float">
            <text:p>1443142601.70041</text:p>
          </table:table-cell>
          <table:table-cell office:value-type="float" office:value="4480" calcext:value-type="float">
            <text:p>4480</text:p>
          </table:table-cell>
          <table:table-cell table:formula="of:=[.B337]-[.$B$2]" office:value-type="float" office:value="41.7002193927765" calcext:value-type="float">
            <text:p>41.7002193928</text:p>
          </table:table-cell>
          <table:table-cell table:formula="of:=[.C337]/([.D337]-[.D336])" office:value-type="float" office:value="84788.0890003926" calcext:value-type="float">
            <text:p>84788.0890003926</text:p>
          </table:table-cell>
          <table:table-cell/>
          <table:table-cell office:value-type="float" office:value="1443142611.67529" calcext:value-type="float">
            <text:p>1443142611.67529</text:p>
          </table:table-cell>
          <table:table-cell table:formula="of:=[.G337]-[.$B$2]" office:value-type="float" office:value="51.6750943660736" calcext:value-type="float">
            <text:p>51.6750943661</text:p>
          </table:table-cell>
          <table:table-cell table:formula="of:=[.C337]/([.H337]-[.H336])" office:value-type="float" office:value="88851.4479719314" calcext:value-type="float">
            <text:p>88851.4479719314</text:p>
          </table:table-cell>
          <table:table-cell table:formula="of:=[.G337]-[.$B337]" office:value-type="float" office:value="9.97487497329712" calcext:value-type="float">
            <text:p>9.974874973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2601.75325" calcext:value-type="float">
            <text:p>1443142601.75325</text:p>
          </table:table-cell>
          <table:table-cell office:value-type="float" office:value="4480" calcext:value-type="float">
            <text:p>4480</text:p>
          </table:table-cell>
          <table:table-cell table:formula="of:=[.B338]-[.$B$2]" office:value-type="float" office:value="41.7530560493469" calcext:value-type="float">
            <text:p>41.7530560493</text:p>
          </table:table-cell>
          <table:table-cell table:formula="of:=[.C338]/([.D338]-[.D337])" office:value-type="float" office:value="84789.6193815345" calcext:value-type="float">
            <text:p>84789.6193815345</text:p>
          </table:table-cell>
          <table:table-cell/>
          <table:table-cell office:value-type="float" office:value="1443142611.72573" calcext:value-type="float">
            <text:p>1443142611.72573</text:p>
          </table:table-cell>
          <table:table-cell table:formula="of:=[.G338]-[.$B$2]" office:value-type="float" office:value="51.725537776947" calcext:value-type="float">
            <text:p>51.7255377769</text:p>
          </table:table-cell>
          <table:table-cell table:formula="of:=[.C338]/([.H338]-[.H337])" office:value-type="float" office:value="88812.3923904053" calcext:value-type="float">
            <text:p>88812.3923904053</text:p>
          </table:table-cell>
          <table:table-cell table:formula="of:=[.G338]-[.$B338]" office:value-type="float" office:value="9.9724817276001" calcext:value-type="float">
            <text:p>9.972481727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2601.80608" calcext:value-type="float">
            <text:p>1443142601.80608</text:p>
          </table:table-cell>
          <table:table-cell office:value-type="float" office:value="4480" calcext:value-type="float">
            <text:p>4480</text:p>
          </table:table-cell>
          <table:table-cell table:formula="of:=[.B339]-[.$B$2]" office:value-type="float" office:value="41.8058884143829" calcext:value-type="float">
            <text:p>41.8058884144</text:p>
          </table:table-cell>
          <table:table-cell table:formula="of:=[.C339]/([.D339]-[.D338])" office:value-type="float" office:value="84796.5067803876" calcext:value-type="float">
            <text:p>84796.5067803876</text:p>
          </table:table-cell>
          <table:table-cell/>
          <table:table-cell office:value-type="float" office:value="1443142611.77619" calcext:value-type="float">
            <text:p>1443142611.77619</text:p>
          </table:table-cell>
          <table:table-cell table:formula="of:=[.G339]-[.$B$2]" office:value-type="float" office:value="51.7759931087494" calcext:value-type="float">
            <text:p>51.7759931087</text:p>
          </table:table-cell>
          <table:table-cell table:formula="of:=[.C339]/([.H339]-[.H338])" office:value-type="float" office:value="88791.4089545186" calcext:value-type="float">
            <text:p>88791.4089545186</text:p>
          </table:table-cell>
          <table:table-cell table:formula="of:=[.G339]-[.$B339]" office:value-type="float" office:value="9.97010469436646" calcext:value-type="float">
            <text:p>9.970104694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2601.85892" calcext:value-type="float">
            <text:p>1443142601.85892</text:p>
          </table:table-cell>
          <table:table-cell office:value-type="float" office:value="4480" calcext:value-type="float">
            <text:p>4480</text:p>
          </table:table-cell>
          <table:table-cell table:formula="of:=[.B340]-[.$B$2]" office:value-type="float" office:value="41.8587281703949" calcext:value-type="float">
            <text:p>41.8587281704</text:p>
          </table:table-cell>
          <table:table-cell table:formula="of:=[.C340]/([.D340]-[.D339])" office:value-type="float" office:value="84784.6458448016" calcext:value-type="float">
            <text:p>84784.6458448016</text:p>
          </table:table-cell>
          <table:table-cell/>
          <table:table-cell office:value-type="float" office:value="1443142611.82666" calcext:value-type="float">
            <text:p>1443142611.82666</text:p>
          </table:table-cell>
          <table:table-cell table:formula="of:=[.G340]-[.$B$2]" office:value-type="float" office:value="51.8264651298523" calcext:value-type="float">
            <text:p>51.8264651299</text:p>
          </table:table-cell>
          <table:table-cell table:formula="of:=[.C340]/([.H340]-[.H339])" office:value-type="float" office:value="88762.0487966178" calcext:value-type="float">
            <text:p>88762.0487966178</text:p>
          </table:table-cell>
          <table:table-cell table:formula="of:=[.G340]-[.$B340]" office:value-type="float" office:value="9.9677369594574" calcext:value-type="float">
            <text:p>9.967736959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2601.91179" calcext:value-type="float">
            <text:p>1443142601.91179</text:p>
          </table:table-cell>
          <table:table-cell office:value-type="float" office:value="4480" calcext:value-type="float">
            <text:p>4480</text:p>
          </table:table-cell>
          <table:table-cell table:formula="of:=[.B341]-[.$B$2]" office:value-type="float" office:value="41.9115905761719" calcext:value-type="float">
            <text:p>41.9115905762</text:p>
          </table:table-cell>
          <table:table-cell table:formula="of:=[.C341]/([.D341]-[.D340])" office:value-type="float" office:value="84748.3184723143" calcext:value-type="float">
            <text:p>84748.3184723143</text:p>
          </table:table-cell>
          <table:table-cell/>
          <table:table-cell office:value-type="float" office:value="1443142611.87707" calcext:value-type="float">
            <text:p>1443142611.87707</text:p>
          </table:table-cell>
          <table:table-cell table:formula="of:=[.G341]-[.$B$2]" office:value-type="float" office:value="51.8768742084503" calcext:value-type="float">
            <text:p>51.8768742085</text:p>
          </table:table-cell>
          <table:table-cell table:formula="of:=[.C341]/([.H341]-[.H340])" office:value-type="float" office:value="88872.8801358363" calcext:value-type="float">
            <text:p>88872.8801358363</text:p>
          </table:table-cell>
          <table:table-cell table:formula="of:=[.G341]-[.$B341]" office:value-type="float" office:value="9.96528363227844" calcext:value-type="float">
            <text:p>9.965283632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2601.96462" calcext:value-type="float">
            <text:p>1443142601.96462</text:p>
          </table:table-cell>
          <table:table-cell office:value-type="float" office:value="4480" calcext:value-type="float">
            <text:p>4480</text:p>
          </table:table-cell>
          <table:table-cell table:formula="of:=[.B342]-[.$B$2]" office:value-type="float" office:value="41.9644241333008" calcext:value-type="float">
            <text:p>41.9644241333</text:p>
          </table:table-cell>
          <table:table-cell table:formula="of:=[.C342]/([.D342]-[.D341])" office:value-type="float" office:value="84794.5935018051" calcext:value-type="float">
            <text:p>84794.5935018051</text:p>
          </table:table-cell>
          <table:table-cell/>
          <table:table-cell office:value-type="float" office:value="1443142611.92753" calcext:value-type="float">
            <text:p>1443142611.92753</text:p>
          </table:table-cell>
          <table:table-cell table:formula="of:=[.G342]-[.$B$2]" office:value-type="float" office:value="51.9273371696472" calcext:value-type="float">
            <text:p>51.9273371696</text:p>
          </table:table-cell>
          <table:table-cell table:formula="of:=[.C342]/([.H342]-[.H341])" office:value-type="float" office:value="88777.984758359" calcext:value-type="float">
            <text:p>88777.984758359</text:p>
          </table:table-cell>
          <table:table-cell table:formula="of:=[.G342]-[.$B342]" office:value-type="float" office:value="9.96291303634644" calcext:value-type="float">
            <text:p>9.962913036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2602.01451" calcext:value-type="float">
            <text:p>1443142602.01451</text:p>
          </table:table-cell>
          <table:table-cell office:value-type="float" office:value="4480" calcext:value-type="float">
            <text:p>4480</text:p>
          </table:table-cell>
          <table:table-cell table:formula="of:=[.B343]-[.$B$2]" office:value-type="float" office:value="42.0143113136292" calcext:value-type="float">
            <text:p>42.0143113136</text:p>
          </table:table-cell>
          <table:table-cell table:formula="of:=[.C343]/([.D343]-[.D342])" office:value-type="float" office:value="89802.6300647098" calcext:value-type="float">
            <text:p>89802.6300647098</text:p>
          </table:table-cell>
          <table:table-cell/>
          <table:table-cell office:value-type="float" office:value="1443142611.97795" calcext:value-type="float">
            <text:p>1443142611.97795</text:p>
          </table:table-cell>
          <table:table-cell table:formula="of:=[.G343]-[.$B$2]" office:value-type="float" office:value="51.9777565002441" calcext:value-type="float">
            <text:p>51.9777565002</text:p>
          </table:table-cell>
          <table:table-cell table:formula="of:=[.C343]/([.H343]-[.H342])" office:value-type="float" office:value="88854.8091964024" calcext:value-type="float">
            <text:p>88854.8091964024</text:p>
          </table:table-cell>
          <table:table-cell table:formula="of:=[.G343]-[.$B343]" office:value-type="float" office:value="9.96344518661499" calcext:value-type="float">
            <text:p>9.963445186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2602.0584" calcext:value-type="float">
            <text:p>1443142602.0584</text:p>
          </table:table-cell>
          <table:table-cell office:value-type="float" office:value="4480" calcext:value-type="float">
            <text:p>4480</text:p>
          </table:table-cell>
          <table:table-cell table:formula="of:=[.B344]-[.$B$2]" office:value-type="float" office:value="42.0582020282745" calcext:value-type="float">
            <text:p>42.0582020283</text:p>
          </table:table-cell>
          <table:table-cell table:formula="of:=[.C344]/([.D344]-[.D343])" office:value-type="float" office:value="102071.703233727" calcext:value-type="float">
            <text:p>102071.703233727</text:p>
          </table:table-cell>
          <table:table-cell/>
          <table:table-cell office:value-type="float" office:value="1443142612.02842" calcext:value-type="float">
            <text:p>1443142612.02842</text:p>
          </table:table-cell>
          <table:table-cell table:formula="of:=[.G344]-[.$B$2]" office:value-type="float" office:value="52.0282242298126" calcext:value-type="float">
            <text:p>52.0282242298</text:p>
          </table:table-cell>
          <table:table-cell table:formula="of:=[.C344]/([.H344]-[.H343])" office:value-type="float" office:value="88769.5966968542" calcext:value-type="float">
            <text:p>88769.5966968542</text:p>
          </table:table-cell>
          <table:table-cell table:formula="of:=[.G344]-[.$B344]" office:value-type="float" office:value="9.97002220153809" calcext:value-type="float">
            <text:p>9.970022201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2602.10228" calcext:value-type="float">
            <text:p>1443142602.10228</text:p>
          </table:table-cell>
          <table:table-cell office:value-type="float" office:value="4480" calcext:value-type="float">
            <text:p>4480</text:p>
          </table:table-cell>
          <table:table-cell table:formula="of:=[.B345]-[.$B$2]" office:value-type="float" office:value="42.1020834445953" calcext:value-type="float">
            <text:p>42.1020834446</text:p>
          </table:table-cell>
          <table:table-cell table:formula="of:=[.C345]/([.D345]-[.D344])" office:value-type="float" office:value="102093.331884467" calcext:value-type="float">
            <text:p>102093.331884467</text:p>
          </table:table-cell>
          <table:table-cell/>
          <table:table-cell office:value-type="float" office:value="1443142612.04479" calcext:value-type="float">
            <text:p>1443142612.04479</text:p>
          </table:table-cell>
          <table:table-cell table:formula="of:=[.G345]-[.$B$2]" office:value-type="float" office:value="52.0445914268494" calcext:value-type="float">
            <text:p>52.0445914268</text:p>
          </table:table-cell>
          <table:table-cell table:formula="of:=[.C345]/([.H345]-[.H344])" office:value-type="float" office:value="273718.217599674" calcext:value-type="float">
            <text:p>273718.217599674</text:p>
          </table:table-cell>
          <table:table-cell table:formula="of:=[.G345]-[.$B345]" office:value-type="float" office:value="9.94250798225403" calcext:value-type="float">
            <text:p>9.942507982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2602.14616" calcext:value-type="float">
            <text:p>1443142602.14616</text:p>
          </table:table-cell>
          <table:table-cell office:value-type="float" office:value="4480" calcext:value-type="float">
            <text:p>4480</text:p>
          </table:table-cell>
          <table:table-cell table:formula="of:=[.B346]-[.$B$2]" office:value-type="float" office:value="42.1459653377533" calcext:value-type="float">
            <text:p>42.1459653378</text:p>
          </table:table-cell>
          <table:table-cell table:formula="of:=[.C346]/([.D346]-[.D345])" office:value-type="float" office:value="102092.222499919" calcext:value-type="float">
            <text:p>102092.222499919</text:p>
          </table:table-cell>
          <table:table-cell/>
          <table:table-cell office:value-type="float" office:value="1443142612.06114" calcext:value-type="float">
            <text:p>1443142612.06114</text:p>
          </table:table-cell>
          <table:table-cell table:formula="of:=[.G346]-[.$B$2]" office:value-type="float" office:value="52.0609428882599" calcext:value-type="float">
            <text:p>52.0609428883</text:p>
          </table:table-cell>
          <table:table-cell table:formula="of:=[.C346]/([.H346]-[.H345])" office:value-type="float" office:value="273981.626933788" calcext:value-type="float">
            <text:p>273981.626933788</text:p>
          </table:table-cell>
          <table:table-cell table:formula="of:=[.G346]-[.$B346]" office:value-type="float" office:value="9.91497755050659" calcext:value-type="float">
            <text:p>9.914977550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2602.19005" calcext:value-type="float">
            <text:p>1443142602.19005</text:p>
          </table:table-cell>
          <table:table-cell office:value-type="float" office:value="4480" calcext:value-type="float">
            <text:p>4480</text:p>
          </table:table-cell>
          <table:table-cell table:formula="of:=[.B347]-[.$B$2]" office:value-type="float" office:value="42.1898512840271" calcext:value-type="float">
            <text:p>42.189851284</text:p>
          </table:table-cell>
          <table:table-cell table:formula="of:=[.C347]/([.D347]-[.D346])" office:value-type="float" office:value="102082.793704603" calcext:value-type="float">
            <text:p>102082.793704603</text:p>
          </table:table-cell>
          <table:table-cell/>
          <table:table-cell office:value-type="float" office:value="1443142612.0888" calcext:value-type="float">
            <text:p>1443142612.0888</text:p>
          </table:table-cell>
          <table:table-cell table:formula="of:=[.G347]-[.$B$2]" office:value-type="float" office:value="52.0886001586914" calcext:value-type="float">
            <text:p>52.0886001587</text:p>
          </table:table-cell>
          <table:table-cell table:formula="of:=[.C347]/([.H347]-[.H346])" office:value-type="float" office:value="161982.723895072" calcext:value-type="float">
            <text:p>161982.723895072</text:p>
          </table:table-cell>
          <table:table-cell table:formula="of:=[.G347]-[.$B347]" office:value-type="float" office:value="9.89874887466431" calcext:value-type="float">
            <text:p>9.898748874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2602.23393" calcext:value-type="float">
            <text:p>1443142602.23393</text:p>
          </table:table-cell>
          <table:table-cell office:value-type="float" office:value="4480" calcext:value-type="float">
            <text:p>4480</text:p>
          </table:table-cell>
          <table:table-cell table:formula="of:=[.B348]-[.$B$2]" office:value-type="float" office:value="42.2337329387665" calcext:value-type="float">
            <text:p>42.2337329388</text:p>
          </table:table-cell>
          <table:table-cell table:formula="of:=[.C348]/([.D348]-[.D347])" office:value-type="float" office:value="102092.777189179" calcext:value-type="float">
            <text:p>102092.777189179</text:p>
          </table:table-cell>
          <table:table-cell/>
          <table:table-cell office:value-type="float" office:value="1443142612.13548" calcext:value-type="float">
            <text:p>1443142612.13548</text:p>
          </table:table-cell>
          <table:table-cell table:formula="of:=[.G348]-[.$B$2]" office:value-type="float" office:value="52.135281085968" calcext:value-type="float">
            <text:p>52.135281086</text:p>
          </table:table-cell>
          <table:table-cell table:formula="of:=[.C348]/([.H348]-[.H347])" office:value-type="float" office:value="95970.6728500363" calcext:value-type="float">
            <text:p>95970.6728500363</text:p>
          </table:table-cell>
          <table:table-cell table:formula="of:=[.G348]-[.$B348]" office:value-type="float" office:value="9.90154814720154" calcext:value-type="float">
            <text:p>9.901548147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2602.27781" calcext:value-type="float">
            <text:p>1443142602.27781</text:p>
          </table:table-cell>
          <table:table-cell office:value-type="float" office:value="4480" calcext:value-type="float">
            <text:p>4480</text:p>
          </table:table-cell>
          <table:table-cell table:formula="of:=[.B349]-[.$B$2]" office:value-type="float" office:value="42.2776129245758" calcext:value-type="float">
            <text:p>42.2776129246</text:p>
          </table:table-cell>
          <table:table-cell table:formula="of:=[.C349]/([.D349]-[.D348])" office:value-type="float" office:value="102096.66018278" calcext:value-type="float">
            <text:p>102096.66018278</text:p>
          </table:table-cell>
          <table:table-cell/>
          <table:table-cell office:value-type="float" office:value="1443142612.18216" calcext:value-type="float">
            <text:p>1443142612.18216</text:p>
          </table:table-cell>
          <table:table-cell table:formula="of:=[.G349]-[.$B$2]" office:value-type="float" office:value="52.1819624900818" calcext:value-type="float">
            <text:p>52.1819624901</text:p>
          </table:table-cell>
          <table:table-cell table:formula="of:=[.C349]/([.H349]-[.H348])" office:value-type="float" office:value="95969.6925371305" calcext:value-type="float">
            <text:p>95969.6925371305</text:p>
          </table:table-cell>
          <table:table-cell table:formula="of:=[.G349]-[.$B349]" office:value-type="float" office:value="9.90434956550598" calcext:value-type="float">
            <text:p>9.904349565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2602.32169" calcext:value-type="float">
            <text:p>1443142602.32169</text:p>
          </table:table-cell>
          <table:table-cell office:value-type="float" office:value="4480" calcext:value-type="float">
            <text:p>4480</text:p>
          </table:table-cell>
          <table:table-cell table:formula="of:=[.B350]-[.$B$2]" office:value-type="float" office:value="42.3214955329895" calcext:value-type="float">
            <text:p>42.321495533</text:p>
          </table:table-cell>
          <table:table-cell table:formula="of:=[.C350]/([.D350]-[.D349])" office:value-type="float" office:value="102090.558468301" calcext:value-type="float">
            <text:p>102090.558468301</text:p>
          </table:table-cell>
          <table:table-cell/>
          <table:table-cell office:value-type="float" office:value="1443142612.22882" calcext:value-type="float">
            <text:p>1443142612.22882</text:p>
          </table:table-cell>
          <table:table-cell table:formula="of:=[.G350]-[.$B$2]" office:value-type="float" office:value="52.2286286354065" calcext:value-type="float">
            <text:p>52.2286286354</text:p>
          </table:table-cell>
          <table:table-cell table:formula="of:=[.C350]/([.H350]-[.H349])" office:value-type="float" office:value="96001.0724868698" calcext:value-type="float">
            <text:p>96001.0724868698</text:p>
          </table:table-cell>
          <table:table-cell table:formula="of:=[.G350]-[.$B350]" office:value-type="float" office:value="9.90713310241699" calcext:value-type="float">
            <text:p>9.907133102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2602.36557" calcext:value-type="float">
            <text:p>1443142602.36557</text:p>
          </table:table-cell>
          <table:table-cell office:value-type="float" office:value="4480" calcext:value-type="float">
            <text:p>4480</text:p>
          </table:table-cell>
          <table:table-cell table:formula="of:=[.B351]-[.$B$2]" office:value-type="float" office:value="42.3653767108917" calcext:value-type="float">
            <text:p>42.3653767109</text:p>
          </table:table-cell>
          <table:table-cell table:formula="of:=[.C351]/([.D351]-[.D350])" office:value-type="float" office:value="102093.886585783" calcext:value-type="float">
            <text:p>102093.886585783</text:p>
          </table:table-cell>
          <table:table-cell/>
          <table:table-cell office:value-type="float" office:value="1443142612.27551" calcext:value-type="float">
            <text:p>1443142612.27551</text:p>
          </table:table-cell>
          <table:table-cell table:formula="of:=[.G351]-[.$B$2]" office:value-type="float" office:value="52.2753155231476" calcext:value-type="float">
            <text:p>52.2753155231</text:p>
          </table:table-cell>
          <table:table-cell table:formula="of:=[.C351]/([.H351]-[.H350])" office:value-type="float" office:value="95958.4203780021" calcext:value-type="float">
            <text:p>95958.4203780021</text:p>
          </table:table-cell>
          <table:table-cell table:formula="of:=[.G351]-[.$B351]" office:value-type="float" office:value="9.90993881225586" calcext:value-type="float">
            <text:p>9.909938812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2602.40945" calcext:value-type="float">
            <text:p>1443142602.40945</text:p>
          </table:table-cell>
          <table:table-cell office:value-type="float" office:value="4480" calcext:value-type="float">
            <text:p>4480</text:p>
          </table:table-cell>
          <table:table-cell table:formula="of:=[.B352]-[.$B$2]" office:value-type="float" office:value="42.4092574119568" calcext:value-type="float">
            <text:p>42.409257412</text:p>
          </table:table-cell>
          <table:table-cell table:formula="of:=[.C352]/([.D352]-[.D351])" office:value-type="float" office:value="102094.996006498" calcext:value-type="float">
            <text:p>102094.996006498</text:p>
          </table:table-cell>
          <table:table-cell/>
          <table:table-cell office:value-type="float" office:value="1443142612.32218" calcext:value-type="float">
            <text:p>1443142612.32218</text:p>
          </table:table-cell>
          <table:table-cell table:formula="of:=[.G352]-[.$B$2]" office:value-type="float" office:value="52.3219890594482" calcext:value-type="float">
            <text:p>52.3219890594</text:p>
          </table:table-cell>
          <table:table-cell table:formula="of:=[.C352]/([.H352]-[.H351])" office:value-type="float" office:value="95985.8702614897" calcext:value-type="float">
            <text:p>95985.8702614897</text:p>
          </table:table-cell>
          <table:table-cell table:formula="of:=[.G352]-[.$B352]" office:value-type="float" office:value="9.91273164749146" calcext:value-type="float">
            <text:p>9.9127316475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2602.45333" calcext:value-type="float">
            <text:p>1443142602.45333</text:p>
          </table:table-cell>
          <table:table-cell office:value-type="float" office:value="4480" calcext:value-type="float">
            <text:p>4480</text:p>
          </table:table-cell>
          <table:table-cell table:formula="of:=[.B353]-[.$B$2]" office:value-type="float" office:value="42.4531371593475" calcext:value-type="float">
            <text:p>42.4531371593</text:p>
          </table:table-cell>
          <table:table-cell table:formula="of:=[.C353]/([.D353]-[.D352])" office:value-type="float" office:value="102097.214920264" calcext:value-type="float">
            <text:p>102097.214920264</text:p>
          </table:table-cell>
          <table:table-cell/>
          <table:table-cell office:value-type="float" office:value="1443142612.36888" calcext:value-type="float">
            <text:p>1443142612.36888</text:p>
          </table:table-cell>
          <table:table-cell table:formula="of:=[.G353]-[.$B$2]" office:value-type="float" office:value="52.3686814308167" calcext:value-type="float">
            <text:p>52.3686814308</text:p>
          </table:table-cell>
          <table:table-cell table:formula="of:=[.C353]/([.H353]-[.H352])" office:value-type="float" office:value="95947.1508665149" calcext:value-type="float">
            <text:p>95947.1508665149</text:p>
          </table:table-cell>
          <table:table-cell table:formula="of:=[.G353]-[.$B353]" office:value-type="float" office:value="9.91554427146912" calcext:value-type="float">
            <text:p>9.915544271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2602.49721" calcext:value-type="float">
            <text:p>1443142602.49721</text:p>
          </table:table-cell>
          <table:table-cell office:value-type="float" office:value="4480" calcext:value-type="float">
            <text:p>4480</text:p>
          </table:table-cell>
          <table:table-cell table:formula="of:=[.B354]-[.$B$2]" office:value-type="float" office:value="42.4970188140869" calcext:value-type="float">
            <text:p>42.4970188141</text:p>
          </table:table-cell>
          <table:table-cell table:formula="of:=[.C354]/([.D354]-[.D353])" office:value-type="float" office:value="102092.777189179" calcext:value-type="float">
            <text:p>102092.777189179</text:p>
          </table:table-cell>
          <table:table-cell/>
          <table:table-cell office:value-type="float" office:value="1443142612.41554" calcext:value-type="float">
            <text:p>1443142612.41554</text:p>
          </table:table-cell>
          <table:table-cell table:formula="of:=[.G354]-[.$B$2]" office:value-type="float" office:value="52.4153428077698" calcext:value-type="float">
            <text:p>52.4153428078</text:p>
          </table:table-cell>
          <table:table-cell table:formula="of:=[.C354]/([.H354]-[.H353])" office:value-type="float" office:value="96010.8829300196" calcext:value-type="float">
            <text:p>96010.8829300196</text:p>
          </table:table-cell>
          <table:table-cell table:formula="of:=[.G354]-[.$B354]" office:value-type="float" office:value="9.91832399368286" calcext:value-type="float">
            <text:p>9.918323993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2602.5411" calcext:value-type="float">
            <text:p>1443142602.5411</text:p>
          </table:table-cell>
          <table:table-cell office:value-type="float" office:value="4480" calcext:value-type="float">
            <text:p>4480</text:p>
          </table:table-cell>
          <table:table-cell table:formula="of:=[.B355]-[.$B$2]" office:value-type="float" office:value="42.5409009456635" calcext:value-type="float">
            <text:p>42.5409009457</text:p>
          </table:table-cell>
          <table:table-cell table:formula="of:=[.C355]/([.D355]-[.D354])" office:value-type="float" office:value="102091.667816685" calcext:value-type="float">
            <text:p>102091.667816685</text:p>
          </table:table-cell>
          <table:table-cell/>
          <table:table-cell office:value-type="float" office:value="1443142612.46227" calcext:value-type="float">
            <text:p>1443142612.46227</text:p>
          </table:table-cell>
          <table:table-cell table:formula="of:=[.G355]-[.$B$2]" office:value-type="float" office:value="52.4620769023895" calcext:value-type="float">
            <text:p>52.4620769024</text:p>
          </table:table-cell>
          <table:table-cell table:formula="of:=[.C355]/([.H355]-[.H354])" office:value-type="float" office:value="95861.4911971921" calcext:value-type="float">
            <text:p>95861.4911971921</text:p>
          </table:table-cell>
          <table:table-cell table:formula="of:=[.G355]-[.$B355]" office:value-type="float" office:value="9.92117595672607" calcext:value-type="float">
            <text:p>9.921175956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2602.58498" calcext:value-type="float">
            <text:p>1443142602.58498</text:p>
          </table:table-cell>
          <table:table-cell office:value-type="float" office:value="4480" calcext:value-type="float">
            <text:p>4480</text:p>
          </table:table-cell>
          <table:table-cell table:formula="of:=[.B356]-[.$B$2]" office:value-type="float" office:value="42.5847826004028" calcext:value-type="float">
            <text:p>42.5847826004</text:p>
          </table:table-cell>
          <table:table-cell table:formula="of:=[.C356]/([.D356]-[.D355])" office:value-type="float" office:value="102092.777189179" calcext:value-type="float">
            <text:p>102092.777189179</text:p>
          </table:table-cell>
          <table:table-cell/>
          <table:table-cell office:value-type="float" office:value="1443142612.50892" calcext:value-type="float">
            <text:p>1443142612.50892</text:p>
          </table:table-cell>
          <table:table-cell table:formula="of:=[.G356]-[.$B$2]" office:value-type="float" office:value="52.5087299346924" calcext:value-type="float">
            <text:p>52.5087299347</text:p>
          </table:table-cell>
          <table:table-cell table:formula="of:=[.C356]/([.H356]-[.H355])" office:value-type="float" office:value="96028.0560311125" calcext:value-type="float">
            <text:p>96028.0560311125</text:p>
          </table:table-cell>
          <table:table-cell table:formula="of:=[.G356]-[.$B356]" office:value-type="float" office:value="9.92394733428955" calcext:value-type="float">
            <text:p>9.923947334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2602.62886" calcext:value-type="float">
            <text:p>1443142602.62886</text:p>
          </table:table-cell>
          <table:table-cell office:value-type="float" office:value="4480" calcext:value-type="float">
            <text:p>4480</text:p>
          </table:table-cell>
          <table:table-cell table:formula="of:=[.B357]-[.$B$2]" office:value-type="float" office:value="42.628664970398" calcext:value-type="float">
            <text:p>42.6286649704</text:p>
          </table:table-cell>
          <table:table-cell table:formula="of:=[.C357]/([.D357]-[.D356])" office:value-type="float" office:value="102091.113139479" calcext:value-type="float">
            <text:p>102091.113139479</text:p>
          </table:table-cell>
          <table:table-cell/>
          <table:table-cell office:value-type="float" office:value="1443142612.55566" calcext:value-type="float">
            <text:p>1443142612.55566</text:p>
          </table:table-cell>
          <table:table-cell table:formula="of:=[.G357]-[.$B$2]" office:value-type="float" office:value="52.5554621219635" calcext:value-type="float">
            <text:p>52.555462122</text:p>
          </table:table-cell>
          <table:table-cell table:formula="of:=[.C357]/([.H357]-[.H356])" office:value-type="float" office:value="95865.4037314613" calcext:value-type="float">
            <text:p>95865.4037314613</text:p>
          </table:table-cell>
          <table:table-cell table:formula="of:=[.G357]-[.$B357]" office:value-type="float" office:value="9.92679715156555" calcext:value-type="float">
            <text:p>9.926797151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2602.67275" calcext:value-type="float">
            <text:p>1443142602.67275</text:p>
          </table:table-cell>
          <table:table-cell office:value-type="float" office:value="4480" calcext:value-type="float">
            <text:p>4480</text:p>
          </table:table-cell>
          <table:table-cell table:formula="of:=[.B358]-[.$B$2]" office:value-type="float" office:value="42.6725559234619" calcext:value-type="float">
            <text:p>42.6725559235</text:p>
          </table:table-cell>
          <table:table-cell table:formula="of:=[.C358]/([.D358]-[.D357])" office:value-type="float" office:value="102071.148773439" calcext:value-type="float">
            <text:p>102071.148773439</text:p>
          </table:table-cell>
          <table:table-cell/>
          <table:table-cell office:value-type="float" office:value="1443142612.60233" calcext:value-type="float">
            <text:p>1443142612.60233</text:p>
          </table:table-cell>
          <table:table-cell table:formula="of:=[.G358]-[.$B$2]" office:value-type="float" office:value="52.60213804245" calcext:value-type="float">
            <text:p>52.6021380425</text:p>
          </table:table-cell>
          <table:table-cell table:formula="of:=[.C358]/([.H358]-[.H357])" office:value-type="float" office:value="95980.967344833" calcext:value-type="float">
            <text:p>95980.967344833</text:p>
          </table:table-cell>
          <table:table-cell table:formula="of:=[.G358]-[.$B358]" office:value-type="float" office:value="9.92958211898804" calcext:value-type="float">
            <text:p>9.929582119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2602.71663" calcext:value-type="float">
            <text:p>1443142602.71663</text:p>
          </table:table-cell>
          <table:table-cell office:value-type="float" office:value="4480" calcext:value-type="float">
            <text:p>4480</text:p>
          </table:table-cell>
          <table:table-cell table:formula="of:=[.B359]-[.$B$2]" office:value-type="float" office:value="42.7164368629456" calcext:value-type="float">
            <text:p>42.7164368629</text:p>
          </table:table-cell>
          <table:table-cell table:formula="of:=[.C359]/([.D359]-[.D358])" office:value-type="float" office:value="102094.441293127" calcext:value-type="float">
            <text:p>102094.441293127</text:p>
          </table:table-cell>
          <table:table-cell/>
          <table:table-cell office:value-type="float" office:value="1443142612.64895" calcext:value-type="float">
            <text:p>1443142612.64895</text:p>
          </table:table-cell>
          <table:table-cell table:formula="of:=[.G359]-[.$B$2]" office:value-type="float" office:value="52.6487543582916" calcext:value-type="float">
            <text:p>52.6487543583</text:p>
          </table:table-cell>
          <table:table-cell table:formula="of:=[.C359]/([.H359]-[.H358])" office:value-type="float" office:value="96103.6907166932" calcext:value-type="float">
            <text:p>96103.6907166932</text:p>
          </table:table-cell>
          <table:table-cell table:formula="of:=[.G359]-[.$B359]" office:value-type="float" office:value="9.93231749534607" calcext:value-type="float">
            <text:p>9.932317495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2602.76051" calcext:value-type="float">
            <text:p>1443142602.76051</text:p>
          </table:table-cell>
          <table:table-cell office:value-type="float" office:value="4480" calcext:value-type="float">
            <text:p>4480</text:p>
          </table:table-cell>
          <table:table-cell table:formula="of:=[.B360]-[.$B$2]" office:value-type="float" office:value="42.7603182792664" calcext:value-type="float">
            <text:p>42.7603182793</text:p>
          </table:table-cell>
          <table:table-cell table:formula="of:=[.C360]/([.D360]-[.D359])" office:value-type="float" office:value="102093.331884467" calcext:value-type="float">
            <text:p>102093.331884467</text:p>
          </table:table-cell>
          <table:table-cell/>
          <table:table-cell office:value-type="float" office:value="1443142612.69566" calcext:value-type="float">
            <text:p>1443142612.69566</text:p>
          </table:table-cell>
          <table:table-cell table:formula="of:=[.G360]-[.$B$2]" office:value-type="float" office:value="52.6954698562622" calcext:value-type="float">
            <text:p>52.6954698563</text:p>
          </table:table-cell>
          <table:table-cell table:formula="of:=[.C360]/([.H360]-[.H359])" office:value-type="float" office:value="95899.6520345618" calcext:value-type="float">
            <text:p>95899.6520345618</text:p>
          </table:table-cell>
          <table:table-cell table:formula="of:=[.G360]-[.$B360]" office:value-type="float" office:value="9.93515157699585" calcext:value-type="float">
            <text:p>9.93515157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2602.80439" calcext:value-type="float">
            <text:p>1443142602.80439</text:p>
          </table:table-cell>
          <table:table-cell office:value-type="float" office:value="4480" calcext:value-type="float">
            <text:p>4480</text:p>
          </table:table-cell>
          <table:table-cell table:formula="of:=[.B361]-[.$B$2]" office:value-type="float" office:value="42.8041937351227" calcext:value-type="float">
            <text:p>42.8041937351</text:p>
          </table:table-cell>
          <table:table-cell table:formula="of:=[.C361]/([.D361]-[.D360])" office:value-type="float" office:value="102107.201225907" calcext:value-type="float">
            <text:p>102107.201225907</text:p>
          </table:table-cell>
          <table:table-cell/>
          <table:table-cell office:value-type="float" office:value="1443142612.7424" calcext:value-type="float">
            <text:p>1443142612.7424</text:p>
          </table:table-cell>
          <table:table-cell table:formula="of:=[.G361]-[.$B$2]" office:value-type="float" office:value="52.7422032356262" calcext:value-type="float">
            <text:p>52.7422032356</text:p>
          </table:table-cell>
          <table:table-cell table:formula="of:=[.C361]/([.H361]-[.H360])" office:value-type="float" office:value="95862.9583601171" calcext:value-type="float">
            <text:p>95862.9583601171</text:p>
          </table:table-cell>
          <table:table-cell table:formula="of:=[.G361]-[.$B361]" office:value-type="float" office:value="9.93800950050354" calcext:value-type="float">
            <text:p>9.938009500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2602.84827" calcext:value-type="float">
            <text:p>1443142602.84827</text:p>
          </table:table-cell>
          <table:table-cell office:value-type="float" office:value="4480" calcext:value-type="float">
            <text:p>4480</text:p>
          </table:table-cell>
          <table:table-cell table:formula="of:=[.B362]-[.$B$2]" office:value-type="float" office:value="42.8480761051178" calcext:value-type="float">
            <text:p>42.8480761051</text:p>
          </table:table-cell>
          <table:table-cell table:formula="of:=[.C362]/([.D362]-[.D361])" office:value-type="float" office:value="102091.113139479" calcext:value-type="float">
            <text:p>102091.113139479</text:p>
          </table:table-cell>
          <table:table-cell/>
          <table:table-cell office:value-type="float" office:value="1443142612.78907" calcext:value-type="float">
            <text:p>1443142612.78907</text:p>
          </table:table-cell>
          <table:table-cell table:formula="of:=[.G362]-[.$B$2]" office:value-type="float" office:value="52.7888770103455" calcext:value-type="float">
            <text:p>52.7888770103</text:p>
          </table:table-cell>
          <table:table-cell table:formula="of:=[.C362]/([.H362]-[.H361])" office:value-type="float" office:value="95985.3799472835" calcext:value-type="float">
            <text:p>95985.3799472835</text:p>
          </table:table-cell>
          <table:table-cell table:formula="of:=[.G362]-[.$B362]" office:value-type="float" office:value="9.94080090522766" calcext:value-type="float">
            <text:p>9.940800905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2602.89216" calcext:value-type="float">
            <text:p>1443142602.89216</text:p>
          </table:table-cell>
          <table:table-cell office:value-type="float" office:value="4480" calcext:value-type="float">
            <text:p>4480</text:p>
          </table:table-cell>
          <table:table-cell table:formula="of:=[.B363]-[.$B$2]" office:value-type="float" office:value="42.8919694423676" calcext:value-type="float">
            <text:p>42.8919694424</text:p>
          </table:table-cell>
          <table:table-cell table:formula="of:=[.C363]/([.D363]-[.D362])" office:value-type="float" office:value="102065.604501852" calcext:value-type="float">
            <text:p>102065.604501852</text:p>
          </table:table-cell>
          <table:table-cell/>
          <table:table-cell office:value-type="float" office:value="1443142612.83575" calcext:value-type="float">
            <text:p>1443142612.83575</text:p>
          </table:table-cell>
          <table:table-cell table:formula="of:=[.G363]-[.$B$2]" office:value-type="float" office:value="52.835551738739" calcext:value-type="float">
            <text:p>52.8355517387</text:p>
          </table:table-cell>
          <table:table-cell table:formula="of:=[.C363]/([.H363]-[.H362])" office:value-type="float" office:value="95983.41874055" calcext:value-type="float">
            <text:p>95983.41874055</text:p>
          </table:table-cell>
          <table:table-cell table:formula="of:=[.G363]-[.$B363]" office:value-type="float" office:value="9.94358229637146" calcext:value-type="float">
            <text:p>9.943582296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2602.93605" calcext:value-type="float">
            <text:p>1443142602.93605</text:p>
          </table:table-cell>
          <table:table-cell office:value-type="float" office:value="4480" calcext:value-type="float">
            <text:p>4480</text:p>
          </table:table-cell>
          <table:table-cell table:formula="of:=[.B364]-[.$B$2]" office:value-type="float" office:value="42.9358556270599" calcext:value-type="float">
            <text:p>42.9358556271</text:p>
          </table:table-cell>
          <table:table-cell table:formula="of:=[.C364]/([.D364]-[.D363])" office:value-type="float" office:value="102082.239123821" calcext:value-type="float">
            <text:p>102082.239123821</text:p>
          </table:table-cell>
          <table:table-cell/>
          <table:table-cell office:value-type="float" office:value="1443142612.88244" calcext:value-type="float">
            <text:p>1443142612.88244</text:p>
          </table:table-cell>
          <table:table-cell table:formula="of:=[.G364]-[.$B$2]" office:value-type="float" office:value="52.8822462558746" calcext:value-type="float">
            <text:p>52.8822462559</text:p>
          </table:table-cell>
          <table:table-cell table:formula="of:=[.C364]/([.H364]-[.H363])" office:value-type="float" office:value="95942.7417781885" calcext:value-type="float">
            <text:p>95942.7417781885</text:p>
          </table:table-cell>
          <table:table-cell table:formula="of:=[.G364]-[.$B364]" office:value-type="float" office:value="9.9463906288147" calcext:value-type="float">
            <text:p>9.9463906288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2602.97993" calcext:value-type="float">
            <text:p>1443142602.97993</text:p>
          </table:table-cell>
          <table:table-cell office:value-type="float" office:value="4480" calcext:value-type="float">
            <text:p>4480</text:p>
          </table:table-cell>
          <table:table-cell table:formula="of:=[.B365]-[.$B$2]" office:value-type="float" office:value="42.9797360897064" calcext:value-type="float">
            <text:p>42.9797360897</text:p>
          </table:table-cell>
          <table:table-cell table:formula="of:=[.C365]/([.D365]-[.D364])" office:value-type="float" office:value="102095.550725898" calcext:value-type="float">
            <text:p>102095.550725898</text:p>
          </table:table-cell>
          <table:table-cell/>
          <table:table-cell office:value-type="float" office:value="1443142612.92903" calcext:value-type="float">
            <text:p>1443142612.92903</text:p>
          </table:table-cell>
          <table:table-cell table:formula="of:=[.G365]-[.$B$2]" office:value-type="float" office:value="52.9288396835327" calcext:value-type="float">
            <text:p>52.9288396835</text:p>
          </table:table-cell>
          <table:table-cell table:formula="of:=[.C365]/([.H365]-[.H364])" office:value-type="float" office:value="96150.8999268269" calcext:value-type="float">
            <text:p>96150.8999268269</text:p>
          </table:table-cell>
          <table:table-cell table:formula="of:=[.G365]-[.$B365]" office:value-type="float" office:value="9.94910359382629" calcext:value-type="float">
            <text:p>9.9491035938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2603.02437" calcext:value-type="float">
            <text:p>1443142603.02437</text:p>
          </table:table-cell>
          <table:table-cell office:value-type="float" office:value="4480" calcext:value-type="float">
            <text:p>4480</text:p>
          </table:table-cell>
          <table:table-cell table:formula="of:=[.B366]-[.$B$2]" office:value-type="float" office:value="43.024172782898" calcext:value-type="float">
            <text:p>43.0241727829</text:p>
          </table:table-cell>
          <table:table-cell table:formula="of:=[.C366]/([.D366]-[.D365])" office:value-type="float" office:value="100817.582908129" calcext:value-type="float">
            <text:p>100817.582908129</text:p>
          </table:table-cell>
          <table:table-cell/>
          <table:table-cell office:value-type="float" office:value="1443142612.97568" calcext:value-type="float">
            <text:p>1443142612.97568</text:p>
          </table:table-cell>
          <table:table-cell table:formula="of:=[.G366]-[.$B$2]" office:value-type="float" office:value="52.975489616394" calcext:value-type="float">
            <text:p>52.9754896164</text:p>
          </table:table-cell>
          <table:table-cell table:formula="of:=[.C366]/([.H366]-[.H365])" office:value-type="float" office:value="96034.4361763022" calcext:value-type="float">
            <text:p>96034.4361763022</text:p>
          </table:table-cell>
          <table:table-cell table:formula="of:=[.G366]-[.$B366]" office:value-type="float" office:value="9.95131683349609" calcext:value-type="float">
            <text:p>9.951316833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2603.0693" calcext:value-type="float">
            <text:p>1443142603.0693</text:p>
          </table:table-cell>
          <table:table-cell office:value-type="float" office:value="4480" calcext:value-type="float">
            <text:p>4480</text:p>
          </table:table-cell>
          <table:table-cell table:formula="of:=[.B367]-[.$B$2]" office:value-type="float" office:value="43.069109916687" calcext:value-type="float">
            <text:p>43.0691099167</text:p>
          </table:table-cell>
          <table:table-cell table:formula="of:=[.C367]/([.D367]-[.D366])" office:value-type="float" office:value="99694.8319185059" calcext:value-type="float">
            <text:p>99694.8319185059</text:p>
          </table:table-cell>
          <table:table-cell/>
          <table:table-cell office:value-type="float" office:value="1443142613.02242" calcext:value-type="float">
            <text:p>1443142613.02242</text:p>
          </table:table-cell>
          <table:table-cell table:formula="of:=[.G367]-[.$B$2]" office:value-type="float" office:value="53.0222218036652" calcext:value-type="float">
            <text:p>53.0222218037</text:p>
          </table:table-cell>
          <table:table-cell table:formula="of:=[.C367]/([.H367]-[.H366])" office:value-type="float" office:value="95865.4037314613" calcext:value-type="float">
            <text:p>95865.4037314613</text:p>
          </table:table-cell>
          <table:table-cell table:formula="of:=[.G367]-[.$B367]" office:value-type="float" office:value="9.95311188697815" calcext:value-type="float">
            <text:p>9.95311188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2603.11424" calcext:value-type="float">
            <text:p>1443142603.11424</text:p>
          </table:table-cell>
          <table:table-cell office:value-type="float" office:value="4480" calcext:value-type="float">
            <text:p>4480</text:p>
          </table:table-cell>
          <table:table-cell table:formula="of:=[.B368]-[.$B$2]" office:value-type="float" office:value="43.114043712616" calcext:value-type="float">
            <text:p>43.1140437126</text:p>
          </table:table-cell>
          <table:table-cell table:formula="of:=[.C368]/([.D368]-[.D367])" office:value-type="float" office:value="99702.2376449864" calcext:value-type="float">
            <text:p>99702.2376449864</text:p>
          </table:table-cell>
          <table:table-cell/>
          <table:table-cell office:value-type="float" office:value="1443142613.03737" calcext:value-type="float">
            <text:p>1443142613.03737</text:p>
          </table:table-cell>
          <table:table-cell table:formula="of:=[.G368]-[.$B$2]" office:value-type="float" office:value="53.0371744632721" calcext:value-type="float">
            <text:p>53.0371744633</text:p>
          </table:table-cell>
          <table:table-cell table:formula="of:=[.C368]/([.H368]-[.H367])" office:value-type="float" office:value="299612.2507813" calcext:value-type="float">
            <text:p>299612.2507813</text:p>
          </table:table-cell>
          <table:table-cell table:formula="of:=[.G368]-[.$B368]" office:value-type="float" office:value="9.92313075065613" calcext:value-type="float">
            <text:p>9.923130750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2603.15918" calcext:value-type="float">
            <text:p>1443142603.15918</text:p>
          </table:table-cell>
          <table:table-cell office:value-type="float" office:value="4480" calcext:value-type="float">
            <text:p>4480</text:p>
          </table:table-cell>
          <table:table-cell table:formula="of:=[.B369]-[.$B$2]" office:value-type="float" office:value="43.1589827537537" calcext:value-type="float">
            <text:p>43.1589827538</text:p>
          </table:table-cell>
          <table:table-cell table:formula="of:=[.C369]/([.D369]-[.D368])" office:value-type="float" office:value="99690.6005687365" calcext:value-type="float">
            <text:p>99690.6005687365</text:p>
          </table:table-cell>
          <table:table-cell/>
          <table:table-cell office:value-type="float" office:value="1443142613.05242" calcext:value-type="float">
            <text:p>1443142613.05242</text:p>
          </table:table-cell>
          <table:table-cell table:formula="of:=[.G369]-[.$B$2]" office:value-type="float" office:value="53.0522284507751" calcext:value-type="float">
            <text:p>53.0522284508</text:p>
          </table:table-cell>
          <table:table-cell table:formula="of:=[.C369]/([.H369]-[.H368])" office:value-type="float" office:value="297595.570548455" calcext:value-type="float">
            <text:p>297595.570548455</text:p>
          </table:table-cell>
          <table:table-cell table:formula="of:=[.G369]-[.$B369]" office:value-type="float" office:value="9.89324569702148" calcext:value-type="float">
            <text:p>9.89324569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2603.20411" calcext:value-type="float">
            <text:p>1443142603.20411</text:p>
          </table:table-cell>
          <table:table-cell office:value-type="float" office:value="4480" calcext:value-type="float">
            <text:p>4480</text:p>
          </table:table-cell>
          <table:table-cell table:formula="of:=[.B370]-[.$B$2]" office:value-type="float" office:value="43.2039120197296" calcext:value-type="float">
            <text:p>43.2039120197</text:p>
          </table:table-cell>
          <table:table-cell table:formula="of:=[.C370]/([.D370]-[.D369])" office:value-type="float" office:value="99712.2900338026" calcext:value-type="float">
            <text:p>99712.2900338026</text:p>
          </table:table-cell>
          <table:table-cell/>
          <table:table-cell office:value-type="float" office:value="1443142613.07912" calcext:value-type="float">
            <text:p>1443142613.07912</text:p>
          </table:table-cell>
          <table:table-cell table:formula="of:=[.G370]-[.$B$2]" office:value-type="float" office:value="53.0789203643799" calcext:value-type="float">
            <text:p>53.0789203644</text:p>
          </table:table-cell>
          <table:table-cell table:formula="of:=[.C370]/([.H370]-[.H369])" office:value-type="float" office:value="167841.094735338" calcext:value-type="float">
            <text:p>167841.094735338</text:p>
          </table:table-cell>
          <table:table-cell table:formula="of:=[.G370]-[.$B370]" office:value-type="float" office:value="9.87500834465027" calcext:value-type="float">
            <text:p>9.875008344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2603.24905" calcext:value-type="float">
            <text:p>1443142603.24905</text:p>
          </table:table-cell>
          <table:table-cell office:value-type="float" office:value="4480" calcext:value-type="float">
            <text:p>4480</text:p>
          </table:table-cell>
          <table:table-cell table:formula="of:=[.B371]-[.$B$2]" office:value-type="float" office:value="43.2488529682159" calcext:value-type="float">
            <text:p>43.2488529682</text:p>
          </table:table-cell>
          <table:table-cell table:formula="of:=[.C371]/([.D371]-[.D370])" office:value-type="float" office:value="99686.3695781343" calcext:value-type="float">
            <text:p>99686.3695781343</text:p>
          </table:table-cell>
          <table:table-cell/>
          <table:table-cell office:value-type="float" office:value="1443142613.12295" calcext:value-type="float">
            <text:p>1443142613.12295</text:p>
          </table:table-cell>
          <table:table-cell table:formula="of:=[.G371]-[.$B$2]" office:value-type="float" office:value="53.1227531433106" calcext:value-type="float">
            <text:p>53.1227531433</text:p>
          </table:table-cell>
          <table:table-cell table:formula="of:=[.C371]/([.H371]-[.H370])" office:value-type="float" office:value="102206.615900091" calcext:value-type="float">
            <text:p>102206.615900091</text:p>
          </table:table-cell>
          <table:table-cell table:formula="of:=[.G371]-[.$B371]" office:value-type="float" office:value="9.8739001750946" calcext:value-type="float">
            <text:p>9.873900175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2603.29398" calcext:value-type="float">
            <text:p>1443142603.29398</text:p>
          </table:table-cell>
          <table:table-cell office:value-type="float" office:value="4480" calcext:value-type="float">
            <text:p>4480</text:p>
          </table:table-cell>
          <table:table-cell table:formula="of:=[.B372]-[.$B$2]" office:value-type="float" office:value="43.2937896251678" calcext:value-type="float">
            <text:p>43.2937896252</text:p>
          </table:table-cell>
          <table:table-cell table:formula="of:=[.C372]/([.D372]-[.D371])" office:value-type="float" office:value="99695.8898120736" calcext:value-type="float">
            <text:p>99695.8898120736</text:p>
          </table:table-cell>
          <table:table-cell/>
          <table:table-cell office:value-type="float" office:value="1443142613.16683" calcext:value-type="float">
            <text:p>1443142613.16683</text:p>
          </table:table-cell>
          <table:table-cell table:formula="of:=[.G372]-[.$B$2]" office:value-type="float" office:value="53.1666395664215" calcext:value-type="float">
            <text:p>53.1666395664</text:p>
          </table:table-cell>
          <table:table-cell table:formula="of:=[.C372]/([.H372]-[.H371])" office:value-type="float" office:value="102081.684549065" calcext:value-type="float">
            <text:p>102081.684549065</text:p>
          </table:table-cell>
          <table:table-cell table:formula="of:=[.G372]-[.$B372]" office:value-type="float" office:value="9.87284994125366" calcext:value-type="float">
            <text:p>9.872849941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2603.33892" calcext:value-type="float">
            <text:p>1443142603.33892</text:p>
          </table:table-cell>
          <table:table-cell office:value-type="float" office:value="4480" calcext:value-type="float">
            <text:p>4480</text:p>
          </table:table-cell>
          <table:table-cell table:formula="of:=[.B373]-[.$B$2]" office:value-type="float" office:value="43.3387217521667" calcext:value-type="float">
            <text:p>43.3387217522</text:p>
          </table:table-cell>
          <table:table-cell table:formula="of:=[.C373]/([.D373]-[.D372])" office:value-type="float" office:value="99705.9409208369" calcext:value-type="float">
            <text:p>99705.9409208369</text:p>
          </table:table-cell>
          <table:table-cell/>
          <table:table-cell office:value-type="float" office:value="1443142613.21071" calcext:value-type="float">
            <text:p>1443142613.21071</text:p>
          </table:table-cell>
          <table:table-cell table:formula="of:=[.G373]-[.$B$2]" office:value-type="float" office:value="53.2105112075806" calcext:value-type="float">
            <text:p>53.2105112076</text:p>
          </table:table-cell>
          <table:table-cell table:formula="of:=[.C373]/([.H373]-[.H372])" office:value-type="float" office:value="102116.079582199" calcext:value-type="float">
            <text:p>102116.079582199</text:p>
          </table:table-cell>
          <table:table-cell table:formula="of:=[.G373]-[.$B373]" office:value-type="float" office:value="9.87178945541382" calcext:value-type="float">
            <text:p>9.871789455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2603.38385" calcext:value-type="float">
            <text:p>1443142603.38385</text:p>
          </table:table-cell>
          <table:table-cell office:value-type="float" office:value="4480" calcext:value-type="float">
            <text:p>4480</text:p>
          </table:table-cell>
          <table:table-cell table:formula="of:=[.B374]-[.$B$2]" office:value-type="float" office:value="43.3836534023285" calcext:value-type="float">
            <text:p>43.3836534023</text:p>
          </table:table-cell>
          <table:table-cell table:formula="of:=[.C374]/([.D374]-[.D373])" office:value-type="float" office:value="99706.9990501812" calcext:value-type="float">
            <text:p>99706.9990501812</text:p>
          </table:table-cell>
          <table:table-cell/>
          <table:table-cell office:value-type="float" office:value="1443142613.25461" calcext:value-type="float">
            <text:p>1443142613.25461</text:p>
          </table:table-cell>
          <table:table-cell table:formula="of:=[.G374]-[.$B$2]" office:value-type="float" office:value="53.2544162273407" calcext:value-type="float">
            <text:p>53.2544162273</text:p>
          </table:table-cell>
          <table:table-cell table:formula="of:=[.C374]/([.H374]-[.H373])" office:value-type="float" office:value="102038.446275068" calcext:value-type="float">
            <text:p>102038.446275068</text:p>
          </table:table-cell>
          <table:table-cell table:formula="of:=[.G374]-[.$B374]" office:value-type="float" office:value="9.87076282501221" calcext:value-type="float">
            <text:p>9.87076282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2603.42875" calcext:value-type="float">
            <text:p>1443142603.42875</text:p>
          </table:table-cell>
          <table:table-cell office:value-type="float" office:value="4480" calcext:value-type="float">
            <text:p>4480</text:p>
          </table:table-cell>
          <table:table-cell table:formula="of:=[.B375]-[.$B$2]" office:value-type="float" office:value="43.4285523891449" calcext:value-type="float">
            <text:p>43.4285523891</text:p>
          </table:table-cell>
          <table:table-cell table:formula="of:=[.C375]/([.D375]-[.D374])" office:value-type="float" office:value="99779.5344095157" calcext:value-type="float">
            <text:p>99779.5344095157</text:p>
          </table:table-cell>
          <table:table-cell/>
          <table:table-cell office:value-type="float" office:value="1443142613.29854" calcext:value-type="float">
            <text:p>1443142613.29854</text:p>
          </table:table-cell>
          <table:table-cell table:formula="of:=[.G375]-[.$B$2]" office:value-type="float" office:value="53.2983455657959" calcext:value-type="float">
            <text:p>53.2983455658</text:p>
          </table:table-cell>
          <table:table-cell table:formula="of:=[.C375]/([.H375]-[.H374])" office:value-type="float" office:value="101981.959153989" calcext:value-type="float">
            <text:p>101981.959153989</text:p>
          </table:table-cell>
          <table:table-cell table:formula="of:=[.G375]-[.$B375]" office:value-type="float" office:value="9.869793176651" calcext:value-type="float">
            <text:p>9.869793176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2603.47368" calcext:value-type="float">
            <text:p>1443142603.47368</text:p>
          </table:table-cell>
          <table:table-cell office:value-type="float" office:value="4480" calcext:value-type="float">
            <text:p>4480</text:p>
          </table:table-cell>
          <table:table-cell table:formula="of:=[.B376]-[.$B$2]" office:value-type="float" office:value="43.4734852313995" calcext:value-type="float">
            <text:p>43.4734852314</text:p>
          </table:table-cell>
          <table:table-cell table:formula="of:=[.C376]/([.D376]-[.D375])" office:value-type="float" office:value="99704.3537689295" calcext:value-type="float">
            <text:p>99704.3537689295</text:p>
          </table:table-cell>
          <table:table-cell/>
          <table:table-cell office:value-type="float" office:value="1443142613.34234" calcext:value-type="float">
            <text:p>1443142613.34234</text:p>
          </table:table-cell>
          <table:table-cell table:formula="of:=[.G376]-[.$B$2]" office:value-type="float" office:value="53.3421444892883" calcext:value-type="float">
            <text:p>53.3421444893</text:p>
          </table:table-cell>
          <table:table-cell table:formula="of:=[.C376]/([.H376]-[.H375])" office:value-type="float" office:value="102285.61897815" calcext:value-type="float">
            <text:p>102285.61897815</text:p>
          </table:table-cell>
          <table:table-cell table:formula="of:=[.G376]-[.$B376]" office:value-type="float" office:value="9.86865925788879" calcext:value-type="float">
            <text:p>9.868659257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2603.51862" calcext:value-type="float">
            <text:p>1443142603.51862</text:p>
          </table:table-cell>
          <table:table-cell office:value-type="float" office:value="4480" calcext:value-type="float">
            <text:p>4480</text:p>
          </table:table-cell>
          <table:table-cell table:formula="of:=[.B377]-[.$B$2]" office:value-type="float" office:value="43.5184228420258" calcext:value-type="float">
            <text:p>43.518422842</text:p>
          </table:table-cell>
          <table:table-cell table:formula="of:=[.C377]/([.D377]-[.D376])" office:value-type="float" office:value="99693.7740473891" calcext:value-type="float">
            <text:p>99693.7740473891</text:p>
          </table:table-cell>
          <table:table-cell/>
          <table:table-cell office:value-type="float" office:value="1443142613.38627" calcext:value-type="float">
            <text:p>1443142613.38627</text:p>
          </table:table-cell>
          <table:table-cell table:formula="of:=[.G377]-[.$B$2]" office:value-type="float" office:value="53.3860733509064" calcext:value-type="float">
            <text:p>53.3860733509</text:p>
          </table:table-cell>
          <table:table-cell table:formula="of:=[.C377]/([.H377]-[.H376])" office:value-type="float" office:value="101983.066143467" calcext:value-type="float">
            <text:p>101983.066143467</text:p>
          </table:table-cell>
          <table:table-cell table:formula="of:=[.G377]-[.$B377]" office:value-type="float" office:value="9.86765050888062" calcext:value-type="float">
            <text:p>9.867650508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2603.56356" calcext:value-type="float">
            <text:p>1443142603.56356</text:p>
          </table:table-cell>
          <table:table-cell office:value-type="float" office:value="4480" calcext:value-type="float">
            <text:p>4480</text:p>
          </table:table-cell>
          <table:table-cell table:formula="of:=[.B378]-[.$B$2]" office:value-type="float" office:value="43.5633628368378" calcext:value-type="float">
            <text:p>43.5633628368</text:p>
          </table:table-cell>
          <table:table-cell table:formula="of:=[.C378]/([.D378]-[.D377])" office:value-type="float" office:value="99688.4850285423" calcext:value-type="float">
            <text:p>99688.4850285423</text:p>
          </table:table-cell>
          <table:table-cell/>
          <table:table-cell office:value-type="float" office:value="1443142613.43015" calcext:value-type="float">
            <text:p>1443142613.43015</text:p>
          </table:table-cell>
          <table:table-cell table:formula="of:=[.G378]-[.$B$2]" office:value-type="float" office:value="53.42995262146" calcext:value-type="float">
            <text:p>53.4299526215</text:p>
          </table:table-cell>
          <table:table-cell table:formula="of:=[.C378]/([.H378]-[.H377])" office:value-type="float" office:value="102098.324413316" calcext:value-type="float">
            <text:p>102098.324413316</text:p>
          </table:table-cell>
          <table:table-cell table:formula="of:=[.G378]-[.$B378]" office:value-type="float" office:value="9.86658978462219" calcext:value-type="float">
            <text:p>9.866589784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2603.60849" calcext:value-type="float">
            <text:p>1443142603.60849</text:p>
          </table:table-cell>
          <table:table-cell office:value-type="float" office:value="4480" calcext:value-type="float">
            <text:p>4480</text:p>
          </table:table-cell>
          <table:table-cell table:formula="of:=[.B379]-[.$B$2]" office:value-type="float" office:value="43.6082949638367" calcext:value-type="float">
            <text:p>43.6082949638</text:p>
          </table:table-cell>
          <table:table-cell table:formula="of:=[.C379]/([.D379]-[.D378])" office:value-type="float" office:value="99705.9409208369" calcext:value-type="float">
            <text:p>99705.9409208369</text:p>
          </table:table-cell>
          <table:table-cell/>
          <table:table-cell office:value-type="float" office:value="1443142613.47404" calcext:value-type="float">
            <text:p>1443142613.47404</text:p>
          </table:table-cell>
          <table:table-cell table:formula="of:=[.G379]-[.$B$2]" office:value-type="float" office:value="53.4738416671753" calcext:value-type="float">
            <text:p>53.4738416672</text:p>
          </table:table-cell>
          <table:table-cell table:formula="of:=[.C379]/([.H379]-[.H378])" office:value-type="float" office:value="102075.584624411" calcext:value-type="float">
            <text:p>102075.584624411</text:p>
          </table:table-cell>
          <table:table-cell table:formula="of:=[.G379]-[.$B379]" office:value-type="float" office:value="9.86554670333862" calcext:value-type="float">
            <text:p>9.865546703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2603.65342" calcext:value-type="float">
            <text:p>1443142603.65342</text:p>
          </table:table-cell>
          <table:table-cell office:value-type="float" office:value="4480" calcext:value-type="float">
            <text:p>4480</text:p>
          </table:table-cell>
          <table:table-cell table:formula="of:=[.B380]-[.$B$2]" office:value-type="float" office:value="43.6532275676727" calcext:value-type="float">
            <text:p>43.6532275677</text:p>
          </table:table-cell>
          <table:table-cell table:formula="of:=[.C380]/([.D380]-[.D379])" office:value-type="float" office:value="99704.8828139509" calcext:value-type="float">
            <text:p>99704.8828139509</text:p>
          </table:table-cell>
          <table:table-cell/>
          <table:table-cell office:value-type="float" office:value="1443142613.51798" calcext:value-type="float">
            <text:p>1443142613.51798</text:p>
          </table:table-cell>
          <table:table-cell table:formula="of:=[.G380]-[.$B$2]" office:value-type="float" office:value="53.5177834033966" calcext:value-type="float">
            <text:p>53.5177834034</text:p>
          </table:table-cell>
          <table:table-cell table:formula="of:=[.C380]/([.H380]-[.H379])" office:value-type="float" office:value="101953.185860394" calcext:value-type="float">
            <text:p>101953.185860394</text:p>
          </table:table-cell>
          <table:table-cell table:formula="of:=[.G380]-[.$B380]" office:value-type="float" office:value="9.86455583572388" calcext:value-type="float">
            <text:p>9.864555835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2603.69835" calcext:value-type="float">
            <text:p>1443142603.69835</text:p>
          </table:table-cell>
          <table:table-cell office:value-type="float" office:value="4480" calcext:value-type="float">
            <text:p>4480</text:p>
          </table:table-cell>
          <table:table-cell table:formula="of:=[.B381]-[.$B$2]" office:value-type="float" office:value="43.6981585025787" calcext:value-type="float">
            <text:p>43.6981585026</text:p>
          </table:table-cell>
          <table:table-cell table:formula="of:=[.C381]/([.D381]-[.D380])" office:value-type="float" office:value="99708.5862863086" calcext:value-type="float">
            <text:p>99708.5862863086</text:p>
          </table:table-cell>
          <table:table-cell/>
          <table:table-cell office:value-type="float" office:value="1443142613.56184" calcext:value-type="float">
            <text:p>1443142613.56184</text:p>
          </table:table-cell>
          <table:table-cell table:formula="of:=[.G381]-[.$B$2]" office:value-type="float" office:value="53.5616445541382" calcext:value-type="float">
            <text:p>53.5616445541</text:p>
          </table:table-cell>
          <table:table-cell table:formula="of:=[.C381]/([.H381]-[.H380])" office:value-type="float" office:value="102140.503024999" calcext:value-type="float">
            <text:p>102140.503024999</text:p>
          </table:table-cell>
          <table:table-cell table:formula="of:=[.G381]-[.$B381]" office:value-type="float" office:value="9.86348605155945" calcext:value-type="float">
            <text:p>9.863486051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2603.74328" calcext:value-type="float">
            <text:p>1443142603.74328</text:p>
          </table:table-cell>
          <table:table-cell office:value-type="float" office:value="4480" calcext:value-type="float">
            <text:p>4480</text:p>
          </table:table-cell>
          <table:table-cell table:formula="of:=[.B382]-[.$B$2]" office:value-type="float" office:value="43.7430894374847" calcext:value-type="float">
            <text:p>43.7430894375</text:p>
          </table:table-cell>
          <table:table-cell table:formula="of:=[.C382]/([.D382]-[.D381])" office:value-type="float" office:value="99708.5862863086" calcext:value-type="float">
            <text:p>99708.5862863086</text:p>
          </table:table-cell>
          <table:table-cell/>
          <table:table-cell office:value-type="float" office:value="1443142613.60576" calcext:value-type="float">
            <text:p>1443142613.60576</text:p>
          </table:table-cell>
          <table:table-cell table:formula="of:=[.G382]-[.$B$2]" office:value-type="float" office:value="53.6055665016174" calcext:value-type="float">
            <text:p>53.6055665016</text:p>
          </table:table-cell>
          <table:table-cell table:formula="of:=[.C382]/([.H382]-[.H381])" office:value-type="float" office:value="101999.120191942" calcext:value-type="float">
            <text:p>101999.120191942</text:p>
          </table:table-cell>
          <table:table-cell table:formula="of:=[.G382]-[.$B382]" office:value-type="float" office:value="9.86247706413269" calcext:value-type="float">
            <text:p>9.862477064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2603.78822" calcext:value-type="float">
            <text:p>1443142603.78822</text:p>
          </table:table-cell>
          <table:table-cell office:value-type="float" office:value="4480" calcext:value-type="float">
            <text:p>4480</text:p>
          </table:table-cell>
          <table:table-cell table:formula="of:=[.B383]-[.$B$2]" office:value-type="float" office:value="43.7880218029022" calcext:value-type="float">
            <text:p>43.7880218029</text:p>
          </table:table-cell>
          <table:table-cell table:formula="of:=[.C383]/([.D383]-[.D382])" office:value-type="float" office:value="99705.4118645867" calcext:value-type="float">
            <text:p>99705.4118645867</text:p>
          </table:table-cell>
          <table:table-cell/>
          <table:table-cell office:value-type="float" office:value="1443142613.64961" calcext:value-type="float">
            <text:p>1443142613.64961</text:p>
          </table:table-cell>
          <table:table-cell table:formula="of:=[.G383]-[.$B$2]" office:value-type="float" office:value="53.6494159698486" calcext:value-type="float">
            <text:p>53.6494159698</text:p>
          </table:table-cell>
          <table:table-cell table:formula="of:=[.C383]/([.H383]-[.H382])" office:value-type="float" office:value="102167.715612392" calcext:value-type="float">
            <text:p>102167.715612392</text:p>
          </table:table-cell>
          <table:table-cell table:formula="of:=[.G383]-[.$B383]" office:value-type="float" office:value="9.86139416694641" calcext:value-type="float">
            <text:p>9.861394166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2603.83315" calcext:value-type="float">
            <text:p>1443142603.83315</text:p>
          </table:table-cell>
          <table:table-cell office:value-type="float" office:value="4480" calcext:value-type="float">
            <text:p>4480</text:p>
          </table:table-cell>
          <table:table-cell table:formula="of:=[.B384]-[.$B$2]" office:value-type="float" office:value="43.8329541683197" calcext:value-type="float">
            <text:p>43.8329541683</text:p>
          </table:table-cell>
          <table:table-cell table:formula="of:=[.C384]/([.D384]-[.D383])" office:value-type="float" office:value="99705.4118645867" calcext:value-type="float">
            <text:p>99705.4118645867</text:p>
          </table:table-cell>
          <table:table-cell/>
          <table:table-cell office:value-type="float" office:value="1443142613.69354" calcext:value-type="float">
            <text:p>1443142613.69354</text:p>
          </table:table-cell>
          <table:table-cell table:formula="of:=[.G384]-[.$B$2]" office:value-type="float" office:value="53.6933448314667" calcext:value-type="float">
            <text:p>53.6933448315</text:p>
          </table:table-cell>
          <table:table-cell table:formula="of:=[.C384]/([.H384]-[.H383])" office:value-type="float" office:value="101983.066143467" calcext:value-type="float">
            <text:p>101983.066143467</text:p>
          </table:table-cell>
          <table:table-cell table:formula="of:=[.G384]-[.$B384]" office:value-type="float" office:value="9.86039066314697" calcext:value-type="float">
            <text:p>9.860390663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2603.87808" calcext:value-type="float">
            <text:p>1443142603.87808</text:p>
          </table:table-cell>
          <table:table-cell office:value-type="float" office:value="4480" calcext:value-type="float">
            <text:p>4480</text:p>
          </table:table-cell>
          <table:table-cell table:formula="of:=[.B385]-[.$B$2]" office:value-type="float" office:value="43.87788438797" calcext:value-type="float">
            <text:p>43.877884388</text:p>
          </table:table-cell>
          <table:table-cell table:formula="of:=[.C385]/([.D385]-[.D384])" office:value-type="float" office:value="99710.1735729712" calcext:value-type="float">
            <text:p>99710.1735729712</text:p>
          </table:table-cell>
          <table:table-cell/>
          <table:table-cell office:value-type="float" office:value="1443142613.73749" calcext:value-type="float">
            <text:p>1443142613.73749</text:p>
          </table:table-cell>
          <table:table-cell table:formula="of:=[.G385]-[.$B$2]" office:value-type="float" office:value="53.7372975349426" calcext:value-type="float">
            <text:p>53.7372975349</text:p>
          </table:table-cell>
          <table:table-cell table:formula="of:=[.C385]/([.H385]-[.H384])" office:value-type="float" office:value="101927.746093051" calcext:value-type="float">
            <text:p>101927.746093051</text:p>
          </table:table-cell>
          <table:table-cell table:formula="of:=[.G385]-[.$B385]" office:value-type="float" office:value="9.85941314697266" calcext:value-type="float">
            <text:p>9.85941314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2603.92302" calcext:value-type="float">
            <text:p>1443142603.92302</text:p>
          </table:table-cell>
          <table:table-cell office:value-type="float" office:value="4480" calcext:value-type="float">
            <text:p>4480</text:p>
          </table:table-cell>
          <table:table-cell table:formula="of:=[.B386]-[.$B$2]" office:value-type="float" office:value="43.9228239059448" calcext:value-type="float">
            <text:p>43.9228239059</text:p>
          </table:table-cell>
          <table:table-cell table:formula="of:=[.C386]/([.D386]-[.D385])" office:value-type="float" office:value="99689.5427874158" calcext:value-type="float">
            <text:p>99689.5427874158</text:p>
          </table:table-cell>
          <table:table-cell/>
          <table:table-cell office:value-type="float" office:value="1443142613.78139" calcext:value-type="float">
            <text:p>1443142613.78139</text:p>
          </table:table-cell>
          <table:table-cell table:formula="of:=[.G386]-[.$B$2]" office:value-type="float" office:value="53.7811918258667" calcext:value-type="float">
            <text:p>53.7811918259</text:p>
          </table:table-cell>
          <table:table-cell table:formula="of:=[.C386]/([.H386]-[.H385])" office:value-type="float" office:value="102063.386961859" calcext:value-type="float">
            <text:p>102063.386961859</text:p>
          </table:table-cell>
          <table:table-cell table:formula="of:=[.G386]-[.$B386]" office:value-type="float" office:value="9.85836791992188" calcext:value-type="float">
            <text:p>9.858367919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2603.96798" calcext:value-type="float">
            <text:p>1443142603.96798</text:p>
          </table:table-cell>
          <table:table-cell office:value-type="float" office:value="4480" calcext:value-type="float">
            <text:p>4480</text:p>
          </table:table-cell>
          <table:table-cell table:formula="of:=[.B387]-[.$B$2]" office:value-type="float" office:value="43.9677832126617" calcext:value-type="float">
            <text:p>43.9677832127</text:p>
          </table:table-cell>
          <table:table-cell table:formula="of:=[.C387]/([.D387]-[.D386])" office:value-type="float" office:value="99645.6646497643" calcext:value-type="float">
            <text:p>99645.6646497643</text:p>
          </table:table-cell>
          <table:table-cell/>
          <table:table-cell office:value-type="float" office:value="1443142613.82531" calcext:value-type="float">
            <text:p>1443142613.82531</text:p>
          </table:table-cell>
          <table:table-cell table:formula="of:=[.G387]-[.$B$2]" office:value-type="float" office:value="53.8251168727875" calcext:value-type="float">
            <text:p>53.8251168728</text:p>
          </table:table-cell>
          <table:table-cell table:formula="of:=[.C387]/([.H387]-[.H386])" office:value-type="float" office:value="101991.922924526" calcext:value-type="float">
            <text:p>101991.922924526</text:p>
          </table:table-cell>
          <table:table-cell table:formula="of:=[.G387]-[.$B387]" office:value-type="float" office:value="9.85733366012573" calcext:value-type="float">
            <text:p>9.857333660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2604.01288" calcext:value-type="float">
            <text:p>1443142604.01288</text:p>
          </table:table-cell>
          <table:table-cell office:value-type="float" office:value="4480" calcext:value-type="float">
            <text:p>4480</text:p>
          </table:table-cell>
          <table:table-cell table:formula="of:=[.B388]-[.$B$2]" office:value-type="float" office:value="44.0126805305481" calcext:value-type="float">
            <text:p>44.0126805305</text:p>
          </table:table-cell>
          <table:table-cell table:formula="of:=[.C388]/([.D388]-[.D387])" office:value-type="float" office:value="99783.2434298216" calcext:value-type="float">
            <text:p>99783.2434298216</text:p>
          </table:table-cell>
          <table:table-cell/>
          <table:table-cell office:value-type="float" office:value="1443142613.86922" calcext:value-type="float">
            <text:p>1443142613.86922</text:p>
          </table:table-cell>
          <table:table-cell table:formula="of:=[.G388]-[.$B$2]" office:value-type="float" office:value="53.8690271377564" calcext:value-type="float">
            <text:p>53.8690271378</text:p>
          </table:table-cell>
          <table:table-cell table:formula="of:=[.C388]/([.H388]-[.H387])" office:value-type="float" office:value="102026.257486168" calcext:value-type="float">
            <text:p>102026.257486168</text:p>
          </table:table-cell>
          <table:table-cell table:formula="of:=[.G388]-[.$B388]" office:value-type="float" office:value="9.85634660720825" calcext:value-type="float">
            <text:p>9.856346607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2604.05759" calcext:value-type="float">
            <text:p>1443142604.05759</text:p>
          </table:table-cell>
          <table:table-cell office:value-type="float" office:value="4480" calcext:value-type="float">
            <text:p>4480</text:p>
          </table:table-cell>
          <table:table-cell table:formula="of:=[.B389]-[.$B$2]" office:value-type="float" office:value="44.0573978424072" calcext:value-type="float">
            <text:p>44.0573978424</text:p>
          </table:table-cell>
          <table:table-cell table:formula="of:=[.C389]/([.D389]-[.D388])" office:value-type="float" office:value="100184.913040233" calcext:value-type="float">
            <text:p>100184.913040233</text:p>
          </table:table-cell>
          <table:table-cell/>
          <table:table-cell office:value-type="float" office:value="1443142613.91303" calcext:value-type="float">
            <text:p>1443142613.91303</text:p>
          </table:table-cell>
          <table:table-cell table:formula="of:=[.G389]-[.$B$2]" office:value-type="float" office:value="53.9128396511078" calcext:value-type="float">
            <text:p>53.9128396511</text:p>
          </table:table-cell>
          <table:table-cell table:formula="of:=[.C389]/([.H389]-[.H388])" office:value-type="float" office:value="102253.891806294" calcext:value-type="float">
            <text:p>102253.891806294</text:p>
          </table:table-cell>
          <table:table-cell table:formula="of:=[.G389]-[.$B389]" office:value-type="float" office:value="9.85544180870056" calcext:value-type="float">
            <text:p>9.855441808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2604.1023" calcext:value-type="float">
            <text:p>1443142604.1023</text:p>
          </table:table-cell>
          <table:table-cell office:value-type="float" office:value="4480" calcext:value-type="float">
            <text:p>4480</text:p>
          </table:table-cell>
          <table:table-cell table:formula="of:=[.B390]-[.$B$2]" office:value-type="float" office:value="44.1021082401276" calcext:value-type="float">
            <text:p>44.1021082401</text:p>
          </table:table-cell>
          <table:table-cell table:formula="of:=[.C390]/([.D390]-[.D389])" office:value-type="float" office:value="100200.405910553" calcext:value-type="float">
            <text:p>100200.405910553</text:p>
          </table:table-cell>
          <table:table-cell/>
          <table:table-cell office:value-type="float" office:value="1443142613.9569" calcext:value-type="float">
            <text:p>1443142613.9569</text:p>
          </table:table-cell>
          <table:table-cell table:formula="of:=[.G390]-[.$B$2]" office:value-type="float" office:value="53.9567067623138" calcext:value-type="float">
            <text:p>53.9567067623</text:p>
          </table:table-cell>
          <table:table-cell table:formula="of:=[.C390]/([.H390]-[.H389])" office:value-type="float" office:value="102126.624635854" calcext:value-type="float">
            <text:p>102126.624635854</text:p>
          </table:table-cell>
          <table:table-cell table:formula="of:=[.G390]-[.$B390]" office:value-type="float" office:value="9.85459852218628" calcext:value-type="float">
            <text:p>9.854598522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2604.14702" calcext:value-type="float">
            <text:p>1443142604.14702</text:p>
          </table:table-cell>
          <table:table-cell office:value-type="float" office:value="4480" calcext:value-type="float">
            <text:p>4480</text:p>
          </table:table-cell>
          <table:table-cell table:formula="of:=[.B391]-[.$B$2]" office:value-type="float" office:value="44.1468253135681" calcext:value-type="float">
            <text:p>44.1468253136</text:p>
          </table:table-cell>
          <table:table-cell table:formula="of:=[.C391]/([.D391]-[.D390])" office:value-type="float" office:value="100185.447197385" calcext:value-type="float">
            <text:p>100185.447197385</text:p>
          </table:table-cell>
          <table:table-cell/>
          <table:table-cell office:value-type="float" office:value="1443142614.00087" calcext:value-type="float">
            <text:p>1443142614.00087</text:p>
          </table:table-cell>
          <table:table-cell table:formula="of:=[.G391]-[.$B$2]" office:value-type="float" office:value="54.0006713867188" calcext:value-type="float">
            <text:p>54.0006713867</text:p>
          </table:table-cell>
          <table:table-cell table:formula="of:=[.C391]/([.H391]-[.H390])" office:value-type="float" office:value="101900.108567741" calcext:value-type="float">
            <text:p>101900.108567741</text:p>
          </table:table-cell>
          <table:table-cell table:formula="of:=[.G391]-[.$B391]" office:value-type="float" office:value="9.85384607315064" calcext:value-type="float">
            <text:p>9.853846073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2604.19173" calcext:value-type="float">
            <text:p>1443142604.19173</text:p>
          </table:table-cell>
          <table:table-cell office:value-type="float" office:value="4480" calcext:value-type="float">
            <text:p>4480</text:p>
          </table:table-cell>
          <table:table-cell table:formula="of:=[.B392]-[.$B$2]" office:value-type="float" office:value="44.1915380954742" calcext:value-type="float">
            <text:p>44.1915380955</text:p>
          </table:table-cell>
          <table:table-cell table:formula="of:=[.C392]/([.D392]-[.D391])" office:value-type="float" office:value="100195.063000229" calcext:value-type="float">
            <text:p>100195.063000229</text:p>
          </table:table-cell>
          <table:table-cell/>
          <table:table-cell office:value-type="float" office:value="1443142614.01574" calcext:value-type="float">
            <text:p>1443142614.01574</text:p>
          </table:table-cell>
          <table:table-cell table:formula="of:=[.G392]-[.$B$2]" office:value-type="float" office:value="54.0155494213104" calcext:value-type="float">
            <text:p>54.0155494213</text:p>
          </table:table-cell>
          <table:table-cell table:formula="of:=[.C392]/([.H392]-[.H391])" office:value-type="float" office:value="301115.041264042" calcext:value-type="float">
            <text:p>301115.041264042</text:p>
          </table:table-cell>
          <table:table-cell table:formula="of:=[.G392]-[.$B392]" office:value-type="float" office:value="9.82401132583618" calcext:value-type="float">
            <text:p>9.824011325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2604.23644" calcext:value-type="float">
            <text:p>1443142604.23644</text:p>
          </table:table-cell>
          <table:table-cell office:value-type="float" office:value="4480" calcext:value-type="float">
            <text:p>4480</text:p>
          </table:table-cell>
          <table:table-cell table:formula="of:=[.B393]-[.$B$2]" office:value-type="float" office:value="44.2362480163574" calcext:value-type="float">
            <text:p>44.2362480164</text:p>
          </table:table-cell>
          <table:table-cell table:formula="of:=[.C393]/([.D393]-[.D392])" office:value-type="float" office:value="100201.474560997" calcext:value-type="float">
            <text:p>100201.474560997</text:p>
          </table:table-cell>
          <table:table-cell/>
          <table:table-cell office:value-type="float" office:value="1443142614.03062" calcext:value-type="float">
            <text:p>1443142614.03062</text:p>
          </table:table-cell>
          <table:table-cell table:formula="of:=[.G393]-[.$B$2]" office:value-type="float" office:value="54.0304236412048" calcext:value-type="float">
            <text:p>54.0304236412</text:p>
          </table:table-cell>
          <table:table-cell table:formula="of:=[.C393]/([.H393]-[.H392])" office:value-type="float" office:value="301192.266337538" calcext:value-type="float">
            <text:p>301192.266337538</text:p>
          </table:table-cell>
          <table:table-cell table:formula="of:=[.G393]-[.$B393]" office:value-type="float" office:value="9.79417562484741" calcext:value-type="float">
            <text:p>9.794175624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2604.28116" calcext:value-type="float">
            <text:p>1443142604.28116</text:p>
          </table:table-cell>
          <table:table-cell office:value-type="float" office:value="4480" calcext:value-type="float">
            <text:p>4480</text:p>
          </table:table-cell>
          <table:table-cell table:formula="of:=[.B394]-[.$B$2]" office:value-type="float" office:value="44.2809677124023" calcext:value-type="float">
            <text:p>44.2809677124</text:p>
          </table:table-cell>
          <table:table-cell table:formula="of:=[.C394]/([.D394]-[.D393])" office:value-type="float" office:value="100179.571781967" calcext:value-type="float">
            <text:p>100179.571781967</text:p>
          </table:table-cell>
          <table:table-cell/>
          <table:table-cell office:value-type="float" office:value="1443142614.06385" calcext:value-type="float">
            <text:p>1443142614.06385</text:p>
          </table:table-cell>
          <table:table-cell table:formula="of:=[.G394]-[.$B$2]" office:value-type="float" office:value="54.0636565685272" calcext:value-type="float">
            <text:p>54.0636565685</text:p>
          </table:table-cell>
          <table:table-cell table:formula="of:=[.C394]/([.H394]-[.H393])" office:value-type="float" office:value="134806.060162567" calcext:value-type="float">
            <text:p>134806.060162567</text:p>
          </table:table-cell>
          <table:table-cell table:formula="of:=[.G394]-[.$B394]" office:value-type="float" office:value="9.78268885612488" calcext:value-type="float">
            <text:p>9.782688856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2604.32588" calcext:value-type="float">
            <text:p>1443142604.32588</text:p>
          </table:table-cell>
          <table:table-cell office:value-type="float" office:value="4480" calcext:value-type="float">
            <text:p>4480</text:p>
          </table:table-cell>
          <table:table-cell table:formula="of:=[.B395]-[.$B$2]" office:value-type="float" office:value="44.3256812095642" calcext:value-type="float">
            <text:p>44.3256812096</text:p>
          </table:table-cell>
          <table:table-cell table:formula="of:=[.C395]/([.D395]-[.D394])" office:value-type="float" office:value="100193.46023824" calcext:value-type="float">
            <text:p>100193.46023824</text:p>
          </table:table-cell>
          <table:table-cell/>
          <table:table-cell office:value-type="float" office:value="1443142614.11265" calcext:value-type="float">
            <text:p>1443142614.11265</text:p>
          </table:table-cell>
          <table:table-cell table:formula="of:=[.G395]-[.$B$2]" office:value-type="float" office:value="54.1124541759491" calcext:value-type="float">
            <text:p>54.1124541759</text:p>
          </table:table-cell>
          <table:table-cell table:formula="of:=[.C395]/([.H395]-[.H394])" office:value-type="float" office:value="91807.779862414" calcext:value-type="float">
            <text:p>91807.779862414</text:p>
          </table:table-cell>
          <table:table-cell table:formula="of:=[.G395]-[.$B395]" office:value-type="float" office:value="9.78677296638489" calcext:value-type="float">
            <text:p>9.786772966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2604.37058" calcext:value-type="float">
            <text:p>1443142604.37058</text:p>
          </table:table-cell>
          <table:table-cell office:value-type="float" office:value="4480" calcext:value-type="float">
            <text:p>4480</text:p>
          </table:table-cell>
          <table:table-cell table:formula="of:=[.B396]-[.$B$2]" office:value-type="float" office:value="44.3703849315643" calcext:value-type="float">
            <text:p>44.3703849316</text:p>
          </table:table-cell>
          <table:table-cell table:formula="of:=[.C396]/([.D396]-[.D395])" office:value-type="float" office:value="100215.369091365" calcext:value-type="float">
            <text:p>100215.369091365</text:p>
          </table:table-cell>
          <table:table-cell/>
          <table:table-cell office:value-type="float" office:value="1443142614.16144" calcext:value-type="float">
            <text:p>1443142614.16144</text:p>
          </table:table-cell>
          <table:table-cell table:formula="of:=[.G396]-[.$B$2]" office:value-type="float" office:value="54.1612403392792" calcext:value-type="float">
            <text:p>54.1612403393</text:p>
          </table:table-cell>
          <table:table-cell table:formula="of:=[.C396]/([.H396]-[.H395])" office:value-type="float" office:value="91829.3158182813" calcext:value-type="float">
            <text:p>91829.3158182813</text:p>
          </table:table-cell>
          <table:table-cell table:formula="of:=[.G396]-[.$B396]" office:value-type="float" office:value="9.79085540771484" calcext:value-type="float">
            <text:p>9.790855407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2604.4153" calcext:value-type="float">
            <text:p>1443142604.4153</text:p>
          </table:table-cell>
          <table:table-cell office:value-type="float" office:value="4480" calcext:value-type="float">
            <text:p>4480</text:p>
          </table:table-cell>
          <table:table-cell table:formula="of:=[.B397]-[.$B$2]" office:value-type="float" office:value="44.4151029586792" calcext:value-type="float">
            <text:p>44.4151029587</text:p>
          </table:table-cell>
          <table:table-cell table:formula="of:=[.C397]/([.D397]-[.D396])" office:value-type="float" office:value="100183.310602951" calcext:value-type="float">
            <text:p>100183.310602951</text:p>
          </table:table-cell>
          <table:table-cell/>
          <table:table-cell office:value-type="float" office:value="1443142614.21017" calcext:value-type="float">
            <text:p>1443142614.21017</text:p>
          </table:table-cell>
          <table:table-cell table:formula="of:=[.G397]-[.$B$2]" office:value-type="float" office:value="54.2099752426148" calcext:value-type="float">
            <text:p>54.2099752426</text:p>
          </table:table-cell>
          <table:table-cell table:formula="of:=[.C397]/([.H397]-[.H396])" office:value-type="float" office:value="91925.9030668904" calcext:value-type="float">
            <text:p>91925.9030668904</text:p>
          </table:table-cell>
          <table:table-cell table:formula="of:=[.G397]-[.$B397]" office:value-type="float" office:value="9.79487228393555" calcext:value-type="float">
            <text:p>9.794872283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2604.46" calcext:value-type="float">
            <text:p>1443142604.46</text:p>
          </table:table-cell>
          <table:table-cell office:value-type="float" office:value="4480" calcext:value-type="float">
            <text:p>4480</text:p>
          </table:table-cell>
          <table:table-cell table:formula="of:=[.B398]-[.$B$2]" office:value-type="float" office:value="44.4598066806793" calcext:value-type="float">
            <text:p>44.4598066807</text:p>
          </table:table-cell>
          <table:table-cell table:formula="of:=[.C398]/([.D398]-[.D397])" office:value-type="float" office:value="100215.369091365" calcext:value-type="float">
            <text:p>100215.369091365</text:p>
          </table:table-cell>
          <table:table-cell/>
          <table:table-cell office:value-type="float" office:value="1443142614.25891" calcext:value-type="float">
            <text:p>1443142614.25891</text:p>
          </table:table-cell>
          <table:table-cell table:formula="of:=[.G398]-[.$B$2]" office:value-type="float" office:value="54.2587172985077" calcext:value-type="float">
            <text:p>54.2587172985</text:p>
          </table:table-cell>
          <table:table-cell table:formula="of:=[.C398]/([.H398]-[.H397])" office:value-type="float" office:value="91912.4135805791" calcext:value-type="float">
            <text:p>91912.4135805791</text:p>
          </table:table-cell>
          <table:table-cell table:formula="of:=[.G398]-[.$B398]" office:value-type="float" office:value="9.79891061782837" calcext:value-type="float">
            <text:p>9.798910617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2604.50471" calcext:value-type="float">
            <text:p>1443142604.50471</text:p>
          </table:table-cell>
          <table:table-cell office:value-type="float" office:value="4480" calcext:value-type="float">
            <text:p>4480</text:p>
          </table:table-cell>
          <table:table-cell table:formula="of:=[.B399]-[.$B$2]" office:value-type="float" office:value="44.5045139789581" calcext:value-type="float">
            <text:p>44.504513979</text:p>
          </table:table-cell>
          <table:table-cell table:formula="of:=[.C399]/([.D399]-[.D398])" office:value-type="float" office:value="100207.352545916" calcext:value-type="float">
            <text:p>100207.352545916</text:p>
          </table:table-cell>
          <table:table-cell/>
          <table:table-cell office:value-type="float" office:value="1443142614.30771" calcext:value-type="float">
            <text:p>1443142614.30771</text:p>
          </table:table-cell>
          <table:table-cell table:formula="of:=[.G399]-[.$B$2]" office:value-type="float" office:value="54.3075189590454" calcext:value-type="float">
            <text:p>54.307518959</text:p>
          </table:table-cell>
          <table:table-cell table:formula="of:=[.C399]/([.H399]-[.H398])" office:value-type="float" office:value="91800.1549668033" calcext:value-type="float">
            <text:p>91800.1549668033</text:p>
          </table:table-cell>
          <table:table-cell table:formula="of:=[.G399]-[.$B399]" office:value-type="float" office:value="9.80300498008728" calcext:value-type="float">
            <text:p>9.803004980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2604.54943" calcext:value-type="float">
            <text:p>1443142604.54943</text:p>
          </table:table-cell>
          <table:table-cell office:value-type="float" office:value="4480" calcext:value-type="float">
            <text:p>4480</text:p>
          </table:table-cell>
          <table:table-cell table:formula="of:=[.B400]-[.$B$2]" office:value-type="float" office:value="44.5492315292358" calcext:value-type="float">
            <text:p>44.5492315292</text:p>
          </table:table-cell>
          <table:table-cell table:formula="of:=[.C400]/([.D400]-[.D399])" office:value-type="float" office:value="100184.378888776" calcext:value-type="float">
            <text:p>100184.378888776</text:p>
          </table:table-cell>
          <table:table-cell/>
          <table:table-cell office:value-type="float" office:value="1443142614.35639" calcext:value-type="float">
            <text:p>1443142614.35639</text:p>
          </table:table-cell>
          <table:table-cell table:formula="of:=[.G400]-[.$B$2]" office:value-type="float" office:value="54.3561933040619" calcext:value-type="float">
            <text:p>54.3561933041</text:p>
          </table:table-cell>
          <table:table-cell table:formula="of:=[.C400]/([.H400]-[.H399])" office:value-type="float" office:value="92040.2729298817" calcext:value-type="float">
            <text:p>92040.2729298817</text:p>
          </table:table-cell>
          <table:table-cell table:formula="of:=[.G400]-[.$B400]" office:value-type="float" office:value="9.80696177482605" calcext:value-type="float">
            <text:p>9.806961774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2604.59414" calcext:value-type="float">
            <text:p>1443142604.59414</text:p>
          </table:table-cell>
          <table:table-cell office:value-type="float" office:value="4480" calcext:value-type="float">
            <text:p>4480</text:p>
          </table:table-cell>
          <table:table-cell table:formula="of:=[.B401]-[.$B$2]" office:value-type="float" office:value="44.5939419269562" calcext:value-type="float">
            <text:p>44.593941927</text:p>
          </table:table-cell>
          <table:table-cell table:formula="of:=[.C401]/([.D401]-[.D400])" office:value-type="float" office:value="100200.405910553" calcext:value-type="float">
            <text:p>100200.405910553</text:p>
          </table:table-cell>
          <table:table-cell/>
          <table:table-cell office:value-type="float" office:value="1443142614.40517" calcext:value-type="float">
            <text:p>1443142614.40517</text:p>
          </table:table-cell>
          <table:table-cell table:formula="of:=[.G401]-[.$B$2]" office:value-type="float" office:value="54.4049787521362" calcext:value-type="float">
            <text:p>54.4049787521</text:p>
          </table:table-cell>
          <table:table-cell table:formula="of:=[.C401]/([.H401]-[.H400])" office:value-type="float" office:value="91830.6621510011" calcext:value-type="float">
            <text:p>91830.6621510011</text:p>
          </table:table-cell>
          <table:table-cell table:formula="of:=[.G401]-[.$B401]" office:value-type="float" office:value="9.81103682518005" calcext:value-type="float">
            <text:p>9.811036825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2604.63885" calcext:value-type="float">
            <text:p>1443142604.63885</text:p>
          </table:table-cell>
          <table:table-cell office:value-type="float" office:value="4480" calcext:value-type="float">
            <text:p>4480</text:p>
          </table:table-cell>
          <table:table-cell table:formula="of:=[.B402]-[.$B$2]" office:value-type="float" office:value="44.6386547088623" calcext:value-type="float">
            <text:p>44.6386547089</text:p>
          </table:table-cell>
          <table:table-cell table:formula="of:=[.C402]/([.D402]-[.D401])" office:value-type="float" office:value="100195.063000229" calcext:value-type="float">
            <text:p>100195.063000229</text:p>
          </table:table-cell>
          <table:table-cell/>
          <table:table-cell office:value-type="float" office:value="1443142614.454" calcext:value-type="float">
            <text:p>1443142614.454</text:p>
          </table:table-cell>
          <table:table-cell table:formula="of:=[.G402]-[.$B$2]" office:value-type="float" office:value="54.4538061618805" calcext:value-type="float">
            <text:p>54.4538061619</text:p>
          </table:table-cell>
          <table:table-cell table:formula="of:=[.C402]/([.H402]-[.H401])" office:value-type="float" office:value="91751.7440196878" calcext:value-type="float">
            <text:p>91751.7440196878</text:p>
          </table:table-cell>
          <table:table-cell table:formula="of:=[.G402]-[.$B402]" office:value-type="float" office:value="9.81515145301819" calcext:value-type="float">
            <text:p>9.81515145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2604.68356" calcext:value-type="float">
            <text:p>1443142604.68356</text:p>
          </table:table-cell>
          <table:table-cell office:value-type="float" office:value="4480" calcext:value-type="float">
            <text:p>4480</text:p>
          </table:table-cell>
          <table:table-cell table:formula="of:=[.B403]-[.$B$2]" office:value-type="float" office:value="44.6833641529083" calcext:value-type="float">
            <text:p>44.6833641529</text:p>
          </table:table-cell>
          <table:table-cell table:formula="of:=[.C403]/([.D403]-[.D402])" office:value-type="float" office:value="100202.543234235" calcext:value-type="float">
            <text:p>100202.543234235</text:p>
          </table:table-cell>
          <table:table-cell/>
          <table:table-cell office:value-type="float" office:value="1443142614.50282" calcext:value-type="float">
            <text:p>1443142614.50282</text:p>
          </table:table-cell>
          <table:table-cell table:formula="of:=[.G403]-[.$B$2]" office:value-type="float" office:value="54.5026290416718" calcext:value-type="float">
            <text:p>54.5026290417</text:p>
          </table:table-cell>
          <table:table-cell table:formula="of:=[.C403]/([.H403]-[.H402])" office:value-type="float" office:value="91760.2570588637" calcext:value-type="float">
            <text:p>91760.2570588637</text:p>
          </table:table-cell>
          <table:table-cell table:formula="of:=[.G403]-[.$B403]" office:value-type="float" office:value="9.81926488876343" calcext:value-type="float">
            <text:p>9.819264888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2604.72828" calcext:value-type="float">
            <text:p>1443142604.72828</text:p>
          </table:table-cell>
          <table:table-cell office:value-type="float" office:value="4480" calcext:value-type="float">
            <text:p>4480</text:p>
          </table:table-cell>
          <table:table-cell table:formula="of:=[.B404]-[.$B$2]" office:value-type="float" office:value="44.7280833721161" calcext:value-type="float">
            <text:p>44.7280833721</text:p>
          </table:table-cell>
          <table:table-cell table:formula="of:=[.C404]/([.D404]-[.D403])" office:value-type="float" office:value="100180.639988058" calcext:value-type="float">
            <text:p>100180.639988058</text:p>
          </table:table-cell>
          <table:table-cell/>
          <table:table-cell office:value-type="float" office:value="1443142614.55152" calcext:value-type="float">
            <text:p>1443142614.55152</text:p>
          </table:table-cell>
          <table:table-cell table:formula="of:=[.G404]-[.$B$2]" office:value-type="float" office:value="54.5513293743134" calcext:value-type="float">
            <text:p>54.5513293743</text:p>
          </table:table-cell>
          <table:table-cell table:formula="of:=[.C404]/([.H404]-[.H403])" office:value-type="float" office:value="91991.1581091137" calcext:value-type="float">
            <text:p>91991.1581091137</text:p>
          </table:table-cell>
          <table:table-cell table:formula="of:=[.G404]-[.$B404]" office:value-type="float" office:value="9.82324600219727" calcext:value-type="float">
            <text:p>9.823246002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2604.77299" calcext:value-type="float">
            <text:p>1443142604.77299</text:p>
          </table:table-cell>
          <table:table-cell office:value-type="float" office:value="4480" calcext:value-type="float">
            <text:p>4480</text:p>
          </table:table-cell>
          <table:table-cell table:formula="of:=[.B405]-[.$B$2]" office:value-type="float" office:value="44.772794008255" calcext:value-type="float">
            <text:p>44.7727940083</text:p>
          </table:table-cell>
          <table:table-cell table:formula="of:=[.C405]/([.D405]-[.D404])" office:value-type="float" office:value="100199.871593878" calcext:value-type="float">
            <text:p>100199.871593878</text:p>
          </table:table-cell>
          <table:table-cell/>
          <table:table-cell office:value-type="float" office:value="1443142614.60023" calcext:value-type="float">
            <text:p>1443142614.60023</text:p>
          </table:table-cell>
          <table:table-cell table:formula="of:=[.G405]-[.$B$2]" office:value-type="float" office:value="54.6000354290009" calcext:value-type="float">
            <text:p>54.600035429</text:p>
          </table:table-cell>
          <table:table-cell table:formula="of:=[.C405]/([.H405]-[.H404])" office:value-type="float" office:value="91980.350877193" calcext:value-type="float">
            <text:p>91980.350877193</text:p>
          </table:table-cell>
          <table:table-cell table:formula="of:=[.G405]-[.$B405]" office:value-type="float" office:value="9.82724142074585" calcext:value-type="float">
            <text:p>9.82724142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2604.8177" calcext:value-type="float">
            <text:p>1443142604.8177</text:p>
          </table:table-cell>
          <table:table-cell office:value-type="float" office:value="4480" calcext:value-type="float">
            <text:p>4480</text:p>
          </table:table-cell>
          <table:table-cell table:formula="of:=[.B406]-[.$B$2]" office:value-type="float" office:value="44.8175029754639" calcext:value-type="float">
            <text:p>44.8175029755</text:p>
          </table:table-cell>
          <table:table-cell table:formula="of:=[.C406]/([.D406]-[.D405])" office:value-type="float" office:value="100203.61193027" calcext:value-type="float">
            <text:p>100203.61193027</text:p>
          </table:table-cell>
          <table:table-cell/>
          <table:table-cell office:value-type="float" office:value="1443142614.64898" calcext:value-type="float">
            <text:p>1443142614.64898</text:p>
          </table:table-cell>
          <table:table-cell table:formula="of:=[.G406]-[.$B$2]" office:value-type="float" office:value="54.6487898826599" calcext:value-type="float">
            <text:p>54.6487898827</text:p>
          </table:table-cell>
          <table:table-cell table:formula="of:=[.C406]/([.H406]-[.H405])" office:value-type="float" office:value="91889.0411802964" calcext:value-type="float">
            <text:p>91889.0411802964</text:p>
          </table:table-cell>
          <table:table-cell table:formula="of:=[.G406]-[.$B406]" office:value-type="float" office:value="9.83128690719605" calcext:value-type="float">
            <text:p>9.831286907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2604.86241" calcext:value-type="float">
            <text:p>1443142604.86241</text:p>
          </table:table-cell>
          <table:table-cell office:value-type="float" office:value="4480" calcext:value-type="float">
            <text:p>4480</text:p>
          </table:table-cell>
          <table:table-cell table:formula="of:=[.B407]-[.$B$2]" office:value-type="float" office:value="44.8622131347656" calcext:value-type="float">
            <text:p>44.8622131348</text:p>
          </table:table-cell>
          <table:table-cell table:formula="of:=[.C407]/([.D407]-[.D406])" office:value-type="float" office:value="100200.940232925" calcext:value-type="float">
            <text:p>100200.940232925</text:p>
          </table:table-cell>
          <table:table-cell/>
          <table:table-cell office:value-type="float" office:value="1443142614.69775" calcext:value-type="float">
            <text:p>1443142614.69775</text:p>
          </table:table-cell>
          <table:table-cell table:formula="of:=[.G407]-[.$B$2]" office:value-type="float" office:value="54.6975541114807" calcext:value-type="float">
            <text:p>54.6975541115</text:p>
          </table:table-cell>
          <table:table-cell table:formula="of:=[.C407]/([.H407]-[.H406])" office:value-type="float" office:value="91870.6213208691" calcext:value-type="float">
            <text:p>91870.6213208691</text:p>
          </table:table-cell>
          <table:table-cell table:formula="of:=[.G407]-[.$B407]" office:value-type="float" office:value="9.83534097671509" calcext:value-type="float">
            <text:p>9.835340976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2604.90714" calcext:value-type="float">
            <text:p>1443142604.90714</text:p>
          </table:table-cell>
          <table:table-cell office:value-type="float" office:value="4480" calcext:value-type="float">
            <text:p>4480</text:p>
          </table:table-cell>
          <table:table-cell table:formula="of:=[.B408]-[.$B$2]" office:value-type="float" office:value="44.9069440364838" calcext:value-type="float">
            <text:p>44.9069440365</text:p>
          </table:table-cell>
          <table:table-cell table:formula="of:=[.C408]/([.D408]-[.D407])" office:value-type="float" office:value="100154.47549503" calcext:value-type="float">
            <text:p>100154.47549503</text:p>
          </table:table-cell>
          <table:table-cell/>
          <table:table-cell office:value-type="float" office:value="1443142614.74659" calcext:value-type="float">
            <text:p>1443142614.74659</text:p>
          </table:table-cell>
          <table:table-cell table:formula="of:=[.G408]-[.$B$2]" office:value-type="float" office:value="54.7463934421539" calcext:value-type="float">
            <text:p>54.7463934422</text:p>
          </table:table-cell>
          <table:table-cell table:formula="of:=[.C408]/([.H408]-[.H407])" office:value-type="float" office:value="91729.3488310788" calcext:value-type="float">
            <text:p>91729.3488310788</text:p>
          </table:table-cell>
          <table:table-cell table:formula="of:=[.G408]-[.$B408]" office:value-type="float" office:value="9.83944940567017" calcext:value-type="float">
            <text:p>9.839449405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2604.95185" calcext:value-type="float">
            <text:p>1443142604.95185</text:p>
          </table:table-cell>
          <table:table-cell office:value-type="float" office:value="4480" calcext:value-type="float">
            <text:p>4480</text:p>
          </table:table-cell>
          <table:table-cell table:formula="of:=[.B409]-[.$B$2]" office:value-type="float" office:value="44.9516577720642" calcext:value-type="float">
            <text:p>44.9516577721</text:p>
          </table:table-cell>
          <table:table-cell table:formula="of:=[.C409]/([.D409]-[.D408])" office:value-type="float" office:value="100192.925995638" calcext:value-type="float">
            <text:p>100192.925995638</text:p>
          </table:table-cell>
          <table:table-cell/>
          <table:table-cell office:value-type="float" office:value="1443142614.79523" calcext:value-type="float">
            <text:p>1443142614.79523</text:p>
          </table:table-cell>
          <table:table-cell table:formula="of:=[.G409]-[.$B$2]" office:value-type="float" office:value="54.7950356006622" calcext:value-type="float">
            <text:p>54.7950356007</text:p>
          </table:table-cell>
          <table:table-cell table:formula="of:=[.C409]/([.H409]-[.H408])" office:value-type="float" office:value="92101.1759631409" calcext:value-type="float">
            <text:p>92101.1759631409</text:p>
          </table:table-cell>
          <table:table-cell table:formula="of:=[.G409]-[.$B409]" office:value-type="float" office:value="9.84337782859802" calcext:value-type="float">
            <text:p>9.843377828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2604.99656" calcext:value-type="float">
            <text:p>1443142604.99656</text:p>
          </table:table-cell>
          <table:table-cell office:value-type="float" office:value="4480" calcext:value-type="float">
            <text:p>4480</text:p>
          </table:table-cell>
          <table:table-cell table:formula="of:=[.B410]-[.$B$2]" office:value-type="float" office:value="44.9963657855988" calcext:value-type="float">
            <text:p>44.9963657856</text:p>
          </table:table-cell>
          <table:table-cell table:formula="of:=[.C410]/([.D410]-[.D409])" office:value-type="float" office:value="100205.749390728" calcext:value-type="float">
            <text:p>100205.749390728</text:p>
          </table:table-cell>
          <table:table-cell/>
          <table:table-cell office:value-type="float" office:value="1443142614.84414" calcext:value-type="float">
            <text:p>1443142614.84414</text:p>
          </table:table-cell>
          <table:table-cell table:formula="of:=[.G410]-[.$B$2]" office:value-type="float" office:value="54.8439438343048" calcext:value-type="float">
            <text:p>54.8439438343</text:p>
          </table:table-cell>
          <table:table-cell table:formula="of:=[.C410]/([.H410]-[.H409])" office:value-type="float" office:value="91600.1185554949" calcext:value-type="float">
            <text:p>91600.1185554949</text:p>
          </table:table-cell>
          <table:table-cell table:formula="of:=[.G410]-[.$B410]" office:value-type="float" office:value="9.84757804870606" calcext:value-type="float">
            <text:p>9.847578048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2605.0395" calcext:value-type="float">
            <text:p>1443142605.0395</text:p>
          </table:table-cell>
          <table:table-cell office:value-type="float" office:value="4480" calcext:value-type="float">
            <text:p>4480</text:p>
          </table:table-cell>
          <table:table-cell table:formula="of:=[.B411]-[.$B$2]" office:value-type="float" office:value="45.0393018722534" calcext:value-type="float">
            <text:p>45.0393018723</text:p>
          </table:table-cell>
          <table:table-cell table:formula="of:=[.C411]/([.D411]-[.D410])" office:value-type="float" office:value="104341.134673797" calcext:value-type="float">
            <text:p>104341.134673797</text:p>
          </table:table-cell>
          <table:table-cell/>
          <table:table-cell office:value-type="float" office:value="1443142614.89284" calcext:value-type="float">
            <text:p>1443142614.89284</text:p>
          </table:table-cell>
          <table:table-cell table:formula="of:=[.G411]-[.$B$2]" office:value-type="float" office:value="54.8926458358765" calcext:value-type="float">
            <text:p>54.8926458359</text:p>
          </table:table-cell>
          <table:table-cell table:formula="of:=[.C411]/([.H411]-[.H410])" office:value-type="float" office:value="91988.0057374762" calcext:value-type="float">
            <text:p>91988.0057374762</text:p>
          </table:table-cell>
          <table:table-cell table:formula="of:=[.G411]-[.$B411]" office:value-type="float" office:value="9.85334396362305" calcext:value-type="float">
            <text:p>9.853343963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2605.0823" calcext:value-type="float">
            <text:p>1443142605.0823</text:p>
          </table:table-cell>
          <table:table-cell office:value-type="float" office:value="4480" calcext:value-type="float">
            <text:p>4480</text:p>
          </table:table-cell>
          <table:table-cell table:formula="of:=[.B412]-[.$B$2]" office:value-type="float" office:value="45.082106590271" calcext:value-type="float">
            <text:p>45.0821065903</text:p>
          </table:table-cell>
          <table:table-cell table:formula="of:=[.C412]/([.D412]-[.D411])" office:value-type="float" office:value="104661.359950094" calcext:value-type="float">
            <text:p>104661.359950094</text:p>
          </table:table-cell>
          <table:table-cell/>
          <table:table-cell office:value-type="float" office:value="1443142614.94158" calcext:value-type="float">
            <text:p>1443142614.94158</text:p>
          </table:table-cell>
          <table:table-cell table:formula="of:=[.G412]-[.$B$2]" office:value-type="float" office:value="54.9413814544678" calcext:value-type="float">
            <text:p>54.9413814545</text:p>
          </table:table-cell>
          <table:table-cell table:formula="of:=[.C412]/([.H412]-[.H411])" office:value-type="float" office:value="91924.5539400818" calcext:value-type="float">
            <text:p>91924.5539400818</text:p>
          </table:table-cell>
          <table:table-cell table:formula="of:=[.G412]-[.$B412]" office:value-type="float" office:value="9.85927486419678" calcext:value-type="float">
            <text:p>9.859274864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2605.1251" calcext:value-type="float">
            <text:p>1443142605.1251</text:p>
          </table:table-cell>
          <table:table-cell office:value-type="float" office:value="4480" calcext:value-type="float">
            <text:p>4480</text:p>
          </table:table-cell>
          <table:table-cell table:formula="of:=[.B413]-[.$B$2]" office:value-type="float" office:value="45.1249086856842" calcext:value-type="float">
            <text:p>45.1249086857</text:p>
          </table:table-cell>
          <table:table-cell table:formula="of:=[.C413]/([.D413]-[.D412])" office:value-type="float" office:value="104667.772845008" calcext:value-type="float">
            <text:p>104667.772845008</text:p>
          </table:table-cell>
          <table:table-cell/>
          <table:table-cell office:value-type="float" office:value="1443142614.99041" calcext:value-type="float">
            <text:p>1443142614.99041</text:p>
          </table:table-cell>
          <table:table-cell table:formula="of:=[.G413]-[.$B$2]" office:value-type="float" office:value="54.9902112483978" calcext:value-type="float">
            <text:p>54.9902112484</text:p>
          </table:table-cell>
          <table:table-cell table:formula="of:=[.C413]/([.H413]-[.H412])" office:value-type="float" office:value="91747.2641071838" calcext:value-type="float">
            <text:p>91747.2641071838</text:p>
          </table:table-cell>
          <table:table-cell table:formula="of:=[.G413]-[.$B413]" office:value-type="float" office:value="9.86530256271362" calcext:value-type="float">
            <text:p>9.865302562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2605.16791" calcext:value-type="float">
            <text:p>1443142605.16791</text:p>
          </table:table-cell>
          <table:table-cell office:value-type="float" office:value="4480" calcext:value-type="float">
            <text:p>4480</text:p>
          </table:table-cell>
          <table:table-cell table:formula="of:=[.B414]-[.$B$2]" office:value-type="float" office:value="45.1677124500275" calcext:value-type="float">
            <text:p>45.16771245</text:p>
          </table:table-cell>
          <table:table-cell table:formula="of:=[.C414]/([.D414]-[.D413])" office:value-type="float" office:value="104663.691820957" calcext:value-type="float">
            <text:p>104663.691820957</text:p>
          </table:table-cell>
          <table:table-cell/>
          <table:table-cell office:value-type="float" office:value="1443142615.00486" calcext:value-type="float">
            <text:p>1443142615.00486</text:p>
          </table:table-cell>
          <table:table-cell table:formula="of:=[.G414]-[.$B$2]" office:value-type="float" office:value="55.004665851593" calcext:value-type="float">
            <text:p>55.0046658516</text:p>
          </table:table-cell>
          <table:table-cell table:formula="of:=[.C414]/([.H414]-[.H413])" office:value-type="float" office:value="309935.868837317" calcext:value-type="float">
            <text:p>309935.868837317</text:p>
          </table:table-cell>
          <table:table-cell table:formula="of:=[.G414]-[.$B414]" office:value-type="float" office:value="9.83695340156555" calcext:value-type="float">
            <text:p>9.836953401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2605.21071" calcext:value-type="float">
            <text:p>1443142605.21071</text:p>
          </table:table-cell>
          <table:table-cell office:value-type="float" office:value="4480" calcext:value-type="float">
            <text:p>4480</text:p>
          </table:table-cell>
          <table:table-cell table:formula="of:=[.B415]-[.$B$2]" office:value-type="float" office:value="45.2105178833008" calcext:value-type="float">
            <text:p>45.2105178833</text:p>
          </table:table-cell>
          <table:table-cell table:formula="of:=[.C415]/([.D415]-[.D414])" office:value-type="float" office:value="104659.611115134" calcext:value-type="float">
            <text:p>104659.611115134</text:p>
          </table:table-cell>
          <table:table-cell/>
          <table:table-cell office:value-type="float" office:value="1443142615.01853" calcext:value-type="float">
            <text:p>1443142615.01853</text:p>
          </table:table-cell>
          <table:table-cell table:formula="of:=[.G415]-[.$B$2]" office:value-type="float" office:value="55.0183348655701" calcext:value-type="float">
            <text:p>55.0183348656</text:p>
          </table:table-cell>
          <table:table-cell table:formula="of:=[.C415]/([.H415]-[.H414])" office:value-type="float" office:value="327748.585781065" calcext:value-type="float">
            <text:p>327748.585781065</text:p>
          </table:table-cell>
          <table:table-cell table:formula="of:=[.G415]-[.$B415]" office:value-type="float" office:value="9.80781698226929" calcext:value-type="float">
            <text:p>9.80781698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2605.25351" calcext:value-type="float">
            <text:p>1443142605.25351</text:p>
          </table:table-cell>
          <table:table-cell office:value-type="float" office:value="4480" calcext:value-type="float">
            <text:p>4480</text:p>
          </table:table-cell>
          <table:table-cell table:formula="of:=[.B416]-[.$B$2]" office:value-type="float" office:value="45.253317117691" calcext:value-type="float">
            <text:p>45.2533171177</text:p>
          </table:table-cell>
          <table:table-cell table:formula="of:=[.C416]/([.D416]-[.D415])" office:value-type="float" office:value="104674.769626712" calcext:value-type="float">
            <text:p>104674.769626712</text:p>
          </table:table-cell>
          <table:table-cell/>
          <table:table-cell office:value-type="float" office:value="1443142615.03216" calcext:value-type="float">
            <text:p>1443142615.03216</text:p>
          </table:table-cell>
          <table:table-cell table:formula="of:=[.G416]-[.$B$2]" office:value-type="float" office:value="55.0319650173187" calcext:value-type="float">
            <text:p>55.0319650173</text:p>
          </table:table-cell>
          <table:table-cell table:formula="of:=[.C416]/([.H416]-[.H415])" office:value-type="float" office:value="328683.061099547" calcext:value-type="float">
            <text:p>328683.061099547</text:p>
          </table:table-cell>
          <table:table-cell table:formula="of:=[.G416]-[.$B416]" office:value-type="float" office:value="9.77864789962769" calcext:value-type="float">
            <text:p>9.778647899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2605.2963" calcext:value-type="float">
            <text:p>1443142605.2963</text:p>
          </table:table-cell>
          <table:table-cell office:value-type="float" office:value="4480" calcext:value-type="float">
            <text:p>4480</text:p>
          </table:table-cell>
          <table:table-cell table:formula="of:=[.B417]-[.$B$2]" office:value-type="float" office:value="45.296101808548" calcext:value-type="float">
            <text:p>45.2961018085</text:p>
          </table:table-cell>
          <table:table-cell table:formula="of:=[.C417]/([.D417]-[.D416])" office:value-type="float" office:value="104710.351068809" calcext:value-type="float">
            <text:p>104710.351068809</text:p>
          </table:table-cell>
          <table:table-cell/>
          <table:table-cell office:value-type="float" office:value="1443142615.04652" calcext:value-type="float">
            <text:p>1443142615.04652</text:p>
          </table:table-cell>
          <table:table-cell table:formula="of:=[.G417]-[.$B$2]" office:value-type="float" office:value="55.0463235378265" calcext:value-type="float">
            <text:p>55.0463235378</text:p>
          </table:table-cell>
          <table:table-cell table:formula="of:=[.C417]/([.H417]-[.H416])" office:value-type="float" office:value="312009.861849097" calcext:value-type="float">
            <text:p>312009.861849097</text:p>
          </table:table-cell>
          <table:table-cell table:formula="of:=[.G417]-[.$B417]" office:value-type="float" office:value="9.75022172927856" calcext:value-type="float">
            <text:p>9.750221729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2605.3391" calcext:value-type="float">
            <text:p>1443142605.3391</text:p>
          </table:table-cell>
          <table:table-cell office:value-type="float" office:value="4480" calcext:value-type="float">
            <text:p>4480</text:p>
          </table:table-cell>
          <table:table-cell table:formula="of:=[.B418]-[.$B$2]" office:value-type="float" office:value="45.3389031887054" calcext:value-type="float">
            <text:p>45.3389031887</text:p>
          </table:table-cell>
          <table:table-cell table:formula="of:=[.C418]/([.D418]-[.D417])" office:value-type="float" office:value="104669.521952741" calcext:value-type="float">
            <text:p>104669.521952741</text:p>
          </table:table-cell>
          <table:table-cell/>
          <table:table-cell office:value-type="float" office:value="1443142615.08647" calcext:value-type="float">
            <text:p>1443142615.08647</text:p>
          </table:table-cell>
          <table:table-cell table:formula="of:=[.G418]-[.$B$2]" office:value-type="float" office:value="55.0862772464752" calcext:value-type="float">
            <text:p>55.0862772465</text:p>
          </table:table-cell>
          <table:table-cell table:formula="of:=[.C418]/([.H418]-[.H417])" office:value-type="float" office:value="112129.765959732" calcext:value-type="float">
            <text:p>112129.765959732</text:p>
          </table:table-cell>
          <table:table-cell table:formula="of:=[.G418]-[.$B418]" office:value-type="float" office:value="9.74737405776978" calcext:value-type="float">
            <text:p>9.747374057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2605.38189" calcext:value-type="float">
            <text:p>1443142605.38189</text:p>
          </table:table-cell>
          <table:table-cell office:value-type="float" office:value="4480" calcext:value-type="float">
            <text:p>4480</text:p>
          </table:table-cell>
          <table:table-cell table:formula="of:=[.B419]-[.$B$2]" office:value-type="float" office:value="45.381698846817" calcext:value-type="float">
            <text:p>45.3816988468</text:p>
          </table:table-cell>
          <table:table-cell table:formula="of:=[.C419]/([.D419]-[.D418])" office:value-type="float" office:value="104683.516919409" calcext:value-type="float">
            <text:p>104683.516919409</text:p>
          </table:table-cell>
          <table:table-cell/>
          <table:table-cell office:value-type="float" office:value="1443142615.12627" calcext:value-type="float">
            <text:p>1443142615.12627</text:p>
          </table:table-cell>
          <table:table-cell table:formula="of:=[.G419]-[.$B$2]" office:value-type="float" office:value="55.1260750293732" calcext:value-type="float">
            <text:p>55.1260750294</text:p>
          </table:table-cell>
          <table:table-cell table:formula="of:=[.C419]/([.H419]-[.H418])" office:value-type="float" office:value="112569.084852987" calcext:value-type="float">
            <text:p>112569.084852987</text:p>
          </table:table-cell>
          <table:table-cell table:formula="of:=[.G419]-[.$B419]" office:value-type="float" office:value="9.74437618255615" calcext:value-type="float">
            <text:p>9.744376182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2605.42469" calcext:value-type="float">
            <text:p>1443142605.42469</text:p>
          </table:table-cell>
          <table:table-cell office:value-type="float" office:value="4480" calcext:value-type="float">
            <text:p>4480</text:p>
          </table:table-cell>
          <table:table-cell table:formula="of:=[.B420]-[.$B$2]" office:value-type="float" office:value="45.4244966506958" calcext:value-type="float">
            <text:p>45.4244966507</text:p>
          </table:table-cell>
          <table:table-cell table:formula="of:=[.C420]/([.D420]-[.D419])" office:value-type="float" office:value="104678.268368364" calcext:value-type="float">
            <text:p>104678.268368364</text:p>
          </table:table-cell>
          <table:table-cell/>
          <table:table-cell office:value-type="float" office:value="1443142615.16617" calcext:value-type="float">
            <text:p>1443142615.16617</text:p>
          </table:table-cell>
          <table:table-cell table:formula="of:=[.G420]-[.$B$2]" office:value-type="float" office:value="55.1659772396088" calcext:value-type="float">
            <text:p>55.1659772396</text:p>
          </table:table-cell>
          <table:table-cell table:formula="of:=[.C420]/([.H420]-[.H419])" office:value-type="float" office:value="112274.482379513" calcext:value-type="float">
            <text:p>112274.482379513</text:p>
          </table:table-cell>
          <table:table-cell table:formula="of:=[.G420]-[.$B420]" office:value-type="float" office:value="9.74148058891296" calcext:value-type="float">
            <text:p>9.7414805889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2605.46749" calcext:value-type="float">
            <text:p>1443142605.46749</text:p>
          </table:table-cell>
          <table:table-cell office:value-type="float" office:value="4480" calcext:value-type="float">
            <text:p>4480</text:p>
          </table:table-cell>
          <table:table-cell table:formula="of:=[.B421]-[.$B$2]" office:value-type="float" office:value="45.4672930240631" calcext:value-type="float">
            <text:p>45.4672930241</text:p>
          </table:table-cell>
          <table:table-cell table:formula="of:=[.C421]/([.D421]-[.D420])" office:value-type="float" office:value="104681.767343915" calcext:value-type="float">
            <text:p>104681.767343915</text:p>
          </table:table-cell>
          <table:table-cell/>
          <table:table-cell office:value-type="float" office:value="1443142615.20607" calcext:value-type="float">
            <text:p>1443142615.20607</text:p>
          </table:table-cell>
          <table:table-cell table:formula="of:=[.G421]-[.$B$2]" office:value-type="float" office:value="55.2058708667755" calcext:value-type="float">
            <text:p>55.2058708668</text:p>
          </table:table-cell>
          <table:table-cell table:formula="of:=[.C421]/([.H421]-[.H420])" office:value-type="float" office:value="112298.638107646" calcext:value-type="float">
            <text:p>112298.638107646</text:p>
          </table:table-cell>
          <table:table-cell table:formula="of:=[.G421]-[.$B421]" office:value-type="float" office:value="9.7385778427124" calcext:value-type="float">
            <text:p>9.738577842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2605.51028" calcext:value-type="float">
            <text:p>1443142605.51028</text:p>
          </table:table-cell>
          <table:table-cell office:value-type="float" office:value="4480" calcext:value-type="float">
            <text:p>4480</text:p>
          </table:table-cell>
          <table:table-cell table:formula="of:=[.B422]-[.$B$2]" office:value-type="float" office:value="45.5100884437561" calcext:value-type="float">
            <text:p>45.5100884438</text:p>
          </table:table-cell>
          <table:table-cell table:formula="of:=[.C422]/([.D422]-[.D421])" office:value-type="float" office:value="104684.100124236" calcext:value-type="float">
            <text:p>104684.100124236</text:p>
          </table:table-cell>
          <table:table-cell/>
          <table:table-cell office:value-type="float" office:value="1443142615.24596" calcext:value-type="float">
            <text:p>1443142615.24596</text:p>
          </table:table-cell>
          <table:table-cell table:formula="of:=[.G422]-[.$B$2]" office:value-type="float" office:value="55.2457618713379" calcext:value-type="float">
            <text:p>55.2457618713</text:p>
          </table:table-cell>
          <table:table-cell table:formula="of:=[.C422]/([.H422]-[.H421])" office:value-type="float" office:value="112306.021097929" calcext:value-type="float">
            <text:p>112306.021097929</text:p>
          </table:table-cell>
          <table:table-cell table:formula="of:=[.G422]-[.$B422]" office:value-type="float" office:value="9.73567342758179" calcext:value-type="float">
            <text:p>9.7356734276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2605.55308" calcext:value-type="float">
            <text:p>1443142605.55308</text:p>
          </table:table-cell>
          <table:table-cell office:value-type="float" office:value="4480" calcext:value-type="float">
            <text:p>4480</text:p>
          </table:table-cell>
          <table:table-cell table:formula="of:=[.B423]-[.$B$2]" office:value-type="float" office:value="45.552886724472" calcext:value-type="float">
            <text:p>45.5528867245</text:p>
          </table:table-cell>
          <table:table-cell table:formula="of:=[.C423]/([.D423]-[.D422])" office:value-type="float" office:value="104677.10209516" calcext:value-type="float">
            <text:p>104677.10209516</text:p>
          </table:table-cell>
          <table:table-cell/>
          <table:table-cell office:value-type="float" office:value="1443142615.28585" calcext:value-type="float">
            <text:p>1443142615.28585</text:p>
          </table:table-cell>
          <table:table-cell table:formula="of:=[.G423]-[.$B$2]" office:value-type="float" office:value="55.285656452179" calcext:value-type="float">
            <text:p>55.2856564522</text:p>
          </table:table-cell>
          <table:table-cell table:formula="of:=[.C423]/([.H423]-[.H422])" office:value-type="float" office:value="112295.953624574" calcext:value-type="float">
            <text:p>112295.953624574</text:p>
          </table:table-cell>
          <table:table-cell table:formula="of:=[.G423]-[.$B423]" office:value-type="float" office:value="9.73276972770691" calcext:value-type="float">
            <text:p>9.732769727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2605.59588" calcext:value-type="float">
            <text:p>1443142605.59588</text:p>
          </table:table-cell>
          <table:table-cell office:value-type="float" office:value="4480" calcext:value-type="float">
            <text:p>4480</text:p>
          </table:table-cell>
          <table:table-cell table:formula="of:=[.B424]-[.$B$2]" office:value-type="float" office:value="45.595685005188" calcext:value-type="float">
            <text:p>45.5956850052</text:p>
          </table:table-cell>
          <table:table-cell table:formula="of:=[.C424]/([.D424]-[.D423])" office:value-type="float" office:value="104677.10209516" calcext:value-type="float">
            <text:p>104677.10209516</text:p>
          </table:table-cell>
          <table:table-cell/>
          <table:table-cell office:value-type="float" office:value="1443142615.32575" calcext:value-type="float">
            <text:p>1443142615.32575</text:p>
          </table:table-cell>
          <table:table-cell table:formula="of:=[.G424]-[.$B$2]" office:value-type="float" office:value="55.3255558013916" calcext:value-type="float">
            <text:p>55.3255558014</text:p>
          </table:table-cell>
          <table:table-cell table:formula="of:=[.C424]/([.H424]-[.H423])" office:value-type="float" office:value="112282.53313415" calcext:value-type="float">
            <text:p>112282.53313415</text:p>
          </table:table-cell>
          <table:table-cell table:formula="of:=[.G424]-[.$B424]" office:value-type="float" office:value="9.72987079620361" calcext:value-type="float">
            <text:p>9.7298707962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2605.63873" calcext:value-type="float">
            <text:p>1443142605.63873</text:p>
          </table:table-cell>
          <table:table-cell office:value-type="float" office:value="4480" calcext:value-type="float">
            <text:p>4480</text:p>
          </table:table-cell>
          <table:table-cell table:formula="of:=[.B425]-[.$B$2]" office:value-type="float" office:value="45.6385364532471" calcext:value-type="float">
            <text:p>45.6385364532</text:p>
          </table:table-cell>
          <table:table-cell table:formula="of:=[.C425]/([.D425]-[.D424])" office:value-type="float" office:value="104547.225424521" calcext:value-type="float">
            <text:p>104547.225424521</text:p>
          </table:table-cell>
          <table:table-cell/>
          <table:table-cell office:value-type="float" office:value="1443142615.36573" calcext:value-type="float">
            <text:p>1443142615.36573</text:p>
          </table:table-cell>
          <table:table-cell table:formula="of:=[.G425]-[.$B$2]" office:value-type="float" office:value="55.3655397891998" calcext:value-type="float">
            <text:p>55.3655397892</text:p>
          </table:table-cell>
          <table:table-cell table:formula="of:=[.C425]/([.H425]-[.H424])" office:value-type="float" office:value="112044.85209147" calcext:value-type="float">
            <text:p>112044.85209147</text:p>
          </table:table-cell>
          <table:table-cell table:formula="of:=[.G425]-[.$B425]" office:value-type="float" office:value="9.72700333595276" calcext:value-type="float">
            <text:p>9.727003336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2605.68154" calcext:value-type="float">
            <text:p>1443142605.68154</text:p>
          </table:table-cell>
          <table:table-cell office:value-type="float" office:value="4480" calcext:value-type="float">
            <text:p>4480</text:p>
          </table:table-cell>
          <table:table-cell table:formula="of:=[.B426]-[.$B$2]" office:value-type="float" office:value="45.681342124939" calcext:value-type="float">
            <text:p>45.6813421249</text:p>
          </table:table-cell>
          <table:table-cell table:formula="of:=[.C426]/([.D426]-[.D425])" office:value-type="float" office:value="104659.028183135" calcext:value-type="float">
            <text:p>104659.028183135</text:p>
          </table:table-cell>
          <table:table-cell/>
          <table:table-cell office:value-type="float" office:value="1443142615.40563" calcext:value-type="float">
            <text:p>1443142615.40563</text:p>
          </table:table-cell>
          <table:table-cell table:formula="of:=[.G426]-[.$B$2]" office:value-type="float" office:value="55.4054393768311" calcext:value-type="float">
            <text:p>55.4054393768</text:p>
          </table:table-cell>
          <table:table-cell table:formula="of:=[.C426]/([.H426]-[.H425])" office:value-type="float" office:value="112281.862193832" calcext:value-type="float">
            <text:p>112281.862193832</text:p>
          </table:table-cell>
          <table:table-cell table:formula="of:=[.G426]-[.$B426]" office:value-type="float" office:value="9.72409725189209" calcext:value-type="float">
            <text:p>9.724097251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2605.72434" calcext:value-type="float">
            <text:p>1443142605.72434</text:p>
          </table:table-cell>
          <table:table-cell office:value-type="float" office:value="4480" calcext:value-type="float">
            <text:p>4480</text:p>
          </table:table-cell>
          <table:table-cell table:formula="of:=[.B427]-[.$B$2]" office:value-type="float" office:value="45.7241470813751" calcext:value-type="float">
            <text:p>45.7241470814</text:p>
          </table:table-cell>
          <table:table-cell table:formula="of:=[.C427]/([.D427]-[.D426])" office:value-type="float" office:value="104660.776998613" calcext:value-type="float">
            <text:p>104660.776998613</text:p>
          </table:table-cell>
          <table:table-cell/>
          <table:table-cell office:value-type="float" office:value="1443142615.44551" calcext:value-type="float">
            <text:p>1443142615.44551</text:p>
          </table:table-cell>
          <table:table-cell table:formula="of:=[.G427]-[.$B$2]" office:value-type="float" office:value="55.4453115463257" calcext:value-type="float">
            <text:p>55.4453115463</text:p>
          </table:table-cell>
          <table:table-cell table:formula="of:=[.C427]/([.H427]-[.H426])" office:value-type="float" office:value="112359.072926882" calcext:value-type="float">
            <text:p>112359.072926882</text:p>
          </table:table-cell>
          <table:table-cell table:formula="of:=[.G427]-[.$B427]" office:value-type="float" office:value="9.72116446495056" calcext:value-type="float">
            <text:p>9.721164465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2605.76715" calcext:value-type="float">
            <text:p>1443142605.76715</text:p>
          </table:table-cell>
          <table:table-cell office:value-type="float" office:value="4480" calcext:value-type="float">
            <text:p>4480</text:p>
          </table:table-cell>
          <table:table-cell table:formula="of:=[.B428]-[.$B$2]" office:value-type="float" office:value="45.7669596672058" calcext:value-type="float">
            <text:p>45.7669596672</text:p>
          </table:table-cell>
          <table:table-cell table:formula="of:=[.C428]/([.D428]-[.D427])" office:value-type="float" office:value="104642.125979429" calcext:value-type="float">
            <text:p>104642.125979429</text:p>
          </table:table-cell>
          <table:table-cell/>
          <table:table-cell office:value-type="float" office:value="1443142615.48543" calcext:value-type="float">
            <text:p>1443142615.48543</text:p>
          </table:table-cell>
          <table:table-cell table:formula="of:=[.G428]-[.$B$2]" office:value-type="float" office:value="55.4852356910706" calcext:value-type="float">
            <text:p>55.4852356911</text:p>
          </table:table-cell>
          <table:table-cell table:formula="of:=[.C428]/([.H428]-[.H427])" office:value-type="float" office:value="112212.798261015" calcext:value-type="float">
            <text:p>112212.798261015</text:p>
          </table:table-cell>
          <table:table-cell table:formula="of:=[.G428]-[.$B428]" office:value-type="float" office:value="9.71827602386475" calcext:value-type="float">
            <text:p>9.7182760239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2605.80996" calcext:value-type="float">
            <text:p>1443142605.80996</text:p>
          </table:table-cell>
          <table:table-cell office:value-type="float" office:value="4480" calcext:value-type="float">
            <text:p>4480</text:p>
          </table:table-cell>
          <table:table-cell table:formula="of:=[.B429]-[.$B$2]" office:value-type="float" office:value="45.8097674846649" calcext:value-type="float">
            <text:p>45.8097674847</text:p>
          </table:table-cell>
          <table:table-cell table:formula="of:=[.C429]/([.D429]-[.D428])" office:value-type="float" office:value="104653.782087341" calcext:value-type="float">
            <text:p>104653.782087341</text:p>
          </table:table-cell>
          <table:table-cell/>
          <table:table-cell office:value-type="float" office:value="1443142615.5253" calcext:value-type="float">
            <text:p>1443142615.5253</text:p>
          </table:table-cell>
          <table:table-cell table:formula="of:=[.G429]-[.$B$2]" office:value-type="float" office:value="55.5251076221466" calcext:value-type="float">
            <text:p>55.5251076221</text:p>
          </table:table-cell>
          <table:table-cell table:formula="of:=[.C429]/([.H429]-[.H428])" office:value-type="float" office:value="112359.744790265" calcext:value-type="float">
            <text:p>112359.744790265</text:p>
          </table:table-cell>
          <table:table-cell table:formula="of:=[.G429]-[.$B429]" office:value-type="float" office:value="9.71534013748169" calcext:value-type="float">
            <text:p>9.715340137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2605.8529" calcext:value-type="float">
            <text:p>1443142605.8529</text:p>
          </table:table-cell>
          <table:table-cell office:value-type="float" office:value="4480" calcext:value-type="float">
            <text:p>4480</text:p>
          </table:table-cell>
          <table:table-cell table:formula="of:=[.B430]-[.$B$2]" office:value-type="float" office:value="45.8527071475983" calcext:value-type="float">
            <text:p>45.8527071476</text:p>
          </table:table-cell>
          <table:table-cell table:formula="of:=[.C430]/([.D430]-[.D429])" office:value-type="float" office:value="104332.44450367" calcext:value-type="float">
            <text:p>104332.44450367</text:p>
          </table:table-cell>
          <table:table-cell/>
          <table:table-cell office:value-type="float" office:value="1443142615.56519" calcext:value-type="float">
            <text:p>1443142615.56519</text:p>
          </table:table-cell>
          <table:table-cell table:formula="of:=[.G430]-[.$B$2]" office:value-type="float" office:value="55.5649907588959" calcext:value-type="float">
            <text:p>55.5649907589</text:p>
          </table:table-cell>
          <table:table-cell table:formula="of:=[.C430]/([.H430]-[.H429])" office:value-type="float" office:value="112328.175894597" calcext:value-type="float">
            <text:p>112328.175894597</text:p>
          </table:table-cell>
          <table:table-cell table:formula="of:=[.G430]-[.$B430]" office:value-type="float" office:value="9.71228361129761" calcext:value-type="float">
            <text:p>9.712283611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2605.89573" calcext:value-type="float">
            <text:p>1443142605.89573</text:p>
          </table:table-cell>
          <table:table-cell office:value-type="float" office:value="4480" calcext:value-type="float">
            <text:p>4480</text:p>
          </table:table-cell>
          <table:table-cell table:formula="of:=[.B431]-[.$B$2]" office:value-type="float" office:value="45.8955335617065" calcext:value-type="float">
            <text:p>45.8955335617</text:p>
          </table:table-cell>
          <table:table-cell table:formula="of:=[.C431]/([.D431]-[.D430])" office:value-type="float" office:value="104608.337944741" calcext:value-type="float">
            <text:p>104608.337944741</text:p>
          </table:table-cell>
          <table:table-cell/>
          <table:table-cell office:value-type="float" office:value="1443142615.60509" calcext:value-type="float">
            <text:p>1443142615.60509</text:p>
          </table:table-cell>
          <table:table-cell table:formula="of:=[.G431]-[.$B$2]" office:value-type="float" office:value="55.6048934459686" calcext:value-type="float">
            <text:p>55.604893446</text:p>
          </table:table-cell>
          <table:table-cell table:formula="of:=[.C431]/([.H431]-[.H430])" office:value-type="float" office:value="112273.140699314" calcext:value-type="float">
            <text:p>112273.140699314</text:p>
          </table:table-cell>
          <table:table-cell table:formula="of:=[.G431]-[.$B431]" office:value-type="float" office:value="9.70935988426209" calcext:value-type="float">
            <text:p>9.709359884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2605.93854" calcext:value-type="float">
            <text:p>1443142605.93854</text:p>
          </table:table-cell>
          <table:table-cell office:value-type="float" office:value="4480" calcext:value-type="float">
            <text:p>4480</text:p>
          </table:table-cell>
          <table:table-cell table:formula="of:=[.B432]-[.$B$2]" office:value-type="float" office:value="45.9383437633514" calcext:value-type="float">
            <text:p>45.9383437634</text:p>
          </table:table-cell>
          <table:table-cell table:formula="of:=[.C432]/([.D432]-[.D431])" office:value-type="float" office:value="104647.953708809" calcext:value-type="float">
            <text:p>104647.953708809</text:p>
          </table:table-cell>
          <table:table-cell/>
          <table:table-cell office:value-type="float" office:value="1443142615.64498" calcext:value-type="float">
            <text:p>1443142615.64498</text:p>
          </table:table-cell>
          <table:table-cell table:formula="of:=[.G432]-[.$B$2]" office:value-type="float" office:value="55.6447877883911" calcext:value-type="float">
            <text:p>55.6447877884</text:p>
          </table:table-cell>
          <table:table-cell table:formula="of:=[.C432]/([.H432]-[.H431])" office:value-type="float" office:value="112296.62473331" calcext:value-type="float">
            <text:p>112296.62473331</text:p>
          </table:table-cell>
          <table:table-cell table:formula="of:=[.G432]-[.$B432]" office:value-type="float" office:value="9.70644402503967" calcext:value-type="float">
            <text:p>9.70644402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2605.98135" calcext:value-type="float">
            <text:p>1443142605.98135</text:p>
          </table:table-cell>
          <table:table-cell office:value-type="float" office:value="4480" calcext:value-type="float">
            <text:p>4480</text:p>
          </table:table-cell>
          <table:table-cell table:formula="of:=[.B433]-[.$B$2]" office:value-type="float" office:value="45.9811525344849" calcext:value-type="float">
            <text:p>45.9811525345</text:p>
          </table:table-cell>
          <table:table-cell table:formula="of:=[.C433]/([.D433]-[.D432])" office:value-type="float" office:value="104651.450658023" calcext:value-type="float">
            <text:p>104651.450658023</text:p>
          </table:table-cell>
          <table:table-cell/>
          <table:table-cell office:value-type="float" office:value="1443142615.6848" calcext:value-type="float">
            <text:p>1443142615.6848</text:p>
          </table:table-cell>
          <table:table-cell table:formula="of:=[.G433]-[.$B$2]" office:value-type="float" office:value="55.6846063137054" calcext:value-type="float">
            <text:p>55.6846063137</text:p>
          </table:table-cell>
          <table:table-cell table:formula="of:=[.C433]/([.H433]-[.H432])" office:value-type="float" office:value="112510.444940752" calcext:value-type="float">
            <text:p>112510.444940752</text:p>
          </table:table-cell>
          <table:table-cell table:formula="of:=[.G433]-[.$B433]" office:value-type="float" office:value="9.70345377922058" calcext:value-type="float">
            <text:p>9.703453779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2606.02305" calcext:value-type="float">
            <text:p>1443142606.02305</text:p>
          </table:table-cell>
          <table:table-cell office:value-type="float" office:value="4480" calcext:value-type="float">
            <text:p>4480</text:p>
          </table:table-cell>
          <table:table-cell table:formula="of:=[.B434]-[.$B$2]" office:value-type="float" office:value="46.0228509902954" calcext:value-type="float">
            <text:p>46.0228509903</text:p>
          </table:table-cell>
          <table:table-cell table:formula="of:=[.C434]/([.D434]-[.D433])" office:value-type="float" office:value="107438.031287165" calcext:value-type="float">
            <text:p>107438.031287165</text:p>
          </table:table-cell>
          <table:table-cell/>
          <table:table-cell office:value-type="float" office:value="1443142615.72468" calcext:value-type="float">
            <text:p>1443142615.72468</text:p>
          </table:table-cell>
          <table:table-cell table:formula="of:=[.G434]-[.$B$2]" office:value-type="float" office:value="55.724488735199" calcext:value-type="float">
            <text:p>55.7244887352</text:p>
          </table:table-cell>
          <table:table-cell table:formula="of:=[.C434]/([.H434]-[.H433])" office:value-type="float" office:value="112330.190400469" calcext:value-type="float">
            <text:p>112330.190400469</text:p>
          </table:table-cell>
          <table:table-cell table:formula="of:=[.G434]-[.$B434]" office:value-type="float" office:value="9.70163774490356" calcext:value-type="float">
            <text:p>9.701637744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2606.06398" calcext:value-type="float">
            <text:p>1443142606.06398</text:p>
          </table:table-cell>
          <table:table-cell office:value-type="float" office:value="4480" calcext:value-type="float">
            <text:p>4480</text:p>
          </table:table-cell>
          <table:table-cell table:formula="of:=[.B435]-[.$B$2]" office:value-type="float" office:value="46.0637819766998" calcext:value-type="float">
            <text:p>46.0637819767</text:p>
          </table:table-cell>
          <table:table-cell table:formula="of:=[.C435]/([.D435]-[.D434])" office:value-type="float" office:value="109452.52957589" calcext:value-type="float">
            <text:p>109452.52957589</text:p>
          </table:table-cell>
          <table:table-cell/>
          <table:table-cell office:value-type="float" office:value="1443142615.7646" calcext:value-type="float">
            <text:p>1443142615.7646</text:p>
          </table:table-cell>
          <table:table-cell table:formula="of:=[.G435]-[.$B$2]" office:value-type="float" office:value="55.764408826828" calcext:value-type="float">
            <text:p>55.7644088268</text:p>
          </table:table-cell>
          <table:table-cell table:formula="of:=[.C435]/([.H435]-[.H434])" office:value-type="float" office:value="112224.191307775" calcext:value-type="float">
            <text:p>112224.191307775</text:p>
          </table:table-cell>
          <table:table-cell table:formula="of:=[.G435]-[.$B435]" office:value-type="float" office:value="9.70062685012817" calcext:value-type="float">
            <text:p>9.700626850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2606.10484" calcext:value-type="float">
            <text:p>1443142606.10484</text:p>
          </table:table-cell>
          <table:table-cell office:value-type="float" office:value="4480" calcext:value-type="float">
            <text:p>4480</text:p>
          </table:table-cell>
          <table:table-cell table:formula="of:=[.B436]-[.$B$2]" office:value-type="float" office:value="46.1046450138092" calcext:value-type="float">
            <text:p>46.1046450138</text:p>
          </table:table-cell>
          <table:table-cell table:formula="of:=[.C436]/([.D436]-[.D435])" office:value-type="float" office:value="109634.533233757" calcext:value-type="float">
            <text:p>109634.533233757</text:p>
          </table:table-cell>
          <table:table-cell/>
          <table:table-cell office:value-type="float" office:value="1443142615.80447" calcext:value-type="float">
            <text:p>1443142615.80447</text:p>
          </table:table-cell>
          <table:table-cell table:formula="of:=[.G436]-[.$B$2]" office:value-type="float" office:value="55.804270029068" calcext:value-type="float">
            <text:p>55.8042700291</text:p>
          </table:table-cell>
          <table:table-cell table:formula="of:=[.C436]/([.H436]-[.H435])" office:value-type="float" office:value="112389.986960943" calcext:value-type="float">
            <text:p>112389.986960943</text:p>
          </table:table-cell>
          <table:table-cell table:formula="of:=[.G436]-[.$B436]" office:value-type="float" office:value="9.69962501525879" calcext:value-type="float">
            <text:p>9.69962501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2606.1457" calcext:value-type="float">
            <text:p>1443142606.1457</text:p>
          </table:table-cell>
          <table:table-cell office:value-type="float" office:value="4480" calcext:value-type="float">
            <text:p>4480</text:p>
          </table:table-cell>
          <table:table-cell table:formula="of:=[.B437]-[.$B$2]" office:value-type="float" office:value="46.1455097198486" calcext:value-type="float">
            <text:p>46.1455097198</text:p>
          </table:table-cell>
          <table:table-cell table:formula="of:=[.C437]/([.D437]-[.D436])" office:value-type="float" office:value="109630.055717945" calcext:value-type="float">
            <text:p>109630.055717945</text:p>
          </table:table-cell>
          <table:table-cell/>
          <table:table-cell office:value-type="float" office:value="1443142615.84441" calcext:value-type="float">
            <text:p>1443142615.84441</text:p>
          </table:table-cell>
          <table:table-cell table:formula="of:=[.G437]-[.$B$2]" office:value-type="float" office:value="55.8442101478577" calcext:value-type="float">
            <text:p>55.8442101479</text:p>
          </table:table-cell>
          <table:table-cell table:formula="of:=[.C437]/([.H437]-[.H436])" office:value-type="float" office:value="112167.918768393" calcext:value-type="float">
            <text:p>112167.918768393</text:p>
          </table:table-cell>
          <table:table-cell table:formula="of:=[.G437]-[.$B437]" office:value-type="float" office:value="9.69870042800903" calcext:value-type="float">
            <text:p>9.69870042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2606.18656" calcext:value-type="float">
            <text:p>1443142606.18656</text:p>
          </table:table-cell>
          <table:table-cell office:value-type="float" office:value="4480" calcext:value-type="float">
            <text:p>4480</text:p>
          </table:table-cell>
          <table:table-cell table:formula="of:=[.B438]-[.$B$2]" office:value-type="float" office:value="46.1863691806793" calcext:value-type="float">
            <text:p>46.1863691807</text:p>
          </table:table-cell>
          <table:table-cell table:formula="of:=[.C438]/([.D438]-[.D437])" office:value-type="float" office:value="109644.129142184" calcext:value-type="float">
            <text:p>109644.129142184</text:p>
          </table:table-cell>
          <table:table-cell/>
          <table:table-cell office:value-type="float" office:value="1443142615.88431" calcext:value-type="float">
            <text:p>1443142615.88431</text:p>
          </table:table-cell>
          <table:table-cell table:formula="of:=[.G438]-[.$B$2]" office:value-type="float" office:value="55.8841199874878" calcext:value-type="float">
            <text:p>55.8841199875</text:p>
          </table:table-cell>
          <table:table-cell table:formula="of:=[.C438]/([.H438]-[.H437])" office:value-type="float" office:value="112253.019343585" calcext:value-type="float">
            <text:p>112253.019343585</text:p>
          </table:table-cell>
          <table:table-cell table:formula="of:=[.G438]-[.$B438]" office:value-type="float" office:value="9.69775080680847" calcext:value-type="float">
            <text:p>9.697750806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2606.22743" calcext:value-type="float">
            <text:p>1443142606.22743</text:p>
          </table:table-cell>
          <table:table-cell office:value-type="float" office:value="4480" calcext:value-type="float">
            <text:p>4480</text:p>
          </table:table-cell>
          <table:table-cell table:formula="of:=[.B439]-[.$B$2]" office:value-type="float" office:value="46.2272341251373" calcext:value-type="float">
            <text:p>46.2272341251</text:p>
          </table:table-cell>
          <table:table-cell table:formula="of:=[.C439]/([.D439]-[.D438])" office:value-type="float" office:value="109629.416102684" calcext:value-type="float">
            <text:p>109629.416102684</text:p>
          </table:table-cell>
          <table:table-cell/>
          <table:table-cell office:value-type="float" office:value="1443142615.92416" calcext:value-type="float">
            <text:p>1443142615.92416</text:p>
          </table:table-cell>
          <table:table-cell table:formula="of:=[.G439]-[.$B$2]" office:value-type="float" office:value="55.9239614009857" calcext:value-type="float">
            <text:p>55.923961401</text:p>
          </table:table-cell>
          <table:table-cell table:formula="of:=[.C439]/([.H439]-[.H438])" office:value-type="float" office:value="112445.809690797" calcext:value-type="float">
            <text:p>112445.809690797</text:p>
          </table:table-cell>
          <table:table-cell table:formula="of:=[.G439]-[.$B439]" office:value-type="float" office:value="9.69672727584839" calcext:value-type="float">
            <text:p>9.69672727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2606.26829" calcext:value-type="float">
            <text:p>1443142606.26829</text:p>
          </table:table-cell>
          <table:table-cell office:value-type="float" office:value="4480" calcext:value-type="float">
            <text:p>4480</text:p>
          </table:table-cell>
          <table:table-cell table:formula="of:=[.B440]-[.$B$2]" office:value-type="float" office:value="46.2680933475494" calcext:value-type="float">
            <text:p>46.2680933475</text:p>
          </table:table-cell>
          <table:table-cell table:formula="of:=[.C440]/([.D440]-[.D439])" office:value-type="float" office:value="109644.768929138" calcext:value-type="float">
            <text:p>109644.768929138</text:p>
          </table:table-cell>
          <table:table-cell/>
          <table:table-cell office:value-type="float" office:value="1443142615.96405" calcext:value-type="float">
            <text:p>1443142615.96405</text:p>
          </table:table-cell>
          <table:table-cell table:formula="of:=[.G440]-[.$B$2]" office:value-type="float" office:value="55.9638531208038" calcext:value-type="float">
            <text:p>55.9638531208</text:p>
          </table:table-cell>
          <table:table-cell table:formula="of:=[.C440]/([.H440]-[.H439])" office:value-type="float" office:value="112304.007458851" calcext:value-type="float">
            <text:p>112304.007458851</text:p>
          </table:table-cell>
          <table:table-cell table:formula="of:=[.G440]-[.$B440]" office:value-type="float" office:value="9.69575977325439" calcext:value-type="float">
            <text:p>9.695759773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2606.30915" calcext:value-type="float">
            <text:p>1443142606.30915</text:p>
          </table:table-cell>
          <table:table-cell office:value-type="float" office:value="4480" calcext:value-type="float">
            <text:p>4480</text:p>
          </table:table-cell>
          <table:table-cell table:formula="of:=[.B441]-[.$B$2]" office:value-type="float" office:value="46.3089525699616" calcext:value-type="float">
            <text:p>46.30895257</text:p>
          </table:table-cell>
          <table:table-cell table:formula="of:=[.C441]/([.D441]-[.D440])" office:value-type="float" office:value="109644.768929138" calcext:value-type="float">
            <text:p>109644.768929138</text:p>
          </table:table-cell>
          <table:table-cell/>
          <table:table-cell office:value-type="float" office:value="1443142616.00397" calcext:value-type="float">
            <text:p>1443142616.00397</text:p>
          </table:table-cell>
          <table:table-cell table:formula="of:=[.G441]-[.$B$2]" office:value-type="float" office:value="56.0037729740143" calcext:value-type="float">
            <text:p>56.003772974</text:p>
          </table:table-cell>
          <table:table-cell table:formula="of:=[.C441]/([.H441]-[.H440])" office:value-type="float" office:value="112224.861559043" calcext:value-type="float">
            <text:p>112224.861559043</text:p>
          </table:table-cell>
          <table:table-cell table:formula="of:=[.G441]-[.$B441]" office:value-type="float" office:value="9.69482040405273" calcext:value-type="float">
            <text:p>9.694820404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2606.35001" calcext:value-type="float">
            <text:p>1443142606.35001</text:p>
          </table:table-cell>
          <table:table-cell office:value-type="float" office:value="4480" calcext:value-type="float">
            <text:p>4480</text:p>
          </table:table-cell>
          <table:table-cell table:formula="of:=[.B442]-[.$B$2]" office:value-type="float" office:value="46.3498108386993" calcext:value-type="float">
            <text:p>46.3498108387</text:p>
          </table:table-cell>
          <table:table-cell table:formula="of:=[.C442]/([.D442]-[.D441])" office:value-type="float" office:value="109647.328151623" calcext:value-type="float">
            <text:p>109647.328151623</text:p>
          </table:table-cell>
          <table:table-cell/>
          <table:table-cell office:value-type="float" office:value="1443142616.01655" calcext:value-type="float">
            <text:p>1443142616.01655</text:p>
          </table:table-cell>
          <table:table-cell table:formula="of:=[.G442]-[.$B$2]" office:value-type="float" office:value="56.0163536071777" calcext:value-type="float">
            <text:p>56.0163536072</text:p>
          </table:table-cell>
          <table:table-cell table:formula="of:=[.C442]/([.H442]-[.H441])" office:value-type="float" office:value="356102.903708757" calcext:value-type="float">
            <text:p>356102.903708757</text:p>
          </table:table-cell>
          <table:table-cell table:formula="of:=[.G442]-[.$B442]" office:value-type="float" office:value="9.66654276847839" calcext:value-type="float">
            <text:p>9.666542768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2606.39087" calcext:value-type="float">
            <text:p>1443142606.39087</text:p>
          </table:table-cell>
          <table:table-cell office:value-type="float" office:value="4480" calcext:value-type="float">
            <text:p>4480</text:p>
          </table:table-cell>
          <table:table-cell table:formula="of:=[.B443]-[.$B$2]" office:value-type="float" office:value="46.3906712532044" calcext:value-type="float">
            <text:p>46.3906712532</text:p>
          </table:table-cell>
          <table:table-cell table:formula="of:=[.C443]/([.D443]-[.D442])" office:value-type="float" office:value="109641.570069027" calcext:value-type="float">
            <text:p>109641.570069027</text:p>
          </table:table-cell>
          <table:table-cell/>
          <table:table-cell office:value-type="float" office:value="1443142616.02913" calcext:value-type="float">
            <text:p>1443142616.02913</text:p>
          </table:table-cell>
          <table:table-cell table:formula="of:=[.G443]-[.$B$2]" office:value-type="float" office:value="56.028933763504" calcext:value-type="float">
            <text:p>56.0289337635</text:p>
          </table:table-cell>
          <table:table-cell table:formula="of:=[.C443]/([.H443]-[.H442])" office:value-type="float" office:value="356116.401402445" calcext:value-type="float">
            <text:p>356116.401402445</text:p>
          </table:table-cell>
          <table:table-cell table:formula="of:=[.G443]-[.$B443]" office:value-type="float" office:value="9.63826251029968" calcext:value-type="float">
            <text:p>9.638262510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2606.43173" calcext:value-type="float">
            <text:p>1443142606.43173</text:p>
          </table:table-cell>
          <table:table-cell office:value-type="float" office:value="4480" calcext:value-type="float">
            <text:p>4480</text:p>
          </table:table-cell>
          <table:table-cell table:formula="of:=[.B444]-[.$B$2]" office:value-type="float" office:value="46.4315359592438" calcext:value-type="float">
            <text:p>46.4315359592</text:p>
          </table:table-cell>
          <table:table-cell table:formula="of:=[.C444]/([.D444]-[.D443])" office:value-type="float" office:value="109630.055717945" calcext:value-type="float">
            <text:p>109630.055717945</text:p>
          </table:table-cell>
          <table:table-cell/>
          <table:table-cell office:value-type="float" office:value="1443142616.05127" calcext:value-type="float">
            <text:p>1443142616.05127</text:p>
          </table:table-cell>
          <table:table-cell table:formula="of:=[.G444]-[.$B$2]" office:value-type="float" office:value="56.0510771274567" calcext:value-type="float">
            <text:p>56.0510771275</text:p>
          </table:table-cell>
          <table:table-cell table:formula="of:=[.C444]/([.H444]-[.H443])" office:value-type="float" office:value="202317.949954778" calcext:value-type="float">
            <text:p>202317.949954778</text:p>
          </table:table-cell>
          <table:table-cell table:formula="of:=[.G444]-[.$B444]" office:value-type="float" office:value="9.61954116821289" calcext:value-type="float">
            <text:p>9.619541168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2606.47261" calcext:value-type="float">
            <text:p>1443142606.47261</text:p>
          </table:table-cell>
          <table:table-cell office:value-type="float" office:value="4480" calcext:value-type="float">
            <text:p>4480</text:p>
          </table:table-cell>
          <table:table-cell table:formula="of:=[.B445]-[.$B$2]" office:value-type="float" office:value="46.4724161624909" calcext:value-type="float">
            <text:p>46.4724161625</text:p>
          </table:table-cell>
          <table:table-cell table:formula="of:=[.C445]/([.D445]-[.D444])" office:value-type="float" office:value="109588.49624411" calcext:value-type="float">
            <text:p>109588.49624411</text:p>
          </table:table-cell>
          <table:table-cell/>
          <table:table-cell office:value-type="float" office:value="1443142616.08796" calcext:value-type="float">
            <text:p>1443142616.08796</text:p>
          </table:table-cell>
          <table:table-cell table:formula="of:=[.G445]-[.$B$2]" office:value-type="float" office:value="56.0877645015717" calcext:value-type="float">
            <text:p>56.0877645016</text:p>
          </table:table-cell>
          <table:table-cell table:formula="of:=[.C445]/([.H445]-[.H444])" office:value-type="float" office:value="122112.85511899" calcext:value-type="float">
            <text:p>122112.85511899</text:p>
          </table:table-cell>
          <table:table-cell table:formula="of:=[.G445]-[.$B445]" office:value-type="float" office:value="9.61534833908081" calcext:value-type="float">
            <text:p>9.615348339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2606.51348" calcext:value-type="float">
            <text:p>1443142606.51348</text:p>
          </table:table-cell>
          <table:table-cell office:value-type="float" office:value="4480" calcext:value-type="float">
            <text:p>4480</text:p>
          </table:table-cell>
          <table:table-cell table:formula="of:=[.B446]-[.$B$2]" office:value-type="float" office:value="46.513281583786" calcext:value-type="float">
            <text:p>46.5132815838</text:p>
          </table:table-cell>
          <table:table-cell table:formula="of:=[.C446]/([.D446]-[.D445])" office:value-type="float" office:value="109628.136894552" calcext:value-type="float">
            <text:p>109628.136894552</text:p>
          </table:table-cell>
          <table:table-cell/>
          <table:table-cell office:value-type="float" office:value="1443142616.12436" calcext:value-type="float">
            <text:p>1443142616.12436</text:p>
          </table:table-cell>
          <table:table-cell table:formula="of:=[.G446]-[.$B$2]" office:value-type="float" office:value="56.1241681575775" calcext:value-type="float">
            <text:p>56.1241681576</text:p>
          </table:table-cell>
          <table:table-cell table:formula="of:=[.C446]/([.H446]-[.H445])" office:value-type="float" office:value="123064.562506549" calcext:value-type="float">
            <text:p>123064.562506549</text:p>
          </table:table-cell>
          <table:table-cell table:formula="of:=[.G446]-[.$B446]" office:value-type="float" office:value="9.6108865737915" calcext:value-type="float">
            <text:p>9.610886573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2606.55435" calcext:value-type="float">
            <text:p>1443142606.55435</text:p>
          </table:table-cell>
          <table:table-cell office:value-type="float" office:value="4480" calcext:value-type="float">
            <text:p>4480</text:p>
          </table:table-cell>
          <table:table-cell table:formula="of:=[.B447]-[.$B$2]" office:value-type="float" office:value="46.5541572570801" calcext:value-type="float">
            <text:p>46.5541572571</text:p>
          </table:table-cell>
          <table:table-cell table:formula="of:=[.C447]/([.D447]-[.D446])" office:value-type="float" office:value="109600.641138558" calcext:value-type="float">
            <text:p>109600.641138558</text:p>
          </table:table-cell>
          <table:table-cell/>
          <table:table-cell office:value-type="float" office:value="1443142616.16106" calcext:value-type="float">
            <text:p>1443142616.16106</text:p>
          </table:table-cell>
          <table:table-cell table:formula="of:=[.G447]-[.$B$2]" office:value-type="float" office:value="56.1608664989471" calcext:value-type="float">
            <text:p>56.1608664989</text:p>
          </table:table-cell>
          <table:table-cell table:formula="of:=[.C447]/([.H447]-[.H446])" office:value-type="float" office:value="122076.361840909" calcext:value-type="float">
            <text:p>122076.361840909</text:p>
          </table:table-cell>
          <table:table-cell table:formula="of:=[.G447]-[.$B447]" office:value-type="float" office:value="9.60670924186707" calcext:value-type="float">
            <text:p>9.6067092419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2606.59522" calcext:value-type="float">
            <text:p>1443142606.59522</text:p>
          </table:table-cell>
          <table:table-cell office:value-type="float" office:value="4480" calcext:value-type="float">
            <text:p>4480</text:p>
          </table:table-cell>
          <table:table-cell table:formula="of:=[.B448]-[.$B$2]" office:value-type="float" office:value="46.5950241088867" calcext:value-type="float">
            <text:p>46.5950241089</text:p>
          </table:table-cell>
          <table:table-cell table:formula="of:=[.C448]/([.D448]-[.D447])" office:value-type="float" office:value="109624.299449267" calcext:value-type="float">
            <text:p>109624.299449267</text:p>
          </table:table-cell>
          <table:table-cell/>
          <table:table-cell office:value-type="float" office:value="1443142616.19756" calcext:value-type="float">
            <text:p>1443142616.19756</text:p>
          </table:table-cell>
          <table:table-cell table:formula="of:=[.G448]-[.$B$2]" office:value-type="float" office:value="56.1973624229431" calcext:value-type="float">
            <text:p>56.1973624229</text:p>
          </table:table-cell>
          <table:table-cell table:formula="of:=[.C448]/([.H448]-[.H447])" office:value-type="float" office:value="122753.434068267" calcext:value-type="float">
            <text:p>122753.434068267</text:p>
          </table:table-cell>
          <table:table-cell table:formula="of:=[.G448]-[.$B448]" office:value-type="float" office:value="9.6023383140564" calcext:value-type="float">
            <text:p>9.602338314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2606.63609" calcext:value-type="float">
            <text:p>1443142606.63609</text:p>
          </table:table-cell>
          <table:table-cell office:value-type="float" office:value="4480" calcext:value-type="float">
            <text:p>4480</text:p>
          </table:table-cell>
          <table:table-cell table:formula="of:=[.B449]-[.$B$2]" office:value-type="float" office:value="46.6358988285065" calcext:value-type="float">
            <text:p>46.6358988285</text:p>
          </table:table-cell>
          <table:table-cell table:formula="of:=[.C449]/([.D449]-[.D448])" office:value-type="float" office:value="109603.198301456" calcext:value-type="float">
            <text:p>109603.198301456</text:p>
          </table:table-cell>
          <table:table-cell/>
          <table:table-cell office:value-type="float" office:value="1443142616.23416" calcext:value-type="float">
            <text:p>1443142616.23416</text:p>
          </table:table-cell>
          <table:table-cell table:formula="of:=[.G449]-[.$B$2]" office:value-type="float" office:value="56.2339642047882" calcext:value-type="float">
            <text:p>56.2339642048</text:p>
          </table:table-cell>
          <table:table-cell table:formula="of:=[.C449]/([.H449]-[.H448])" office:value-type="float" office:value="122398.412704616" calcext:value-type="float">
            <text:p>122398.412704616</text:p>
          </table:table-cell>
          <table:table-cell table:formula="of:=[.G449]-[.$B449]" office:value-type="float" office:value="9.59806537628174" calcext:value-type="float">
            <text:p>9.598065376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2606.67696" calcext:value-type="float">
            <text:p>1443142606.67696</text:p>
          </table:table-cell>
          <table:table-cell office:value-type="float" office:value="4480" calcext:value-type="float">
            <text:p>4480</text:p>
          </table:table-cell>
          <table:table-cell table:formula="of:=[.B450]-[.$B$2]" office:value-type="float" office:value="46.6767687797546" calcext:value-type="float">
            <text:p>46.6767687798</text:p>
          </table:table-cell>
          <table:table-cell table:formula="of:=[.C450]/([.D450]-[.D449])" office:value-type="float" office:value="109615.985906044" calcext:value-type="float">
            <text:p>109615.985906044</text:p>
          </table:table-cell>
          <table:table-cell/>
          <table:table-cell office:value-type="float" office:value="1443142616.27074" calcext:value-type="float">
            <text:p>1443142616.27074</text:p>
          </table:table-cell>
          <table:table-cell table:formula="of:=[.G450]-[.$B$2]" office:value-type="float" office:value="56.2705404758453" calcext:value-type="float">
            <text:p>56.2705404758</text:p>
          </table:table-cell>
          <table:table-cell table:formula="of:=[.C450]/([.H450]-[.H449])" office:value-type="float" office:value="122483.781711991" calcext:value-type="float">
            <text:p>122483.781711991</text:p>
          </table:table-cell>
          <table:table-cell table:formula="of:=[.G450]-[.$B450]" office:value-type="float" office:value="9.5937716960907" calcext:value-type="float">
            <text:p>9.593771696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2606.71783" calcext:value-type="float">
            <text:p>1443142606.71783</text:p>
          </table:table-cell>
          <table:table-cell office:value-type="float" office:value="4480" calcext:value-type="float">
            <text:p>4480</text:p>
          </table:table-cell>
          <table:table-cell table:formula="of:=[.B451]-[.$B$2]" office:value-type="float" office:value="46.7176353931427" calcext:value-type="float">
            <text:p>46.7176353931</text:p>
          </table:table-cell>
          <table:table-cell table:formula="of:=[.C451]/([.D451]-[.D450])" office:value-type="float" office:value="109624.939004825" calcext:value-type="float">
            <text:p>109624.939004825</text:p>
          </table:table-cell>
          <table:table-cell/>
          <table:table-cell office:value-type="float" office:value="1443142616.30734" calcext:value-type="float">
            <text:p>1443142616.30734</text:p>
          </table:table-cell>
          <table:table-cell table:formula="of:=[.G451]-[.$B$2]" office:value-type="float" office:value="56.3071467876434" calcext:value-type="float">
            <text:p>56.3071467876</text:p>
          </table:table-cell>
          <table:table-cell table:formula="of:=[.C451]/([.H451]-[.H450])" office:value-type="float" office:value="122383.266162123" calcext:value-type="float">
            <text:p>122383.266162123</text:p>
          </table:table-cell>
          <table:table-cell table:formula="of:=[.G451]-[.$B451]" office:value-type="float" office:value="9.58951139450073" calcext:value-type="float">
            <text:p>9.589511394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2606.75868" calcext:value-type="float">
            <text:p>1443142606.75868</text:p>
          </table:table-cell>
          <table:table-cell office:value-type="float" office:value="4480" calcext:value-type="float">
            <text:p>4480</text:p>
          </table:table-cell>
          <table:table-cell table:formula="of:=[.B452]-[.$B$2]" office:value-type="float" office:value="46.7584850788117" calcext:value-type="float">
            <text:p>46.7584850788</text:p>
          </table:table-cell>
          <table:table-cell table:formula="of:=[.C452]/([.D452]-[.D451])" office:value-type="float" office:value="109670.36653126" calcext:value-type="float">
            <text:p>109670.36653126</text:p>
          </table:table-cell>
          <table:table-cell/>
          <table:table-cell office:value-type="float" office:value="1443142616.34386" calcext:value-type="float">
            <text:p>1443142616.34386</text:p>
          </table:table-cell>
          <table:table-cell table:formula="of:=[.G452]-[.$B$2]" office:value-type="float" office:value="56.3436632156372" calcext:value-type="float">
            <text:p>56.3436632156</text:p>
          </table:table-cell>
          <table:table-cell table:formula="of:=[.C452]/([.H452]-[.H451])" office:value-type="float" office:value="122684.507936093" calcext:value-type="float">
            <text:p>122684.507936093</text:p>
          </table:table-cell>
          <table:table-cell table:formula="of:=[.G452]-[.$B452]" office:value-type="float" office:value="9.58517813682556" calcext:value-type="float">
            <text:p>9.5851781368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2606.79954" calcext:value-type="float">
            <text:p>1443142606.79954</text:p>
          </table:table-cell>
          <table:table-cell office:value-type="float" office:value="4480" calcext:value-type="float">
            <text:p>4480</text:p>
          </table:table-cell>
          <table:table-cell table:formula="of:=[.B453]-[.$B$2]" office:value-type="float" office:value="46.7993428707123" calcext:value-type="float">
            <text:p>46.7993428707</text:p>
          </table:table-cell>
          <table:table-cell table:formula="of:=[.C453]/([.D453]-[.D452])" office:value-type="float" office:value="109648.607807668" calcext:value-type="float">
            <text:p>109648.607807668</text:p>
          </table:table-cell>
          <table:table-cell/>
          <table:table-cell office:value-type="float" office:value="1443142616.38042" calcext:value-type="float">
            <text:p>1443142616.38042</text:p>
          </table:table-cell>
          <table:table-cell table:formula="of:=[.G453]-[.$B$2]" office:value-type="float" office:value="56.3802247047424" calcext:value-type="float">
            <text:p>56.3802247047</text:p>
          </table:table-cell>
          <table:table-cell table:formula="of:=[.C453]/([.H453]-[.H452])" office:value-type="float" office:value="122533.302380176" calcext:value-type="float">
            <text:p>122533.302380176</text:p>
          </table:table-cell>
          <table:table-cell table:formula="of:=[.G453]-[.$B453]" office:value-type="float" office:value="9.58088183403015" calcext:value-type="float">
            <text:p>9.58088183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2606.8404" calcext:value-type="float">
            <text:p>1443142606.8404</text:p>
          </table:table-cell>
          <table:table-cell office:value-type="float" office:value="4480" calcext:value-type="float">
            <text:p>4480</text:p>
          </table:table-cell>
          <table:table-cell table:formula="of:=[.B454]-[.$B$2]" office:value-type="float" office:value="46.8402061462402" calcext:value-type="float">
            <text:p>46.8402061462</text:p>
          </table:table-cell>
          <table:table-cell table:formula="of:=[.C454]/([.D454]-[.D453])" office:value-type="float" office:value="109633.893566248" calcext:value-type="float">
            <text:p>109633.893566248</text:p>
          </table:table-cell>
          <table:table-cell/>
          <table:table-cell office:value-type="float" office:value="1443142616.41702" calcext:value-type="float">
            <text:p>1443142616.41702</text:p>
          </table:table-cell>
          <table:table-cell table:formula="of:=[.G454]-[.$B$2]" office:value-type="float" office:value="56.4168262481689" calcext:value-type="float">
            <text:p>56.4168262482</text:p>
          </table:table-cell>
          <table:table-cell table:formula="of:=[.C454]/([.H454]-[.H453])" office:value-type="float" office:value="122399.209994919" calcext:value-type="float">
            <text:p>122399.209994919</text:p>
          </table:table-cell>
          <table:table-cell table:formula="of:=[.G454]-[.$B454]" office:value-type="float" office:value="9.57662010192871" calcext:value-type="float">
            <text:p>9.5766201019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2606.88127" calcext:value-type="float">
            <text:p>1443142606.88127</text:p>
          </table:table-cell>
          <table:table-cell office:value-type="float" office:value="4480" calcext:value-type="float">
            <text:p>4480</text:p>
          </table:table-cell>
          <table:table-cell table:formula="of:=[.B455]-[.$B$2]" office:value-type="float" office:value="46.8810739517212" calcext:value-type="float">
            <text:p>46.8810739517</text:p>
          </table:table-cell>
          <table:table-cell table:formula="of:=[.C455]/([.D455]-[.D454])" office:value-type="float" office:value="109621.741301659" calcext:value-type="float">
            <text:p>109621.741301659</text:p>
          </table:table-cell>
          <table:table-cell/>
          <table:table-cell office:value-type="float" office:value="1443142616.45357" calcext:value-type="float">
            <text:p>1443142616.45357</text:p>
          </table:table-cell>
          <table:table-cell table:formula="of:=[.G455]-[.$B$2]" office:value-type="float" office:value="56.4533715248108" calcext:value-type="float">
            <text:p>56.4533715248</text:p>
          </table:table-cell>
          <table:table-cell table:formula="of:=[.C455]/([.H455]-[.H454])" office:value-type="float" office:value="122587.66143448" calcext:value-type="float">
            <text:p>122587.66143448</text:p>
          </table:table-cell>
          <table:table-cell table:formula="of:=[.G455]-[.$B455]" office:value-type="float" office:value="9.5722975730896" calcext:value-type="float">
            <text:p>9.572297573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2606.92213" calcext:value-type="float">
            <text:p>1443142606.92213</text:p>
          </table:table-cell>
          <table:table-cell office:value-type="float" office:value="4480" calcext:value-type="float">
            <text:p>4480</text:p>
          </table:table-cell>
          <table:table-cell table:formula="of:=[.B456]-[.$B$2]" office:value-type="float" office:value="46.9219324588776" calcext:value-type="float">
            <text:p>46.9219324589</text:p>
          </table:table-cell>
          <table:table-cell table:formula="of:=[.C456]/([.D456]-[.D455])" office:value-type="float" office:value="109646.688334802" calcext:value-type="float">
            <text:p>109646.688334802</text:p>
          </table:table-cell>
          <table:table-cell/>
          <table:table-cell office:value-type="float" office:value="1443142616.49013" calcext:value-type="float">
            <text:p>1443142616.49013</text:p>
          </table:table-cell>
          <table:table-cell table:formula="of:=[.G456]-[.$B$2]" office:value-type="float" office:value="56.4899399280548" calcext:value-type="float">
            <text:p>56.4899399281</text:p>
          </table:table-cell>
          <table:table-cell table:formula="of:=[.C456]/([.H456]-[.H455])" office:value-type="float" office:value="122510.13450342" calcext:value-type="float">
            <text:p>122510.13450342</text:p>
          </table:table-cell>
          <table:table-cell table:formula="of:=[.G456]-[.$B456]" office:value-type="float" office:value="9.56800746917725" calcext:value-type="float">
            <text:p>9.568007469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2606.96299" calcext:value-type="float">
            <text:p>1443142606.96299</text:p>
          </table:table-cell>
          <table:table-cell office:value-type="float" office:value="4480" calcext:value-type="float">
            <text:p>4480</text:p>
          </table:table-cell>
          <table:table-cell table:formula="of:=[.B457]-[.$B$2]" office:value-type="float" office:value="46.9627907276154" calcext:value-type="float">
            <text:p>46.9627907276</text:p>
          </table:table-cell>
          <table:table-cell table:formula="of:=[.C457]/([.D457]-[.D456])" office:value-type="float" office:value="109647.328151623" calcext:value-type="float">
            <text:p>109647.328151623</text:p>
          </table:table-cell>
          <table:table-cell/>
          <table:table-cell office:value-type="float" office:value="1443142616.52672" calcext:value-type="float">
            <text:p>1443142616.52672</text:p>
          </table:table-cell>
          <table:table-cell table:formula="of:=[.G457]-[.$B$2]" office:value-type="float" office:value="56.526525259018" calcext:value-type="float">
            <text:p>56.526525259</text:p>
          </table:table-cell>
          <table:table-cell table:formula="of:=[.C457]/([.H457]-[.H456])" office:value-type="float" office:value="122453.450114044" calcext:value-type="float">
            <text:p>122453.450114044</text:p>
          </table:table-cell>
          <table:table-cell table:formula="of:=[.G457]-[.$B457]" office:value-type="float" office:value="9.56373453140259" calcext:value-type="float">
            <text:p>9.563734531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2620.00521" calcext:value-type="float">
            <text:p>1443142620.00521</text:p>
          </table:table-cell>
          <table:table-cell office:value-type="float" office:value="4480" calcext:value-type="float">
            <text:p>4480</text:p>
          </table:table-cell>
          <table:table-cell table:formula="of:=[.B458]-[.$B$2]" office:value-type="float" office:value="60.0050175189972" calcext:value-type="float">
            <text:p>60.005017519</text:p>
          </table:table-cell>
          <table:table-cell table:formula="of:=[.C458]/([.D458]-[.D457])" office:value-type="float" office:value="343.499624079558" calcext:value-type="float">
            <text:p>343.4996240796</text:p>
          </table:table-cell>
          <table:table-cell/>
          <table:table-cell office:value-type="float" office:value="1443142620.19643" calcext:value-type="float">
            <text:p>1443142620.19643</text:p>
          </table:table-cell>
          <table:table-cell table:formula="of:=[.G458]-[.$B$2]" office:value-type="float" office:value="60.1962325572968" calcext:value-type="float">
            <text:p>60.1962325573</text:p>
          </table:table-cell>
          <table:table-cell table:formula="of:=[.C458]/([.H458]-[.H457])" office:value-type="float" office:value="1220.80581252386" calcext:value-type="float">
            <text:p>1220.8058125239</text:p>
          </table:table-cell>
          <table:table-cell table:formula="of:=[.G458]-[.$B458]" office:value-type="float" office:value="0.191215038299561" calcext:value-type="float">
            <text:p>0.19121503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2620.06136" calcext:value-type="float">
            <text:p>1443142620.06136</text:p>
          </table:table-cell>
          <table:table-cell office:value-type="float" office:value="4480" calcext:value-type="float">
            <text:p>4480</text:p>
          </table:table-cell>
          <table:table-cell table:formula="of:=[.B459]-[.$B$2]" office:value-type="float" office:value="60.0611627101898" calcext:value-type="float">
            <text:p>60.0611627102</text:p>
          </table:table-cell>
          <table:table-cell table:formula="of:=[.C459]/([.D459]-[.D458])" office:value-type="float" office:value="79793.1203872776" calcext:value-type="float">
            <text:p>79793.1203872776</text:p>
          </table:table-cell>
          <table:table-cell/>
          <table:table-cell office:value-type="float" office:value="1443142620.25245" calcext:value-type="float">
            <text:p>1443142620.25245</text:p>
          </table:table-cell>
          <table:table-cell table:formula="of:=[.G459]-[.$B$2]" office:value-type="float" office:value="60.2522532939911" calcext:value-type="float">
            <text:p>60.252253294</text:p>
          </table:table-cell>
          <table:table-cell table:formula="of:=[.C459]/([.H459]-[.H458])" office:value-type="float" office:value="79970.3871165435" calcext:value-type="float">
            <text:p>79970.3871165435</text:p>
          </table:table-cell>
          <table:table-cell table:formula="of:=[.G459]-[.$B459]" office:value-type="float" office:value="0.19109058380127" calcext:value-type="float">
            <text:p>0.191090583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2620.1175" calcext:value-type="float">
            <text:p>1443142620.1175</text:p>
          </table:table-cell>
          <table:table-cell office:value-type="float" office:value="4480" calcext:value-type="float">
            <text:p>4480</text:p>
          </table:table-cell>
          <table:table-cell table:formula="of:=[.B460]-[.$B$2]" office:value-type="float" office:value="60.1173009872437" calcext:value-type="float">
            <text:p>60.1173009872</text:p>
          </table:table-cell>
          <table:table-cell table:formula="of:=[.C460]/([.D460]-[.D459])" office:value-type="float" office:value="79802.9479191883" calcext:value-type="float">
            <text:p>79802.9479191883</text:p>
          </table:table-cell>
          <table:table-cell/>
          <table:table-cell office:value-type="float" office:value="1443142620.30859" calcext:value-type="float">
            <text:p>1443142620.30859</text:p>
          </table:table-cell>
          <table:table-cell table:formula="of:=[.G460]-[.$B$2]" office:value-type="float" office:value="60.3083987236023" calcext:value-type="float">
            <text:p>60.3083987236</text:p>
          </table:table-cell>
          <table:table-cell table:formula="of:=[.C460]/([.H460]-[.H459])" office:value-type="float" office:value="79792.781550038" calcext:value-type="float">
            <text:p>79792.781550038</text:p>
          </table:table-cell>
          <table:table-cell table:formula="of:=[.G460]-[.$B460]" office:value-type="float" office:value="0.191097736358643" calcext:value-type="float">
            <text:p>0.191097736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2620.17363" calcext:value-type="float">
            <text:p>1443142620.17363</text:p>
          </table:table-cell>
          <table:table-cell office:value-type="float" office:value="4480" calcext:value-type="float">
            <text:p>4480</text:p>
          </table:table-cell>
          <table:table-cell table:formula="of:=[.B461]-[.$B$2]" office:value-type="float" office:value="60.1734385490417" calcext:value-type="float">
            <text:p>60.173438549</text:p>
          </table:table-cell>
          <table:table-cell table:formula="of:=[.C461]/([.D461]-[.D460])" office:value-type="float" office:value="79803.9646985874" calcext:value-type="float">
            <text:p>79803.9646985874</text:p>
          </table:table-cell>
          <table:table-cell/>
          <table:table-cell office:value-type="float" office:value="1443142620.70154" calcext:value-type="float">
            <text:p>1443142620.70154</text:p>
          </table:table-cell>
          <table:table-cell table:formula="of:=[.G461]-[.$B$2]" office:value-type="float" office:value="60.7013466358185" calcext:value-type="float">
            <text:p>60.7013466358</text:p>
          </table:table-cell>
          <table:table-cell table:formula="of:=[.C461]/([.H461]-[.H460])" office:value-type="float" office:value="11401.0021703214" calcext:value-type="float">
            <text:p>11401.0021703214</text:p>
          </table:table-cell>
          <table:table-cell table:formula="of:=[.G461]-[.$B461]" office:value-type="float" office:value="0.527908086776733" calcext:value-type="float">
            <text:p>0.527908086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2620.22977" calcext:value-type="float">
            <text:p>1443142620.22977</text:p>
          </table:table-cell>
          <table:table-cell office:value-type="float" office:value="4480" calcext:value-type="float">
            <text:p>4480</text:p>
          </table:table-cell>
          <table:table-cell table:formula="of:=[.B462]-[.$B$2]" office:value-type="float" office:value="60.229572057724" calcext:value-type="float">
            <text:p>60.2295720577</text:p>
          </table:table-cell>
          <table:table-cell table:formula="of:=[.C462]/([.D462]-[.D461])" office:value-type="float" office:value="79809.726937959" calcext:value-type="float">
            <text:p>79809.726937959</text:p>
          </table:table-cell>
          <table:table-cell/>
          <table:table-cell office:value-type="float" office:value="1443142621.03841" calcext:value-type="float">
            <text:p>1443142621.03841</text:p>
          </table:table-cell>
          <table:table-cell table:formula="of:=[.G462]-[.$B$2]" office:value-type="float" office:value="61.0382122993469" calcext:value-type="float">
            <text:p>61.0382122993</text:p>
          </table:table-cell>
          <table:table-cell table:formula="of:=[.C462]/([.H462]-[.H461])" office:value-type="float" office:value="13299.0698816703" calcext:value-type="float">
            <text:p>13299.0698816703</text:p>
          </table:table-cell>
          <table:table-cell table:formula="of:=[.G462]-[.$B462]" office:value-type="float" office:value="0.808640241622925" calcext:value-type="float">
            <text:p>0.808640241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2620.2859" calcext:value-type="float">
            <text:p>1443142620.2859</text:p>
          </table:table-cell>
          <table:table-cell office:value-type="float" office:value="4480" calcext:value-type="float">
            <text:p>4480</text:p>
          </table:table-cell>
          <table:table-cell table:formula="of:=[.B463]-[.$B$2]" office:value-type="float" office:value="60.2857031822205" calcext:value-type="float">
            <text:p>60.2857031822</text:p>
          </table:table-cell>
          <table:table-cell table:formula="of:=[.C463]/([.D463]-[.D462])" office:value-type="float" office:value="79813.1168792555" calcext:value-type="float">
            <text:p>79813.1168792555</text:p>
          </table:table-cell>
          <table:table-cell/>
          <table:table-cell office:value-type="float" office:value="1443142621.20585" calcext:value-type="float">
            <text:p>1443142621.20585</text:p>
          </table:table-cell>
          <table:table-cell table:formula="of:=[.G463]-[.$B$2]" office:value-type="float" office:value="61.2056584358215" calcext:value-type="float">
            <text:p>61.2056584358</text:p>
          </table:table-cell>
          <table:table-cell table:formula="of:=[.C463]/([.H463]-[.H462])" office:value-type="float" office:value="26754.872308919" calcext:value-type="float">
            <text:p>26754.872308919</text:p>
          </table:table-cell>
          <table:table-cell table:formula="of:=[.G463]-[.$B463]" office:value-type="float" office:value="0.919955253601074" calcext:value-type="float">
            <text:p>0.919955253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2620.34203" calcext:value-type="float">
            <text:p>1443142620.34203</text:p>
          </table:table-cell>
          <table:table-cell office:value-type="float" office:value="4480" calcext:value-type="float">
            <text:p>4480</text:p>
          </table:table-cell>
          <table:table-cell table:formula="of:=[.B464]-[.$B$2]" office:value-type="float" office:value="60.3418354988098" calcext:value-type="float">
            <text:p>60.3418354988</text:p>
          </table:table-cell>
          <table:table-cell table:formula="of:=[.C464]/([.D464]-[.D463])" office:value-type="float" office:value="79811.4218726108" calcext:value-type="float">
            <text:p>79811.4218726108</text:p>
          </table:table-cell>
          <table:table-cell/>
          <table:table-cell office:value-type="float" office:value="1443142621.73434" calcext:value-type="float">
            <text:p>1443142621.73434</text:p>
          </table:table-cell>
          <table:table-cell table:formula="of:=[.G464]-[.$B$2]" office:value-type="float" office:value="61.734142780304" calcext:value-type="float">
            <text:p>61.7341427803</text:p>
          </table:table-cell>
          <table:table-cell table:formula="of:=[.C464]/([.H464]-[.H463])" office:value-type="float" office:value="8477.07230454962" calcext:value-type="float">
            <text:p>8477.0723045496</text:p>
          </table:table-cell>
          <table:table-cell table:formula="of:=[.G464]-[.$B464]" office:value-type="float" office:value="1.39230728149414" calcext:value-type="float">
            <text:p>1.392307281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2620.39816" calcext:value-type="float">
            <text:p>1443142620.39816</text:p>
          </table:table-cell>
          <table:table-cell office:value-type="float" office:value="4480" calcext:value-type="float">
            <text:p>4480</text:p>
          </table:table-cell>
          <table:table-cell table:formula="of:=[.B465]-[.$B$2]" office:value-type="float" office:value="60.3979680538177" calcext:value-type="float">
            <text:p>60.3979680538</text:p>
          </table:table-cell>
          <table:table-cell table:formula="of:=[.C465]/([.D465]-[.D464])" office:value-type="float" office:value="79811.0828799212" calcext:value-type="float">
            <text:p>79811.0828799212</text:p>
          </table:table-cell>
          <table:table-cell/>
          <table:table-cell office:value-type="float" office:value="1443142621.78712" calcext:value-type="float">
            <text:p>1443142621.78712</text:p>
          </table:table-cell>
          <table:table-cell table:formula="of:=[.G465]-[.$B$2]" office:value-type="float" office:value="61.7869281768799" calcext:value-type="float">
            <text:p>61.7869281769</text:p>
          </table:table-cell>
          <table:table-cell table:formula="of:=[.C465]/([.H465]-[.H464])" office:value-type="float" office:value="84871.9587349479" calcext:value-type="float">
            <text:p>84871.9587349479</text:p>
          </table:table-cell>
          <table:table-cell table:formula="of:=[.G465]-[.$B465]" office:value-type="float" office:value="1.38896012306213" calcext:value-type="float">
            <text:p>1.388960123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2620.45429" calcext:value-type="float">
            <text:p>1443142620.45429</text:p>
          </table:table-cell>
          <table:table-cell office:value-type="float" office:value="4480" calcext:value-type="float">
            <text:p>4480</text:p>
          </table:table-cell>
          <table:table-cell table:formula="of:=[.B466]-[.$B$2]" office:value-type="float" office:value="60.4540994167328" calcext:value-type="float">
            <text:p>60.4540994167</text:p>
          </table:table-cell>
          <table:table-cell table:formula="of:=[.C466]/([.D466]-[.D465])" office:value-type="float" office:value="79812.7778721669" calcext:value-type="float">
            <text:p>79812.7778721669</text:p>
          </table:table-cell>
          <table:table-cell/>
          <table:table-cell office:value-type="float" office:value="1443142621.84001" calcext:value-type="float">
            <text:p>1443142621.84001</text:p>
          </table:table-cell>
          <table:table-cell table:formula="of:=[.G466]-[.$B$2]" office:value-type="float" office:value="61.8398108482361" calcext:value-type="float">
            <text:p>61.8398108482</text:p>
          </table:table-cell>
          <table:table-cell table:formula="of:=[.C466]/([.H466]-[.H465])" office:value-type="float" office:value="84715.8414109627" calcext:value-type="float">
            <text:p>84715.8414109627</text:p>
          </table:table-cell>
          <table:table-cell table:formula="of:=[.G466]-[.$B466]" office:value-type="float" office:value="1.3857114315033" calcext:value-type="float">
            <text:p>1.385711431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2620.51042" calcext:value-type="float">
            <text:p>1443142620.51042</text:p>
          </table:table-cell>
          <table:table-cell office:value-type="float" office:value="4480" calcext:value-type="float">
            <text:p>4480</text:p>
          </table:table-cell>
          <table:table-cell table:formula="of:=[.B467]-[.$B$2]" office:value-type="float" office:value="60.5102298259735" calcext:value-type="float">
            <text:p>60.510229826</text:p>
          </table:table-cell>
          <table:table-cell table:formula="of:=[.C467]/([.D467]-[.D466])" office:value-type="float" office:value="79814.1339178008" calcext:value-type="float">
            <text:p>79814.1339178008</text:p>
          </table:table-cell>
          <table:table-cell/>
          <table:table-cell office:value-type="float" office:value="1443142621.89288" calcext:value-type="float">
            <text:p>1443142621.89288</text:p>
          </table:table-cell>
          <table:table-cell table:formula="of:=[.G467]-[.$B$2]" office:value-type="float" office:value="61.8926892280579" calcext:value-type="float">
            <text:p>61.8926892281</text:p>
          </table:table-cell>
          <table:table-cell table:formula="of:=[.C467]/([.H467]-[.H466])" office:value-type="float" office:value="84722.7168286832" calcext:value-type="float">
            <text:p>84722.7168286832</text:p>
          </table:table-cell>
          <table:table-cell table:formula="of:=[.G467]-[.$B467]" office:value-type="float" office:value="1.38245940208435" calcext:value-type="float">
            <text:p>1.382459402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2620.56656" calcext:value-type="float">
            <text:p>1443142620.56656</text:p>
          </table:table-cell>
          <table:table-cell office:value-type="float" office:value="4480" calcext:value-type="float">
            <text:p>4480</text:p>
          </table:table-cell>
          <table:table-cell table:formula="of:=[.B468]-[.$B$2]" office:value-type="float" office:value="60.5663623809815" calcext:value-type="float">
            <text:p>60.566362381</text:p>
          </table:table-cell>
          <table:table-cell table:formula="of:=[.C468]/([.D468]-[.D467])" office:value-type="float" office:value="79811.0828799212" calcext:value-type="float">
            <text:p>79811.0828799212</text:p>
          </table:table-cell>
          <table:table-cell/>
          <table:table-cell office:value-type="float" office:value="1443142621.94572" calcext:value-type="float">
            <text:p>1443142621.94572</text:p>
          </table:table-cell>
          <table:table-cell table:formula="of:=[.G468]-[.$B$2]" office:value-type="float" office:value="61.9455287456512" calcext:value-type="float">
            <text:p>61.9455287457</text:p>
          </table:table-cell>
          <table:table-cell table:formula="of:=[.C468]/([.H468]-[.H467])" office:value-type="float" office:value="84785.0284038353" calcext:value-type="float">
            <text:p>84785.0284038353</text:p>
          </table:table-cell>
          <table:table-cell table:formula="of:=[.G468]-[.$B468]" office:value-type="float" office:value="1.3791663646698" calcext:value-type="float">
            <text:p>1.379166364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2620.62269" calcext:value-type="float">
            <text:p>1443142620.62269</text:p>
          </table:table-cell>
          <table:table-cell office:value-type="float" office:value="4480" calcext:value-type="float">
            <text:p>4480</text:p>
          </table:table-cell>
          <table:table-cell table:formula="of:=[.B469]-[.$B$2]" office:value-type="float" office:value="60.6224977970123" calcext:value-type="float">
            <text:p>60.622497797</text:p>
          </table:table-cell>
          <table:table-cell table:formula="of:=[.C469]/([.D469]-[.D468])" office:value-type="float" office:value="79807.0151922497" calcext:value-type="float">
            <text:p>79807.0151922497</text:p>
          </table:table-cell>
          <table:table-cell/>
          <table:table-cell office:value-type="float" office:value="1443142621.99856" calcext:value-type="float">
            <text:p>1443142621.99856</text:p>
          </table:table-cell>
          <table:table-cell table:formula="of:=[.G469]-[.$B$2]" office:value-type="float" office:value="61.9983620643616" calcext:value-type="float">
            <text:p>61.9983620644</text:p>
          </table:table-cell>
          <table:table-cell table:formula="of:=[.C469]/([.H469]-[.H468])" office:value-type="float" office:value="84794.9761506144" calcext:value-type="float">
            <text:p>84794.9761506144</text:p>
          </table:table-cell>
          <table:table-cell table:formula="of:=[.G469]-[.$B469]" office:value-type="float" office:value="1.37586426734924" calcext:value-type="float">
            <text:p>1.375864267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2620.67882" calcext:value-type="float">
            <text:p>1443142620.67882</text:p>
          </table:table-cell>
          <table:table-cell office:value-type="float" office:value="4480" calcext:value-type="float">
            <text:p>4480</text:p>
          </table:table-cell>
          <table:table-cell table:formula="of:=[.B470]-[.$B$2]" office:value-type="float" office:value="60.6786284446716" calcext:value-type="float">
            <text:p>60.6786284447</text:p>
          </table:table-cell>
          <table:table-cell table:formula="of:=[.C470]/([.D470]-[.D469])" office:value-type="float" office:value="79813.7949020724" calcext:value-type="float">
            <text:p>79813.7949020724</text:p>
          </table:table-cell>
          <table:table-cell/>
          <table:table-cell office:value-type="float" office:value="1443142622.01506" calcext:value-type="float">
            <text:p>1443142622.01506</text:p>
          </table:table-cell>
          <table:table-cell table:formula="of:=[.G470]-[.$B$2]" office:value-type="float" office:value="62.0148606300354" calcext:value-type="float">
            <text:p>62.01486063</text:p>
          </table:table-cell>
          <table:table-cell table:formula="of:=[.C470]/([.H470]-[.H469])" office:value-type="float" office:value="271538.756069364" calcext:value-type="float">
            <text:p>271538.756069364</text:p>
          </table:table-cell>
          <table:table-cell table:formula="of:=[.G470]-[.$B470]" office:value-type="float" office:value="1.33623218536377" calcext:value-type="float">
            <text:p>1.3362321854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2620.73496" calcext:value-type="float">
            <text:p>1443142620.73496</text:p>
          </table:table-cell>
          <table:table-cell office:value-type="float" office:value="4480" calcext:value-type="float">
            <text:p>4480</text:p>
          </table:table-cell>
          <table:table-cell table:formula="of:=[.B471]-[.$B$2]" office:value-type="float" office:value="60.7347605228424" calcext:value-type="float">
            <text:p>60.7347605228</text:p>
          </table:table-cell>
          <table:table-cell table:formula="of:=[.C471]/([.D471]-[.D470])" office:value-type="float" office:value="79811.7608681802" calcext:value-type="float">
            <text:p>79811.7608681802</text:p>
          </table:table-cell>
          <table:table-cell/>
          <table:table-cell office:value-type="float" office:value="1443142622.03142" calcext:value-type="float">
            <text:p>1443142622.03142</text:p>
          </table:table-cell>
          <table:table-cell table:formula="of:=[.G471]-[.$B$2]" office:value-type="float" office:value="62.0312287807465" calcext:value-type="float">
            <text:p>62.0312287807</text:p>
          </table:table-cell>
          <table:table-cell table:formula="of:=[.C471]/([.H471]-[.H470])" office:value-type="float" office:value="273702.269675032" calcext:value-type="float">
            <text:p>273702.269675032</text:p>
          </table:table-cell>
          <table:table-cell table:formula="of:=[.G471]-[.$B471]" office:value-type="float" office:value="1.29646825790405" calcext:value-type="float">
            <text:p>1.296468257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2620.79113" calcext:value-type="float">
            <text:p>1443142620.79113</text:p>
          </table:table-cell>
          <table:table-cell office:value-type="float" office:value="4480" calcext:value-type="float">
            <text:p>4480</text:p>
          </table:table-cell>
          <table:table-cell table:formula="of:=[.B472]-[.$B$2]" office:value-type="float" office:value="60.7909350395203" calcext:value-type="float">
            <text:p>60.7909350395</text:p>
          </table:table-cell>
          <table:table-cell table:formula="of:=[.C472]/([.D472]-[.D471])" office:value-type="float" office:value="79751.4649870763" calcext:value-type="float">
            <text:p>79751.4649870763</text:p>
          </table:table-cell>
          <table:table-cell/>
          <table:table-cell office:value-type="float" office:value="1443142622.05896" calcext:value-type="float">
            <text:p>1443142622.05896</text:p>
          </table:table-cell>
          <table:table-cell table:formula="of:=[.G472]-[.$B$2]" office:value-type="float" office:value="62.0587627887726" calcext:value-type="float">
            <text:p>62.0587627888</text:p>
          </table:table-cell>
          <table:table-cell table:formula="of:=[.C472]/([.H472]-[.H471])" office:value-type="float" office:value="162707.877318463" calcext:value-type="float">
            <text:p>162707.877318463</text:p>
          </table:table-cell>
          <table:table-cell table:formula="of:=[.G472]-[.$B472]" office:value-type="float" office:value="1.26782774925232" calcext:value-type="float">
            <text:p>1.267827749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2620.84726" calcext:value-type="float">
            <text:p>1443142620.84726</text:p>
          </table:table-cell>
          <table:table-cell office:value-type="float" office:value="4480" calcext:value-type="float">
            <text:p>4480</text:p>
          </table:table-cell>
          <table:table-cell table:formula="of:=[.B473]-[.$B$2]" office:value-type="float" office:value="60.8470647335053" calcext:value-type="float">
            <text:p>60.8470647335</text:p>
          </table:table-cell>
          <table:table-cell table:formula="of:=[.C473]/([.D473]-[.D472])" office:value-type="float" office:value="79815.1509822661" calcext:value-type="float">
            <text:p>79815.1509822661</text:p>
          </table:table-cell>
          <table:table-cell/>
          <table:table-cell office:value-type="float" office:value="1443142622.10563" calcext:value-type="float">
            <text:p>1443142622.10563</text:p>
          </table:table-cell>
          <table:table-cell table:formula="of:=[.G473]-[.$B$2]" office:value-type="float" office:value="62.1054365634918" calcext:value-type="float">
            <text:p>62.1054365635</text:p>
          </table:table-cell>
          <table:table-cell table:formula="of:=[.C473]/([.H473]-[.H472])" office:value-type="float" office:value="95985.3799472835" calcext:value-type="float">
            <text:p>95985.3799472835</text:p>
          </table:table-cell>
          <table:table-cell table:formula="of:=[.G473]-[.$B473]" office:value-type="float" office:value="1.25837182998657" calcext:value-type="float">
            <text:p>1.2583718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2620.90341" calcext:value-type="float">
            <text:p>1443142620.90341</text:p>
          </table:table-cell>
          <table:table-cell office:value-type="float" office:value="4480" calcext:value-type="float">
            <text:p>4480</text:p>
          </table:table-cell>
          <table:table-cell table:formula="of:=[.B474]-[.$B$2]" office:value-type="float" office:value="60.9032199382782" calcext:value-type="float">
            <text:p>60.9032199383</text:p>
          </table:table-cell>
          <table:table-cell table:formula="of:=[.C474]/([.D474]-[.D473])" office:value-type="float" office:value="79778.8917004908" calcext:value-type="float">
            <text:p>79778.8917004908</text:p>
          </table:table-cell>
          <table:table-cell/>
          <table:table-cell office:value-type="float" office:value="1443142622.15231" calcext:value-type="float">
            <text:p>1443142622.15231</text:p>
          </table:table-cell>
          <table:table-cell table:formula="of:=[.G474]-[.$B$2]" office:value-type="float" office:value="62.1521179676056" calcext:value-type="float">
            <text:p>62.1521179676</text:p>
          </table:table-cell>
          <table:table-cell table:formula="of:=[.C474]/([.H474]-[.H473])" office:value-type="float" office:value="95969.6925371305" calcext:value-type="float">
            <text:p>95969.6925371305</text:p>
          </table:table-cell>
          <table:table-cell table:formula="of:=[.G474]-[.$B474]" office:value-type="float" office:value="1.24889802932739" calcext:value-type="float">
            <text:p>1.248898029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2620.95956" calcext:value-type="float">
            <text:p>1443142620.95956</text:p>
          </table:table-cell>
          <table:table-cell office:value-type="float" office:value="4480" calcext:value-type="float">
            <text:p>4480</text:p>
          </table:table-cell>
          <table:table-cell table:formula="of:=[.B475]-[.$B$2]" office:value-type="float" office:value="60.9593641757965" calcext:value-type="float">
            <text:p>60.9593641758</text:p>
          </table:table-cell>
          <table:table-cell table:formula="of:=[.C475]/([.D475]-[.D474])" office:value-type="float" office:value="79794.4757650136" calcext:value-type="float">
            <text:p>79794.4757650136</text:p>
          </table:table-cell>
          <table:table-cell/>
          <table:table-cell office:value-type="float" office:value="1443142622.199" calcext:value-type="float">
            <text:p>1443142622.199</text:p>
          </table:table-cell>
          <table:table-cell table:formula="of:=[.G475]-[.$B$2]" office:value-type="float" office:value="62.1988086700439" calcext:value-type="float">
            <text:p>62.19880867</text:p>
          </table:table-cell>
          <table:table-cell table:formula="of:=[.C475]/([.H475]-[.H474])" office:value-type="float" office:value="95950.5804376133" calcext:value-type="float">
            <text:p>95950.5804376133</text:p>
          </table:table-cell>
          <table:table-cell table:formula="of:=[.G475]-[.$B475]" office:value-type="float" office:value="1.23944449424744" calcext:value-type="float">
            <text:p>1.239444494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2621.01476" calcext:value-type="float">
            <text:p>1443142621.01476</text:p>
          </table:table-cell>
          <table:table-cell office:value-type="float" office:value="4480" calcext:value-type="float">
            <text:p>4480</text:p>
          </table:table-cell>
          <table:table-cell table:formula="of:=[.B476]-[.$B$2]" office:value-type="float" office:value="61.0145652294159" calcext:value-type="float">
            <text:p>61.0145652294</text:p>
          </table:table-cell>
          <table:table-cell table:formula="of:=[.C476]/([.D476]-[.D475])" office:value-type="float" office:value="81157.8712045955" calcext:value-type="float">
            <text:p>81157.8712045955</text:p>
          </table:table-cell>
          <table:table-cell/>
          <table:table-cell office:value-type="float" office:value="1443142622.24566" calcext:value-type="float">
            <text:p>1443142622.24566</text:p>
          </table:table-cell>
          <table:table-cell table:formula="of:=[.G476]-[.$B$2]" office:value-type="float" office:value="62.2454674243927" calcext:value-type="float">
            <text:p>62.2454674244</text:p>
          </table:table-cell>
          <table:table-cell table:formula="of:=[.C476]/([.H476]-[.H475])" office:value-type="float" office:value="96016.2795284643" calcext:value-type="float">
            <text:p>96016.2795284643</text:p>
          </table:table-cell>
          <table:table-cell table:formula="of:=[.G476]-[.$B476]" office:value-type="float" office:value="1.23090219497681" calcext:value-type="float">
            <text:p>1.23090219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2621.06761" calcext:value-type="float">
            <text:p>1443142621.06761</text:p>
          </table:table-cell>
          <table:table-cell office:value-type="float" office:value="4480" calcext:value-type="float">
            <text:p>4480</text:p>
          </table:table-cell>
          <table:table-cell table:formula="of:=[.B477]-[.$B$2]" office:value-type="float" office:value="61.0674161911011" calcext:value-type="float">
            <text:p>61.0674161911</text:p>
          </table:table-cell>
          <table:table-cell table:formula="of:=[.C477]/([.D477]-[.D476])" office:value-type="float" office:value="84766.6694635792" calcext:value-type="float">
            <text:p>84766.6694635792</text:p>
          </table:table-cell>
          <table:table-cell/>
          <table:table-cell office:value-type="float" office:value="1443142622.29231" calcext:value-type="float">
            <text:p>1443142622.29231</text:p>
          </table:table-cell>
          <table:table-cell table:formula="of:=[.G477]-[.$B$2]" office:value-type="float" office:value="62.2921109199524" calcext:value-type="float">
            <text:p>62.29211092</text:p>
          </table:table-cell>
          <table:table-cell table:formula="of:=[.C477]/([.H477]-[.H476])" office:value-type="float" office:value="96047.6899563988" calcext:value-type="float">
            <text:p>96047.6899563988</text:p>
          </table:table-cell>
          <table:table-cell table:formula="of:=[.G477]-[.$B477]" office:value-type="float" office:value="1.22469472885132" calcext:value-type="float">
            <text:p>1.224694728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2621.12045" calcext:value-type="float">
            <text:p>1443142621.12045</text:p>
          </table:table-cell>
          <table:table-cell office:value-type="float" office:value="4480" calcext:value-type="float">
            <text:p>4480</text:p>
          </table:table-cell>
          <table:table-cell table:formula="of:=[.B478]-[.$B$2]" office:value-type="float" office:value="61.1202566623688" calcext:value-type="float">
            <text:p>61.1202566624</text:p>
          </table:table-cell>
          <table:table-cell table:formula="of:=[.C478]/([.D478]-[.D477])" office:value-type="float" office:value="84783.498188414" calcext:value-type="float">
            <text:p>84783.498188414</text:p>
          </table:table-cell>
          <table:table-cell/>
          <table:table-cell office:value-type="float" office:value="1443142622.33905" calcext:value-type="float">
            <text:p>1443142622.33905</text:p>
          </table:table-cell>
          <table:table-cell table:formula="of:=[.G478]-[.$B$2]" office:value-type="float" office:value="62.338850736618" calcext:value-type="float">
            <text:p>62.3388507366</text:p>
          </table:table-cell>
          <table:table-cell table:formula="of:=[.C478]/([.H478]-[.H477])" office:value-type="float" office:value="95849.7555103269" calcext:value-type="float">
            <text:p>95849.7555103269</text:p>
          </table:table-cell>
          <table:table-cell table:formula="of:=[.G478]-[.$B478]" office:value-type="float" office:value="1.21859407424927" calcext:value-type="float">
            <text:p>1.218594074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2621.17329" calcext:value-type="float">
            <text:p>1443142621.17329</text:p>
          </table:table-cell>
          <table:table-cell office:value-type="float" office:value="4480" calcext:value-type="float">
            <text:p>4480</text:p>
          </table:table-cell>
          <table:table-cell table:formula="of:=[.B479]-[.$B$2]" office:value-type="float" office:value="61.173098564148" calcext:value-type="float">
            <text:p>61.1730985641</text:p>
          </table:table-cell>
          <table:table-cell table:formula="of:=[.C479]/([.D479]-[.D478])" office:value-type="float" office:value="84781.2029688452" calcext:value-type="float">
            <text:p>84781.2029688452</text:p>
          </table:table-cell>
          <table:table-cell/>
          <table:table-cell office:value-type="float" office:value="1443142622.3857" calcext:value-type="float">
            <text:p>1443142622.3857</text:p>
          </table:table-cell>
          <table:table-cell table:formula="of:=[.G479]-[.$B$2]" office:value-type="float" office:value="62.3855090141296" calcext:value-type="float">
            <text:p>62.3855090141</text:p>
          </table:table-cell>
          <table:table-cell table:formula="of:=[.C479]/([.H479]-[.H478])" office:value-type="float" office:value="96017.2607933612" calcext:value-type="float">
            <text:p>96017.2607933612</text:p>
          </table:table-cell>
          <table:table-cell table:formula="of:=[.G479]-[.$B479]" office:value-type="float" office:value="1.21241044998169" calcext:value-type="float">
            <text:p>1.2124104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2621.22614" calcext:value-type="float">
            <text:p>1443142621.22614</text:p>
          </table:table-cell>
          <table:table-cell office:value-type="float" office:value="4480" calcext:value-type="float">
            <text:p>4480</text:p>
          </table:table-cell>
          <table:table-cell table:formula="of:=[.B480]-[.$B$2]" office:value-type="float" office:value="61.2259421348572" calcext:value-type="float">
            <text:p>61.2259421349</text:p>
          </table:table-cell>
          <table:table-cell table:formula="of:=[.C480]/([.D480]-[.D479])" office:value-type="float" office:value="84778.5253697404" calcext:value-type="float">
            <text:p>84778.5253697404</text:p>
          </table:table-cell>
          <table:table-cell/>
          <table:table-cell office:value-type="float" office:value="1443142622.43243" calcext:value-type="float">
            <text:p>1443142622.43243</text:p>
          </table:table-cell>
          <table:table-cell table:formula="of:=[.G480]-[.$B$2]" office:value-type="float" office:value="62.4322326183319" calcext:value-type="float">
            <text:p>62.4322326183</text:p>
          </table:table-cell>
          <table:table-cell table:formula="of:=[.C480]/([.H480]-[.H479])" office:value-type="float" office:value="95883.0140886755" calcext:value-type="float">
            <text:p>95883.0140886755</text:p>
          </table:table-cell>
          <table:table-cell table:formula="of:=[.G480]-[.$B480]" office:value-type="float" office:value="1.20629048347473" calcext:value-type="float">
            <text:p>1.206290483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2621.27899" calcext:value-type="float">
            <text:p>1443142621.27899</text:p>
          </table:table-cell>
          <table:table-cell office:value-type="float" office:value="4480" calcext:value-type="float">
            <text:p>4480</text:p>
          </table:table-cell>
          <table:table-cell table:formula="of:=[.B481]-[.$B$2]" office:value-type="float" office:value="61.2787978649139" calcext:value-type="float">
            <text:p>61.2787978649</text:p>
          </table:table-cell>
          <table:table-cell table:formula="of:=[.C481]/([.D481]-[.D480])" office:value-type="float" office:value="84759.0222514919" calcext:value-type="float">
            <text:p>84759.0222514919</text:p>
          </table:table-cell>
          <table:table-cell/>
          <table:table-cell office:value-type="float" office:value="1443142622.47911" calcext:value-type="float">
            <text:p>1443142622.47911</text:p>
          </table:table-cell>
          <table:table-cell table:formula="of:=[.G481]-[.$B$2]" office:value-type="float" office:value="62.4789123535156" calcext:value-type="float">
            <text:p>62.4789123535</text:p>
          </table:table-cell>
          <table:table-cell table:formula="of:=[.C481]/([.H481]-[.H480])" office:value-type="float" office:value="95973.123719923" calcext:value-type="float">
            <text:p>95973.123719923</text:p>
          </table:table-cell>
          <table:table-cell table:formula="of:=[.G481]-[.$B481]" office:value-type="float" office:value="1.20011448860168" calcext:value-type="float">
            <text:p>1.200114488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2621.33183" calcext:value-type="float">
            <text:p>1443142621.33183</text:p>
          </table:table-cell>
          <table:table-cell office:value-type="float" office:value="4480" calcext:value-type="float">
            <text:p>4480</text:p>
          </table:table-cell>
          <table:table-cell table:formula="of:=[.B482]-[.$B$2]" office:value-type="float" office:value="61.3316378593445" calcext:value-type="float">
            <text:p>61.3316378593</text:p>
          </table:table-cell>
          <table:table-cell table:formula="of:=[.C482]/([.D482]-[.D481])" office:value-type="float" office:value="84784.2632892202" calcext:value-type="float">
            <text:p>84784.2632892202</text:p>
          </table:table-cell>
          <table:table-cell/>
          <table:table-cell office:value-type="float" office:value="1443142622.5258" calcext:value-type="float">
            <text:p>1443142622.5258</text:p>
          </table:table-cell>
          <table:table-cell table:formula="of:=[.G482]-[.$B$2]" office:value-type="float" office:value="62.5256037712097" calcext:value-type="float">
            <text:p>62.5256037712</text:p>
          </table:table-cell>
          <table:table-cell table:formula="of:=[.C482]/([.H482]-[.H481])" office:value-type="float" office:value="95949.1105914072" calcext:value-type="float">
            <text:p>95949.1105914072</text:p>
          </table:table-cell>
          <table:table-cell table:formula="of:=[.G482]-[.$B482]" office:value-type="float" office:value="1.19396591186523" calcext:value-type="float">
            <text:p>1.1939659119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2621.38467" calcext:value-type="float">
            <text:p>1443142621.38467</text:p>
          </table:table-cell>
          <table:table-cell office:value-type="float" office:value="4480" calcext:value-type="float">
            <text:p>4480</text:p>
          </table:table-cell>
          <table:table-cell table:formula="of:=[.B483]-[.$B$2]" office:value-type="float" office:value="61.3844780921936" calcext:value-type="float">
            <text:p>61.3844780922</text:p>
          </table:table-cell>
          <table:table-cell table:formula="of:=[.C483]/([.D483]-[.D482])" office:value-type="float" office:value="84783.880737091" calcext:value-type="float">
            <text:p>84783.880737091</text:p>
          </table:table-cell>
          <table:table-cell/>
          <table:table-cell office:value-type="float" office:value="1443142622.57242" calcext:value-type="float">
            <text:p>1443142622.57242</text:p>
          </table:table-cell>
          <table:table-cell table:formula="of:=[.G483]-[.$B$2]" office:value-type="float" office:value="62.5722272396088" calcext:value-type="float">
            <text:p>62.5722272396</text:p>
          </table:table-cell>
          <table:table-cell table:formula="of:=[.C483]/([.H483]-[.H482])" office:value-type="float" office:value="96088.9473441982" calcext:value-type="float">
            <text:p>96088.9473441982</text:p>
          </table:table-cell>
          <table:table-cell table:formula="of:=[.G483]-[.$B483]" office:value-type="float" office:value="1.18774914741516" calcext:value-type="float">
            <text:p>1.187749147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2621.43751" calcext:value-type="float">
            <text:p>1443142621.43751</text:p>
          </table:table-cell>
          <table:table-cell office:value-type="float" office:value="4480" calcext:value-type="float">
            <text:p>4480</text:p>
          </table:table-cell>
          <table:table-cell table:formula="of:=[.B484]-[.$B$2]" office:value-type="float" office:value="61.4373104572296" calcext:value-type="float">
            <text:p>61.4373104572</text:p>
          </table:table-cell>
          <table:table-cell table:formula="of:=[.C484]/([.D484]-[.D483])" office:value-type="float" office:value="84796.5067803876" calcext:value-type="float">
            <text:p>84796.5067803876</text:p>
          </table:table-cell>
          <table:table-cell/>
          <table:table-cell office:value-type="float" office:value="1443142622.61914" calcext:value-type="float">
            <text:p>1443142622.61914</text:p>
          </table:table-cell>
          <table:table-cell table:formula="of:=[.G484]-[.$B$2]" office:value-type="float" office:value="62.6189460754395" calcext:value-type="float">
            <text:p>62.6189460754</text:p>
          </table:table-cell>
          <table:table-cell table:formula="of:=[.C484]/([.H484]-[.H483])" office:value-type="float" office:value="95892.8004164264" calcext:value-type="float">
            <text:p>95892.8004164264</text:p>
          </table:table-cell>
          <table:table-cell table:formula="of:=[.G484]-[.$B484]" office:value-type="float" office:value="1.18163561820984" calcext:value-type="float">
            <text:p>1.181635618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2621.49034" calcext:value-type="float">
            <text:p>1443142621.49034</text:p>
          </table:table-cell>
          <table:table-cell office:value-type="float" office:value="4480" calcext:value-type="float">
            <text:p>4480</text:p>
          </table:table-cell>
          <table:table-cell table:formula="of:=[.B485]-[.$B$2]" office:value-type="float" office:value="61.4901490211487" calcext:value-type="float">
            <text:p>61.4901490211</text:p>
          </table:table-cell>
          <table:table-cell table:formula="of:=[.C485]/([.D485]-[.D484])" office:value-type="float" office:value="84786.5586744939" calcext:value-type="float">
            <text:p>84786.5586744939</text:p>
          </table:table-cell>
          <table:table-cell/>
          <table:table-cell office:value-type="float" office:value="1443142622.66581" calcext:value-type="float">
            <text:p>1443142622.66581</text:p>
          </table:table-cell>
          <table:table-cell table:formula="of:=[.G485]-[.$B$2]" office:value-type="float" office:value="62.665611743927" calcext:value-type="float">
            <text:p>62.6656117439</text:p>
          </table:table-cell>
          <table:table-cell table:formula="of:=[.C485]/([.H485]-[.H484])" office:value-type="float" office:value="96002.0534409646" calcext:value-type="float">
            <text:p>96002.0534409646</text:p>
          </table:table-cell>
          <table:table-cell table:formula="of:=[.G485]-[.$B485]" office:value-type="float" office:value="1.17546272277832" calcext:value-type="float">
            <text:p>1.1754627228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2621.54319" calcext:value-type="float">
            <text:p>1443142621.54319</text:p>
          </table:table-cell>
          <table:table-cell office:value-type="float" office:value="4480" calcext:value-type="float">
            <text:p>4480</text:p>
          </table:table-cell>
          <table:table-cell table:formula="of:=[.B486]-[.$B$2]" office:value-type="float" office:value="61.5429909229279" calcext:value-type="float">
            <text:p>61.5429909229</text:p>
          </table:table-cell>
          <table:table-cell table:formula="of:=[.C486]/([.D486]-[.D485])" office:value-type="float" office:value="84781.2029688452" calcext:value-type="float">
            <text:p>84781.2029688452</text:p>
          </table:table-cell>
          <table:table-cell/>
          <table:table-cell office:value-type="float" office:value="1443142622.71253" calcext:value-type="float">
            <text:p>1443142622.71253</text:p>
          </table:table-cell>
          <table:table-cell table:formula="of:=[.G486]-[.$B$2]" office:value-type="float" office:value="62.7123341560364" calcext:value-type="float">
            <text:p>62.712334156</text:p>
          </table:table-cell>
          <table:table-cell table:formula="of:=[.C486]/([.H486]-[.H485])" office:value-type="float" office:value="95885.4604833442" calcext:value-type="float">
            <text:p>95885.4604833442</text:p>
          </table:table-cell>
          <table:table-cell table:formula="of:=[.G486]-[.$B486]" office:value-type="float" office:value="1.16934323310852" calcext:value-type="float">
            <text:p>1.169343233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2621.59604" calcext:value-type="float">
            <text:p>1443142621.59604</text:p>
          </table:table-cell>
          <table:table-cell office:value-type="float" office:value="4480" calcext:value-type="float">
            <text:p>4480</text:p>
          </table:table-cell>
          <table:table-cell table:formula="of:=[.B487]-[.$B$2]" office:value-type="float" office:value="61.5958416461945" calcext:value-type="float">
            <text:p>61.5958416462</text:p>
          </table:table-cell>
          <table:table-cell table:formula="of:=[.C487]/([.D487]-[.D486])" office:value-type="float" office:value="84767.0518604064" calcext:value-type="float">
            <text:p>84767.0518604064</text:p>
          </table:table-cell>
          <table:table-cell/>
          <table:table-cell office:value-type="float" office:value="1443142622.75922" calcext:value-type="float">
            <text:p>1443142622.75922</text:p>
          </table:table-cell>
          <table:table-cell table:formula="of:=[.G487]-[.$B$2]" office:value-type="float" office:value="62.7590293884277" calcext:value-type="float">
            <text:p>62.7590293884</text:p>
          </table:table-cell>
          <table:table-cell table:formula="of:=[.C487]/([.H487]-[.H486])" office:value-type="float" office:value="95941.2721721282" calcext:value-type="float">
            <text:p>95941.2721721282</text:p>
          </table:table-cell>
          <table:table-cell table:formula="of:=[.G487]-[.$B487]" office:value-type="float" office:value="1.16318774223328" calcext:value-type="float">
            <text:p>1.163187742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2621.64887" calcext:value-type="float">
            <text:p>1443142621.64887</text:p>
          </table:table-cell>
          <table:table-cell office:value-type="float" office:value="4480" calcext:value-type="float">
            <text:p>4480</text:p>
          </table:table-cell>
          <table:table-cell table:formula="of:=[.B488]-[.$B$2]" office:value-type="float" office:value="61.6486792564392" calcext:value-type="float">
            <text:p>61.6486792564</text:p>
          </table:table-cell>
          <table:table-cell table:formula="of:=[.C488]/([.D488]-[.D487])" office:value-type="float" office:value="84788.0890003926" calcext:value-type="float">
            <text:p>84788.0890003926</text:p>
          </table:table-cell>
          <table:table-cell/>
          <table:table-cell office:value-type="float" office:value="1443142622.80587" calcext:value-type="float">
            <text:p>1443142622.80587</text:p>
          </table:table-cell>
          <table:table-cell table:formula="of:=[.G488]-[.$B$2]" office:value-type="float" office:value="62.8056800365448" calcext:value-type="float">
            <text:p>62.8056800365</text:p>
          </table:table-cell>
          <table:table-cell table:formula="of:=[.C488]/([.H488]-[.H487])" office:value-type="float" office:value="96032.9637598573" calcext:value-type="float">
            <text:p>96032.9637598573</text:p>
          </table:table-cell>
          <table:table-cell table:formula="of:=[.G488]-[.$B488]" office:value-type="float" office:value="1.15700078010559" calcext:value-type="float">
            <text:p>1.157000780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2621.70171" calcext:value-type="float">
            <text:p>1443142621.70171</text:p>
          </table:table-cell>
          <table:table-cell office:value-type="float" office:value="4480" calcext:value-type="float">
            <text:p>4480</text:p>
          </table:table-cell>
          <table:table-cell table:formula="of:=[.B489]-[.$B$2]" office:value-type="float" office:value="61.7015175819397" calcext:value-type="float">
            <text:p>61.7015175819</text:p>
          </table:table-cell>
          <table:table-cell table:formula="of:=[.C489]/([.D489]-[.D488])" office:value-type="float" office:value="84786.9412507896" calcext:value-type="float">
            <text:p>84786.9412507896</text:p>
          </table:table-cell>
          <table:table-cell/>
          <table:table-cell office:value-type="float" office:value="1443142622.85255" calcext:value-type="float">
            <text:p>1443142622.85255</text:p>
          </table:table-cell>
          <table:table-cell table:formula="of:=[.G489]-[.$B$2]" office:value-type="float" office:value="62.8523542881012" calcext:value-type="float">
            <text:p>62.8523542881</text:p>
          </table:table-cell>
          <table:table-cell table:formula="of:=[.C489]/([.H489]-[.H488])" office:value-type="float" office:value="95984.3993338986" calcext:value-type="float">
            <text:p>95984.3993338986</text:p>
          </table:table-cell>
          <table:table-cell table:formula="of:=[.G489]-[.$B489]" office:value-type="float" office:value="1.1508367061615" calcext:value-type="float">
            <text:p>1.150836706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2621.75457" calcext:value-type="float">
            <text:p>1443142621.75457</text:p>
          </table:table-cell>
          <table:table-cell office:value-type="float" office:value="4480" calcext:value-type="float">
            <text:p>4480</text:p>
          </table:table-cell>
          <table:table-cell table:formula="of:=[.B490]-[.$B$2]" office:value-type="float" office:value="61.7543740272522" calcext:value-type="float">
            <text:p>61.7543740273</text:p>
          </table:table-cell>
          <table:table-cell table:formula="of:=[.C490]/([.D490]-[.D489])" office:value-type="float" office:value="84757.8752886836" calcext:value-type="float">
            <text:p>84757.8752886836</text:p>
          </table:table-cell>
          <table:table-cell/>
          <table:table-cell office:value-type="float" office:value="1443142622.89931" calcext:value-type="float">
            <text:p>1443142622.89931</text:p>
          </table:table-cell>
          <table:table-cell table:formula="of:=[.G490]-[.$B$2]" office:value-type="float" office:value="62.8991198539734" calcext:value-type="float">
            <text:p>62.899119854</text:p>
          </table:table-cell>
          <table:table-cell table:formula="of:=[.C490]/([.H490]-[.H489])" office:value-type="float" office:value="95796.9804587329" calcext:value-type="float">
            <text:p>95796.9804587329</text:p>
          </table:table-cell>
          <table:table-cell table:formula="of:=[.G490]-[.$B490]" office:value-type="float" office:value="1.14474582672119" calcext:value-type="float">
            <text:p>1.1447458267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2621.80742" calcext:value-type="float">
            <text:p>1443142621.80742</text:p>
          </table:table-cell>
          <table:table-cell office:value-type="float" office:value="4096" calcext:value-type="float">
            <text:p>4096</text:p>
          </table:table-cell>
          <table:table-cell table:formula="of:=[.B491]-[.$B$2]" office:value-type="float" office:value="61.8072264194489" calcext:value-type="float">
            <text:p>61.8072264194</text:p>
          </table:table-cell>
          <table:table-cell table:formula="of:=[.C491]/([.D491]-[.D490])" office:value-type="float" office:value="77498.8572846323" calcext:value-type="float">
            <text:p>77498.8572846323</text:p>
          </table:table-cell>
          <table:table-cell/>
          <table:table-cell office:value-type="float" office:value="1443142622.94596" calcext:value-type="float">
            <text:p>1443142622.94596</text:p>
          </table:table-cell>
          <table:table-cell table:formula="of:=[.G491]-[.$B$2]" office:value-type="float" office:value="62.9457657337189" calcext:value-type="float">
            <text:p>62.9457657337</text:p>
          </table:table-cell>
          <table:table-cell table:formula="of:=[.C491]/([.H491]-[.H490])" office:value-type="float" office:value="87810.5423747872" calcext:value-type="float">
            <text:p>87810.5423747872</text:p>
          </table:table-cell>
          <table:table-cell table:formula="of:=[.G491]-[.$B491]" office:value-type="float" office:value="1.13853931427002" calcext:value-type="float">
            <text:p>1.1385393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9:58:36.334193440</dc:date>
    <meta:editing-duration>PT1M4S</meta:editing-duration>
    <meta:editing-cycles>2</meta:editing-cycles>
    <meta:generator>LibreOffice/4.4.2.2$Linux_X86_64 LibreOffice_project/40m0$Build-2</meta:generator>
    <meta:document-statistic meta:table-count="1" meta:cell-count="44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491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491" chart:label-cell-address="source_2.E1:source_2.E1" chart:class="chart:scatter">
            <chart:domain table:cell-range-address="source_2.D2:source_2.D491"/>
            <chart:data-point chart:repeated="4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491</svg:desc>
                </draw:g>
              </table:table-cell>
              <table:table-cell office:value-type="float" office:value="0">
                <text:p>0</text:p>
                <draw:g>
                  <svg:desc>source_2.E2:source_2.E4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1473369598389">
                <text:p>0.0561473369598389</text:p>
              </table:table-cell>
              <table:table-cell office:value-type="float" office:value="79790.0709557153">
                <text:p>79790.0709557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317323684692">
                <text:p>0.112317323684692</text:p>
              </table:table-cell>
              <table:table-cell office:value-type="float" office:value="79757.8967206296">
                <text:p>79757.8967206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8453454971313">
                <text:p>0.168453454971313</text:p>
              </table:table-cell>
              <table:table-cell office:value-type="float" office:value="79805.9983351171">
                <text:p>79805.9983351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4593639373779">
                <text:p>0.224593639373779</text:p>
              </table:table-cell>
              <table:table-cell office:value-type="float" office:value="79800.2366341217">
                <text:p>79800.2366341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0742883682251">
                <text:p>0.280742883682251</text:p>
              </table:table-cell>
              <table:table-cell office:value-type="float" office:value="79787.3605455464">
                <text:p>79787.3605455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6884021759033">
                <text:p>0.336884021759033</text:p>
              </table:table-cell>
              <table:table-cell office:value-type="float" office:value="79798.8810606736">
                <text:p>79798.8810606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020391464233">
                <text:p>0.393020391464233</text:p>
              </table:table-cell>
              <table:table-cell office:value-type="float" office:value="79805.6593884979">
                <text:p>79805.6593884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9156284332275">
                <text:p>0.449156284332275</text:p>
              </table:table-cell>
              <table:table-cell office:value-type="float" office:value="79806.3372846155">
                <text:p>79806.3372846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5286455154419">
                <text:p>0.505286455154419</text:p>
              </table:table-cell>
              <table:table-cell office:value-type="float" office:value="79814.4729364092">
                <text:p>79814.4729364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1418771743774">
                <text:p>0.561418771743774</text:p>
              </table:table-cell>
              <table:table-cell office:value-type="float" office:value="79811.4218726108">
                <text:p>79811.4218726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7549896240234">
                <text:p>0.617549896240234</text:p>
              </table:table-cell>
              <table:table-cell office:value-type="float" office:value="79813.1168792555">
                <text:p>79813.1168792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3678874969482">
                <text:p>0.673678874969482</text:p>
              </table:table-cell>
              <table:table-cell office:value-type="float" office:value="79816.1680726525">
                <text:p>79816.1680726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9814052581787">
                <text:p>0.729814052581787</text:p>
              </table:table-cell>
              <table:table-cell office:value-type="float" office:value="79807.3541503857">
                <text:p>79807.3541503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5985946655273">
                <text:p>0.785985946655273</text:p>
              </table:table-cell>
              <table:table-cell office:value-type="float" office:value="79755.1884958532">
                <text:p>79755.1884958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2140913009644">
                <text:p>0.842140913009644</text:p>
              </table:table-cell>
              <table:table-cell office:value-type="float" office:value="79779.2304197749">
                <text:p>79779.2304197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8287534713745">
                <text:p>0.898287534713745</text:p>
              </table:table-cell>
              <table:table-cell office:value-type="float" office:value="79791.0874070048">
                <text:p>79791.0874070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4464197158814">
                <text:p>0.954464197158814</text:p>
              </table:table-cell>
              <table:table-cell office:value-type="float" office:value="79748.4187384879">
                <text:p>79748.4187384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99720954895">
                <text:p>1.0099720954895</text:p>
              </table:table-cell>
              <table:table-cell office:value-type="float" office:value="80709.2348067366">
                <text:p>80709.2348067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286525726318">
                <text:p>1.06286525726318</text:p>
              </table:table-cell>
              <table:table-cell office:value-type="float" office:value="84699.0395312148">
                <text:p>84699.0395312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570739746094">
                <text:p>1.11570739746094</text:p>
              </table:table-cell>
              <table:table-cell office:value-type="float" office:value="84780.8204443322">
                <text:p>84780.8204443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6855263710022">
                <text:p>1.16855263710022</text:p>
              </table:table-cell>
              <table:table-cell office:value-type="float" office:value="84775.8479397606">
                <text:p>84775.8479397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139072418213">
                <text:p>1.22139072418213</text:p>
              </table:table-cell>
              <table:table-cell office:value-type="float" office:value="84787.323830538">
                <text:p>84787.323830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7420902252197">
                <text:p>1.27420902252197</text:p>
              </table:table-cell>
              <table:table-cell office:value-type="float" office:value="84819.0899898888">
                <text:p>84819.0899898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704663276672">
                <text:p>1.32704663276672</text:p>
              </table:table-cell>
              <table:table-cell office:value-type="float" office:value="84788.0890003926">
                <text:p>84788.0890003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7988638877869">
                <text:p>1.37988638877869</text:p>
              </table:table-cell>
              <table:table-cell office:value-type="float" office:value="84784.6458448016">
                <text:p>84784.6458448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3273138999939">
                <text:p>1.43273138999939</text:p>
              </table:table-cell>
              <table:table-cell office:value-type="float" office:value="84776.2304194037">
                <text:p>84776.2304194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8556923866272">
                <text:p>1.48556923866272</text:p>
              </table:table-cell>
              <table:table-cell office:value-type="float" office:value="84787.706413739">
                <text:p>84787.706413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383985042572">
                <text:p>1.5383985042572</text:p>
              </table:table-cell>
              <table:table-cell office:value-type="float" office:value="84801.4817088031">
                <text:p>84801.4817088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9124255180359">
                <text:p>1.59124255180359</text:p>
              </table:table-cell>
              <table:table-cell office:value-type="float" office:value="84777.7603724892">
                <text:p>84777.7603724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4408540725708">
                <text:p>1.64408540725708</text:p>
              </table:table-cell>
              <table:table-cell office:value-type="float" office:value="84779.6728915038">
                <text:p>84779.6728915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969621181488">
                <text:p>1.6969621181488</text:p>
              </table:table-cell>
              <table:table-cell office:value-type="float" office:value="84725.3909036392">
                <text:p>84725.3909036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498049736023">
                <text:p>1.7498049736023</text:p>
              </table:table-cell>
              <table:table-cell office:value-type="float" office:value="84779.6728915038">
                <text:p>84779.6728915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0264115333557">
                <text:p>1.80264115333557</text:p>
              </table:table-cell>
              <table:table-cell office:value-type="float" office:value="84790.3845928226">
                <text:p>84790.3845928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5547733306885">
                <text:p>1.85547733306885</text:p>
              </table:table-cell>
              <table:table-cell office:value-type="float" office:value="84790.3845928226">
                <text:p>84790.3845928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0832948684692">
                <text:p>1.90832948684692</text:p>
              </table:table-cell>
              <table:table-cell office:value-type="float" office:value="84764.7575311939">
                <text:p>84764.75753119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122789382935">
                <text:p>1.96122789382935</text:p>
              </table:table-cell>
              <table:table-cell office:value-type="float" office:value="84690.6410903584">
                <text:p>84690.6410903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1165843009949">
                <text:p>2.01165843009949</text:p>
              </table:table-cell>
              <table:table-cell office:value-type="float" office:value="88835.0656436004">
                <text:p>88835.0656436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554819107056">
                <text:p>2.05554819107056</text:p>
              </table:table-cell>
              <table:table-cell office:value-type="float" office:value="102073.921135115">
                <text:p>102073.921135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9943628311157">
                <text:p>2.09943628311157</text:p>
              </table:table-cell>
              <table:table-cell office:value-type="float" office:value="102077.802694481">
                <text:p>102077.802694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4331698417664">
                <text:p>2.14331698417664</text:p>
              </table:table-cell>
              <table:table-cell office:value-type="float" office:value="102094.996006498">
                <text:p>102094.996006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8719983100891">
                <text:p>2.18719983100891</text:p>
              </table:table-cell>
              <table:table-cell office:value-type="float" office:value="102090.003803149">
                <text:p>102090.003803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311098575592">
                <text:p>2.2311098575592</text:p>
              </table:table-cell>
              <table:table-cell office:value-type="float" office:value="102026.811458854">
                <text:p>102026.811458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7499747276306">
                <text:p>2.27499747276306</text:p>
              </table:table-cell>
              <table:table-cell office:value-type="float" office:value="102078.911765665">
                <text:p>102078.911765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1888222694397">
                <text:p>2.31888222694397</text:p>
              </table:table-cell>
              <table:table-cell office:value-type="float" office:value="102085.566698901">
                <text:p>102085.5666989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6276698112488">
                <text:p>2.36276698112488</text:p>
              </table:table-cell>
              <table:table-cell office:value-type="float" office:value="102085.566698901">
                <text:p>102085.566698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0669226646423">
                <text:p>2.40669226646423</text:p>
              </table:table-cell>
              <table:table-cell office:value-type="float" office:value="101991.369330641">
                <text:p>101991.369330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505774974823">
                <text:p>2.4505774974823</text:p>
              </table:table-cell>
              <table:table-cell office:value-type="float" office:value="102084.457483104">
                <text:p>102084.457483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9445652961731">
                <text:p>2.49445652961731</text:p>
              </table:table-cell>
              <table:table-cell office:value-type="float" office:value="102098.879168885">
                <text:p>102098.879168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3835153579712">
                <text:p>2.53835153579712</text:p>
              </table:table-cell>
              <table:table-cell office:value-type="float" office:value="102061.723870099">
                <text:p>102061.723870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8223462104797">
                <text:p>2.58223462104797</text:p>
              </table:table-cell>
              <table:table-cell office:value-type="float" office:value="102089.449144024">
                <text:p>102089.449144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2611603736877">
                <text:p>2.62611603736877</text:p>
              </table:table-cell>
              <table:table-cell office:value-type="float" office:value="102093.331884467">
                <text:p>102093.3318844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6999936103821">
                <text:p>2.66999936103821</text:p>
              </table:table-cell>
              <table:table-cell office:value-type="float" office:value="102088.894490927">
                <text:p>102088.894490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1389293670654">
                <text:p>2.71389293670654</text:p>
              </table:table-cell>
              <table:table-cell office:value-type="float" office:value="102065.05010782">
                <text:p>102065.050107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5777244567871">
                <text:p>2.75777244567871</text:p>
              </table:table-cell>
              <table:table-cell office:value-type="float" office:value="102097.769663776">
                <text:p>102097.769663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0165505409241">
                <text:p>2.80165505409241</text:p>
              </table:table-cell>
              <table:table-cell office:value-type="float" office:value="102090.558468301">
                <text:p>102090.558468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4553623199463">
                <text:p>2.84553623199463</text:p>
              </table:table-cell>
              <table:table-cell office:value-type="float" office:value="102093.886585783">
                <text:p>102093.886585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8943552970886">
                <text:p>2.88943552970886</text:p>
              </table:table-cell>
              <table:table-cell office:value-type="float" office:value="102051.746457608">
                <text:p>102051.7464576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3331599235535">
                <text:p>2.93331599235535</text:p>
              </table:table-cell>
              <table:table-cell office:value-type="float" office:value="102095.550725898">
                <text:p>102095.5507258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7720646858215">
                <text:p>2.97720646858215</text:p>
              </table:table-cell>
              <table:table-cell office:value-type="float" office:value="102072.257700038">
                <text:p>102072.257700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2158045768738">
                <text:p>3.02158045768738</text:p>
              </table:table-cell>
              <table:table-cell office:value-type="float" office:value="100960.046422162">
                <text:p>100960.046422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6652092933655">
                <text:p>3.06652092933655</text:p>
              </table:table-cell>
              <table:table-cell office:value-type="float" office:value="99687.4272921154">
                <text:p>99687.42729211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1145782470703">
                <text:p>3.11145782470703</text:p>
              </table:table-cell>
              <table:table-cell office:value-type="float" office:value="99695.3608624834">
                <text:p>99695.36086248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638566017151">
                <text:p>3.15638566017151</text:p>
              </table:table-cell>
              <table:table-cell office:value-type="float" office:value="99715.464893521">
                <text:p>99715.4648935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133519172668">
                <text:p>3.20133519172668</text:p>
              </table:table-cell>
              <table:table-cell office:value-type="float" office:value="99667.3345638937">
                <text:p>99667.3345638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4626398086548">
                <text:p>3.24626398086548</text:p>
              </table:table-cell>
              <table:table-cell office:value-type="float" office:value="99713.3482979119">
                <text:p>99713.3482979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9120326042175">
                <text:p>3.29120326042175</text:p>
              </table:table-cell>
              <table:table-cell office:value-type="float" office:value="99690.0716752702">
                <text:p>99690.07167527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3612203598022">
                <text:p>3.33612203598022</text:p>
              </table:table-cell>
              <table:table-cell office:value-type="float" office:value="99735.577034336">
                <text:p>99735.577034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8105893135071">
                <text:p>3.38105893135071</text:p>
              </table:table-cell>
              <table:table-cell office:value-type="float" office:value="99695.3608624834">
                <text:p>99695.36086248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2599058151245">
                <text:p>3.42599058151245</text:p>
              </table:table-cell>
              <table:table-cell office:value-type="float" office:value="99706.9990501812">
                <text:p>99706.9990501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709210395813">
                <text:p>3.4709210395813</text:p>
              </table:table-cell>
              <table:table-cell office:value-type="float" office:value="99709.6444718018">
                <text:p>99709.6444718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1588416099548">
                <text:p>3.51588416099548</text:p>
              </table:table-cell>
              <table:table-cell office:value-type="float" office:value="99637.2106538557">
                <text:p>99637.21065385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6081795692444">
                <text:p>3.56081795692444</text:p>
              </table:table-cell>
              <table:table-cell office:value-type="float" office:value="99702.2376449864">
                <text:p>99702.2376449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0575246810913">
                <text:p>3.60575246810913</text:p>
              </table:table-cell>
              <table:table-cell office:value-type="float" office:value="99700.6506109758">
                <text:p>99700.65061097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5068459510803">
                <text:p>3.65068459510803</text:p>
              </table:table-cell>
              <table:table-cell office:value-type="float" office:value="99705.9409208369">
                <text:p>99705.94092083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9561696052551">
                <text:p>3.69561696052551</text:p>
              </table:table-cell>
              <table:table-cell office:value-type="float" office:value="99705.4118645867">
                <text:p>99705.4118645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4055051803589">
                <text:p>3.74055051803589</text:p>
              </table:table-cell>
              <table:table-cell office:value-type="float" office:value="99702.766667551">
                <text:p>99702.7666675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8548240661621">
                <text:p>3.78548240661621</text:p>
              </table:table-cell>
              <table:table-cell office:value-type="float" office:value="99706.4699827017">
                <text:p>99706.4699827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3041310310364">
                <text:p>3.83041310310364</text:p>
              </table:table-cell>
              <table:table-cell office:value-type="float" office:value="99709.1153762477">
                <text:p>99709.11537624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7534952163696">
                <text:p>3.87534952163696</text:p>
              </table:table-cell>
              <table:table-cell office:value-type="float" office:value="99696.4187672766">
                <text:p>99696.4187672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2031764984131">
                <text:p>3.92031764984131</text:p>
              </table:table-cell>
              <table:table-cell office:value-type="float" office:value="99626.1169609247">
                <text:p>99626.1169609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6525454521179">
                <text:p>3.96525454521179</text:p>
              </table:table-cell>
              <table:table-cell office:value-type="float" office:value="99695.3608624834">
                <text:p>99695.36086248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1012849807739">
                <text:p>4.01012849807739</text:p>
              </table:table-cell>
              <table:table-cell office:value-type="float" office:value="99835.1986823579">
                <text:p>99835.19868235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5485463142395">
                <text:p>4.05485463142395</text:p>
              </table:table-cell>
              <table:table-cell office:value-type="float" office:value="100165.153229031">
                <text:p>100165.153229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9957337379456">
                <text:p>4.09957337379456</text:p>
              </table:table-cell>
              <table:table-cell office:value-type="float" office:value="100181.708216929">
                <text:p>100181.7082169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4430999755859">
                <text:p>4.14430999755859</text:p>
              </table:table-cell>
              <table:table-cell office:value-type="float" office:value="100141.665218851">
                <text:p>100141.665218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8902683258057">
                <text:p>4.18902683258057</text:p>
              </table:table-cell>
              <table:table-cell office:value-type="float" office:value="100185.981360234">
                <text:p>100185.981360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3374176025391">
                <text:p>4.23374176025391</text:p>
              </table:table-cell>
              <table:table-cell office:value-type="float" office:value="100190.254868087">
                <text:p>100190.254868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784435749054">
                <text:p>4.2784435749054</text:p>
              </table:table-cell>
              <table:table-cell office:value-type="float" office:value="100219.645106751">
                <text:p>100219.645106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2316374778748">
                <text:p>4.32316374778748</text:p>
              </table:table-cell>
              <table:table-cell office:value-type="float" office:value="100178.503598657">
                <text:p>100178.503598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6787939071655">
                <text:p>4.36787939071655</text:p>
              </table:table-cell>
              <table:table-cell office:value-type="float" office:value="100188.652259919">
                <text:p>100188.6522599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1258835792542">
                <text:p>4.41258835792542</text:p>
              </table:table-cell>
              <table:table-cell office:value-type="float" office:value="100203.61193027">
                <text:p>100203.61193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5728969573975">
                <text:p>4.45728969573975</text:p>
              </table:table-cell>
              <table:table-cell office:value-type="float" office:value="100220.714167613">
                <text:p>100220.714167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0197315216064">
                <text:p>4.50197315216064</text:p>
              </table:table-cell>
              <table:table-cell office:value-type="float" office:value="100260.820420882">
                <text:p>100260.820420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4668259620667">
                <text:p>4.54668259620667</text:p>
              </table:table-cell>
              <table:table-cell office:value-type="float" office:value="100202.543234235">
                <text:p>100202.543234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9139227867126">
                <text:p>4.59139227867126</text:p>
              </table:table-cell>
              <table:table-cell office:value-type="float" office:value="100202.008894767">
                <text:p>100202.008894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3610172271729">
                <text:p>4.63610172271729</text:p>
              </table:table-cell>
              <table:table-cell office:value-type="float" office:value="100202.543234235">
                <text:p>100202.543234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8081665039063">
                <text:p>4.68081665039063</text:p>
              </table:table-cell>
              <table:table-cell office:value-type="float" office:value="100190.254868087">
                <text:p>100190.254868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2552585601807">
                <text:p>4.72552585601807</text:p>
              </table:table-cell>
              <table:table-cell office:value-type="float" office:value="100203.077579403">
                <text:p>100203.077579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77026987075806">
                <text:p>4.77026987075806</text:p>
              </table:table-cell>
              <table:table-cell office:value-type="float" office:value="100125.123461395">
                <text:p>100125.123461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1501746177673">
                <text:p>4.81501746177673</text:p>
              </table:table-cell>
              <table:table-cell office:value-type="float" office:value="100117.121346938">
                <text:p>100117.1213469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85972595214844">
                <text:p>4.85972595214844</text:p>
              </table:table-cell>
              <table:table-cell office:value-type="float" office:value="100204.680649101">
                <text:p>100204.6806491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0451645851135">
                <text:p>4.90451645851135</text:p>
              </table:table-cell>
              <table:table-cell office:value-type="float" office:value="100021.19564581">
                <text:p>100021.195645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94922685623169">
                <text:p>4.94922685623169</text:p>
              </table:table-cell>
              <table:table-cell office:value-type="float" office:value="100200.405910553">
                <text:p>100200.405910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99394655227661">
                <text:p>4.99394655227661</text:p>
              </table:table-cell>
              <table:table-cell office:value-type="float" office:value="100179.571781967">
                <text:p>100179.5717819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03700876235962">
                <text:p>5.03700876235962</text:p>
              </table:table-cell>
              <table:table-cell office:value-type="float" office:value="104035.533507552">
                <text:p>104035.5335075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07983446121216">
                <text:p>5.07983446121216</text:p>
              </table:table-cell>
              <table:table-cell office:value-type="float" office:value="104610.085066584">
                <text:p>104610.085066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12264108657837">
                <text:p>5.12264108657837</text:p>
              </table:table-cell>
              <table:table-cell office:value-type="float" office:value="104656.696520073">
                <text:p>104656.6965200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16543889045715">
                <text:p>5.16543889045715</text:p>
              </table:table-cell>
              <table:table-cell office:value-type="float" office:value="104678.268368364">
                <text:p>104678.268368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20822811126709">
                <text:p>5.20822811126709</text:p>
              </table:table-cell>
              <table:table-cell office:value-type="float" office:value="104699.265730954">
                <text:p>104699.265730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25103044509888">
                <text:p>5.25103044509888</text:p>
              </table:table-cell>
              <table:table-cell office:value-type="float" office:value="104667.189822087">
                <text:p>104667.1898220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29383969306946">
                <text:p>5.29383969306946</text:p>
              </table:table-cell>
              <table:table-cell office:value-type="float" office:value="104650.284982317">
                <text:p>104650.2849823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33663940429688">
                <text:p>5.33663940429688</text:p>
              </table:table-cell>
              <table:table-cell office:value-type="float" office:value="104673.603431468">
                <text:p>104673.6034314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37943363189697">
                <text:p>5.37943363189697</text:p>
              </table:table-cell>
              <table:table-cell office:value-type="float" office:value="104687.016245849">
                <text:p>104687.0162458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4222686290741">
                <text:p>5.4222686290741</text:p>
              </table:table-cell>
              <table:table-cell office:value-type="float" office:value="104587.377033669">
                <text:p>104587.3770336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4650559425354">
                <text:p>5.4650559425354</text:p>
              </table:table-cell>
              <table:table-cell office:value-type="float" office:value="104703.93295554">
                <text:p>104703.932955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0789594650269">
                <text:p>5.50789594650269</text:p>
              </table:table-cell>
              <table:table-cell office:value-type="float" office:value="104575.153714298">
                <text:p>104575.1537142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55069756507874">
                <text:p>5.55069756507874</text:p>
              </table:table-cell>
              <table:table-cell office:value-type="float" office:value="104668.938910335">
                <text:p>104668.9389103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9349799156189">
                <text:p>5.59349799156189</text:p>
              </table:table-cell>
              <table:table-cell office:value-type="float" office:value="104671.854187324">
                <text:p>104671.8541873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3632702827454">
                <text:p>5.63632702827454</text:p>
              </table:table-cell>
              <table:table-cell office:value-type="float" office:value="104601.932330576">
                <text:p>104601.9323305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67913317680359">
                <text:p>5.67913317680359</text:p>
              </table:table-cell>
              <table:table-cell office:value-type="float" office:value="104657.862338617">
                <text:p>104657.8623386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72193837165833">
                <text:p>5.72193837165833</text:p>
              </table:table-cell>
              <table:table-cell office:value-type="float" office:value="104660.194053627">
                <text:p>104660.1940536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76473760604858">
                <text:p>5.76473760604858</text:p>
              </table:table-cell>
              <table:table-cell office:value-type="float" office:value="104674.769626712">
                <text:p>104674.769626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8075258731842">
                <text:p>5.8075258731842</text:p>
              </table:table-cell>
              <table:table-cell office:value-type="float" office:value="104701.599291235">
                <text:p>104701.5992912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85032939910889">
                <text:p>5.85032939910889</text:p>
              </table:table-cell>
              <table:table-cell office:value-type="float" office:value="104664.274804908">
                <text:p>104664.2748049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8931450843811">
                <text:p>5.8931450843811</text:p>
              </table:table-cell>
              <table:table-cell office:value-type="float" office:value="104634.550901538">
                <text:p>104634.5509015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93594527244568">
                <text:p>5.93594527244568</text:p>
              </table:table-cell>
              <table:table-cell office:value-type="float" office:value="104672.437262209">
                <text:p>104672.4372622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97875690460205">
                <text:p>5.97875690460205</text:p>
              </table:table-cell>
              <table:table-cell office:value-type="float" office:value="104644.456993289">
                <text:p>104644.4569932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02057456970215">
                <text:p>6.02057456970215</text:p>
              </table:table-cell>
              <table:table-cell office:value-type="float" office:value="107131.758534972">
                <text:p>107131.758534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06145143508911">
                <text:p>6.06145143508911</text:p>
              </table:table-cell>
              <table:table-cell office:value-type="float" office:value="109597.444852727">
                <text:p>109597.4448527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10231065750122">
                <text:p>6.10231065750122</text:p>
              </table:table-cell>
              <table:table-cell office:value-type="float" office:value="109644.768929138">
                <text:p>109644.768929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14317059516907">
                <text:p>6.14317059516907</text:p>
              </table:table-cell>
              <table:table-cell office:value-type="float" office:value="109642.849590673">
                <text:p>109642.8495906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18403267860413">
                <text:p>6.18403267860413</text:p>
              </table:table-cell>
              <table:table-cell office:value-type="float" office:value="109637.091978435">
                <text:p>109637.0919784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2488951683044">
                <text:p>6.22488951683044</text:p>
              </table:table-cell>
              <table:table-cell office:value-type="float" office:value="109651.167209365">
                <text:p>109651.1672093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6574683189392">
                <text:p>6.26574683189392</text:p>
              </table:table-cell>
              <table:table-cell office:value-type="float" office:value="109649.887493581">
                <text:p>109649.8874935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0660438537598">
                <text:p>6.30660438537598</text:p>
              </table:table-cell>
              <table:table-cell office:value-type="float" office:value="109649.247646891">
                <text:p>109649.2476468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3474612236023">
                <text:p>6.3474612236023</text:p>
              </table:table-cell>
              <table:table-cell office:value-type="float" office:value="109651.167209365">
                <text:p>109651.167209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8832950592041">
                <text:p>6.38832950592041</text:p>
              </table:table-cell>
              <table:table-cell office:value-type="float" office:value="109620.462272627">
                <text:p>109620.4622726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42918968200684">
                <text:p>6.42918968200684</text:p>
              </table:table-cell>
              <table:table-cell office:value-type="float" office:value="109642.209826117">
                <text:p>109642.209826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47007775306702">
                <text:p>6.47007775306702</text:p>
              </table:table-cell>
              <table:table-cell office:value-type="float" office:value="109567.408875957">
                <text:p>109567.4088759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51094913482666">
                <text:p>6.51094913482666</text:p>
              </table:table-cell>
              <table:table-cell office:value-type="float" office:value="109612.149311369">
                <text:p>109612.1493113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5190873146057">
                <text:p>6.55190873146057</text:p>
              </table:table-cell>
              <table:table-cell office:value-type="float" office:value="109376.077114269">
                <text:p>109376.0771142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9276986122131">
                <text:p>6.59276986122131</text:p>
              </table:table-cell>
              <table:table-cell office:value-type="float" office:value="109639.650842552">
                <text:p>109639.6508425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63363027572632">
                <text:p>6.63363027572632</text:p>
              </table:table-cell>
              <table:table-cell office:value-type="float" office:value="109641.570069027">
                <text:p>109641.570069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7448925971985">
                <text:p>6.67448925971985</text:p>
              </table:table-cell>
              <table:table-cell office:value-type="float" office:value="109645.408723559">
                <text:p>109645.4087235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71535587310791">
                <text:p>6.71535587310791</text:p>
              </table:table-cell>
              <table:table-cell office:value-type="float" office:value="109624.939004825">
                <text:p>109624.9390048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75619554519653">
                <text:p>6.75619554519653</text:p>
              </table:table-cell>
              <table:table-cell office:value-type="float" office:value="109697.256879984">
                <text:p>109697.256879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9705500602722">
                <text:p>6.79705500602722</text:p>
              </table:table-cell>
              <table:table-cell office:value-type="float" office:value="109644.129142184">
                <text:p>109644.129142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83791375160217">
                <text:p>6.83791375160217</text:p>
              </table:table-cell>
              <table:table-cell office:value-type="float" office:value="109646.048525447">
                <text:p>109646.048525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87877249717712">
                <text:p>6.87877249717712</text:p>
              </table:table-cell>
              <table:table-cell office:value-type="float" office:value="109646.048525447">
                <text:p>109646.0485254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91964483261108">
                <text:p>6.91964483261108</text:p>
              </table:table-cell>
              <table:table-cell office:value-type="float" office:value="109609.591730784">
                <text:p>109609.5917307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96050405502319">
                <text:p>6.96050405502319</text:p>
              </table:table-cell>
              <table:table-cell office:value-type="float" office:value="109644.768929138">
                <text:p>109644.7689291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0018589496613">
                <text:p>20.0018589496613</text:p>
              </table:table-cell>
              <table:table-cell office:value-type="float" office:value="343.5225891937">
                <text:p>343.52258919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0580031871796">
                <text:p>20.0580031871796</text:p>
              </table:table-cell>
              <table:table-cell office:value-type="float" office:value="79794.4757650136">
                <text:p>79794.4757650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114141702652">
                <text:p>20.114141702652</text:p>
              </table:table-cell>
              <table:table-cell office:value-type="float" office:value="79802.6089984796">
                <text:p>79802.60899847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170282125473">
                <text:p>20.170282125473</text:p>
              </table:table-cell>
              <table:table-cell office:value-type="float" office:value="79799.897736442">
                <text:p>79799.897736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2264256477356">
                <text:p>20.2264256477356</text:p>
              </table:table-cell>
              <table:table-cell office:value-type="float" office:value="79795.4923285333">
                <text:p>79795.4923285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2825808525085">
                <text:p>20.2825808525085</text:p>
              </table:table-cell>
              <table:table-cell office:value-type="float" office:value="79778.8917004908">
                <text:p>79778.89170049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3387174606323">
                <text:p>20.3387174606323</text:p>
              </table:table-cell>
              <table:table-cell office:value-type="float" office:value="79805.3204447578">
                <text:p>79805.32044475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3948543071747">
                <text:p>20.3948543071747</text:p>
              </table:table-cell>
              <table:table-cell office:value-type="float" office:value="79804.9815038967">
                <text:p>79804.98150389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4509856700897">
                <text:p>20.4509856700897</text:p>
              </table:table-cell>
              <table:table-cell office:value-type="float" office:value="79812.7778721669">
                <text:p>79812.77787216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5071198940277">
                <text:p>20.5071198940277</text:p>
              </table:table-cell>
              <table:table-cell office:value-type="float" office:value="79808.7100117225">
                <text:p>79808.7100117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5632615089416">
                <text:p>20.5632615089416</text:p>
              </table:table-cell>
              <table:table-cell office:value-type="float" office:value="79798.2032912199">
                <text:p>79798.20329121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6194078922272">
                <text:p>20.6194078922272</text:p>
              </table:table-cell>
              <table:table-cell office:value-type="float" office:value="79791.4262298563">
                <text:p>79791.42622985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6755473613739">
                <text:p>20.6755473613739</text:p>
              </table:table-cell>
              <table:table-cell office:value-type="float" office:value="79801.2533444319">
                <text:p>79801.25334443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7316923141479">
                <text:p>20.7316923141479</text:p>
              </table:table-cell>
              <table:table-cell office:value-type="float" office:value="79793.4592273949">
                <text:p>79793.45922739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878613471985">
                <text:p>20.7878613471985</text:p>
              </table:table-cell>
              <table:table-cell office:value-type="float" office:value="79759.2509019907">
                <text:p>79759.2509019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440010547638">
                <text:p>20.8440010547638</text:p>
              </table:table-cell>
              <table:table-cell office:value-type="float" office:value="79800.9144381166">
                <text:p>79800.91443811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900146484375">
                <text:p>20.900146484375</text:p>
              </table:table-cell>
              <table:table-cell office:value-type="float" office:value="79792.781550038">
                <text:p>79792.7815500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956307888031">
                <text:p>20.956307888031</text:p>
              </table:table-cell>
              <table:table-cell office:value-type="float" office:value="79770.0860085414">
                <text:p>79770.08600854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0117049217224">
                <text:p>21.0117049217224</text:p>
              </table:table-cell>
              <table:table-cell office:value-type="float" office:value="80870.7560942019">
                <text:p>80870.7560942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0645542144775">
                <text:p>21.0645542144775</text:p>
              </table:table-cell>
              <table:table-cell office:value-type="float" office:value="84769.3463138235">
                <text:p>84769.34631382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1174006462097">
                <text:p>21.1174006462097</text:p>
              </table:table-cell>
              <table:table-cell office:value-type="float" office:value="84773.9355933121">
                <text:p>84773.93559331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1702363491058">
                <text:p>21.1702363491058</text:p>
              </table:table-cell>
              <table:table-cell office:value-type="float" office:value="84791.1498179226">
                <text:p>84791.14981792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2230832576752">
                <text:p>21.2230832576752</text:p>
              </table:table-cell>
              <table:table-cell office:value-type="float" office:value="84773.1706788898">
                <text:p>84773.17067888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2759356498718">
                <text:p>21.2759356498718</text:p>
              </table:table-cell>
              <table:table-cell office:value-type="float" office:value="84764.3751550666">
                <text:p>84764.3751550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3287742137909">
                <text:p>21.3287742137909</text:p>
              </table:table-cell>
              <table:table-cell office:value-type="float" office:value="84786.5586744939">
                <text:p>84786.55867449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3816118240356">
                <text:p>21.3816118240356</text:p>
              </table:table-cell>
              <table:table-cell office:value-type="float" office:value="84788.0890003926">
                <text:p>84788.08900039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4344470500946">
                <text:p>21.4344470500946</text:p>
              </table:table-cell>
              <table:table-cell office:value-type="float" office:value="84791.9150568348">
                <text:p>84791.91505683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872808456421">
                <text:p>21.4872808456421</text:p>
              </table:table-cell>
              <table:table-cell office:value-type="float" office:value="84794.2108564492">
                <text:p>84794.21085644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401167869568">
                <text:p>21.5401167869568</text:p>
              </table:table-cell>
              <table:table-cell office:value-type="float" office:value="84790.767203646">
                <text:p>84790.767203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5929594039917">
                <text:p>21.5929594039917</text:p>
              </table:table-cell>
              <table:table-cell office:value-type="float" office:value="84780.0554056615">
                <text:p>84780.05540566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6457965373993">
                <text:p>21.6457965373993</text:p>
              </table:table-cell>
              <table:table-cell office:value-type="float" office:value="84788.8541840579">
                <text:p>84788.85418405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6986334323883">
                <text:p>21.6986334323883</text:p>
              </table:table-cell>
              <table:table-cell office:value-type="float" office:value="84789.2367810698">
                <text:p>84789.23678106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7514703273773">
                <text:p>21.7514703273773</text:p>
              </table:table-cell>
              <table:table-cell office:value-type="float" office:value="84789.2367810698">
                <text:p>84789.23678106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8043155670166">
                <text:p>21.8043155670166</text:p>
              </table:table-cell>
              <table:table-cell office:value-type="float" office:value="84775.8479397606">
                <text:p>84775.84793976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8571529388428">
                <text:p>21.8571529388428</text:p>
              </table:table-cell>
              <table:table-cell office:value-type="float" office:value="84788.4715904989">
                <text:p>84788.47159049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9100043773651">
                <text:p>21.9100043773651</text:p>
              </table:table-cell>
              <table:table-cell office:value-type="float" office:value="84765.9046802752">
                <text:p>84765.90468027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9628438949585">
                <text:p>21.9628438949585</text:p>
              </table:table-cell>
              <table:table-cell office:value-type="float" office:value="84785.0284038353">
                <text:p>84785.0284038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0129954814911">
                <text:p>22.0129954814911</text:p>
              </table:table-cell>
              <table:table-cell office:value-type="float" office:value="89329.1779929737">
                <text:p>89329.17799297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0568709373474">
                <text:p>22.0568709373474</text:p>
              </table:table-cell>
              <table:table-cell office:value-type="float" office:value="102107.201225907">
                <text:p>102107.2012259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1007549762726">
                <text:p>22.1007549762726</text:p>
              </table:table-cell>
              <table:table-cell office:value-type="float" office:value="102087.230567795">
                <text:p>102087.2305677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1446363925934">
                <text:p>22.1446363925934</text:p>
              </table:table-cell>
              <table:table-cell office:value-type="float" office:value="102093.331884467">
                <text:p>102093.3318844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1885175704956">
                <text:p>22.1885175704956</text:p>
              </table:table-cell>
              <table:table-cell office:value-type="float" office:value="102093.886585783">
                <text:p>102093.8865857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2323977947235">
                <text:p>22.2323977947235</text:p>
              </table:table-cell>
              <table:table-cell office:value-type="float" office:value="102096.105451325">
                <text:p>102096.105451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2763025760651">
                <text:p>22.2763025760651</text:p>
              </table:table-cell>
              <table:table-cell office:value-type="float" office:value="102039.000380125">
                <text:p>102039.000380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3201875686645">
                <text:p>22.3201875686645</text:p>
              </table:table-cell>
              <table:table-cell office:value-type="float" office:value="102085.01208799">
                <text:p>102085.012087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3640704154968">
                <text:p>22.3640704154968</text:p>
              </table:table-cell>
              <table:table-cell office:value-type="float" office:value="102090.003803149">
                <text:p>102090.003803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4079537391663">
                <text:p>22.4079537391663</text:p>
              </table:table-cell>
              <table:table-cell office:value-type="float" office:value="102088.894490927">
                <text:p>102088.8944909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4518570899963">
                <text:p>22.4518570899963</text:p>
              </table:table-cell>
              <table:table-cell office:value-type="float" office:value="102042.325136849">
                <text:p>102042.3251368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4957382678986">
                <text:p>22.4957382678986</text:p>
              </table:table-cell>
              <table:table-cell office:value-type="float" office:value="102093.886585783">
                <text:p>102093.8865857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5396149158478">
                <text:p>22.5396149158478</text:p>
              </table:table-cell>
              <table:table-cell office:value-type="float" office:value="102104.427056164">
                <text:p>102104.4270561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5834965705872">
                <text:p>22.5834965705872</text:p>
              </table:table-cell>
              <table:table-cell office:value-type="float" office:value="102092.777189179">
                <text:p>102092.7771891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6273782253265">
                <text:p>22.6273782253265</text:p>
              </table:table-cell>
              <table:table-cell office:value-type="float" office:value="102092.777189179">
                <text:p>102092.7771891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6712744235992">
                <text:p>22.6712744235992</text:p>
              </table:table-cell>
              <table:table-cell office:value-type="float" office:value="102058.952170938">
                <text:p>102058.9521709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7151761054993">
                <text:p>22.7151761054993</text:p>
              </table:table-cell>
              <table:table-cell office:value-type="float" office:value="102046.204293542">
                <text:p>102046.2042935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7590508460999">
                <text:p>22.7590508460999</text:p>
              </table:table-cell>
              <table:table-cell office:value-type="float" office:value="102108.865800113">
                <text:p>102108.8658001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8029344081879">
                <text:p>22.8029344081879</text:p>
              </table:table-cell>
              <table:table-cell office:value-type="float" office:value="102088.339843856">
                <text:p>102088.3398438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8468036651611">
                <text:p>22.8468036651611</text:p>
              </table:table-cell>
              <table:table-cell office:value-type="float" office:value="102121.629338971">
                <text:p>102121.6293389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8906979560852">
                <text:p>22.8906979560852</text:p>
              </table:table-cell>
              <table:table-cell office:value-type="float" office:value="102063.386961859">
                <text:p>102063.3869618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9345808029175">
                <text:p>22.9345808029175</text:p>
              </table:table-cell>
              <table:table-cell office:value-type="float" office:value="102090.003803149">
                <text:p>102090.0038031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9784622192383">
                <text:p>22.9784622192383</text:p>
              </table:table-cell>
              <table:table-cell office:value-type="float" office:value="102093.331884467">
                <text:p>102093.3318844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.0228824615479">
                <text:p>23.0228824615479</text:p>
              </table:table-cell>
              <table:table-cell office:value-type="float" office:value="100854.920348662">
                <text:p>100854.9203486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0678613185883">
                <text:p>23.0678613185883</text:p>
              </table:table-cell>
              <table:table-cell office:value-type="float" office:value="99602.3530783706">
                <text:p>99602.35307837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1127951145172">
                <text:p>23.1127951145172</text:p>
              </table:table-cell>
              <table:table-cell office:value-type="float" office:value="99702.2376449864">
                <text:p>99702.2376449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157728433609">
                <text:p>23.157728433609</text:p>
              </table:table-cell>
              <table:table-cell office:value-type="float" office:value="99703.2956957297">
                <text:p>99703.29569572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2026522159576">
                <text:p>23.2026522159576</text:p>
              </table:table-cell>
              <table:table-cell office:value-type="float" office:value="99724.461427419">
                <text:p>99724.4614274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2475867271423">
                <text:p>23.2475867271423</text:p>
              </table:table-cell>
              <table:table-cell office:value-type="float" office:value="99700.6506109758">
                <text:p>99700.65061097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2924983501434">
                <text:p>23.2924983501434</text:p>
              </table:table-cell>
              <table:table-cell office:value-type="float" office:value="99751.460771979">
                <text:p>99751.4607719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3374433517456">
                <text:p>23.3374433517456</text:p>
              </table:table-cell>
              <table:table-cell office:value-type="float" office:value="99677.3799154435">
                <text:p>99677.37991544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3823821544647">
                <text:p>23.3823821544647</text:p>
              </table:table-cell>
              <table:table-cell office:value-type="float" office:value="99691.1294678148">
                <text:p>99691.12946781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4273204803467">
                <text:p>23.4273204803467</text:p>
              </table:table-cell>
              <table:table-cell office:value-type="float" office:value="99692.1872828077">
                <text:p>99692.18728280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4722537994385">
                <text:p>23.4722537994385</text:p>
              </table:table-cell>
              <table:table-cell office:value-type="float" office:value="99703.2956957297">
                <text:p>99703.29569572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5171945095062">
                <text:p>23.5171945095062</text:p>
              </table:table-cell>
              <table:table-cell office:value-type="float" office:value="99686.8984323192">
                <text:p>99686.89843231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5621359348297">
                <text:p>23.5621359348297</text:p>
              </table:table-cell>
              <table:table-cell office:value-type="float" office:value="99685.3118865983">
                <text:p>99685.31188659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6070759296417">
                <text:p>23.6070759296417</text:p>
              </table:table-cell>
              <table:table-cell office:value-type="float" office:value="99688.4850285423">
                <text:p>99688.48502854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6520204544067">
                <text:p>23.6520204544067</text:p>
              </table:table-cell>
              <table:table-cell office:value-type="float" office:value="99678.4374386641">
                <text:p>99678.43743866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6969537734985">
                <text:p>23.6969537734985</text:p>
              </table:table-cell>
              <table:table-cell office:value-type="float" office:value="99703.2956957297">
                <text:p>99703.29569572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7418818473816">
                <text:p>23.7418818473816</text:p>
              </table:table-cell>
              <table:table-cell office:value-type="float" office:value="99714.9357361947">
                <text:p>99714.93573619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7868099212646">
                <text:p>23.7868099212646</text:p>
              </table:table-cell>
              <table:table-cell office:value-type="float" office:value="99714.9357361947">
                <text:p>99714.93573619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8317430019379">
                <text:p>23.8317430019379</text:p>
              </table:table-cell>
              <table:table-cell office:value-type="float" office:value="99703.8247295225">
                <text:p>99703.82472952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8766827583313">
                <text:p>23.8766827583313</text:p>
              </table:table-cell>
              <table:table-cell office:value-type="float" office:value="99689.0139051732">
                <text:p>99689.01390517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9216318130493">
                <text:p>23.9216318130493</text:p>
              </table:table-cell>
              <table:table-cell office:value-type="float" office:value="99668.3918739723">
                <text:p>99668.39187397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9665741920471">
                <text:p>23.9665741920471</text:p>
              </table:table-cell>
              <table:table-cell office:value-type="float" office:value="99683.1965708587">
                <text:p>99683.19657085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0114421844482">
                <text:p>24.0114421844482</text:p>
              </table:table-cell>
              <table:table-cell office:value-type="float" office:value="99848.4612359849">
                <text:p>99848.46123598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0561721324921">
                <text:p>24.0561721324921</text:p>
              </table:table-cell>
              <table:table-cell office:value-type="float" office:value="100156.610859704">
                <text:p>100156.6108597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1008927822113">
                <text:p>24.1008927822113</text:p>
              </table:table-cell>
              <table:table-cell office:value-type="float" office:value="100177.435438125">
                <text:p>100177.43543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1456003189087">
                <text:p>24.1456003189087</text:p>
              </table:table-cell>
              <table:table-cell office:value-type="float" office:value="100206.818155154">
                <text:p>100206.8181551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1902990341187">
                <text:p>24.1902990341187</text:p>
              </table:table-cell>
              <table:table-cell office:value-type="float" office:value="100226.59441007">
                <text:p>100226.594410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2350151538849">
                <text:p>24.2350151538849</text:p>
              </table:table-cell>
              <table:table-cell office:value-type="float" office:value="100187.583882956">
                <text:p>100187.5838829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2797355651855">
                <text:p>24.2797355651855</text:p>
              </table:table-cell>
              <table:table-cell office:value-type="float" office:value="100177.969515543">
                <text:p>100177.9695155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3244488239288">
                <text:p>24.3244488239288</text:p>
              </table:table-cell>
              <table:table-cell office:value-type="float" office:value="100193.994486539">
                <text:p>100193.9944865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691561222076">
                <text:p>24.3691561222076</text:p>
              </table:table-cell>
              <table:table-cell office:value-type="float" office:value="100207.352545916">
                <text:p>100207.3525459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138715267181">
                <text:p>24.4138715267181</text:p>
              </table:table-cell>
              <table:table-cell office:value-type="float" office:value="100189.186456945">
                <text:p>100189.1864569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585840702057">
                <text:p>24.4585840702057</text:p>
              </table:table-cell>
              <table:table-cell office:value-type="float" office:value="100195.597265621">
                <text:p>100195.597265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032935142517">
                <text:p>24.5032935142517</text:p>
              </table:table-cell>
              <table:table-cell office:value-type="float" office:value="100202.543234235">
                <text:p>100202.543234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480065345764">
                <text:p>24.5480065345764</text:p>
              </table:table-cell>
              <table:table-cell office:value-type="float" office:value="100194.528740535">
                <text:p>100194.5287405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5927164554596">
                <text:p>24.5927164554596</text:p>
              </table:table-cell>
              <table:table-cell office:value-type="float" office:value="100201.474560997">
                <text:p>100201.4745609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6374244689941">
                <text:p>24.6374244689941</text:p>
              </table:table-cell>
              <table:table-cell office:value-type="float" office:value="100205.749390728">
                <text:p>100205.7493907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6821901798248">
                <text:p>24.6821901798248</text:p>
              </table:table-cell>
              <table:table-cell office:value-type="float" office:value="100076.596950378">
                <text:p>100076.596950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7269065380096">
                <text:p>24.7269065380096</text:p>
              </table:table-cell>
              <table:table-cell office:value-type="float" office:value="100187.049703019">
                <text:p>100187.049703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7716183662415">
                <text:p>24.7716183662415</text:p>
              </table:table-cell>
              <table:table-cell office:value-type="float" office:value="100197.200095982">
                <text:p>100197.2000959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8163197040558">
                <text:p>24.8163197040558</text:p>
              </table:table-cell>
              <table:table-cell office:value-type="float" office:value="100220.714167613">
                <text:p>100220.7141676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8610353469849">
                <text:p>24.8610353469849</text:p>
              </table:table-cell>
              <table:table-cell office:value-type="float" office:value="100188.652259919">
                <text:p>100188.6522599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9057862758636">
                <text:p>24.9057862758636</text:p>
              </table:table-cell>
              <table:table-cell office:value-type="float" office:value="100109.653860703">
                <text:p>100109.6538607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9505026340485">
                <text:p>24.9505026340485</text:p>
              </table:table-cell>
              <table:table-cell office:value-type="float" office:value="100187.049703019">
                <text:p>100187.0497030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9952359199524">
                <text:p>24.9952359199524</text:p>
              </table:table-cell>
              <table:table-cell office:value-type="float" office:value="100149.137481679">
                <text:p>100149.1374816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0382227897644">
                <text:p>25.0382227897644</text:p>
              </table:table-cell>
              <table:table-cell office:value-type="float" office:value="104217.869772601">
                <text:p>104217.869772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0810253620148">
                <text:p>25.0810253620148</text:p>
              </table:table-cell>
              <table:table-cell office:value-type="float" office:value="104666.606805662">
                <text:p>104666.6068056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1238608360291">
                <text:p>25.1238608360291</text:p>
              </table:table-cell>
              <table:table-cell office:value-type="float" office:value="104586.212784905">
                <text:p>104586.2127849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1666579246521">
                <text:p>25.1666579246521</text:p>
              </table:table-cell>
              <table:table-cell office:value-type="float" office:value="104680.017826901">
                <text:p>104680.0178269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2095079421997">
                <text:p>25.2095079421997</text:p>
              </table:table-cell>
              <table:table-cell office:value-type="float" office:value="104550.715644926">
                <text:p>104550.7156449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.25230717659">
                <text:p>25.25230717659</text:p>
              </table:table-cell>
              <table:table-cell office:value-type="float" office:value="104674.769626712">
                <text:p>104674.7696267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2951064109802">
                <text:p>25.2951064109802</text:p>
              </table:table-cell>
              <table:table-cell office:value-type="float" office:value="104674.769626712">
                <text:p>104674.7696267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3378894329071">
                <text:p>25.3378894329071</text:p>
              </table:table-cell>
              <table:table-cell office:value-type="float" office:value="104714.435732397">
                <text:p>104714.4357323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3806881904602">
                <text:p>25.3806881904602</text:p>
              </table:table-cell>
              <table:table-cell office:value-type="float" office:value="104675.935847942">
                <text:p>104675.9358479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4234828948975">
                <text:p>25.4234828948975</text:p>
              </table:table-cell>
              <table:table-cell office:value-type="float" office:value="104685.849777708">
                <text:p>104685.8497777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4662780761719">
                <text:p>25.4662780761719</text:p>
              </table:table-cell>
              <table:table-cell office:value-type="float" office:value="104684.683335562">
                <text:p>104684.6833355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5090653896332">
                <text:p>25.5090653896332</text:p>
              </table:table-cell>
              <table:table-cell office:value-type="float" office:value="104703.93295554">
                <text:p>104703.932955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5518655776978">
                <text:p>25.5518655776978</text:p>
              </table:table-cell>
              <table:table-cell office:value-type="float" office:value="104672.437262209">
                <text:p>104672.4372622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5946717262268">
                <text:p>25.5946717262268</text:p>
              </table:table-cell>
              <table:table-cell office:value-type="float" office:value="104657.862338617">
                <text:p>104657.8623386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6376917362213">
                <text:p>25.6376917362213</text:p>
              </table:table-cell>
              <table:table-cell office:value-type="float" office:value="104137.586220274">
                <text:p>104137.5862202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6804902553558">
                <text:p>25.6804902553558</text:p>
              </table:table-cell>
              <table:table-cell office:value-type="float" office:value="104676.518968303">
                <text:p>104676.5189683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7232885360718">
                <text:p>25.7232885360718</text:p>
              </table:table-cell>
              <table:table-cell office:value-type="float" office:value="104677.10209516">
                <text:p>104677.102095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7661004066467">
                <text:p>25.7661004066467</text:p>
              </table:table-cell>
              <table:table-cell office:value-type="float" office:value="104643.874230088">
                <text:p>104643.8742300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8088991641998">
                <text:p>25.8088991641998</text:p>
              </table:table-cell>
              <table:table-cell office:value-type="float" office:value="104675.935847942">
                <text:p>104675.9358479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516986370087">
                <text:p>25.8516986370087</text:p>
              </table:table-cell>
              <table:table-cell office:value-type="float" office:value="104674.186525842">
                <text:p>104674.1865258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8945064544678">
                <text:p>25.8945064544678</text:p>
              </table:table-cell>
              <table:table-cell office:value-type="float" office:value="104653.782087341">
                <text:p>104653.7820873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373104572296">
                <text:p>25.9373104572296</text:p>
              </table:table-cell>
              <table:table-cell office:value-type="float" office:value="104663.1088435">
                <text:p>104663.10884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9801106452942">
                <text:p>25.9801106452942</text:p>
              </table:table-cell>
              <table:table-cell office:value-type="float" office:value="104672.437262209">
                <text:p>104672.4372622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0218744277954">
                <text:p>26.0218744277954</text:p>
              </table:table-cell>
              <table:table-cell office:value-type="float" office:value="107269.977279214">
                <text:p>107269.9772792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0627555847168">
                <text:p>26.0627555847168</text:p>
              </table:table-cell>
              <table:table-cell office:value-type="float" office:value="109585.939767187">
                <text:p>109585.9397671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1036200523376">
                <text:p>26.1036200523376</text:p>
              </table:table-cell>
              <table:table-cell office:value-type="float" office:value="109630.695340669">
                <text:p>109630.6953406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1444799900055">
                <text:p>26.1444799900055</text:p>
              </table:table-cell>
              <table:table-cell office:value-type="float" office:value="109642.849590673">
                <text:p>109642.8495906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1853411197662">
                <text:p>26.1853411197662</text:p>
              </table:table-cell>
              <table:table-cell office:value-type="float" office:value="109639.650842552">
                <text:p>109639.650842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2261989116669">
                <text:p>26.2261989116669</text:p>
              </table:table-cell>
              <table:table-cell office:value-type="float" office:value="109648.607807668">
                <text:p>109648.6078076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2670750617981">
                <text:p>26.2670750617981</text:p>
              </table:table-cell>
              <table:table-cell office:value-type="float" office:value="109599.362601854">
                <text:p>109599.3626018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3079514503479">
                <text:p>26.3079514503479</text:p>
              </table:table-cell>
              <table:table-cell office:value-type="float" office:value="109598.723344688">
                <text:p>109598.7233446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3488109111786">
                <text:p>26.3488109111786</text:p>
              </table:table-cell>
              <table:table-cell office:value-type="float" office:value="109644.129142184">
                <text:p>109644.1291421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389639377594">
                <text:p>26.389639377594</text:p>
              </table:table-cell>
              <table:table-cell office:value-type="float" office:value="109727.364099809">
                <text:p>109727.3640998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4304955005646">
                <text:p>26.4304955005646</text:p>
              </table:table-cell>
              <table:table-cell office:value-type="float" office:value="109653.086839049">
                <text:p>109653.0868390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4713544845581">
                <text:p>26.4713544845581</text:p>
              </table:table-cell>
              <table:table-cell office:value-type="float" office:value="109645.408723559">
                <text:p>109645.4087235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5122158527374">
                <text:p>26.5122158527374</text:p>
              </table:table-cell>
              <table:table-cell office:value-type="float" office:value="109639.011115325">
                <text:p>109639.0111153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5530753135681">
                <text:p>26.5530753135681</text:p>
              </table:table-cell>
              <table:table-cell office:value-type="float" office:value="109644.129142184">
                <text:p>109644.1291421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5939364433289">
                <text:p>26.5939364433289</text:p>
              </table:table-cell>
              <table:table-cell office:value-type="float" office:value="109639.650842552">
                <text:p>109639.6508425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6347932815552">
                <text:p>26.6347932815552</text:p>
              </table:table-cell>
              <table:table-cell office:value-type="float" office:value="109651.167209365">
                <text:p>109651.1672093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6756529808044">
                <text:p>26.6756529808044</text:p>
              </table:table-cell>
              <table:table-cell office:value-type="float" office:value="109643.489362695">
                <text:p>109643.4893626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7165107727051">
                <text:p>26.7165107727051</text:p>
              </table:table-cell>
              <table:table-cell office:value-type="float" office:value="109648.607807668">
                <text:p>109648.6078076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7573699951172">
                <text:p>26.7573699951172</text:p>
              </table:table-cell>
              <table:table-cell office:value-type="float" office:value="109644.768929138">
                <text:p>109644.7689291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7982280254364">
                <text:p>26.7982280254364</text:p>
              </table:table-cell>
              <table:table-cell office:value-type="float" office:value="109647.967975912">
                <text:p>109647.9679759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8390853404999">
                <text:p>26.8390853404999</text:p>
              </table:table-cell>
              <table:table-cell office:value-type="float" office:value="109649.887493581">
                <text:p>109649.8874935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8799729347229">
                <text:p>26.8799729347229</text:p>
              </table:table-cell>
              <table:table-cell office:value-type="float" office:value="109568.68666725">
                <text:p>109568.686667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9208445549011">
                <text:p>26.9208445549011</text:p>
              </table:table-cell>
              <table:table-cell office:value-type="float" office:value="109611.509905033">
                <text:p>109611.5099050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9617059230804">
                <text:p>26.9617059230804</text:p>
              </table:table-cell>
              <table:table-cell office:value-type="float" office:value="109639.011115325">
                <text:p>109639.0111153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0035548210144">
                <text:p>40.0035548210144</text:p>
              </table:table-cell>
              <table:table-cell office:value-type="float" office:value="343.509577135931">
                <text:p>343.5095771359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.0597019195557">
                <text:p>40.0597019195557</text:p>
              </table:table-cell>
              <table:table-cell office:value-type="float" office:value="79790.4097699344">
                <text:p>79790.40976993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1158449649811">
                <text:p>40.1158449649811</text:p>
              </table:table-cell>
              <table:table-cell office:value-type="float" office:value="79796.1700519363">
                <text:p>79796.17005193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.1719856262207">
                <text:p>40.1719856262207</text:p>
              </table:table-cell>
              <table:table-cell office:value-type="float" office:value="79799.5588416408">
                <text:p>79799.55884164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.2281286716461">
                <text:p>40.2281286716461</text:p>
              </table:table-cell>
              <table:table-cell office:value-type="float" office:value="79796.1700519363">
                <text:p>79796.17005193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2842929363251">
                <text:p>40.2842929363251</text:p>
              </table:table-cell>
              <table:table-cell office:value-type="float" office:value="79766.0224986204">
                <text:p>79766.02249862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.3405644893646">
                <text:p>40.3405644893646</text:p>
              </table:table-cell>
              <table:table-cell office:value-type="float" office:value="79613.9391576985">
                <text:p>79613.93915769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.3967089653015">
                <text:p>40.3967089653015</text:p>
              </table:table-cell>
              <table:table-cell office:value-type="float" office:value="79794.1369162629">
                <text:p>79794.13691626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4528398513794">
                <text:p>40.4528398513794</text:p>
              </table:table-cell>
              <table:table-cell office:value-type="float" office:value="79813.455889224">
                <text:p>79813.4558892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5089797973633">
                <text:p>40.5089797973633</text:p>
              </table:table-cell>
              <table:table-cell office:value-type="float" office:value="79800.5755346799">
                <text:p>79800.57553467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5651216506958">
                <text:p>40.5651216506958</text:p>
              </table:table-cell>
              <table:table-cell office:value-type="float" office:value="79797.8644108105">
                <text:p>79797.86441081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6212391853333">
                <text:p>40.6212391853333</text:p>
              </table:table-cell>
              <table:table-cell office:value-type="float" office:value="79832.4450449073">
                <text:p>79832.44504490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6773781776428">
                <text:p>40.6773781776428</text:p>
              </table:table-cell>
              <table:table-cell office:value-type="float" office:value="79801.9311656984">
                <text:p>79801.93116569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7335114479065">
                <text:p>40.7335114479065</text:p>
              </table:table-cell>
              <table:table-cell office:value-type="float" office:value="79810.0659191301">
                <text:p>79810.06591913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7896544933319">
                <text:p>40.7896544933319</text:p>
              </table:table-cell>
              <table:table-cell office:value-type="float" office:value="79796.1700519363">
                <text:p>79796.17005193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845782995224">
                <text:p>40.845782995224</text:p>
              </table:table-cell>
              <table:table-cell office:value-type="float" office:value="79816.8461473112">
                <text:p>79816.8461473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9019241333008">
                <text:p>40.9019241333008</text:p>
              </table:table-cell>
              <table:table-cell office:value-type="float" office:value="79798.8810606736">
                <text:p>79798.88106067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9580590724945">
                <text:p>40.9580590724945</text:p>
              </table:table-cell>
              <table:table-cell office:value-type="float" office:value="79807.6931114009">
                <text:p>79807.69311140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.013347864151">
                <text:p>41.013347864151</text:p>
              </table:table-cell>
              <table:table-cell office:value-type="float" office:value="81029.0814064804">
                <text:p>81029.08140648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.0661792755127">
                <text:p>41.0661792755127</text:p>
              </table:table-cell>
              <table:table-cell office:value-type="float" office:value="84798.0374654205">
                <text:p>84798.03746542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.1190264225006">
                <text:p>41.1190264225006</text:p>
              </table:table-cell>
              <table:table-cell office:value-type="float" office:value="84772.788226855">
                <text:p>84772.7882268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.1718666553497">
                <text:p>41.1718666553497</text:p>
              </table:table-cell>
              <table:table-cell office:value-type="float" office:value="84783.880737091">
                <text:p>84783.8807370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.2246897220612">
                <text:p>41.2246897220612</text:p>
              </table:table-cell>
              <table:table-cell office:value-type="float" office:value="84811.4333170846">
                <text:p>84811.43331708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.2775270938873">
                <text:p>41.2775270938873</text:p>
              </table:table-cell>
              <table:table-cell office:value-type="float" office:value="84788.4715904989">
                <text:p>84788.47159049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.3303632736206">
                <text:p>41.3303632736206</text:p>
              </table:table-cell>
              <table:table-cell office:value-type="float" office:value="84790.3845928226">
                <text:p>84790.38459282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3832008838654">
                <text:p>41.3832008838654</text:p>
              </table:table-cell>
              <table:table-cell office:value-type="float" office:value="84788.0890003926">
                <text:p>84788.08900039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4360284805298">
                <text:p>41.4360284805298</text:p>
              </table:table-cell>
              <table:table-cell office:value-type="float" office:value="84804.1607582083">
                <text:p>84804.16075820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4888646602631">
                <text:p>41.4888646602631</text:p>
              </table:table-cell>
              <table:table-cell office:value-type="float" office:value="84790.3845928226">
                <text:p>84790.38459282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5417096614838">
                <text:p>41.5417096614838</text:p>
              </table:table-cell>
              <table:table-cell office:value-type="float" office:value="84776.2304194037">
                <text:p>84776.23041940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5945456027985">
                <text:p>41.5945456027985</text:p>
              </table:table-cell>
              <table:table-cell office:value-type="float" office:value="84790.767203646">
                <text:p>84790.7672036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6473817825317">
                <text:p>41.6473817825317</text:p>
              </table:table-cell>
              <table:table-cell office:value-type="float" office:value="84790.3845928226">
                <text:p>84790.38459282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7002193927765">
                <text:p>41.7002193927765</text:p>
              </table:table-cell>
              <table:table-cell office:value-type="float" office:value="84788.0890003926">
                <text:p>84788.08900039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7530560493469">
                <text:p>41.7530560493469</text:p>
              </table:table-cell>
              <table:table-cell office:value-type="float" office:value="84789.6193815345">
                <text:p>84789.61938153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8058884143829">
                <text:p>41.8058884143829</text:p>
              </table:table-cell>
              <table:table-cell office:value-type="float" office:value="84796.5067803876">
                <text:p>84796.50678038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8587281703949">
                <text:p>41.8587281703949</text:p>
              </table:table-cell>
              <table:table-cell office:value-type="float" office:value="84784.6458448016">
                <text:p>84784.64584480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9115905761719">
                <text:p>41.9115905761719</text:p>
              </table:table-cell>
              <table:table-cell office:value-type="float" office:value="84748.3184723143">
                <text:p>84748.31847231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9644241333008">
                <text:p>41.9644241333008</text:p>
              </table:table-cell>
              <table:table-cell office:value-type="float" office:value="84794.5935018051">
                <text:p>84794.59350180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.0143113136292">
                <text:p>42.0143113136292</text:p>
              </table:table-cell>
              <table:table-cell office:value-type="float" office:value="89802.6300647098">
                <text:p>89802.63006470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.0582020282745">
                <text:p>42.0582020282745</text:p>
              </table:table-cell>
              <table:table-cell office:value-type="float" office:value="102071.703233727">
                <text:p>102071.7032337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.1020834445953">
                <text:p>42.1020834445953</text:p>
              </table:table-cell>
              <table:table-cell office:value-type="float" office:value="102093.331884467">
                <text:p>102093.3318844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.1459653377533">
                <text:p>42.1459653377533</text:p>
              </table:table-cell>
              <table:table-cell office:value-type="float" office:value="102092.222499919">
                <text:p>102092.2224999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.1898512840271">
                <text:p>42.1898512840271</text:p>
              </table:table-cell>
              <table:table-cell office:value-type="float" office:value="102082.793704603">
                <text:p>102082.7937046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.2337329387665">
                <text:p>42.2337329387665</text:p>
              </table:table-cell>
              <table:table-cell office:value-type="float" office:value="102092.777189179">
                <text:p>102092.7771891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2776129245758">
                <text:p>42.2776129245758</text:p>
              </table:table-cell>
              <table:table-cell office:value-type="float" office:value="102096.66018278">
                <text:p>102096.660182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3214955329895">
                <text:p>42.3214955329895</text:p>
              </table:table-cell>
              <table:table-cell office:value-type="float" office:value="102090.558468301">
                <text:p>102090.5584683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3653767108917">
                <text:p>42.3653767108917</text:p>
              </table:table-cell>
              <table:table-cell office:value-type="float" office:value="102093.886585783">
                <text:p>102093.8865857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4092574119568">
                <text:p>42.4092574119568</text:p>
              </table:table-cell>
              <table:table-cell office:value-type="float" office:value="102094.996006498">
                <text:p>102094.9960064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4531371593475">
                <text:p>42.4531371593475</text:p>
              </table:table-cell>
              <table:table-cell office:value-type="float" office:value="102097.214920264">
                <text:p>102097.2149202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4970188140869">
                <text:p>42.4970188140869</text:p>
              </table:table-cell>
              <table:table-cell office:value-type="float" office:value="102092.777189179">
                <text:p>102092.7771891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5409009456635">
                <text:p>42.5409009456635</text:p>
              </table:table-cell>
              <table:table-cell office:value-type="float" office:value="102091.667816685">
                <text:p>102091.6678166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5847826004028">
                <text:p>42.5847826004028</text:p>
              </table:table-cell>
              <table:table-cell office:value-type="float" office:value="102092.777189179">
                <text:p>102092.7771891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628664970398">
                <text:p>42.628664970398</text:p>
              </table:table-cell>
              <table:table-cell office:value-type="float" office:value="102091.113139479">
                <text:p>102091.1131394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6725559234619">
                <text:p>42.6725559234619</text:p>
              </table:table-cell>
              <table:table-cell office:value-type="float" office:value="102071.148773439">
                <text:p>102071.1487734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7164368629456">
                <text:p>42.7164368629456</text:p>
              </table:table-cell>
              <table:table-cell office:value-type="float" office:value="102094.441293127">
                <text:p>102094.4412931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7603182792664">
                <text:p>42.7603182792664</text:p>
              </table:table-cell>
              <table:table-cell office:value-type="float" office:value="102093.331884467">
                <text:p>102093.3318844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8041937351227">
                <text:p>42.8041937351227</text:p>
              </table:table-cell>
              <table:table-cell office:value-type="float" office:value="102107.201225907">
                <text:p>102107.2012259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8480761051178">
                <text:p>42.8480761051178</text:p>
              </table:table-cell>
              <table:table-cell office:value-type="float" office:value="102091.113139479">
                <text:p>102091.113139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8919694423676">
                <text:p>42.8919694423676</text:p>
              </table:table-cell>
              <table:table-cell office:value-type="float" office:value="102065.604501852">
                <text:p>102065.6045018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9358556270599">
                <text:p>42.9358556270599</text:p>
              </table:table-cell>
              <table:table-cell office:value-type="float" office:value="102082.239123821">
                <text:p>102082.2391238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9797360897064">
                <text:p>42.9797360897064</text:p>
              </table:table-cell>
              <table:table-cell office:value-type="float" office:value="102095.550725898">
                <text:p>102095.5507258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024172782898">
                <text:p>43.024172782898</text:p>
              </table:table-cell>
              <table:table-cell office:value-type="float" office:value="100817.582908129">
                <text:p>100817.5829081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069109916687">
                <text:p>43.069109916687</text:p>
              </table:table-cell>
              <table:table-cell office:value-type="float" office:value="99694.8319185059">
                <text:p>99694.83191850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114043712616">
                <text:p>43.114043712616</text:p>
              </table:table-cell>
              <table:table-cell office:value-type="float" office:value="99702.2376449864">
                <text:p>99702.23764498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.1589827537537">
                <text:p>43.1589827537537</text:p>
              </table:table-cell>
              <table:table-cell office:value-type="float" office:value="99690.6005687365">
                <text:p>99690.60056873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.2039120197296">
                <text:p>43.2039120197296</text:p>
              </table:table-cell>
              <table:table-cell office:value-type="float" office:value="99712.2900338026">
                <text:p>99712.29003380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.2488529682159">
                <text:p>43.2488529682159</text:p>
              </table:table-cell>
              <table:table-cell office:value-type="float" office:value="99686.3695781343">
                <text:p>99686.36957813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.2937896251678">
                <text:p>43.2937896251678</text:p>
              </table:table-cell>
              <table:table-cell office:value-type="float" office:value="99695.8898120736">
                <text:p>99695.88981207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.3387217521667">
                <text:p>43.3387217521667</text:p>
              </table:table-cell>
              <table:table-cell office:value-type="float" office:value="99705.9409208369">
                <text:p>99705.94092083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.3836534023285">
                <text:p>43.3836534023285</text:p>
              </table:table-cell>
              <table:table-cell office:value-type="float" office:value="99706.9990501812">
                <text:p>99706.99905018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4285523891449">
                <text:p>43.4285523891449</text:p>
              </table:table-cell>
              <table:table-cell office:value-type="float" office:value="99779.5344095157">
                <text:p>99779.53440951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.4734852313995">
                <text:p>43.4734852313995</text:p>
              </table:table-cell>
              <table:table-cell office:value-type="float" office:value="99704.3537689295">
                <text:p>99704.35376892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.5184228420258">
                <text:p>43.5184228420258</text:p>
              </table:table-cell>
              <table:table-cell office:value-type="float" office:value="99693.7740473891">
                <text:p>99693.77404738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.5633628368378">
                <text:p>43.5633628368378</text:p>
              </table:table-cell>
              <table:table-cell office:value-type="float" office:value="99688.4850285423">
                <text:p>99688.48502854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6082949638367">
                <text:p>43.6082949638367</text:p>
              </table:table-cell>
              <table:table-cell office:value-type="float" office:value="99705.9409208369">
                <text:p>99705.94092083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6532275676727">
                <text:p>43.6532275676727</text:p>
              </table:table-cell>
              <table:table-cell office:value-type="float" office:value="99704.8828139509">
                <text:p>99704.88281395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6981585025787">
                <text:p>43.6981585025787</text:p>
              </table:table-cell>
              <table:table-cell office:value-type="float" office:value="99708.5862863086">
                <text:p>99708.58628630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7430894374847">
                <text:p>43.7430894374847</text:p>
              </table:table-cell>
              <table:table-cell office:value-type="float" office:value="99708.5862863086">
                <text:p>99708.58628630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7880218029022">
                <text:p>43.7880218029022</text:p>
              </table:table-cell>
              <table:table-cell office:value-type="float" office:value="99705.4118645867">
                <text:p>99705.41186458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8329541683197">
                <text:p>43.8329541683197</text:p>
              </table:table-cell>
              <table:table-cell office:value-type="float" office:value="99705.4118645867">
                <text:p>99705.41186458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87788438797">
                <text:p>43.87788438797</text:p>
              </table:table-cell>
              <table:table-cell office:value-type="float" office:value="99710.1735729712">
                <text:p>99710.17357297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9228239059448">
                <text:p>43.9228239059448</text:p>
              </table:table-cell>
              <table:table-cell office:value-type="float" office:value="99689.5427874158">
                <text:p>99689.54278741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9677832126617">
                <text:p>43.9677832126617</text:p>
              </table:table-cell>
              <table:table-cell office:value-type="float" office:value="99645.6646497643">
                <text:p>99645.66464976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.0126805305481">
                <text:p>44.0126805305481</text:p>
              </table:table-cell>
              <table:table-cell office:value-type="float" office:value="99783.2434298216">
                <text:p>99783.24342982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.0573978424072">
                <text:p>44.0573978424072</text:p>
              </table:table-cell>
              <table:table-cell office:value-type="float" office:value="100184.913040233">
                <text:p>100184.9130402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.1021082401276">
                <text:p>44.1021082401276</text:p>
              </table:table-cell>
              <table:table-cell office:value-type="float" office:value="100200.405910553">
                <text:p>100200.4059105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.1468253135681">
                <text:p>44.1468253135681</text:p>
              </table:table-cell>
              <table:table-cell office:value-type="float" office:value="100185.447197385">
                <text:p>100185.4471973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.1915380954742">
                <text:p>44.1915380954742</text:p>
              </table:table-cell>
              <table:table-cell office:value-type="float" office:value="100195.063000229">
                <text:p>100195.0630002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.2362480163574">
                <text:p>44.2362480163574</text:p>
              </table:table-cell>
              <table:table-cell office:value-type="float" office:value="100201.474560997">
                <text:p>100201.4745609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2809677124023">
                <text:p>44.2809677124023</text:p>
              </table:table-cell>
              <table:table-cell office:value-type="float" office:value="100179.571781967">
                <text:p>100179.5717819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3256812095642">
                <text:p>44.3256812095642</text:p>
              </table:table-cell>
              <table:table-cell office:value-type="float" office:value="100193.46023824">
                <text:p>100193.460238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3703849315643">
                <text:p>44.3703849315643</text:p>
              </table:table-cell>
              <table:table-cell office:value-type="float" office:value="100215.369091365">
                <text:p>100215.3690913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4151029586792">
                <text:p>44.4151029586792</text:p>
              </table:table-cell>
              <table:table-cell office:value-type="float" office:value="100183.310602951">
                <text:p>100183.3106029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4598066806793">
                <text:p>44.4598066806793</text:p>
              </table:table-cell>
              <table:table-cell office:value-type="float" office:value="100215.369091365">
                <text:p>100215.3690913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5045139789581">
                <text:p>44.5045139789581</text:p>
              </table:table-cell>
              <table:table-cell office:value-type="float" office:value="100207.352545916">
                <text:p>100207.3525459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5492315292358">
                <text:p>44.5492315292358</text:p>
              </table:table-cell>
              <table:table-cell office:value-type="float" office:value="100184.378888776">
                <text:p>100184.3788887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5939419269562">
                <text:p>44.5939419269562</text:p>
              </table:table-cell>
              <table:table-cell office:value-type="float" office:value="100200.405910553">
                <text:p>100200.4059105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6386547088623">
                <text:p>44.6386547088623</text:p>
              </table:table-cell>
              <table:table-cell office:value-type="float" office:value="100195.063000229">
                <text:p>100195.0630002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6833641529083">
                <text:p>44.6833641529083</text:p>
              </table:table-cell>
              <table:table-cell office:value-type="float" office:value="100202.543234235">
                <text:p>100202.5432342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7280833721161">
                <text:p>44.7280833721161</text:p>
              </table:table-cell>
              <table:table-cell office:value-type="float" office:value="100180.639988058">
                <text:p>100180.6399880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772794008255">
                <text:p>44.772794008255</text:p>
              </table:table-cell>
              <table:table-cell office:value-type="float" office:value="100199.871593878">
                <text:p>100199.8715938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8175029754639">
                <text:p>44.8175029754639</text:p>
              </table:table-cell>
              <table:table-cell office:value-type="float" office:value="100203.61193027">
                <text:p>100203.611930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8622131347656">
                <text:p>44.8622131347656</text:p>
              </table:table-cell>
              <table:table-cell office:value-type="float" office:value="100200.940232925">
                <text:p>100200.9402329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9069440364838">
                <text:p>44.9069440364838</text:p>
              </table:table-cell>
              <table:table-cell office:value-type="float" office:value="100154.47549503">
                <text:p>100154.475495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9516577720642">
                <text:p>44.9516577720642</text:p>
              </table:table-cell>
              <table:table-cell office:value-type="float" office:value="100192.925995638">
                <text:p>100192.9259956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9963657855988">
                <text:p>44.9963657855988</text:p>
              </table:table-cell>
              <table:table-cell office:value-type="float" office:value="100205.749390728">
                <text:p>100205.7493907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.0393018722534">
                <text:p>45.0393018722534</text:p>
              </table:table-cell>
              <table:table-cell office:value-type="float" office:value="104341.134673797">
                <text:p>104341.1346737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.082106590271">
                <text:p>45.082106590271</text:p>
              </table:table-cell>
              <table:table-cell office:value-type="float" office:value="104661.359950094">
                <text:p>104661.3599500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.1249086856842">
                <text:p>45.1249086856842</text:p>
              </table:table-cell>
              <table:table-cell office:value-type="float" office:value="104667.772845008">
                <text:p>104667.772845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.1677124500275">
                <text:p>45.1677124500275</text:p>
              </table:table-cell>
              <table:table-cell office:value-type="float" office:value="104663.691820957">
                <text:p>104663.6918209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.2105178833008">
                <text:p>45.2105178833008</text:p>
              </table:table-cell>
              <table:table-cell office:value-type="float" office:value="104659.611115134">
                <text:p>104659.6111151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.253317117691">
                <text:p>45.253317117691</text:p>
              </table:table-cell>
              <table:table-cell office:value-type="float" office:value="104674.769626712">
                <text:p>104674.7696267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.296101808548">
                <text:p>45.296101808548</text:p>
              </table:table-cell>
              <table:table-cell office:value-type="float" office:value="104710.351068809">
                <text:p>104710.3510688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.3389031887054">
                <text:p>45.3389031887054</text:p>
              </table:table-cell>
              <table:table-cell office:value-type="float" office:value="104669.521952741">
                <text:p>104669.5219527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.381698846817">
                <text:p>45.381698846817</text:p>
              </table:table-cell>
              <table:table-cell office:value-type="float" office:value="104683.516919409">
                <text:p>104683.516919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4244966506958">
                <text:p>45.4244966506958</text:p>
              </table:table-cell>
              <table:table-cell office:value-type="float" office:value="104678.268368364">
                <text:p>104678.2683683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.4672930240631">
                <text:p>45.4672930240631</text:p>
              </table:table-cell>
              <table:table-cell office:value-type="float" office:value="104681.767343915">
                <text:p>104681.7673439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5100884437561">
                <text:p>45.5100884437561</text:p>
              </table:table-cell>
              <table:table-cell office:value-type="float" office:value="104684.100124236">
                <text:p>104684.1001242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.552886724472">
                <text:p>45.552886724472</text:p>
              </table:table-cell>
              <table:table-cell office:value-type="float" office:value="104677.10209516">
                <text:p>104677.102095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595685005188">
                <text:p>45.595685005188</text:p>
              </table:table-cell>
              <table:table-cell office:value-type="float" office:value="104677.10209516">
                <text:p>104677.102095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6385364532471">
                <text:p>45.6385364532471</text:p>
              </table:table-cell>
              <table:table-cell office:value-type="float" office:value="104547.225424521">
                <text:p>104547.2254245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681342124939">
                <text:p>45.681342124939</text:p>
              </table:table-cell>
              <table:table-cell office:value-type="float" office:value="104659.028183135">
                <text:p>104659.0281831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7241470813751">
                <text:p>45.7241470813751</text:p>
              </table:table-cell>
              <table:table-cell office:value-type="float" office:value="104660.776998613">
                <text:p>104660.7769986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7669596672058">
                <text:p>45.7669596672058</text:p>
              </table:table-cell>
              <table:table-cell office:value-type="float" office:value="104642.125979429">
                <text:p>104642.1259794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8097674846649">
                <text:p>45.8097674846649</text:p>
              </table:table-cell>
              <table:table-cell office:value-type="float" office:value="104653.782087341">
                <text:p>104653.7820873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8527071475983">
                <text:p>45.8527071475983</text:p>
              </table:table-cell>
              <table:table-cell office:value-type="float" office:value="104332.44450367">
                <text:p>104332.444503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8955335617065">
                <text:p>45.8955335617065</text:p>
              </table:table-cell>
              <table:table-cell office:value-type="float" office:value="104608.337944741">
                <text:p>104608.3379447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9383437633514">
                <text:p>45.9383437633514</text:p>
              </table:table-cell>
              <table:table-cell office:value-type="float" office:value="104647.953708809">
                <text:p>104647.9537088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9811525344849">
                <text:p>45.9811525344849</text:p>
              </table:table-cell>
              <table:table-cell office:value-type="float" office:value="104651.450658023">
                <text:p>104651.4506580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6.0228509902954">
                <text:p>46.0228509902954</text:p>
              </table:table-cell>
              <table:table-cell office:value-type="float" office:value="107438.031287165">
                <text:p>107438.0312871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.0637819766998">
                <text:p>46.0637819766998</text:p>
              </table:table-cell>
              <table:table-cell office:value-type="float" office:value="109452.52957589">
                <text:p>109452.529575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.1046450138092">
                <text:p>46.1046450138092</text:p>
              </table:table-cell>
              <table:table-cell office:value-type="float" office:value="109634.533233757">
                <text:p>109634.5332337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.1455097198486">
                <text:p>46.1455097198486</text:p>
              </table:table-cell>
              <table:table-cell office:value-type="float" office:value="109630.055717945">
                <text:p>109630.0557179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.1863691806793">
                <text:p>46.1863691806793</text:p>
              </table:table-cell>
              <table:table-cell office:value-type="float" office:value="109644.129142184">
                <text:p>109644.1291421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.2272341251373">
                <text:p>46.2272341251373</text:p>
              </table:table-cell>
              <table:table-cell office:value-type="float" office:value="109629.416102684">
                <text:p>109629.4161026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2680933475494">
                <text:p>46.2680933475494</text:p>
              </table:table-cell>
              <table:table-cell office:value-type="float" office:value="109644.768929138">
                <text:p>109644.768929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3089525699616">
                <text:p>46.3089525699616</text:p>
              </table:table-cell>
              <table:table-cell office:value-type="float" office:value="109644.768929138">
                <text:p>109644.7689291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3498108386993">
                <text:p>46.3498108386993</text:p>
              </table:table-cell>
              <table:table-cell office:value-type="float" office:value="109647.328151623">
                <text:p>109647.3281516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3906712532044">
                <text:p>46.3906712532044</text:p>
              </table:table-cell>
              <table:table-cell office:value-type="float" office:value="109641.570069027">
                <text:p>109641.5700690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4315359592438">
                <text:p>46.4315359592438</text:p>
              </table:table-cell>
              <table:table-cell office:value-type="float" office:value="109630.055717945">
                <text:p>109630.0557179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4724161624909">
                <text:p>46.4724161624909</text:p>
              </table:table-cell>
              <table:table-cell office:value-type="float" office:value="109588.49624411">
                <text:p>109588.496244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513281583786">
                <text:p>46.513281583786</text:p>
              </table:table-cell>
              <table:table-cell office:value-type="float" office:value="109628.136894552">
                <text:p>109628.1368945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5541572570801">
                <text:p>46.5541572570801</text:p>
              </table:table-cell>
              <table:table-cell office:value-type="float" office:value="109600.641138558">
                <text:p>109600.6411385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5950241088867">
                <text:p>46.5950241088867</text:p>
              </table:table-cell>
              <table:table-cell office:value-type="float" office:value="109624.299449267">
                <text:p>109624.2994492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6358988285065">
                <text:p>46.6358988285065</text:p>
              </table:table-cell>
              <table:table-cell office:value-type="float" office:value="109603.198301456">
                <text:p>109603.1983014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6767687797546">
                <text:p>46.6767687797546</text:p>
              </table:table-cell>
              <table:table-cell office:value-type="float" office:value="109615.985906044">
                <text:p>109615.9859060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7176353931427">
                <text:p>46.7176353931427</text:p>
              </table:table-cell>
              <table:table-cell office:value-type="float" office:value="109624.939004825">
                <text:p>109624.9390048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7584850788117">
                <text:p>46.7584850788117</text:p>
              </table:table-cell>
              <table:table-cell office:value-type="float" office:value="109670.36653126">
                <text:p>109670.366531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7993428707123">
                <text:p>46.7993428707123</text:p>
              </table:table-cell>
              <table:table-cell office:value-type="float" office:value="109648.607807668">
                <text:p>109648.6078076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8402061462402">
                <text:p>46.8402061462402</text:p>
              </table:table-cell>
              <table:table-cell office:value-type="float" office:value="109633.893566248">
                <text:p>109633.8935662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8810739517212">
                <text:p>46.8810739517212</text:p>
              </table:table-cell>
              <table:table-cell office:value-type="float" office:value="109621.741301659">
                <text:p>109621.7413016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9219324588776">
                <text:p>46.9219324588776</text:p>
              </table:table-cell>
              <table:table-cell office:value-type="float" office:value="109646.688334802">
                <text:p>109646.6883348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9627907276154">
                <text:p>46.9627907276154</text:p>
              </table:table-cell>
              <table:table-cell office:value-type="float" office:value="109647.328151623">
                <text:p>109647.3281516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.0050175189972">
                <text:p>60.0050175189972</text:p>
              </table:table-cell>
              <table:table-cell office:value-type="float" office:value="343.499624079558">
                <text:p>343.4996240795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.0611627101898">
                <text:p>60.0611627101898</text:p>
              </table:table-cell>
              <table:table-cell office:value-type="float" office:value="79793.1203872776">
                <text:p>79793.12038727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.1173009872437">
                <text:p>60.1173009872437</text:p>
              </table:table-cell>
              <table:table-cell office:value-type="float" office:value="79802.9479191883">
                <text:p>79802.94791918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.1734385490417">
                <text:p>60.1734385490417</text:p>
              </table:table-cell>
              <table:table-cell office:value-type="float" office:value="79803.9646985874">
                <text:p>79803.96469858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.229572057724">
                <text:p>60.229572057724</text:p>
              </table:table-cell>
              <table:table-cell office:value-type="float" office:value="79809.726937959">
                <text:p>79809.7269379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.2857031822205">
                <text:p>60.2857031822205</text:p>
              </table:table-cell>
              <table:table-cell office:value-type="float" office:value="79813.1168792555">
                <text:p>79813.11687925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.3418354988098">
                <text:p>60.3418354988098</text:p>
              </table:table-cell>
              <table:table-cell office:value-type="float" office:value="79811.4218726108">
                <text:p>79811.42187261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.3979680538177">
                <text:p>60.3979680538177</text:p>
              </table:table-cell>
              <table:table-cell office:value-type="float" office:value="79811.0828799212">
                <text:p>79811.08287992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.4540994167328">
                <text:p>60.4540994167328</text:p>
              </table:table-cell>
              <table:table-cell office:value-type="float" office:value="79812.7778721669">
                <text:p>79812.77787216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.5102298259735">
                <text:p>60.5102298259735</text:p>
              </table:table-cell>
              <table:table-cell office:value-type="float" office:value="79814.1339178008">
                <text:p>79814.13391780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.5663623809815">
                <text:p>60.5663623809815</text:p>
              </table:table-cell>
              <table:table-cell office:value-type="float" office:value="79811.0828799212">
                <text:p>79811.08287992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6224977970123">
                <text:p>60.6224977970123</text:p>
              </table:table-cell>
              <table:table-cell office:value-type="float" office:value="79807.0151922497">
                <text:p>79807.01519224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6786284446716">
                <text:p>60.6786284446716</text:p>
              </table:table-cell>
              <table:table-cell office:value-type="float" office:value="79813.7949020724">
                <text:p>79813.79490207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7347605228424">
                <text:p>60.7347605228424</text:p>
              </table:table-cell>
              <table:table-cell office:value-type="float" office:value="79811.7608681802">
                <text:p>79811.76086818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.7909350395203">
                <text:p>60.7909350395203</text:p>
              </table:table-cell>
              <table:table-cell office:value-type="float" office:value="79751.4649870763">
                <text:p>79751.46498707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8470647335053">
                <text:p>60.8470647335053</text:p>
              </table:table-cell>
              <table:table-cell office:value-type="float" office:value="79815.1509822661">
                <text:p>79815.15098226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.9032199382782">
                <text:p>60.9032199382782</text:p>
              </table:table-cell>
              <table:table-cell office:value-type="float" office:value="79778.8917004908">
                <text:p>79778.89170049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9593641757965">
                <text:p>60.9593641757965</text:p>
              </table:table-cell>
              <table:table-cell office:value-type="float" office:value="79794.4757650136">
                <text:p>79794.47576501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.0145652294159">
                <text:p>61.0145652294159</text:p>
              </table:table-cell>
              <table:table-cell office:value-type="float" office:value="81157.8712045955">
                <text:p>81157.87120459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.0674161911011">
                <text:p>61.0674161911011</text:p>
              </table:table-cell>
              <table:table-cell office:value-type="float" office:value="84766.6694635792">
                <text:p>84766.66946357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.1202566623688">
                <text:p>61.1202566623688</text:p>
              </table:table-cell>
              <table:table-cell office:value-type="float" office:value="84783.498188414">
                <text:p>84783.4981884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.173098564148">
                <text:p>61.173098564148</text:p>
              </table:table-cell>
              <table:table-cell office:value-type="float" office:value="84781.2029688452">
                <text:p>84781.20296884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.2259421348572">
                <text:p>61.2259421348572</text:p>
              </table:table-cell>
              <table:table-cell office:value-type="float" office:value="84778.5253697404">
                <text:p>84778.52536974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.2787978649139">
                <text:p>61.2787978649139</text:p>
              </table:table-cell>
              <table:table-cell office:value-type="float" office:value="84759.0222514919">
                <text:p>84759.02225149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.3316378593445">
                <text:p>61.3316378593445</text:p>
              </table:table-cell>
              <table:table-cell office:value-type="float" office:value="84784.2632892202">
                <text:p>84784.26328922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3844780921936">
                <text:p>61.3844780921936</text:p>
              </table:table-cell>
              <table:table-cell office:value-type="float" office:value="84783.880737091">
                <text:p>84783.8807370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4373104572296">
                <text:p>61.4373104572296</text:p>
              </table:table-cell>
              <table:table-cell office:value-type="float" office:value="84796.5067803876">
                <text:p>84796.50678038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.4901490211487">
                <text:p>61.4901490211487</text:p>
              </table:table-cell>
              <table:table-cell office:value-type="float" office:value="84786.5586744939">
                <text:p>84786.55867449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.5429909229279">
                <text:p>61.5429909229279</text:p>
              </table:table-cell>
              <table:table-cell office:value-type="float" office:value="84781.2029688452">
                <text:p>84781.20296884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5958416461945">
                <text:p>61.5958416461945</text:p>
              </table:table-cell>
              <table:table-cell office:value-type="float" office:value="84767.0518604064">
                <text:p>84767.05186040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6486792564392">
                <text:p>61.6486792564392</text:p>
              </table:table-cell>
              <table:table-cell office:value-type="float" office:value="84788.0890003926">
                <text:p>84788.08900039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7015175819397">
                <text:p>61.7015175819397</text:p>
              </table:table-cell>
              <table:table-cell office:value-type="float" office:value="84786.9412507896">
                <text:p>84786.94125078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7543740272522">
                <text:p>61.7543740272522</text:p>
              </table:table-cell>
              <table:table-cell office:value-type="float" office:value="84757.8752886836">
                <text:p>84757.87528868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8072264194489">
                <text:p>61.8072264194489</text:p>
              </table:table-cell>
              <table:table-cell office:value-type="float" office:value="77498.8572846323">
                <text:p>77498.8572846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491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491" chart:label-cell-address="source_2.I1:source_2.I1" chart:class="chart:scatter">
            <chart:domain table:cell-range-address="source_2.H2:source_2.H491"/>
            <chart:data-point chart:repeated="4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261053085327">
                <text:p>0.191261053085327</text:p>
                <draw:g>
                  <svg:desc>source_2.H2:source_2.H491</svg:desc>
                </draw:g>
              </table:table-cell>
              <table:table-cell office:value-type="float" office:value="0">
                <text:p>0</text:p>
                <draw:g>
                  <svg:desc>source_2.I2:source_2.I4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7234344482422">
                <text:p>0.247234344482422</text:p>
              </table:table-cell>
              <table:table-cell office:value-type="float" office:value="80038.1733533814">
                <text:p>80038.173353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3375244140625">
                <text:p>0.303375244140625</text:p>
              </table:table-cell>
              <table:table-cell office:value-type="float" office:value="79799.219949718">
                <text:p>79799.219949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6337223052979">
                <text:p>0.696337223052979</text:p>
              </table:table-cell>
              <table:table-cell office:value-type="float" office:value="11400.5940533988">
                <text:p>11400.5940533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329610824585">
                <text:p>1.03329610824585</text:p>
              </table:table-cell>
              <table:table-cell office:value-type="float" office:value="13295.3906154922">
                <text:p>13295.3906154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0108079910278">
                <text:p>1.20108079910278</text:p>
              </table:table-cell>
              <table:table-cell office:value-type="float" office:value="26700.8865774292">
                <text:p>26700.8865774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9369549751282">
                <text:p>1.99369549751282</text:p>
              </table:table-cell>
              <table:table-cell office:value-type="float" office:value="5652.17880640716">
                <text:p>5652.17880640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5228056907654">
                <text:p>2.15228056907654</text:p>
              </table:table-cell>
              <table:table-cell office:value-type="float" office:value="28249.8217254951">
                <text:p>28249.8217254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5192308425903">
                <text:p>3.75192308425903</text:p>
              </table:table-cell>
              <table:table-cell office:value-type="float" office:value="2800.62573823808">
                <text:p>2800.62573823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2153182029724">
                <text:p>4.02153182029724</text:p>
              </table:table-cell>
              <table:table-cell office:value-type="float" office:value="16616.6722407879">
                <text:p>16616.6722407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2735157012939">
                <text:p>5.82735157012939</text:p>
              </table:table-cell>
              <table:table-cell office:value-type="float" office:value="2480.86776125713">
                <text:p>2480.86776125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9860787391663">
                <text:p>5.99860787391663</text:p>
              </table:table-cell>
              <table:table-cell office:value-type="float" office:value="26159.6209945413">
                <text:p>26159.6209945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8428382873535">
                <text:p>6.08428382873535</text:p>
              </table:table-cell>
              <table:table-cell office:value-type="float" office:value="52290.050452065">
                <text:p>52290.050452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7516736984253">
                <text:p>6.37516736984253</text:p>
              </table:table-cell>
              <table:table-cell office:value-type="float" office:value="15401.3526614396">
                <text:p>15401.3526614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430202960968">
                <text:p>6.7430202960968</text:p>
              </table:table-cell>
              <table:table-cell office:value-type="float" office:value="12178.7803773057">
                <text:p>12178.7803773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2902340888977">
                <text:p>7.02902340888977</text:p>
              </table:table-cell>
              <table:table-cell office:value-type="float" office:value="15664.1651772615">
                <text:p>15664.1651772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046775341034">
                <text:p>11.0046775341034</text:p>
              </table:table-cell>
              <table:table-cell office:value-type="float" office:value="1126.85858953067">
                <text:p>1126.85858953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228891372681">
                <text:p>11.0228891372681</text:p>
              </table:table-cell>
              <table:table-cell office:value-type="float" office:value="245997.014073444">
                <text:p>245997.014073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0699024200439">
                <text:p>11.0699024200439</text:p>
              </table:table-cell>
              <table:table-cell office:value-type="float" office:value="95292.2181877193">
                <text:p>95292.2181877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120331287384">
                <text:p>11.120331287384</text:p>
              </table:table-cell>
              <table:table-cell office:value-type="float" office:value="88838.0056166495">
                <text:p>88838.0056166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1708838939667">
                <text:p>11.1708838939667</text:p>
              </table:table-cell>
              <table:table-cell office:value-type="float" office:value="88620.5539703725">
                <text:p>88620.5539703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211973667145">
                <text:p>11.2211973667145</text:p>
              </table:table-cell>
              <table:table-cell office:value-type="float" office:value="89041.7567170545">
                <text:p>89041.7567170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2716481685638">
                <text:p>11.2716481685638</text:p>
              </table:table-cell>
              <table:table-cell office:value-type="float" office:value="88799.3814920182">
                <text:p>88799.3814920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3220899105072">
                <text:p>11.3220899105072</text:p>
              </table:table-cell>
              <table:table-cell office:value-type="float" office:value="88815.3308628904">
                <text:p>88815.3308628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3725354671478">
                <text:p>11.3725354671478</text:p>
              </table:table-cell>
              <table:table-cell office:value-type="float" office:value="88808.6146400484">
                <text:p>88808.6146400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423018693924">
                <text:p>11.423018693924</text:p>
              </table:table-cell>
              <table:table-cell office:value-type="float" office:value="88742.3464404795">
                <text:p>88742.3464404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4734508991241">
                <text:p>11.4734508991241</text:p>
              </table:table-cell>
              <table:table-cell office:value-type="float" office:value="88832.1258651337">
                <text:p>88832.1258651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5237917900085">
                <text:p>11.5237917900085</text:p>
              </table:table-cell>
              <table:table-cell office:value-type="float" office:value="88993.2601766559">
                <text:p>88993.2601766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5743546485901">
                <text:p>11.5743546485901</text:p>
              </table:table-cell>
              <table:table-cell office:value-type="float" office:value="88602.5854882212">
                <text:p>88602.5854882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6247162818909">
                <text:p>11.6247162818909</text:p>
              </table:table-cell>
              <table:table-cell office:value-type="float" office:value="88956.6065747614">
                <text:p>88956.6065747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6752369403839">
                <text:p>11.6752369403839</text:p>
              </table:table-cell>
              <table:table-cell office:value-type="float" office:value="88676.5955478789">
                <text:p>88676.5955478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7256789207459">
                <text:p>11.7256789207459</text:p>
              </table:table-cell>
              <table:table-cell office:value-type="float" office:value="88814.911069202">
                <text:p>88814.911069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7761325836182">
                <text:p>11.7761325836182</text:p>
              </table:table-cell>
              <table:table-cell office:value-type="float" office:value="88794.3460386168">
                <text:p>88794.3460386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8265402317047">
                <text:p>11.8265402317047</text:p>
              </table:table-cell>
              <table:table-cell office:value-type="float" office:value="88875.4022466596">
                <text:p>88875.4022466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8770196437836">
                <text:p>11.8770196437836</text:p>
              </table:table-cell>
              <table:table-cell office:value-type="float" office:value="88749.052643511">
                <text:p>88749.052643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9274022579193">
                <text:p>11.9274022579193</text:p>
              </table:table-cell>
              <table:table-cell office:value-type="float" office:value="88919.5623698656">
                <text:p>88919.5623698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9778237342834">
                <text:p>11.9778237342834</text:p>
              </table:table-cell>
              <table:table-cell office:value-type="float" office:value="88851.0278367528">
                <text:p>88851.02783675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283265113831">
                <text:p>12.0283265113831</text:p>
              </table:table-cell>
              <table:table-cell office:value-type="float" office:value="88707.9930508347">
                <text:p>88707.9930508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04469871521">
                <text:p>12.04469871521</text:p>
              </table:table-cell>
              <table:table-cell office:value-type="float" office:value="273634.511722732">
                <text:p>273634.511722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610694885254">
                <text:p>12.0610694885254</text:p>
              </table:table-cell>
              <table:table-cell office:value-type="float" office:value="273658.422463008">
                <text:p>273658.422463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886878967285">
                <text:p>12.0886878967285</text:p>
              </table:table-cell>
              <table:table-cell office:value-type="float" office:value="162210.651933702">
                <text:p>162210.651933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1353676319122">
                <text:p>12.1353676319122</text:p>
              </table:table-cell>
              <table:table-cell office:value-type="float" office:value="95973.123719923">
                <text:p>95973.123719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1820392608643">
                <text:p>12.1820392608643</text:p>
              </table:table-cell>
              <table:table-cell office:value-type="float" office:value="95989.7929554801">
                <text:p>95989.79295548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2287142276764">
                <text:p>12.2287142276764</text:p>
              </table:table-cell>
              <table:table-cell office:value-type="float" office:value="95982.9284513891">
                <text:p>95982.92845138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2754266262054">
                <text:p>12.2754266262054</text:p>
              </table:table-cell>
              <table:table-cell office:value-type="float" office:value="95906.0151281606">
                <text:p>95906.0151281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3220796585083">
                <text:p>12.3220796585083</text:p>
              </table:table-cell>
              <table:table-cell office:value-type="float" office:value="96028.0560311125">
                <text:p>96028.0560311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3688607215881">
                <text:p>12.3688607215881</text:p>
              </table:table-cell>
              <table:table-cell office:value-type="float" office:value="95765.2457011223">
                <text:p>95765.2457011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4154767990112">
                <text:p>12.4154767990112</text:p>
              </table:table-cell>
              <table:table-cell office:value-type="float" office:value="96104.1822403617">
                <text:p>96104.1822403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4621195793152">
                <text:p>12.4621195793152</text:p>
              </table:table-cell>
              <table:table-cell office:value-type="float" office:value="96049.1628244579">
                <text:p>96049.1628244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5088415145874">
                <text:p>12.5088415145874</text:p>
              </table:table-cell>
              <table:table-cell office:value-type="float" office:value="95886.4390761663">
                <text:p>95886.4390761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555808544159">
                <text:p>12.5555808544159</text:p>
              </table:table-cell>
              <table:table-cell office:value-type="float" office:value="95850.7333744816">
                <text:p>95850.73337448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6022136211395">
                <text:p>12.6022136211395</text:p>
              </table:table-cell>
              <table:table-cell office:value-type="float" office:value="96069.7877213792">
                <text:p>96069.7877213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6488971710205">
                <text:p>12.6488971710205</text:p>
              </table:table-cell>
              <table:table-cell office:value-type="float" office:value="95965.2813768801">
                <text:p>95965.2813768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6955363750458">
                <text:p>12.6955363750458</text:p>
              </table:table-cell>
              <table:table-cell office:value-type="float" office:value="96056.5278423875">
                <text:p>96056.5278423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7423310279846">
                <text:p>12.7423310279846</text:p>
              </table:table-cell>
              <table:table-cell office:value-type="float" office:value="95737.4340580116">
                <text:p>95737.4340580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7889909744263">
                <text:p>12.7889909744263</text:p>
              </table:table-cell>
              <table:table-cell office:value-type="float" office:value="96013.8264539667">
                <text:p>96013.8264539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8356380462646">
                <text:p>12.8356380462646</text:p>
              </table:table-cell>
              <table:table-cell office:value-type="float" office:value="96040.3262936234">
                <text:p>96040.32629362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8823666572571">
                <text:p>12.8823666572571</text:p>
              </table:table-cell>
              <table:table-cell office:value-type="float" office:value="95872.7405940998">
                <text:p>95872.7405940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9290564060211">
                <text:p>12.9290564060211</text:p>
              </table:table-cell>
              <table:table-cell office:value-type="float" office:value="95952.5403026079">
                <text:p>95952.5403026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9756877422333">
                <text:p>12.9756877422333</text:p>
              </table:table-cell>
              <table:table-cell office:value-type="float" office:value="96072.7348583232">
                <text:p>96072.7348583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022472858429">
                <text:p>13.022472858429</text:p>
              </table:table-cell>
              <table:table-cell office:value-type="float" office:value="95756.9493097421">
                <text:p>95756.94930974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0374305248261">
                <text:p>13.0374305248261</text:p>
              </table:table-cell>
              <table:table-cell office:value-type="float" office:value="299511.961362513">
                <text:p>299511.9613625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0523884296417">
                <text:p>13.0523884296417</text:p>
              </table:table-cell>
              <table:table-cell office:value-type="float" office:value="299507.187350569">
                <text:p>299507.187350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0791642665863">
                <text:p>13.0791642665863</text:p>
              </table:table-cell>
              <table:table-cell office:value-type="float" office:value="167315.031431981">
                <text:p>167315.031431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123042345047">
                <text:p>13.123042345047</text:p>
              </table:table-cell>
              <table:table-cell office:value-type="float" office:value="102101.098251448">
                <text:p>102101.098251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1669178009033">
                <text:p>13.1669178009033</text:p>
              </table:table-cell>
              <table:table-cell office:value-type="float" office:value="102107.201225907">
                <text:p>102107.201225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108018398285">
                <text:p>13.2108018398285</text:p>
              </table:table-cell>
              <table:table-cell office:value-type="float" office:value="102087.230567795">
                <text:p>102087.230567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2547106742859">
                <text:p>13.2547106742859</text:p>
              </table:table-cell>
              <table:table-cell office:value-type="float" office:value="102029.581412522">
                <text:p>102029.581412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2985811233521">
                <text:p>13.2985811233521</text:p>
              </table:table-cell>
              <table:table-cell office:value-type="float" office:value="102118.854385183">
                <text:p>102118.854385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3424532413483">
                <text:p>13.3424532413483</text:p>
              </table:table-cell>
              <table:table-cell office:value-type="float" office:value="102114.969703227">
                <text:p>102114.9697032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3863697052002">
                <text:p>13.3863697052002</text:p>
              </table:table-cell>
              <table:table-cell office:value-type="float" office:value="102011.85630758">
                <text:p>102011.85630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4303090572357">
                <text:p>13.4303090572357</text:p>
              </table:table-cell>
              <table:table-cell office:value-type="float" office:value="101958.717925066">
                <text:p>101958.7179250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4741015434265">
                <text:p>13.4741015434265</text:p>
              </table:table-cell>
              <table:table-cell office:value-type="float" office:value="102300.654511403">
                <text:p>102300.654511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5180296897888">
                <text:p>13.5180296897888</text:p>
              </table:table-cell>
              <table:table-cell office:value-type="float" office:value="101984.726672745">
                <text:p>101984.7266727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5619254112244">
                <text:p>13.5619254112244</text:p>
              </table:table-cell>
              <table:table-cell office:value-type="float" office:value="102060.060832537">
                <text:p>102060.0608325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6057691574097">
                <text:p>13.6057691574097</text:p>
              </table:table-cell>
              <table:table-cell office:value-type="float" office:value="102181.049517657">
                <text:p>102181.049517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6496658325195">
                <text:p>13.6496658325195</text:p>
              </table:table-cell>
              <table:table-cell office:value-type="float" office:value="102057.843533425">
                <text:p>102057.843533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6935732364655">
                <text:p>13.6935732364655</text:p>
              </table:table-cell>
              <table:table-cell office:value-type="float" office:value="102032.905555465">
                <text:p>102032.9055554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7374405860901">
                <text:p>13.7374405860901</text:p>
              </table:table-cell>
              <table:table-cell office:value-type="float" office:value="102126.069578734">
                <text:p>102126.069578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7813353538513">
                <text:p>13.7813353538513</text:p>
              </table:table-cell>
              <table:table-cell office:value-type="float" office:value="102062.278227997">
                <text:p>102062.278227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8252115249634">
                <text:p>13.8252115249634</text:p>
              </table:table-cell>
              <table:table-cell office:value-type="float" office:value="102105.536705972">
                <text:p>102105.5367059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8690936565399">
                <text:p>13.8690936565399</text:p>
              </table:table-cell>
              <table:table-cell office:value-type="float" office:value="102091.667816685">
                <text:p>102091.6678166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9130256175995">
                <text:p>13.9130256175995</text:p>
              </table:table-cell>
              <table:table-cell office:value-type="float" office:value="101975.871141406">
                <text:p>101975.8711414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9568650722504">
                <text:p>13.9568650722504</text:p>
              </table:table-cell>
              <table:table-cell office:value-type="float" office:value="102191.052230851">
                <text:p>102191.0522308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0007886886597">
                <text:p>14.0007886886597</text:p>
              </table:table-cell>
              <table:table-cell office:value-type="float" office:value="101995.24461404">
                <text:p>101995.244614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0156626701355">
                <text:p>14.0156626701355</text:p>
              </table:table-cell>
              <table:table-cell office:value-type="float" office:value="301197.094219857">
                <text:p>301197.0942198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0305347442627">
                <text:p>14.0305347442627</text:p>
              </table:table-cell>
              <table:table-cell office:value-type="float" office:value="301235.722851005">
                <text:p>301235.722851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637953281403">
                <text:p>14.0637953281403</text:p>
              </table:table-cell>
              <table:table-cell office:value-type="float" office:value="134693.967384682">
                <text:p>134693.967384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1125683784485">
                <text:p>14.1125683784485</text:p>
              </table:table-cell>
              <table:table-cell office:value-type="float" office:value="91854.0048589962">
                <text:p>91854.0048589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1613593101501">
                <text:p>14.1613593101501</text:p>
              </table:table-cell>
              <table:table-cell office:value-type="float" office:value="91820.341275581">
                <text:p>91820.3412755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2101807594299">
                <text:p>14.2101807594299</text:p>
              </table:table-cell>
              <table:table-cell office:value-type="float" office:value="91762.9457152345">
                <text:p>91762.9457152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2588548660278">
                <text:p>14.2588548660278</text:p>
              </table:table-cell>
              <table:table-cell office:value-type="float" office:value="92040.7237673521">
                <text:p>92040.72376735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3076708316803">
                <text:p>14.3076708316803</text:p>
              </table:table-cell>
              <table:table-cell office:value-type="float" office:value="91773.2536911047">
                <text:p>91773.2536911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3563961982727">
                <text:p>14.3563961982727</text:p>
              </table:table-cell>
              <table:table-cell office:value-type="float" office:value="91943.895209156">
                <text:p>91943.895209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4051837921143">
                <text:p>14.4051837921143</text:p>
              </table:table-cell>
              <table:table-cell office:value-type="float" office:value="91826.6232712701">
                <text:p>91826.62327127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4538397789001">
                <text:p>14.4538397789001</text:p>
              </table:table-cell>
              <table:table-cell office:value-type="float" office:value="92075.0003430061">
                <text:p>92075.0003430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502692937851">
                <text:p>14.502692937851</text:p>
              </table:table-cell>
              <table:table-cell office:value-type="float" office:value="91703.3841048291">
                <text:p>91703.38410482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5514528751373">
                <text:p>14.5514528751373</text:p>
              </table:table-cell>
              <table:table-cell office:value-type="float" office:value="91878.7071789706">
                <text:p>91878.7071789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60018491745">
                <text:p>14.60018491745</text:p>
              </table:table-cell>
              <table:table-cell office:value-type="float" office:value="91931.2999701561">
                <text:p>91931.29997015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489455699921">
                <text:p>14.6489455699921</text:p>
              </table:table-cell>
              <table:table-cell office:value-type="float" office:value="91877.3594371128">
                <text:p>91877.3594371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69770860672">
                <text:p>14.69770860672</text:p>
              </table:table-cell>
              <table:table-cell office:value-type="float" office:value="91872.8672498008">
                <text:p>91872.86724980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7464187145233">
                <text:p>14.7464187145233</text:p>
              </table:table-cell>
              <table:table-cell office:value-type="float" office:value="91972.6972908152">
                <text:p>91972.69729081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7952189445496">
                <text:p>14.7952189445496</text:p>
              </table:table-cell>
              <table:table-cell office:value-type="float" office:value="91802.8459618044">
                <text:p>91802.84596180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8439772129059">
                <text:p>14.8439772129059</text:p>
              </table:table-cell>
              <table:table-cell office:value-type="float" office:value="91881.8520637436">
                <text:p>91881.85206374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8927917480469">
                <text:p>14.8927917480469</text:p>
              </table:table-cell>
              <table:table-cell office:value-type="float" office:value="91775.9431091661">
                <text:p>91775.9431091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9415113925934">
                <text:p>14.9415113925934</text:p>
              </table:table-cell>
              <table:table-cell office:value-type="float" office:value="91954.6938755536">
                <text:p>91954.6938755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9902148246765">
                <text:p>14.9902148246765</text:p>
              </table:table-cell>
              <table:table-cell office:value-type="float" office:value="91985.3038765989">
                <text:p>91985.30387659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0390808582306">
                <text:p>15.0390808582306</text:p>
              </table:table-cell>
              <table:table-cell office:value-type="float" office:value="91679.223259286">
                <text:p>91679.2232592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0527074337006">
                <text:p>15.0527074337006</text:p>
              </table:table-cell>
              <table:table-cell office:value-type="float" office:value="328769.323581902">
                <text:p>328769.32358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0663366317749">
                <text:p>15.0663366317749</text:p>
              </table:table-cell>
              <table:table-cell office:value-type="float" office:value="328706.060001749">
                <text:p>328706.0600017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0906624794006">
                <text:p>15.0906624794006</text:p>
              </table:table-cell>
              <table:table-cell office:value-type="float" office:value="184166.24443791">
                <text:p>184166.24443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130512714386">
                <text:p>15.130512714386</text:p>
              </table:table-cell>
              <table:table-cell office:value-type="float" office:value="112420.918010817">
                <text:p>112420.9180108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1704201698303">
                <text:p>15.1704201698303</text:p>
              </table:table-cell>
              <table:table-cell office:value-type="float" office:value="112259.725660756">
                <text:p>112259.7256607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2103061676025">
                <text:p>15.2103061676025</text:p>
              </table:table-cell>
              <table:table-cell office:value-type="float" office:value="112320.118593614">
                <text:p>112320.1185936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2501783370972">
                <text:p>15.2501783370972</text:p>
              </table:table-cell>
              <table:table-cell office:value-type="float" office:value="112359.072926882">
                <text:p>112359.0729268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2900664806366">
                <text:p>15.2900664806366</text:p>
              </table:table-cell>
              <table:table-cell office:value-type="float" office:value="112314.076376395">
                <text:p>112314.0763763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329975605011">
                <text:p>15.329975605011</text:p>
              </table:table-cell>
              <table:table-cell office:value-type="float" office:value="112255.031154602">
                <text:p>112255.031154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3698620796204">
                <text:p>15.3698620796204</text:p>
              </table:table-cell>
              <table:table-cell office:value-type="float" office:value="112318.775822494">
                <text:p>112318.7758224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4097557067871">
                <text:p>15.4097557067871</text:p>
              </table:table-cell>
              <table:table-cell office:value-type="float" office:value="112298.638107646">
                <text:p>112298.6381076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4496438503265">
                <text:p>15.4496438503265</text:p>
              </table:table-cell>
              <table:table-cell office:value-type="float" office:value="112314.076376395">
                <text:p>112314.076376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489542722702">
                <text:p>15.489542722702</text:p>
              </table:table-cell>
              <table:table-cell office:value-type="float" office:value="112283.875038841">
                <text:p>112283.8750388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5294177532196">
                <text:p>15.5294177532196</text:p>
              </table:table-cell>
              <table:table-cell office:value-type="float" office:value="112351.011192959">
                <text:p>112351.0111929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5693502426147">
                <text:p>15.5693502426147</text:p>
              </table:table-cell>
              <table:table-cell office:value-type="float" office:value="112189.349270698">
                <text:p>112189.3492706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609228849411">
                <text:p>15.609228849411</text:p>
              </table:table-cell>
              <table:table-cell office:value-type="float" office:value="112340.935652236">
                <text:p>112340.9356522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6491410732269">
                <text:p>15.6491410732269</text:p>
              </table:table-cell>
              <table:table-cell office:value-type="float" office:value="112246.313827627">
                <text:p>112246.313827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890704631805">
                <text:p>15.6890704631805</text:p>
              </table:table-cell>
              <table:table-cell office:value-type="float" office:value="112198.057751558">
                <text:p>112198.0577515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289118766785">
                <text:p>15.7289118766785</text:p>
              </table:table-cell>
              <table:table-cell office:value-type="float" office:value="112445.809690797">
                <text:p>112445.8096907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7687966823578">
                <text:p>15.7687966823578</text:p>
              </table:table-cell>
              <table:table-cell office:value-type="float" office:value="112323.475661879">
                <text:p>112323.4756618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8086788654327">
                <text:p>15.8086788654327</text:p>
              </table:table-cell>
              <table:table-cell office:value-type="float" office:value="112330.861918483">
                <text:p>112330.8619184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8485939502716">
                <text:p>15.8485939502716</text:p>
              </table:table-cell>
              <table:table-cell office:value-type="float" office:value="112238.268265877">
                <text:p>112238.2682658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8885188102722">
                <text:p>15.8885188102722</text:p>
              </table:table-cell>
              <table:table-cell office:value-type="float" office:value="112210.787963477">
                <text:p>112210.7879634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9284846782684">
                <text:p>15.9284846782684</text:p>
              </table:table-cell>
              <table:table-cell office:value-type="float" office:value="112095.651229799">
                <text:p>112095.6512297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9682931900024">
                <text:p>15.9682931900024</text:p>
              </table:table-cell>
              <table:table-cell office:value-type="float" office:value="112538.746234331">
                <text:p>112538.7462343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0082502365112">
                <text:p>16.0082502365112</text:p>
              </table:table-cell>
              <table:table-cell office:value-type="float" office:value="112120.399064394">
                <text:p>112120.3990643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0208330154419">
                <text:p>16.0208330154419</text:p>
              </table:table-cell>
              <table:table-cell office:value-type="float" office:value="356042.176747006">
                <text:p>356042.1767470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0334389209747">
                <text:p>16.0334389209747</text:p>
              </table:table-cell>
              <table:table-cell office:value-type="float" office:value="355388.987195733">
                <text:p>355388.9871957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0554423332214">
                <text:p>16.0554423332214</text:p>
              </table:table-cell>
              <table:table-cell office:value-type="float" office:value="203604.784102114">
                <text:p>203604.7841021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0920777320862">
                <text:p>16.0920777320862</text:p>
              </table:table-cell>
              <table:table-cell office:value-type="float" office:value="122286.098659378">
                <text:p>122286.0986593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1286506652832">
                <text:p>16.1286506652832</text:p>
              </table:table-cell>
              <table:table-cell office:value-type="float" office:value="122494.960299352">
                <text:p>122494.960299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1651563644409">
                <text:p>16.1651563644409</text:p>
              </table:table-cell>
              <table:table-cell office:value-type="float" office:value="122720.564278064">
                <text:p>122720.564278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2017796039581">
                <text:p>16.2017796039581</text:p>
              </table:table-cell>
              <table:table-cell office:value-type="float" office:value="122326.699086642">
                <text:p>122326.6990866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2383544445038">
                <text:p>16.2383544445038</text:p>
              </table:table-cell>
              <table:table-cell office:value-type="float" office:value="122488.572285308">
                <text:p>122488.5722853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2749357223511">
                <text:p>16.2749357223511</text:p>
              </table:table-cell>
              <table:table-cell office:value-type="float" office:value="122467.017655915">
                <text:p>122467.0176559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3115110397339">
                <text:p>16.3115110397339</text:p>
              </table:table-cell>
              <table:table-cell office:value-type="float" office:value="122486.975385899">
                <text:p>122486.9753858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3480806350708">
                <text:p>16.3480806350708</text:p>
              </table:table-cell>
              <table:table-cell office:value-type="float" office:value="122506.140927346">
                <text:p>122506.140927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384669303894">
                <text:p>16.384669303894</text:p>
              </table:table-cell>
              <table:table-cell office:value-type="float" office:value="122442.279101288">
                <text:p>122442.2791012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4212231636047">
                <text:p>16.4212231636047</text:p>
              </table:table-cell>
              <table:table-cell office:value-type="float" office:value="122558.877105102">
                <text:p>122558.877105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4577696323395">
                <text:p>16.4577696323395</text:p>
              </table:table-cell>
              <table:table-cell office:value-type="float" office:value="122583.662802456">
                <text:p>122583.6628024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4943768978119">
                <text:p>16.4943768978119</text:p>
              </table:table-cell>
              <table:table-cell office:value-type="float" office:value="122380.077893996">
                <text:p>122380.0778939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5309150218964">
                <text:p>16.5309150218964</text:p>
              </table:table-cell>
              <table:table-cell office:value-type="float" office:value="122611.658705922">
                <text:p>122611.6587059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5676205158234">
                <text:p>16.5676205158234</text:p>
              </table:table-cell>
              <table:table-cell office:value-type="float" office:value="122052.573625888">
                <text:p>122052.5736258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6040618419647">
                <text:p>16.6040618419647</text:p>
              </table:table-cell>
              <table:table-cell office:value-type="float" office:value="122937.348180522">
                <text:p>122937.3481805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1931400299072">
                <text:p>20.1931400299072</text:p>
              </table:table-cell>
              <table:table-cell office:value-type="float" office:value="1248.23137457706">
                <text:p>1248.231374577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2491061687469">
                <text:p>20.2491061687469</text:p>
              </table:table-cell>
              <table:table-cell office:value-type="float" office:value="80048.4023532519">
                <text:p>80048.40235325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305296421051">
                <text:p>20.305296421051</text:p>
              </table:table-cell>
              <table:table-cell office:value-type="float" office:value="79729.1312335847">
                <text:p>79729.1312335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6982655525208">
                <text:p>20.6982655525208</text:p>
              </table:table-cell>
              <table:table-cell office:value-type="float" office:value="11400.3865475249">
                <text:p>11400.38654752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0351431369781">
                <text:p>21.0351431369781</text:p>
              </table:table-cell>
              <table:table-cell office:value-type="float" office:value="13298.5992737268">
                <text:p>13298.59927372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2028503417969">
                <text:p>21.2028503417969</text:p>
              </table:table-cell>
              <table:table-cell office:value-type="float" office:value="26713.2232323735">
                <text:p>26713.2232323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.9954013824463">
                <text:p>21.9954013824463</text:p>
              </table:table-cell>
              <table:table-cell office:value-type="float" office:value="5652.63278984417">
                <text:p>5652.632789844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1539623737335">
                <text:p>22.1539623737335</text:p>
              </table:table-cell>
              <table:table-cell office:value-type="float" office:value="28254.1119579943">
                <text:p>28254.1119579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7532560825348">
                <text:p>23.7532560825348</text:p>
              </table:table-cell>
              <table:table-cell office:value-type="float" office:value="2801.23655545292">
                <text:p>2801.236555452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.0229630470276">
                <text:p>24.0229630470276</text:p>
              </table:table-cell>
              <table:table-cell office:value-type="float" office:value="16610.6203761736">
                <text:p>16610.62037617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0969433784485">
                <text:p>25.0969433784485</text:p>
              </table:table-cell>
              <table:table-cell office:value-type="float" office:value="4171.39855259068">
                <text:p>4171.39855259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8287057876587">
                <text:p>25.8287057876587</text:p>
              </table:table-cell>
              <table:table-cell office:value-type="float" office:value="6122.2057099589">
                <text:p>6122.2057099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0000693798065">
                <text:p>26.0000693798065</text:p>
              </table:table-cell>
              <table:table-cell office:value-type="float" office:value="26143.2428198361">
                <text:p>26143.24281983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856604576111">
                <text:p>26.0856604576111</text:p>
              </table:table-cell>
              <table:table-cell office:value-type="float" office:value="52341.904260505">
                <text:p>52341.9042605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3765478134155">
                <text:p>26.3765478134155</text:p>
              </table:table-cell>
              <table:table-cell office:value-type="float" office:value="15401.1506880753">
                <text:p>15401.15068807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7441802024841">
                <text:p>26.7441802024841</text:p>
              </table:table-cell>
              <table:table-cell office:value-type="float" office:value="12186.0862459646">
                <text:p>12186.08624596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302639007568">
                <text:p>27.0302639007568</text:p>
              </table:table-cell>
              <table:table-cell office:value-type="float" office:value="15659.7528172665">
                <text:p>15659.75281726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.0046164989471">
                <text:p>31.0046164989471</text:p>
              </table:table-cell>
              <table:table-cell office:value-type="float" office:value="1127.22761489253">
                <text:p>1127.227614892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0228018760681">
                <text:p>31.0228018760681</text:p>
              </table:table-cell>
              <table:table-cell office:value-type="float" office:value="246351.77869551">
                <text:p>246351.778695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.0698223114014">
                <text:p>31.0698223114014</text:p>
              </table:table-cell>
              <table:table-cell office:value-type="float" office:value="95277.722723078">
                <text:p>95277.7227230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.1202554702759">
                <text:p>31.1202554702759</text:p>
              </table:table-cell>
              <table:table-cell office:value-type="float" office:value="88830.4460790802">
                <text:p>88830.44607908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.1706902980804">
                <text:p>31.1706902980804</text:p>
              </table:table-cell>
              <table:table-cell office:value-type="float" office:value="88827.5066063468">
                <text:p>88827.50660634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2211315631866">
                <text:p>31.2211315631866</text:p>
              </table:table-cell>
              <table:table-cell office:value-type="float" office:value="88816.1704621726">
                <text:p>88816.17046217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2715625762939">
                <text:p>31.2715625762939</text:p>
              </table:table-cell>
              <table:table-cell office:value-type="float" office:value="88834.2256870411">
                <text:p>88834.22568704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32204246521">
                <text:p>31.32204246521</text:p>
              </table:table-cell>
              <table:table-cell office:value-type="float" office:value="88748.2143127031">
                <text:p>88748.21431270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3724536895752">
                <text:p>31.3724536895752</text:p>
              </table:table-cell>
              <table:table-cell office:value-type="float" office:value="88869.0972379871">
                <text:p>88869.09723798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4228987693787">
                <text:p>31.4228987693787</text:p>
              </table:table-cell>
              <table:table-cell office:value-type="float" office:value="88809.4541123536">
                <text:p>88809.45411235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.4733648300171">
                <text:p>31.4733648300171</text:p>
              </table:table-cell>
              <table:table-cell office:value-type="float" office:value="88772.5323380734">
                <text:p>88772.53233807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523770570755">
                <text:p>31.523770570755</text:p>
              </table:table-cell>
              <table:table-cell office:value-type="float" office:value="88878.7652837757">
                <text:p>88878.76528377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5742945671082">
                <text:p>31.5742945671082</text:p>
              </table:table-cell>
              <table:table-cell office:value-type="float" office:value="88670.7371421291">
                <text:p>88670.73714212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.6247198581696">
                <text:p>31.6247198581696</text:p>
              </table:table-cell>
              <table:table-cell office:value-type="float" office:value="88844.3062142138">
                <text:p>88844.30621421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6751358509064">
                <text:p>31.6751358509064</text:p>
              </table:table-cell>
              <table:table-cell office:value-type="float" office:value="88860.6919511964">
                <text:p>88860.69195119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7255756855011">
                <text:p>31.7255756855011</text:p>
              </table:table-cell>
              <table:table-cell office:value-type="float" office:value="88818.6893552656">
                <text:p>88818.68935526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.7760403156281">
                <text:p>31.7760403156281</text:p>
              </table:table-cell>
              <table:table-cell office:value-type="float" office:value="88775.0487565198">
                <text:p>88775.04875651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8266315460205">
                <text:p>31.8266315460205</text:p>
              </table:table-cell>
              <table:table-cell office:value-type="float" office:value="88552.8967223544">
                <text:p>88552.89672235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8769142627716">
                <text:p>31.8769142627716</text:p>
              </table:table-cell>
              <table:table-cell office:value-type="float" office:value="89096.2201222374">
                <text:p>89096.22012223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927318572998">
                <text:p>31.927318572998</text:p>
              </table:table-cell>
              <table:table-cell office:value-type="float" office:value="88881.2877286423">
                <text:p>88881.28772864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.9776983261108">
                <text:p>31.9776983261108</text:p>
              </table:table-cell>
              <table:table-cell office:value-type="float" office:value="88924.6120355121">
                <text:p>88924.61203551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.0283596515655">
                <text:p>32.0283596515655</text:p>
              </table:table-cell>
              <table:table-cell office:value-type="float" office:value="88430.3748429331">
                <text:p>88430.37484293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.0447354316711">
                <text:p>32.0447354316711</text:p>
              </table:table-cell>
              <table:table-cell office:value-type="float" office:value="273574.753148431">
                <text:p>273574.7531484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0611033439636">
                <text:p>32.0611033439636</text:p>
              </table:table-cell>
              <table:table-cell office:value-type="float" office:value="273706.256481967">
                <text:p>273706.2564819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.0886561870575">
                <text:p>32.0886561870575</text:p>
              </table:table-cell>
              <table:table-cell office:value-type="float" office:value="162596.650542984">
                <text:p>162596.6505429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1354289054871">
                <text:p>32.1354289054871</text:p>
              </table:table-cell>
              <table:table-cell office:value-type="float" office:value="95782.3310344124">
                <text:p>95782.33103441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.1820719242096">
                <text:p>32.1820719242096</text:p>
              </table:table-cell>
              <table:table-cell office:value-type="float" office:value="96048.6718634191">
                <text:p>96048.67186341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.2287468910217">
                <text:p>32.2287468910217</text:p>
              </table:table-cell>
              <table:table-cell office:value-type="float" office:value="95982.9284513891">
                <text:p>95982.92845138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.2753853797913">
                <text:p>32.2753853797913</text:p>
              </table:table-cell>
              <table:table-cell office:value-type="float" office:value="96058.0009815148">
                <text:p>96058.0009815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3221197128296">
                <text:p>32.3221197128296</text:p>
              </table:table-cell>
              <table:table-cell office:value-type="float" office:value="95861.0021528635">
                <text:p>95861.00215286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368768453598">
                <text:p>32.368768453598</text:p>
              </table:table-cell>
              <table:table-cell office:value-type="float" office:value="96036.8903040494">
                <text:p>96036.89030404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4154632091522">
                <text:p>32.4154632091522</text:p>
              </table:table-cell>
              <table:table-cell office:value-type="float" office:value="95942.2519044993">
                <text:p>95942.25190449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4621787071228">
                <text:p>32.4621787071228</text:p>
              </table:table-cell>
              <table:table-cell office:value-type="float" office:value="95899.6520345618">
                <text:p>95899.65203456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5088443756103">
                <text:p>32.5088443756103</text:p>
              </table:table-cell>
              <table:table-cell office:value-type="float" office:value="96002.0534409646">
                <text:p>96002.05344096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555483341217">
                <text:p>32.555483341217</text:p>
              </table:table-cell>
              <table:table-cell office:value-type="float" office:value="96057.0188837428">
                <text:p>96057.0188837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6021847724915">
                <text:p>32.6021847724915</text:p>
              </table:table-cell>
              <table:table-cell office:value-type="float" office:value="95928.5374719216">
                <text:p>95928.53747192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6489055156708">
                <text:p>32.6489055156708</text:p>
              </table:table-cell>
              <table:table-cell office:value-type="float" office:value="95888.8856456132">
                <text:p>95888.88564561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.695586681366">
                <text:p>32.695586681366</text:p>
              </table:table-cell>
              <table:table-cell office:value-type="float" office:value="95970.18269108">
                <text:p>95970.18269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.742288351059">
                <text:p>32.742288351059</text:p>
              </table:table-cell>
              <table:table-cell office:value-type="float" office:value="95928.0477432727">
                <text:p>95928.04774327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.7889142036438">
                <text:p>32.7889142036438</text:p>
              </table:table-cell>
              <table:table-cell office:value-type="float" office:value="96084.0338918916">
                <text:p>96084.03389189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.8356108665466">
                <text:p>32.8356108665466</text:p>
              </table:table-cell>
              <table:table-cell office:value-type="float" office:value="95938.3330950679">
                <text:p>95938.33309506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8822989463806">
                <text:p>32.8822989463806</text:p>
              </table:table-cell>
              <table:table-cell office:value-type="float" office:value="95955.9702590081">
                <text:p>95955.97025900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.9289727210999">
                <text:p>32.9289727210999</text:p>
              </table:table-cell>
              <table:table-cell office:value-type="float" office:value="95985.3799472835">
                <text:p>95985.37994728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.9757168292999">
                <text:p>32.9757168292999</text:p>
              </table:table-cell>
              <table:table-cell office:value-type="float" office:value="95840.955630703">
                <text:p>95840.9556307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.0224173069">
                <text:p>33.0224173069</text:p>
              </table:table-cell>
              <table:table-cell office:value-type="float" office:value="95930.4964365211">
                <text:p>95930.49643652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.0373437404633">
                <text:p>33.0373437404633</text:p>
              </table:table-cell>
              <table:table-cell office:value-type="float" office:value="300138.675526307">
                <text:p>300138.6755263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.0522956848145">
                <text:p>33.0522956848145</text:p>
              </table:table-cell>
              <table:table-cell office:value-type="float" office:value="299626.583324032">
                <text:p>299626.583324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0791125297546">
                <text:p>33.0791125297546</text:p>
              </table:table-cell>
              <table:table-cell office:value-type="float" office:value="167059.175305393">
                <text:p>167059.1753053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.1230266094208">
                <text:p>33.1230266094208</text:p>
              </table:table-cell>
              <table:table-cell office:value-type="float" office:value="102017.394741271">
                <text:p>102017.3947412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1668918132782">
                <text:p>33.1668918132782</text:p>
              </table:table-cell>
              <table:table-cell office:value-type="float" office:value="102131.065310027">
                <text:p>102131.0653100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.2108089923859">
                <text:p>33.2108089923859</text:p>
              </table:table-cell>
              <table:table-cell office:value-type="float" office:value="102010.194894735">
                <text:p>102010.1948947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.2546942234039">
                <text:p>33.2546942234039</text:p>
              </table:table-cell>
              <table:table-cell office:value-type="float" office:value="102084.457483104">
                <text:p>102084.457483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.2985725402832">
                <text:p>33.2985725402832</text:p>
              </table:table-cell>
              <table:table-cell office:value-type="float" office:value="102100.543471764">
                <text:p>102100.5434717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3424818515778">
                <text:p>33.3424818515778</text:p>
              </table:table-cell>
              <table:table-cell office:value-type="float" office:value="102028.473413007">
                <text:p>102028.4734130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3863170146942">
                <text:p>33.3863170146942</text:p>
              </table:table-cell>
              <table:table-cell office:value-type="float" office:value="102201.05690261">
                <text:p>102201.05690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.430248260498">
                <text:p>33.430248260498</text:p>
              </table:table-cell>
              <table:table-cell office:value-type="float" office:value="101977.531436386">
                <text:p>101977.5314363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.4741048812866">
                <text:p>33.4741048812866</text:p>
              </table:table-cell>
              <table:table-cell office:value-type="float" office:value="102151.053123709">
                <text:p>102151.0531237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.5180025100708">
                <text:p>33.5180025100708</text:p>
              </table:table-cell>
              <table:table-cell office:value-type="float" office:value="102055.626330654">
                <text:p>102055.6263306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.5619072914124">
                <text:p>33.5619072914124</text:p>
              </table:table-cell>
              <table:table-cell office:value-type="float" office:value="102039.000380125">
                <text:p>102039.000380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.6057374477386">
                <text:p>33.6057374477386</text:p>
              </table:table-cell>
              <table:table-cell office:value-type="float" office:value="102212.731495836">
                <text:p>102212.7314958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.6496515274048">
                <text:p>33.6496515274048</text:p>
              </table:table-cell>
              <table:table-cell office:value-type="float" office:value="102017.394741271">
                <text:p>102017.3947412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.6935563087463">
                <text:p>33.6935563087463</text:p>
              </table:table-cell>
              <table:table-cell office:value-type="float" office:value="102039.000380125">
                <text:p>102039.000380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7374188899994">
                <text:p>33.7374188899994</text:p>
              </table:table-cell>
              <table:table-cell office:value-type="float" office:value="102137.171867611">
                <text:p>102137.1718676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7813987731934">
                <text:p>33.7813987731934</text:p>
              </table:table-cell>
              <table:table-cell office:value-type="float" office:value="101864.754397853">
                <text:p>101864.7543978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8251798152924">
                <text:p>33.8251798152924</text:p>
              </table:table-cell>
              <table:table-cell office:value-type="float" office:value="102327.395265505">
                <text:p>102327.3952655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869065284729">
                <text:p>33.869065284729</text:p>
              </table:table-cell>
              <table:table-cell office:value-type="float" office:value="102083.902884245">
                <text:p>102083.9028842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9129860401154">
                <text:p>33.9129860401154</text:p>
              </table:table-cell>
              <table:table-cell office:value-type="float" office:value="102001.888642199">
                <text:p>102001.8886421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9568371772766">
                <text:p>33.9568371772766</text:p>
              </table:table-cell>
              <table:table-cell office:value-type="float" office:value="102163.827212179">
                <text:p>102163.8272121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0007472038269">
                <text:p>34.0007472038269</text:p>
              </table:table-cell>
              <table:table-cell office:value-type="float" office:value="102026.811458854">
                <text:p>102026.8114588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015629529953">
                <text:p>34.015629529953</text:p>
              </table:table-cell>
              <table:table-cell office:value-type="float" office:value="301028.210377918">
                <text:p>301028.2103779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0305094718933">
                <text:p>34.0305094718933</text:p>
              </table:table-cell>
              <table:table-cell office:value-type="float" office:value="301076.443575652">
                <text:p>301076.4435756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063812494278">
                <text:p>34.063812494278</text:p>
              </table:table-cell>
              <table:table-cell office:value-type="float" office:value="134522.324978702">
                <text:p>134522.3249787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1125349998474">
                <text:p>34.1125349998474</text:p>
              </table:table-cell>
              <table:table-cell office:value-type="float" office:value="91949.2942253018">
                <text:p>91949.29422530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1612954139709">
                <text:p>34.1612954139709</text:p>
              </table:table-cell>
              <table:table-cell office:value-type="float" office:value="91877.8086800055">
                <text:p>91877.8086800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2100512981415">
                <text:p>34.2100512981415</text:p>
              </table:table-cell>
              <table:table-cell office:value-type="float" office:value="91886.3451297574">
                <text:p>91886.34512975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258829832077">
                <text:p>34.258829832077</text:p>
              </table:table-cell>
              <table:table-cell office:value-type="float" office:value="91843.6787362165">
                <text:p>91843.67873621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3075721263885">
                <text:p>34.3075721263885</text:p>
              </table:table-cell>
              <table:table-cell office:value-type="float" office:value="91911.9639992174">
                <text:p>91911.96399921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3563435077667">
                <text:p>34.3563435077667</text:p>
              </table:table-cell>
              <table:table-cell office:value-type="float" office:value="91857.1480529131">
                <text:p>91857.14805291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4050834178925">
                <text:p>34.4050834178925</text:p>
              </table:table-cell>
              <table:table-cell office:value-type="float" office:value="91916.4600107616">
                <text:p>91916.46001076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453861951828">
                <text:p>34.453861951828</text:p>
              </table:table-cell>
              <table:table-cell office:value-type="float" office:value="91843.6787362165">
                <text:p>91843.67873621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5026988983154">
                <text:p>34.5026988983154</text:p>
              </table:table-cell>
              <table:table-cell office:value-type="float" office:value="91733.8269941466">
                <text:p>91733.82699414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5513918399811">
                <text:p>34.5513918399811</text:p>
              </table:table-cell>
              <table:table-cell office:value-type="float" office:value="92005.1212095988">
                <text:p>92005.12120959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6001346111298">
                <text:p>34.6001346111298</text:p>
              </table:table-cell>
              <table:table-cell office:value-type="float" office:value="91911.0648496884">
                <text:p>91911.06484968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.6488990783691">
                <text:p>34.6488990783691</text:p>
              </table:table-cell>
              <table:table-cell office:value-type="float" office:value="91870.1721482597">
                <text:p>91870.17214825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6976430416107">
                <text:p>34.6976430416107</text:p>
              </table:table-cell>
              <table:table-cell office:value-type="float" office:value="91908.8170528303">
                <text:p>91908.81705283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7465286254883">
                <text:p>34.7465286254883</text:p>
              </table:table-cell>
              <table:table-cell office:value-type="float" office:value="91642.5589028536">
                <text:p>91642.55890285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.7951769828796">
                <text:p>34.7951769828796</text:p>
              </table:table-cell>
              <table:table-cell office:value-type="float" office:value="92089.4402242632">
                <text:p>92089.44022426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8439815044403">
                <text:p>34.8439815044403</text:p>
              </table:table-cell>
              <table:table-cell office:value-type="float" office:value="91794.7734500564">
                <text:p>91794.77345005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892715215683">
                <text:p>34.892715215683</text:p>
              </table:table-cell>
              <table:table-cell office:value-type="float" office:value="91928.1516995754">
                <text:p>91928.15169957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9414319992065">
                <text:p>34.9414319992065</text:p>
              </table:table-cell>
              <table:table-cell office:value-type="float" office:value="91960.0941600231">
                <text:p>91960.09416002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.9903295040131">
                <text:p>34.9903295040131</text:p>
              </table:table-cell>
              <table:table-cell office:value-type="float" office:value="91620.2169768542">
                <text:p>91620.21697685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.0390188694">
                <text:p>35.0390188694</text:p>
              </table:table-cell>
              <table:table-cell office:value-type="float" office:value="92011.8790704052">
                <text:p>92011.87907040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.0526466369629">
                <text:p>35.0526466369629</text:p>
              </table:table-cell>
              <table:table-cell office:value-type="float" office:value="328740.56439056">
                <text:p>328740.564390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.066296339035">
                <text:p>35.066296339035</text:p>
              </table:table-cell>
              <table:table-cell office:value-type="float" office:value="328212.291837697">
                <text:p>328212.2918376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.0905871391296">
                <text:p>35.0905871391296</text:p>
              </table:table-cell>
              <table:table-cell office:value-type="float" office:value="184431.965293523">
                <text:p>184431.9652935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1304891109467">
                <text:p>35.1304891109467</text:p>
              </table:table-cell>
              <table:table-cell office:value-type="float" office:value="112275.153231637">
                <text:p>112275.1532316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.1703550815582">
                <text:p>35.1703550815582</text:p>
              </table:table-cell>
              <table:table-cell office:value-type="float" office:value="112376.543986604">
                <text:p>112376.5439866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.2102773189545">
                <text:p>35.2102773189545</text:p>
              </table:table-cell>
              <table:table-cell office:value-type="float" office:value="112218.159406615">
                <text:p>112218.1594066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.2502269744873">
                <text:p>35.2502269744873</text:p>
              </table:table-cell>
              <table:table-cell office:value-type="float" office:value="112141.142151217">
                <text:p>112141.1421512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.2900774478912">
                <text:p>35.2900774478912</text:p>
              </table:table-cell>
              <table:table-cell office:value-type="float" office:value="112420.245415657">
                <text:p>112420.2454156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.329948425293">
                <text:p>35.329948425293</text:p>
              </table:table-cell>
              <table:table-cell office:value-type="float" office:value="112362.43232415">
                <text:p>112362.432324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.3698160648346">
                <text:p>35.3698160648346</text:p>
              </table:table-cell>
              <table:table-cell office:value-type="float" office:value="112371.839705293">
                <text:p>112371.8397052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.4097054004669">
                <text:p>35.4097054004669</text:p>
              </table:table-cell>
              <table:table-cell office:value-type="float" office:value="112310.71986994">
                <text:p>112310.719869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.44961977005">
                <text:p>35.44961977005</text:p>
              </table:table-cell>
              <table:table-cell office:value-type="float" office:value="112240.279548183">
                <text:p>112240.2795481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.489509344101">
                <text:p>35.489509344101</text:p>
              </table:table-cell>
              <table:table-cell office:value-type="float" office:value="112310.048592724">
                <text:p>112310.0485927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.5294260978699">
                <text:p>35.5294260978699</text:p>
              </table:table-cell>
              <table:table-cell office:value-type="float" office:value="112233.575554135">
                <text:p>112233.5755541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.5693054199219">
                <text:p>35.5693054199219</text:p>
              </table:table-cell>
              <table:table-cell office:value-type="float" office:value="112338.920760944">
                <text:p>112338.9207609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.6091990470886">
                <text:p>35.6091990470886</text:p>
              </table:table-cell>
              <table:table-cell office:value-type="float" office:value="112298.638107646">
                <text:p>112298.6381076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.6490902900696">
                <text:p>35.6490902900696</text:p>
              </table:table-cell>
              <table:table-cell office:value-type="float" office:value="112305.34987688">
                <text:p>112305.349876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.6890127658844">
                <text:p>35.6890127658844</text:p>
              </table:table-cell>
              <table:table-cell office:value-type="float" office:value="112217.4892354">
                <text:p>112217.48923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.7288715839386">
                <text:p>35.7288715839386</text:p>
              </table:table-cell>
              <table:table-cell office:value-type="float" office:value="112396.709654265">
                <text:p>112396.7096542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.7687582969666">
                <text:p>35.7687582969666</text:p>
              </table:table-cell>
              <table:table-cell office:value-type="float" office:value="112318.104448974">
                <text:p>112318.1044489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8086483478546">
                <text:p>35.8086483478546</text:p>
              </table:table-cell>
              <table:table-cell office:value-type="float" office:value="112308.706062363">
                <text:p>112308.7060623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8485124111176">
                <text:p>35.8485124111176</text:p>
              </table:table-cell>
              <table:table-cell office:value-type="float" office:value="112381.920790421">
                <text:p>112381.9207904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8885111808777">
                <text:p>35.8885111808777</text:p>
              </table:table-cell>
              <table:table-cell office:value-type="float" office:value="112003.444777578">
                <text:p>112003.4447775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9283907413483">
                <text:p>35.9283907413483</text:p>
              </table:table-cell>
              <table:table-cell office:value-type="float" office:value="112338.249146574">
                <text:p>112338.2491465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9682443141937">
                <text:p>35.9682443141937</text:p>
              </table:table-cell>
              <table:table-cell office:value-type="float" office:value="112411.502410893">
                <text:p>112411.5024108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.0081653594971">
                <text:p>36.0081653594971</text:p>
              </table:table-cell>
              <table:table-cell office:value-type="float" office:value="112221.510382762">
                <text:p>112221.5103827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.0207371711731">
                <text:p>36.0207371711731</text:p>
              </table:table-cell>
              <table:table-cell office:value-type="float" office:value="356352.776787407">
                <text:p>356352.7767874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.0333178043365">
                <text:p>36.0333178043365</text:p>
              </table:table-cell>
              <table:table-cell office:value-type="float" office:value="356102.903708757">
                <text:p>356102.9037087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0554115772247">
                <text:p>36.0554115772247</text:p>
              </table:table-cell>
              <table:table-cell office:value-type="float" office:value="202772.067164501">
                <text:p>202772.0671645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09197306633">
                <text:p>36.09197306633</text:p>
              </table:table-cell>
              <table:table-cell office:value-type="float" office:value="122533.302380176">
                <text:p>122533.3023801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1285417079926">
                <text:p>36.1285417079926</text:p>
              </table:table-cell>
              <table:table-cell office:value-type="float" office:value="122509.335767375">
                <text:p>122509.335767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1651277542114">
                <text:p>36.1651277542114</text:p>
              </table:table-cell>
              <table:table-cell office:value-type="float" office:value="122451.056154002">
                <text:p>122451.0561540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2016987800598">
                <text:p>36.2016987800598</text:p>
              </table:table-cell>
              <table:table-cell office:value-type="float" office:value="122501.348979725">
                <text:p>122501.3489797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2382955551147">
                <text:p>36.2382955551147</text:p>
              </table:table-cell>
              <table:table-cell office:value-type="float" office:value="122415.157982514">
                <text:p>122415.1579825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2748303413391">
                <text:p>36.2748303413391</text:p>
              </table:table-cell>
              <table:table-cell office:value-type="float" office:value="122622.860648142">
                <text:p>122622.8606481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.3113844394684">
                <text:p>36.3113844394684</text:p>
              </table:table-cell>
              <table:table-cell office:value-type="float" office:value="122558.077733353">
                <text:p>122558.0777333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.3480472564697">
                <text:p>36.3480472564697</text:p>
              </table:table-cell>
              <table:table-cell office:value-type="float" office:value="122194.647504471">
                <text:p>122194.6475044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3845901489258">
                <text:p>36.3845901489258</text:p>
              </table:table-cell>
              <table:table-cell office:value-type="float" office:value="122595.659481184">
                <text:p>122595.6594811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4211270809174">
                <text:p>36.4211270809174</text:p>
              </table:table-cell>
              <table:table-cell office:value-type="float" office:value="122615.659164617">
                <text:p>122615.6591646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4576969146729">
                <text:p>36.4576969146729</text:p>
              </table:table-cell>
              <table:table-cell office:value-type="float" office:value="122505.342243375">
                <text:p>122505.342243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4942739009857">
                <text:p>36.4942739009857</text:p>
              </table:table-cell>
              <table:table-cell office:value-type="float" office:value="122481.386565851">
                <text:p>122481.3865658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5308570861816">
                <text:p>36.5308570861816</text:p>
              </table:table-cell>
              <table:table-cell office:value-type="float" office:value="122460.632555836">
                <text:p>122460.6325558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5674288272858">
                <text:p>36.5674288272858</text:p>
              </table:table-cell>
              <table:table-cell office:value-type="float" office:value="122498.953146493">
                <text:p>122498.9531464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1948044300079">
                <text:p>40.1948044300079</text:p>
              </table:table-cell>
              <table:table-cell office:value-type="float" office:value="1235.05269116272">
                <text:p>1235.052691162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.2510154247284">
                <text:p>40.2510154247284</text:p>
              </table:table-cell>
              <table:table-cell office:value-type="float" office:value="79699.7103908112">
                <text:p>79699.7103908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3068988323212">
                <text:p>40.3068988323212</text:p>
              </table:table-cell>
              <table:table-cell office:value-type="float" office:value="80166.9080856002">
                <text:p>80166.90808560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.700092792511">
                <text:p>40.700092792511</text:p>
              </table:table-cell>
              <table:table-cell office:value-type="float" office:value="11393.8677945033">
                <text:p>11393.86779450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.0369288921356">
                <text:p>41.0369288921356</text:p>
              </table:table-cell>
              <table:table-cell office:value-type="float" office:value="13300.2371331115">
                <text:p>13300.23713311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.2045233249664">
                <text:p>41.2045233249664</text:p>
              </table:table-cell>
              <table:table-cell office:value-type="float" office:value="26731.1981927385">
                <text:p>26731.19819273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.9970080852509">
                <text:p>41.9970080852509</text:p>
              </table:table-cell>
              <table:table-cell office:value-type="float" office:value="5653.10555422179">
                <text:p>5653.105554221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.1554930210114">
                <text:p>42.1554930210114</text:p>
              </table:table-cell>
              <table:table-cell office:value-type="float" office:value="28267.6708578168">
                <text:p>28267.67085781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.754504442215">
                <text:p>43.754504442215</text:p>
              </table:table-cell>
              <table:table-cell office:value-type="float" office:value="2801.73108246331">
                <text:p>2801.731082463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.0242314338684">
                <text:p>44.0242314338684</text:p>
              </table:table-cell>
              <table:table-cell office:value-type="float" office:value="16609.3870418282">
                <text:p>16609.38704182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.0980761051178">
                <text:p>45.0980761051178</text:p>
              </table:table-cell>
              <table:table-cell office:value-type="float" office:value="4171.92553070794">
                <text:p>4171.925530707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.8296418190002">
                <text:p>45.8296418190002</text:p>
              </table:table-cell>
              <table:table-cell office:value-type="float" office:value="6123.85178116737">
                <text:p>6123.851781167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.0010497570038">
                <text:p>46.0010497570038</text:p>
              </table:table-cell>
              <table:table-cell office:value-type="float" office:value="26136.4791629865">
                <text:p>26136.47916298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.086639881134">
                <text:p>46.086639881134</text:p>
              </table:table-cell>
              <table:table-cell office:value-type="float" office:value="52342.4874718308">
                <text:p>52342.48747183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.3774394989014">
                <text:p>46.3774394989014</text:p>
              </table:table-cell>
              <table:table-cell office:value-type="float" office:value="15405.7974160902">
                <text:p>15405.79741609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.7452740669251">
                <text:p>46.7452740669251</text:p>
              </table:table-cell>
              <table:table-cell office:value-type="float" office:value="12179.3882072323">
                <text:p>12179.38820723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.0313715934753">
                <text:p>47.0313715934753</text:p>
              </table:table-cell>
              <table:table-cell office:value-type="float" office:value="15658.9959165986">
                <text:p>15658.99591659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0045385360718">
                <text:p>51.0045385360718</text:p>
              </table:table-cell>
              <table:table-cell office:value-type="float" office:value="1127.56399736688">
                <text:p>1127.563997366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0227365493774">
                <text:p>51.0227365493774</text:p>
              </table:table-cell>
              <table:table-cell office:value-type="float" office:value="246180.719002201">
                <text:p>246180.7190022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069769859314">
                <text:p>51.069769859314</text:p>
              </table:table-cell>
              <table:table-cell office:value-type="float" office:value="95251.6419968369">
                <text:p>95251.64199683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1.1202142238617">
                <text:p>51.1202142238617</text:p>
              </table:table-cell>
              <table:table-cell office:value-type="float" office:value="88810.7133505688">
                <text:p>88810.71335056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.1706564426422">
                <text:p>51.1706564426422</text:p>
              </table:table-cell>
              <table:table-cell office:value-type="float" office:value="88814.491279482">
                <text:p>88814.4912794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1.2211682796478">
                <text:p>51.2211682796478</text:p>
              </table:table-cell>
              <table:table-cell office:value-type="float" office:value="88692.0822044538">
                <text:p>88692.08220445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.2715404033661">
                <text:p>51.2715404033661</text:p>
              </table:table-cell>
              <table:table-cell office:value-type="float" office:value="88938.0806149302">
                <text:p>88938.08061493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.3219766616821">
                <text:p>51.3219766616821</text:p>
              </table:table-cell>
              <table:table-cell office:value-type="float" office:value="88824.9872131225">
                <text:p>88824.98721312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.3724293708801">
                <text:p>51.3724293708801</text:p>
              </table:table-cell>
              <table:table-cell office:value-type="float" office:value="88796.0244596293">
                <text:p>88796.02445962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.4228715896607">
                <text:p>51.4228715896607</text:p>
              </table:table-cell>
              <table:table-cell office:value-type="float" office:value="88814.491279482">
                <text:p>88814.4912794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.4733624458313">
                <text:p>51.4733624458313</text:p>
              </table:table-cell>
              <table:table-cell office:value-type="float" office:value="88728.9370744284">
                <text:p>88728.93707442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5237679481506">
                <text:p>51.5237679481506</text:p>
              </table:table-cell>
              <table:table-cell office:value-type="float" office:value="88879.1856813108">
                <text:p>88879.18568131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.5742847919464">
                <text:p>51.5742847919464</text:p>
              </table:table-cell>
              <table:table-cell office:value-type="float" office:value="88683.2918167102">
                <text:p>88683.29181671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.6246731281281">
                <text:p>51.6246731281281</text:p>
              </table:table-cell>
              <table:table-cell office:value-type="float" office:value="88909.4647588765">
                <text:p>88909.46475887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.6750943660736">
                <text:p>51.6750943660736</text:p>
              </table:table-cell>
              <table:table-cell office:value-type="float" office:value="88851.4479719314">
                <text:p>88851.44797193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.725537776947">
                <text:p>51.725537776947</text:p>
              </table:table-cell>
              <table:table-cell office:value-type="float" office:value="88812.3923904053">
                <text:p>88812.39239040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.7759931087494">
                <text:p>51.7759931087494</text:p>
              </table:table-cell>
              <table:table-cell office:value-type="float" office:value="88791.4089545186">
                <text:p>88791.4089545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.8264651298523">
                <text:p>51.8264651298523</text:p>
              </table:table-cell>
              <table:table-cell office:value-type="float" office:value="88762.0487966178">
                <text:p>88762.04879661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.8768742084503">
                <text:p>51.8768742084503</text:p>
              </table:table-cell>
              <table:table-cell office:value-type="float" office:value="88872.8801358363">
                <text:p>88872.88013583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.9273371696472">
                <text:p>51.9273371696472</text:p>
              </table:table-cell>
              <table:table-cell office:value-type="float" office:value="88777.984758359">
                <text:p>88777.9847583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.9777565002441">
                <text:p>51.9777565002441</text:p>
              </table:table-cell>
              <table:table-cell office:value-type="float" office:value="88854.8091964024">
                <text:p>88854.80919640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.0282242298126">
                <text:p>52.0282242298126</text:p>
              </table:table-cell>
              <table:table-cell office:value-type="float" office:value="88769.5966968542">
                <text:p>88769.59669685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2.0445914268494">
                <text:p>52.0445914268494</text:p>
              </table:table-cell>
              <table:table-cell office:value-type="float" office:value="273718.217599674">
                <text:p>273718.2175996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.0609428882599">
                <text:p>52.0609428882599</text:p>
              </table:table-cell>
              <table:table-cell office:value-type="float" office:value="273981.626933788">
                <text:p>273981.6269337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2.0886001586914">
                <text:p>52.0886001586914</text:p>
              </table:table-cell>
              <table:table-cell office:value-type="float" office:value="161982.723895072">
                <text:p>161982.7238950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.135281085968">
                <text:p>52.135281085968</text:p>
              </table:table-cell>
              <table:table-cell office:value-type="float" office:value="95970.6728500363">
                <text:p>95970.67285003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.1819624900818">
                <text:p>52.1819624900818</text:p>
              </table:table-cell>
              <table:table-cell office:value-type="float" office:value="95969.6925371305">
                <text:p>95969.69253713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.2286286354065">
                <text:p>52.2286286354065</text:p>
              </table:table-cell>
              <table:table-cell office:value-type="float" office:value="96001.0724868698">
                <text:p>96001.0724868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.2753155231476">
                <text:p>52.2753155231476</text:p>
              </table:table-cell>
              <table:table-cell office:value-type="float" office:value="95958.4203780021">
                <text:p>95958.42037800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.3219890594482">
                <text:p>52.3219890594482</text:p>
              </table:table-cell>
              <table:table-cell office:value-type="float" office:value="95985.8702614897">
                <text:p>95985.87026148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3686814308167">
                <text:p>52.3686814308167</text:p>
              </table:table-cell>
              <table:table-cell office:value-type="float" office:value="95947.1508665149">
                <text:p>95947.15086651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2.4153428077698">
                <text:p>52.4153428077698</text:p>
              </table:table-cell>
              <table:table-cell office:value-type="float" office:value="96010.8829300196">
                <text:p>96010.88293001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.4620769023895">
                <text:p>52.4620769023895</text:p>
              </table:table-cell>
              <table:table-cell office:value-type="float" office:value="95861.4911971921">
                <text:p>95861.49119719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2.5087299346924">
                <text:p>52.5087299346924</text:p>
              </table:table-cell>
              <table:table-cell office:value-type="float" office:value="96028.0560311125">
                <text:p>96028.0560311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.5554621219635">
                <text:p>52.5554621219635</text:p>
              </table:table-cell>
              <table:table-cell office:value-type="float" office:value="95865.4037314613">
                <text:p>95865.40373146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.60213804245">
                <text:p>52.60213804245</text:p>
              </table:table-cell>
              <table:table-cell office:value-type="float" office:value="95980.967344833">
                <text:p>95980.9673448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.6487543582916">
                <text:p>52.6487543582916</text:p>
              </table:table-cell>
              <table:table-cell office:value-type="float" office:value="96103.6907166932">
                <text:p>96103.69071669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.6954698562622">
                <text:p>52.6954698562622</text:p>
              </table:table-cell>
              <table:table-cell office:value-type="float" office:value="95899.6520345618">
                <text:p>95899.65203456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.7422032356262">
                <text:p>52.7422032356262</text:p>
              </table:table-cell>
              <table:table-cell office:value-type="float" office:value="95862.9583601171">
                <text:p>95862.95836011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.7888770103455">
                <text:p>52.7888770103455</text:p>
              </table:table-cell>
              <table:table-cell office:value-type="float" office:value="95985.3799472835">
                <text:p>95985.37994728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.835551738739">
                <text:p>52.835551738739</text:p>
              </table:table-cell>
              <table:table-cell office:value-type="float" office:value="95983.41874055">
                <text:p>95983.418740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.8822462558746">
                <text:p>52.8822462558746</text:p>
              </table:table-cell>
              <table:table-cell office:value-type="float" office:value="95942.7417781885">
                <text:p>95942.74177818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.9288396835327">
                <text:p>52.9288396835327</text:p>
              </table:table-cell>
              <table:table-cell office:value-type="float" office:value="96150.8999268269">
                <text:p>96150.89992682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.975489616394">
                <text:p>52.975489616394</text:p>
              </table:table-cell>
              <table:table-cell office:value-type="float" office:value="96034.4361763022">
                <text:p>96034.43617630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3.0222218036652">
                <text:p>53.0222218036652</text:p>
              </table:table-cell>
              <table:table-cell office:value-type="float" office:value="95865.4037314613">
                <text:p>95865.40373146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3.0371744632721">
                <text:p>53.0371744632721</text:p>
              </table:table-cell>
              <table:table-cell office:value-type="float" office:value="299612.2507813">
                <text:p>299612.25078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3.0522284507751">
                <text:p>53.0522284507751</text:p>
              </table:table-cell>
              <table:table-cell office:value-type="float" office:value="297595.570548455">
                <text:p>297595.5705484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3.0789203643799">
                <text:p>53.0789203643799</text:p>
              </table:table-cell>
              <table:table-cell office:value-type="float" office:value="167841.094735338">
                <text:p>167841.0947353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.1227531433106">
                <text:p>53.1227531433106</text:p>
              </table:table-cell>
              <table:table-cell office:value-type="float" office:value="102206.615900091">
                <text:p>102206.6159000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.1666395664215">
                <text:p>53.1666395664215</text:p>
              </table:table-cell>
              <table:table-cell office:value-type="float" office:value="102081.684549065">
                <text:p>102081.684549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.2105112075806">
                <text:p>53.2105112075806</text:p>
              </table:table-cell>
              <table:table-cell office:value-type="float" office:value="102116.079582199">
                <text:p>102116.0795821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.2544162273407">
                <text:p>53.2544162273407</text:p>
              </table:table-cell>
              <table:table-cell office:value-type="float" office:value="102038.446275068">
                <text:p>102038.4462750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.2983455657959">
                <text:p>53.2983455657959</text:p>
              </table:table-cell>
              <table:table-cell office:value-type="float" office:value="101981.959153989">
                <text:p>101981.9591539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.3421444892883">
                <text:p>53.3421444892883</text:p>
              </table:table-cell>
              <table:table-cell office:value-type="float" office:value="102285.61897815">
                <text:p>102285.618978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.3860733509064">
                <text:p>53.3860733509064</text:p>
              </table:table-cell>
              <table:table-cell office:value-type="float" office:value="101983.066143467">
                <text:p>101983.0661434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3.42995262146">
                <text:p>53.42995262146</text:p>
              </table:table-cell>
              <table:table-cell office:value-type="float" office:value="102098.324413316">
                <text:p>102098.3244133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.4738416671753">
                <text:p>53.4738416671753</text:p>
              </table:table-cell>
              <table:table-cell office:value-type="float" office:value="102075.584624411">
                <text:p>102075.584624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.5177834033966">
                <text:p>53.5177834033966</text:p>
              </table:table-cell>
              <table:table-cell office:value-type="float" office:value="101953.185860394">
                <text:p>101953.1858603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.5616445541382">
                <text:p>53.5616445541382</text:p>
              </table:table-cell>
              <table:table-cell office:value-type="float" office:value="102140.503024999">
                <text:p>102140.5030249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.6055665016174">
                <text:p>53.6055665016174</text:p>
              </table:table-cell>
              <table:table-cell office:value-type="float" office:value="101999.120191942">
                <text:p>101999.1201919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.6494159698486">
                <text:p>53.6494159698486</text:p>
              </table:table-cell>
              <table:table-cell office:value-type="float" office:value="102167.715612392">
                <text:p>102167.7156123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.6933448314667">
                <text:p>53.6933448314667</text:p>
              </table:table-cell>
              <table:table-cell office:value-type="float" office:value="101983.066143467">
                <text:p>101983.0661434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.7372975349426">
                <text:p>53.7372975349426</text:p>
              </table:table-cell>
              <table:table-cell office:value-type="float" office:value="101927.746093051">
                <text:p>101927.7460930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.7811918258667">
                <text:p>53.7811918258667</text:p>
              </table:table-cell>
              <table:table-cell office:value-type="float" office:value="102063.386961859">
                <text:p>102063.3869618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.8251168727875">
                <text:p>53.8251168727875</text:p>
              </table:table-cell>
              <table:table-cell office:value-type="float" office:value="101991.922924526">
                <text:p>101991.9229245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3.8690271377564">
                <text:p>53.8690271377564</text:p>
              </table:table-cell>
              <table:table-cell office:value-type="float" office:value="102026.257486168">
                <text:p>102026.2574861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.9128396511078">
                <text:p>53.9128396511078</text:p>
              </table:table-cell>
              <table:table-cell office:value-type="float" office:value="102253.891806294">
                <text:p>102253.8918062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.9567067623138">
                <text:p>53.9567067623138</text:p>
              </table:table-cell>
              <table:table-cell office:value-type="float" office:value="102126.624635854">
                <text:p>102126.6246358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4.0006713867188">
                <text:p>54.0006713867188</text:p>
              </table:table-cell>
              <table:table-cell office:value-type="float" office:value="101900.108567741">
                <text:p>101900.1085677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4.0155494213104">
                <text:p>54.0155494213104</text:p>
              </table:table-cell>
              <table:table-cell office:value-type="float" office:value="301115.041264042">
                <text:p>301115.0412640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4.0304236412048">
                <text:p>54.0304236412048</text:p>
              </table:table-cell>
              <table:table-cell office:value-type="float" office:value="301192.266337538">
                <text:p>301192.2663375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4.0636565685272">
                <text:p>54.0636565685272</text:p>
              </table:table-cell>
              <table:table-cell office:value-type="float" office:value="134806.060162567">
                <text:p>134806.0601625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.1124541759491">
                <text:p>54.1124541759491</text:p>
              </table:table-cell>
              <table:table-cell office:value-type="float" office:value="91807.779862414">
                <text:p>91807.7798624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.1612403392792">
                <text:p>54.1612403392792</text:p>
              </table:table-cell>
              <table:table-cell office:value-type="float" office:value="91829.3158182813">
                <text:p>91829.31581828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.2099752426148">
                <text:p>54.2099752426148</text:p>
              </table:table-cell>
              <table:table-cell office:value-type="float" office:value="91925.9030668904">
                <text:p>91925.90306689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.2587172985077">
                <text:p>54.2587172985077</text:p>
              </table:table-cell>
              <table:table-cell office:value-type="float" office:value="91912.4135805791">
                <text:p>91912.41358057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.3075189590454">
                <text:p>54.3075189590454</text:p>
              </table:table-cell>
              <table:table-cell office:value-type="float" office:value="91800.1549668033">
                <text:p>91800.15496680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3561933040619">
                <text:p>54.3561933040619</text:p>
              </table:table-cell>
              <table:table-cell office:value-type="float" office:value="92040.2729298817">
                <text:p>92040.27292988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.4049787521362">
                <text:p>54.4049787521362</text:p>
              </table:table-cell>
              <table:table-cell office:value-type="float" office:value="91830.6621510011">
                <text:p>91830.66215100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.4538061618805">
                <text:p>54.4538061618805</text:p>
              </table:table-cell>
              <table:table-cell office:value-type="float" office:value="91751.7440196878">
                <text:p>91751.74401968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.5026290416718">
                <text:p>54.5026290416718</text:p>
              </table:table-cell>
              <table:table-cell office:value-type="float" office:value="91760.2570588637">
                <text:p>91760.25705886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.5513293743134">
                <text:p>54.5513293743134</text:p>
              </table:table-cell>
              <table:table-cell office:value-type="float" office:value="91991.1581091137">
                <text:p>91991.15810911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.6000354290009">
                <text:p>54.6000354290009</text:p>
              </table:table-cell>
              <table:table-cell office:value-type="float" office:value="91980.350877193">
                <text:p>91980.3508771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.6487898826599">
                <text:p>54.6487898826599</text:p>
              </table:table-cell>
              <table:table-cell office:value-type="float" office:value="91889.0411802964">
                <text:p>91889.04118029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.6975541114807">
                <text:p>54.6975541114807</text:p>
              </table:table-cell>
              <table:table-cell office:value-type="float" office:value="91870.6213208691">
                <text:p>91870.62132086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4.7463934421539">
                <text:p>54.7463934421539</text:p>
              </table:table-cell>
              <table:table-cell office:value-type="float" office:value="91729.3488310788">
                <text:p>91729.34883107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.7950356006622">
                <text:p>54.7950356006622</text:p>
              </table:table-cell>
              <table:table-cell office:value-type="float" office:value="92101.1759631409">
                <text:p>92101.17596314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.8439438343048">
                <text:p>54.8439438343048</text:p>
              </table:table-cell>
              <table:table-cell office:value-type="float" office:value="91600.1185554949">
                <text:p>91600.11855549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.8926458358765">
                <text:p>54.8926458358765</text:p>
              </table:table-cell>
              <table:table-cell office:value-type="float" office:value="91988.0057374762">
                <text:p>91988.00573747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.9413814544678">
                <text:p>54.9413814544678</text:p>
              </table:table-cell>
              <table:table-cell office:value-type="float" office:value="91924.5539400818">
                <text:p>91924.55394008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.9902112483978">
                <text:p>54.9902112483978</text:p>
              </table:table-cell>
              <table:table-cell office:value-type="float" office:value="91747.2641071838">
                <text:p>91747.26410718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.004665851593">
                <text:p>55.004665851593</text:p>
              </table:table-cell>
              <table:table-cell office:value-type="float" office:value="309935.868837317">
                <text:p>309935.8688373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.0183348655701">
                <text:p>55.0183348655701</text:p>
              </table:table-cell>
              <table:table-cell office:value-type="float" office:value="327748.585781065">
                <text:p>327748.5857810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5.0319650173187">
                <text:p>55.0319650173187</text:p>
              </table:table-cell>
              <table:table-cell office:value-type="float" office:value="328683.061099547">
                <text:p>328683.0610995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.0463235378265">
                <text:p>55.0463235378265</text:p>
              </table:table-cell>
              <table:table-cell office:value-type="float" office:value="312009.861849097">
                <text:p>312009.8618490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.0862772464752">
                <text:p>55.0862772464752</text:p>
              </table:table-cell>
              <table:table-cell office:value-type="float" office:value="112129.765959732">
                <text:p>112129.7659597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.1260750293732">
                <text:p>55.1260750293732</text:p>
              </table:table-cell>
              <table:table-cell office:value-type="float" office:value="112569.084852987">
                <text:p>112569.0848529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5.1659772396088">
                <text:p>55.1659772396088</text:p>
              </table:table-cell>
              <table:table-cell office:value-type="float" office:value="112274.482379513">
                <text:p>112274.4823795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5.2058708667755">
                <text:p>55.2058708667755</text:p>
              </table:table-cell>
              <table:table-cell office:value-type="float" office:value="112298.638107646">
                <text:p>112298.6381076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5.2457618713379">
                <text:p>55.2457618713379</text:p>
              </table:table-cell>
              <table:table-cell office:value-type="float" office:value="112306.021097929">
                <text:p>112306.0210979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.285656452179">
                <text:p>55.285656452179</text:p>
              </table:table-cell>
              <table:table-cell office:value-type="float" office:value="112295.953624574">
                <text:p>112295.9536245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5.3255558013916">
                <text:p>55.3255558013916</text:p>
              </table:table-cell>
              <table:table-cell office:value-type="float" office:value="112282.53313415">
                <text:p>112282.533134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5.3655397891998">
                <text:p>55.3655397891998</text:p>
              </table:table-cell>
              <table:table-cell office:value-type="float" office:value="112044.85209147">
                <text:p>112044.852091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5.4054393768311">
                <text:p>55.4054393768311</text:p>
              </table:table-cell>
              <table:table-cell office:value-type="float" office:value="112281.862193832">
                <text:p>112281.8621938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5.4453115463257">
                <text:p>55.4453115463257</text:p>
              </table:table-cell>
              <table:table-cell office:value-type="float" office:value="112359.072926882">
                <text:p>112359.0729268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.4852356910706">
                <text:p>55.4852356910706</text:p>
              </table:table-cell>
              <table:table-cell office:value-type="float" office:value="112212.798261015">
                <text:p>112212.7982610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.5251076221466">
                <text:p>55.5251076221466</text:p>
              </table:table-cell>
              <table:table-cell office:value-type="float" office:value="112359.744790265">
                <text:p>112359.7447902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.5649907588959">
                <text:p>55.5649907588959</text:p>
              </table:table-cell>
              <table:table-cell office:value-type="float" office:value="112328.175894597">
                <text:p>112328.1758945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.6048934459686">
                <text:p>55.6048934459686</text:p>
              </table:table-cell>
              <table:table-cell office:value-type="float" office:value="112273.140699314">
                <text:p>112273.1406993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.6447877883911">
                <text:p>55.6447877883911</text:p>
              </table:table-cell>
              <table:table-cell office:value-type="float" office:value="112296.62473331">
                <text:p>112296.624733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.6846063137054">
                <text:p>55.6846063137054</text:p>
              </table:table-cell>
              <table:table-cell office:value-type="float" office:value="112510.444940752">
                <text:p>112510.4449407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.724488735199">
                <text:p>55.724488735199</text:p>
              </table:table-cell>
              <table:table-cell office:value-type="float" office:value="112330.190400469">
                <text:p>112330.1904004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.764408826828">
                <text:p>55.764408826828</text:p>
              </table:table-cell>
              <table:table-cell office:value-type="float" office:value="112224.191307775">
                <text:p>112224.1913077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.804270029068">
                <text:p>55.804270029068</text:p>
              </table:table-cell>
              <table:table-cell office:value-type="float" office:value="112389.986960943">
                <text:p>112389.9869609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.8442101478577">
                <text:p>55.8442101478577</text:p>
              </table:table-cell>
              <table:table-cell office:value-type="float" office:value="112167.918768393">
                <text:p>112167.9187683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.8841199874878">
                <text:p>55.8841199874878</text:p>
              </table:table-cell>
              <table:table-cell office:value-type="float" office:value="112253.019343585">
                <text:p>112253.0193435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.9239614009857">
                <text:p>55.9239614009857</text:p>
              </table:table-cell>
              <table:table-cell office:value-type="float" office:value="112445.809690797">
                <text:p>112445.8096907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.9638531208038">
                <text:p>55.9638531208038</text:p>
              </table:table-cell>
              <table:table-cell office:value-type="float" office:value="112304.007458851">
                <text:p>112304.0074588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.0037729740143">
                <text:p>56.0037729740143</text:p>
              </table:table-cell>
              <table:table-cell office:value-type="float" office:value="112224.861559043">
                <text:p>112224.8615590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.0163536071777">
                <text:p>56.0163536071777</text:p>
              </table:table-cell>
              <table:table-cell office:value-type="float" office:value="356102.903708757">
                <text:p>356102.9037087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.028933763504">
                <text:p>56.028933763504</text:p>
              </table:table-cell>
              <table:table-cell office:value-type="float" office:value="356116.401402445">
                <text:p>356116.4014024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.0510771274567">
                <text:p>56.0510771274567</text:p>
              </table:table-cell>
              <table:table-cell office:value-type="float" office:value="202317.949954778">
                <text:p>202317.9499547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.0877645015717">
                <text:p>56.0877645015717</text:p>
              </table:table-cell>
              <table:table-cell office:value-type="float" office:value="122112.85511899">
                <text:p>122112.855118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.1241681575775">
                <text:p>56.1241681575775</text:p>
              </table:table-cell>
              <table:table-cell office:value-type="float" office:value="123064.562506549">
                <text:p>123064.5625065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.1608664989471">
                <text:p>56.1608664989471</text:p>
              </table:table-cell>
              <table:table-cell office:value-type="float" office:value="122076.361840909">
                <text:p>122076.3618409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6.1973624229431">
                <text:p>56.1973624229431</text:p>
              </table:table-cell>
              <table:table-cell office:value-type="float" office:value="122753.434068267">
                <text:p>122753.4340682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6.2339642047882">
                <text:p>56.2339642047882</text:p>
              </table:table-cell>
              <table:table-cell office:value-type="float" office:value="122398.412704616">
                <text:p>122398.4127046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.2705404758453">
                <text:p>56.2705404758453</text:p>
              </table:table-cell>
              <table:table-cell office:value-type="float" office:value="122483.781711991">
                <text:p>122483.7817119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.3071467876434">
                <text:p>56.3071467876434</text:p>
              </table:table-cell>
              <table:table-cell office:value-type="float" office:value="122383.266162123">
                <text:p>122383.266162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.3436632156372">
                <text:p>56.3436632156372</text:p>
              </table:table-cell>
              <table:table-cell office:value-type="float" office:value="122684.507936093">
                <text:p>122684.5079360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.3802247047424">
                <text:p>56.3802247047424</text:p>
              </table:table-cell>
              <table:table-cell office:value-type="float" office:value="122533.302380176">
                <text:p>122533.3023801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.4168262481689">
                <text:p>56.4168262481689</text:p>
              </table:table-cell>
              <table:table-cell office:value-type="float" office:value="122399.209994919">
                <text:p>122399.2099949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6.4533715248108">
                <text:p>56.4533715248108</text:p>
              </table:table-cell>
              <table:table-cell office:value-type="float" office:value="122587.66143448">
                <text:p>122587.661434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.4899399280548">
                <text:p>56.4899399280548</text:p>
              </table:table-cell>
              <table:table-cell office:value-type="float" office:value="122510.13450342">
                <text:p>122510.134503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6.526525259018">
                <text:p>56.526525259018</text:p>
              </table:table-cell>
              <table:table-cell office:value-type="float" office:value="122453.450114044">
                <text:p>122453.4501140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.1962325572968">
                <text:p>60.1962325572968</text:p>
              </table:table-cell>
              <table:table-cell office:value-type="float" office:value="1220.80581252386">
                <text:p>1220.805812523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.2522532939911">
                <text:p>60.2522532939911</text:p>
              </table:table-cell>
              <table:table-cell office:value-type="float" office:value="79970.3871165435">
                <text:p>79970.38711654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.3083987236023">
                <text:p>60.3083987236023</text:p>
              </table:table-cell>
              <table:table-cell office:value-type="float" office:value="79792.781550038">
                <text:p>79792.7815500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.7013466358185">
                <text:p>60.7013466358185</text:p>
              </table:table-cell>
              <table:table-cell office:value-type="float" office:value="11401.0021703214">
                <text:p>11401.00217032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.0382122993469">
                <text:p>61.0382122993469</text:p>
              </table:table-cell>
              <table:table-cell office:value-type="float" office:value="13299.0698816703">
                <text:p>13299.06988167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.2056584358215">
                <text:p>61.2056584358215</text:p>
              </table:table-cell>
              <table:table-cell office:value-type="float" office:value="26754.872308919">
                <text:p>26754.8723089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.734142780304">
                <text:p>61.734142780304</text:p>
              </table:table-cell>
              <table:table-cell office:value-type="float" office:value="8477.07230454962">
                <text:p>8477.072304549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.7869281768799">
                <text:p>61.7869281768799</text:p>
              </table:table-cell>
              <table:table-cell office:value-type="float" office:value="84871.9587349479">
                <text:p>84871.95873494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.8398108482361">
                <text:p>61.8398108482361</text:p>
              </table:table-cell>
              <table:table-cell office:value-type="float" office:value="84715.8414109627">
                <text:p>84715.84141096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.8926892280579">
                <text:p>61.8926892280579</text:p>
              </table:table-cell>
              <table:table-cell office:value-type="float" office:value="84722.7168286832">
                <text:p>84722.71682868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.9455287456512">
                <text:p>61.9455287456512</text:p>
              </table:table-cell>
              <table:table-cell office:value-type="float" office:value="84785.0284038353">
                <text:p>84785.02840383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.9983620643616">
                <text:p>61.9983620643616</text:p>
              </table:table-cell>
              <table:table-cell office:value-type="float" office:value="84794.9761506144">
                <text:p>84794.97615061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2.0148606300354">
                <text:p>62.0148606300354</text:p>
              </table:table-cell>
              <table:table-cell office:value-type="float" office:value="271538.756069364">
                <text:p>271538.7560693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.0312287807465">
                <text:p>62.0312287807465</text:p>
              </table:table-cell>
              <table:table-cell office:value-type="float" office:value="273702.269675032">
                <text:p>273702.2696750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2.0587627887726">
                <text:p>62.0587627887726</text:p>
              </table:table-cell>
              <table:table-cell office:value-type="float" office:value="162707.877318463">
                <text:p>162707.8773184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2.1054365634918">
                <text:p>62.1054365634918</text:p>
              </table:table-cell>
              <table:table-cell office:value-type="float" office:value="95985.3799472835">
                <text:p>95985.37994728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2.1521179676056">
                <text:p>62.1521179676056</text:p>
              </table:table-cell>
              <table:table-cell office:value-type="float" office:value="95969.6925371305">
                <text:p>95969.69253713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.1988086700439">
                <text:p>62.1988086700439</text:p>
              </table:table-cell>
              <table:table-cell office:value-type="float" office:value="95950.5804376133">
                <text:p>95950.58043761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.2454674243927">
                <text:p>62.2454674243927</text:p>
              </table:table-cell>
              <table:table-cell office:value-type="float" office:value="96016.2795284643">
                <text:p>96016.27952846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.2921109199524">
                <text:p>62.2921109199524</text:p>
              </table:table-cell>
              <table:table-cell office:value-type="float" office:value="96047.6899563988">
                <text:p>96047.68995639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.338850736618">
                <text:p>62.338850736618</text:p>
              </table:table-cell>
              <table:table-cell office:value-type="float" office:value="95849.7555103269">
                <text:p>95849.75551032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.3855090141296">
                <text:p>62.3855090141296</text:p>
              </table:table-cell>
              <table:table-cell office:value-type="float" office:value="96017.2607933612">
                <text:p>96017.26079336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.4322326183319">
                <text:p>62.4322326183319</text:p>
              </table:table-cell>
              <table:table-cell office:value-type="float" office:value="95883.0140886755">
                <text:p>95883.01408867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2.4789123535156">
                <text:p>62.4789123535156</text:p>
              </table:table-cell>
              <table:table-cell office:value-type="float" office:value="95973.123719923">
                <text:p>95973.1237199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2.5256037712097">
                <text:p>62.5256037712097</text:p>
              </table:table-cell>
              <table:table-cell office:value-type="float" office:value="95949.1105914072">
                <text:p>95949.11059140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2.5722272396088">
                <text:p>62.5722272396088</text:p>
              </table:table-cell>
              <table:table-cell office:value-type="float" office:value="96088.9473441982">
                <text:p>96088.94734419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2.6189460754395">
                <text:p>62.6189460754395</text:p>
              </table:table-cell>
              <table:table-cell office:value-type="float" office:value="95892.8004164264">
                <text:p>95892.80041642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2.665611743927">
                <text:p>62.665611743927</text:p>
              </table:table-cell>
              <table:table-cell office:value-type="float" office:value="96002.0534409646">
                <text:p>96002.05344096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2.7123341560364">
                <text:p>62.7123341560364</text:p>
              </table:table-cell>
              <table:table-cell office:value-type="float" office:value="95885.4604833442">
                <text:p>95885.46048334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.7590293884277">
                <text:p>62.7590293884277</text:p>
              </table:table-cell>
              <table:table-cell office:value-type="float" office:value="95941.2721721282">
                <text:p>95941.27217212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2.8056800365448">
                <text:p>62.8056800365448</text:p>
              </table:table-cell>
              <table:table-cell office:value-type="float" office:value="96032.9637598573">
                <text:p>96032.96375985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2.8523542881012">
                <text:p>62.8523542881012</text:p>
              </table:table-cell>
              <table:table-cell office:value-type="float" office:value="95984.3993338986">
                <text:p>95984.39933389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.8991198539734">
                <text:p>62.8991198539734</text:p>
              </table:table-cell>
              <table:table-cell office:value-type="float" office:value="95796.9804587329">
                <text:p>95796.98045873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.9457657337189">
                <text:p>62.9457657337189</text:p>
              </table:table-cell>
              <table:table-cell office:value-type="float" office:value="87810.5423747872">
                <text:p>87810.5423747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